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11000000DD000000DD6B0E808A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83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16"/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7252in" svg:height="8.1189in" svg:x="7.8154in" svg:y="0.0421in">
            <draw:object draw:notify-on-update-of-ranges="Sheet1.E11:Sheet1.E2049 Sheet1.H11:Sheet1.H2049 Sheet1.D11:Sheet1.D2049 Sheet1.G11:Sheet1.G20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5.9272in" svg:height="3.5291in" svg:x="10.9437in" svg:y="0.8933in">
            <draw:object draw:notify-on-update-of-ranges="Sheet1.A3:Sheet1.A2049 Sheet1.G3:Sheet1.G2049 Sheet1.A3:Sheet1.A2049 Sheet1.I3:Sheet1.I20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default-cell-style-name="ce4"/>
        <table:table-row table:style-name="ro1">
          <table:table-cell office:value-type="string">
            <text:p>x</text:p>
          </table:table-cell>
          <table:table-cell office:value-type="string">
            <text:p>r</text:p>
          </table:table-cell>
          <table:table-cell office:value-type="string">
            <text:p>sqrt base</text:p>
          </table:table-cell>
          <table:table-cell table:formula="of:=SQRT(SQRT(SQRT(SQRT(2))))" office:value-type="float" office:value="1.04427378242741">
            <text:p>1.0442737824</text:p>
          </table:table-cell>
          <table:table-cell table:style-name="ce2" office:value-type="string">
            <text:p>ln</text:p>
          </table:table-cell>
          <table:table-cell table:style-name="ce2"/>
          <table:table-cell office:value-type="string">
            <text:p>t</text:p>
          </table:table-cell>
          <table:table-cell office:value-type="string">
            <text:p>tcalc</text:p>
          </table:table-cell>
        </table:table-row>
        <table:table-row table:style-name="ro2">
          <table:table-cell table:number-columns-repeated="4"/>
          <table:table-cell table:style-name="ce2" table:number-columns-repeated="2"/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table:formula="of:=470000/(65536*2/[.A3]-1)" office:value-type="float" office:value="459.433040078201">
            <text:p>4.59E+2</text:p>
          </table:table-cell>
          <table:table-cell table:formula="of:=[.B3]/0.772" office:value-type="float" office:value="595.120518236012">
            <text:p>5.95E+2</text:p>
          </table:table-cell>
          <table:table-cell table:formula="of:=LOG([.A3];[.$D$1])" office:value-type="float" office:value="112">
            <text:p>112</text:p>
          </table:table-cell>
          <table:table-cell table:formula="of:=FLOOR([.D3];1)" office:value-type="float" office:value="112">
            <text:p>112</text:p>
          </table:table-cell>
          <table:table-cell table:formula="of:=[.E3]+([.C3]-POWER(2;[.E3]))/(POWER(2;[.E3]+1)-POWER(2;[.E3]))" office:value-type="float" office:value="111">
            <text:p>111</text:p>
          </table:table-cell>
          <table:table-cell table:formula="of:=3735/LN([.B3]/0.772)-273" office:value-type="float" office:value="311.620129497841">
            <text:p>312</text:p>
          </table:table-cell>
          <table:table-cell table:style-name="ce5" table:formula="of:=-33.91*LN([.A3])+389.7" office:value-type="float" office:value="225.167653750486">
            <text:p>225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table:formula="of:=470000/(65536*2/[.A4]-1)" office:value-type="float" office:value="919.765166340509">
            <text:p>9.20E+2</text:p>
          </table:table-cell>
          <table:table-cell table:formula="of:=[.B4]/0.772" office:value-type="float" office:value="1191.40565588149">
            <text:p>1.19E+3</text:p>
          </table:table-cell>
          <table:table-cell table:formula="of:=LOG([.A4];[.$D$1])" office:value-type="float" office:value="128">
            <text:p>128</text:p>
          </table:table-cell>
          <table:table-cell table:formula="of:=FLOOR([.D4];1)" office:value-type="float" office:value="128">
            <text:p>128</text:p>
          </table:table-cell>
          <table:table-cell table:formula="of:=[.E4]+([.C4]-POWER(2;[.E4]))/(POWER(2;[.E4]+1)-POWER(2;[.E4]))" office:value-type="float" office:value="127">
            <text:p>127</text:p>
          </table:table-cell>
          <table:table-cell table:formula="of:=3735/LN([.B4]/0.772)-273" office:value-type="float" office:value="254.32718820066">
            <text:p>254</text:p>
          </table:table-cell>
          <table:table-cell table:style-name="ce5" table:formula="of:=-33.91*LN([.A4])+389.7" office:value-type="float" office:value="201.663032857698">
            <text:p>202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table:formula="of:=470000/(65536*2/[.A5]-1)" office:value-type="float" office:value="1380.99902056807">
            <text:p>1.38E+3</text:p>
          </table:table-cell>
          <table:table-cell table:formula="of:=[.B5]/0.772" office:value-type="float" office:value="1788.85883493273">
            <text:p>1.79E+3</text:p>
          </table:table-cell>
          <table:table-cell table:formula="of:=LOG([.A5];[.$D$1])" office:value-type="float" office:value="137.359400011539">
            <text:p>137.3594000115</text:p>
          </table:table-cell>
          <table:table-cell table:formula="of:=FLOOR([.D5];1)" office:value-type="float" office:value="137">
            <text:p>137</text:p>
          </table:table-cell>
          <table:table-cell table:formula="of:=[.E5]+([.C5]-POWER(2;[.E5]))/(POWER(2;[.E5]+1)-POWER(2;[.E5]))" office:value-type="float" office:value="136">
            <text:p>136</text:p>
          </table:table-cell>
          <table:table-cell table:formula="of:=3735/LN([.B5]/0.772)-273" office:value-type="float" office:value="225.709286080611">
            <text:p>226</text:p>
          </table:table-cell>
          <table:table-cell table:style-name="ce5" table:formula="of:=-33.91*LN([.A5])+389.7" office:value-type="float" office:value="187.91371104175">
            <text:p>18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table:formula="of:=470000/(65536*2/[.A6]-1)" office:value-type="float" office:value="1843.13725490196">
            <text:p>1.84E+3</text:p>
          </table:table-cell>
          <table:table-cell table:formula="of:=[.B6]/0.772" office:value-type="float" office:value="2387.48349080565">
            <text:p>2.39E+3</text:p>
          </table:table-cell>
          <table:table-cell table:formula="of:=LOG([.A6];[.$D$1])" office:value-type="float" office:value="144">
            <text:p>144</text:p>
          </table:table-cell>
          <table:table-cell table:formula="of:=FLOOR([.D6];1)" office:value-type="float" office:value="144">
            <text:p>144</text:p>
          </table:table-cell>
          <table:table-cell table:formula="of:=[.E6]+([.C6]-POWER(2;[.E6]))/(POWER(2;[.E6]+1)-POWER(2;[.E6]))" office:value-type="float" office:value="143">
            <text:p>143</text:p>
          </table:table-cell>
          <table:table-cell table:formula="of:=3735/LN([.B6]/0.772)-273" office:value-type="float" office:value="207.200864666985">
            <text:p>207</text:p>
          </table:table-cell>
          <table:table-cell table:style-name="ce5" table:formula="of:=-33.91*LN([.A6])+389.7" office:value-type="float" office:value="178.15841196491">
            <text:p>178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table:formula="of:=470000/(65536*2/[.A7]-1)" office:value-type="float" office:value="2306.18253189401">
            <text:p>2.31E+3</text:p>
          </table:table-cell>
          <table:table-cell table:formula="of:=[.B7]/0.772" office:value-type="float" office:value="2987.28307240157">
            <text:p>2.99E+3</text:p>
          </table:table-cell>
          <table:table-cell table:formula="of:=LOG([.A7];[.$D$1])" office:value-type="float" office:value="149.150849518198">
            <text:p>149.1508495182</text:p>
          </table:table-cell>
          <table:table-cell table:formula="of:=FLOOR([.D7];1)" office:value-type="float" office:value="149">
            <text:p>149</text:p>
          </table:table-cell>
          <table:table-cell table:formula="of:=[.E7]+([.C7]-POWER(2;[.E7]))/(POWER(2;[.E7]+1)-POWER(2;[.E7]))" office:value-type="float" office:value="148">
            <text:p>148</text:p>
          </table:table-cell>
          <table:table-cell table:formula="of:=3735/LN([.B7]/0.772)-273" office:value-type="float" office:value="193.751335292366">
            <text:p>194</text:p>
          </table:table-cell>
          <table:table-cell table:style-name="ce5" table:formula="of:=-33.91*LN([.A7])+389.7" office:value-type="float" office:value="170.591614139845">
            <text:p>171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table:formula="of:=470000/(65536*2/[.A8]-1)" office:value-type="float" office:value="2770.13752455796">
            <text:p>2.77E+3</text:p>
          </table:table-cell>
          <table:table-cell table:formula="of:=[.B8]/0.772" office:value-type="float" office:value="3588.26104217352">
            <text:p>3.59E+3</text:p>
          </table:table-cell>
          <table:table-cell table:formula="of:=LOG([.A8];[.$D$1])" office:value-type="float" office:value="153.359400011539">
            <text:p>153.3594000115</text:p>
          </table:table-cell>
          <table:table-cell table:formula="of:=FLOOR([.D8];1)" office:value-type="float" office:value="153">
            <text:p>153</text:p>
          </table:table-cell>
          <table:table-cell table:formula="of:=[.E8]+([.C8]-POWER(2;[.E8]))/(POWER(2;[.E8]+1)-POWER(2;[.E8]))" office:value-type="float" office:value="152">
            <text:p>152</text:p>
          </table:table-cell>
          <table:table-cell table:formula="of:=3735/LN([.B8]/0.772)-273" office:value-type="float" office:value="183.298961155269">
            <text:p>183</text:p>
          </table:table-cell>
          <table:table-cell table:style-name="ce5" table:formula="of:=-33.91*LN([.A8])+389.7" office:value-type="float" office:value="164.409090148962">
            <text:p>164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table:formula="of:=470000/(65536*2/[.A9]-1)" office:value-type="float" office:value="3235.00491642085">
            <text:p>3.24E+3</text:p>
          </table:table-cell>
          <table:table-cell table:formula="of:=[.B9]/0.772" office:value-type="float" office:value="4190.42087619281">
            <text:p>4.19E+3</text:p>
          </table:table-cell>
          <table:table-cell table:formula="of:=LOG([.A9];[.$D$1])" office:value-type="float" office:value="156.917678752922">
            <text:p>156.9176787529</text:p>
          </table:table-cell>
          <table:table-cell table:formula="of:=FLOOR([.D9];1)" office:value-type="float" office:value="156">
            <text:p>156</text:p>
          </table:table-cell>
          <table:table-cell table:formula="of:=[.E9]+([.C9]-POWER(2;[.E9]))/(POWER(2;[.E9]+1)-POWER(2;[.E9]))" office:value-type="float" office:value="155">
            <text:p>155</text:p>
          </table:table-cell>
          <table:table-cell table:formula="of:=3735/LN([.B9]/0.772)-273" office:value-type="float" office:value="174.8118480296">
            <text:p>175</text:p>
          </table:table-cell>
          <table:table-cell table:style-name="ce5" table:formula="of:=-33.91*LN([.A9])+389.7" office:value-type="float" office:value="159.18184059602">
            <text:p>159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formula="of:=470000/(65536*2/[.A10]-1)" office:value-type="float" office:value="3700.7874015748">
            <text:p>3.70E+3</text:p>
          </table:table-cell>
          <table:table-cell table:formula="of:=[.B10]/0.772" office:value-type="float" office:value="4793.76606421607">
            <text:p>4.79E+3</text:p>
          </table:table-cell>
          <table:table-cell table:formula="of:=LOG([.A10];[.$D$1])" office:value-type="float" office:value="160">
            <text:p>160</text:p>
          </table:table-cell>
          <table:table-cell table:formula="of:=FLOOR([.D10];1)" office:value-type="float" office:value="160">
            <text:p>160</text:p>
          </table:table-cell>
          <table:table-cell table:formula="of:=[.E10]+([.C10]-POWER(2;[.E10]))/(POWER(2;[.E10]+1)-POWER(2;[.E10]))" office:value-type="float" office:value="159">
            <text:p>159</text:p>
          </table:table-cell>
          <table:table-cell table:formula="of:=3735/LN([.B10]/0.772)-273" office:value-type="float" office:value="167.704240524316">
            <text:p>168</text:p>
          </table:table-cell>
          <table:table-cell table:style-name="ce5" table:formula="of:=-33.91*LN([.A10])+389.7" office:value-type="float" office:value="154.653791072123">
            <text:p>155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table:formula="of:=470000/(65536*2/[.A11]-1)" office:value-type="float" office:value="4167.48768472906">
            <text:p>4.17E+3</text:p>
          </table:table-cell>
          <table:table-cell table:formula="of:=[.B11]/0.772" office:value-type="float" office:value="5398.30010975267">
            <text:p>5.40E+3</text:p>
          </table:table-cell>
          <table:table-cell table:formula="of:=LOG([.A11];[.$D$1])" office:value-type="float" office:value="162.718800023077">
            <text:p>162.7188000231</text:p>
          </table:table-cell>
          <table:table-cell table:formula="of:=FLOOR([.D11];1)" office:value-type="float" office:value="162">
            <text:p>162</text:p>
          </table:table-cell>
          <table:table-cell table:formula="of:=[.E11]+([.C11]-POWER(2;[.E11]))/(POWER(2;[.E11]+1)-POWER(2;[.E11]))" office:value-type="float" office:value="161">
            <text:p>161</text:p>
          </table:table-cell>
          <table:table-cell table:formula="of:=3735/LN([.B11]/0.772)-273" office:value-type="float" office:value="161.613661153168">
            <text:p>162</text:p>
          </table:table-cell>
          <table:table-cell table:style-name="ce5" table:formula="of:=-33.91*LN([.A11])+389.7" office:value-type="float" office:value="150.659768333015">
            <text:p>151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table:formula="of:=470000/(65536*2/[.A12]-1)" office:value-type="float" office:value="4635.10848126233">
            <text:p>4.64E+3</text:p>
          </table:table-cell>
          <table:table-cell table:formula="of:=[.B12]/0.772" office:value-type="float" office:value="6004.02653013255">
            <text:p>6.00E+3</text:p>
          </table:table-cell>
          <table:table-cell table:formula="of:=LOG([.A12];[.$D$1])" office:value-type="float" office:value="165.150849518198">
            <text:p>165.1508495182</text:p>
          </table:table-cell>
          <table:table-cell table:formula="of:=FLOOR([.D12];1)" office:value-type="float" office:value="165">
            <text:p>165</text:p>
          </table:table-cell>
          <table:table-cell table:formula="of:=[.E12]+([.C12]-POWER(2;[.E12]))/(POWER(2;[.E12]+1)-POWER(2;[.E12]))" office:value-type="float" office:value="164">
            <text:p>164</text:p>
          </table:table-cell>
          <table:table-cell table:formula="of:=3735/LN([.B12]/0.772)-273" office:value-type="float" office:value="156.301185835487">
            <text:p>156</text:p>
          </table:table-cell>
          <table:table-cell table:style-name="ce5" table:formula="of:=-33.91*LN([.A12])+389.7" office:value-type="float" office:value="147.086993247058">
            <text:p>147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table:formula="of:=470000/(65536*2/[.A13]-1)" office:value-type="float" office:value="5103.65251727542">
            <text:p>5.10E+3</text:p>
          </table:table-cell>
          <table:table-cell table:formula="of:=[.B13]/0.772" office:value-type="float" office:value="6610.94885657438">
            <text:p>6.61E+3</text:p>
          </table:table-cell>
          <table:table-cell table:formula="of:=LOG([.A13];[.$D$1])" office:value-type="float" office:value="167.350905898197">
            <text:p>167.3509058982</text:p>
          </table:table-cell>
          <table:table-cell table:formula="of:=FLOOR([.D13];1)" office:value-type="float" office:value="167">
            <text:p>167</text:p>
          </table:table-cell>
          <table:table-cell table:formula="of:=[.E13]+([.C13]-POWER(2;[.E13]))/(POWER(2;[.E13]+1)-POWER(2;[.E13]))" office:value-type="float" office:value="166">
            <text:p>166</text:p>
          </table:table-cell>
          <table:table-cell table:formula="of:=3735/LN([.B13]/0.772)-273" office:value-type="float" office:value="151.601539562134">
            <text:p>152</text:p>
          </table:table-cell>
          <table:table-cell table:style-name="ce5" table:formula="of:=-33.91*LN([.A13])+389.7" office:value-type="float" office:value="143.855025049893">
            <text:p>144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table:formula="of:=470000/(65536*2/[.A14]-1)" office:value-type="float" office:value="5573.12252964427">
            <text:p>5.57E+3</text:p>
          </table:table-cell>
          <table:table-cell table:formula="of:=[.B14]/0.772" office:value-type="float" office:value="7219.07063425423">
            <text:p>7.22E+3</text:p>
          </table:table-cell>
          <table:table-cell table:formula="of:=LOG([.A14];[.$D$1])" office:value-type="float" office:value="169.359400011539">
            <text:p>169.3594000115</text:p>
          </table:table-cell>
          <table:table-cell table:formula="of:=FLOOR([.D14];1)" office:value-type="float" office:value="169">
            <text:p>169</text:p>
          </table:table-cell>
          <table:table-cell table:formula="of:=[.E14]+([.C14]-POWER(2;[.E14]))/(POWER(2;[.E14]+1)-POWER(2;[.E14]))" office:value-type="float" office:value="168">
            <text:p>168</text:p>
          </table:table-cell>
          <table:table-cell table:formula="of:=3735/LN([.B14]/0.772)-273" office:value-type="float" office:value="147.395945324847">
            <text:p>147</text:p>
          </table:table-cell>
          <table:table-cell table:style-name="ce5" table:formula="of:=-33.91*LN([.A14])+389.7" office:value-type="float" office:value="140.904469256175">
            <text:p>141</text:p>
          </table:table-cell>
        </table:table-row>
        <table:table-row table:style-name="ro2">
          <table:table-cell office:value-type="float" office:value="1664">
            <text:p>1664</text:p>
          </table:table-cell>
          <table:table-cell table:formula="of:=470000/(65536*2/[.A15]-1)" office:value-type="float" office:value="6043.5212660732">
            <text:p>6.04E+3</text:p>
          </table:table-cell>
          <table:table-cell table:formula="of:=[.B15]/0.772" office:value-type="float" office:value="7828.39542237461">
            <text:p>7.83E+3</text:p>
          </table:table-cell>
          <table:table-cell table:formula="of:=LOG([.A15];[.$D$1])" office:value-type="float" office:value="171.207035490258">
            <text:p>171.2070354903</text:p>
          </table:table-cell>
          <table:table-cell table:formula="of:=FLOOR([.D15];1)" office:value-type="float" office:value="171">
            <text:p>171</text:p>
          </table:table-cell>
          <table:table-cell table:formula="of:=[.E15]+([.C15]-POWER(2;[.E15]))/(POWER(2;[.E15]+1)-POWER(2;[.E15]))" office:value-type="float" office:value="170">
            <text:p>170</text:p>
          </table:table-cell>
          <table:table-cell table:formula="of:=3735/LN([.B15]/0.772)-273" office:value-type="float" office:value="143.596358312519">
            <text:p>144</text:p>
          </table:table-cell>
          <table:table-cell table:style-name="ce5" table:formula="of:=-33.91*LN([.A15])+389.7" office:value-type="float" office:value="138.190221038965">
            <text:p>138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table:formula="of:=470000/(65536*2/[.A16]-1)" office:value-type="float" office:value="6514.85148514852">
            <text:p>6.51E+3</text:p>
          </table:table-cell>
          <table:table-cell table:formula="of:=[.B16]/0.772" office:value-type="float" office:value="8438.92679423383">
            <text:p>8.44E+3</text:p>
          </table:table-cell>
          <table:table-cell table:formula="of:=LOG([.A16];[.$D$1])" office:value-type="float" office:value="172.917678752922">
            <text:p>172.9176787529</text:p>
          </table:table-cell>
          <table:table-cell table:formula="of:=FLOOR([.D16];1)" office:value-type="float" office:value="172">
            <text:p>172</text:p>
          </table:table-cell>
          <table:table-cell table:formula="of:=[.E16]+([.C16]-POWER(2;[.E16]))/(POWER(2;[.E16]+1)-POWER(2;[.E16]))" office:value-type="float" office:value="171">
            <text:p>171</text:p>
          </table:table-cell>
          <table:table-cell table:formula="of:=3735/LN([.B16]/0.772)-273" office:value-type="float" office:value="140.135819981362">
            <text:p>140</text:p>
          </table:table-cell>
          <table:table-cell table:style-name="ce5" table:formula="of:=-33.91*LN([.A16])+389.7" office:value-type="float" office:value="135.677219703232">
            <text:p>136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table:formula="of:=470000/(65536*2/[.A17]-1)" office:value-type="float" office:value="6987.11595639247">
            <text:p>6.99E+3</text:p>
          </table:table-cell>
          <table:table-cell table:formula="of:=[.B17]/0.772" office:value-type="float" office:value="9050.66833729594">
            <text:p>9.05E+3</text:p>
          </table:table-cell>
          <table:table-cell table:formula="of:=LOG([.A17];[.$D$1])" office:value-type="float" office:value="174.510249529737">
            <text:p>174.5102495297</text:p>
          </table:table-cell>
          <table:table-cell table:formula="of:=FLOOR([.D17];1)" office:value-type="float" office:value="174">
            <text:p>174</text:p>
          </table:table-cell>
          <table:table-cell table:formula="of:=[.E17]+([.C17]-POWER(2;[.E17]))/(POWER(2;[.E17]+1)-POWER(2;[.E17]))" office:value-type="float" office:value="173">
            <text:p>173</text:p>
          </table:table-cell>
          <table:table-cell table:formula="of:=3735/LN([.B17]/0.772)-273" office:value-type="float" office:value="136.962297497265">
            <text:p>137</text:p>
          </table:table-cell>
          <table:table-cell table:style-name="ce5" table:formula="of:=-33.91*LN([.A17])+389.7" office:value-type="float" office:value="133.33767143111">
            <text:p>133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table:formula="of:=470000/(65536*2/[.A18]-1)" office:value-type="float" office:value="7460.31746031746">
            <text:p>7.46E+3</text:p>
          </table:table-cell>
          <table:table-cell table:formula="of:=[.B18]/0.772" office:value-type="float" office:value="9663.62365326096">
            <text:p>9.66E+3</text:p>
          </table:table-cell>
          <table:table-cell table:formula="of:=LOG([.A18];[.$D$1])" office:value-type="float" office:value="176">
            <text:p>176</text:p>
          </table:table-cell>
          <table:table-cell table:formula="of:=FLOOR([.D18];1)" office:value-type="float" office:value="176">
            <text:p>176</text:p>
          </table:table-cell>
          <table:table-cell table:formula="of:=[.E18]+([.C18]-POWER(2;[.E18]))/(POWER(2;[.E18]+1)-POWER(2;[.E18]))" office:value-type="float" office:value="175">
            <text:p>175</text:p>
          </table:table-cell>
          <table:table-cell table:formula="of:=3735/LN([.B18]/0.772)-273" office:value-type="float" office:value="134.034605206537">
            <text:p>134</text:p>
          </table:table-cell>
          <table:table-cell table:style-name="ce5" table:formula="of:=-33.91*LN([.A18])+389.7" office:value-type="float" office:value="131.149170179335">
            <text:p>131</text:p>
          </table:table-cell>
        </table:table-row>
        <table:table-row table:style-name="ro2">
          <table:table-cell office:value-type="float" office:value="2176">
            <text:p>2176</text:p>
          </table:table-cell>
          <table:table-cell table:formula="of:=470000/(65536*2/[.A19]-1)" office:value-type="float" office:value="7934.45878848064">
            <text:p>7.93E+3</text:p>
          </table:table-cell>
          <table:table-cell table:formula="of:=[.B19]/0.772" office:value-type="float" office:value="10277.7963581355">
            <text:p>1.03E+4</text:p>
          </table:table-cell>
          <table:table-cell table:formula="of:=LOG([.A19];[.$D$1])" office:value-type="float" office:value="177.399405460006">
            <text:p>177.39940546</text:p>
          </table:table-cell>
          <table:table-cell table:formula="of:=FLOOR([.D19];1)" office:value-type="float" office:value="177">
            <text:p>177</text:p>
          </table:table-cell>
          <table:table-cell table:formula="of:=[.E19]+([.C19]-POWER(2;[.E19]))/(POWER(2;[.E19]+1)-POWER(2;[.E19]))" office:value-type="float" office:value="176">
            <text:p>176</text:p>
          </table:table-cell>
          <table:table-cell table:formula="of:=3735/LN([.B19]/0.772)-273" office:value-type="float" office:value="131.319620753857">
            <text:p>131</text:p>
          </table:table-cell>
          <table:table-cell table:style-name="ce5" table:formula="of:=-33.91*LN([.A19])+389.7" office:value-type="float" office:value="129.09338925354">
            <text:p>129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table:formula="of:=470000/(65536*2/[.A20]-1)" office:value-type="float" office:value="8409.54274353877">
            <text:p>8.41E+3</text:p>
          </table:table-cell>
          <table:table-cell table:formula="of:=[.B20]/0.772" office:value-type="float" office:value="10893.1900823041">
            <text:p>1.09E+4</text:p>
          </table:table-cell>
          <table:table-cell table:formula="of:=LOG([.A20];[.$D$1])" office:value-type="float" office:value="178.718800023077">
            <text:p>178.7188000231</text:p>
          </table:table-cell>
          <table:table-cell table:formula="of:=FLOOR([.D20];1)" office:value-type="float" office:value="178">
            <text:p>178</text:p>
          </table:table-cell>
          <table:table-cell table:formula="of:=[.E20]+([.C20]-POWER(2;[.E20]))/(POWER(2;[.E20]+1)-POWER(2;[.E20]))" office:value-type="float" office:value="177">
            <text:p>177</text:p>
          </table:table-cell>
          <table:table-cell table:formula="of:=3735/LN([.B20]/0.772)-273" office:value-type="float" office:value="128.790334274636">
            <text:p>129</text:p>
          </table:table-cell>
          <table:table-cell table:style-name="ce5" table:formula="of:=-33.91*LN([.A20])+389.7" office:value-type="float" office:value="127.155147440227">
            <text:p>127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table:formula="of:=470000/(65536*2/[.A21]-1)" office:value-type="float" office:value="8885.57213930348">
            <text:p>8.89E+3</text:p>
          </table:table-cell>
          <table:table-cell table:formula="of:=[.B21]/0.772" office:value-type="float" office:value="11509.8084706004">
            <text:p>1.15E+4</text:p>
          </table:table-cell>
          <table:table-cell table:formula="of:=LOG([.A21];[.$D$1])" office:value-type="float" office:value="179.966840215098">
            <text:p>179.9668402151</text:p>
          </table:table-cell>
          <table:table-cell table:formula="of:=FLOOR([.D21];1)" office:value-type="float" office:value="179">
            <text:p>179</text:p>
          </table:table-cell>
          <table:table-cell table:formula="of:=[.E21]+([.C21]-POWER(2;[.E21]))/(POWER(2;[.E21]+1)-POWER(2;[.E21]))" office:value-type="float" office:value="178">
            <text:p>178</text:p>
          </table:table-cell>
          <table:table-cell table:formula="of:=3735/LN([.B21]/0.772)-273" office:value-type="float" office:value="126.424449737319">
            <text:p>126</text:p>
          </table:table-cell>
          <table:table-cell table:style-name="ce5" table:formula="of:=-33.91*LN([.A21])+389.7" office:value-type="float" office:value="125.321727966952">
            <text:p>125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table:formula="of:=470000/(65536*2/[.A22]-1)" office:value-type="float" office:value="9362.54980079681">
            <text:p>9.36E+3</text:p>
          </table:table-cell>
          <table:table-cell table:formula="of:=[.B22]/0.772" office:value-type="float" office:value="12127.6551823793">
            <text:p>1.21E+4</text:p>
          </table:table-cell>
          <table:table-cell table:formula="of:=LOG([.A22];[.$D$1])" office:value-type="float" office:value="181.150849518198">
            <text:p>181.1508495182</text:p>
          </table:table-cell>
          <table:table-cell table:formula="of:=FLOOR([.D22];1)" office:value-type="float" office:value="181">
            <text:p>181</text:p>
          </table:table-cell>
          <table:table-cell table:formula="of:=[.E22]+([.C22]-POWER(2;[.E22]))/(POWER(2;[.E22]+1)-POWER(2;[.E22]))" office:value-type="float" office:value="180">
            <text:p>180</text:p>
          </table:table-cell>
          <table:table-cell table:formula="of:=3735/LN([.B22]/0.772)-273" office:value-type="float" office:value="124.203361809538">
            <text:p>124</text:p>
          </table:table-cell>
          <table:table-cell table:style-name="ce5" table:formula="of:=-33.91*LN([.A22])+389.7" office:value-type="float" office:value="123.58237235427">
            <text:p>124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table:formula="of:=470000/(65536*2/[.A23]-1)" office:value-type="float" office:value="9840.47856430708">
            <text:p>9.84E+3</text:p>
          </table:table-cell>
          <table:table-cell table:formula="of:=[.B23]/0.772" office:value-type="float" office:value="12746.7338915895">
            <text:p>1.27E+4</text:p>
          </table:table-cell>
          <table:table-cell table:formula="of:=LOG([.A23];[.$D$1])" office:value-type="float" office:value="182.277078764461">
            <text:p>182.2770787645</text:p>
          </table:table-cell>
          <table:table-cell table:formula="of:=FLOOR([.D23];1)" office:value-type="float" office:value="182">
            <text:p>182</text:p>
          </table:table-cell>
          <table:table-cell table:formula="of:=[.E23]+([.C23]-POWER(2;[.E23]))/(POWER(2;[.E23]+1)-POWER(2;[.E23]))" office:value-type="float" office:value="181">
            <text:p>181</text:p>
          </table:table-cell>
          <table:table-cell table:formula="of:=3735/LN([.B23]/0.772)-273" office:value-type="float" office:value="122.111393993326">
            <text:p>122</text:p>
          </table:table-cell>
          <table:table-cell table:style-name="ce5" table:formula="of:=-33.91*LN([.A23])+389.7" office:value-type="float" office:value="121.927897887285">
            <text:p>122</text:p>
          </table:table-cell>
        </table:table-row>
        <table:table-row table:style-name="ro2">
          <table:table-cell office:value-type="float" office:value="2816">
            <text:p>2816</text:p>
          </table:table-cell>
          <table:table-cell table:formula="of:=470000/(65536*2/[.A24]-1)" office:value-type="float" office:value="10319.3612774451">
            <text:p>1.03E+4</text:p>
          </table:table-cell>
          <table:table-cell table:formula="of:=[.B24]/0.772" office:value-type="float" office:value="13367.048286846">
            <text:p>1.34E+4</text:p>
          </table:table-cell>
          <table:table-cell table:formula="of:=LOG([.A24];[.$D$1])" office:value-type="float" office:value="183.350905898197">
            <text:p>183.3509058982</text:p>
          </table:table-cell>
          <table:table-cell table:formula="of:=FLOOR([.D24];1)" office:value-type="float" office:value="183">
            <text:p>183</text:p>
          </table:table-cell>
          <table:table-cell table:formula="of:=[.E24]+([.C24]-POWER(2;[.E24]))/(POWER(2;[.E24]+1)-POWER(2;[.E24]))" office:value-type="float" office:value="182">
            <text:p>182</text:p>
          </table:table-cell>
          <table:table-cell table:formula="of:=3735/LN([.B24]/0.772)-273" office:value-type="float" office:value="120.135222241353">
            <text:p>120</text:p>
          </table:table-cell>
          <table:table-cell table:style-name="ce5" table:formula="of:=-33.91*LN([.A24])+389.7" office:value-type="float" office:value="120.350404157105">
            <text:p>120</text:p>
          </table:table-cell>
        </table:table-row>
        <table:table-row table:style-name="ro2">
          <table:table-cell office:value-type="float" office:value="2944">
            <text:p>2944</text:p>
          </table:table-cell>
          <table:table-cell table:formula="of:=470000/(65536*2/[.A25]-1)" office:value-type="float" office:value="10799.2007992008">
            <text:p>1.08E+4</text:p>
          </table:table-cell>
          <table:table-cell table:formula="of:=[.B25]/0.772" office:value-type="float" office:value="13988.6020715036">
            <text:p>1.40E+4</text:p>
          </table:table-cell>
          <table:table-cell table:formula="of:=LOG([.A25];[.$D$1])" office:value-type="float" office:value="184.376991296913">
            <text:p>184.3769912969</text:p>
          </table:table-cell>
          <table:table-cell table:formula="of:=FLOOR([.D25];1)" office:value-type="float" office:value="184">
            <text:p>184</text:p>
          </table:table-cell>
          <table:table-cell table:formula="of:=[.E25]+([.C25]-POWER(2;[.E25]))/(POWER(2;[.E25]+1)-POWER(2;[.E25]))" office:value-type="float" office:value="183">
            <text:p>183</text:p>
          </table:table-cell>
          <table:table-cell table:formula="of:=3735/LN([.B25]/0.772)-273" office:value-type="float" office:value="118.263432646185">
            <text:p>118</text:p>
          </table:table-cell>
          <table:table-cell table:style-name="ce5" table:formula="of:=-33.91*LN([.A25])+389.7" office:value-type="float" office:value="118.843044888328">
            <text:p>119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table:formula="of:=470000/(65536*2/[.A26]-1)" office:value-type="float" office:value="11280">
            <text:p>1.13E+4</text:p>
          </table:table-cell>
          <table:table-cell table:formula="of:=[.B26]/0.772" office:value-type="float" office:value="14611.3989637306">
            <text:p>1.46E+4</text:p>
          </table:table-cell>
          <table:table-cell table:formula="of:=LOG([.A26];[.$D$1])" office:value-type="float" office:value="185.359400011539">
            <text:p>185.3594000115</text:p>
          </table:table-cell>
          <table:table-cell table:formula="of:=FLOOR([.D26];1)" office:value-type="float" office:value="185">
            <text:p>185</text:p>
          </table:table-cell>
          <table:table-cell table:formula="of:=[.E26]+([.C26]-POWER(2;[.E26]))/(POWER(2;[.E26]+1)-POWER(2;[.E26]))" office:value-type="float" office:value="184">
            <text:p>184</text:p>
          </table:table-cell>
          <table:table-cell table:formula="of:=3735/LN([.B26]/0.772)-273" office:value-type="float" office:value="116.486177627063">
            <text:p>116</text:p>
          </table:table-cell>
          <table:table-cell table:style-name="ce5" table:formula="of:=-33.91*LN([.A26])+389.7" office:value-type="float" office:value="117.399848363387">
            <text:p>117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table:formula="of:=470000/(65536*2/[.A27]-1)" office:value-type="float" office:value="11761.7617617618">
            <text:p>1.18E+4</text:p>
          </table:table-cell>
          <table:table-cell table:formula="of:=[.B27]/0.772" office:value-type="float" office:value="15235.4426965826">
            <text:p>1.52E+4</text:p>
          </table:table-cell>
          <table:table-cell table:formula="of:=LOG([.A27];[.$D$1])" office:value-type="float" office:value="186.301699036396">
            <text:p>186.3016990364</text:p>
          </table:table-cell>
          <table:table-cell table:formula="of:=FLOOR([.D27];1)" office:value-type="float" office:value="186">
            <text:p>186</text:p>
          </table:table-cell>
          <table:table-cell table:formula="of:=[.E27]+([.C27]-POWER(2;[.E27]))/(POWER(2;[.E27]+1)-POWER(2;[.E27]))" office:value-type="float" office:value="185">
            <text:p>185</text:p>
          </table:table-cell>
          <table:table-cell table:formula="of:=3735/LN([.B27]/0.772)-273" office:value-type="float" office:value="114.794905547238">
            <text:p>115</text:p>
          </table:table-cell>
          <table:table-cell table:formula="of:=FLOOR(-38.4*[.D27]/LOG(EXP(1);[.$D$1])+431.5;1)" office:value-type="float" office:value="121">
            <text:p>121</text:p>
          </table:table-cell>
        </table:table-row>
        <table:table-row table:style-name="ro2">
          <table:table-cell office:value-type="float" office:value="3328">
            <text:p>3328</text:p>
          </table:table-cell>
          <table:table-cell table:formula="of:=470000/(65536*2/[.A28]-1)" office:value-type="float" office:value="12244.4889779559">
            <text:p>1.22E+4</text:p>
          </table:table-cell>
          <table:table-cell table:formula="of:=[.B28]/0.772" office:value-type="float" office:value="15860.7370180776">
            <text:p>1.59E+4</text:p>
          </table:table-cell>
          <table:table-cell table:formula="of:=LOG([.A28];[.$D$1])" office:value-type="float" office:value="187.207035490258">
            <text:p>187.2070354903</text:p>
          </table:table-cell>
          <table:table-cell table:formula="of:=FLOOR([.D28];1)" office:value-type="float" office:value="187">
            <text:p>187</text:p>
          </table:table-cell>
          <table:table-cell table:formula="of:=[.E28]+([.C28]-POWER(2;[.E28]))/(POWER(2;[.E28]+1)-POWER(2;[.E28]))" office:value-type="float" office:value="186">
            <text:p>186</text:p>
          </table:table-cell>
          <table:table-cell table:formula="of:=3735/LN([.B28]/0.772)-273" office:value-type="float" office:value="113.182145808522">
            <text:p>113</text:p>
          </table:table-cell>
          <table:table-cell table:formula="of:=FLOOR(-38.4*[.D28]/LOG(EXP(1);[.$D$1])+431.5;1)" office:value-type="float" office:value="120">
            <text:p>120</text:p>
          </table:table-cell>
        </table:table-row>
        <table:table-row table:style-name="ro2">
          <table:table-cell office:value-type="float" office:value="3456">
            <text:p>3456</text:p>
          </table:table-cell>
          <table:table-cell table:formula="of:=470000/(65536*2/[.A29]-1)" office:value-type="float" office:value="12728.184553661">
            <text:p>1.27E+4</text:p>
          </table:table-cell>
          <table:table-cell table:formula="of:=[.B29]/0.772" office:value-type="float" office:value="16487.2856912707">
            <text:p>1.65E+4</text:p>
          </table:table-cell>
          <table:table-cell table:formula="of:=LOG([.A29];[.$D$1])" office:value-type="float" office:value="188.078200034616">
            <text:p>188.0782000346</text:p>
          </table:table-cell>
          <table:table-cell table:formula="of:=FLOOR([.D29];1)" office:value-type="float" office:value="188">
            <text:p>188</text:p>
          </table:table-cell>
          <table:table-cell table:formula="of:=[.E29]+([.C29]-POWER(2;[.E29]))/(POWER(2;[.E29]+1)-POWER(2;[.E29]))" office:value-type="float" office:value="187">
            <text:p>187</text:p>
          </table:table-cell>
          <table:table-cell table:formula="of:=3735/LN([.B29]/0.772)-273" office:value-type="float" office:value="111.64133637205">
            <text:p>112</text:p>
          </table:table-cell>
          <table:table-cell table:formula="of:=FLOOR(-38.4*[.D29]/LOG(EXP(1);[.$D$1])+431.5;1)" office:value-type="float" office:value="118">
            <text:p>118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table:formula="of:=470000/(65536*2/[.A30]-1)" office:value-type="float" office:value="13212.8514056225">
            <text:p>1.32E+4</text:p>
          </table:table-cell>
          <table:table-cell table:formula="of:=[.B30]/0.772" office:value-type="float" office:value="17115.0924943296">
            <text:p>1.71E+4</text:p>
          </table:table-cell>
          <table:table-cell table:formula="of:=LOG([.A30];[.$D$1])" office:value-type="float" office:value="188.917678752922">
            <text:p>188.9176787529</text:p>
          </table:table-cell>
          <table:table-cell table:formula="of:=FLOOR([.D30];1)" office:value-type="float" office:value="188">
            <text:p>188</text:p>
          </table:table-cell>
          <table:table-cell table:formula="of:=[.E30]+([.C30]-POWER(2;[.E30]))/(POWER(2;[.E30]+1)-POWER(2;[.E30]))" office:value-type="float" office:value="187">
            <text:p>187</text:p>
          </table:table-cell>
          <table:table-cell table:formula="of:=3735/LN([.B30]/0.772)-273" office:value-type="float" office:value="110.166684088125">
            <text:p>110</text:p>
          </table:table-cell>
          <table:table-cell table:formula="of:=FLOOR(-38.4*[.D30]/LOG(EXP(1);[.$D$1])+431.5;1)" office:value-type="float" office:value="117">
            <text:p>117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table:formula="of:=470000/(65536*2/[.A31]-1)" office:value-type="float" office:value="13698.4924623116">
            <text:p>1.37E+4</text:p>
          </table:table-cell>
          <table:table-cell table:formula="of:=[.B31]/0.772" office:value-type="float" office:value="17744.1612206108">
            <text:p>1.77E+4</text:p>
          </table:table-cell>
          <table:table-cell table:formula="of:=LOG([.A31];[.$D$1])" office:value-type="float" office:value="189.727695922042">
            <text:p>189.727695922</text:p>
          </table:table-cell>
          <table:table-cell table:formula="of:=FLOOR([.D31];1)" office:value-type="float" office:value="189">
            <text:p>189</text:p>
          </table:table-cell>
          <table:table-cell table:formula="of:=[.E31]+([.C31]-POWER(2;[.E31]))/(POWER(2;[.E31]+1)-POWER(2;[.E31]))" office:value-type="float" office:value="188">
            <text:p>188</text:p>
          </table:table-cell>
          <table:table-cell table:formula="of:=3735/LN([.B31]/0.772)-273" office:value-type="float" office:value="108.753050659537">
            <text:p>109</text:p>
          </table:table-cell>
          <table:table-cell table:formula="of:=FLOOR(-38.4*[.D31]/LOG(EXP(1);[.$D$1])+431.5;1)" office:value-type="float" office:value="115">
            <text:p>115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table:formula="of:=470000/(65536*2/[.A32]-1)" office:value-type="float" office:value="14185.1106639839">
            <text:p>1.42E+4</text:p>
          </table:table-cell>
          <table:table-cell table:formula="of:=[.B32]/0.772" office:value-type="float" office:value="18374.4956787356">
            <text:p>1.84E+4</text:p>
          </table:table-cell>
          <table:table-cell table:formula="of:=LOG([.A32];[.$D$1])" office:value-type="float" office:value="190.510249529737">
            <text:p>190.5102495297</text:p>
          </table:table-cell>
          <table:table-cell table:formula="of:=FLOOR([.D32];1)" office:value-type="float" office:value="190">
            <text:p>190</text:p>
          </table:table-cell>
          <table:table-cell table:formula="of:=[.E32]+([.C32]-POWER(2;[.E32]))/(POWER(2;[.E32]+1)-POWER(2;[.E32]))" office:value-type="float" office:value="189">
            <text:p>189</text:p>
          </table:table-cell>
          <table:table-cell table:formula="of:=3735/LN([.B32]/0.772)-273" office:value-type="float" office:value="107.395858822494">
            <text:p>107</text:p>
          </table:table-cell>
          <table:table-cell table:formula="of:=FLOOR(-38.4*[.D32]/LOG(EXP(1);[.$D$1])+431.5;1)" office:value-type="float" office:value="114">
            <text:p>114</text:p>
          </table:table-cell>
        </table:table-row>
        <table:table-row table:style-name="ro2">
          <table:table-cell office:value-type="float" office:value="3968">
            <text:p>3968</text:p>
          </table:table-cell>
          <table:table-cell table:formula="of:=470000/(65536*2/[.A33]-1)" office:value-type="float" office:value="14672.7089627392">
            <text:p>1.47E+4</text:p>
          </table:table-cell>
          <table:table-cell table:formula="of:=[.B33]/0.772" office:value-type="float" office:value="19006.0996926673">
            <text:p>1.90E+4</text:p>
          </table:table-cell>
          <table:table-cell table:formula="of:=LOG([.A33];[.$D$1])" office:value-type="float" office:value="191.26714096619">
            <text:p>191.2671409662</text:p>
          </table:table-cell>
          <table:table-cell table:formula="of:=FLOOR([.D33];1)" office:value-type="float" office:value="191">
            <text:p>191</text:p>
          </table:table-cell>
          <table:table-cell table:formula="of:=[.E33]+([.C33]-POWER(2;[.E33]))/(POWER(2;[.E33]+1)-POWER(2;[.E33]))" office:value-type="float" office:value="190">
            <text:p>190</text:p>
          </table:table-cell>
          <table:table-cell table:formula="of:=3735/LN([.B33]/0.772)-273" office:value-type="float" office:value="106.091014613954">
            <text:p>106</text:p>
          </table:table-cell>
          <table:table-cell table:formula="of:=FLOOR(-38.4*[.D33]/LOG(EXP(1);[.$D$1])+431.5;1)" office:value-type="float" office:value="113">
            <text:p>113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table:formula="of:=470000/(65536*2/[.A34]-1)" office:value-type="float" office:value="15161.2903225806">
            <text:p>1.52E+4</text:p>
          </table:table-cell>
          <table:table-cell table:formula="of:=[.B34]/0.772" office:value-type="float" office:value="19638.9771017884">
            <text:p>1.96E+4</text:p>
          </table:table-cell>
          <table:table-cell table:formula="of:=LOG([.A34];[.$D$1])" office:value-type="float" office:value="192">
            <text:p>192</text:p>
          </table:table-cell>
          <table:table-cell table:formula="of:=FLOOR([.D34];1)" office:value-type="float" office:value="192">
            <text:p>192</text:p>
          </table:table-cell>
          <table:table-cell table:formula="of:=[.E34]+([.C34]-POWER(2;[.E34]))/(POWER(2;[.E34]+1)-POWER(2;[.E34]))" office:value-type="float" office:value="191">
            <text:p>191</text:p>
          </table:table-cell>
          <table:table-cell table:formula="of:=3735/LN([.B34]/0.772)-273" office:value-type="float" office:value="104.834842542848">
            <text:p>105</text:p>
          </table:table-cell>
          <table:table-cell table:formula="of:=FLOOR(-38.4*[.D34]/LOG(EXP(1);[.$D$1])+431.5;1)" office:value-type="float" office:value="112">
            <text:p>112</text:p>
          </table:table-cell>
        </table:table-row>
        <table:table-row table:style-name="ro2">
          <table:table-cell office:value-type="float" office:value="4224">
            <text:p>4224</text:p>
          </table:table-cell>
          <table:table-cell table:formula="of:=470000/(65536*2/[.A35]-1)" office:value-type="float" office:value="15650.8577194753">
            <text:p>1.57E+4</text:p>
          </table:table-cell>
          <table:table-cell table:formula="of:=[.B35]/0.772" office:value-type="float" office:value="20273.1317609783">
            <text:p>2.03E+4</text:p>
          </table:table-cell>
          <table:table-cell table:formula="of:=LOG([.A35];[.$D$1])" office:value-type="float" office:value="192.710305909736">
            <text:p>192.7103059097</text:p>
          </table:table-cell>
          <table:table-cell table:formula="of:=FLOOR([.D35];1)" office:value-type="float" office:value="192">
            <text:p>192</text:p>
          </table:table-cell>
          <table:table-cell table:formula="of:=[.E35]+([.C35]-POWER(2;[.E35]))/(POWER(2;[.E35]+1)-POWER(2;[.E35]))" office:value-type="float" office:value="191">
            <text:p>191</text:p>
          </table:table-cell>
          <table:table-cell table:formula="of:=3735/LN([.B35]/0.772)-273" office:value-type="float" office:value="103.624031191055">
            <text:p>104</text:p>
          </table:table-cell>
          <table:table-cell table:formula="of:=FLOOR(-38.4*[.D35]/LOG(EXP(1);[.$D$1])+431.5;1)" office:value-type="float" office:value="110">
            <text:p>110</text:p>
          </table:table-cell>
        </table:table-row>
        <table:table-row table:style-name="ro2">
          <table:table-cell office:value-type="float" office:value="4352">
            <text:p>4352</text:p>
          </table:table-cell>
          <table:table-cell table:formula="of:=470000/(65536*2/[.A36]-1)" office:value-type="float" office:value="16141.4141414141">
            <text:p>1.61E+4</text:p>
          </table:table-cell>
          <table:table-cell table:formula="of:=[.B36]/0.772" office:value-type="float" office:value="20908.5675406919">
            <text:p>2.09E+4</text:p>
          </table:table-cell>
          <table:table-cell table:formula="of:=LOG([.A36];[.$D$1])" office:value-type="float" office:value="193.399405460006">
            <text:p>193.39940546</text:p>
          </table:table-cell>
          <table:table-cell table:formula="of:=FLOOR([.D36];1)" office:value-type="float" office:value="193">
            <text:p>193</text:p>
          </table:table-cell>
          <table:table-cell table:formula="of:=[.E36]+([.C36]-POWER(2;[.E36]))/(POWER(2;[.E36]+1)-POWER(2;[.E36]))" office:value-type="float" office:value="192">
            <text:p>192</text:p>
          </table:table-cell>
          <table:table-cell table:formula="of:=3735/LN([.B36]/0.772)-273" office:value-type="float" office:value="102.455587304171">
            <text:p>102</text:p>
          </table:table-cell>
          <table:table-cell table:formula="of:=FLOOR(-38.4*[.D36]/LOG(EXP(1);[.$D$1])+431.5;1)" office:value-type="float" office:value="109">
            <text:p>109</text:p>
          </table:table-cell>
        </table:table-row>
        <table:table-row table:style-name="ro2">
          <table:table-cell office:value-type="float" office:value="4480">
            <text:p>4480</text:p>
          </table:table-cell>
          <table:table-cell table:formula="of:=470000/(65536*2/[.A37]-1)" office:value-type="float" office:value="16632.9625884732">
            <text:p>1.66E+4</text:p>
          </table:table-cell>
          <table:table-cell table:formula="of:=[.B37]/0.772" office:value-type="float" office:value="21545.2883270378">
            <text:p>2.15E+4</text:p>
          </table:table-cell>
          <table:table-cell table:formula="of:=LOG([.A37];[.$D$1])" office:value-type="float" office:value="194.06852827112">
            <text:p>194.0685282711</text:p>
          </table:table-cell>
          <table:table-cell table:formula="of:=FLOOR([.D37];1)" office:value-type="float" office:value="194">
            <text:p>194</text:p>
          </table:table-cell>
          <table:table-cell table:formula="of:=[.E37]+([.C37]-POWER(2;[.E37]))/(POWER(2;[.E37]+1)-POWER(2;[.E37]))" office:value-type="float" office:value="193">
            <text:p>193</text:p>
          </table:table-cell>
          <table:table-cell table:formula="of:=3735/LN([.B37]/0.772)-273" office:value-type="float" office:value="101.326796838838">
            <text:p>101</text:p>
          </table:table-cell>
          <table:table-cell table:formula="of:=FLOOR(-38.4*[.D37]/LOG(EXP(1);[.$D$1])+431.5;1)" office:value-type="float" office:value="108">
            <text:p>108</text:p>
          </table:table-cell>
        </table:table-row>
        <table:table-row table:style-name="ro2">
          <table:table-cell office:value-type="float" office:value="4608">
            <text:p>4608</text:p>
          </table:table-cell>
          <table:table-cell table:formula="of:=470000/(65536*2/[.A38]-1)" office:value-type="float" office:value="17125.5060728745">
            <text:p>1.71E+4</text:p>
          </table:table-cell>
          <table:table-cell table:formula="of:=[.B38]/0.772" office:value-type="float" office:value="22183.2980218581">
            <text:p>2.22E+4</text:p>
          </table:table-cell>
          <table:table-cell table:formula="of:=LOG([.A38];[.$D$1])" office:value-type="float" office:value="194.718800023077">
            <text:p>194.7188000231</text:p>
          </table:table-cell>
          <table:table-cell table:formula="of:=FLOOR([.D38];1)" office:value-type="float" office:value="194">
            <text:p>194</text:p>
          </table:table-cell>
          <table:table-cell table:formula="of:=[.E38]+([.C38]-POWER(2;[.E38]))/(POWER(2;[.E38]+1)-POWER(2;[.E38]))" office:value-type="float" office:value="193">
            <text:p>193</text:p>
          </table:table-cell>
          <table:table-cell table:formula="of:=3735/LN([.B38]/0.772)-273" office:value-type="float" office:value="100.235191745765">
            <text:p>100</text:p>
          </table:table-cell>
          <table:table-cell table:formula="of:=FLOOR(-38.4*[.D38]/LOG(EXP(1);[.$D$1])+431.5;1)" office:value-type="float" office:value="107">
            <text:p>107</text:p>
          </table:table-cell>
        </table:table-row>
        <table:table-row table:style-name="ro2">
          <table:table-cell office:value-type="float" office:value="4736">
            <text:p>4736</text:p>
          </table:table-cell>
          <table:table-cell table:formula="of:=470000/(65536*2/[.A39]-1)" office:value-type="float" office:value="17619.0476190476">
            <text:p>1.76E+4</text:p>
          </table:table-cell>
          <table:table-cell table:formula="of:=[.B39]/0.772" office:value-type="float" office:value="22822.6005428078">
            <text:p>2.28E+4</text:p>
          </table:table-cell>
          <table:table-cell table:formula="of:=LOG([.A39];[.$D$1])" office:value-type="float" office:value="195.351253850064">
            <text:p>195.3512538501</text:p>
          </table:table-cell>
          <table:table-cell table:formula="of:=FLOOR([.D39];1)" office:value-type="float" office:value="195">
            <text:p>195</text:p>
          </table:table-cell>
          <table:table-cell table:formula="of:=[.E39]+([.C39]-POWER(2;[.E39]))/(POWER(2;[.E39]+1)-POWER(2;[.E39]))" office:value-type="float" office:value="194">
            <text:p>194</text:p>
          </table:table-cell>
          <table:table-cell table:formula="of:=3735/LN([.B39]/0.772)-273" office:value-type="float" office:value="99.1785215094666">
            <text:p>99</text:p>
          </table:table-cell>
          <table:table-cell table:formula="of:=FLOOR(-38.4*[.D39]/LOG(EXP(1);[.$D$1])+431.5;1)" office:value-type="float" office:value="106">
            <text:p>106</text:p>
          </table:table-cell>
        </table:table-row>
        <table:table-row table:style-name="ro2">
          <table:table-cell office:value-type="float" office:value="4864">
            <text:p>4864</text:p>
          </table:table-cell>
          <table:table-cell table:formula="of:=470000/(65536*2/[.A40]-1)" office:value-type="float" office:value="18113.5902636917">
            <text:p>1.81E+4</text:p>
          </table:table-cell>
          <table:table-cell table:formula="of:=[.B40]/0.772" office:value-type="float" office:value="23463.1998234348">
            <text:p>2.35E+4</text:p>
          </table:table-cell>
          <table:table-cell table:formula="of:=LOG([.A40];[.$D$1])" office:value-type="float" office:value="195.966840215098">
            <text:p>195.9668402151</text:p>
          </table:table-cell>
          <table:table-cell table:formula="of:=FLOOR([.D40];1)" office:value-type="float" office:value="195">
            <text:p>195</text:p>
          </table:table-cell>
          <table:table-cell table:formula="of:=[.E40]+([.C40]-POWER(2;[.E40]))/(POWER(2;[.E40]+1)-POWER(2;[.E40]))" office:value-type="float" office:value="194">
            <text:p>194</text:p>
          </table:table-cell>
          <table:table-cell table:formula="of:=3735/LN([.B40]/0.772)-273" office:value-type="float" office:value="98.1547286545522">
            <text:p>98</text:p>
          </table:table-cell>
          <table:table-cell table:formula="of:=FLOOR(-38.4*[.D40]/LOG(EXP(1);[.$D$1])+431.5;1)" office:value-type="float" office:value="105">
            <text:p>105</text:p>
          </table:table-cell>
        </table:table-row>
        <table:table-row table:style-name="ro2">
          <table:table-cell office:value-type="float" office:value="4992">
            <text:p>4992</text:p>
          </table:table-cell>
          <table:table-cell table:formula="of:=470000/(65536*2/[.A41]-1)" office:value-type="float" office:value="18609.1370558376">
            <text:p>1.86E+4</text:p>
          </table:table-cell>
          <table:table-cell table:formula="of:=[.B41]/0.772" office:value-type="float" office:value="24105.0998132611">
            <text:p>2.41E+4</text:p>
          </table:table-cell>
          <table:table-cell table:formula="of:=LOG([.A41];[.$D$1])" office:value-type="float" office:value="196.566435501796">
            <text:p>196.5664355018</text:p>
          </table:table-cell>
          <table:table-cell table:formula="of:=FLOOR([.D41];1)" office:value-type="float" office:value="196">
            <text:p>196</text:p>
          </table:table-cell>
          <table:table-cell table:formula="of:=[.E41]+([.C41]-POWER(2;[.E41]))/(POWER(2;[.E41]+1)-POWER(2;[.E41]))" office:value-type="float" office:value="195">
            <text:p>195</text:p>
          </table:table-cell>
          <table:table-cell table:formula="of:=3735/LN([.B41]/0.772)-273" office:value-type="float" office:value="97.161927576797">
            <text:p>97</text:p>
          </table:table-cell>
          <table:table-cell table:formula="of:=FLOOR(-38.4*[.D41]/LOG(EXP(1);[.$D$1])+431.5;1)" office:value-type="float" office:value="104">
            <text:p>104</text:p>
          </table:table-cell>
        </table:table-row>
        <table:table-row table:style-name="ro2">
          <table:table-cell office:value-type="float" office:value="5120">
            <text:p>5120</text:p>
          </table:table-cell>
          <table:table-cell table:formula="of:=470000/(65536*2/[.A42]-1)" office:value-type="float" office:value="19105.6910569106">
            <text:p>1.91E+4</text:p>
          </table:table-cell>
          <table:table-cell table:formula="of:=[.B42]/0.772" office:value-type="float" office:value="24748.3044778634">
            <text:p>2.47E+4</text:p>
          </table:table-cell>
          <table:table-cell table:formula="of:=LOG([.A42];[.$D$1])" office:value-type="float" office:value="197.150849518198">
            <text:p>197.1508495182</text:p>
          </table:table-cell>
          <table:table-cell table:formula="of:=FLOOR([.D42];1)" office:value-type="float" office:value="197">
            <text:p>197</text:p>
          </table:table-cell>
          <table:table-cell table:formula="of:=[.E42]+([.C42]-POWER(2;[.E42]))/(POWER(2;[.E42]+1)-POWER(2;[.E42]))" office:value-type="float" office:value="196">
            <text:p>196</text:p>
          </table:table-cell>
          <table:table-cell table:formula="of:=3735/LN([.B42]/0.772)-273" office:value-type="float" office:value="96.1983861747239">
            <text:p>96</text:p>
          </table:table-cell>
          <table:table-cell table:formula="of:=FLOOR(-38.4*[.D42]/LOG(EXP(1);[.$D$1])+431.5;1)" office:value-type="float" office:value="103">
            <text:p>103</text:p>
          </table:table-cell>
        </table:table-row>
        <table:table-row table:style-name="ro2">
          <table:table-cell office:value-type="float" office:value="5248">
            <text:p>5248</text:p>
          </table:table-cell>
          <table:table-cell table:formula="of:=470000/(65536*2/[.A43]-1)" office:value-type="float" office:value="19603.2553407935">
            <text:p>1.96E+4</text:p>
          </table:table-cell>
          <table:table-cell table:formula="of:=[.B43]/0.772" office:value-type="float" office:value="25392.8177989553">
            <text:p>2.54E+4</text:p>
          </table:table-cell>
          <table:table-cell table:formula="of:=LOG([.A43];[.$D$1])" office:value-type="float" office:value="197.72083207389">
            <text:p>197.7208320739</text:p>
          </table:table-cell>
          <table:table-cell table:formula="of:=FLOOR([.D43];1)" office:value-type="float" office:value="197">
            <text:p>197</text:p>
          </table:table-cell>
          <table:table-cell table:formula="of:=[.E43]+([.C43]-POWER(2;[.E43]))/(POWER(2;[.E43]+1)-POWER(2;[.E43]))" office:value-type="float" office:value="196">
            <text:p>196</text:p>
          </table:table-cell>
          <table:table-cell table:formula="of:=3735/LN([.B43]/0.772)-273" office:value-type="float" office:value="95.2625098510183">
            <text:p>95</text:p>
          </table:table-cell>
          <table:table-cell table:formula="of:=FLOOR(-38.4*[.D43]/LOG(EXP(1);[.$D$1])+431.5;1)" office:value-type="float" office:value="102">
            <text:p>102</text:p>
          </table:table-cell>
        </table:table-row>
        <table:table-row table:style-name="ro2">
          <table:table-cell office:value-type="float" office:value="5376">
            <text:p>5376</text:p>
          </table:table-cell>
          <table:table-cell table:formula="of:=470000/(65536*2/[.A44]-1)" office:value-type="float" office:value="20101.83299389">
            <text:p>2.01E+4</text:p>
          </table:table-cell>
          <table:table-cell table:formula="of:=[.B44]/0.772" office:value-type="float" office:value="26038.6437744689">
            <text:p>2.60E+4</text:p>
          </table:table-cell>
          <table:table-cell table:formula="of:=LOG([.A44];[.$D$1])" office:value-type="float" office:value="198.277078764461">
            <text:p>198.2770787645</text:p>
          </table:table-cell>
          <table:table-cell table:formula="of:=FLOOR([.D44];1)" office:value-type="float" office:value="198">
            <text:p>198</text:p>
          </table:table-cell>
          <table:table-cell table:formula="of:=[.E44]+([.C44]-POWER(2;[.E44]))/(POWER(2;[.E44]+1)-POWER(2;[.E44]))" office:value-type="float" office:value="197">
            <text:p>197</text:p>
          </table:table-cell>
          <table:table-cell table:formula="of:=3735/LN([.B44]/0.772)-273" office:value-type="float" office:value="94.3528275281379">
            <text:p>94</text:p>
          </table:table-cell>
          <table:table-cell table:formula="of:=FLOOR(-38.4*[.D44]/LOG(EXP(1);[.$D$1])+431.5;1)" office:value-type="float" office:value="101">
            <text:p>101</text:p>
          </table:table-cell>
        </table:table-row>
        <table:table-row table:style-name="ro2">
          <table:table-cell office:value-type="float" office:value="5504">
            <text:p>5504</text:p>
          </table:table-cell>
          <table:table-cell table:formula="of:=470000/(65536*2/[.A45]-1)" office:value-type="float" office:value="20601.4271151886">
            <text:p>2.06E+4</text:p>
          </table:table-cell>
          <table:table-cell table:formula="of:=[.B45]/0.772" office:value-type="float" office:value="26685.7864186381">
            <text:p>2.67E+4</text:p>
          </table:table-cell>
          <table:table-cell table:formula="of:=LOG([.A45];[.$D$1])" office:value-type="float" office:value="198.820236075234">
            <text:p>198.8202360752</text:p>
          </table:table-cell>
          <table:table-cell table:formula="of:=FLOOR([.D45];1)" office:value-type="float" office:value="198">
            <text:p>198</text:p>
          </table:table-cell>
          <table:table-cell table:formula="of:=[.E45]+([.C45]-POWER(2;[.E45]))/(POWER(2;[.E45]+1)-POWER(2;[.E45]))" office:value-type="float" office:value="197">
            <text:p>197</text:p>
          </table:table-cell>
          <table:table-cell table:formula="of:=3735/LN([.B45]/0.772)-273" office:value-type="float" office:value="93.4679793829741">
            <text:p>93</text:p>
          </table:table-cell>
          <table:table-cell table:formula="of:=FLOOR(-38.4*[.D45]/LOG(EXP(1);[.$D$1])+431.5;1)" office:value-type="float" office:value="100">
            <text:p>100</text:p>
          </table:table-cell>
        </table:table-row>
        <table:table-row table:style-name="ro2">
          <table:table-cell office:value-type="float" office:value="5632">
            <text:p>5632</text:p>
          </table:table-cell>
          <table:table-cell table:formula="of:=470000/(65536*2/[.A46]-1)" office:value-type="float" office:value="21102.0408163265">
            <text:p>2.11E+4</text:p>
          </table:table-cell>
          <table:table-cell table:formula="of:=[.B46]/0.772" office:value-type="float" office:value="27334.249762081">
            <text:p>2.73E+4</text:p>
          </table:table-cell>
          <table:table-cell table:formula="of:=LOG([.A46];[.$D$1])" office:value-type="float" office:value="199.350905898197">
            <text:p>199.3509058982</text:p>
          </table:table-cell>
          <table:table-cell table:formula="of:=FLOOR([.D46];1)" office:value-type="float" office:value="199">
            <text:p>199</text:p>
          </table:table-cell>
          <table:table-cell table:formula="of:=[.E46]+([.C46]-POWER(2;[.E46]))/(POWER(2;[.E46]+1)-POWER(2;[.E46]))" office:value-type="float" office:value="198">
            <text:p>198</text:p>
          </table:table-cell>
          <table:table-cell table:formula="of:=3735/LN([.B46]/0.772)-273" office:value-type="float" office:value="92.6067060544805">
            <text:p>93</text:p>
          </table:table-cell>
          <table:table-cell table:formula="of:=FLOOR(-38.4*[.D46]/LOG(EXP(1);[.$D$1])+431.5;1)" office:value-type="float" office:value="99">
            <text:p>99</text:p>
          </table:table-cell>
        </table:table-row>
        <table:table-row table:style-name="ro2">
          <table:table-cell office:value-type="float" office:value="5760">
            <text:p>5760</text:p>
          </table:table-cell>
          <table:table-cell table:formula="of:=470000/(65536*2/[.A47]-1)" office:value-type="float" office:value="21603.6772216547">
            <text:p>2.16E+4</text:p>
          </table:table-cell>
          <table:table-cell table:formula="of:=[.B47]/0.772" office:value-type="float" office:value="27984.0378518844">
            <text:p>2.80E+4</text:p>
          </table:table-cell>
          <table:table-cell table:formula="of:=LOG([.A47];[.$D$1])" office:value-type="float" office:value="199.869649541275">
            <text:p>199.8696495413</text:p>
          </table:table-cell>
          <table:table-cell table:formula="of:=FLOOR([.D47];1)" office:value-type="float" office:value="199">
            <text:p>199</text:p>
          </table:table-cell>
          <table:table-cell table:formula="of:=[.E47]+([.C47]-POWER(2;[.E47]))/(POWER(2;[.E47]+1)-POWER(2;[.E47]))" office:value-type="float" office:value="198">
            <text:p>198</text:p>
          </table:table-cell>
          <table:table-cell table:formula="of:=3735/LN([.B47]/0.772)-273" office:value-type="float" office:value="91.767839118156">
            <text:p>92</text:p>
          </table:table-cell>
          <table:table-cell table:formula="of:=FLOOR(-38.4*[.D47]/LOG(EXP(1);[.$D$1])+431.5;1)" office:value-type="float" office:value="99">
            <text:p>99</text:p>
          </table:table-cell>
        </table:table-row>
        <table:table-row table:style-name="ro2">
          <table:table-cell office:value-type="float" office:value="5888">
            <text:p>5888</text:p>
          </table:table-cell>
          <table:table-cell table:formula="of:=470000/(65536*2/[.A48]-1)" office:value-type="float" office:value="22106.3394683027">
            <text:p>2.21E+4</text:p>
          </table:table-cell>
          <table:table-cell table:formula="of:=[.B48]/0.772" office:value-type="float" office:value="28635.1547516874">
            <text:p>2.86E+4</text:p>
          </table:table-cell>
          <table:table-cell table:formula="of:=LOG([.A48];[.$D$1])" office:value-type="float" office:value="200.376991296913">
            <text:p>200.3769912969</text:p>
          </table:table-cell>
          <table:table-cell table:formula="of:=FLOOR([.D48];1)" office:value-type="float" office:value="200">
            <text:p>200</text:p>
          </table:table-cell>
          <table:table-cell table:formula="of:=[.E48]+([.C48]-POWER(2;[.E48]))/(POWER(2;[.E48]+1)-POWER(2;[.E48]))" office:value-type="float" office:value="199">
            <text:p>199</text:p>
          </table:table-cell>
          <table:table-cell table:formula="of:=3735/LN([.B48]/0.772)-273" office:value-type="float" office:value="90.9502926540212">
            <text:p>91</text:p>
          </table:table-cell>
          <table:table-cell table:formula="of:=FLOOR(-38.4*[.D48]/LOG(EXP(1);[.$D$1])+431.5;1)" office:value-type="float" office:value="98">
            <text:p>98</text:p>
          </table:table-cell>
        </table:table-row>
        <table:table-row table:style-name="ro2">
          <table:table-cell office:value-type="float" office:value="6016">
            <text:p>6016</text:p>
          </table:table-cell>
          <table:table-cell table:formula="of:=470000/(65536*2/[.A49]-1)" office:value-type="float" office:value="22610.0307062436">
            <text:p>2.26E+4</text:p>
          </table:table-cell>
          <table:table-cell table:formula="of:=[.B49]/0.772" office:value-type="float" office:value="29287.6045417663">
            <text:p>2.93E+4</text:p>
          </table:table-cell>
          <table:table-cell table:formula="of:=LOG([.A49];[.$D$1])" office:value-type="float" office:value="200.873421626843">
            <text:p>200.8734216268</text:p>
          </table:table-cell>
          <table:table-cell table:formula="of:=FLOOR([.D49];1)" office:value-type="float" office:value="200">
            <text:p>200</text:p>
          </table:table-cell>
          <table:table-cell table:formula="of:=[.E49]+([.C49]-POWER(2;[.E49]))/(POWER(2;[.E49]+1)-POWER(2;[.E49]))" office:value-type="float" office:value="199">
            <text:p>199</text:p>
          </table:table-cell>
          <table:table-cell table:formula="of:=3735/LN([.B49]/0.772)-273" office:value-type="float" office:value="90.1530557616751">
            <text:p>90</text:p>
          </table:table-cell>
          <table:table-cell table:formula="of:=FLOOR(-38.4*[.D49]/LOG(EXP(1);[.$D$1])+431.5;1)" office:value-type="float" office:value="97">
            <text:p>97</text:p>
          </table:table-cell>
        </table:table-row>
        <table:table-row table:style-name="ro2">
          <table:table-cell office:value-type="float" office:value="6144">
            <text:p>6144</text:p>
          </table:table-cell>
          <table:table-cell table:formula="of:=470000/(65536*2/[.A50]-1)" office:value-type="float" office:value="23114.7540983607">
            <text:p>2.31E+4</text:p>
          </table:table-cell>
          <table:table-cell table:formula="of:=[.B50]/0.772" office:value-type="float" office:value="29941.39131912">
            <text:p>2.99E+4</text:p>
          </table:table-cell>
          <table:table-cell table:formula="of:=LOG([.A50];[.$D$1])" office:value-type="float" office:value="201.359400011539">
            <text:p>201.3594000115</text:p>
          </table:table-cell>
          <table:table-cell table:formula="of:=FLOOR([.D50];1)" office:value-type="float" office:value="201">
            <text:p>201</text:p>
          </table:table-cell>
          <table:table-cell table:formula="of:=[.E50]+([.C50]-POWER(2;[.E50]))/(POWER(2;[.E50]+1)-POWER(2;[.E50]))" office:value-type="float" office:value="200">
            <text:p>200</text:p>
          </table:table-cell>
          <table:table-cell table:formula="of:=3735/LN([.B50]/0.772)-273" office:value-type="float" office:value="89.3751858982979">
            <text:p>89</text:p>
          </table:table-cell>
          <table:table-cell table:formula="of:=FLOOR(-38.4*[.D50]/LOG(EXP(1);[.$D$1])+431.5;1)" office:value-type="float" office:value="96">
            <text:p>96</text:p>
          </table:table-cell>
        </table:table-row>
        <table:table-row table:style-name="ro2">
          <table:table-cell office:value-type="float" office:value="6272">
            <text:p>6272</text:p>
          </table:table-cell>
          <table:table-cell table:formula="of:=470000/(65536*2/[.A51]-1)" office:value-type="float" office:value="23620.5128205128">
            <text:p>2.36E+4</text:p>
          </table:table-cell>
          <table:table-cell table:formula="of:=[.B51]/0.772" office:value-type="float" office:value="30596.5191975555">
            <text:p>3.06E+4</text:p>
          </table:table-cell>
          <table:table-cell table:formula="of:=LOG([.A51];[.$D$1])" office:value-type="float" office:value="201.835357505844">
            <text:p>201.8353575058</text:p>
          </table:table-cell>
          <table:table-cell table:formula="of:=FLOOR([.D51];1)" office:value-type="float" office:value="201">
            <text:p>201</text:p>
          </table:table-cell>
          <table:table-cell table:formula="of:=[.E51]+([.C51]-POWER(2;[.E51]))/(POWER(2;[.E51]+1)-POWER(2;[.E51]))" office:value-type="float" office:value="200">
            <text:p>200</text:p>
          </table:table-cell>
          <table:table-cell table:formula="of:=3735/LN([.B51]/0.772)-273" office:value-type="float" office:value="88.6158029339698">
            <text:p>89</text:p>
          </table:table-cell>
          <table:table-cell table:formula="of:=FLOOR(-38.4*[.D51]/LOG(EXP(1);[.$D$1])+431.5;1)" office:value-type="float" office:value="95">
            <text:p>95</text:p>
          </table:table-cell>
        </table:table-row>
        <table:table-row table:style-name="ro2">
          <table:table-cell office:value-type="float" office:value="6400">
            <text:p>6400</text:p>
          </table:table-cell>
          <table:table-cell table:formula="of:=470000/(65536*2/[.A52]-1)" office:value-type="float" office:value="24127.3100616016">
            <text:p>2.41E+4</text:p>
          </table:table-cell>
          <table:table-cell table:formula="of:=[.B52]/0.772" office:value-type="float" office:value="31252.9923077741">
            <text:p>3.13E+4</text:p>
          </table:table-cell>
          <table:table-cell table:formula="of:=LOG([.A52];[.$D$1])" office:value-type="float" office:value="202.301699036396">
            <text:p>202.3016990364</text:p>
          </table:table-cell>
          <table:table-cell table:formula="of:=FLOOR([.D52];1)" office:value-type="float" office:value="202">
            <text:p>202</text:p>
          </table:table-cell>
          <table:table-cell table:formula="of:=[.E52]+([.C52]-POWER(2;[.E52]))/(POWER(2;[.E52]+1)-POWER(2;[.E52]))" office:value-type="float" office:value="201">
            <text:p>201</text:p>
          </table:table-cell>
          <table:table-cell table:formula="of:=3735/LN([.B52]/0.772)-273" office:value-type="float" office:value="87.8740838340944">
            <text:p>88</text:p>
          </table:table-cell>
          <table:table-cell table:formula="of:=FLOOR(-38.4*[.D52]/LOG(EXP(1);[.$D$1])+431.5;1)" office:value-type="float" office:value="94">
            <text:p>94</text:p>
          </table:table-cell>
        </table:table-row>
        <table:table-row table:style-name="ro2">
          <table:table-cell office:value-type="float" office:value="6528">
            <text:p>6528</text:p>
          </table:table-cell>
          <table:table-cell table:formula="of:=470000/(65536*2/[.A53]-1)" office:value-type="float" office:value="24635.1490236382">
            <text:p>2.46E+4</text:p>
          </table:table-cell>
          <table:table-cell table:formula="of:=[.B53]/0.772" office:value-type="float" office:value="31910.8147974588">
            <text:p>3.19E+4</text:p>
          </table:table-cell>
          <table:table-cell table:formula="of:=LOG([.A53];[.$D$1])" office:value-type="float" office:value="202.758805471544">
            <text:p>202.7588054715</text:p>
          </table:table-cell>
          <table:table-cell table:formula="of:=FLOOR([.D53];1)" office:value-type="float" office:value="202">
            <text:p>202</text:p>
          </table:table-cell>
          <table:table-cell table:formula="of:=[.E53]+([.C53]-POWER(2;[.E53]))/(POWER(2;[.E53]+1)-POWER(2;[.E53]))" office:value-type="float" office:value="201">
            <text:p>201</text:p>
          </table:table-cell>
          <table:table-cell table:formula="of:=3735/LN([.B53]/0.772)-273" office:value-type="float" office:value="87.1492578916291">
            <text:p>87</text:p>
          </table:table-cell>
          <table:table-cell table:formula="of:=FLOOR(-38.4*[.D53]/LOG(EXP(1);[.$D$1])+431.5;1)" office:value-type="float" office:value="94">
            <text:p>94</text:p>
          </table:table-cell>
        </table:table-row>
        <table:table-row table:style-name="ro2">
          <table:table-cell office:value-type="float" office:value="6656">
            <text:p>6656</text:p>
          </table:table-cell>
          <table:table-cell table:formula="of:=470000/(65536*2/[.A54]-1)" office:value-type="float" office:value="25144.0329218107">
            <text:p>2.51E+4</text:p>
          </table:table-cell>
          <table:table-cell table:formula="of:=[.B54]/0.772" office:value-type="float" office:value="32569.990831361">
            <text:p>3.26E+4</text:p>
          </table:table-cell>
          <table:table-cell table:formula="of:=LOG([.A54];[.$D$1])" office:value-type="float" office:value="203.207035490258">
            <text:p>203.2070354903</text:p>
          </table:table-cell>
          <table:table-cell table:formula="of:=FLOOR([.D54];1)" office:value-type="float" office:value="203">
            <text:p>203</text:p>
          </table:table-cell>
          <table:table-cell table:formula="of:=[.E54]+([.C54]-POWER(2;[.E54]))/(POWER(2;[.E54]+1)-POWER(2;[.E54]))" office:value-type="float" office:value="202">
            <text:p>202</text:p>
          </table:table-cell>
          <table:table-cell table:formula="of:=3735/LN([.B54]/0.772)-273" office:value-type="float" office:value="86.4406024426722">
            <text:p>86</text:p>
          </table:table-cell>
          <table:table-cell table:formula="of:=FLOOR(-38.4*[.D54]/LOG(EXP(1);[.$D$1])+431.5;1)" office:value-type="float" office:value="93">
            <text:p>93</text:p>
          </table:table-cell>
        </table:table-row>
        <table:table-row table:style-name="ro2">
          <table:table-cell office:value-type="float" office:value="6784">
            <text:p>6784</text:p>
          </table:table-cell>
          <table:table-cell table:formula="of:=470000/(65536*2/[.A55]-1)" office:value-type="float" office:value="25653.964984552">
            <text:p>2.57E+4</text:p>
          </table:table-cell>
          <table:table-cell table:formula="of:=[.B55]/0.772" office:value-type="float" office:value="33230.5245913886">
            <text:p>3.32E+4</text:p>
          </table:table-cell>
          <table:table-cell table:formula="of:=LOG([.A55];[.$D$1])" office:value-type="float" office:value="203.646727273012">
            <text:p>203.646727273</text:p>
          </table:table-cell>
          <table:table-cell table:formula="of:=FLOOR([.D55];1)" office:value-type="float" office:value="203">
            <text:p>203</text:p>
          </table:table-cell>
          <table:table-cell table:formula="of:=[.E55]+([.C55]-POWER(2;[.E55]))/(POWER(2;[.E55]+1)-POWER(2;[.E55]))" office:value-type="float" office:value="202">
            <text:p>202</text:p>
          </table:table-cell>
          <table:table-cell table:formula="of:=3735/LN([.B55]/0.772)-273" office:value-type="float" office:value="85.7474390081009">
            <text:p>86</text:p>
          </table:table-cell>
          <table:table-cell table:formula="of:=FLOOR(-38.4*[.D55]/LOG(EXP(1);[.$D$1])+431.5;1)" office:value-type="float" office:value="92">
            <text:p>92</text:p>
          </table:table-cell>
        </table:table-row>
        <table:table-row table:style-name="ro2">
          <table:table-cell office:value-type="float" office:value="6912">
            <text:p>6912</text:p>
          </table:table-cell>
          <table:table-cell table:formula="of:=470000/(65536*2/[.A56]-1)" office:value-type="float" office:value="26164.9484536082">
            <text:p>2.62E+4</text:p>
          </table:table-cell>
          <table:table-cell table:formula="of:=[.B56]/0.772" office:value-type="float" office:value="33892.4202766946">
            <text:p>3.39E+4</text:p>
          </table:table-cell>
          <table:table-cell table:formula="of:=LOG([.A56];[.$D$1])" office:value-type="float" office:value="204.078200034616">
            <text:p>204.0782000346</text:p>
          </table:table-cell>
          <table:table-cell table:formula="of:=FLOOR([.D56];1)" office:value-type="float" office:value="204">
            <text:p>204</text:p>
          </table:table-cell>
          <table:table-cell table:formula="of:=[.E56]+([.C56]-POWER(2;[.E56]))/(POWER(2;[.E56]+1)-POWER(2;[.E56]))" office:value-type="float" office:value="203">
            <text:p>203</text:p>
          </table:table-cell>
          <table:table-cell table:formula="of:=3735/LN([.B56]/0.772)-273" office:value-type="float" office:value="85.0691298116977">
            <text:p>85</text:p>
          </table:table-cell>
          <table:table-cell table:formula="of:=FLOOR(-38.4*[.D56]/LOG(EXP(1);[.$D$1])+431.5;1)" office:value-type="float" office:value="92">
            <text:p>92</text:p>
          </table:table-cell>
        </table:table-row>
        <table:table-row table:style-name="ro2">
          <table:table-cell office:value-type="float" office:value="7040">
            <text:p>7040</text:p>
          </table:table-cell>
          <table:table-cell table:formula="of:=470000/(65536*2/[.A57]-1)" office:value-type="float" office:value="26676.9865841073">
            <text:p>2.67E+4</text:p>
          </table:table-cell>
          <table:table-cell table:formula="of:=[.B57]/0.772" office:value-type="float" office:value="34555.682103766">
            <text:p>3.46E+4</text:p>
          </table:table-cell>
          <table:table-cell table:formula="of:=LOG([.A57];[.$D$1])" office:value-type="float" office:value="204.501755416395">
            <text:p>204.5017554164</text:p>
          </table:table-cell>
          <table:table-cell table:formula="of:=FLOOR([.D57];1)" office:value-type="float" office:value="204">
            <text:p>204</text:p>
          </table:table-cell>
          <table:table-cell table:formula="of:=[.E57]+([.C57]-POWER(2;[.E57]))/(POWER(2;[.E57]+1)-POWER(2;[.E57]))" office:value-type="float" office:value="203">
            <text:p>203</text:p>
          </table:table-cell>
          <table:table-cell table:formula="of:=3735/LN([.B57]/0.772)-273" office:value-type="float" office:value="84.4050746317748">
            <text:p>84</text:p>
          </table:table-cell>
          <table:table-cell table:formula="of:=FLOOR(-38.4*[.D57]/LOG(EXP(1);[.$D$1])+431.5;1)" office:value-type="float" office:value="91">
            <text:p>91</text:p>
          </table:table-cell>
        </table:table-row>
        <table:table-row table:style-name="ro2">
          <table:table-cell office:value-type="float" office:value="7168">
            <text:p>7168</text:p>
          </table:table-cell>
          <table:table-cell table:formula="of:=470000/(65536*2/[.A58]-1)" office:value-type="float" office:value="27190.0826446281">
            <text:p>2.72E+4</text:p>
          </table:table-cell>
          <table:table-cell table:formula="of:=[.B58]/0.772" office:value-type="float" office:value="35220.3143065131">
            <text:p>3.52E+4</text:p>
          </table:table-cell>
          <table:table-cell table:formula="of:=LOG([.A58];[.$D$1])" office:value-type="float" office:value="204.917678752922">
            <text:p>204.9176787529</text:p>
          </table:table-cell>
          <table:table-cell table:formula="of:=FLOOR([.D58];1)" office:value-type="float" office:value="204">
            <text:p>204</text:p>
          </table:table-cell>
          <table:table-cell table:formula="of:=[.E58]+([.C58]-POWER(2;[.E58]))/(POWER(2;[.E58]+1)-POWER(2;[.E58]))" office:value-type="float" office:value="203">
            <text:p>203</text:p>
          </table:table-cell>
          <table:table-cell table:formula="of:=3735/LN([.B58]/0.772)-273" office:value-type="float" office:value="83.7547079488971">
            <text:p>84</text:p>
          </table:table-cell>
          <table:table-cell table:formula="of:=FLOOR(-38.4*[.D58]/LOG(EXP(1);[.$D$1])+431.5;1)" office:value-type="float" office:value="90">
            <text:p>90</text:p>
          </table:table-cell>
        </table:table-row>
        <table:table-row table:style-name="ro2">
          <table:table-cell office:value-type="float" office:value="7296">
            <text:p>7296</text:p>
          </table:table-cell>
          <table:table-cell table:formula="of:=470000/(65536*2/[.A59]-1)" office:value-type="float" office:value="27704.2399172699">
            <text:p>2.77E+4</text:p>
          </table:table-cell>
          <table:table-cell table:formula="of:=[.B59]/0.772" office:value-type="float" office:value="35886.32113636">
            <text:p>3.59E+4</text:p>
          </table:table-cell>
          <table:table-cell table:formula="of:=LOG([.A59];[.$D$1])" office:value-type="float" office:value="205.326240226636">
            <text:p>205.3262402266</text:p>
          </table:table-cell>
          <table:table-cell table:formula="of:=FLOOR([.D59];1)" office:value-type="float" office:value="205">
            <text:p>205</text:p>
          </table:table-cell>
          <table:table-cell table:formula="of:=[.E59]+([.C59]-POWER(2;[.E59]))/(POWER(2;[.E59]+1)-POWER(2;[.E59]))" office:value-type="float" office:value="204">
            <text:p>204</text:p>
          </table:table-cell>
          <table:table-cell table:formula="of:=3735/LN([.B59]/0.772)-273" office:value-type="float" office:value="83.1174963570977">
            <text:p>83</text:p>
          </table:table-cell>
          <table:table-cell table:formula="of:=FLOOR(-38.4*[.D59]/LOG(EXP(1);[.$D$1])+431.5;1)" office:value-type="float" office:value="89">
            <text:p>89</text:p>
          </table:table-cell>
        </table:table-row>
        <table:table-row table:style-name="ro2">
          <table:table-cell office:value-type="float" office:value="7424">
            <text:p>7424</text:p>
          </table:table-cell>
          <table:table-cell table:formula="of:=470000/(65536*2/[.A60]-1)" office:value-type="float" office:value="28219.4616977226">
            <text:p>2.82E+4</text:p>
          </table:table-cell>
          <table:table-cell table:formula="of:=[.B60]/0.772" office:value-type="float" office:value="36553.7068623349">
            <text:p>3.66E+4</text:p>
          </table:table-cell>
          <table:table-cell table:formula="of:=LOG([.A60];[.$D$1])" office:value-type="float" office:value="205.727695922042">
            <text:p>205.727695922</text:p>
          </table:table-cell>
          <table:table-cell table:formula="of:=FLOOR([.D60];1)" office:value-type="float" office:value="205">
            <text:p>205</text:p>
          </table:table-cell>
          <table:table-cell table:formula="of:=[.E60]+([.C60]-POWER(2;[.E60]))/(POWER(2;[.E60]+1)-POWER(2;[.E60]))" office:value-type="float" office:value="204">
            <text:p>204</text:p>
          </table:table-cell>
          <table:table-cell table:formula="of:=3735/LN([.B60]/0.772)-273" office:value-type="float" office:value="82.4929362100668">
            <text:p>82</text:p>
          </table:table-cell>
          <table:table-cell table:formula="of:=FLOOR(-38.4*[.D60]/LOG(EXP(1);[.$D$1])+431.5;1)" office:value-type="float" office:value="89">
            <text:p>89</text:p>
          </table:table-cell>
        </table:table-row>
        <table:table-row table:style-name="ro2">
          <table:table-cell office:value-type="float" office:value="7552">
            <text:p>7552</text:p>
          </table:table-cell>
          <table:table-cell table:formula="of:=470000/(65536*2/[.A61]-1)" office:value-type="float" office:value="28735.7512953368">
            <text:p>2.87E+4</text:p>
          </table:table-cell>
          <table:table-cell table:formula="of:=[.B61]/0.772" office:value-type="float" office:value="37222.4757711616">
            <text:p>3.72E+4</text:p>
          </table:table-cell>
          <table:table-cell table:formula="of:=LOG([.A61];[.$D$1])" office:value-type="float" office:value="206.12228878979">
            <text:p>206.1222887898</text:p>
          </table:table-cell>
          <table:table-cell table:formula="of:=FLOOR([.D61];1)" office:value-type="float" office:value="206">
            <text:p>206</text:p>
          </table:table-cell>
          <table:table-cell table:formula="of:=[.E61]+([.C61]-POWER(2;[.E61]))/(POWER(2;[.E61]+1)-POWER(2;[.E61]))" office:value-type="float" office:value="205">
            <text:p>205</text:p>
          </table:table-cell>
          <table:table-cell table:formula="of:=3735/LN([.B61]/0.772)-273" office:value-type="float" office:value="81.8805514773228">
            <text:p>82</text:p>
          </table:table-cell>
          <table:table-cell table:formula="of:=FLOOR(-38.4*[.D61]/LOG(EXP(1);[.$D$1])+431.5;1)" office:value-type="float" office:value="88">
            <text:p>88</text:p>
          </table:table-cell>
        </table:table-row>
        <table:table-row table:style-name="ro2">
          <table:table-cell office:value-type="float" office:value="7680">
            <text:p>7680</text:p>
          </table:table-cell>
          <table:table-cell table:formula="of:=470000/(65536*2/[.A62]-1)" office:value-type="float" office:value="29253.112033195">
            <text:p>2.93E+4</text:p>
          </table:table-cell>
          <table:table-cell table:formula="of:=[.B62]/0.772" office:value-type="float" office:value="37892.6321673511">
            <text:p>3.79E+4</text:p>
          </table:table-cell>
          <table:table-cell table:formula="of:=LOG([.A62];[.$D$1])" office:value-type="float" office:value="206.510249529737">
            <text:p>206.5102495297</text:p>
          </table:table-cell>
          <table:table-cell table:formula="of:=FLOOR([.D62];1)" office:value-type="float" office:value="206">
            <text:p>206</text:p>
          </table:table-cell>
          <table:table-cell table:formula="of:=[.E62]+([.C62]-POWER(2;[.E62]))/(POWER(2;[.E62]+1)-POWER(2;[.E62]))" office:value-type="float" office:value="205">
            <text:p>205</text:p>
          </table:table-cell>
          <table:table-cell table:formula="of:=3735/LN([.B62]/0.772)-273" office:value-type="float" office:value="81.2798917884086">
            <text:p>81</text:p>
          </table:table-cell>
          <table:table-cell table:formula="of:=FLOOR(-38.4*[.D62]/LOG(EXP(1);[.$D$1])+431.5;1)" office:value-type="float" office:value="87">
            <text:p>87</text:p>
          </table:table-cell>
        </table:table-row>
        <table:table-row table:style-name="ro2">
          <table:table-cell office:value-type="float" office:value="7808">
            <text:p>7808</text:p>
          </table:table-cell>
          <table:table-cell table:formula="of:=470000/(65536*2/[.A63]-1)" office:value-type="float" office:value="29771.5472481828">
            <text:p>2.98E+4</text:p>
          </table:table-cell>
          <table:table-cell table:formula="of:=[.B63]/0.772" office:value-type="float" office:value="38564.1803732937">
            <text:p>3.86E+4</text:p>
          </table:table-cell>
          <table:table-cell table:formula="of:=LOG([.A63];[.$D$1])" office:value-type="float" office:value="206.891797401007">
            <text:p>206.891797401</text:p>
          </table:table-cell>
          <table:table-cell table:formula="of:=FLOOR([.D63];1)" office:value-type="float" office:value="206">
            <text:p>206</text:p>
          </table:table-cell>
          <table:table-cell table:formula="of:=[.E63]+([.C63]-POWER(2;[.E63]))/(POWER(2;[.E63]+1)-POWER(2;[.E63]))" office:value-type="float" office:value="205">
            <text:p>205</text:p>
          </table:table-cell>
          <table:table-cell table:formula="of:=3735/LN([.B63]/0.772)-273" office:value-type="float" office:value="80.6905306457767">
            <text:p>81</text:p>
          </table:table-cell>
          <table:table-cell table:formula="of:=FLOOR(-38.4*[.D63]/LOG(EXP(1);[.$D$1])+431.5;1)" office:value-type="float" office:value="87">
            <text:p>87</text:p>
          </table:table-cell>
        </table:table-row>
        <table:table-row table:style-name="ro2">
          <table:table-cell office:value-type="float" office:value="7936">
            <text:p>7936</text:p>
          </table:table-cell>
          <table:table-cell table:formula="of:=470000/(65536*2/[.A64]-1)" office:value-type="float" office:value="30291.0602910603">
            <text:p>3.03E+4</text:p>
          </table:table-cell>
          <table:table-cell table:formula="of:=[.B64]/0.772" office:value-type="float" office:value="39237.1247293527">
            <text:p>3.92E+4</text:p>
          </table:table-cell>
          <table:table-cell table:formula="of:=LOG([.A64];[.$D$1])" office:value-type="float" office:value="207.26714096619">
            <text:p>207.2671409662</text:p>
          </table:table-cell>
          <table:table-cell table:formula="of:=FLOOR([.D64];1)" office:value-type="float" office:value="207">
            <text:p>207</text:p>
          </table:table-cell>
          <table:table-cell table:formula="of:=[.E64]+([.C64]-POWER(2;[.E64]))/(POWER(2;[.E64]+1)-POWER(2;[.E64]))" office:value-type="float" office:value="206">
            <text:p>206</text:p>
          </table:table-cell>
          <table:table-cell table:formula="of:=3735/LN([.B64]/0.772)-273" office:value-type="float" office:value="80.1120637892962">
            <text:p>80</text:p>
          </table:table-cell>
          <table:table-cell table:formula="of:=FLOOR(-38.4*[.D64]/LOG(EXP(1);[.$D$1])+431.5;1)" office:value-type="float" office:value="86">
            <text:p>86</text:p>
          </table:table-cell>
        </table:table-row>
        <table:table-row table:style-name="ro2">
          <table:table-cell office:value-type="float" office:value="8064">
            <text:p>8064</text:p>
          </table:table-cell>
          <table:table-cell table:formula="of:=470000/(65536*2/[.A65]-1)" office:value-type="float" office:value="30811.6545265349">
            <text:p>3.08E+4</text:p>
          </table:table-cell>
          <table:table-cell table:formula="of:=[.B65]/0.772" office:value-type="float" office:value="39911.4695939571">
            <text:p>3.99E+4</text:p>
          </table:table-cell>
          <table:table-cell table:formula="of:=LOG([.A65];[.$D$1])" office:value-type="float" office:value="207.636478775999">
            <text:p>207.636478776</text:p>
          </table:table-cell>
          <table:table-cell table:formula="of:=FLOOR([.D65];1)" office:value-type="float" office:value="207">
            <text:p>207</text:p>
          </table:table-cell>
          <table:table-cell table:formula="of:=[.E65]+([.C65]-POWER(2;[.E65]))/(POWER(2;[.E65]+1)-POWER(2;[.E65]))" office:value-type="float" office:value="206">
            <text:p>206</text:p>
          </table:table-cell>
          <table:table-cell table:formula="of:=3735/LN([.B65]/0.772)-273" office:value-type="float" office:value="79.544107697294">
            <text:p>80</text:p>
          </table:table-cell>
          <table:table-cell table:formula="of:=FLOOR(-38.4*[.D65]/LOG(EXP(1);[.$D$1])+431.5;1)" office:value-type="float" office:value="86">
            <text:p>86</text:p>
          </table:table-cell>
        </table:table-row>
        <table:table-row table:style-name="ro2">
          <table:table-cell office:value-type="float" office:value="8192">
            <text:p>8192</text:p>
          </table:table-cell>
          <table:table-cell table:formula="of:=470000/(65536*2/[.A66]-1)" office:value-type="float" office:value="31333.3333333333">
            <text:p>3.13E+4</text:p>
          </table:table-cell>
          <table:table-cell table:formula="of:=[.B66]/0.772" office:value-type="float" office:value="40587.219343696">
            <text:p>4.06E+4</text:p>
          </table:table-cell>
          <table:table-cell table:formula="of:=LOG([.A66];[.$D$1])" office:value-type="float" office:value="208">
            <text:p>208</text:p>
          </table:table-cell>
          <table:table-cell table:formula="of:=FLOOR([.D66];1)" office:value-type="float" office:value="208">
            <text:p>208</text:p>
          </table:table-cell>
          <table:table-cell table:formula="of:=[.E66]+([.C66]-POWER(2;[.E66]))/(POWER(2;[.E66]+1)-POWER(2;[.E66]))" office:value-type="float" office:value="207">
            <text:p>207</text:p>
          </table:table-cell>
          <table:table-cell table:formula="of:=3735/LN([.B66]/0.772)-273" office:value-type="float" office:value="78.9862982107505">
            <text:p>79</text:p>
          </table:table-cell>
          <table:table-cell table:formula="of:=FLOOR(-38.4*[.D66]/LOG(EXP(1);[.$D$1])+431.5;1)" office:value-type="float" office:value="85">
            <text:p>85</text:p>
          </table:table-cell>
        </table:table-row>
        <table:table-row table:style-name="ro2">
          <table:table-cell office:value-type="float" office:value="8320">
            <text:p>8320</text:p>
          </table:table-cell>
          <table:table-cell table:formula="of:=470000/(65536*2/[.A67]-1)" office:value-type="float" office:value="31856.1001042753">
            <text:p>3.19E+4</text:p>
          </table:table-cell>
          <table:table-cell table:formula="of:=[.B67]/0.772" office:value-type="float" office:value="41264.3783734136">
            <text:p>4.13E+4</text:p>
          </table:table-cell>
          <table:table-cell table:formula="of:=LOG([.A67];[.$D$1])" office:value-type="float" office:value="208.357885008456">
            <text:p>208.3578850085</text:p>
          </table:table-cell>
          <table:table-cell table:formula="of:=FLOOR([.D67];1)" office:value-type="float" office:value="208">
            <text:p>208</text:p>
          </table:table-cell>
          <table:table-cell table:formula="of:=[.E67]+([.C67]-POWER(2;[.E67]))/(POWER(2;[.E67]+1)-POWER(2;[.E67]))" office:value-type="float" office:value="207">
            <text:p>207</text:p>
          </table:table-cell>
          <table:table-cell table:formula="of:=3735/LN([.B67]/0.772)-273" office:value-type="float" office:value="78.438289268775">
            <text:p>78</text:p>
          </table:table-cell>
          <table:table-cell table:formula="of:=FLOOR(-38.4*[.D67]/LOG(EXP(1);[.$D$1])+431.5;1)" office:value-type="float" office:value="84">
            <text:p>84</text:p>
          </table:table-cell>
        </table:table-row>
        <table:table-row table:style-name="ro2">
          <table:table-cell office:value-type="float" office:value="8448">
            <text:p>8448</text:p>
          </table:table-cell>
          <table:table-cell table:formula="of:=470000/(65536*2/[.A68]-1)" office:value-type="float" office:value="32379.9582463466">
            <text:p>3.24E+4</text:p>
          </table:table-cell>
          <table:table-cell table:formula="of:=[.B68]/0.772" office:value-type="float" office:value="41942.9510963038">
            <text:p>4.19E+4</text:p>
          </table:table-cell>
          <table:table-cell table:formula="of:=LOG([.A68];[.$D$1])" office:value-type="float" office:value="208.710305909736">
            <text:p>208.7103059097</text:p>
          </table:table-cell>
          <table:table-cell table:formula="of:=FLOOR([.D68];1)" office:value-type="float" office:value="208">
            <text:p>208</text:p>
          </table:table-cell>
          <table:table-cell table:formula="of:=[.E68]+([.C68]-POWER(2;[.E68]))/(POWER(2;[.E68]+1)-POWER(2;[.E68]))" office:value-type="float" office:value="207">
            <text:p>207</text:p>
          </table:table-cell>
          <table:table-cell table:formula="of:=3735/LN([.B68]/0.772)-273" office:value-type="float" office:value="77.8997517447918">
            <text:p>78</text:p>
          </table:table-cell>
          <table:table-cell table:formula="of:=FLOOR(-38.4*[.D68]/LOG(EXP(1);[.$D$1])+431.5;1)" office:value-type="float" office:value="84">
            <text:p>84</text:p>
          </table:table-cell>
        </table:table-row>
        <table:table-row table:style-name="ro2">
          <table:table-cell office:value-type="float" office:value="8576">
            <text:p>8576</text:p>
          </table:table-cell>
          <table:table-cell table:formula="of:=470000/(65536*2/[.A69]-1)" office:value-type="float" office:value="32904.9111807732">
            <text:p>3.29E+4</text:p>
          </table:table-cell>
          <table:table-cell table:formula="of:=[.B69]/0.772" office:value-type="float" office:value="42622.9419440068">
            <text:p>4.26E+4</text:p>
          </table:table-cell>
          <table:table-cell table:formula="of:=LOG([.A69];[.$D$1])" office:value-type="float" office:value="209.057427047325">
            <text:p>209.0574270473</text:p>
          </table:table-cell>
          <table:table-cell table:formula="of:=FLOOR([.D69];1)" office:value-type="float" office:value="209">
            <text:p>209</text:p>
          </table:table-cell>
          <table:table-cell table:formula="of:=[.E69]+([.C69]-POWER(2;[.E69]))/(POWER(2;[.E69]+1)-POWER(2;[.E69]))" office:value-type="float" office:value="208">
            <text:p>208</text:p>
          </table:table-cell>
          <table:table-cell table:formula="of:=3735/LN([.B69]/0.772)-273" office:value-type="float" office:value="77.3703723740182">
            <text:p>77</text:p>
          </table:table-cell>
          <table:table-cell table:formula="of:=FLOOR(-38.4*[.D69]/LOG(EXP(1);[.$D$1])+431.5;1)" office:value-type="float" office:value="83">
            <text:p>83</text:p>
          </table:table-cell>
        </table:table-row>
        <table:table-row table:style-name="ro2">
          <table:table-cell office:value-type="float" office:value="8704">
            <text:p>8704</text:p>
          </table:table-cell>
          <table:table-cell table:formula="of:=470000/(65536*2/[.A70]-1)" office:value-type="float" office:value="33430.9623430962">
            <text:p>3.34E+4</text:p>
          </table:table-cell>
          <table:table-cell table:formula="of:=[.B70]/0.772" office:value-type="float" office:value="43304.355366705">
            <text:p>4.33E+4</text:p>
          </table:table-cell>
          <table:table-cell table:formula="of:=LOG([.A70];[.$D$1])" office:value-type="float" office:value="209.399405460006">
            <text:p>209.39940546</text:p>
          </table:table-cell>
          <table:table-cell table:formula="of:=FLOOR([.D70];1)" office:value-type="float" office:value="209">
            <text:p>209</text:p>
          </table:table-cell>
          <table:table-cell table:formula="of:=[.E70]+([.C70]-POWER(2;[.E70]))/(POWER(2;[.E70]+1)-POWER(2;[.E70]))" office:value-type="float" office:value="208">
            <text:p>208</text:p>
          </table:table-cell>
          <table:table-cell table:formula="of:=3735/LN([.B70]/0.772)-273" office:value-type="float" office:value="76.8498527638215">
            <text:p>77</text:p>
          </table:table-cell>
          <table:table-cell table:formula="of:=FLOOR(-38.4*[.D70]/LOG(EXP(1);[.$D$1])+431.5;1)" office:value-type="float" office:value="83">
            <text:p>83</text:p>
          </table:table-cell>
        </table:table-row>
        <table:table-row table:style-name="ro2">
          <table:table-cell office:value-type="float" office:value="8832">
            <text:p>8832</text:p>
          </table:table-cell>
          <table:table-cell table:formula="of:=470000/(65536*2/[.A71]-1)" office:value-type="float" office:value="33958.1151832461">
            <text:p>3.40E+4</text:p>
          </table:table-cell>
          <table:table-cell table:formula="of:=[.B71]/0.772" office:value-type="float" office:value="43987.1958332203">
            <text:p>4.40E+4</text:p>
          </table:table-cell>
          <table:table-cell table:formula="of:=LOG([.A71];[.$D$1])" office:value-type="float" office:value="209.736391308451">
            <text:p>209.7363913085</text:p>
          </table:table-cell>
          <table:table-cell table:formula="of:=FLOOR([.D71];1)" office:value-type="float" office:value="209">
            <text:p>209</text:p>
          </table:table-cell>
          <table:table-cell table:formula="of:=[.E71]+([.C71]-POWER(2;[.E71]))/(POWER(2;[.E71]+1)-POWER(2;[.E71]))" office:value-type="float" office:value="208">
            <text:p>208</text:p>
          </table:table-cell>
          <table:table-cell table:formula="of:=3735/LN([.B71]/0.772)-273" office:value-type="float" office:value="76.3379084794305">
            <text:p>76</text:p>
          </table:table-cell>
          <table:table-cell table:formula="of:=FLOOR(-38.4*[.D71]/LOG(EXP(1);[.$D$1])+431.5;1)" office:value-type="float" office:value="82">
            <text:p>82</text:p>
          </table:table-cell>
        </table:table-row>
        <table:table-row table:style-name="ro2">
          <table:table-cell office:value-type="float" office:value="8960">
            <text:p>8960</text:p>
          </table:table-cell>
          <table:table-cell table:formula="of:=470000/(65536*2/[.A72]-1)" office:value-type="float" office:value="34486.3731656184">
            <text:p>3.45E+4</text:p>
          </table:table-cell>
          <table:table-cell table:formula="of:=[.B72]/0.772" office:value-type="float" office:value="44671.467831112">
            <text:p>4.47E+4</text:p>
          </table:table-cell>
          <table:table-cell table:formula="of:=LOG([.A72];[.$D$1])" office:value-type="float" office:value="210.06852827112">
            <text:p>210.0685282711</text:p>
          </table:table-cell>
          <table:table-cell table:formula="of:=FLOOR([.D72];1)" office:value-type="float" office:value="210">
            <text:p>210</text:p>
          </table:table-cell>
          <table:table-cell table:formula="of:=[.E72]+([.C72]-POWER(2;[.E72]))/(POWER(2;[.E72]+1)-POWER(2;[.E72]))" office:value-type="float" office:value="209">
            <text:p>209</text:p>
          </table:table-cell>
          <table:table-cell table:formula="of:=3735/LN([.B72]/0.772)-273" office:value-type="float" office:value="75.8342681982587">
            <text:p>76</text:p>
          </table:table-cell>
          <table:table-cell table:formula="of:=FLOOR(-38.4*[.D72]/LOG(EXP(1);[.$D$1])+431.5;1)" office:value-type="float" office:value="82">
            <text:p>82</text:p>
          </table:table-cell>
        </table:table-row>
        <table:table-row table:style-name="ro2">
          <table:table-cell office:value-type="float" office:value="9088">
            <text:p>9088</text:p>
          </table:table-cell>
          <table:table-cell table:formula="of:=470000/(65536*2/[.A73]-1)" office:value-type="float" office:value="35015.7397691501">
            <text:p>3.50E+4</text:p>
          </table:table-cell>
          <table:table-cell table:formula="of:=[.B73]/0.772" office:value-type="float" office:value="45357.1758667747">
            <text:p>4.54E+4</text:p>
          </table:table-cell>
          <table:table-cell table:formula="of:=LOG([.A73];[.$D$1])" office:value-type="float" office:value="210.395953912075">
            <text:p>210.3959539121</text:p>
          </table:table-cell>
          <table:table-cell table:formula="of:=FLOOR([.D73];1)" office:value-type="float" office:value="210">
            <text:p>210</text:p>
          </table:table-cell>
          <table:table-cell table:formula="of:=[.E73]+([.C73]-POWER(2;[.E73]))/(POWER(2;[.E73]+1)-POWER(2;[.E73]))" office:value-type="float" office:value="209">
            <text:p>209</text:p>
          </table:table-cell>
          <table:table-cell table:formula="of:=3735/LN([.B73]/0.772)-273" office:value-type="float" office:value="75.3386729267863">
            <text:p>75</text:p>
          </table:table-cell>
          <table:table-cell table:formula="of:=FLOOR(-38.4*[.D73]/LOG(EXP(1);[.$D$1])+431.5;1)" office:value-type="float" office:value="81">
            <text:p>81</text:p>
          </table:table-cell>
        </table:table-row>
        <table:table-row table:style-name="ro2">
          <table:table-cell office:value-type="float" office:value="9216">
            <text:p>9216</text:p>
          </table:table-cell>
          <table:table-cell table:formula="of:=470000/(65536*2/[.A74]-1)" office:value-type="float" office:value="35546.218487395">
            <text:p>3.55E+4</text:p>
          </table:table-cell>
          <table:table-cell table:formula="of:=[.B74]/0.772" office:value-type="float" office:value="46044.3244655375">
            <text:p>4.60E+4</text:p>
          </table:table-cell>
          <table:table-cell table:formula="of:=LOG([.A74];[.$D$1])" office:value-type="float" office:value="210.718800023077">
            <text:p>210.7188000231</text:p>
          </table:table-cell>
          <table:table-cell table:formula="of:=FLOOR([.D74];1)" office:value-type="float" office:value="210">
            <text:p>210</text:p>
          </table:table-cell>
          <table:table-cell table:formula="of:=[.E74]+([.C74]-POWER(2;[.E74]))/(POWER(2;[.E74]+1)-POWER(2;[.E74]))" office:value-type="float" office:value="209">
            <text:p>209</text:p>
          </table:table-cell>
          <table:table-cell table:formula="of:=3735/LN([.B74]/0.772)-273" office:value-type="float" office:value="74.8508752745601">
            <text:p>75</text:p>
          </table:table-cell>
          <table:table-cell table:formula="of:=FLOOR(-38.4*[.D74]/LOG(EXP(1);[.$D$1])+431.5;1)" office:value-type="float" office:value="80">
            <text:p>80</text:p>
          </table:table-cell>
        </table:table-row>
        <table:table-row table:style-name="ro2">
          <table:table-cell office:value-type="float" office:value="9344">
            <text:p>9344</text:p>
          </table:table-cell>
          <table:table-cell table:formula="of:=470000/(65536*2/[.A75]-1)" office:value-type="float" office:value="36077.8128286015">
            <text:p>3.61E+4</text:p>
          </table:table-cell>
          <table:table-cell table:formula="of:=[.B75]/0.772" office:value-type="float" office:value="46732.9181717636">
            <text:p>4.67E+4</text:p>
          </table:table-cell>
          <table:table-cell table:formula="of:=LOG([.A75];[.$D$1])" office:value-type="float" office:value="211.037192942081">
            <text:p>211.0371929421</text:p>
          </table:table-cell>
          <table:table-cell table:formula="of:=FLOOR([.D75];1)" office:value-type="float" office:value="211">
            <text:p>211</text:p>
          </table:table-cell>
          <table:table-cell table:formula="of:=[.E75]+([.C75]-POWER(2;[.E75]))/(POWER(2;[.E75]+1)-POWER(2;[.E75]))" office:value-type="float" office:value="210">
            <text:p>210</text:p>
          </table:table-cell>
          <table:table-cell table:formula="of:=3735/LN([.B75]/0.772)-273" office:value-type="float" office:value="74.3706387804133">
            <text:p>74</text:p>
          </table:table-cell>
          <table:table-cell table:formula="of:=FLOOR(-38.4*[.D75]/LOG(EXP(1);[.$D$1])+431.5;1)" office:value-type="float" office:value="80">
            <text:p>80</text:p>
          </table:table-cell>
        </table:table-row>
        <table:table-row table:style-name="ro2">
          <table:table-cell office:value-type="float" office:value="9472">
            <text:p>9472</text:p>
          </table:table-cell>
          <table:table-cell table:formula="of:=470000/(65536*2/[.A76]-1)" office:value-type="float" office:value="36610.5263157895">
            <text:p>3.66E+4</text:p>
          </table:table-cell>
          <table:table-cell table:formula="of:=[.B76]/0.772" office:value-type="float" office:value="47422.9615489501">
            <text:p>4.74E+4</text:p>
          </table:table-cell>
          <table:table-cell table:formula="of:=LOG([.A76];[.$D$1])" office:value-type="float" office:value="211.351253850064">
            <text:p>211.3512538501</text:p>
          </table:table-cell>
          <table:table-cell table:formula="of:=FLOOR([.D76];1)" office:value-type="float" office:value="211">
            <text:p>211</text:p>
          </table:table-cell>
          <table:table-cell table:formula="of:=[.E76]+([.C76]-POWER(2;[.E76]))/(POWER(2;[.E76]+1)-POWER(2;[.E76]))" office:value-type="float" office:value="210">
            <text:p>210</text:p>
          </table:table-cell>
          <table:table-cell table:formula="of:=3735/LN([.B76]/0.772)-273" office:value-type="float" office:value="73.8977372864854">
            <text:p>74</text:p>
          </table:table-cell>
          <table:table-cell table:formula="of:=FLOOR(-38.4*[.D76]/LOG(EXP(1);[.$D$1])+431.5;1)" office:value-type="float" office:value="79">
            <text:p>79</text:p>
          </table:table-cell>
        </table:table-row>
        <table:table-row table:style-name="ro2">
          <table:table-cell office:value-type="float" office:value="9600">
            <text:p>9600</text:p>
          </table:table-cell>
          <table:table-cell table:formula="of:=470000/(65536*2/[.A77]-1)" office:value-type="float" office:value="37144.3624868282">
            <text:p>3.71E+4</text:p>
          </table:table-cell>
          <table:table-cell table:formula="of:=[.B77]/0.772" office:value-type="float" office:value="48114.4591798293">
            <text:p>4.81E+4</text:p>
          </table:table-cell>
          <table:table-cell table:formula="of:=LOG([.A77];[.$D$1])" office:value-type="float" office:value="211.661099047935">
            <text:p>211.6610990479</text:p>
          </table:table-cell>
          <table:table-cell table:formula="of:=FLOOR([.D77];1)" office:value-type="float" office:value="211">
            <text:p>211</text:p>
          </table:table-cell>
          <table:table-cell table:formula="of:=[.E77]+([.C77]-POWER(2;[.E77]))/(POWER(2;[.E77]+1)-POWER(2;[.E77]))" office:value-type="float" office:value="210">
            <text:p>210</text:p>
          </table:table-cell>
          <table:table-cell table:formula="of:=3735/LN([.B77]/0.772)-273" office:value-type="float" office:value="73.4319543560545">
            <text:p>73</text:p>
          </table:table-cell>
          <table:table-cell table:formula="of:=FLOOR(-38.4*[.D77]/LOG(EXP(1);[.$D$1])+431.5;1)" office:value-type="float" office:value="79">
            <text:p>79</text:p>
          </table:table-cell>
        </table:table-row>
        <table:table-row table:style-name="ro2">
          <table:table-cell office:value-type="float" office:value="9728">
            <text:p>9728</text:p>
          </table:table-cell>
          <table:table-cell table:formula="of:=470000/(65536*2/[.A78]-1)" office:value-type="float" office:value="37679.3248945148">
            <text:p>3.77E+4</text:p>
          </table:table-cell>
          <table:table-cell table:formula="of:=[.B78]/0.772" office:value-type="float" office:value="48807.4156664699">
            <text:p>4.88E+4</text:p>
          </table:table-cell>
          <table:table-cell table:formula="of:=LOG([.A78];[.$D$1])" office:value-type="float" office:value="211.966840215098">
            <text:p>211.9668402151</text:p>
          </table:table-cell>
          <table:table-cell table:formula="of:=FLOOR([.D78];1)" office:value-type="float" office:value="211">
            <text:p>211</text:p>
          </table:table-cell>
          <table:table-cell table:formula="of:=[.E78]+([.C78]-POWER(2;[.E78]))/(POWER(2;[.E78]+1)-POWER(2;[.E78]))" office:value-type="float" office:value="210">
            <text:p>210</text:p>
          </table:table-cell>
          <table:table-cell table:formula="of:=3735/LN([.B78]/0.772)-273" office:value-type="float" office:value="72.9730827315733">
            <text:p>73</text:p>
          </table:table-cell>
          <table:table-cell table:formula="of:=FLOOR(-38.4*[.D78]/LOG(EXP(1);[.$D$1])+431.5;1)" office:value-type="float" office:value="78">
            <text:p>78</text:p>
          </table:table-cell>
        </table:table-row>
        <table:table-row table:style-name="ro2">
          <table:table-cell office:value-type="float" office:value="9856">
            <text:p>9856</text:p>
          </table:table-cell>
          <table:table-cell table:formula="of:=470000/(65536*2/[.A79]-1)" office:value-type="float" office:value="38215.4171066526">
            <text:p>3.82E+4</text:p>
          </table:table-cell>
          <table:table-cell table:formula="of:=[.B79]/0.772" office:value-type="float" office:value="49501.835630379">
            <text:p>4.95E+4</text:p>
          </table:table-cell>
          <table:table-cell table:formula="of:=LOG([.A79];[.$D$1])" office:value-type="float" office:value="212.268584651119">
            <text:p>212.2685846511</text:p>
          </table:table-cell>
          <table:table-cell table:formula="of:=FLOOR([.D79];1)" office:value-type="float" office:value="212">
            <text:p>212</text:p>
          </table:table-cell>
          <table:table-cell table:formula="of:=[.E79]+([.C79]-POWER(2;[.E79]))/(POWER(2;[.E79]+1)-POWER(2;[.E79]))" office:value-type="float" office:value="211">
            <text:p>211</text:p>
          </table:table-cell>
          <table:table-cell table:formula="of:=3735/LN([.B79]/0.772)-273" office:value-type="float" office:value="72.5209238296413">
            <text:p>73</text:p>
          </table:table-cell>
          <table:table-cell table:formula="of:=FLOOR(-38.4*[.D79]/LOG(EXP(1);[.$D$1])+431.5;1)" office:value-type="float" office:value="78">
            <text:p>78</text:p>
          </table:table-cell>
        </table:table-row>
        <table:table-row table:style-name="ro2">
          <table:table-cell office:value-type="float" office:value="9984">
            <text:p>9984</text:p>
          </table:table-cell>
          <table:table-cell table:formula="of:=470000/(65536*2/[.A80]-1)" office:value-type="float" office:value="38752.6427061311">
            <text:p>3.88E+4</text:p>
          </table:table-cell>
          <table:table-cell table:formula="of:=[.B80]/0.772" office:value-type="float" office:value="50197.723712605">
            <text:p>5.02E+4</text:p>
          </table:table-cell>
          <table:table-cell table:formula="of:=LOG([.A80];[.$D$1])" office:value-type="float" office:value="212.566435501796">
            <text:p>212.5664355018</text:p>
          </table:table-cell>
          <table:table-cell table:formula="of:=FLOOR([.D80];1)" office:value-type="float" office:value="212">
            <text:p>212</text:p>
          </table:table-cell>
          <table:table-cell table:formula="of:=[.E80]+([.C80]-POWER(2;[.E80]))/(POWER(2;[.E80]+1)-POWER(2;[.E80]))" office:value-type="float" office:value="211">
            <text:p>211</text:p>
          </table:table-cell>
          <table:table-cell table:formula="of:=3735/LN([.B80]/0.772)-273" office:value-type="float" office:value="72.0752872699497">
            <text:p>72</text:p>
          </table:table-cell>
          <table:table-cell table:formula="of:=FLOOR(-38.4*[.D80]/LOG(EXP(1);[.$D$1])+431.5;1)" office:value-type="float" office:value="77">
            <text:p>77</text:p>
          </table:table-cell>
        </table:table-row>
        <table:table-row table:style-name="ro2">
          <table:table-cell office:value-type="float" office:value="10112">
            <text:p>10112</text:p>
          </table:table-cell>
          <table:table-cell table:formula="of:=470000/(65536*2/[.A81]-1)" office:value-type="float" office:value="39291.0052910053">
            <text:p>3.93E+4</text:p>
          </table:table-cell>
          <table:table-cell table:formula="of:=[.B81]/0.772" office:value-type="float" office:value="50895.0845738411">
            <text:p>5.09E+4</text:p>
          </table:table-cell>
          <table:table-cell table:formula="of:=LOG([.A81];[.$D$1])" office:value-type="float" office:value="212.860491970834">
            <text:p>212.8604919708</text:p>
          </table:table-cell>
          <table:table-cell table:formula="of:=FLOOR([.D81];1)" office:value-type="float" office:value="212">
            <text:p>212</text:p>
          </table:table-cell>
          <table:table-cell table:formula="of:=[.E81]+([.C81]-POWER(2;[.E81]))/(POWER(2;[.E81]+1)-POWER(2;[.E81]))" office:value-type="float" office:value="211">
            <text:p>211</text:p>
          </table:table-cell>
          <table:table-cell table:formula="of:=3735/LN([.B81]/0.772)-273" office:value-type="float" office:value="71.6359904355096">
            <text:p>72</text:p>
          </table:table-cell>
          <table:table-cell table:formula="of:=FLOOR(-38.4*[.D81]/LOG(EXP(1);[.$D$1])+431.5;1)" office:value-type="float" office:value="77">
            <text:p>77</text:p>
          </table:table-cell>
        </table:table-row>
        <table:table-row table:style-name="ro2">
          <table:table-cell office:value-type="float" office:value="10240">
            <text:p>10240</text:p>
          </table:table-cell>
          <table:table-cell table:formula="of:=470000/(65536*2/[.A82]-1)" office:value-type="float" office:value="39830.5084745763">
            <text:p>3.98E+4</text:p>
          </table:table-cell>
          <table:table-cell table:formula="of:=[.B82]/0.772" office:value-type="float" office:value="51593.9228945289">
            <text:p>5.16E+4</text:p>
          </table:table-cell>
          <table:table-cell table:formula="of:=LOG([.A82];[.$D$1])" office:value-type="float" office:value="213.150849518198">
            <text:p>213.1508495182</text:p>
          </table:table-cell>
          <table:table-cell table:formula="of:=FLOOR([.D82];1)" office:value-type="float" office:value="213">
            <text:p>213</text:p>
          </table:table-cell>
          <table:table-cell table:formula="of:=[.E82]+([.C82]-POWER(2;[.E82]))/(POWER(2;[.E82]+1)-POWER(2;[.E82]))" office:value-type="float" office:value="212">
            <text:p>212</text:p>
          </table:table-cell>
          <table:table-cell table:formula="of:=3735/LN([.B82]/0.772)-273" office:value-type="float" office:value="71.2028580617162">
            <text:p>71</text:p>
          </table:table-cell>
          <table:table-cell table:formula="of:=FLOOR(-38.4*[.D82]/LOG(EXP(1);[.$D$1])+431.5;1)" office:value-type="float" office:value="76">
            <text:p>76</text:p>
          </table:table-cell>
        </table:table-row>
        <table:table-row table:style-name="ro2">
          <table:table-cell office:value-type="float" office:value="10368">
            <text:p>10368</text:p>
          </table:table-cell>
          <table:table-cell table:formula="of:=470000/(65536*2/[.A83]-1)" office:value-type="float" office:value="40371.1558854719">
            <text:p>4.04E+4</text:p>
          </table:table-cell>
          <table:table-cell table:formula="of:=[.B83]/0.772" office:value-type="float" office:value="52294.2433749636">
            <text:p>5.23E+4</text:p>
          </table:table-cell>
          <table:table-cell table:formula="of:=LOG([.A83];[.$D$1])" office:value-type="float" office:value="213.437600046154">
            <text:p>213.4376000462</text:p>
          </table:table-cell>
          <table:table-cell table:formula="of:=FLOOR([.D83];1)" office:value-type="float" office:value="213">
            <text:p>213</text:p>
          </table:table-cell>
          <table:table-cell table:formula="of:=[.E83]+([.C83]-POWER(2;[.E83]))/(POWER(2;[.E83]+1)-POWER(2;[.E83]))" office:value-type="float" office:value="212">
            <text:p>212</text:p>
          </table:table-cell>
          <table:table-cell table:formula="of:=3735/LN([.B83]/0.772)-273" office:value-type="float" office:value="70.7757218520226">
            <text:p>71</text:p>
          </table:table-cell>
          <table:table-cell table:formula="of:=FLOOR(-38.4*[.D83]/LOG(EXP(1);[.$D$1])+431.5;1)" office:value-type="float" office:value="76">
            <text:p>76</text:p>
          </table:table-cell>
        </table:table-row>
        <table:table-row table:style-name="ro2">
          <table:table-cell office:value-type="float" office:value="10496">
            <text:p>10496</text:p>
          </table:table-cell>
          <table:table-cell table:formula="of:=470000/(65536*2/[.A84]-1)" office:value-type="float" office:value="40912.9511677282">
            <text:p>4.09E+4</text:p>
          </table:table-cell>
          <table:table-cell table:formula="of:=[.B84]/0.772" office:value-type="float" office:value="52996.0507353993">
            <text:p>5.30E+4</text:p>
          </table:table-cell>
          <table:table-cell table:formula="of:=LOG([.A84];[.$D$1])" office:value-type="float" office:value="213.72083207389">
            <text:p>213.7208320739</text:p>
          </table:table-cell>
          <table:table-cell table:formula="of:=FLOOR([.D84];1)" office:value-type="float" office:value="213">
            <text:p>213</text:p>
          </table:table-cell>
          <table:table-cell table:formula="of:=[.E84]+([.C84]-POWER(2;[.E84]))/(POWER(2;[.E84]+1)-POWER(2;[.E84]))" office:value-type="float" office:value="212">
            <text:p>212</text:p>
          </table:table-cell>
          <table:table-cell table:formula="of:=3735/LN([.B84]/0.772)-273" office:value-type="float" office:value="70.3544201181937">
            <text:p>70</text:p>
          </table:table-cell>
          <table:table-cell table:formula="of:=FLOOR(-38.4*[.D84]/LOG(EXP(1);[.$D$1])+431.5;1)" office:value-type="float" office:value="75">
            <text:p>75</text:p>
          </table:table-cell>
        </table:table-row>
        <table:table-row table:style-name="ro2">
          <table:table-cell office:value-type="float" office:value="10624">
            <text:p>10624</text:p>
          </table:table-cell>
          <table:table-cell table:formula="of:=470000/(65536*2/[.A85]-1)" office:value-type="float" office:value="41455.8979808714">
            <text:p>4.15E+4</text:p>
          </table:table-cell>
          <table:table-cell table:formula="of:=[.B85]/0.772" office:value-type="float" office:value="53699.3497161547">
            <text:p>5.37E+4</text:p>
          </table:table-cell>
          <table:table-cell table:formula="of:=LOG([.A85];[.$D$1])" office:value-type="float" office:value="214.000630901551">
            <text:p>214.0006309016</text:p>
          </table:table-cell>
          <table:table-cell table:formula="of:=FLOOR([.D85];1)" office:value-type="float" office:value="214">
            <text:p>214</text:p>
          </table:table-cell>
          <table:table-cell table:formula="of:=[.E85]+([.C85]-POWER(2;[.E85]))/(POWER(2;[.E85]+1)-POWER(2;[.E85]))" office:value-type="float" office:value="213">
            <text:p>213</text:p>
          </table:table-cell>
          <table:table-cell table:formula="of:=3735/LN([.B85]/0.772)-273" office:value-type="float" office:value="69.9387974432883">
            <text:p>70</text:p>
          </table:table-cell>
          <table:table-cell table:formula="of:=FLOOR(-38.4*[.D85]/LOG(EXP(1);[.$D$1])+431.5;1)" office:value-type="float" office:value="75">
            <text:p>75</text:p>
          </table:table-cell>
        </table:table-row>
        <table:table-row table:style-name="ro2">
          <table:table-cell office:value-type="float" office:value="10752">
            <text:p>10752</text:p>
          </table:table-cell>
          <table:table-cell table:formula="of:=470000/(65536*2/[.A86]-1)" office:value-type="float" office:value="42000">
            <text:p>4.20E+4</text:p>
          </table:table-cell>
          <table:table-cell table:formula="of:=[.B86]/0.772" office:value-type="float" office:value="54404.1450777202">
            <text:p>5.44E+4</text:p>
          </table:table-cell>
          <table:table-cell table:formula="of:=LOG([.A86];[.$D$1])" office:value-type="float" office:value="214.277078764461">
            <text:p>214.2770787645</text:p>
          </table:table-cell>
          <table:table-cell table:formula="of:=FLOOR([.D86];1)" office:value-type="float" office:value="214">
            <text:p>214</text:p>
          </table:table-cell>
          <table:table-cell table:formula="of:=[.E86]+([.C86]-POWER(2;[.E86]))/(POWER(2;[.E86]+1)-POWER(2;[.E86]))" office:value-type="float" office:value="213">
            <text:p>213</text:p>
          </table:table-cell>
          <table:table-cell table:formula="of:=3735/LN([.B86]/0.772)-273" office:value-type="float" office:value="69.528704365677">
            <text:p>70</text:p>
          </table:table-cell>
          <table:table-cell table:formula="of:=FLOOR(-38.4*[.D86]/LOG(EXP(1);[.$D$1])+431.5;1)" office:value-type="float" office:value="75">
            <text:p>75</text:p>
          </table:table-cell>
        </table:table-row>
        <table:table-row table:style-name="ro2">
          <table:table-cell office:value-type="float" office:value="10880">
            <text:p>10880</text:p>
          </table:table-cell>
          <table:table-cell table:formula="of:=470000/(65536*2/[.A87]-1)" office:value-type="float" office:value="42545.2609158679">
            <text:p>4.25E+4</text:p>
          </table:table-cell>
          <table:table-cell table:formula="of:=[.B87]/0.772" office:value-type="float" office:value="55110.4416008652">
            <text:p>5.51E+4</text:p>
          </table:table-cell>
          <table:table-cell table:formula="of:=LOG([.A87];[.$D$1])" office:value-type="float" office:value="214.550254978204">
            <text:p>214.5502549782</text:p>
          </table:table-cell>
          <table:table-cell table:formula="of:=FLOOR([.D87];1)" office:value-type="float" office:value="214">
            <text:p>214</text:p>
          </table:table-cell>
          <table:table-cell table:formula="of:=[.E87]+([.C87]-POWER(2;[.E87]))/(POWER(2;[.E87]+1)-POWER(2;[.E87]))" office:value-type="float" office:value="213">
            <text:p>213</text:p>
          </table:table-cell>
          <table:table-cell table:formula="of:=3735/LN([.B87]/0.772)-273" office:value-type="float" office:value="69.1239970825493">
            <text:p>69</text:p>
          </table:table-cell>
          <table:table-cell table:formula="of:=FLOOR(-38.4*[.D87]/LOG(EXP(1);[.$D$1])+431.5;1)" office:value-type="float" office:value="74">
            <text:p>74</text:p>
          </table:table-cell>
        </table:table-row>
        <table:table-row table:style-name="ro2">
          <table:table-cell office:value-type="float" office:value="11008">
            <text:p>11008</text:p>
          </table:table-cell>
          <table:table-cell table:formula="of:=470000/(65536*2/[.A88]-1)" office:value-type="float" office:value="43091.684434968">
            <text:p>4.31E+4</text:p>
          </table:table-cell>
          <table:table-cell table:formula="of:=[.B88]/0.772" office:value-type="float" office:value="55818.2440867461">
            <text:p>5.58E+4</text:p>
          </table:table-cell>
          <table:table-cell table:formula="of:=LOG([.A88];[.$D$1])" office:value-type="float" office:value="214.820236075234">
            <text:p>214.8202360752</text:p>
          </table:table-cell>
          <table:table-cell table:formula="of:=FLOOR([.D88];1)" office:value-type="float" office:value="214">
            <text:p>214</text:p>
          </table:table-cell>
          <table:table-cell table:formula="of:=[.E88]+([.C88]-POWER(2;[.E88]))/(POWER(2;[.E88]+1)-POWER(2;[.E88]))" office:value-type="float" office:value="213">
            <text:p>213</text:p>
          </table:table-cell>
          <table:table-cell table:formula="of:=3735/LN([.B88]/0.772)-273" office:value-type="float" office:value="68.7245371714925">
            <text:p>69</text:p>
          </table:table-cell>
          <table:table-cell table:formula="of:=FLOOR(-38.4*[.D88]/LOG(EXP(1);[.$D$1])+431.5;1)" office:value-type="float" office:value="74">
            <text:p>74</text:p>
          </table:table-cell>
        </table:table-row>
        <table:table-row table:style-name="ro2">
          <table:table-cell office:value-type="float" office:value="11136">
            <text:p>11136</text:p>
          </table:table-cell>
          <table:table-cell table:formula="of:=470000/(65536*2/[.A89]-1)" office:value-type="float" office:value="43639.2742796158">
            <text:p>4.36E+4</text:p>
          </table:table-cell>
          <table:table-cell table:formula="of:=[.B89]/0.772" office:value-type="float" office:value="56527.5573570153">
            <text:p>5.65E+4</text:p>
          </table:table-cell>
          <table:table-cell table:formula="of:=LOG([.A89];[.$D$1])" office:value-type="float" office:value="215.08709593358">
            <text:p>215.0870959336</text:p>
          </table:table-cell>
          <table:table-cell table:formula="of:=FLOOR([.D89];1)" office:value-type="float" office:value="215">
            <text:p>215</text:p>
          </table:table-cell>
          <table:table-cell table:formula="of:=[.E89]+([.C89]-POWER(2;[.E89]))/(POWER(2;[.E89]+1)-POWER(2;[.E89]))" office:value-type="float" office:value="214">
            <text:p>214</text:p>
          </table:table-cell>
          <table:table-cell table:formula="of:=3735/LN([.B89]/0.772)-273" office:value-type="float" office:value="68.3301913288445">
            <text:p>68</text:p>
          </table:table-cell>
          <table:table-cell table:formula="of:=FLOOR(-38.4*[.D89]/LOG(EXP(1);[.$D$1])+431.5;1)" office:value-type="float" office:value="73">
            <text:p>73</text:p>
          </table:table-cell>
        </table:table-row>
        <table:table-row table:style-name="ro2">
          <table:table-cell office:value-type="float" office:value="11264">
            <text:p>11264</text:p>
          </table:table-cell>
          <table:table-cell table:formula="of:=470000/(65536*2/[.A90]-1)" office:value-type="float" office:value="44188.0341880342">
            <text:p>4.42E+4</text:p>
          </table:table-cell>
          <table:table-cell table:formula="of:=[.B90]/0.772" office:value-type="float" office:value="57238.3862539303">
            <text:p>5.72E+4</text:p>
          </table:table-cell>
          <table:table-cell table:formula="of:=LOG([.A90];[.$D$1])" office:value-type="float" office:value="215.350905898197">
            <text:p>215.3509058982</text:p>
          </table:table-cell>
          <table:table-cell table:formula="of:=FLOOR([.D90];1)" office:value-type="float" office:value="215">
            <text:p>215</text:p>
          </table:table-cell>
          <table:table-cell table:formula="of:=[.E90]+([.C90]-POWER(2;[.E90]))/(POWER(2;[.E90]+1)-POWER(2;[.E90]))" office:value-type="float" office:value="214">
            <text:p>214</text:p>
          </table:table-cell>
          <table:table-cell table:formula="of:=3735/LN([.B90]/0.772)-273" office:value-type="float" office:value="67.9408311236285">
            <text:p>68</text:p>
          </table:table-cell>
          <table:table-cell table:formula="of:=FLOOR(-38.4*[.D90]/LOG(EXP(1);[.$D$1])+431.5;1)" office:value-type="float" office:value="73">
            <text:p>73</text:p>
          </table:table-cell>
        </table:table-row>
        <table:table-row table:style-name="ro2">
          <table:table-cell office:value-type="float" office:value="11392">
            <text:p>11392</text:p>
          </table:table-cell>
          <table:table-cell table:formula="of:=470000/(65536*2/[.A91]-1)" office:value-type="float" office:value="44737.9679144385">
            <text:p>4.47E+4</text:p>
          </table:table-cell>
          <table:table-cell table:formula="of:=[.B91]/0.772" office:value-type="float" office:value="57950.7356404644">
            <text:p>5.80E+4</text:p>
          </table:table-cell>
          <table:table-cell table:formula="of:=LOG([.A91];[.$D$1])" office:value-type="float" office:value="215.611734895463">
            <text:p>215.6117348955</text:p>
          </table:table-cell>
          <table:table-cell table:formula="of:=FLOOR([.D91];1)" office:value-type="float" office:value="215">
            <text:p>215</text:p>
          </table:table-cell>
          <table:table-cell table:formula="of:=[.E91]+([.C91]-POWER(2;[.E91]))/(POWER(2;[.E91]+1)-POWER(2;[.E91]))" office:value-type="float" office:value="214">
            <text:p>214</text:p>
          </table:table-cell>
          <table:table-cell table:formula="of:=3735/LN([.B91]/0.772)-273" office:value-type="float" office:value="67.5563327659763">
            <text:p>68</text:p>
          </table:table-cell>
          <table:table-cell table:formula="of:=FLOOR(-38.4*[.D91]/LOG(EXP(1);[.$D$1])+431.5;1)" office:value-type="float" office:value="72">
            <text:p>72</text:p>
          </table:table-cell>
        </table:table-row>
        <table:table-row table:style-name="ro2">
          <table:table-cell office:value-type="float" office:value="11520">
            <text:p>11520</text:p>
          </table:table-cell>
          <table:table-cell table:formula="of:=470000/(65536*2/[.A92]-1)" office:value-type="float" office:value="45289.0792291221">
            <text:p>4.53E+4</text:p>
          </table:table-cell>
          <table:table-cell table:formula="of:=[.B92]/0.772" office:value-type="float" office:value="58664.6104004172">
            <text:p>5.87E+4</text:p>
          </table:table-cell>
          <table:table-cell table:formula="of:=LOG([.A92];[.$D$1])" office:value-type="float" office:value="215.869649541275">
            <text:p>215.8696495413</text:p>
          </table:table-cell>
          <table:table-cell table:formula="of:=FLOOR([.D92];1)" office:value-type="float" office:value="215">
            <text:p>215</text:p>
          </table:table-cell>
          <table:table-cell table:formula="of:=[.E92]+([.C92]-POWER(2;[.E92]))/(POWER(2;[.E92]+1)-POWER(2;[.E92]))" office:value-type="float" office:value="214">
            <text:p>214</text:p>
          </table:table-cell>
          <table:table-cell table:formula="of:=3735/LN([.B92]/0.772)-273" office:value-type="float" office:value="67.1765768890332">
            <text:p>67</text:p>
          </table:table-cell>
          <table:table-cell table:formula="of:=FLOOR(-38.4*[.D92]/LOG(EXP(1);[.$D$1])+431.5;1)" office:value-type="float" office:value="72">
            <text:p>72</text:p>
          </table:table-cell>
        </table:table-row>
        <table:table-row table:style-name="ro2">
          <table:table-cell office:value-type="float" office:value="11648">
            <text:p>11648</text:p>
          </table:table-cell>
          <table:table-cell table:formula="of:=470000/(65536*2/[.A93]-1)" office:value-type="float" office:value="45841.3719185423">
            <text:p>4.58E+4</text:p>
          </table:table-cell>
          <table:table-cell table:formula="of:=[.B93]/0.772" office:value-type="float" office:value="59380.0154385263">
            <text:p>5.94E+4</text:p>
          </table:table-cell>
          <table:table-cell table:formula="of:=LOG([.A93];[.$D$1])" office:value-type="float" office:value="216.12471424318">
            <text:p>216.1247142432</text:p>
          </table:table-cell>
          <table:table-cell table:formula="of:=FLOOR([.D93];1)" office:value-type="float" office:value="216">
            <text:p>216</text:p>
          </table:table-cell>
          <table:table-cell table:formula="of:=[.E93]+([.C93]-POWER(2;[.E93]))/(POWER(2;[.E93]+1)-POWER(2;[.E93]))" office:value-type="float" office:value="215">
            <text:p>215</text:p>
          </table:table-cell>
          <table:table-cell table:formula="of:=3735/LN([.B93]/0.772)-273" office:value-type="float" office:value="66.8014483434196">
            <text:p>67</text:p>
          </table:table-cell>
          <table:table-cell table:formula="of:=FLOOR(-38.4*[.D93]/LOG(EXP(1);[.$D$1])+431.5;1)" office:value-type="float" office:value="71">
            <text:p>71</text:p>
          </table:table-cell>
        </table:table-row>
        <table:table-row table:style-name="ro2">
          <table:table-cell office:value-type="float" office:value="11776">
            <text:p>11776</text:p>
          </table:table-cell>
          <table:table-cell table:formula="of:=470000/(65536*2/[.A94]-1)" office:value-type="float" office:value="46394.8497854077">
            <text:p>4.64E+4</text:p>
          </table:table-cell>
          <table:table-cell table:formula="of:=[.B94]/0.772" office:value-type="float" office:value="60096.95568058">
            <text:p>6.01E+4</text:p>
          </table:table-cell>
          <table:table-cell table:formula="of:=LOG([.A94];[.$D$1])" office:value-type="float" office:value="216.376991296913">
            <text:p>216.3769912969</text:p>
          </table:table-cell>
          <table:table-cell table:formula="of:=FLOOR([.D94];1)" office:value-type="float" office:value="216">
            <text:p>216</text:p>
          </table:table-cell>
          <table:table-cell table:formula="of:=[.E94]+([.C94]-POWER(2;[.E94]))/(POWER(2;[.E94]+1)-POWER(2;[.E94]))" office:value-type="float" office:value="215">
            <text:p>215</text:p>
          </table:table-cell>
          <table:table-cell table:formula="of:=3735/LN([.B94]/0.772)-273" office:value-type="float" office:value="66.4308360033955">
            <text:p>66</text:p>
          </table:table-cell>
          <table:table-cell table:formula="of:=FLOOR(-38.4*[.D94]/LOG(EXP(1);[.$D$1])+431.5;1)" office:value-type="float" office:value="71">
            <text:p>71</text:p>
          </table:table-cell>
        </table:table-row>
        <table:table-row table:style-name="ro2">
          <table:table-cell office:value-type="float" office:value="11904">
            <text:p>11904</text:p>
          </table:table-cell>
          <table:table-cell table:formula="of:=470000/(65536*2/[.A95]-1)" office:value-type="float" office:value="46949.5166487648">
            <text:p>4.69E+4</text:p>
          </table:table-cell>
          <table:table-cell table:formula="of:=[.B95]/0.772" office:value-type="float" office:value="60815.4360735295">
            <text:p>6.08E+4</text:p>
          </table:table-cell>
          <table:table-cell table:formula="of:=LOG([.A95];[.$D$1])" office:value-type="float" office:value="216.626540977729">
            <text:p>216.6265409777</text:p>
          </table:table-cell>
          <table:table-cell table:formula="of:=FLOOR([.D95];1)" office:value-type="float" office:value="216">
            <text:p>216</text:p>
          </table:table-cell>
          <table:table-cell table:formula="of:=[.E95]+([.C95]-POWER(2;[.E95]))/(POWER(2;[.E95]+1)-POWER(2;[.E95]))" office:value-type="float" office:value="215">
            <text:p>215</text:p>
          </table:table-cell>
          <table:table-cell table:formula="of:=3735/LN([.B95]/0.772)-273" office:value-type="float" office:value="66.0646325839437">
            <text:p>66</text:p>
          </table:table-cell>
          <table:table-cell table:formula="of:=FLOOR(-38.4*[.D95]/LOG(EXP(1);[.$D$1])+431.5;1)" office:value-type="float" office:value="71">
            <text:p>71</text:p>
          </table:table-cell>
        </table:table-row>
        <table:table-row table:style-name="ro2">
          <table:table-cell office:value-type="float" office:value="12032">
            <text:p>12032</text:p>
          </table:table-cell>
          <table:table-cell table:formula="of:=470000/(65536*2/[.A96]-1)" office:value-type="float" office:value="47505.376344086">
            <text:p>4.75E+4</text:p>
          </table:table-cell>
          <table:table-cell table:formula="of:=[.B96]/0.772" office:value-type="float" office:value="61535.4615856037">
            <text:p>6.15E+4</text:p>
          </table:table-cell>
          <table:table-cell table:formula="of:=LOG([.A96];[.$D$1])" office:value-type="float" office:value="216.873421626843">
            <text:p>216.8734216268</text:p>
          </table:table-cell>
          <table:table-cell table:formula="of:=FLOOR([.D96];1)" office:value-type="float" office:value="216">
            <text:p>216</text:p>
          </table:table-cell>
          <table:table-cell table:formula="of:=[.E96]+([.C96]-POWER(2;[.E96]))/(POWER(2;[.E96]+1)-POWER(2;[.E96]))" office:value-type="float" office:value="215">
            <text:p>215</text:p>
          </table:table-cell>
          <table:table-cell table:formula="of:=3735/LN([.B96]/0.772)-273" office:value-type="float" office:value="65.7027344680431">
            <text:p>66</text:p>
          </table:table-cell>
          <table:table-cell table:formula="of:=FLOOR(-38.4*[.D96]/LOG(EXP(1);[.$D$1])+431.5;1)" office:value-type="float" office:value="70">
            <text:p>70</text:p>
          </table:table-cell>
        </table:table-row>
        <table:table-row table:style-name="ro2">
          <table:table-cell office:value-type="float" office:value="12160">
            <text:p>12160</text:p>
          </table:table-cell>
          <table:table-cell table:formula="of:=470000/(65536*2/[.A97]-1)" office:value-type="float" office:value="48062.4327233585">
            <text:p>4.81E+4</text:p>
          </table:table-cell>
          <table:table-cell table:formula="of:=[.B97]/0.772" office:value-type="float" office:value="62257.0372064229">
            <text:p>6.23E+4</text:p>
          </table:table-cell>
          <table:table-cell table:formula="of:=LOG([.A97];[.$D$1])" office:value-type="float" office:value="217.117689733296">
            <text:p>217.1176897333</text:p>
          </table:table-cell>
          <table:table-cell table:formula="of:=FLOOR([.D97];1)" office:value-type="float" office:value="217">
            <text:p>217</text:p>
          </table:table-cell>
          <table:table-cell table:formula="of:=[.E97]+([.C97]-POWER(2;[.E97]))/(POWER(2;[.E97]+1)-POWER(2;[.E97]))" office:value-type="float" office:value="216">
            <text:p>216</text:p>
          </table:table-cell>
          <table:table-cell table:formula="of:=3735/LN([.B97]/0.772)-273" office:value-type="float" office:value="65.3450415434657">
            <text:p>65</text:p>
          </table:table-cell>
          <table:table-cell table:formula="of:=FLOOR(-38.4*[.D97]/LOG(EXP(1);[.$D$1])+431.5;1)" office:value-type="float" office:value="70">
            <text:p>70</text:p>
          </table:table-cell>
        </table:table-row>
        <table:table-row table:style-name="ro2">
          <table:table-cell office:value-type="float" office:value="12288">
            <text:p>12288</text:p>
          </table:table-cell>
          <table:table-cell table:formula="of:=470000/(65536*2/[.A98]-1)" office:value-type="float" office:value="48620.6896551724">
            <text:p>4.86E+4</text:p>
          </table:table-cell>
          <table:table-cell table:formula="of:=[.B98]/0.772" office:value-type="float" office:value="62980.1679471145">
            <text:p>6.30E+4</text:p>
          </table:table-cell>
          <table:table-cell table:formula="of:=LOG([.A98];[.$D$1])" office:value-type="float" office:value="217.359400011539">
            <text:p>217.3594000115</text:p>
          </table:table-cell>
          <table:table-cell table:formula="of:=FLOOR([.D98];1)" office:value-type="float" office:value="217">
            <text:p>217</text:p>
          </table:table-cell>
          <table:table-cell table:formula="of:=[.E98]+([.C98]-POWER(2;[.E98]))/(POWER(2;[.E98]+1)-POWER(2;[.E98]))" office:value-type="float" office:value="216">
            <text:p>216</text:p>
          </table:table-cell>
          <table:table-cell table:formula="of:=3735/LN([.B98]/0.772)-273" office:value-type="float" office:value="64.9914570484747">
            <text:p>65</text:p>
          </table:table-cell>
          <table:table-cell table:formula="of:=FLOOR(-38.4*[.D98]/LOG(EXP(1);[.$D$1])+431.5;1)" office:value-type="float" office:value="69">
            <text:p>69</text:p>
          </table:table-cell>
        </table:table-row>
        <table:table-row table:style-name="ro2">
          <table:table-cell office:value-type="float" office:value="12416">
            <text:p>12416</text:p>
          </table:table-cell>
          <table:table-cell table:formula="of:=470000/(65536*2/[.A99]-1)" office:value-type="float" office:value="49180.1510248112">
            <text:p>4.92E+4</text:p>
          </table:table-cell>
          <table:table-cell table:formula="of:=[.B99]/0.772" office:value-type="float" office:value="63704.858840429">
            <text:p>6.37E+4</text:p>
          </table:table-cell>
          <table:table-cell table:formula="of:=LOG([.A99];[.$D$1])" office:value-type="float" office:value="217.598605474994">
            <text:p>217.598605475</text:p>
          </table:table-cell>
          <table:table-cell table:formula="of:=FLOOR([.D99];1)" office:value-type="float" office:value="217">
            <text:p>217</text:p>
          </table:table-cell>
          <table:table-cell table:formula="of:=[.E99]+([.C99]-POWER(2;[.E99]))/(POWER(2;[.E99]+1)-POWER(2;[.E99]))" office:value-type="float" office:value="216">
            <text:p>216</text:p>
          </table:table-cell>
          <table:table-cell table:formula="of:=3735/LN([.B99]/0.772)-273" office:value-type="float" office:value="64.6418874258516">
            <text:p>65</text:p>
          </table:table-cell>
          <table:table-cell table:formula="of:=FLOOR(-38.4*[.D99]/LOG(EXP(1);[.$D$1])+431.5;1)" office:value-type="float" office:value="69">
            <text:p>69</text:p>
          </table:table-cell>
        </table:table-row>
        <table:table-row table:style-name="ro2">
          <table:table-cell office:value-type="float" office:value="12544">
            <text:p>12544</text:p>
          </table:table-cell>
          <table:table-cell table:formula="of:=470000/(65536*2/[.A100]-1)" office:value-type="float" office:value="49740.8207343413">
            <text:p>4.97E+4</text:p>
          </table:table-cell>
          <table:table-cell table:formula="of:=[.B100]/0.772" office:value-type="float" office:value="64431.1149408566">
            <text:p>6.44E+4</text:p>
          </table:table-cell>
          <table:table-cell table:formula="of:=LOG([.A100];[.$D$1])" office:value-type="float" office:value="217.835357505844">
            <text:p>217.8353575058</text:p>
          </table:table-cell>
          <table:table-cell table:formula="of:=FLOOR([.D100];1)" office:value-type="float" office:value="217">
            <text:p>217</text:p>
          </table:table-cell>
          <table:table-cell table:formula="of:=[.E100]+([.C100]-POWER(2;[.E100]))/(POWER(2;[.E100]+1)-POWER(2;[.E100]))" office:value-type="float" office:value="216">
            <text:p>216</text:p>
          </table:table-cell>
          <table:table-cell table:formula="of:=3735/LN([.B100]/0.772)-273" office:value-type="float" office:value="64.2962421847229">
            <text:p>64</text:p>
          </table:table-cell>
          <table:table-cell table:formula="of:=FLOOR(-38.4*[.D100]/LOG(EXP(1);[.$D$1])+431.5;1)" office:value-type="float" office:value="69">
            <text:p>69</text:p>
          </table:table-cell>
        </table:table-row>
        <table:table-row table:style-name="ro2">
          <table:table-cell office:value-type="float" office:value="12672">
            <text:p>12672</text:p>
          </table:table-cell>
          <table:table-cell table:formula="of:=470000/(65536*2/[.A101]-1)" office:value-type="float" office:value="50302.7027027027">
            <text:p>5.03E+4</text:p>
          </table:table-cell>
          <table:table-cell table:formula="of:=[.B101]/0.772" office:value-type="float" office:value="65158.9413247444">
            <text:p>6.52E+4</text:p>
          </table:table-cell>
          <table:table-cell table:formula="of:=LOG([.A101];[.$D$1])" office:value-type="float" office:value="218.069705921274">
            <text:p>218.0697059213</text:p>
          </table:table-cell>
          <table:table-cell table:formula="of:=FLOOR([.D101];1)" office:value-type="float" office:value="218">
            <text:p>218</text:p>
          </table:table-cell>
          <table:table-cell table:formula="of:=[.E101]+([.C101]-POWER(2;[.E101]))/(POWER(2;[.E101]+1)-POWER(2;[.E101]))" office:value-type="float" office:value="217">
            <text:p>217</text:p>
          </table:table-cell>
          <table:table-cell table:formula="of:=3735/LN([.B101]/0.772)-273" office:value-type="float" office:value="63.9544337696918">
            <text:p>64</text:p>
          </table:table-cell>
          <table:table-cell table:formula="of:=FLOOR(-38.4*[.D101]/LOG(EXP(1);[.$D$1])+431.5;1)" office:value-type="float" office:value="68">
            <text:p>68</text:p>
          </table:table-cell>
        </table:table-row>
        <table:table-row table:style-name="ro2">
          <table:table-cell office:value-type="float" office:value="12800">
            <text:p>12800</text:p>
          </table:table-cell>
          <table:table-cell table:formula="of:=470000/(65536*2/[.A102]-1)" office:value-type="float" office:value="50865.8008658009">
            <text:p>5.09E+4</text:p>
          </table:table-cell>
          <table:table-cell table:formula="of:=[.B102]/0.772" office:value-type="float" office:value="65888.3430904156">
            <text:p>6.59E+4</text:p>
          </table:table-cell>
          <table:table-cell table:formula="of:=LOG([.A102];[.$D$1])" office:value-type="float" office:value="218.301699036396">
            <text:p>218.3016990364</text:p>
          </table:table-cell>
          <table:table-cell table:formula="of:=FLOOR([.D102];1)" office:value-type="float" office:value="218">
            <text:p>218</text:p>
          </table:table-cell>
          <table:table-cell table:formula="of:=[.E102]+([.C102]-POWER(2;[.E102]))/(POWER(2;[.E102]+1)-POWER(2;[.E102]))" office:value-type="float" office:value="217">
            <text:p>217</text:p>
          </table:table-cell>
          <table:table-cell table:formula="of:=3735/LN([.B102]/0.772)-273" office:value-type="float" office:value="63.6163774368218">
            <text:p>64</text:p>
          </table:table-cell>
          <table:table-cell table:formula="of:=FLOOR(-38.4*[.D102]/LOG(EXP(1);[.$D$1])+431.5;1)" office:value-type="float" office:value="68">
            <text:p>68</text:p>
          </table:table-cell>
        </table:table-row>
        <table:table-row table:style-name="ro2">
          <table:table-cell office:value-type="float" office:value="12928">
            <text:p>12928</text:p>
          </table:table-cell>
          <table:table-cell table:formula="of:=470000/(65536*2/[.A103]-1)" office:value-type="float" office:value="51430.119176598">
            <text:p>5.14E+4</text:p>
          </table:table-cell>
          <table:table-cell table:formula="of:=[.B103]/0.772" office:value-type="float" office:value="66619.3253582876">
            <text:p>6.66E+4</text:p>
          </table:table-cell>
          <table:table-cell table:formula="of:=LOG([.A103];[.$D$1])" office:value-type="float" office:value="218.531383724029">
            <text:p>218.531383724</text:p>
          </table:table-cell>
          <table:table-cell table:formula="of:=FLOOR([.D103];1)" office:value-type="float" office:value="218">
            <text:p>218</text:p>
          </table:table-cell>
          <table:table-cell table:formula="of:=[.E103]+([.C103]-POWER(2;[.E103]))/(POWER(2;[.E103]+1)-POWER(2;[.E103]))" office:value-type="float" office:value="217">
            <text:p>217</text:p>
          </table:table-cell>
          <table:table-cell table:formula="of:=3735/LN([.B103]/0.772)-273" office:value-type="float" office:value="63.2819911360461">
            <text:p>63</text:p>
          </table:table-cell>
          <table:table-cell table:formula="of:=FLOOR(-38.4*[.D103]/LOG(EXP(1);[.$D$1])+431.5;1)" office:value-type="float" office:value="67">
            <text:p>67</text:p>
          </table:table-cell>
        </table:table-row>
        <table:table-row table:style-name="ro2">
          <table:table-cell office:value-type="float" office:value="13056">
            <text:p>13056</text:p>
          </table:table-cell>
          <table:table-cell table:formula="of:=470000/(65536*2/[.A104]-1)" office:value-type="float" office:value="51995.6616052061">
            <text:p>5.20E+4</text:p>
          </table:table-cell>
          <table:table-cell table:formula="of:=[.B104]/0.772" office:value-type="float" office:value="67351.8932709923">
            <text:p>6.74E+4</text:p>
          </table:table-cell>
          <table:table-cell table:formula="of:=LOG([.A104];[.$D$1])" office:value-type="float" office:value="218.758805471544">
            <text:p>218.7588054715</text:p>
          </table:table-cell>
          <table:table-cell table:formula="of:=FLOOR([.D104];1)" office:value-type="float" office:value="218">
            <text:p>218</text:p>
          </table:table-cell>
          <table:table-cell table:formula="of:=[.E104]+([.C104]-POWER(2;[.E104]))/(POWER(2;[.E104]+1)-POWER(2;[.E104]))" office:value-type="float" office:value="217">
            <text:p>217</text:p>
          </table:table-cell>
          <table:table-cell table:formula="of:=3735/LN([.B104]/0.772)-273" office:value-type="float" office:value="62.9511953996109">
            <text:p>63</text:p>
          </table:table-cell>
          <table:table-cell table:formula="of:=FLOOR(-38.4*[.D104]/LOG(EXP(1);[.$D$1])+431.5;1)" office:value-type="float" office:value="67">
            <text:p>67</text:p>
          </table:table-cell>
        </table:table-row>
        <table:table-row table:style-name="ro2">
          <table:table-cell office:value-type="float" office:value="13184">
            <text:p>13184</text:p>
          </table:table-cell>
          <table:table-cell table:formula="of:=470000/(65536*2/[.A105]-1)" office:value-type="float" office:value="52562.4321389794">
            <text:p>5.26E+4</text:p>
          </table:table-cell>
          <table:table-cell table:formula="of:=[.B105]/0.772" office:value-type="float" office:value="68086.0519934966">
            <text:p>6.81E+4</text:p>
          </table:table-cell>
          <table:table-cell table:formula="of:=LOG([.A105];[.$D$1])" office:value-type="float" office:value="218.984008434932">
            <text:p>218.9840084349</text:p>
          </table:table-cell>
          <table:table-cell table:formula="of:=FLOOR([.D105];1)" office:value-type="float" office:value="218">
            <text:p>218</text:p>
          </table:table-cell>
          <table:table-cell table:formula="of:=[.E105]+([.C105]-POWER(2;[.E105]))/(POWER(2;[.E105]+1)-POWER(2;[.E105]))" office:value-type="float" office:value="217">
            <text:p>217</text:p>
          </table:table-cell>
          <table:table-cell table:formula="of:=3735/LN([.B105]/0.772)-273" office:value-type="float" office:value="62.6239132361873">
            <text:p>63</text:p>
          </table:table-cell>
          <table:table-cell table:formula="of:=FLOOR(-38.4*[.D105]/LOG(EXP(1);[.$D$1])+431.5;1)" office:value-type="float" office:value="67">
            <text:p>67</text:p>
          </table:table-cell>
        </table:table-row>
        <table:table-row table:style-name="ro2">
          <table:table-cell office:value-type="float" office:value="13312">
            <text:p>13312</text:p>
          </table:table-cell>
          <table:table-cell table:formula="of:=470000/(65536*2/[.A106]-1)" office:value-type="float" office:value="53130.4347826087">
            <text:p>5.31E+4</text:p>
          </table:table-cell>
          <table:table-cell table:formula="of:=[.B106]/0.772" office:value-type="float" office:value="68821.8067132237">
            <text:p>6.88E+4</text:p>
          </table:table-cell>
          <table:table-cell table:formula="of:=LOG([.A106];[.$D$1])" office:value-type="float" office:value="219.207035490258">
            <text:p>219.2070354903</text:p>
          </table:table-cell>
          <table:table-cell table:formula="of:=FLOOR([.D106];1)" office:value-type="float" office:value="219">
            <text:p>219</text:p>
          </table:table-cell>
          <table:table-cell table:formula="of:=[.E106]+([.C106]-POWER(2;[.E106]))/(POWER(2;[.E106]+1)-POWER(2;[.E106]))" office:value-type="float" office:value="218">
            <text:p>218</text:p>
          </table:table-cell>
          <table:table-cell table:formula="of:=3735/LN([.B106]/0.772)-273" office:value-type="float" office:value="62.3000700303098">
            <text:p>62</text:p>
          </table:table-cell>
          <table:table-cell table:formula="of:=FLOOR(-38.4*[.D106]/LOG(EXP(1);[.$D$1])+431.5;1)" office:value-type="float" office:value="66">
            <text:p>66</text:p>
          </table:table-cell>
        </table:table-row>
        <table:table-row table:style-name="ro2">
          <table:table-cell office:value-type="float" office:value="13440">
            <text:p>13440</text:p>
          </table:table-cell>
          <table:table-cell table:formula="of:=470000/(65536*2/[.A107]-1)" office:value-type="float" office:value="53699.6735582154">
            <text:p>5.37E+4</text:p>
          </table:table-cell>
          <table:table-cell table:formula="of:=[.B107]/0.772" office:value-type="float" office:value="69559.1626401755">
            <text:p>6.96E+4</text:p>
          </table:table-cell>
          <table:table-cell table:formula="of:=LOG([.A107];[.$D$1])" office:value-type="float" office:value="219.427928282658">
            <text:p>219.4279282827</text:p>
          </table:table-cell>
          <table:table-cell table:formula="of:=FLOOR([.D107];1)" office:value-type="float" office:value="219">
            <text:p>219</text:p>
          </table:table-cell>
          <table:table-cell table:formula="of:=[.E107]+([.C107]-POWER(2;[.E107]))/(POWER(2;[.E107]+1)-POWER(2;[.E107]))" office:value-type="float" office:value="218">
            <text:p>218</text:p>
          </table:table-cell>
          <table:table-cell table:formula="of:=3735/LN([.B107]/0.772)-273" office:value-type="float" office:value="61.9795934468269">
            <text:p>62</text:p>
          </table:table-cell>
          <table:table-cell table:formula="of:=FLOOR(-38.4*[.D107]/LOG(EXP(1);[.$D$1])+431.5;1)" office:value-type="float" office:value="66">
            <text:p>66</text:p>
          </table:table-cell>
        </table:table-row>
        <table:table-row table:style-name="ro2">
          <table:table-cell office:value-type="float" office:value="13568">
            <text:p>13568</text:p>
          </table:table-cell>
          <table:table-cell table:formula="of:=470000/(65536*2/[.A108]-1)" office:value-type="float" office:value="54270.1525054466">
            <text:p>5.43E+4</text:p>
          </table:table-cell>
          <table:table-cell table:formula="of:=[.B108]/0.772" office:value-type="float" office:value="70298.1250070552">
            <text:p>7.03E+4</text:p>
          </table:table-cell>
          <table:table-cell table:formula="of:=LOG([.A108];[.$D$1])" office:value-type="float" office:value="219.646727273012">
            <text:p>219.646727273</text:p>
          </table:table-cell>
          <table:table-cell table:formula="of:=FLOOR([.D108];1)" office:value-type="float" office:value="219">
            <text:p>219</text:p>
          </table:table-cell>
          <table:table-cell table:formula="of:=[.E108]+([.C108]-POWER(2;[.E108]))/(POWER(2;[.E108]+1)-POWER(2;[.E108]))" office:value-type="float" office:value="218">
            <text:p>218</text:p>
          </table:table-cell>
          <table:table-cell table:formula="of:=3735/LN([.B108]/0.772)-273" office:value-type="float" office:value="61.6624133400673">
            <text:p>62</text:p>
          </table:table-cell>
          <table:table-cell table:formula="of:=FLOOR(-38.4*[.D108]/LOG(EXP(1);[.$D$1])+431.5;1)" office:value-type="float" office:value="66">
            <text:p>66</text:p>
          </table:table-cell>
        </table:table-row>
        <table:table-row table:style-name="ro2">
          <table:table-cell office:value-type="float" office:value="13696">
            <text:p>13696</text:p>
          </table:table-cell>
          <table:table-cell table:formula="of:=470000/(65536*2/[.A109]-1)" office:value-type="float" office:value="54841.8756815704">
            <text:p>5.48E+4</text:p>
          </table:table-cell>
          <table:table-cell table:formula="of:=[.B109]/0.772" office:value-type="float" office:value="71038.6990693916">
            <text:p>7.10E+4</text:p>
          </table:table-cell>
          <table:table-cell table:formula="of:=LOG([.A109];[.$D$1])" office:value-type="float" office:value="219.863471782419">
            <text:p>219.8634717824</text:p>
          </table:table-cell>
          <table:table-cell table:formula="of:=FLOOR([.D109];1)" office:value-type="float" office:value="219">
            <text:p>219</text:p>
          </table:table-cell>
          <table:table-cell table:formula="of:=[.E109]+([.C109]-POWER(2;[.E109]))/(POWER(2;[.E109]+1)-POWER(2;[.E109]))" office:value-type="float" office:value="218">
            <text:p>218</text:p>
          </table:table-cell>
          <table:table-cell table:formula="of:=3735/LN([.B109]/0.772)-273" office:value-type="float" office:value="61.3484616674475">
            <text:p>61</text:p>
          </table:table-cell>
          <table:table-cell table:formula="of:=FLOOR(-38.4*[.D109]/LOG(EXP(1);[.$D$1])+431.5;1)" office:value-type="float" office:value="65">
            <text:p>65</text:p>
          </table:table-cell>
        </table:table-row>
        <table:table-row table:style-name="ro2">
          <table:table-cell office:value-type="float" office:value="13824">
            <text:p>13824</text:p>
          </table:table-cell>
          <table:table-cell table:formula="of:=470000/(65536*2/[.A110]-1)" office:value-type="float" office:value="55414.8471615721">
            <text:p>5.54E+4</text:p>
          </table:table-cell>
          <table:table-cell table:formula="of:=[.B110]/0.772" office:value-type="float" office:value="71780.8901056633">
            <text:p>7.18E+4</text:p>
          </table:table-cell>
          <table:table-cell table:formula="of:=LOG([.A110];[.$D$1])" office:value-type="float" office:value="220.078200034616">
            <text:p>220.0782000346</text:p>
          </table:table-cell>
          <table:table-cell table:formula="of:=FLOOR([.D110];1)" office:value-type="float" office:value="220">
            <text:p>220</text:p>
          </table:table-cell>
          <table:table-cell table:formula="of:=[.E110]+([.C110]-POWER(2;[.E110]))/(POWER(2;[.E110]+1)-POWER(2;[.E110]))" office:value-type="float" office:value="219">
            <text:p>219</text:p>
          </table:table-cell>
          <table:table-cell table:formula="of:=3735/LN([.B110]/0.772)-273" office:value-type="float" office:value="61.0376724072632">
            <text:p>61</text:p>
          </table:table-cell>
          <table:table-cell table:formula="of:=FLOOR(-38.4*[.D110]/LOG(EXP(1);[.$D$1])+431.5;1)" office:value-type="float" office:value="65">
            <text:p>65</text:p>
          </table:table-cell>
        </table:table-row>
        <table:table-row table:style-name="ro2">
          <table:table-cell office:value-type="float" office:value="13952">
            <text:p>13952</text:p>
          </table:table-cell>
          <table:table-cell table:formula="of:=470000/(65536*2/[.A111]-1)" office:value-type="float" office:value="55989.0710382514">
            <text:p>5.60E+4</text:p>
          </table:table-cell>
          <table:table-cell table:formula="of:=[.B111]/0.772" office:value-type="float" office:value="72524.703417424">
            <text:p>7.25E+4</text:p>
          </table:table-cell>
          <table:table-cell table:formula="of:=LOG([.A111];[.$D$1])" office:value-type="float" office:value="220.290949196431">
            <text:p>220.2909491964</text:p>
          </table:table-cell>
          <table:table-cell table:formula="of:=FLOOR([.D111];1)" office:value-type="float" office:value="220">
            <text:p>220</text:p>
          </table:table-cell>
          <table:table-cell table:formula="of:=[.E111]+([.C111]-POWER(2;[.E111]))/(POWER(2;[.E111]+1)-POWER(2;[.E111]))" office:value-type="float" office:value="219">
            <text:p>219</text:p>
          </table:table-cell>
          <table:table-cell table:formula="of:=3735/LN([.B111]/0.772)-273" office:value-type="float" office:value="60.729981480427">
            <text:p>61</text:p>
          </table:table-cell>
          <table:table-cell table:formula="of:=FLOOR(-38.4*[.D111]/LOG(EXP(1);[.$D$1])+431.5;1)" office:value-type="float" office:value="65">
            <text:p>65</text:p>
          </table:table-cell>
        </table:table-row>
        <table:table-row table:style-name="ro2">
          <table:table-cell office:value-type="float" office:value="14080">
            <text:p>14080</text:p>
          </table:table-cell>
          <table:table-cell table:formula="of:=470000/(65536*2/[.A112]-1)" office:value-type="float" office:value="56564.5514223195">
            <text:p>5.66E+4</text:p>
          </table:table-cell>
          <table:table-cell table:formula="of:=[.B112]/0.772" office:value-type="float" office:value="73270.1443294294">
            <text:p>7.33E+4</text:p>
          </table:table-cell>
          <table:table-cell table:formula="of:=LOG([.A112];[.$D$1])" office:value-type="float" office:value="220.501755416395">
            <text:p>220.5017554164</text:p>
          </table:table-cell>
          <table:table-cell table:formula="of:=FLOOR([.D112];1)" office:value-type="float" office:value="220">
            <text:p>220</text:p>
          </table:table-cell>
          <table:table-cell table:formula="of:=[.E112]+([.C112]-POWER(2;[.E112]))/(POWER(2;[.E112]+1)-POWER(2;[.E112]))" office:value-type="float" office:value="219">
            <text:p>219</text:p>
          </table:table-cell>
          <table:table-cell table:formula="of:=3735/LN([.B112]/0.772)-273" office:value-type="float" office:value="60.425326675925">
            <text:p>60</text:p>
          </table:table-cell>
          <table:table-cell table:formula="of:=FLOOR(-38.4*[.D112]/LOG(EXP(1);[.$D$1])+431.5;1)" office:value-type="float" office:value="64">
            <text:p>64</text:p>
          </table:table-cell>
        </table:table-row>
        <table:table-row table:style-name="ro2">
          <table:table-cell office:value-type="float" office:value="14208">
            <text:p>14208</text:p>
          </table:table-cell>
          <table:table-cell table:formula="of:=470000/(65536*2/[.A113]-1)" office:value-type="float" office:value="57141.2924424973">
            <text:p>5.71E+4</text:p>
          </table:table-cell>
          <table:table-cell table:formula="of:=[.B113]/0.772" office:value-type="float" office:value="74017.2181897633">
            <text:p>7.40E+4</text:p>
          </table:table-cell>
          <table:table-cell table:formula="of:=LOG([.A113];[.$D$1])" office:value-type="float" office:value="220.710653861602">
            <text:p>220.7106538616</text:p>
          </table:table-cell>
          <table:table-cell table:formula="of:=FLOOR([.D113];1)" office:value-type="float" office:value="220">
            <text:p>220</text:p>
          </table:table-cell>
          <table:table-cell table:formula="of:=[.E113]+([.C113]-POWER(2;[.E113]))/(POWER(2;[.E113]+1)-POWER(2;[.E113]))" office:value-type="float" office:value="219">
            <text:p>219</text:p>
          </table:table-cell>
          <table:table-cell table:formula="of:=3735/LN([.B113]/0.772)-273" office:value-type="float" office:value="60.1236475797884">
            <text:p>60</text:p>
          </table:table-cell>
          <table:table-cell table:formula="of:=FLOOR(-38.4*[.D113]/LOG(EXP(1);[.$D$1])+431.5;1)" office:value-type="float" office:value="64">
            <text:p>64</text:p>
          </table:table-cell>
        </table:table-row>
        <table:table-row table:style-name="ro2">
          <table:table-cell office:value-type="float" office:value="14336">
            <text:p>14336</text:p>
          </table:table-cell>
          <table:table-cell table:formula="of:=470000/(65536*2/[.A114]-1)" office:value-type="float" office:value="57719.298245614">
            <text:p>5.77E+4</text:p>
          </table:table-cell>
          <table:table-cell table:formula="of:=[.B114]/0.772" office:value-type="float" office:value="74765.9303699664">
            <text:p>7.48E+4</text:p>
          </table:table-cell>
          <table:table-cell table:formula="of:=LOG([.A114];[.$D$1])" office:value-type="float" office:value="220.917678752922">
            <text:p>220.9176787529</text:p>
          </table:table-cell>
          <table:table-cell table:formula="of:=FLOOR([.D114];1)" office:value-type="float" office:value="220">
            <text:p>220</text:p>
          </table:table-cell>
          <table:table-cell table:formula="of:=[.E114]+([.C114]-POWER(2;[.E114]))/(POWER(2;[.E114]+1)-POWER(2;[.E114]))" office:value-type="float" office:value="219">
            <text:p>219</text:p>
          </table:table-cell>
          <table:table-cell table:formula="of:=3735/LN([.B114]/0.772)-273" office:value-type="float" office:value="59.8248855073788">
            <text:p>60</text:p>
          </table:table-cell>
          <table:table-cell table:formula="of:=FLOOR(-38.4*[.D114]/LOG(EXP(1);[.$D$1])+431.5;1)" office:value-type="float" office:value="63">
            <text:p>63</text:p>
          </table:table-cell>
        </table:table-row>
        <table:table-row table:style-name="ro2">
          <table:table-cell office:value-type="float" office:value="14464">
            <text:p>14464</text:p>
          </table:table-cell>
          <table:table-cell table:formula="of:=470000/(65536*2/[.A115]-1)" office:value-type="float" office:value="58298.5729967069">
            <text:p>5.83E+4</text:p>
          </table:table-cell>
          <table:table-cell table:formula="of:=[.B115]/0.772" office:value-type="float" office:value="75516.2862651644">
            <text:p>7.55E+4</text:p>
          </table:table-cell>
          <table:table-cell table:formula="of:=LOG([.A115];[.$D$1])" office:value-type="float" office:value="221.122863398643">
            <text:p>221.1228633986</text:p>
          </table:table-cell>
          <table:table-cell table:formula="of:=FLOOR([.D115];1)" office:value-type="float" office:value="221">
            <text:p>221</text:p>
          </table:table-cell>
          <table:table-cell table:formula="of:=[.E115]+([.C115]-POWER(2;[.E115]))/(POWER(2;[.E115]+1)-POWER(2;[.E115]))" office:value-type="float" office:value="220">
            <text:p>220</text:p>
          </table:table-cell>
          <table:table-cell table:formula="of:=3735/LN([.B115]/0.772)-273" office:value-type="float" office:value="59.528983438809">
            <text:p>60</text:p>
          </table:table-cell>
          <table:table-cell table:formula="of:=FLOOR(-38.4*[.D115]/LOG(EXP(1);[.$D$1])+431.5;1)" office:value-type="float" office:value="63">
            <text:p>63</text:p>
          </table:table-cell>
        </table:table-row>
        <table:table-row table:style-name="ro2">
          <table:table-cell office:value-type="float" office:value="14592">
            <text:p>14592</text:p>
          </table:table-cell>
          <table:table-cell table:formula="of:=470000/(65536*2/[.A116]-1)" office:value-type="float" office:value="58879.1208791209">
            <text:p>5.89E+4</text:p>
          </table:table-cell>
          <table:table-cell table:formula="of:=[.B116]/0.772" office:value-type="float" office:value="76268.291294198">
            <text:p>7.63E+4</text:p>
          </table:table-cell>
          <table:table-cell table:formula="of:=LOG([.A116];[.$D$1])" office:value-type="float" office:value="221.326240226636">
            <text:p>221.3262402266</text:p>
          </table:table-cell>
          <table:table-cell table:formula="of:=FLOOR([.D116];1)" office:value-type="float" office:value="221">
            <text:p>221</text:p>
          </table:table-cell>
          <table:table-cell table:formula="of:=[.E116]+([.C116]-POWER(2;[.E116]))/(POWER(2;[.E116]+1)-POWER(2;[.E116]))" office:value-type="float" office:value="220">
            <text:p>220</text:p>
          </table:table-cell>
          <table:table-cell table:formula="of:=3735/LN([.B116]/0.772)-273" office:value-type="float" office:value="59.2358859573243">
            <text:p>59</text:p>
          </table:table-cell>
          <table:table-cell table:formula="of:=FLOOR(-38.4*[.D116]/LOG(EXP(1);[.$D$1])+431.5;1)" office:value-type="float" office:value="63">
            <text:p>63</text:p>
          </table:table-cell>
        </table:table-row>
        <table:table-row table:style-name="ro2">
          <table:table-cell office:value-type="float" office:value="14720">
            <text:p>14720</text:p>
          </table:table-cell>
          <table:table-cell table:formula="of:=470000/(65536*2/[.A117]-1)" office:value-type="float" office:value="59460.9460946095">
            <text:p>5.95E+4</text:p>
          </table:table-cell>
          <table:table-cell table:formula="of:=[.B117]/0.772" office:value-type="float" office:value="77021.9508997532">
            <text:p>7.70E+4</text:p>
          </table:table-cell>
          <table:table-cell table:formula="of:=LOG([.A117];[.$D$1])" office:value-type="float" office:value="221.52784081511">
            <text:p>221.5278408151</text:p>
          </table:table-cell>
          <table:table-cell table:formula="of:=FLOOR([.D117];1)" office:value-type="float" office:value="221">
            <text:p>221</text:p>
          </table:table-cell>
          <table:table-cell table:formula="of:=[.E117]+([.C117]-POWER(2;[.E117]))/(POWER(2;[.E117]+1)-POWER(2;[.E117]))" office:value-type="float" office:value="220">
            <text:p>220</text:p>
          </table:table-cell>
          <table:table-cell table:formula="of:=3735/LN([.B117]/0.772)-273" office:value-type="float" office:value="58.9455391904862">
            <text:p>59</text:p>
          </table:table-cell>
          <table:table-cell table:formula="of:=FLOOR(-38.4*[.D117]/LOG(EXP(1);[.$D$1])+431.5;1)" office:value-type="float" office:value="62">
            <text:p>62</text:p>
          </table:table-cell>
        </table:table-row>
        <table:table-row table:style-name="ro2">
          <table:table-cell office:value-type="float" office:value="14848">
            <text:p>14848</text:p>
          </table:table-cell>
          <table:table-cell table:formula="of:=470000/(65536*2/[.A118]-1)" office:value-type="float" office:value="60044.0528634361">
            <text:p>6.00E+4</text:p>
          </table:table-cell>
          <table:table-cell table:formula="of:=[.B118]/0.772" office:value-type="float" office:value="77777.2705484924">
            <text:p>7.78E+4</text:p>
          </table:table-cell>
          <table:table-cell table:formula="of:=LOG([.A118];[.$D$1])" office:value-type="float" office:value="221.727695922042">
            <text:p>221.727695922</text:p>
          </table:table-cell>
          <table:table-cell table:formula="of:=FLOOR([.D118];1)" office:value-type="float" office:value="221">
            <text:p>221</text:p>
          </table:table-cell>
          <table:table-cell table:formula="of:=[.E118]+([.C118]-POWER(2;[.E118]))/(POWER(2;[.E118]+1)-POWER(2;[.E118]))" office:value-type="float" office:value="220">
            <text:p>220</text:p>
          </table:table-cell>
          <table:table-cell table:formula="of:=3735/LN([.B118]/0.772)-273" office:value-type="float" office:value="58.657890754006">
            <text:p>59</text:p>
          </table:table-cell>
          <table:table-cell table:formula="of:=FLOOR(-38.4*[.D118]/LOG(EXP(1);[.$D$1])+431.5;1)" office:value-type="float" office:value="62">
            <text:p>62</text:p>
          </table:table-cell>
        </table:table-row>
        <table:table-row table:style-name="ro2">
          <table:table-cell office:value-type="float" office:value="14976">
            <text:p>14976</text:p>
          </table:table-cell>
          <table:table-cell table:formula="of:=470000/(65536*2/[.A119]-1)" office:value-type="float" office:value="60628.4454244763">
            <text:p>6.06E+4</text:p>
          </table:table-cell>
          <table:table-cell table:formula="of:=[.B119]/0.772" office:value-type="float" office:value="78534.2557311869">
            <text:p>7.85E+4</text:p>
          </table:table-cell>
          <table:table-cell table:formula="of:=LOG([.A119];[.$D$1])" office:value-type="float" office:value="221.925835513335">
            <text:p>221.9258355133</text:p>
          </table:table-cell>
          <table:table-cell table:formula="of:=FLOOR([.D119];1)" office:value-type="float" office:value="221">
            <text:p>221</text:p>
          </table:table-cell>
          <table:table-cell table:formula="of:=[.E119]+([.C119]-POWER(2;[.E119]))/(POWER(2;[.E119]+1)-POWER(2;[.E119]))" office:value-type="float" office:value="220">
            <text:p>220</text:p>
          </table:table-cell>
          <table:table-cell table:formula="of:=3735/LN([.B119]/0.772)-273" office:value-type="float" office:value="58.3728896980886">
            <text:p>58</text:p>
          </table:table-cell>
          <table:table-cell table:formula="of:=FLOOR(-38.4*[.D119]/LOG(EXP(1);[.$D$1])+431.5;1)" office:value-type="float" office:value="62">
            <text:p>62</text:p>
          </table:table-cell>
        </table:table-row>
        <table:table-row table:style-name="ro2">
          <table:table-cell office:value-type="float" office:value="15104">
            <text:p>15104</text:p>
          </table:table-cell>
          <table:table-cell table:formula="of:=470000/(65536*2/[.A120]-1)" office:value-type="float" office:value="61214.1280353201">
            <text:p>6.12E+4</text:p>
          </table:table-cell>
          <table:table-cell table:formula="of:=[.B120]/0.772" office:value-type="float" office:value="79292.9119628499">
            <text:p>7.93E+4</text:p>
          </table:table-cell>
          <table:table-cell table:formula="of:=LOG([.A120];[.$D$1])" office:value-type="float" office:value="222.12228878979">
            <text:p>222.1222887898</text:p>
          </table:table-cell>
          <table:table-cell table:formula="of:=FLOOR([.D120];1)" office:value-type="float" office:value="222">
            <text:p>222</text:p>
          </table:table-cell>
          <table:table-cell table:formula="of:=[.E120]+([.C120]-POWER(2;[.E120]))/(POWER(2;[.E120]+1)-POWER(2;[.E120]))" office:value-type="float" office:value="221">
            <text:p>221</text:p>
          </table:table-cell>
          <table:table-cell table:formula="of:=3735/LN([.B120]/0.772)-273" office:value-type="float" office:value="58.0904864561521">
            <text:p>58</text:p>
          </table:table-cell>
          <table:table-cell table:formula="of:=FLOOR(-38.4*[.D120]/LOG(EXP(1);[.$D$1])+431.5;1)" office:value-type="float" office:value="61">
            <text:p>61</text:p>
          </table:table-cell>
        </table:table-row>
        <table:table-row table:style-name="ro2">
          <table:table-cell office:value-type="float" office:value="15232">
            <text:p>15232</text:p>
          </table:table-cell>
          <table:table-cell table:formula="of:=470000/(65536*2/[.A121]-1)" office:value-type="float" office:value="61801.1049723757">
            <text:p>6.18E+4</text:p>
          </table:table-cell>
          <table:table-cell table:formula="of:=[.B121]/0.772" office:value-type="float" office:value="80053.2447828701">
            <text:p>8.01E+4</text:p>
          </table:table-cell>
          <table:table-cell table:formula="of:=LOG([.A121];[.$D$1])" office:value-type="float" office:value="222.317084212928">
            <text:p>222.3170842129</text:p>
          </table:table-cell>
          <table:table-cell table:formula="of:=FLOOR([.D121];1)" office:value-type="float" office:value="222">
            <text:p>222</text:p>
          </table:table-cell>
          <table:table-cell table:formula="of:=[.E121]+([.C121]-POWER(2;[.E121]))/(POWER(2;[.E121]+1)-POWER(2;[.E121]))" office:value-type="float" office:value="221">
            <text:p>221</text:p>
          </table:table-cell>
          <table:table-cell table:formula="of:=3735/LN([.B121]/0.772)-273" office:value-type="float" office:value="57.8106327958014">
            <text:p>58</text:p>
          </table:table-cell>
          <table:table-cell table:formula="of:=FLOOR(-38.4*[.D121]/LOG(EXP(1);[.$D$1])+431.5;1)" office:value-type="float" office:value="61">
            <text:p>61</text:p>
          </table:table-cell>
        </table:table-row>
        <table:table-row table:style-name="ro2">
          <table:table-cell office:value-type="float" office:value="15360">
            <text:p>15360</text:p>
          </table:table-cell>
          <table:table-cell table:formula="of:=470000/(65536*2/[.A122]-1)" office:value-type="float" office:value="62389.3805309735">
            <text:p>6.24E+4</text:p>
          </table:table-cell>
          <table:table-cell table:formula="of:=[.B122]/0.772" office:value-type="float" office:value="80815.259755147">
            <text:p>8.08E+4</text:p>
          </table:table-cell>
          <table:table-cell table:formula="of:=LOG([.A122];[.$D$1])" office:value-type="float" office:value="222.510249529737">
            <text:p>222.5102495297</text:p>
          </table:table-cell>
          <table:table-cell table:formula="of:=FLOOR([.D122];1)" office:value-type="float" office:value="222">
            <text:p>222</text:p>
          </table:table-cell>
          <table:table-cell table:formula="of:=[.E122]+([.C122]-POWER(2;[.E122]))/(POWER(2;[.E122]+1)-POWER(2;[.E122]))" office:value-type="float" office:value="221">
            <text:p>221</text:p>
          </table:table-cell>
          <table:table-cell table:formula="of:=3735/LN([.B122]/0.772)-273" office:value-type="float" office:value="57.5332817719352">
            <text:p>58</text:p>
          </table:table-cell>
          <table:table-cell table:formula="of:=FLOOR(-38.4*[.D122]/LOG(EXP(1);[.$D$1])+431.5;1)" office:value-type="float" office:value="61">
            <text:p>61</text:p>
          </table:table-cell>
        </table:table-row>
        <table:table-row table:style-name="ro2">
          <table:table-cell office:value-type="float" office:value="15488">
            <text:p>15488</text:p>
          </table:table-cell>
          <table:table-cell table:formula="of:=470000/(65536*2/[.A123]-1)" office:value-type="float" office:value="62978.9590254707">
            <text:p>6.30E+4</text:p>
          </table:table-cell>
          <table:table-cell table:formula="of:=[.B123]/0.772" office:value-type="float" office:value="81578.9624682262">
            <text:p>8.16E+4</text:p>
          </table:table-cell>
          <table:table-cell table:formula="of:=LOG([.A123];[.$D$1])" office:value-type="float" office:value="222.701811796394">
            <text:p>222.7018117964</text:p>
          </table:table-cell>
          <table:table-cell table:formula="of:=FLOOR([.D123];1)" office:value-type="float" office:value="222">
            <text:p>222</text:p>
          </table:table-cell>
          <table:table-cell table:formula="of:=[.E123]+([.C123]-POWER(2;[.E123]))/(POWER(2;[.E123]+1)-POWER(2;[.E123]))" office:value-type="float" office:value="221">
            <text:p>221</text:p>
          </table:table-cell>
          <table:table-cell table:formula="of:=3735/LN([.B123]/0.772)-273" office:value-type="float" office:value="57.2583876818794">
            <text:p>57</text:p>
          </table:table-cell>
          <table:table-cell table:formula="of:=FLOOR(-38.4*[.D123]/LOG(EXP(1);[.$D$1])+431.5;1)" office:value-type="float" office:value="61">
            <text:p>61</text:p>
          </table:table-cell>
        </table:table-row>
        <table:table-row table:style-name="ro2">
          <table:table-cell office:value-type="float" office:value="15616">
            <text:p>15616</text:p>
          </table:table-cell>
          <table:table-cell table:formula="of:=470000/(65536*2/[.A124]-1)" office:value-type="float" office:value="63569.844789357">
            <text:p>6.36E+4</text:p>
          </table:table-cell>
          <table:table-cell table:formula="of:=[.B124]/0.772" office:value-type="float" office:value="82344.3585354365">
            <text:p>8.23E+4</text:p>
          </table:table-cell>
          <table:table-cell table:formula="of:=LOG([.A124];[.$D$1])" office:value-type="float" office:value="222.891797401007">
            <text:p>222.891797401</text:p>
          </table:table-cell>
          <table:table-cell table:formula="of:=FLOOR([.D124];1)" office:value-type="float" office:value="222">
            <text:p>222</text:p>
          </table:table-cell>
          <table:table-cell table:formula="of:=[.E124]+([.C124]-POWER(2;[.E124]))/(POWER(2;[.E124]+1)-POWER(2;[.E124]))" office:value-type="float" office:value="221">
            <text:p>221</text:p>
          </table:table-cell>
          <table:table-cell table:formula="of:=3735/LN([.B124]/0.772)-273" office:value-type="float" office:value="56.9859060224422">
            <text:p>57</text:p>
          </table:table-cell>
          <table:table-cell table:formula="of:=FLOOR(-38.4*[.D124]/LOG(EXP(1);[.$D$1])+431.5;1)" office:value-type="float" office:value="60">
            <text:p>60</text:p>
          </table:table-cell>
        </table:table-row>
        <table:table-row table:style-name="ro2">
          <table:table-cell office:value-type="float" office:value="15744">
            <text:p>15744</text:p>
          </table:table-cell>
          <table:table-cell table:formula="of:=470000/(65536*2/[.A125]-1)" office:value-type="float" office:value="64162.0421753607">
            <text:p>6.42E+4</text:p>
          </table:table-cell>
          <table:table-cell table:formula="of:=[.B125]/0.772" office:value-type="float" office:value="83111.4535950268">
            <text:p>8.31E+4</text:p>
          </table:table-cell>
          <table:table-cell table:formula="of:=LOG([.A125];[.$D$1])" office:value-type="float" office:value="223.080232085428">
            <text:p>223.0802320854</text:p>
          </table:table-cell>
          <table:table-cell table:formula="of:=FLOOR([.D125];1)" office:value-type="float" office:value="223">
            <text:p>223</text:p>
          </table:table-cell>
          <table:table-cell table:formula="of:=[.E125]+([.C125]-POWER(2;[.E125]))/(POWER(2;[.E125]+1)-POWER(2;[.E125]))" office:value-type="float" office:value="222">
            <text:p>222</text:p>
          </table:table-cell>
          <table:table-cell table:formula="of:=3735/LN([.B125]/0.772)-273" office:value-type="float" office:value="56.7157934487935">
            <text:p>57</text:p>
          </table:table-cell>
          <table:table-cell table:formula="of:=FLOOR(-38.4*[.D125]/LOG(EXP(1);[.$D$1])+431.5;1)" office:value-type="float" office:value="60">
            <text:p>60</text:p>
          </table:table-cell>
        </table:table-row>
        <table:table-row table:style-name="ro2">
          <table:table-cell office:value-type="float" office:value="15872">
            <text:p>15872</text:p>
          </table:table-cell>
          <table:table-cell table:formula="of:=470000/(65536*2/[.A126]-1)" office:value-type="float" office:value="64755.5555555556">
            <text:p>6.48E+4</text:p>
          </table:table-cell>
          <table:table-cell table:formula="of:=[.B126]/0.772" office:value-type="float" office:value="83880.2533103051">
            <text:p>8.39E+4</text:p>
          </table:table-cell>
          <table:table-cell table:formula="of:=LOG([.A126];[.$D$1])" office:value-type="float" office:value="223.26714096619">
            <text:p>223.2671409662</text:p>
          </table:table-cell>
          <table:table-cell table:formula="of:=FLOOR([.D126];1)" office:value-type="float" office:value="223">
            <text:p>223</text:p>
          </table:table-cell>
          <table:table-cell table:formula="of:=[.E126]+([.C126]-POWER(2;[.E126]))/(POWER(2;[.E126]+1)-POWER(2;[.E126]))" office:value-type="float" office:value="222">
            <text:p>222</text:p>
          </table:table-cell>
          <table:table-cell table:formula="of:=3735/LN([.B126]/0.772)-273" office:value-type="float" office:value="56.4480077350767">
            <text:p>56</text:p>
          </table:table-cell>
          <table:table-cell table:formula="of:=FLOOR(-38.4*[.D126]/LOG(EXP(1);[.$D$1])+431.5;1)" office:value-type="float" office:value="60">
            <text:p>60</text:p>
          </table:table-cell>
        </table:table-row>
        <table:table-row table:style-name="ro2">
          <table:table-cell office:value-type="float" office:value="16000">
            <text:p>16000</text:p>
          </table:table-cell>
          <table:table-cell table:formula="of:=470000/(65536*2/[.A127]-1)" office:value-type="float" office:value="65350.3893214683">
            <text:p>6.54E+4</text:p>
          </table:table-cell>
          <table:table-cell table:formula="of:=[.B127]/0.772" office:value-type="float" office:value="84650.7633697776">
            <text:p>8.47E+4</text:p>
          </table:table-cell>
          <table:table-cell table:formula="of:=LOG([.A127];[.$D$1])" office:value-type="float" office:value="223.452548554594">
            <text:p>223.4525485546</text:p>
          </table:table-cell>
          <table:table-cell table:formula="of:=FLOOR([.D127];1)" office:value-type="float" office:value="223">
            <text:p>223</text:p>
          </table:table-cell>
          <table:table-cell table:formula="of:=[.E127]+([.C127]-POWER(2;[.E127]))/(POWER(2;[.E127]+1)-POWER(2;[.E127]))" office:value-type="float" office:value="222">
            <text:p>222</text:p>
          </table:table-cell>
          <table:table-cell table:formula="of:=3735/LN([.B127]/0.772)-273" office:value-type="float" office:value="56.1825077366669">
            <text:p>56</text:p>
          </table:table-cell>
          <table:table-cell table:formula="of:=FLOOR(-38.4*[.D127]/LOG(EXP(1);[.$D$1])+431.5;1)" office:value-type="float" office:value="59">
            <text:p>59</text:p>
          </table:table-cell>
        </table:table-row>
        <table:table-row table:style-name="ro2">
          <table:table-cell office:value-type="float" office:value="16128">
            <text:p>16128</text:p>
          </table:table-cell>
          <table:table-cell table:formula="of:=470000/(65536*2/[.A128]-1)" office:value-type="float" office:value="65946.5478841871">
            <text:p>6.59E+4</text:p>
          </table:table-cell>
          <table:table-cell table:formula="of:=[.B128]/0.772" office:value-type="float" office:value="85422.989487289">
            <text:p>8.54E+4</text:p>
          </table:table-cell>
          <table:table-cell table:formula="of:=LOG([.A128];[.$D$1])" office:value-type="float" office:value="223.636478775999">
            <text:p>223.636478776</text:p>
          </table:table-cell>
          <table:table-cell table:formula="of:=FLOOR([.D128];1)" office:value-type="float" office:value="223">
            <text:p>223</text:p>
          </table:table-cell>
          <table:table-cell table:formula="of:=[.E128]+([.C128]-POWER(2;[.E128]))/(POWER(2;[.E128]+1)-POWER(2;[.E128]))" office:value-type="float" office:value="222">
            <text:p>222</text:p>
          </table:table-cell>
          <table:table-cell table:formula="of:=3735/LN([.B128]/0.772)-273" office:value-type="float" office:value="55.9192533539946">
            <text:p>56</text:p>
          </table:table-cell>
          <table:table-cell table:formula="of:=FLOOR(-38.4*[.D128]/LOG(EXP(1);[.$D$1])+431.5;1)" office:value-type="float" office:value="59">
            <text:p>59</text:p>
          </table:table-cell>
        </table:table-row>
        <table:table-row table:style-name="ro2">
          <table:table-cell office:value-type="float" office:value="16256">
            <text:p>16256</text:p>
          </table:table-cell>
          <table:table-cell table:formula="of:=470000/(65536*2/[.A129]-1)" office:value-type="float" office:value="66544.0356744705">
            <text:p>6.65E+4</text:p>
          </table:table-cell>
          <table:table-cell table:formula="of:=[.B129]/0.772" office:value-type="float" office:value="86196.9374021638">
            <text:p>8.62E+4</text:p>
          </table:table-cell>
          <table:table-cell table:formula="of:=LOG([.A129];[.$D$1])" office:value-type="float" office:value="223.818954988355">
            <text:p>223.8189549884</text:p>
          </table:table-cell>
          <table:table-cell table:formula="of:=FLOOR([.D129];1)" office:value-type="float" office:value="223">
            <text:p>223</text:p>
          </table:table-cell>
          <table:table-cell table:formula="of:=[.E129]+([.C129]-POWER(2;[.E129]))/(POWER(2;[.E129]+1)-POWER(2;[.E129]))" office:value-type="float" office:value="222">
            <text:p>222</text:p>
          </table:table-cell>
          <table:table-cell table:formula="of:=3735/LN([.B129]/0.772)-273" office:value-type="float" office:value="55.6582054978566">
            <text:p>56</text:p>
          </table:table-cell>
          <table:table-cell table:formula="of:=FLOOR(-38.4*[.D129]/LOG(EXP(1);[.$D$1])+431.5;1)" office:value-type="float" office:value="59">
            <text:p>59</text:p>
          </table:table-cell>
        </table:table-row>
        <table:table-row table:style-name="ro2">
          <table:table-cell office:value-type="float" office:value="16384">
            <text:p>16384</text:p>
          </table:table-cell>
          <table:table-cell table:formula="of:=470000/(65536*2/[.A130]-1)" office:value-type="float" office:value="67142.8571428571">
            <text:p>6.71E+4</text:p>
          </table:table-cell>
          <table:table-cell table:formula="of:=[.B130]/0.772" office:value-type="float" office:value="86972.6128793486">
            <text:p>8.70E+4</text:p>
          </table:table-cell>
          <table:table-cell table:formula="of:=LOG([.A130];[.$D$1])" office:value-type="float" office:value="224">
            <text:p>224</text:p>
          </table:table-cell>
          <table:table-cell table:formula="of:=FLOOR([.D130];1)" office:value-type="float" office:value="224">
            <text:p>224</text:p>
          </table:table-cell>
          <table:table-cell table:formula="of:=[.E130]+([.C130]-POWER(2;[.E130]))/(POWER(2;[.E130]+1)-POWER(2;[.E130]))" office:value-type="float" office:value="223">
            <text:p>223</text:p>
          </table:table-cell>
          <table:table-cell table:formula="of:=3735/LN([.B130]/0.772)-273" office:value-type="float" office:value="55.3993260561428">
            <text:p>55</text:p>
          </table:table-cell>
          <table:table-cell table:formula="of:=FLOOR(-38.4*[.D130]/LOG(EXP(1);[.$D$1])+431.5;1)" office:value-type="float" office:value="58">
            <text:p>58</text:p>
          </table:table-cell>
        </table:table-row>
        <table:table-row table:style-name="ro2">
          <table:table-cell office:value-type="float" office:value="16512">
            <text:p>16512</text:p>
          </table:table-cell>
          <table:table-cell table:formula="of:=470000/(65536*2/[.A131]-1)" office:value-type="float" office:value="67743.0167597765">
            <text:p>6.77E+4</text:p>
          </table:table-cell>
          <table:table-cell table:formula="of:=[.B131]/0.772" office:value-type="float" office:value="87750.0217095551">
            <text:p>8.78E+4</text:p>
          </table:table-cell>
          <table:table-cell table:formula="of:=LOG([.A131];[.$D$1])" office:value-type="float" office:value="224.179636086772">
            <text:p>224.1796360868</text:p>
          </table:table-cell>
          <table:table-cell table:formula="of:=FLOOR([.D131];1)" office:value-type="float" office:value="224">
            <text:p>224</text:p>
          </table:table-cell>
          <table:table-cell table:formula="of:=[.E131]+([.C131]-POWER(2;[.E131]))/(POWER(2;[.E131]+1)-POWER(2;[.E131]))" office:value-type="float" office:value="223">
            <text:p>223</text:p>
          </table:table-cell>
          <table:table-cell table:formula="of:=3735/LN([.B131]/0.772)-273" office:value-type="float" office:value="55.1425778619106">
            <text:p>55</text:p>
          </table:table-cell>
          <table:table-cell table:formula="of:=FLOOR(-38.4*[.D131]/LOG(EXP(1);[.$D$1])+431.5;1)" office:value-type="float" office:value="58">
            <text:p>58</text:p>
          </table:table-cell>
        </table:table-row>
        <table:table-row table:style-name="ro2">
          <table:table-cell office:value-type="float" office:value="16640">
            <text:p>16640</text:p>
          </table:table-cell>
          <table:table-cell table:formula="of:=470000/(65536*2/[.A132]-1)" office:value-type="float" office:value="68344.51901566">
            <text:p>6.83E+4</text:p>
          </table:table-cell>
          <table:table-cell table:formula="of:=[.B132]/0.772" office:value-type="float" office:value="88529.1697094041">
            <text:p>8.85E+4</text:p>
          </table:table-cell>
          <table:table-cell table:formula="of:=LOG([.A132];[.$D$1])" office:value-type="float" office:value="224.357885008456">
            <text:p>224.3578850085</text:p>
          </table:table-cell>
          <table:table-cell table:formula="of:=FLOOR([.D132];1)" office:value-type="float" office:value="224">
            <text:p>224</text:p>
          </table:table-cell>
          <table:table-cell table:formula="of:=[.E132]+([.C132]-POWER(2;[.E132]))/(POWER(2;[.E132]+1)-POWER(2;[.E132]))" office:value-type="float" office:value="223">
            <text:p>223</text:p>
          </table:table-cell>
          <table:table-cell table:formula="of:=3735/LN([.B132]/0.772)-273" office:value-type="float" office:value="54.8879246627417">
            <text:p>55</text:p>
          </table:table-cell>
          <table:table-cell table:formula="of:=FLOOR(-38.4*[.D132]/LOG(EXP(1);[.$D$1])+431.5;1)" office:value-type="float" office:value="58">
            <text:p>58</text:p>
          </table:table-cell>
        </table:table-row>
        <table:table-row table:style-name="ro2">
          <table:table-cell office:value-type="float" office:value="16768">
            <text:p>16768</text:p>
          </table:table-cell>
          <table:table-cell table:formula="of:=470000/(65536*2/[.A133]-1)" office:value-type="float" office:value="68947.3684210526">
            <text:p>6.89E+4</text:p>
          </table:table-cell>
          <table:table-cell table:formula="of:=[.B133]/0.772" office:value-type="float" office:value="89310.0627215708">
            <text:p>8.93E+4</text:p>
          </table:table-cell>
          <table:table-cell table:formula="of:=LOG([.A133];[.$D$1])" office:value-type="float" office:value="224.5347680246">
            <text:p>224.5347680246</text:p>
          </table:table-cell>
          <table:table-cell table:formula="of:=FLOOR([.D133];1)" office:value-type="float" office:value="224">
            <text:p>224</text:p>
          </table:table-cell>
          <table:table-cell table:formula="of:=[.E133]+([.C133]-POWER(2;[.E133]))/(POWER(2;[.E133]+1)-POWER(2;[.E133]))" office:value-type="float" office:value="223">
            <text:p>223</text:p>
          </table:table-cell>
          <table:table-cell table:formula="of:=3735/LN([.B133]/0.772)-273" office:value-type="float" office:value="54.6353310913203">
            <text:p>55</text:p>
          </table:table-cell>
          <table:table-cell table:formula="of:=FLOOR(-38.4*[.D133]/LOG(EXP(1);[.$D$1])+431.5;1)" office:value-type="float" office:value="57">
            <text:p>57</text:p>
          </table:table-cell>
        </table:table-row>
        <table:table-row table:style-name="ro2">
          <table:table-cell office:value-type="float" office:value="16896">
            <text:p>16896</text:p>
          </table:table-cell>
          <table:table-cell table:formula="of:=470000/(65536*2/[.A134]-1)" office:value-type="float" office:value="69551.5695067265">
            <text:p>6.96E+4</text:p>
          </table:table-cell>
          <table:table-cell table:formula="of:=[.B134]/0.772" office:value-type="float" office:value="90092.7066149307">
            <text:p>9.01E+4</text:p>
          </table:table-cell>
          <table:table-cell table:formula="of:=LOG([.A134];[.$D$1])" office:value-type="float" office:value="224.710305909736">
            <text:p>224.7103059097</text:p>
          </table:table-cell>
          <table:table-cell table:formula="of:=FLOOR([.D134];1)" office:value-type="float" office:value="224">
            <text:p>224</text:p>
          </table:table-cell>
          <table:table-cell table:formula="of:=[.E134]+([.C134]-POWER(2;[.E134]))/(POWER(2;[.E134]+1)-POWER(2;[.E134]))" office:value-type="float" office:value="223">
            <text:p>223</text:p>
          </table:table-cell>
          <table:table-cell table:formula="of:=3735/LN([.B134]/0.772)-273" office:value-type="float" office:value="54.3847626371758">
            <text:p>54</text:p>
          </table:table-cell>
          <table:table-cell table:formula="of:=FLOOR(-38.4*[.D134]/LOG(EXP(1);[.$D$1])+431.5;1)" office:value-type="float" office:value="57">
            <text:p>57</text:p>
          </table:table-cell>
        </table:table-row>
        <table:table-row table:style-name="ro2">
          <table:table-cell office:value-type="float" office:value="17024">
            <text:p>17024</text:p>
          </table:table-cell>
          <table:table-cell table:formula="of:=470000/(65536*2/[.A135]-1)" office:value-type="float" office:value="70157.1268237935">
            <text:p>7.02E+4</text:p>
          </table:table-cell>
          <table:table-cell table:formula="of:=[.B135]/0.772" office:value-type="float" office:value="90877.1072847066">
            <text:p>9.09E+4</text:p>
          </table:table-cell>
          <table:table-cell table:formula="of:=LOG([.A135];[.$D$1])" office:value-type="float" office:value="224.884518968019">
            <text:p>224.884518968</text:p>
          </table:table-cell>
          <table:table-cell table:formula="of:=FLOOR([.D135];1)" office:value-type="float" office:value="224">
            <text:p>224</text:p>
          </table:table-cell>
          <table:table-cell table:formula="of:=[.E135]+([.C135]-POWER(2;[.E135]))/(POWER(2;[.E135]+1)-POWER(2;[.E135]))" office:value-type="float" office:value="223">
            <text:p>223</text:p>
          </table:table-cell>
          <table:table-cell table:formula="of:=3735/LN([.B135]/0.772)-273" office:value-type="float" office:value="54.1361856195348">
            <text:p>54</text:p>
          </table:table-cell>
          <table:table-cell table:formula="of:=FLOOR(-38.4*[.D135]/LOG(EXP(1);[.$D$1])+431.5;1)" office:value-type="float" office:value="57">
            <text:p>57</text:p>
          </table:table-cell>
        </table:table-row>
        <table:table-row table:style-name="ro2">
          <table:table-cell office:value-type="float" office:value="17152">
            <text:p>17152</text:p>
          </table:table-cell>
          <table:table-cell table:formula="of:=470000/(65536*2/[.A136]-1)" office:value-type="float" office:value="70764.0449438202">
            <text:p>7.08E+4</text:p>
          </table:table-cell>
          <table:table-cell table:formula="of:=[.B136]/0.772" office:value-type="float" office:value="91663.2706526169">
            <text:p>9.17E+4</text:p>
          </table:table-cell>
          <table:table-cell table:formula="of:=LOG([.A136];[.$D$1])" office:value-type="float" office:value="225.057427047325">
            <text:p>225.0574270473</text:p>
          </table:table-cell>
          <table:table-cell table:formula="of:=FLOOR([.D136];1)" office:value-type="float" office:value="225">
            <text:p>225</text:p>
          </table:table-cell>
          <table:table-cell table:formula="of:=[.E136]+([.C136]-POWER(2;[.E136]))/(POWER(2;[.E136]+1)-POWER(2;[.E136]))" office:value-type="float" office:value="224">
            <text:p>224</text:p>
          </table:table-cell>
          <table:table-cell table:formula="of:=3735/LN([.B136]/0.772)-273" office:value-type="float" office:value="53.8895671612306">
            <text:p>54</text:p>
          </table:table-cell>
          <table:table-cell table:formula="of:=FLOOR(-38.4*[.D136]/LOG(EXP(1);[.$D$1])+431.5;1)" office:value-type="float" office:value="57">
            <text:p>57</text:p>
          </table:table-cell>
        </table:table-row>
        <table:table-row table:style-name="ro2">
          <table:table-cell office:value-type="float" office:value="17280">
            <text:p>17280</text:p>
          </table:table-cell>
          <table:table-cell table:formula="of:=470000/(65536*2/[.A137]-1)" office:value-type="float" office:value="71372.3284589426">
            <text:p>7.14E+4</text:p>
          </table:table-cell>
          <table:table-cell table:formula="of:=[.B137]/0.772" office:value-type="float" office:value="92451.2026670241">
            <text:p>9.25E+4</text:p>
          </table:table-cell>
          <table:table-cell table:formula="of:=LOG([.A137];[.$D$1])" office:value-type="float" office:value="225.229049552814">
            <text:p>225.2290495528</text:p>
          </table:table-cell>
          <table:table-cell table:formula="of:=FLOOR([.D137];1)" office:value-type="float" office:value="225">
            <text:p>225</text:p>
          </table:table-cell>
          <table:table-cell table:formula="of:=[.E137]+([.C137]-POWER(2;[.E137]))/(POWER(2;[.E137]+1)-POWER(2;[.E137]))" office:value-type="float" office:value="224">
            <text:p>224</text:p>
          </table:table-cell>
          <table:table-cell table:formula="of:=3735/LN([.B137]/0.772)-273" office:value-type="float" office:value="53.6448751636224">
            <text:p>54</text:p>
          </table:table-cell>
          <table:table-cell table:formula="of:=FLOOR(-38.4*[.D137]/LOG(EXP(1);[.$D$1])+431.5;1)" office:value-type="float" office:value="56">
            <text:p>56</text:p>
          </table:table-cell>
        </table:table-row>
        <table:table-row table:style-name="ro2">
          <table:table-cell office:value-type="float" office:value="17408">
            <text:p>17408</text:p>
          </table:table-cell>
          <table:table-cell table:formula="of:=470000/(65536*2/[.A138]-1)" office:value-type="float" office:value="71981.981981982">
            <text:p>7.20E+4</text:p>
          </table:table-cell>
          <table:table-cell table:formula="of:=[.B138]/0.772" office:value-type="float" office:value="93240.9093030855">
            <text:p>9.32E+4</text:p>
          </table:table-cell>
          <table:table-cell table:formula="of:=LOG([.A138];[.$D$1])" office:value-type="float" office:value="225.399405460006">
            <text:p>225.39940546</text:p>
          </table:table-cell>
          <table:table-cell table:formula="of:=FLOOR([.D138];1)" office:value-type="float" office:value="225">
            <text:p>225</text:p>
          </table:table-cell>
          <table:table-cell table:formula="of:=[.E138]+([.C138]-POWER(2;[.E138]))/(POWER(2;[.E138]+1)-POWER(2;[.E138]))" office:value-type="float" office:value="224">
            <text:p>224</text:p>
          </table:table-cell>
          <table:table-cell table:formula="of:=3735/LN([.B138]/0.772)-273" office:value-type="float" office:value="53.4020782824773">
            <text:p>53</text:p>
          </table:table-cell>
          <table:table-cell table:formula="of:=FLOOR(-38.4*[.D138]/LOG(EXP(1);[.$D$1])+431.5;1)" office:value-type="float" office:value="56">
            <text:p>56</text:p>
          </table:table-cell>
        </table:table-row>
        <table:table-row table:style-name="ro2">
          <table:table-cell office:value-type="float" office:value="17536">
            <text:p>17536</text:p>
          </table:table-cell>
          <table:table-cell table:formula="of:=470000/(65536*2/[.A139]-1)" office:value-type="float" office:value="72593.0101465614">
            <text:p>7.26E+4</text:p>
          </table:table-cell>
          <table:table-cell table:formula="of:=[.B139]/0.772" office:value-type="float" office:value="94032.3965629034">
            <text:p>9.40E+4</text:p>
          </table:table-cell>
          <table:table-cell table:formula="of:=LOG([.A139];[.$D$1])" office:value-type="float" office:value="225.568513327369">
            <text:p>225.5685133274</text:p>
          </table:table-cell>
          <table:table-cell table:formula="of:=FLOOR([.D139];1)" office:value-type="float" office:value="225">
            <text:p>225</text:p>
          </table:table-cell>
          <table:table-cell table:formula="of:=[.E139]+([.C139]-POWER(2;[.E139]))/(POWER(2;[.E139]+1)-POWER(2;[.E139]))" office:value-type="float" office:value="224">
            <text:p>224</text:p>
          </table:table-cell>
          <table:table-cell table:formula="of:=3735/LN([.B139]/0.772)-273" office:value-type="float" office:value="53.1611459047705">
            <text:p>53</text:p>
          </table:table-cell>
          <table:table-cell table:formula="of:=FLOOR(-38.4*[.D139]/LOG(EXP(1);[.$D$1])+431.5;1)" office:value-type="float" office:value="56">
            <text:p>56</text:p>
          </table:table-cell>
        </table:table-row>
        <table:table-row table:style-name="ro2">
          <table:table-cell office:value-type="float" office:value="17664">
            <text:p>17664</text:p>
          </table:table-cell>
          <table:table-cell table:formula="of:=470000/(65536*2/[.A140]-1)" office:value-type="float" office:value="73205.4176072235">
            <text:p>7.32E+4</text:p>
          </table:table-cell>
          <table:table-cell table:formula="of:=[.B140]/0.772" office:value-type="float" office:value="94825.6704756781">
            <text:p>9.48E+4</text:p>
          </table:table-cell>
          <table:table-cell table:formula="of:=LOG([.A140];[.$D$1])" office:value-type="float" office:value="225.736391308451">
            <text:p>225.7363913085</text:p>
          </table:table-cell>
          <table:table-cell table:formula="of:=FLOOR([.D140];1)" office:value-type="float" office:value="225">
            <text:p>225</text:p>
          </table:table-cell>
          <table:table-cell table:formula="of:=[.E140]+([.C140]-POWER(2;[.E140]))/(POWER(2;[.E140]+1)-POWER(2;[.E140]))" office:value-type="float" office:value="224">
            <text:p>224</text:p>
          </table:table-cell>
          <table:table-cell table:formula="of:=3735/LN([.B140]/0.772)-273" office:value-type="float" office:value="52.9220481263647">
            <text:p>53</text:p>
          </table:table-cell>
          <table:table-cell table:formula="of:=FLOOR(-38.4*[.D140]/LOG(EXP(1);[.$D$1])+431.5;1)" office:value-type="float" office:value="55">
            <text:p>55</text:p>
          </table:table-cell>
        </table:table-row>
        <table:table-row table:style-name="ro2">
          <table:table-cell office:value-type="float" office:value="17792">
            <text:p>17792</text:p>
          </table:table-cell>
          <table:table-cell table:formula="of:=470000/(65536*2/[.A141]-1)" office:value-type="float" office:value="73819.209039548">
            <text:p>7.38E+4</text:p>
          </table:table-cell>
          <table:table-cell table:formula="of:=[.B141]/0.772" office:value-type="float" office:value="95620.7370978601">
            <text:p>9.56E+4</text:p>
          </table:table-cell>
          <table:table-cell table:formula="of:=LOG([.A141];[.$D$1])" office:value-type="float" office:value="225.903057163577">
            <text:p>225.9030571636</text:p>
          </table:table-cell>
          <table:table-cell table:formula="of:=FLOOR([.D141];1)" office:value-type="float" office:value="225">
            <text:p>225</text:p>
          </table:table-cell>
          <table:table-cell table:formula="of:=[.E141]+([.C141]-POWER(2;[.E141]))/(POWER(2;[.E141]+1)-POWER(2;[.E141]))" office:value-type="float" office:value="224">
            <text:p>224</text:p>
          </table:table-cell>
          <table:table-cell table:formula="of:=3735/LN([.B141]/0.772)-273" office:value-type="float" office:value="52.6847557305262">
            <text:p>53</text:p>
          </table:table-cell>
          <table:table-cell table:formula="of:=FLOOR(-38.4*[.D141]/LOG(EXP(1);[.$D$1])+431.5;1)" office:value-type="float" office:value="55">
            <text:p>55</text:p>
          </table:table-cell>
        </table:table-row>
        <table:table-row table:style-name="ro2">
          <table:table-cell office:value-type="float" office:value="17920">
            <text:p>17920</text:p>
          </table:table-cell>
          <table:table-cell table:formula="of:=470000/(65536*2/[.A142]-1)" office:value-type="float" office:value="74434.3891402715">
            <text:p>7.44E+4</text:p>
          </table:table-cell>
          <table:table-cell table:formula="of:=[.B142]/0.772" office:value-type="float" office:value="96417.602513305">
            <text:p>9.64E+4</text:p>
          </table:table-cell>
          <table:table-cell table:formula="of:=LOG([.A142];[.$D$1])" office:value-type="float" office:value="226.06852827112">
            <text:p>226.0685282711</text:p>
          </table:table-cell>
          <table:table-cell table:formula="of:=FLOOR([.D142];1)" office:value-type="float" office:value="226">
            <text:p>226</text:p>
          </table:table-cell>
          <table:table-cell table:formula="of:=[.E142]+([.C142]-POWER(2;[.E142]))/(POWER(2;[.E142]+1)-POWER(2;[.E142]))" office:value-type="float" office:value="225">
            <text:p>225</text:p>
          </table:table-cell>
          <table:table-cell table:formula="of:=3735/LN([.B142]/0.772)-273" office:value-type="float" office:value="52.4492401672426">
            <text:p>52</text:p>
          </table:table-cell>
          <table:table-cell table:formula="of:=FLOOR(-38.4*[.D142]/LOG(EXP(1);[.$D$1])+431.5;1)" office:value-type="float" office:value="55">
            <text:p>55</text:p>
          </table:table-cell>
        </table:table-row>
        <table:table-row table:style-name="ro2">
          <table:table-cell office:value-type="float" office:value="18048">
            <text:p>18048</text:p>
          </table:table-cell>
          <table:table-cell table:formula="of:=470000/(65536*2/[.A143]-1)" office:value-type="float" office:value="75050.9626274066">
            <text:p>7.51E+4</text:p>
          </table:table-cell>
          <table:table-cell table:formula="of:=[.B143]/0.772" office:value-type="float" office:value="97216.2728334282">
            <text:p>9.72E+4</text:p>
          </table:table-cell>
          <table:table-cell table:formula="of:=LOG([.A143];[.$D$1])" office:value-type="float" office:value="226.232821638381">
            <text:p>226.2328216384</text:p>
          </table:table-cell>
          <table:table-cell table:formula="of:=FLOOR([.D143];1)" office:value-type="float" office:value="226">
            <text:p>226</text:p>
          </table:table-cell>
          <table:table-cell table:formula="of:=[.E143]+([.C143]-POWER(2;[.E143]))/(POWER(2;[.E143]+1)-POWER(2;[.E143]))" office:value-type="float" office:value="225">
            <text:p>225</text:p>
          </table:table-cell>
          <table:table-cell table:formula="of:=3735/LN([.B143]/0.772)-273" office:value-type="float" office:value="52.215473533307">
            <text:p>52</text:p>
          </table:table-cell>
          <table:table-cell table:formula="of:=FLOOR(-38.4*[.D143]/LOG(EXP(1);[.$D$1])+431.5;1)" office:value-type="float" office:value="55">
            <text:p>55</text:p>
          </table:table-cell>
        </table:table-row>
        <table:table-row table:style-name="ro2">
          <table:table-cell office:value-type="float" office:value="18176">
            <text:p>18176</text:p>
          </table:table-cell>
          <table:table-cell table:formula="of:=470000/(65536*2/[.A144]-1)" office:value-type="float" office:value="75668.9342403628">
            <text:p>7.57E+4</text:p>
          </table:table-cell>
          <table:table-cell table:formula="of:=[.B144]/0.772" office:value-type="float" office:value="98016.7541973612">
            <text:p>9.80E+4</text:p>
          </table:table-cell>
          <table:table-cell table:formula="of:=LOG([.A144];[.$D$1])" office:value-type="float" office:value="226.395953912075">
            <text:p>226.3959539121</text:p>
          </table:table-cell>
          <table:table-cell table:formula="of:=FLOOR([.D144];1)" office:value-type="float" office:value="226">
            <text:p>226</text:p>
          </table:table-cell>
          <table:table-cell table:formula="of:=[.E144]+([.C144]-POWER(2;[.E144]))/(POWER(2;[.E144]+1)-POWER(2;[.E144]))" office:value-type="float" office:value="225">
            <text:p>225</text:p>
          </table:table-cell>
          <table:table-cell table:formula="of:=3735/LN([.B144]/0.772)-273" office:value-type="float" office:value="51.9834285531326">
            <text:p>52</text:p>
          </table:table-cell>
          <table:table-cell table:formula="of:=FLOOR(-38.4*[.D144]/LOG(EXP(1);[.$D$1])+431.5;1)" office:value-type="float" office:value="54">
            <text:p>54</text:p>
          </table:table-cell>
        </table:table-row>
        <table:table-row table:style-name="ro2">
          <table:table-cell office:value-type="float" office:value="18304">
            <text:p>18304</text:p>
          </table:table-cell>
          <table:table-cell table:formula="of:=470000/(65536*2/[.A145]-1)" office:value-type="float" office:value="76288.3087400681">
            <text:p>7.63E+4</text:p>
          </table:table-cell>
          <table:table-cell table:formula="of:=[.B145]/0.772" office:value-type="float" office:value="98819.0527721089">
            <text:p>9.88E+4</text:p>
          </table:table-cell>
          <table:table-cell table:formula="of:=LOG([.A145];[.$D$1])" office:value-type="float" office:value="226.557941388455">
            <text:p>226.5579413885</text:p>
          </table:table-cell>
          <table:table-cell table:formula="of:=FLOOR([.D145];1)" office:value-type="float" office:value="226">
            <text:p>226</text:p>
          </table:table-cell>
          <table:table-cell table:formula="of:=[.E145]+([.C145]-POWER(2;[.E145]))/(POWER(2;[.E145]+1)-POWER(2;[.E145]))" office:value-type="float" office:value="225">
            <text:p>225</text:p>
          </table:table-cell>
          <table:table-cell table:formula="of:=3735/LN([.B145]/0.772)-273" office:value-type="float" office:value="51.7530785602685">
            <text:p>52</text:p>
          </table:table-cell>
          <table:table-cell table:formula="of:=FLOOR(-38.4*[.D145]/LOG(EXP(1);[.$D$1])+431.5;1)" office:value-type="float" office:value="54">
            <text:p>54</text:p>
          </table:table-cell>
        </table:table-row>
        <table:table-row table:style-name="ro2">
          <table:table-cell office:value-type="float" office:value="18432">
            <text:p>18432</text:p>
          </table:table-cell>
          <table:table-cell table:formula="of:=470000/(65536*2/[.A146]-1)" office:value-type="float" office:value="76909.0909090909">
            <text:p>7.69E+4</text:p>
          </table:table-cell>
          <table:table-cell table:formula="of:=[.B146]/0.772" office:value-type="float" office:value="99623.1747527084">
            <text:p>9.96E+4</text:p>
          </table:table-cell>
          <table:table-cell table:formula="of:=LOG([.A146];[.$D$1])" office:value-type="float" office:value="226.718800023077">
            <text:p>226.7188000231</text:p>
          </table:table-cell>
          <table:table-cell table:formula="of:=FLOOR([.D146];1)" office:value-type="float" office:value="226">
            <text:p>226</text:p>
          </table:table-cell>
          <table:table-cell table:formula="of:=[.E146]+([.C146]-POWER(2;[.E146]))/(POWER(2;[.E146]+1)-POWER(2;[.E146]))" office:value-type="float" office:value="225">
            <text:p>225</text:p>
          </table:table-cell>
          <table:table-cell table:formula="of:=3735/LN([.B146]/0.772)-273" office:value-type="float" office:value="51.5243974795856">
            <text:p>52</text:p>
          </table:table-cell>
          <table:table-cell table:formula="of:=FLOOR(-38.4*[.D146]/LOG(EXP(1);[.$D$1])+431.5;1)" office:value-type="float" office:value="54">
            <text:p>54</text:p>
          </table:table-cell>
        </table:table-row>
        <table:table-row table:style-name="ro2">
          <table:table-cell office:value-type="float" office:value="18560">
            <text:p>18560</text:p>
          </table:table-cell>
          <table:table-cell table:formula="of:=470000/(65536*2/[.A147]-1)" office:value-type="float" office:value="77531.2855517634">
            <text:p>7.75E+4</text:p>
          </table:table-cell>
          <table:table-cell table:formula="of:=[.B147]/0.772" office:value-type="float" office:value="100429.126362388">
            <text:p>1.00E+5</text:p>
          </table:table-cell>
          <table:table-cell table:formula="of:=LOG([.A147];[.$D$1])" office:value-type="float" office:value="226.878545440239">
            <text:p>226.8785454402</text:p>
          </table:table-cell>
          <table:table-cell table:formula="of:=FLOOR([.D147];1)" office:value-type="float" office:value="226">
            <text:p>226</text:p>
          </table:table-cell>
          <table:table-cell table:formula="of:=[.E147]+([.C147]-POWER(2;[.E147]))/(POWER(2;[.E147]+1)-POWER(2;[.E147]))" office:value-type="float" office:value="225">
            <text:p>225</text:p>
          </table:table-cell>
          <table:table-cell table:formula="of:=3735/LN([.B147]/0.772)-273" office:value-type="float" office:value="51.2973598101029">
            <text:p>51</text:p>
          </table:table-cell>
          <table:table-cell table:formula="of:=FLOOR(-38.4*[.D147]/LOG(EXP(1);[.$D$1])+431.5;1)" office:value-type="float" office:value="54">
            <text:p>54</text:p>
          </table:table-cell>
        </table:table-row>
        <table:table-row table:style-name="ro2">
          <table:table-cell office:value-type="float" office:value="18688">
            <text:p>18688</text:p>
          </table:table-cell>
          <table:table-cell table:formula="of:=470000/(65536*2/[.A148]-1)" office:value-type="float" office:value="78154.8974943052">
            <text:p>7.82E+4</text:p>
          </table:table-cell>
          <table:table-cell table:formula="of:=[.B148]/0.772" office:value-type="float" office:value="101236.913852727">
            <text:p>1.01E+5</text:p>
          </table:table-cell>
          <table:table-cell table:formula="of:=LOG([.A148];[.$D$1])" office:value-type="float" office:value="227.037192942081">
            <text:p>227.0371929421</text:p>
          </table:table-cell>
          <table:table-cell table:formula="of:=FLOOR([.D148];1)" office:value-type="float" office:value="227">
            <text:p>227</text:p>
          </table:table-cell>
          <table:table-cell table:formula="of:=[.E148]+([.C148]-POWER(2;[.E148]))/(POWER(2;[.E148]+1)-POWER(2;[.E148]))" office:value-type="float" office:value="226">
            <text:p>226</text:p>
          </table:table-cell>
          <table:table-cell table:formula="of:=3735/LN([.B148]/0.772)-273" office:value-type="float" office:value="51.0719406084277">
            <text:p>51</text:p>
          </table:table-cell>
          <table:table-cell table:formula="of:=FLOOR(-38.4*[.D148]/LOG(EXP(1);[.$D$1])+431.5;1)" office:value-type="float" office:value="53">
            <text:p>53</text:p>
          </table:table-cell>
        </table:table-row>
        <table:table-row table:style-name="ro2">
          <table:table-cell office:value-type="float" office:value="18816">
            <text:p>18816</text:p>
          </table:table-cell>
          <table:table-cell table:formula="of:=470000/(65536*2/[.A149]-1)" office:value-type="float" office:value="78779.9315849487">
            <text:p>7.88E+4</text:p>
          </table:table-cell>
          <table:table-cell table:formula="of:=[.B149]/0.772" office:value-type="float" office:value="102046.54350382">
            <text:p>1.02E+5</text:p>
          </table:table-cell>
          <table:table-cell table:formula="of:=LOG([.A149];[.$D$1])" office:value-type="float" office:value="227.194757517382">
            <text:p>227.1947575174</text:p>
          </table:table-cell>
          <table:table-cell table:formula="of:=FLOOR([.D149];1)" office:value-type="float" office:value="227">
            <text:p>227</text:p>
          </table:table-cell>
          <table:table-cell table:formula="of:=[.E149]+([.C149]-POWER(2;[.E149]))/(POWER(2;[.E149]+1)-POWER(2;[.E149]))" office:value-type="float" office:value="226">
            <text:p>226</text:p>
          </table:table-cell>
          <table:table-cell table:formula="of:=3735/LN([.B149]/0.772)-273" office:value-type="float" office:value="50.8481154727842">
            <text:p>51</text:p>
          </table:table-cell>
          <table:table-cell table:formula="of:=FLOOR(-38.4*[.D149]/LOG(EXP(1);[.$D$1])+431.5;1)" office:value-type="float" office:value="53">
            <text:p>53</text:p>
          </table:table-cell>
        </table:table-row>
        <table:table-row table:style-name="ro2">
          <table:table-cell office:value-type="float" office:value="18944">
            <text:p>18944</text:p>
          </table:table-cell>
          <table:table-cell table:formula="of:=470000/(65536*2/[.A150]-1)" office:value-type="float" office:value="79406.3926940639">
            <text:p>7.94E+4</text:p>
          </table:table-cell>
          <table:table-cell table:formula="of:=[.B150]/0.772" office:value-type="float" office:value="102858.021624435">
            <text:p>1.03E+5</text:p>
          </table:table-cell>
          <table:table-cell table:formula="of:=LOG([.A150];[.$D$1])" office:value-type="float" office:value="227.351253850064">
            <text:p>227.3512538501</text:p>
          </table:table-cell>
          <table:table-cell table:formula="of:=FLOOR([.D150];1)" office:value-type="float" office:value="227">
            <text:p>227</text:p>
          </table:table-cell>
          <table:table-cell table:formula="of:=[.E150]+([.C150]-POWER(2;[.E150]))/(POWER(2;[.E150]+1)-POWER(2;[.E150]))" office:value-type="float" office:value="226">
            <text:p>226</text:p>
          </table:table-cell>
          <table:table-cell table:formula="of:=3735/LN([.B150]/0.772)-273" office:value-type="float" office:value="50.6258605276047">
            <text:p>51</text:p>
          </table:table-cell>
          <table:table-cell table:formula="of:=FLOOR(-38.4*[.D150]/LOG(EXP(1);[.$D$1])+431.5;1)" office:value-type="float" office:value="53">
            <text:p>53</text:p>
          </table:table-cell>
        </table:table-row>
        <table:table-row table:style-name="ro2">
          <table:table-cell office:value-type="float" office:value="19072">
            <text:p>19072</text:p>
          </table:table-cell>
          <table:table-cell table:formula="of:=470000/(65536*2/[.A151]-1)" office:value-type="float" office:value="80034.2857142857">
            <text:p>8.00E+4</text:p>
          </table:table-cell>
          <table:table-cell table:formula="of:=[.B151]/0.772" office:value-type="float" office:value="103671.354552184">
            <text:p>1.04E+5</text:p>
          </table:table-cell>
          <table:table-cell table:formula="of:=LOG([.A151];[.$D$1])" office:value-type="float" office:value="227.506696327395">
            <text:p>227.5066963274</text:p>
          </table:table-cell>
          <table:table-cell table:formula="of:=FLOOR([.D151];1)" office:value-type="float" office:value="227">
            <text:p>227</text:p>
          </table:table-cell>
          <table:table-cell table:formula="of:=[.E151]+([.C151]-POWER(2;[.E151]))/(POWER(2;[.E151]+1)-POWER(2;[.E151]))" office:value-type="float" office:value="226">
            <text:p>226</text:p>
          </table:table-cell>
          <table:table-cell table:formula="of:=3735/LN([.B151]/0.772)-273" office:value-type="float" office:value="50.4051524086601">
            <text:p>50</text:p>
          </table:table-cell>
          <table:table-cell table:formula="of:=FLOOR(-38.4*[.D151]/LOG(EXP(1);[.$D$1])+431.5;1)" office:value-type="float" office:value="53">
            <text:p>53</text:p>
          </table:table-cell>
        </table:table-row>
        <table:table-row table:style-name="ro2">
          <table:table-cell office:value-type="float" office:value="19200">
            <text:p>19200</text:p>
          </table:table-cell>
          <table:table-cell table:formula="of:=470000/(65536*2/[.A152]-1)" office:value-type="float" office:value="80663.6155606407">
            <text:p>8.07E+4</text:p>
          </table:table-cell>
          <table:table-cell table:formula="of:=[.B152]/0.772" office:value-type="float" office:value="104486.54865368">
            <text:p>1.04E+5</text:p>
          </table:table-cell>
          <table:table-cell table:formula="of:=LOG([.A152];[.$D$1])" office:value-type="float" office:value="227.661099047935">
            <text:p>227.6610990479</text:p>
          </table:table-cell>
          <table:table-cell table:formula="of:=FLOOR([.D152];1)" office:value-type="float" office:value="227">
            <text:p>227</text:p>
          </table:table-cell>
          <table:table-cell table:formula="of:=[.E152]+([.C152]-POWER(2;[.E152]))/(POWER(2;[.E152]+1)-POWER(2;[.E152]))" office:value-type="float" office:value="226">
            <text:p>226</text:p>
          </table:table-cell>
          <table:table-cell table:formula="of:=3735/LN([.B152]/0.772)-273" office:value-type="float" office:value="50.1859682487086">
            <text:p>50</text:p>
          </table:table-cell>
          <table:table-cell table:formula="of:=FLOOR(-38.4*[.D152]/LOG(EXP(1);[.$D$1])+431.5;1)" office:value-type="float" office:value="52">
            <text:p>52</text:p>
          </table:table-cell>
        </table:table-row>
        <table:table-row table:style-name="ro2">
          <table:table-cell office:value-type="float" office:value="19328">
            <text:p>19328</text:p>
          </table:table-cell>
          <table:table-cell table:formula="of:=470000/(65536*2/[.A153]-1)" office:value-type="float" office:value="81294.3871706758">
            <text:p>8.13E+4</text:p>
          </table:table-cell>
          <table:table-cell table:formula="of:=[.B153]/0.772" office:value-type="float" office:value="105303.61032471">
            <text:p>1.05E+5</text:p>
          </table:table-cell>
          <table:table-cell table:formula="of:=LOG([.A153];[.$D$1])" office:value-type="float" office:value="227.814475829202">
            <text:p>227.8144758292</text:p>
          </table:table-cell>
          <table:table-cell table:formula="of:=FLOOR([.D153];1)" office:value-type="float" office:value="227">
            <text:p>227</text:p>
          </table:table-cell>
          <table:table-cell table:formula="of:=[.E153]+([.C153]-POWER(2;[.E153]))/(POWER(2;[.E153]+1)-POWER(2;[.E153]))" office:value-type="float" office:value="226">
            <text:p>226</text:p>
          </table:table-cell>
          <table:table-cell table:formula="of:=3735/LN([.B153]/0.772)-273" office:value-type="float" office:value="49.9682856636383">
            <text:p>50</text:p>
          </table:table-cell>
          <table:table-cell table:formula="of:=FLOOR(-38.4*[.D153]/LOG(EXP(1);[.$D$1])+431.5;1)" office:value-type="float" office:value="52">
            <text:p>52</text:p>
          </table:table-cell>
        </table:table-row>
        <table:table-row table:style-name="ro2">
          <table:table-cell office:value-type="float" office:value="19456">
            <text:p>19456</text:p>
          </table:table-cell>
          <table:table-cell table:formula="of:=470000/(65536*2/[.A154]-1)" office:value-type="float" office:value="81926.6055045872">
            <text:p>8.19E+4</text:p>
          </table:table-cell>
          <table:table-cell table:formula="of:=[.B154]/0.772" office:value-type="float" office:value="106122.545990398">
            <text:p>1.06E+5</text:p>
          </table:table-cell>
          <table:table-cell table:formula="of:=LOG([.A154];[.$D$1])" office:value-type="float" office:value="227.966840215098">
            <text:p>227.9668402151</text:p>
          </table:table-cell>
          <table:table-cell table:formula="of:=FLOOR([.D154];1)" office:value-type="float" office:value="227">
            <text:p>227</text:p>
          </table:table-cell>
          <table:table-cell table:formula="of:=[.E154]+([.C154]-POWER(2;[.E154]))/(POWER(2;[.E154]+1)-POWER(2;[.E154]))" office:value-type="float" office:value="226">
            <text:p>226</text:p>
          </table:table-cell>
          <table:table-cell table:formula="of:=3735/LN([.B154]/0.772)-273" office:value-type="float" office:value="49.7520827390878">
            <text:p>50</text:p>
          </table:table-cell>
          <table:table-cell table:formula="of:=FLOOR(-38.4*[.D154]/LOG(EXP(1);[.$D$1])+431.5;1)" office:value-type="float" office:value="52">
            <text:p>52</text:p>
          </table:table-cell>
        </table:table-row>
        <table:table-row table:style-name="ro2">
          <table:table-cell office:value-type="float" office:value="19584">
            <text:p>19584</text:p>
          </table:table-cell>
          <table:table-cell table:formula="of:=470000/(65536*2/[.A155]-1)" office:value-type="float" office:value="82560.2755453502">
            <text:p>8.26E+4</text:p>
          </table:table-cell>
          <table:table-cell table:formula="of:=[.B155]/0.772" office:value-type="float" office:value="106943.362105376">
            <text:p>1.07E+5</text:p>
          </table:table-cell>
          <table:table-cell table:formula="of:=LOG([.A155];[.$D$1])" office:value-type="float" office:value="228.118205483083">
            <text:p>228.1182054831</text:p>
          </table:table-cell>
          <table:table-cell table:formula="of:=FLOOR([.D155];1)" office:value-type="float" office:value="228">
            <text:p>228</text:p>
          </table:table-cell>
          <table:table-cell table:formula="of:=[.E155]+([.C155]-POWER(2;[.E155]))/(POWER(2;[.E155]+1)-POWER(2;[.E155]))" office:value-type="float" office:value="227">
            <text:p>227</text:p>
          </table:table-cell>
          <table:table-cell table:formula="of:=3735/LN([.B155]/0.772)-273" office:value-type="float" office:value="49.5373380175209">
            <text:p>50</text:p>
          </table:table-cell>
          <table:table-cell table:formula="of:=FLOOR(-38.4*[.D155]/LOG(EXP(1);[.$D$1])+431.5;1)" office:value-type="float" office:value="52">
            <text:p>52</text:p>
          </table:table-cell>
        </table:table-row>
        <table:table-row table:style-name="ro2">
          <table:table-cell office:value-type="float" office:value="19712">
            <text:p>19712</text:p>
          </table:table-cell>
          <table:table-cell table:formula="of:=470000/(65536*2/[.A156]-1)" office:value-type="float" office:value="83195.4022988506">
            <text:p>8.32E+4</text:p>
          </table:table-cell>
          <table:table-cell table:formula="of:=[.B156]/0.772" office:value-type="float" office:value="107766.065153952">
            <text:p>1.08E+5</text:p>
          </table:table-cell>
          <table:table-cell table:formula="of:=LOG([.A156];[.$D$1])" office:value-type="float" office:value="228.268584651119">
            <text:p>228.2685846511</text:p>
          </table:table-cell>
          <table:table-cell table:formula="of:=FLOOR([.D156];1)" office:value-type="float" office:value="228">
            <text:p>228</text:p>
          </table:table-cell>
          <table:table-cell table:formula="of:=[.E156]+([.C156]-POWER(2;[.E156]))/(POWER(2;[.E156]+1)-POWER(2;[.E156]))" office:value-type="float" office:value="227">
            <text:p>227</text:p>
          </table:table-cell>
          <table:table-cell table:formula="of:=3735/LN([.B156]/0.772)-273" office:value-type="float" office:value="49.3240304857404">
            <text:p>49</text:p>
          </table:table-cell>
          <table:table-cell table:formula="of:=FLOOR(-38.4*[.D156]/LOG(EXP(1);[.$D$1])+431.5;1)" office:value-type="float" office:value="51">
            <text:p>51</text:p>
          </table:table-cell>
        </table:table-row>
        <table:table-row table:style-name="ro2">
          <table:table-cell office:value-type="float" office:value="19840">
            <text:p>19840</text:p>
          </table:table-cell>
          <table:table-cell table:formula="of:=470000/(65536*2/[.A157]-1)" office:value-type="float" office:value="83831.9907940161">
            <text:p>8.38E+4</text:p>
          </table:table-cell>
          <table:table-cell table:formula="of:=[.B157]/0.772" office:value-type="float" office:value="108590.66165028">
            <text:p>1.09E+5</text:p>
          </table:table-cell>
          <table:table-cell table:formula="of:=LOG([.A157];[.$D$1])" office:value-type="float" office:value="228.417990484388">
            <text:p>228.4179904844</text:p>
          </table:table-cell>
          <table:table-cell table:formula="of:=FLOOR([.D157];1)" office:value-type="float" office:value="228">
            <text:p>228</text:p>
          </table:table-cell>
          <table:table-cell table:formula="of:=[.E157]+([.C157]-POWER(2;[.E157]))/(POWER(2;[.E157]+1)-POWER(2;[.E157]))" office:value-type="float" office:value="227">
            <text:p>227</text:p>
          </table:table-cell>
          <table:table-cell table:formula="of:=3735/LN([.B157]/0.772)-273" office:value-type="float" office:value="49.112139562821">
            <text:p>49</text:p>
          </table:table-cell>
          <table:table-cell table:formula="of:=FLOOR(-38.4*[.D157]/LOG(EXP(1);[.$D$1])+431.5;1)" office:value-type="float" office:value="51">
            <text:p>51</text:p>
          </table:table-cell>
        </table:table-row>
        <table:table-row table:style-name="ro2">
          <table:table-cell office:value-type="float" office:value="19968">
            <text:p>19968</text:p>
          </table:table-cell>
          <table:table-cell table:formula="of:=470000/(65536*2/[.A158]-1)" office:value-type="float" office:value="84470.0460829493">
            <text:p>8.45E+4</text:p>
          </table:table-cell>
          <table:table-cell table:formula="of:=[.B158]/0.772" office:value-type="float" office:value="109417.158138535">
            <text:p>1.09E+5</text:p>
          </table:table-cell>
          <table:table-cell table:formula="of:=LOG([.A158];[.$D$1])" office:value-type="float" office:value="228.566435501796">
            <text:p>228.5664355018</text:p>
          </table:table-cell>
          <table:table-cell table:formula="of:=FLOOR([.D158];1)" office:value-type="float" office:value="228">
            <text:p>228</text:p>
          </table:table-cell>
          <table:table-cell table:formula="of:=[.E158]+([.C158]-POWER(2;[.E158]))/(POWER(2;[.E158]+1)-POWER(2;[.E158]))" office:value-type="float" office:value="227">
            <text:p>227</text:p>
          </table:table-cell>
          <table:table-cell table:formula="of:=3735/LN([.B158]/0.772)-273" office:value-type="float" office:value="48.9016450884465">
            <text:p>49</text:p>
          </table:table-cell>
          <table:table-cell table:formula="of:=FLOOR(-38.4*[.D158]/LOG(EXP(1);[.$D$1])+431.5;1)" office:value-type="float" office:value="51">
            <text:p>51</text:p>
          </table:table-cell>
        </table:table-row>
        <table:table-row table:style-name="ro2">
          <table:table-cell office:value-type="float" office:value="20096">
            <text:p>20096</text:p>
          </table:table-cell>
          <table:table-cell table:formula="of:=470000/(65536*2/[.A159]-1)" office:value-type="float" office:value="85109.5732410611">
            <text:p>8.51E+4</text:p>
          </table:table-cell>
          <table:table-cell table:formula="of:=[.B159]/0.772" office:value-type="float" office:value="110245.561193084">
            <text:p>1.10E+5</text:p>
          </table:table-cell>
          <table:table-cell table:formula="of:=LOG([.A159];[.$D$1])" office:value-type="float" office:value="228.713931982266">
            <text:p>228.7139319823</text:p>
          </table:table-cell>
          <table:table-cell table:formula="of:=FLOOR([.D159];1)" office:value-type="float" office:value="228">
            <text:p>228</text:p>
          </table:table-cell>
          <table:table-cell table:formula="of:=[.E159]+([.C159]-POWER(2;[.E159]))/(POWER(2;[.E159]+1)-POWER(2;[.E159]))" office:value-type="float" office:value="227">
            <text:p>227</text:p>
          </table:table-cell>
          <table:table-cell table:formula="of:=3735/LN([.B159]/0.772)-273" office:value-type="float" office:value="48.6925273116341">
            <text:p>49</text:p>
          </table:table-cell>
          <table:table-cell table:formula="of:=FLOOR(-38.4*[.D159]/LOG(EXP(1);[.$D$1])+431.5;1)" office:value-type="float" office:value="51">
            <text:p>51</text:p>
          </table:table-cell>
        </table:table-row>
        <table:table-row table:style-name="ro2">
          <table:table-cell office:value-type="float" office:value="20224">
            <text:p>20224</text:p>
          </table:table-cell>
          <table:table-cell table:formula="of:=470000/(65536*2/[.A160]-1)" office:value-type="float" office:value="85750.5773672056">
            <text:p>8.58E+4</text:p>
          </table:table-cell>
          <table:table-cell table:formula="of:=[.B160]/0.772" office:value-type="float" office:value="111075.87741866">
            <text:p>1.11E+5</text:p>
          </table:table-cell>
          <table:table-cell table:formula="of:=LOG([.A160];[.$D$1])" office:value-type="float" office:value="228.860491970834">
            <text:p>228.8604919708</text:p>
          </table:table-cell>
          <table:table-cell table:formula="of:=FLOOR([.D160];1)" office:value-type="float" office:value="228">
            <text:p>228</text:p>
          </table:table-cell>
          <table:table-cell table:formula="of:=[.E160]+([.C160]-POWER(2;[.E160]))/(POWER(2;[.E160]+1)-POWER(2;[.E160]))" office:value-type="float" office:value="227">
            <text:p>227</text:p>
          </table:table-cell>
          <table:table-cell table:formula="of:=3735/LN([.B160]/0.772)-273" office:value-type="float" office:value="48.4847668798308">
            <text:p>48</text:p>
          </table:table-cell>
          <table:table-cell table:formula="of:=FLOOR(-38.4*[.D160]/LOG(EXP(1);[.$D$1])+431.5;1)" office:value-type="float" office:value="50">
            <text:p>50</text:p>
          </table:table-cell>
        </table:table-row>
        <table:table-row table:style-name="ro2">
          <table:table-cell office:value-type="float" office:value="20352">
            <text:p>20352</text:p>
          </table:table-cell>
          <table:table-cell table:formula="of:=470000/(65536*2/[.A161]-1)" office:value-type="float" office:value="86393.063583815">
            <text:p>8.64E+4</text:p>
          </table:table-cell>
          <table:table-cell table:formula="of:=[.B161]/0.772" office:value-type="float" office:value="111908.113450538">
            <text:p>1.12E+5</text:p>
          </table:table-cell>
          <table:table-cell table:formula="of:=LOG([.A161];[.$D$1])" office:value-type="float" office:value="229.00612728455">
            <text:p>229.0061272846</text:p>
          </table:table-cell>
          <table:table-cell table:formula="of:=FLOOR([.D161];1)" office:value-type="float" office:value="229">
            <text:p>229</text:p>
          </table:table-cell>
          <table:table-cell table:formula="of:=[.E161]+([.C161]-POWER(2;[.E161]))/(POWER(2;[.E161]+1)-POWER(2;[.E161]))" office:value-type="float" office:value="228">
            <text:p>228</text:p>
          </table:table-cell>
          <table:table-cell table:formula="of:=3735/LN([.B161]/0.772)-273" office:value-type="float" office:value="48.2783448283673">
            <text:p>48</text:p>
          </table:table-cell>
          <table:table-cell table:formula="of:=FLOOR(-38.4*[.D161]/LOG(EXP(1);[.$D$1])+431.5;1)" office:value-type="float" office:value="50">
            <text:p>50</text:p>
          </table:table-cell>
        </table:table-row>
        <table:table-row table:style-name="ro2">
          <table:table-cell office:value-type="float" office:value="20480">
            <text:p>20480</text:p>
          </table:table-cell>
          <table:table-cell table:formula="of:=470000/(65536*2/[.A162]-1)" office:value-type="float" office:value="87037.037037037">
            <text:p>8.70E+4</text:p>
          </table:table-cell>
          <table:table-cell table:formula="of:=[.B162]/0.772" office:value-type="float" office:value="112742.275954711">
            <text:p>1.13E+5</text:p>
          </table:table-cell>
          <table:table-cell table:formula="of:=LOG([.A162];[.$D$1])" office:value-type="float" office:value="229.150849518198">
            <text:p>229.1508495182</text:p>
          </table:table-cell>
          <table:table-cell table:formula="of:=FLOOR([.D162];1)" office:value-type="float" office:value="229">
            <text:p>229</text:p>
          </table:table-cell>
          <table:table-cell table:formula="of:=[.E162]+([.C162]-POWER(2;[.E162]))/(POWER(2;[.E162]+1)-POWER(2;[.E162]))" office:value-type="float" office:value="228">
            <text:p>228</text:p>
          </table:table-cell>
          <table:table-cell table:formula="of:=3735/LN([.B162]/0.772)-273" office:value-type="float" office:value="48.0732425702558">
            <text:p>48</text:p>
          </table:table-cell>
          <table:table-cell table:formula="of:=FLOOR(-38.4*[.D162]/LOG(EXP(1);[.$D$1])+431.5;1)" office:value-type="float" office:value="50">
            <text:p>50</text:p>
          </table:table-cell>
        </table:table-row>
        <table:table-row table:style-name="ro2">
          <table:table-cell office:value-type="float" office:value="20608">
            <text:p>20608</text:p>
          </table:table-cell>
          <table:table-cell table:formula="of:=470000/(65536*2/[.A163]-1)" office:value-type="float" office:value="87682.5028968714">
            <text:p>8.77E+4</text:p>
          </table:table-cell>
          <table:table-cell table:formula="of:=[.B163]/0.772" office:value-type="float" office:value="113578.371628072">
            <text:p>1.14E+5</text:p>
          </table:table-cell>
          <table:table-cell table:formula="of:=LOG([.A163];[.$D$1])" office:value-type="float" office:value="229.294670049834">
            <text:p>229.2946700498</text:p>
          </table:table-cell>
          <table:table-cell table:formula="of:=FLOOR([.D163];1)" office:value-type="float" office:value="229">
            <text:p>229</text:p>
          </table:table-cell>
          <table:table-cell table:formula="of:=[.E163]+([.C163]-POWER(2;[.E163]))/(POWER(2;[.E163]+1)-POWER(2;[.E163]))" office:value-type="float" office:value="228">
            <text:p>228</text:p>
          </table:table-cell>
          <table:table-cell table:formula="of:=3735/LN([.B163]/0.772)-273" office:value-type="float" office:value="47.8694418863183">
            <text:p>48</text:p>
          </table:table-cell>
          <table:table-cell table:formula="of:=FLOOR(-38.4*[.D163]/LOG(EXP(1);[.$D$1])+431.5;1)" office:value-type="float" office:value="50">
            <text:p>50</text:p>
          </table:table-cell>
        </table:table-row>
        <table:table-row table:style-name="ro2">
          <table:table-cell office:value-type="float" office:value="20736">
            <text:p>20736</text:p>
          </table:table-cell>
          <table:table-cell table:formula="of:=470000/(65536*2/[.A164]-1)" office:value-type="float" office:value="88329.4663573086">
            <text:p>8.83E+4</text:p>
          </table:table-cell>
          <table:table-cell table:formula="of:=[.B164]/0.772" office:value-type="float" office:value="114416.407198586">
            <text:p>1.14E+5</text:p>
          </table:table-cell>
          <table:table-cell table:formula="of:=LOG([.A164];[.$D$1])" office:value-type="float" office:value="229.437600046154">
            <text:p>229.4376000462</text:p>
          </table:table-cell>
          <table:table-cell table:formula="of:=FLOOR([.D164];1)" office:value-type="float" office:value="229">
            <text:p>229</text:p>
          </table:table-cell>
          <table:table-cell table:formula="of:=[.E164]+([.C164]-POWER(2;[.E164]))/(POWER(2;[.E164]+1)-POWER(2;[.E164]))" office:value-type="float" office:value="228">
            <text:p>228</text:p>
          </table:table-cell>
          <table:table-cell table:formula="of:=3735/LN([.B164]/0.772)-273" office:value-type="float" office:value="47.6669249156323">
            <text:p>48</text:p>
          </table:table-cell>
          <table:table-cell table:formula="of:=FLOOR(-38.4*[.D164]/LOG(EXP(1);[.$D$1])+431.5;1)" office:value-type="float" office:value="49">
            <text:p>49</text:p>
          </table:table-cell>
        </table:table-row>
        <table:table-row table:style-name="ro2">
          <table:table-cell office:value-type="float" office:value="20864">
            <text:p>20864</text:p>
          </table:table-cell>
          <table:table-cell table:formula="of:=470000/(65536*2/[.A165]-1)" office:value-type="float" office:value="88977.9326364692">
            <text:p>8.90E+4</text:p>
          </table:table-cell>
          <table:table-cell table:formula="of:=[.B165]/0.772" office:value-type="float" office:value="115256.389425478">
            <text:p>1.15E+5</text:p>
          </table:table-cell>
          <table:table-cell table:formula="of:=LOG([.A165];[.$D$1])" office:value-type="float" office:value="229.579650467698">
            <text:p>229.5796504677</text:p>
          </table:table-cell>
          <table:table-cell table:formula="of:=FLOOR([.D165];1)" office:value-type="float" office:value="229">
            <text:p>229</text:p>
          </table:table-cell>
          <table:table-cell table:formula="of:=[.E165]+([.C165]-POWER(2;[.E165]))/(POWER(2;[.E165]+1)-POWER(2;[.E165]))" office:value-type="float" office:value="228">
            <text:p>228</text:p>
          </table:table-cell>
          <table:table-cell table:formula="of:=3735/LN([.B165]/0.772)-273" office:value-type="float" office:value="47.4656741462823">
            <text:p>47</text:p>
          </table:table-cell>
          <table:table-cell table:formula="of:=FLOOR(-38.4*[.D165]/LOG(EXP(1);[.$D$1])+431.5;1)" office:value-type="float" office:value="49">
            <text:p>49</text:p>
          </table:table-cell>
        </table:table-row>
        <table:table-row table:style-name="ro2">
          <table:table-cell office:value-type="float" office:value="20992">
            <text:p>20992</text:p>
          </table:table-cell>
          <table:table-cell table:formula="of:=470000/(65536*2/[.A166]-1)" office:value-type="float" office:value="89627.9069767442">
            <text:p>8.96E+4</text:p>
          </table:table-cell>
          <table:table-cell table:formula="of:=[.B166]/0.772" office:value-type="float" office:value="116098.32509941">
            <text:p>1.16E+5</text:p>
          </table:table-cell>
          <table:table-cell table:formula="of:=LOG([.A166];[.$D$1])" office:value-type="float" office:value="229.72083207389">
            <text:p>229.7208320739</text:p>
          </table:table-cell>
          <table:table-cell table:formula="of:=FLOOR([.D166];1)" office:value-type="float" office:value="229">
            <text:p>229</text:p>
          </table:table-cell>
          <table:table-cell table:formula="of:=[.E166]+([.C166]-POWER(2;[.E166]))/(POWER(2;[.E166]+1)-POWER(2;[.E166]))" office:value-type="float" office:value="228">
            <text:p>228</text:p>
          </table:table-cell>
          <table:table-cell table:formula="of:=3735/LN([.B166]/0.772)-273" office:value-type="float" office:value="47.2656724064052">
            <text:p>47</text:p>
          </table:table-cell>
          <table:table-cell table:formula="of:=FLOOR(-38.4*[.D166]/LOG(EXP(1);[.$D$1])+431.5;1)" office:value-type="float" office:value="49">
            <text:p>49</text:p>
          </table:table-cell>
        </table:table-row>
        <table:table-row table:style-name="ro2">
          <table:table-cell office:value-type="float" office:value="21120">
            <text:p>21120</text:p>
          </table:table-cell>
          <table:table-cell table:formula="of:=470000/(65536*2/[.A167]-1)" office:value-type="float" office:value="90279.394644936">
            <text:p>9.03E+4</text:p>
          </table:table-cell>
          <table:table-cell table:formula="of:=[.B167]/0.772" office:value-type="float" office:value="116942.221042663">
            <text:p>1.17E+5</text:p>
          </table:table-cell>
          <table:table-cell table:formula="of:=LOG([.A167];[.$D$1])" office:value-type="float" office:value="229.861155427933">
            <text:p>229.8611554279</text:p>
          </table:table-cell>
          <table:table-cell table:formula="of:=FLOOR([.D167];1)" office:value-type="float" office:value="229">
            <text:p>229</text:p>
          </table:table-cell>
          <table:table-cell table:formula="of:=[.E167]+([.C167]-POWER(2;[.E167]))/(POWER(2;[.E167]+1)-POWER(2;[.E167]))" office:value-type="float" office:value="228">
            <text:p>228</text:p>
          </table:table-cell>
          <table:table-cell table:formula="of:=3735/LN([.B167]/0.772)-273" office:value-type="float" office:value="47.066902855519">
            <text:p>47</text:p>
          </table:table-cell>
          <table:table-cell table:formula="of:=FLOOR(-38.4*[.D167]/LOG(EXP(1);[.$D$1])+431.5;1)" office:value-type="float" office:value="49">
            <text:p>49</text:p>
          </table:table-cell>
        </table:table-row>
        <table:table-row table:style-name="ro2">
          <table:table-cell office:value-type="float" office:value="21248">
            <text:p>21248</text:p>
          </table:table-cell>
          <table:table-cell table:formula="of:=470000/(65536*2/[.A168]-1)" office:value-type="float" office:value="90932.4009324009">
            <text:p>9.09E+4</text:p>
          </table:table-cell>
          <table:table-cell table:formula="of:=[.B168]/0.772" office:value-type="float" office:value="117788.084109328">
            <text:p>1.18E+5</text:p>
          </table:table-cell>
          <table:table-cell table:formula="of:=LOG([.A168];[.$D$1])" office:value-type="float" office:value="230.000630901551">
            <text:p>230.0006309016</text:p>
          </table:table-cell>
          <table:table-cell table:formula="of:=FLOOR([.D168];1)" office:value-type="float" office:value="230">
            <text:p>230</text:p>
          </table:table-cell>
          <table:table-cell table:formula="of:=[.E168]+([.C168]-POWER(2;[.E168]))/(POWER(2;[.E168]+1)-POWER(2;[.E168]))" office:value-type="float" office:value="229">
            <text:p>229</text:p>
          </table:table-cell>
          <table:table-cell table:formula="of:=3735/LN([.B168]/0.772)-273" office:value-type="float" office:value="46.8693489761228">
            <text:p>47</text:p>
          </table:table-cell>
          <table:table-cell table:formula="of:=FLOOR(-38.4*[.D168]/LOG(EXP(1);[.$D$1])+431.5;1)" office:value-type="float" office:value="48">
            <text:p>48</text:p>
          </table:table-cell>
        </table:table-row>
        <table:table-row table:style-name="ro2">
          <table:table-cell office:value-type="float" office:value="21376">
            <text:p>21376</text:p>
          </table:table-cell>
          <table:table-cell table:formula="of:=470000/(65536*2/[.A169]-1)" office:value-type="float" office:value="91586.9311551925">
            <text:p>9.16E+4</text:p>
          </table:table-cell>
          <table:table-cell table:formula="of:=[.B169]/0.772" office:value-type="float" office:value="118635.921185483">
            <text:p>1.19E+5</text:p>
          </table:table-cell>
          <table:table-cell table:formula="of:=LOG([.A169];[.$D$1])" office:value-type="float" office:value="230.139268679585">
            <text:p>230.1392686796</text:p>
          </table:table-cell>
          <table:table-cell table:formula="of:=FLOOR([.D169];1)" office:value-type="float" office:value="230">
            <text:p>230</text:p>
          </table:table-cell>
          <table:table-cell table:formula="of:=[.E169]+([.C169]-POWER(2;[.E169]))/(POWER(2;[.E169]+1)-POWER(2;[.E169]))" office:value-type="float" office:value="229">
            <text:p>229</text:p>
          </table:table-cell>
          <table:table-cell table:formula="of:=3735/LN([.B169]/0.772)-273" office:value-type="float" office:value="46.6729945655607">
            <text:p>47</text:p>
          </table:table-cell>
          <table:table-cell table:formula="of:=FLOOR(-38.4*[.D169]/LOG(EXP(1);[.$D$1])+431.5;1)" office:value-type="float" office:value="48">
            <text:p>48</text:p>
          </table:table-cell>
        </table:table-row>
        <table:table-row table:style-name="ro2">
          <table:table-cell office:value-type="float" office:value="21504">
            <text:p>21504</text:p>
          </table:table-cell>
          <table:table-cell table:formula="of:=470000/(65536*2/[.A170]-1)" office:value-type="float" office:value="92242.9906542056">
            <text:p>9.22E+4</text:p>
          </table:table-cell>
          <table:table-cell table:formula="of:=[.B170]/0.772" office:value-type="float" office:value="119485.739189386">
            <text:p>1.19E+5</text:p>
          </table:table-cell>
          <table:table-cell table:formula="of:=LOG([.A170];[.$D$1])" office:value-type="float" office:value="230.277078764461">
            <text:p>230.2770787645</text:p>
          </table:table-cell>
          <table:table-cell table:formula="of:=FLOOR([.D170];1)" office:value-type="float" office:value="230">
            <text:p>230</text:p>
          </table:table-cell>
          <table:table-cell table:formula="of:=[.E170]+([.C170]-POWER(2;[.E170]))/(POWER(2;[.E170]+1)-POWER(2;[.E170]))" office:value-type="float" office:value="229">
            <text:p>229</text:p>
          </table:table-cell>
          <table:table-cell table:formula="of:=3735/LN([.B170]/0.772)-273" office:value-type="float" office:value="46.4778237281359">
            <text:p>46</text:p>
          </table:table-cell>
          <table:table-cell table:formula="of:=FLOOR(-38.4*[.D170]/LOG(EXP(1);[.$D$1])+431.5;1)" office:value-type="float" office:value="48">
            <text:p>48</text:p>
          </table:table-cell>
        </table:table-row>
        <table:table-row table:style-name="ro2">
          <table:table-cell office:value-type="float" office:value="21632">
            <text:p>21632</text:p>
          </table:table-cell>
          <table:table-cell table:formula="of:=470000/(65536*2/[.A171]-1)" office:value-type="float" office:value="92900.5847953216">
            <text:p>9.29E+4</text:p>
          </table:table-cell>
          <table:table-cell table:formula="of:=[.B171]/0.772" office:value-type="float" office:value="120337.54507166">
            <text:p>1.20E+5</text:p>
          </table:table-cell>
          <table:table-cell table:formula="of:=LOG([.A171];[.$D$1])" office:value-type="float" office:value="230.414070980515">
            <text:p>230.4140709805</text:p>
          </table:table-cell>
          <table:table-cell table:formula="of:=FLOOR([.D171];1)" office:value-type="float" office:value="230">
            <text:p>230</text:p>
          </table:table-cell>
          <table:table-cell table:formula="of:=[.E171]+([.C171]-POWER(2;[.E171]))/(POWER(2;[.E171]+1)-POWER(2;[.E171]))" office:value-type="float" office:value="229">
            <text:p>229</text:p>
          </table:table-cell>
          <table:table-cell table:formula="of:=3735/LN([.B171]/0.772)-273" office:value-type="float" office:value="46.2838208674704">
            <text:p>46</text:p>
          </table:table-cell>
          <table:table-cell table:formula="of:=FLOOR(-38.4*[.D171]/LOG(EXP(1);[.$D$1])+431.5;1)" office:value-type="float" office:value="48">
            <text:p>48</text:p>
          </table:table-cell>
        </table:table-row>
        <table:table-row table:style-name="ro2">
          <table:table-cell office:value-type="float" office:value="21760">
            <text:p>21760</text:p>
          </table:table-cell>
          <table:table-cell table:formula="of:=470000/(65536*2/[.A172]-1)" office:value-type="float" office:value="93559.718969555">
            <text:p>9.36E+4</text:p>
          </table:table-cell>
          <table:table-cell table:formula="of:=[.B172]/0.772" office:value-type="float" office:value="121191.345815486">
            <text:p>1.21E+5</text:p>
          </table:table-cell>
          <table:table-cell table:formula="of:=LOG([.A172];[.$D$1])" office:value-type="float" office:value="230.550254978204">
            <text:p>230.5502549782</text:p>
          </table:table-cell>
          <table:table-cell table:formula="of:=FLOOR([.D172];1)" office:value-type="float" office:value="230">
            <text:p>230</text:p>
          </table:table-cell>
          <table:table-cell table:formula="of:=[.E172]+([.C172]-POWER(2;[.E172]))/(POWER(2;[.E172]+1)-POWER(2;[.E172]))" office:value-type="float" office:value="229">
            <text:p>229</text:p>
          </table:table-cell>
          <table:table-cell table:formula="of:=3735/LN([.B172]/0.772)-273" office:value-type="float" office:value="46.0909706790967">
            <text:p>46</text:p>
          </table:table-cell>
          <table:table-cell table:formula="of:=FLOOR(-38.4*[.D172]/LOG(EXP(1);[.$D$1])+431.5;1)" office:value-type="float" office:value="47">
            <text:p>47</text:p>
          </table:table-cell>
        </table:table-row>
        <table:table-row table:style-name="ro2">
          <table:table-cell office:value-type="float" office:value="21888">
            <text:p>21888</text:p>
          </table:table-cell>
          <table:table-cell table:formula="of:=470000/(65536*2/[.A173]-1)" office:value-type="float" office:value="94220.3985932005">
            <text:p>9.42E+4</text:p>
          </table:table-cell>
          <table:table-cell table:formula="of:=[.B173]/0.772" office:value-type="float" office:value="122047.148436788">
            <text:p>1.22E+5</text:p>
          </table:table-cell>
          <table:table-cell table:formula="of:=LOG([.A173];[.$D$1])" office:value-type="float" office:value="230.685640238175">
            <text:p>230.6856402382</text:p>
          </table:table-cell>
          <table:table-cell table:formula="of:=FLOOR([.D173];1)" office:value-type="float" office:value="230">
            <text:p>230</text:p>
          </table:table-cell>
          <table:table-cell table:formula="of:=[.E173]+([.C173]-POWER(2;[.E173]))/(POWER(2;[.E173]+1)-POWER(2;[.E173]))" office:value-type="float" office:value="229">
            <text:p>229</text:p>
          </table:table-cell>
          <table:table-cell table:formula="of:=3735/LN([.B173]/0.772)-273" office:value-type="float" office:value="45.8992581432772">
            <text:p>46</text:p>
          </table:table-cell>
          <table:table-cell table:formula="of:=FLOOR(-38.4*[.D173]/LOG(EXP(1);[.$D$1])+431.5;1)" office:value-type="float" office:value="47">
            <text:p>47</text:p>
          </table:table-cell>
        </table:table-row>
        <table:table-row table:style-name="ro2">
          <table:table-cell office:value-type="float" office:value="22016">
            <text:p>22016</text:p>
          </table:table-cell>
          <table:table-cell table:formula="of:=470000/(65536*2/[.A174]-1)" office:value-type="float" office:value="94882.6291079812">
            <text:p>9.49E+4</text:p>
          </table:table-cell>
          <table:table-cell table:formula="of:=[.B174]/0.772" office:value-type="float" office:value="122904.959984432">
            <text:p>1.23E+5</text:p>
          </table:table-cell>
          <table:table-cell table:formula="of:=LOG([.A174];[.$D$1])" office:value-type="float" office:value="230.820236075234">
            <text:p>230.8202360752</text:p>
          </table:table-cell>
          <table:table-cell table:formula="of:=FLOOR([.D174];1)" office:value-type="float" office:value="230">
            <text:p>230</text:p>
          </table:table-cell>
          <table:table-cell table:formula="of:=[.E174]+([.C174]-POWER(2;[.E174]))/(POWER(2;[.E174]+1)-POWER(2;[.E174]))" office:value-type="float" office:value="229">
            <text:p>229</text:p>
          </table:table-cell>
          <table:table-cell table:formula="of:=3735/LN([.B174]/0.772)-273" office:value-type="float" office:value="45.7086685180398">
            <text:p>46</text:p>
          </table:table-cell>
          <table:table-cell table:formula="of:=FLOOR(-38.4*[.D174]/LOG(EXP(1);[.$D$1])+431.5;1)" office:value-type="float" office:value="47">
            <text:p>47</text:p>
          </table:table-cell>
        </table:table-row>
        <table:table-row table:style-name="ro2">
          <table:table-cell office:value-type="float" office:value="22144">
            <text:p>22144</text:p>
          </table:table-cell>
          <table:table-cell table:formula="of:=470000/(65536*2/[.A175]-1)" office:value-type="float" office:value="95546.4159811986">
            <text:p>9.55E+4</text:p>
          </table:table-cell>
          <table:table-cell table:formula="of:=[.B175]/0.772" office:value-type="float" office:value="123764.787540413">
            <text:p>1.24E+5</text:p>
          </table:table-cell>
          <table:table-cell table:formula="of:=LOG([.A175];[.$D$1])" office:value-type="float" office:value="230.954051642188">
            <text:p>230.9540516422</text:p>
          </table:table-cell>
          <table:table-cell table:formula="of:=FLOOR([.D175];1)" office:value-type="float" office:value="230">
            <text:p>230</text:p>
          </table:table-cell>
          <table:table-cell table:formula="of:=[.E175]+([.C175]-POWER(2;[.E175]))/(POWER(2;[.E175]+1)-POWER(2;[.E175]))" office:value-type="float" office:value="229">
            <text:p>229</text:p>
          </table:table-cell>
          <table:table-cell table:formula="of:=3735/LN([.B175]/0.772)-273" office:value-type="float" office:value="45.519187332424">
            <text:p>46</text:p>
          </table:table-cell>
          <table:table-cell table:formula="of:=FLOOR(-38.4*[.D175]/LOG(EXP(1);[.$D$1])+431.5;1)" office:value-type="float" office:value="47">
            <text:p>47</text:p>
          </table:table-cell>
        </table:table-row>
        <table:table-row table:style-name="ro2">
          <table:table-cell office:value-type="float" office:value="22272">
            <text:p>22272</text:p>
          </table:table-cell>
          <table:table-cell table:formula="of:=470000/(65536*2/[.A176]-1)" office:value-type="float" office:value="96211.7647058824">
            <text:p>9.62E+4</text:p>
          </table:table-cell>
          <table:table-cell table:formula="of:=[.B176]/0.772" office:value-type="float" office:value="124626.638220055">
            <text:p>1.25E+5</text:p>
          </table:table-cell>
          <table:table-cell table:formula="of:=LOG([.A176];[.$D$1])" office:value-type="float" office:value="231.08709593358">
            <text:p>231.0870959336</text:p>
          </table:table-cell>
          <table:table-cell table:formula="of:=FLOOR([.D176];1)" office:value-type="float" office:value="231">
            <text:p>231</text:p>
          </table:table-cell>
          <table:table-cell table:formula="of:=[.E176]+([.C176]-POWER(2;[.E176]))/(POWER(2;[.E176]+1)-POWER(2;[.E176]))" office:value-type="float" office:value="230">
            <text:p>230</text:p>
          </table:table-cell>
          <table:table-cell table:formula="of:=3735/LN([.B176]/0.772)-273" office:value-type="float" office:value="45.330800379929">
            <text:p>45</text:p>
          </table:table-cell>
          <table:table-cell table:formula="of:=FLOOR(-38.4*[.D176]/LOG(EXP(1);[.$D$1])+431.5;1)" office:value-type="float" office:value="47">
            <text:p>47</text:p>
          </table:table-cell>
        </table:table-row>
        <table:table-row table:style-name="ro2">
          <table:table-cell office:value-type="float" office:value="22400">
            <text:p>22400</text:p>
          </table:table-cell>
          <table:table-cell table:formula="of:=470000/(65536*2/[.A177]-1)" office:value-type="float" office:value="96878.6808009423">
            <text:p>9.69E+4</text:p>
          </table:table-cell>
          <table:table-cell table:formula="of:=[.B177]/0.772" office:value-type="float" office:value="125490.519172205">
            <text:p>1.25E+5</text:p>
          </table:table-cell>
          <table:table-cell table:formula="of:=LOG([.A177];[.$D$1])" office:value-type="float" office:value="231.219377789318">
            <text:p>231.2193777893</text:p>
          </table:table-cell>
          <table:table-cell table:formula="of:=FLOOR([.D177];1)" office:value-type="float" office:value="231">
            <text:p>231</text:p>
          </table:table-cell>
          <table:table-cell table:formula="of:=[.E177]+([.C177]-POWER(2;[.E177]))/(POWER(2;[.E177]+1)-POWER(2;[.E177]))" office:value-type="float" office:value="230">
            <text:p>230</text:p>
          </table:table-cell>
          <table:table-cell table:formula="of:=3735/LN([.B177]/0.772)-273" office:value-type="float" office:value="45.143493712157">
            <text:p>45</text:p>
          </table:table-cell>
          <table:table-cell table:formula="of:=FLOOR(-38.4*[.D177]/LOG(EXP(1);[.$D$1])+431.5;1)" office:value-type="float" office:value="46">
            <text:p>46</text:p>
          </table:table-cell>
        </table:table-row>
        <table:table-row table:style-name="ro2">
          <table:table-cell office:value-type="float" office:value="22528">
            <text:p>22528</text:p>
          </table:table-cell>
          <table:table-cell table:formula="of:=470000/(65536*2/[.A178]-1)" office:value-type="float" office:value="97547.1698113208">
            <text:p>9.75E+4</text:p>
          </table:table-cell>
          <table:table-cell table:formula="of:=[.B178]/0.772" office:value-type="float" office:value="126356.437579431">
            <text:p>1.26E+5</text:p>
          </table:table-cell>
          <table:table-cell table:formula="of:=LOG([.A178];[.$D$1])" office:value-type="float" office:value="231.350905898197">
            <text:p>231.3509058982</text:p>
          </table:table-cell>
          <table:table-cell table:formula="of:=FLOOR([.D178];1)" office:value-type="float" office:value="231">
            <text:p>231</text:p>
          </table:table-cell>
          <table:table-cell table:formula="of:=[.E178]+([.C178]-POWER(2;[.E178]))/(POWER(2;[.E178]+1)-POWER(2;[.E178]))" office:value-type="float" office:value="230">
            <text:p>230</text:p>
          </table:table-cell>
          <table:table-cell table:formula="of:=3735/LN([.B178]/0.772)-273" office:value-type="float" office:value="44.9572536326444">
            <text:p>45</text:p>
          </table:table-cell>
          <table:table-cell table:formula="of:=FLOOR(-38.4*[.D178]/LOG(EXP(1);[.$D$1])+431.5;1)" office:value-type="float" office:value="46">
            <text:p>46</text:p>
          </table:table-cell>
        </table:table-row>
        <table:table-row table:style-name="ro2">
          <table:table-cell office:value-type="float" office:value="22656">
            <text:p>22656</text:p>
          </table:table-cell>
          <table:table-cell table:formula="of:=470000/(65536*2/[.A179]-1)" office:value-type="float" office:value="98217.2373081464">
            <text:p>9.82E+4</text:p>
          </table:table-cell>
          <table:table-cell table:formula="of:=[.B179]/0.772" office:value-type="float" office:value="127224.400658221">
            <text:p>1.27E+5</text:p>
          </table:table-cell>
          <table:table-cell table:formula="of:=LOG([.A179];[.$D$1])" office:value-type="float" office:value="231.481688801328">
            <text:p>231.4816888013</text:p>
          </table:table-cell>
          <table:table-cell table:formula="of:=FLOOR([.D179];1)" office:value-type="float" office:value="231">
            <text:p>231</text:p>
          </table:table-cell>
          <table:table-cell table:formula="of:=[.E179]+([.C179]-POWER(2;[.E179]))/(POWER(2;[.E179]+1)-POWER(2;[.E179]))" office:value-type="float" office:value="230">
            <text:p>230</text:p>
          </table:table-cell>
          <table:table-cell table:formula="of:=3735/LN([.B179]/0.772)-273" office:value-type="float" office:value="44.7720666908755">
            <text:p>45</text:p>
          </table:table-cell>
          <table:table-cell table:formula="of:=FLOOR(-38.4*[.D179]/LOG(EXP(1);[.$D$1])+431.5;1)" office:value-type="float" office:value="46">
            <text:p>46</text:p>
          </table:table-cell>
        </table:table-row>
        <table:table-row table:style-name="ro2">
          <table:table-cell office:value-type="float" office:value="22784">
            <text:p>22784</text:p>
          </table:table-cell>
          <table:table-cell table:formula="of:=470000/(65536*2/[.A180]-1)" office:value-type="float" office:value="98888.8888888889">
            <text:p>9.89E+4</text:p>
          </table:table-cell>
          <table:table-cell table:formula="of:=[.B180]/0.772" office:value-type="float" office:value="128094.415659183">
            <text:p>1.28E+5</text:p>
          </table:table-cell>
          <table:table-cell table:formula="of:=LOG([.A180];[.$D$1])" office:value-type="float" office:value="231.611734895463">
            <text:p>231.6117348955</text:p>
          </table:table-cell>
          <table:table-cell table:formula="of:=FLOOR([.D180];1)" office:value-type="float" office:value="231">
            <text:p>231</text:p>
          </table:table-cell>
          <table:table-cell table:formula="of:=[.E180]+([.C180]-POWER(2;[.E180]))/(POWER(2;[.E180]+1)-POWER(2;[.E180]))" office:value-type="float" office:value="230">
            <text:p>230</text:p>
          </table:table-cell>
          <table:table-cell table:formula="of:=3735/LN([.B180]/0.772)-273" office:value-type="float" office:value="44.5879196764697">
            <text:p>45</text:p>
          </table:table-cell>
          <table:table-cell table:formula="of:=FLOOR(-38.4*[.D180]/LOG(EXP(1);[.$D$1])+431.5;1)" office:value-type="float" office:value="46">
            <text:p>46</text:p>
          </table:table-cell>
        </table:table-row>
        <table:table-row table:style-name="ro2">
          <table:table-cell office:value-type="float" office:value="22912">
            <text:p>22912</text:p>
          </table:table-cell>
          <table:table-cell table:formula="of:=470000/(65536*2/[.A181]-1)" office:value-type="float" office:value="99562.1301775148">
            <text:p>9.96E+4</text:p>
          </table:table-cell>
          <table:table-cell table:formula="of:=[.B181]/0.772" office:value-type="float" office:value="128966.489867247">
            <text:p>1.29E+5</text:p>
          </table:table-cell>
          <table:table-cell table:formula="of:=LOG([.A181];[.$D$1])" office:value-type="float" office:value="231.741052436229">
            <text:p>231.7410524362</text:p>
          </table:table-cell>
          <table:table-cell table:formula="of:=FLOOR([.D181];1)" office:value-type="float" office:value="231">
            <text:p>231</text:p>
          </table:table-cell>
          <table:table-cell table:formula="of:=[.E181]+([.C181]-POWER(2;[.E181]))/(POWER(2;[.E181]+1)-POWER(2;[.E181]))" office:value-type="float" office:value="230">
            <text:p>230</text:p>
          </table:table-cell>
          <table:table-cell table:formula="of:=3735/LN([.B181]/0.772)-273" office:value-type="float" office:value="44.4047996135397">
            <text:p>44</text:p>
          </table:table-cell>
          <table:table-cell table:formula="of:=FLOOR(-38.4*[.D181]/LOG(EXP(1);[.$D$1])+431.5;1)" office:value-type="float" office:value="45">
            <text:p>45</text:p>
          </table:table-cell>
        </table:table-row>
        <table:table-row table:style-name="ro2">
          <table:table-cell office:value-type="float" office:value="23040">
            <text:p>23040</text:p>
          </table:table-cell>
          <table:table-cell table:formula="of:=470000/(65536*2/[.A182]-1)" office:value-type="float" office:value="100236.966824645">
            <text:p>1.00E+5</text:p>
          </table:table-cell>
          <table:table-cell table:formula="of:=[.B182]/0.772" office:value-type="float" office:value="129840.630601871">
            <text:p>1.30E+5</text:p>
          </table:table-cell>
          <table:table-cell table:formula="of:=LOG([.A182];[.$D$1])" office:value-type="float" office:value="231.869649541275">
            <text:p>231.8696495413</text:p>
          </table:table-cell>
          <table:table-cell table:formula="of:=FLOOR([.D182];1)" office:value-type="float" office:value="231">
            <text:p>231</text:p>
          </table:table-cell>
          <table:table-cell table:formula="of:=[.E182]+([.C182]-POWER(2;[.E182]))/(POWER(2;[.E182]+1)-POWER(2;[.E182]))" office:value-type="float" office:value="230">
            <text:p>230</text:p>
          </table:table-cell>
          <table:table-cell table:formula="of:=3735/LN([.B182]/0.772)-273" office:value-type="float" office:value="44.2226937552122">
            <text:p>44</text:p>
          </table:table-cell>
          <table:table-cell table:formula="of:=FLOOR(-38.4*[.D182]/LOG(EXP(1);[.$D$1])+431.5;1)" office:value-type="float" office:value="45">
            <text:p>45</text:p>
          </table:table-cell>
        </table:table-row>
        <table:table-row table:style-name="ro2">
          <table:table-cell office:value-type="float" office:value="23168">
            <text:p>23168</text:p>
          </table:table-cell>
          <table:table-cell table:formula="of:=470000/(65536*2/[.A183]-1)" office:value-type="float" office:value="100913.404507711">
            <text:p>1.01E+5</text:p>
          </table:table-cell>
          <table:table-cell table:formula="of:=[.B183]/0.772" office:value-type="float" office:value="130716.845217242">
            <text:p>1.31E+5</text:p>
          </table:table-cell>
          <table:table-cell table:formula="of:=LOG([.A183];[.$D$1])" office:value-type="float" office:value="231.997534193332">
            <text:p>231.9975341933</text:p>
          </table:table-cell>
          <table:table-cell table:formula="of:=FLOOR([.D183];1)" office:value-type="float" office:value="231">
            <text:p>231</text:p>
          </table:table-cell>
          <table:table-cell table:formula="of:=[.E183]+([.C183]-POWER(2;[.E183]))/(POWER(2;[.E183]+1)-POWER(2;[.E183]))" office:value-type="float" office:value="230">
            <text:p>230</text:p>
          </table:table-cell>
          <table:table-cell table:formula="of:=3735/LN([.B183]/0.772)-273" office:value-type="float" office:value="44.0415895783058">
            <text:p>44</text:p>
          </table:table-cell>
          <table:table-cell table:formula="of:=FLOOR(-38.4*[.D183]/LOG(EXP(1);[.$D$1])+431.5;1)" office:value-type="float" office:value="45">
            <text:p>45</text:p>
          </table:table-cell>
        </table:table-row>
        <table:table-row table:style-name="ro2">
          <table:table-cell office:value-type="float" office:value="23296">
            <text:p>23296</text:p>
          </table:table-cell>
          <table:table-cell table:formula="of:=470000/(65536*2/[.A184]-1)" office:value-type="float" office:value="101591.448931116">
            <text:p>1.02E+5</text:p>
          </table:table-cell>
          <table:table-cell table:formula="of:=[.B184]/0.772" office:value-type="float" office:value="131595.141102482">
            <text:p>1.32E+5</text:p>
          </table:table-cell>
          <table:table-cell table:formula="of:=LOG([.A184];[.$D$1])" office:value-type="float" office:value="232.12471424318">
            <text:p>232.1247142432</text:p>
          </table:table-cell>
          <table:table-cell table:formula="of:=FLOOR([.D184];1)" office:value-type="float" office:value="232">
            <text:p>232</text:p>
          </table:table-cell>
          <table:table-cell table:formula="of:=[.E184]+([.C184]-POWER(2;[.E184]))/(POWER(2;[.E184]+1)-POWER(2;[.E184]))" office:value-type="float" office:value="231">
            <text:p>231</text:p>
          </table:table-cell>
          <table:table-cell table:formula="of:=3735/LN([.B184]/0.772)-273" office:value-type="float" office:value="43.8614747781622">
            <text:p>44</text:p>
          </table:table-cell>
          <table:table-cell table:formula="of:=FLOOR(-38.4*[.D184]/LOG(EXP(1);[.$D$1])+431.5;1)" office:value-type="float" office:value="45">
            <text:p>45</text:p>
          </table:table-cell>
        </table:table-row>
        <table:table-row table:style-name="ro2">
          <table:table-cell office:value-type="float" office:value="23424">
            <text:p>23424</text:p>
          </table:table-cell>
          <table:table-cell table:formula="of:=470000/(65536*2/[.A185]-1)" office:value-type="float" office:value="102271.105826397">
            <text:p>1.02E+5</text:p>
          </table:table-cell>
          <table:table-cell table:formula="of:=[.B185]/0.772" office:value-type="float" office:value="132475.525681862">
            <text:p>1.32E+5</text:p>
          </table:table-cell>
          <table:table-cell table:formula="of:=LOG([.A185];[.$D$1])" office:value-type="float" office:value="232.251197412545">
            <text:p>232.2511974125</text:p>
          </table:table-cell>
          <table:table-cell table:formula="of:=FLOOR([.D185];1)" office:value-type="float" office:value="232">
            <text:p>232</text:p>
          </table:table-cell>
          <table:table-cell table:formula="of:=[.E185]+([.C185]-POWER(2;[.E185]))/(POWER(2;[.E185]+1)-POWER(2;[.E185]))" office:value-type="float" office:value="231">
            <text:p>231</text:p>
          </table:table-cell>
          <table:table-cell table:formula="of:=3735/LN([.B185]/0.772)-273" office:value-type="float" office:value="43.6823372636237">
            <text:p>44</text:p>
          </table:table-cell>
          <table:table-cell table:formula="of:=FLOOR(-38.4*[.D185]/LOG(EXP(1);[.$D$1])+431.5;1)" office:value-type="float" office:value="45">
            <text:p>45</text:p>
          </table:table-cell>
        </table:table-row>
        <table:table-row table:style-name="ro2">
          <table:table-cell office:value-type="float" office:value="23552">
            <text:p>23552</text:p>
          </table:table-cell>
          <table:table-cell table:formula="of:=470000/(65536*2/[.A186]-1)" office:value-type="float" office:value="102952.380952381">
            <text:p>1.03E+5</text:p>
          </table:table-cell>
          <table:table-cell table:formula="of:=[.B186]/0.772" office:value-type="float" office:value="133358.006415001">
            <text:p>1.33E+5</text:p>
          </table:table-cell>
          <table:table-cell table:formula="of:=LOG([.A186];[.$D$1])" office:value-type="float" office:value="232.376991296913">
            <text:p>232.3769912969</text:p>
          </table:table-cell>
          <table:table-cell table:formula="of:=FLOOR([.D186];1)" office:value-type="float" office:value="232">
            <text:p>232</text:p>
          </table:table-cell>
          <table:table-cell table:formula="of:=[.E186]+([.C186]-POWER(2;[.E186]))/(POWER(2;[.E186]+1)-POWER(2;[.E186]))" office:value-type="float" office:value="231">
            <text:p>231</text:p>
          </table:table-cell>
          <table:table-cell table:formula="of:=3735/LN([.B186]/0.772)-273" office:value-type="float" office:value="43.5041651521536">
            <text:p>44</text:p>
          </table:table-cell>
          <table:table-cell table:formula="of:=FLOOR(-38.4*[.D186]/LOG(EXP(1);[.$D$1])+431.5;1)" office:value-type="float" office:value="44">
            <text:p>44</text:p>
          </table:table-cell>
        </table:table-row>
        <table:table-row table:style-name="ro2">
          <table:table-cell office:value-type="float" office:value="23680">
            <text:p>23680</text:p>
          </table:table-cell>
          <table:table-cell table:formula="of:=470000/(65536*2/[.A187]-1)" office:value-type="float" office:value="103635.280095352">
            <text:p>1.04E+5</text:p>
          </table:table-cell>
          <table:table-cell table:formula="of:=[.B187]/0.772" office:value-type="float" office:value="134242.590797088">
            <text:p>1.34E+5</text:p>
          </table:table-cell>
          <table:table-cell table:formula="of:=LOG([.A187];[.$D$1])" office:value-type="float" office:value="232.502103368261">
            <text:p>232.5021033683</text:p>
          </table:table-cell>
          <table:table-cell table:formula="of:=FLOOR([.D187];1)" office:value-type="float" office:value="232">
            <text:p>232</text:p>
          </table:table-cell>
          <table:table-cell table:formula="of:=[.E187]+([.C187]-POWER(2;[.E187]))/(POWER(2;[.E187]+1)-POWER(2;[.E187]))" office:value-type="float" office:value="231">
            <text:p>231</text:p>
          </table:table-cell>
          <table:table-cell table:formula="of:=3735/LN([.B187]/0.772)-273" office:value-type="float" office:value="43.3269467650932">
            <text:p>43</text:p>
          </table:table-cell>
          <table:table-cell table:formula="of:=FLOOR(-38.4*[.D187]/LOG(EXP(1);[.$D$1])+431.5;1)" office:value-type="float" office:value="44">
            <text:p>44</text:p>
          </table:table-cell>
        </table:table-row>
        <table:table-row table:style-name="ro2">
          <table:table-cell office:value-type="float" office:value="23808">
            <text:p>23808</text:p>
          </table:table-cell>
          <table:table-cell table:formula="of:=470000/(65536*2/[.A188]-1)" office:value-type="float" office:value="104319.809069212">
            <text:p>1.04E+5</text:p>
          </table:table-cell>
          <table:table-cell table:formula="of:=[.B188]/0.772" office:value-type="float" office:value="135129.286359083">
            <text:p>1.35E+5</text:p>
          </table:table-cell>
          <table:table-cell table:formula="of:=LOG([.A188];[.$D$1])" office:value-type="float" office:value="232.626540977729">
            <text:p>232.6265409777</text:p>
          </table:table-cell>
          <table:table-cell table:formula="of:=FLOOR([.D188];1)" office:value-type="float" office:value="232">
            <text:p>232</text:p>
          </table:table-cell>
          <table:table-cell table:formula="of:=[.E188]+([.C188]-POWER(2;[.E188]))/(POWER(2;[.E188]+1)-POWER(2;[.E188]))" office:value-type="float" office:value="231">
            <text:p>231</text:p>
          </table:table-cell>
          <table:table-cell table:formula="of:=3735/LN([.B188]/0.772)-273" office:value-type="float" office:value="43.1506706230524">
            <text:p>43</text:p>
          </table:table-cell>
          <table:table-cell table:formula="of:=FLOOR(-38.4*[.D188]/LOG(EXP(1);[.$D$1])+431.5;1)" office:value-type="float" office:value="44">
            <text:p>44</text:p>
          </table:table-cell>
        </table:table-row>
        <table:table-row table:style-name="ro2">
          <table:table-cell office:value-type="float" office:value="23936">
            <text:p>23936</text:p>
          </table:table-cell>
          <table:table-cell table:formula="of:=470000/(65536*2/[.A189]-1)" office:value-type="float" office:value="105005.973715651">
            <text:p>1.05E+5</text:p>
          </table:table-cell>
          <table:table-cell table:formula="of:=[.B189]/0.772" office:value-type="float" office:value="136018.100667942">
            <text:p>1.36E+5</text:p>
          </table:table-cell>
          <table:table-cell table:formula="of:=LOG([.A189];[.$D$1])" office:value-type="float" office:value="232.750311358203">
            <text:p>232.7503113582</text:p>
          </table:table-cell>
          <table:table-cell table:formula="of:=FLOOR([.D189];1)" office:value-type="float" office:value="232">
            <text:p>232</text:p>
          </table:table-cell>
          <table:table-cell table:formula="of:=[.E189]+([.C189]-POWER(2;[.E189]))/(POWER(2;[.E189]+1)-POWER(2;[.E189]))" office:value-type="float" office:value="231">
            <text:p>231</text:p>
          </table:table-cell>
          <table:table-cell table:formula="of:=3735/LN([.B189]/0.772)-273" office:value-type="float" office:value="42.9753254414277">
            <text:p>43</text:p>
          </table:table-cell>
          <table:table-cell table:formula="of:=FLOOR(-38.4*[.D189]/LOG(EXP(1);[.$D$1])+431.5;1)" office:value-type="float" office:value="44">
            <text:p>44</text:p>
          </table:table-cell>
        </table:table-row>
        <table:table-row table:style-name="ro2">
          <table:table-cell office:value-type="float" office:value="24064">
            <text:p>24064</text:p>
          </table:table-cell>
          <table:table-cell table:formula="of:=470000/(65536*2/[.A190]-1)" office:value-type="float" office:value="105693.779904306">
            <text:p>1.06E+5</text:p>
          </table:table-cell>
          <table:table-cell table:formula="of:=[.B190]/0.772" office:value-type="float" office:value="136909.041326822">
            <text:p>1.37E+5</text:p>
          </table:table-cell>
          <table:table-cell table:formula="of:=LOG([.A190];[.$D$1])" office:value-type="float" office:value="232.873421626843">
            <text:p>232.8734216268</text:p>
          </table:table-cell>
          <table:table-cell table:formula="of:=FLOOR([.D190];1)" office:value-type="float" office:value="232">
            <text:p>232</text:p>
          </table:table-cell>
          <table:table-cell table:formula="of:=[.E190]+([.C190]-POWER(2;[.E190]))/(POWER(2;[.E190]+1)-POWER(2;[.E190]))" office:value-type="float" office:value="231">
            <text:p>231</text:p>
          </table:table-cell>
          <table:table-cell table:formula="of:=3735/LN([.B190]/0.772)-273" office:value-type="float" office:value="42.8009001260459">
            <text:p>43</text:p>
          </table:table-cell>
          <table:table-cell table:formula="of:=FLOOR(-38.4*[.D190]/LOG(EXP(1);[.$D$1])+431.5;1)" office:value-type="float" office:value="44">
            <text:p>44</text:p>
          </table:table-cell>
        </table:table-row>
        <table:table-row table:style-name="ro2">
          <table:table-cell office:value-type="float" office:value="24192">
            <text:p>24192</text:p>
          </table:table-cell>
          <table:table-cell table:formula="of:=470000/(65536*2/[.A191]-1)" office:value-type="float" office:value="106383.233532934">
            <text:p>1.06E+5</text:p>
          </table:table-cell>
          <table:table-cell table:formula="of:=[.B191]/0.772" office:value-type="float" office:value="137802.115975303">
            <text:p>1.38E+5</text:p>
          </table:table-cell>
          <table:table-cell table:formula="of:=LOG([.A191];[.$D$1])" office:value-type="float" office:value="232.995878787538">
            <text:p>232.9958787875</text:p>
          </table:table-cell>
          <table:table-cell table:formula="of:=FLOOR([.D191];1)" office:value-type="float" office:value="232">
            <text:p>232</text:p>
          </table:table-cell>
          <table:table-cell table:formula="of:=[.E191]+([.C191]-POWER(2;[.E191]))/(POWER(2;[.E191]+1)-POWER(2;[.E191]))" office:value-type="float" office:value="231">
            <text:p>231</text:p>
          </table:table-cell>
          <table:table-cell table:formula="of:=3735/LN([.B191]/0.772)-273" office:value-type="float" office:value="42.6273837689257">
            <text:p>43</text:p>
          </table:table-cell>
          <table:table-cell table:formula="of:=FLOOR(-38.4*[.D191]/LOG(EXP(1);[.$D$1])+431.5;1)" office:value-type="float" office:value="43">
            <text:p>43</text:p>
          </table:table-cell>
        </table:table-row>
        <table:table-row table:style-name="ro2">
          <table:table-cell office:value-type="float" office:value="24320">
            <text:p>24320</text:p>
          </table:table-cell>
          <table:table-cell table:formula="of:=470000/(65536*2/[.A192]-1)" office:value-type="float" office:value="107074.340527578">
            <text:p>1.07E+5</text:p>
          </table:table-cell>
          <table:table-cell table:formula="of:=[.B192]/0.772" office:value-type="float" office:value="138697.332289609">
            <text:p>1.39E+5</text:p>
          </table:table-cell>
          <table:table-cell table:formula="of:=LOG([.A192];[.$D$1])" office:value-type="float" office:value="233.117689733296">
            <text:p>233.1176897333</text:p>
          </table:table-cell>
          <table:table-cell table:formula="of:=FLOOR([.D192];1)" office:value-type="float" office:value="233">
            <text:p>233</text:p>
          </table:table-cell>
          <table:table-cell table:formula="of:=[.E192]+([.C192]-POWER(2;[.E192]))/(POWER(2;[.E192]+1)-POWER(2;[.E192]))" office:value-type="float" office:value="232">
            <text:p>232</text:p>
          </table:table-cell>
          <table:table-cell table:formula="of:=3735/LN([.B192]/0.772)-273" office:value-type="float" office:value="42.4547656441576">
            <text:p>42</text:p>
          </table:table-cell>
          <table:table-cell table:formula="of:=FLOOR(-38.4*[.D192]/LOG(EXP(1);[.$D$1])+431.5;1)" office:value-type="float" office:value="43">
            <text:p>43</text:p>
          </table:table-cell>
        </table:table-row>
        <table:table-row table:style-name="ro2">
          <table:table-cell office:value-type="float" office:value="24448">
            <text:p>24448</text:p>
          </table:table-cell>
          <table:table-cell table:formula="of:=470000/(65536*2/[.A193]-1)" office:value-type="float" office:value="107767.106842737">
            <text:p>1.08E+5</text:p>
          </table:table-cell>
          <table:table-cell table:formula="of:=[.B193]/0.772" office:value-type="float" office:value="139594.69798282">
            <text:p>1.40E+5</text:p>
          </table:table-cell>
          <table:table-cell table:formula="of:=LOG([.A193];[.$D$1])" office:value-type="float" office:value="233.238861248572">
            <text:p>233.2388612486</text:p>
          </table:table-cell>
          <table:table-cell table:formula="of:=FLOOR([.D193];1)" office:value-type="float" office:value="233">
            <text:p>233</text:p>
          </table:table-cell>
          <table:table-cell table:formula="of:=[.E193]+([.C193]-POWER(2;[.E193]))/(POWER(2;[.E193]+1)-POWER(2;[.E193]))" office:value-type="float" office:value="232">
            <text:p>232</text:p>
          </table:table-cell>
          <table:table-cell table:formula="of:=3735/LN([.B193]/0.772)-273" office:value-type="float" office:value="42.2830352038943">
            <text:p>42</text:p>
          </table:table-cell>
          <table:table-cell table:formula="of:=FLOOR(-38.4*[.D193]/LOG(EXP(1);[.$D$1])+431.5;1)" office:value-type="float" office:value="43">
            <text:p>43</text:p>
          </table:table-cell>
        </table:table-row>
        <table:table-row table:style-name="ro2">
          <table:table-cell office:value-type="float" office:value="24576">
            <text:p>24576</text:p>
          </table:table-cell>
          <table:table-cell table:formula="of:=470000/(65536*2/[.A194]-1)" office:value-type="float" office:value="108461.538461538">
            <text:p>1.08E+5</text:p>
          </table:table-cell>
          <table:table-cell table:formula="of:=[.B194]/0.772" office:value-type="float" office:value="140494.220805102">
            <text:p>1.40E+5</text:p>
          </table:table-cell>
          <table:table-cell table:formula="of:=LOG([.A194];[.$D$1])" office:value-type="float" office:value="233.359400011539">
            <text:p>233.3594000115</text:p>
          </table:table-cell>
          <table:table-cell table:formula="of:=FLOOR([.D194];1)" office:value-type="float" office:value="233">
            <text:p>233</text:p>
          </table:table-cell>
          <table:table-cell table:formula="of:=[.E194]+([.C194]-POWER(2;[.E194]))/(POWER(2;[.E194]+1)-POWER(2;[.E194]))" office:value-type="float" office:value="232">
            <text:p>232</text:p>
          </table:table-cell>
          <table:table-cell table:formula="of:=3735/LN([.B194]/0.772)-273" office:value-type="float" office:value="42.1121820744514">
            <text:p>42</text:p>
          </table:table-cell>
          <table:table-cell table:formula="of:=FLOOR(-38.4*[.D194]/LOG(EXP(1);[.$D$1])+431.5;1)" office:value-type="float" office:value="43">
            <text:p>43</text:p>
          </table:table-cell>
        </table:table-row>
        <table:table-row table:style-name="ro2">
          <table:table-cell office:value-type="float" office:value="24704">
            <text:p>24704</text:p>
          </table:table-cell>
          <table:table-cell table:formula="of:=470000/(65536*2/[.A195]-1)" office:value-type="float" office:value="109157.641395909">
            <text:p>1.09E+5</text:p>
          </table:table-cell>
          <table:table-cell table:formula="of:=[.B195]/0.772" office:value-type="float" office:value="141395.908543923">
            <text:p>1.41E+5</text:p>
          </table:table-cell>
          <table:table-cell table:formula="of:=LOG([.A195];[.$D$1])" office:value-type="float" office:value="233.47931259629">
            <text:p>233.4793125963</text:p>
          </table:table-cell>
          <table:table-cell table:formula="of:=FLOOR([.D195];1)" office:value-type="float" office:value="233">
            <text:p>233</text:p>
          </table:table-cell>
          <table:table-cell table:formula="of:=[.E195]+([.C195]-POWER(2;[.E195]))/(POWER(2;[.E195]+1)-POWER(2;[.E195]))" office:value-type="float" office:value="232">
            <text:p>232</text:p>
          </table:table-cell>
          <table:table-cell table:formula="of:=3735/LN([.B195]/0.772)-273" office:value-type="float" office:value="41.9421960525122">
            <text:p>42</text:p>
          </table:table-cell>
          <table:table-cell table:formula="of:=FLOOR(-38.4*[.D195]/LOG(EXP(1);[.$D$1])+431.5;1)" office:value-type="float" office:value="43">
            <text:p>43</text:p>
          </table:table-cell>
        </table:table-row>
        <table:table-row table:style-name="ro2">
          <table:table-cell office:value-type="float" office:value="24832">
            <text:p>24832</text:p>
          </table:table-cell>
          <table:table-cell table:formula="of:=470000/(65536*2/[.A196]-1)" office:value-type="float" office:value="109855.421686747">
            <text:p>1.10E+5</text:p>
          </table:table-cell>
          <table:table-cell table:formula="of:=[.B196]/0.772" office:value-type="float" office:value="142299.769024284">
            <text:p>1.42E+5</text:p>
          </table:table-cell>
          <table:table-cell table:formula="of:=LOG([.A196];[.$D$1])" office:value-type="float" office:value="233.598605474995">
            <text:p>233.598605475</text:p>
          </table:table-cell>
          <table:table-cell table:formula="of:=FLOOR([.D196];1)" office:value-type="float" office:value="233">
            <text:p>233</text:p>
          </table:table-cell>
          <table:table-cell table:formula="of:=[.E196]+([.C196]-POWER(2;[.E196]))/(POWER(2;[.E196]+1)-POWER(2;[.E196]))" office:value-type="float" office:value="232">
            <text:p>232</text:p>
          </table:table-cell>
          <table:table-cell table:formula="of:=3735/LN([.B196]/0.772)-273" office:value-type="float" office:value="41.7730671014344">
            <text:p>42</text:p>
          </table:table-cell>
          <table:table-cell table:formula="of:=FLOOR(-38.4*[.D196]/LOG(EXP(1);[.$D$1])+431.5;1)" office:value-type="float" office:value="42">
            <text:p>42</text:p>
          </table:table-cell>
        </table:table-row>
        <table:table-row table:style-name="ro2">
          <table:table-cell office:value-type="float" office:value="24960">
            <text:p>24960</text:p>
          </table:table-cell>
          <table:table-cell table:formula="of:=470000/(65536*2/[.A197]-1)" office:value-type="float" office:value="110554.885404101">
            <text:p>1.11E+5</text:p>
          </table:table-cell>
          <table:table-cell table:formula="of:=[.B197]/0.772" office:value-type="float" office:value="143205.81010894">
            <text:p>1.43E+5</text:p>
          </table:table-cell>
          <table:table-cell table:formula="of:=LOG([.A197];[.$D$1])" office:value-type="float" office:value="233.717285019994">
            <text:p>233.71728502</text:p>
          </table:table-cell>
          <table:table-cell table:formula="of:=FLOOR([.D197];1)" office:value-type="float" office:value="233">
            <text:p>233</text:p>
          </table:table-cell>
          <table:table-cell table:formula="of:=[.E197]+([.C197]-POWER(2;[.E197]))/(POWER(2;[.E197]+1)-POWER(2;[.E197]))" office:value-type="float" office:value="232">
            <text:p>232</text:p>
          </table:table-cell>
          <table:table-cell table:formula="of:=3735/LN([.B197]/0.772)-273" office:value-type="float" office:value="41.6047853476567">
            <text:p>42</text:p>
          </table:table-cell>
          <table:table-cell table:formula="of:=FLOOR(-38.4*[.D197]/LOG(EXP(1);[.$D$1])+431.5;1)" office:value-type="float" office:value="42">
            <text:p>42</text:p>
          </table:table-cell>
        </table:table-row>
        <table:table-row table:style-name="ro2">
          <table:table-cell office:value-type="float" office:value="25088">
            <text:p>25088</text:p>
          </table:table-cell>
          <table:table-cell table:formula="of:=470000/(65536*2/[.A198]-1)" office:value-type="float" office:value="111256.038647343">
            <text:p>1.11E+5</text:p>
          </table:table-cell>
          <table:table-cell table:formula="of:=[.B198]/0.772" office:value-type="float" office:value="144114.039698631">
            <text:p>1.44E+5</text:p>
          </table:table-cell>
          <table:table-cell table:formula="of:=LOG([.A198];[.$D$1])" office:value-type="float" office:value="233.835357505844">
            <text:p>233.8353575058</text:p>
          </table:table-cell>
          <table:table-cell table:formula="of:=FLOOR([.D198];1)" office:value-type="float" office:value="233">
            <text:p>233</text:p>
          </table:table-cell>
          <table:table-cell table:formula="of:=[.E198]+([.C198]-POWER(2;[.E198]))/(POWER(2;[.E198]+1)-POWER(2;[.E198]))" office:value-type="float" office:value="232">
            <text:p>232</text:p>
          </table:table-cell>
          <table:table-cell table:formula="of:=3735/LN([.B198]/0.772)-273" office:value-type="float" office:value="41.4373410771987">
            <text:p>41</text:p>
          </table:table-cell>
          <table:table-cell table:formula="of:=FLOOR(-38.4*[.D198]/LOG(EXP(1);[.$D$1])+431.5;1)" office:value-type="float" office:value="42">
            <text:p>42</text:p>
          </table:table-cell>
        </table:table-row>
        <table:table-row table:style-name="ro2">
          <table:table-cell office:value-type="float" office:value="25216">
            <text:p>25216</text:p>
          </table:table-cell>
          <table:table-cell table:formula="of:=470000/(65536*2/[.A199]-1)" office:value-type="float" office:value="111958.887545345">
            <text:p>1.12E+5</text:p>
          </table:table-cell>
          <table:table-cell table:formula="of:=[.B199]/0.772" office:value-type="float" office:value="145024.465732312">
            <text:p>1.45E+5</text:p>
          </table:table-cell>
          <table:table-cell table:formula="of:=LOG([.A199];[.$D$1])" office:value-type="float" office:value="233.952829111302">
            <text:p>233.9528291113</text:p>
          </table:table-cell>
          <table:table-cell table:formula="of:=FLOOR([.D199];1)" office:value-type="float" office:value="233">
            <text:p>233</text:p>
          </table:table-cell>
          <table:table-cell table:formula="of:=[.E199]+([.C199]-POWER(2;[.E199]))/(POWER(2;[.E199]+1)-POWER(2;[.E199]))" office:value-type="float" office:value="232">
            <text:p>232</text:p>
          </table:table-cell>
          <table:table-cell table:formula="of:=3735/LN([.B199]/0.772)-273" office:value-type="float" office:value="41.2707247322551">
            <text:p>41</text:p>
          </table:table-cell>
          <table:table-cell table:formula="of:=FLOOR(-38.4*[.D199]/LOG(EXP(1);[.$D$1])+431.5;1)" office:value-type="float" office:value="42">
            <text:p>42</text:p>
          </table:table-cell>
        </table:table-row>
        <table:table-row table:style-name="ro2">
          <table:table-cell office:value-type="float" office:value="25344">
            <text:p>25344</text:p>
          </table:table-cell>
          <table:table-cell table:formula="of:=470000/(65536*2/[.A200]-1)" office:value-type="float" office:value="112663.438256659">
            <text:p>1.13E+5</text:p>
          </table:table-cell>
          <table:table-cell table:formula="of:=[.B200]/0.772" office:value-type="float" office:value="145937.096187382">
            <text:p>1.46E+5</text:p>
          </table:table-cell>
          <table:table-cell table:formula="of:=LOG([.A200];[.$D$1])" office:value-type="float" office:value="234.069705921274">
            <text:p>234.0697059213</text:p>
          </table:table-cell>
          <table:table-cell table:formula="of:=FLOOR([.D200];1)" office:value-type="float" office:value="234">
            <text:p>234</text:p>
          </table:table-cell>
          <table:table-cell table:formula="of:=[.E200]+([.C200]-POWER(2;[.E200]))/(POWER(2;[.E200]+1)-POWER(2;[.E200]))" office:value-type="float" office:value="233">
            <text:p>233</text:p>
          </table:table-cell>
          <table:table-cell table:formula="of:=3735/LN([.B200]/0.772)-273" office:value-type="float" office:value="41.1049269078786">
            <text:p>41</text:p>
          </table:table-cell>
          <table:table-cell table:formula="of:=FLOOR(-38.4*[.D200]/LOG(EXP(1);[.$D$1])+431.5;1)" office:value-type="float" office:value="42">
            <text:p>42</text:p>
          </table:table-cell>
        </table:table-row>
        <table:table-row table:style-name="ro2">
          <table:table-cell office:value-type="float" office:value="25472">
            <text:p>25472</text:p>
          </table:table-cell>
          <table:table-cell table:formula="of:=470000/(65536*2/[.A201]-1)" office:value-type="float" office:value="113369.696969697">
            <text:p>1.13E+5</text:p>
          </table:table-cell>
          <table:table-cell table:formula="of:=[.B201]/0.772" office:value-type="float" office:value="146851.939079918">
            <text:p>1.47E+5</text:p>
          </table:table-cell>
          <table:table-cell table:formula="of:=LOG([.A201];[.$D$1])" office:value-type="float" office:value="234.185993928699">
            <text:p>234.1859939287</text:p>
          </table:table-cell>
          <table:table-cell table:formula="of:=FLOOR([.D201];1)" office:value-type="float" office:value="234">
            <text:p>234</text:p>
          </table:table-cell>
          <table:table-cell table:formula="of:=[.E201]+([.C201]-POWER(2;[.E201]))/(POWER(2;[.E201]+1)-POWER(2;[.E201]))" office:value-type="float" office:value="233">
            <text:p>233</text:p>
          </table:table-cell>
          <table:table-cell table:formula="of:=3735/LN([.B201]/0.772)-273" office:value-type="float" office:value="40.9399383487498">
            <text:p>41</text:p>
          </table:table-cell>
          <table:table-cell table:formula="of:=FLOOR(-38.4*[.D201]/LOG(EXP(1);[.$D$1])+431.5;1)" office:value-type="float" office:value="41">
            <text:p>41</text:p>
          </table:table-cell>
        </table:table-row>
        <table:table-row table:style-name="ro2">
          <table:table-cell office:value-type="float" office:value="25600">
            <text:p>25600</text:p>
          </table:table-cell>
          <table:table-cell table:formula="of:=470000/(65536*2/[.A202]-1)" office:value-type="float" office:value="114077.669902913">
            <text:p>1.14E+5</text:p>
          </table:table-cell>
          <table:table-cell table:formula="of:=[.B202]/0.772" office:value-type="float" office:value="147769.002464913">
            <text:p>1.48E+5</text:p>
          </table:table-cell>
          <table:table-cell table:formula="of:=LOG([.A202];[.$D$1])" office:value-type="float" office:value="234.301699036396">
            <text:p>234.3016990364</text:p>
          </table:table-cell>
          <table:table-cell table:formula="of:=FLOOR([.D202];1)" office:value-type="float" office:value="234">
            <text:p>234</text:p>
          </table:table-cell>
          <table:table-cell table:formula="of:=[.E202]+([.C202]-POWER(2;[.E202]))/(POWER(2;[.E202]+1)-POWER(2;[.E202]))" office:value-type="float" office:value="233">
            <text:p>233</text:p>
          </table:table-cell>
          <table:table-cell table:formula="of:=3735/LN([.B202]/0.772)-273" office:value-type="float" office:value="40.7757499460309">
            <text:p>41</text:p>
          </table:table-cell>
          <table:table-cell table:formula="of:=FLOOR(-38.4*[.D202]/LOG(EXP(1);[.$D$1])+431.5;1)" office:value-type="float" office:value="41">
            <text:p>41</text:p>
          </table:table-cell>
        </table:table-row>
        <table:table-row table:style-name="ro2">
          <table:table-cell office:value-type="float" office:value="25728">
            <text:p>25728</text:p>
          </table:table-cell>
          <table:table-cell table:formula="of:=470000/(65536*2/[.A203]-1)" office:value-type="float" office:value="114787.363304982">
            <text:p>1.15E+5</text:p>
          </table:table-cell>
          <table:table-cell table:formula="of:=[.B203]/0.772" office:value-type="float" office:value="148688.294436505">
            <text:p>1.49E+5</text:p>
          </table:table-cell>
          <table:table-cell table:formula="of:=LOG([.A203];[.$D$1])" office:value-type="float" office:value="234.416827058863">
            <text:p>234.4168270589</text:p>
          </table:table-cell>
          <table:table-cell table:formula="of:=FLOOR([.D203];1)" office:value-type="float" office:value="234">
            <text:p>234</text:p>
          </table:table-cell>
          <table:table-cell table:formula="of:=[.E203]+([.C203]-POWER(2;[.E203]))/(POWER(2;[.E203]+1)-POWER(2;[.E203]))" office:value-type="float" office:value="233">
            <text:p>233</text:p>
          </table:table-cell>
          <table:table-cell table:formula="of:=3735/LN([.B203]/0.772)-273" office:value-type="float" office:value="40.6123527343013">
            <text:p>41</text:p>
          </table:table-cell>
          <table:table-cell table:formula="of:=FLOOR(-38.4*[.D203]/LOG(EXP(1);[.$D$1])+431.5;1)" office:value-type="float" office:value="41">
            <text:p>41</text:p>
          </table:table-cell>
        </table:table-row>
        <table:table-row table:style-name="ro2">
          <table:table-cell office:value-type="float" office:value="25856">
            <text:p>25856</text:p>
          </table:table-cell>
          <table:table-cell table:formula="of:=470000/(65536*2/[.A204]-1)" office:value-type="float" office:value="115498.783454988">
            <text:p>1.15E+5</text:p>
          </table:table-cell>
          <table:table-cell table:formula="of:=[.B204]/0.772" office:value-type="float" office:value="149609.823128223">
            <text:p>1.50E+5</text:p>
          </table:table-cell>
          <table:table-cell table:formula="of:=LOG([.A204];[.$D$1])" office:value-type="float" office:value="234.531383724029">
            <text:p>234.531383724</text:p>
          </table:table-cell>
          <table:table-cell table:formula="of:=FLOOR([.D204];1)" office:value-type="float" office:value="234">
            <text:p>234</text:p>
          </table:table-cell>
          <table:table-cell table:formula="of:=[.E204]+([.C204]-POWER(2;[.E204]))/(POWER(2;[.E204]+1)-POWER(2;[.E204]))" office:value-type="float" office:value="233">
            <text:p>233</text:p>
          </table:table-cell>
          <table:table-cell table:formula="of:=3735/LN([.B204]/0.772)-273" office:value-type="float" office:value="40.449737888572">
            <text:p>40</text:p>
          </table:table-cell>
          <table:table-cell table:formula="of:=FLOOR(-38.4*[.D204]/LOG(EXP(1);[.$D$1])+431.5;1)" office:value-type="float" office:value="41">
            <text:p>41</text:p>
          </table:table-cell>
        </table:table-row>
        <table:table-row table:style-name="ro2">
          <table:table-cell office:value-type="float" office:value="25984">
            <text:p>25984</text:p>
          </table:table-cell>
          <table:table-cell table:formula="of:=470000/(65536*2/[.A205]-1)" office:value-type="float" office:value="116211.936662607">
            <text:p>1.16E+5</text:p>
          </table:table-cell>
          <table:table-cell table:formula="of:=[.B205]/0.772" office:value-type="float" office:value="150533.596713221">
            <text:p>1.51E+5</text:p>
          </table:table-cell>
          <table:table-cell table:formula="of:=LOG([.A205];[.$D$1])" office:value-type="float" office:value="234.645374674963">
            <text:p>234.645374675</text:p>
          </table:table-cell>
          <table:table-cell table:formula="of:=FLOOR([.D205];1)" office:value-type="float" office:value="234">
            <text:p>234</text:p>
          </table:table-cell>
          <table:table-cell table:formula="of:=[.E205]+([.C205]-POWER(2;[.E205]))/(POWER(2;[.E205]+1)-POWER(2;[.E205]))" office:value-type="float" office:value="233">
            <text:p>233</text:p>
          </table:table-cell>
          <table:table-cell table:formula="of:=3735/LN([.B205]/0.772)-273" office:value-type="float" office:value="40.2878967213761">
            <text:p>40</text:p>
          </table:table-cell>
          <table:table-cell table:formula="of:=FLOOR(-38.4*[.D205]/LOG(EXP(1);[.$D$1])+431.5;1)" office:value-type="float" office:value="41">
            <text:p>41</text:p>
          </table:table-cell>
        </table:table-row>
        <table:table-row table:style-name="ro2">
          <table:table-cell office:value-type="float" office:value="26112">
            <text:p>26112</text:p>
          </table:table-cell>
          <table:table-cell table:formula="of:=470000/(65536*2/[.A206]-1)" office:value-type="float" office:value="116926.829268293">
            <text:p>1.17E+5</text:p>
          </table:table-cell>
          <table:table-cell table:formula="of:=[.B206]/0.772" office:value-type="float" office:value="151459.623404524">
            <text:p>1.51E+5</text:p>
          </table:table-cell>
          <table:table-cell table:formula="of:=LOG([.A206];[.$D$1])" office:value-type="float" office:value="234.758805471544">
            <text:p>234.7588054715</text:p>
          </table:table-cell>
          <table:table-cell table:formula="of:=FLOOR([.D206];1)" office:value-type="float" office:value="234">
            <text:p>234</text:p>
          </table:table-cell>
          <table:table-cell table:formula="of:=[.E206]+([.C206]-POWER(2;[.E206]))/(POWER(2;[.E206]+1)-POWER(2;[.E206]))" office:value-type="float" office:value="233">
            <text:p>233</text:p>
          </table:table-cell>
          <table:table-cell table:formula="of:=3735/LN([.B206]/0.772)-273" office:value-type="float" office:value="40.126820679934">
            <text:p>40</text:p>
          </table:table-cell>
          <table:table-cell table:formula="of:=FLOOR(-38.4*[.D206]/LOG(EXP(1);[.$D$1])+431.5;1)" office:value-type="float" office:value="40">
            <text:p>40</text:p>
          </table:table-cell>
        </table:table-row>
        <table:table-row table:style-name="ro2">
          <table:table-cell office:value-type="float" office:value="26240">
            <text:p>26240</text:p>
          </table:table-cell>
          <table:table-cell table:formula="of:=470000/(65536*2/[.A207]-1)" office:value-type="float" office:value="117643.467643468">
            <text:p>1.18E+5</text:p>
          </table:table-cell>
          <table:table-cell table:formula="of:=[.B207]/0.772" office:value-type="float" office:value="152387.911455269">
            <text:p>1.52E+5</text:p>
          </table:table-cell>
          <table:table-cell table:formula="of:=LOG([.A207];[.$D$1])" office:value-type="float" office:value="234.871681592088">
            <text:p>234.8716815921</text:p>
          </table:table-cell>
          <table:table-cell table:formula="of:=FLOOR([.D207];1)" office:value-type="float" office:value="234">
            <text:p>234</text:p>
          </table:table-cell>
          <table:table-cell table:formula="of:=[.E207]+([.C207]-POWER(2;[.E207]))/(POWER(2;[.E207]+1)-POWER(2;[.E207]))" office:value-type="float" office:value="233">
            <text:p>233</text:p>
          </table:table-cell>
          <table:table-cell table:formula="of:=3735/LN([.B207]/0.772)-273" office:value-type="float" office:value="39.9665013433907">
            <text:p>40</text:p>
          </table:table-cell>
          <table:table-cell table:formula="of:=FLOOR(-38.4*[.D207]/LOG(EXP(1);[.$D$1])+431.5;1)" office:value-type="float" office:value="40">
            <text:p>40</text:p>
          </table:table-cell>
        </table:table-row>
        <table:table-row table:style-name="ro2">
          <table:table-cell office:value-type="float" office:value="26368">
            <text:p>26368</text:p>
          </table:table-cell>
          <table:table-cell table:formula="of:=470000/(65536*2/[.A208]-1)" office:value-type="float" office:value="118361.858190709">
            <text:p>1.18E+5</text:p>
          </table:table-cell>
          <table:table-cell table:formula="of:=[.B208]/0.772" office:value-type="float" office:value="153318.46915895">
            <text:p>1.53E+5</text:p>
          </table:table-cell>
          <table:table-cell table:formula="of:=LOG([.A208];[.$D$1])" office:value-type="float" office:value="234.984008434932">
            <text:p>234.9840084349</text:p>
          </table:table-cell>
          <table:table-cell table:formula="of:=FLOOR([.D208];1)" office:value-type="float" office:value="234">
            <text:p>234</text:p>
          </table:table-cell>
          <table:table-cell table:formula="of:=[.E208]+([.C208]-POWER(2;[.E208]))/(POWER(2;[.E208]+1)-POWER(2;[.E208]))" office:value-type="float" office:value="233">
            <text:p>233</text:p>
          </table:table-cell>
          <table:table-cell table:formula="of:=3735/LN([.B208]/0.772)-273" office:value-type="float" office:value="39.8069304201222">
            <text:p>40</text:p>
          </table:table-cell>
          <table:table-cell table:formula="of:=FLOOR(-38.4*[.D208]/LOG(EXP(1);[.$D$1])+431.5;1)" office:value-type="float" office:value="40">
            <text:p>40</text:p>
          </table:table-cell>
        </table:table-row>
        <table:table-row table:style-name="ro2">
          <table:table-cell office:value-type="float" office:value="26496">
            <text:p>26496</text:p>
          </table:table-cell>
          <table:table-cell table:formula="of:=470000/(65536*2/[.A209]-1)" office:value-type="float" office:value="119082.007343941">
            <text:p>1.19E+5</text:p>
          </table:table-cell>
          <table:table-cell table:formula="of:=[.B209]/0.772" office:value-type="float" office:value="154251.304849665">
            <text:p>1.54E+5</text:p>
          </table:table-cell>
          <table:table-cell table:formula="of:=LOG([.A209];[.$D$1])" office:value-type="float" office:value="235.09579131999">
            <text:p>235.09579132</text:p>
          </table:table-cell>
          <table:table-cell table:formula="of:=FLOOR([.D209];1)" office:value-type="float" office:value="235">
            <text:p>235</text:p>
          </table:table-cell>
          <table:table-cell table:formula="of:=[.E209]+([.C209]-POWER(2;[.E209]))/(POWER(2;[.E209]+1)-POWER(2;[.E209]))" office:value-type="float" office:value="234">
            <text:p>234</text:p>
          </table:table-cell>
          <table:table-cell table:formula="of:=3735/LN([.B209]/0.772)-273" office:value-type="float" office:value="39.6480997451104">
            <text:p>40</text:p>
          </table:table-cell>
          <table:table-cell table:formula="of:=FLOOR(-38.4*[.D209]/LOG(EXP(1);[.$D$1])+431.5;1)" office:value-type="float" office:value="40">
            <text:p>40</text:p>
          </table:table-cell>
        </table:table-row>
        <table:table-row table:style-name="ro2">
          <table:table-cell office:value-type="float" office:value="26624">
            <text:p>26624</text:p>
          </table:table-cell>
          <table:table-cell table:formula="of:=470000/(65536*2/[.A210]-1)" office:value-type="float" office:value="119803.921568627">
            <text:p>1.20E+5</text:p>
          </table:table-cell>
          <table:table-cell table:formula="of:=[.B210]/0.772" office:value-type="float" office:value="155186.426902367">
            <text:p>1.55E+5</text:p>
          </table:table-cell>
          <table:table-cell table:formula="of:=LOG([.A210];[.$D$1])" office:value-type="float" office:value="235.207035490258">
            <text:p>235.2070354903</text:p>
          </table:table-cell>
          <table:table-cell table:formula="of:=FLOOR([.D210];1)" office:value-type="float" office:value="235">
            <text:p>235</text:p>
          </table:table-cell>
          <table:table-cell table:formula="of:=[.E210]+([.C210]-POWER(2;[.E210]))/(POWER(2;[.E210]+1)-POWER(2;[.E210]))" office:value-type="float" office:value="234">
            <text:p>234</text:p>
          </table:table-cell>
          <table:table-cell table:formula="of:=3735/LN([.B210]/0.772)-273" office:value-type="float" office:value="39.4900012773829">
            <text:p>39</text:p>
          </table:table-cell>
          <table:table-cell table:formula="of:=FLOOR(-38.4*[.D210]/LOG(EXP(1);[.$D$1])+431.5;1)" office:value-type="float" office:value="40">
            <text:p>40</text:p>
          </table:table-cell>
        </table:table-row>
        <table:table-row table:style-name="ro2">
          <table:table-cell office:value-type="float" office:value="26752">
            <text:p>26752</text:p>
          </table:table-cell>
          <table:table-cell table:formula="of:=470000/(65536*2/[.A211]-1)" office:value-type="float" office:value="120527.607361963">
            <text:p>1.21E+5</text:p>
          </table:table-cell>
          <table:table-cell table:formula="of:=[.B211]/0.772" office:value-type="float" office:value="156123.843733113">
            <text:p>1.56E+5</text:p>
          </table:table-cell>
          <table:table-cell table:formula="of:=LOG([.A211];[.$D$1])" office:value-type="float" office:value="235.317746113295">
            <text:p>235.3177461133</text:p>
          </table:table-cell>
          <table:table-cell table:formula="of:=FLOOR([.D211];1)" office:value-type="float" office:value="235">
            <text:p>235</text:p>
          </table:table-cell>
          <table:table-cell table:formula="of:=[.E211]+([.C211]-POWER(2;[.E211]))/(POWER(2;[.E211]+1)-POWER(2;[.E211]))" office:value-type="float" office:value="234">
            <text:p>234</text:p>
          </table:table-cell>
          <table:table-cell table:formula="of:=3735/LN([.B211]/0.772)-273" office:value-type="float" office:value="39.3326270975176">
            <text:p>39</text:p>
          </table:table-cell>
          <table:table-cell table:formula="of:=FLOOR(-38.4*[.D211]/LOG(EXP(1);[.$D$1])+431.5;1)" office:value-type="float" office:value="40">
            <text:p>40</text:p>
          </table:table-cell>
        </table:table-row>
        <table:table-row table:style-name="ro2">
          <table:table-cell office:value-type="float" office:value="26880">
            <text:p>26880</text:p>
          </table:table-cell>
          <table:table-cell table:formula="of:=470000/(65536*2/[.A212]-1)" office:value-type="float" office:value="121253.071253071">
            <text:p>1.21E+5</text:p>
          </table:table-cell>
          <table:table-cell table:formula="of:=[.B212]/0.772" office:value-type="float" office:value="157063.563799315">
            <text:p>1.57E+5</text:p>
          </table:table-cell>
          <table:table-cell table:formula="of:=LOG([.A212];[.$D$1])" office:value-type="float" office:value="235.427928282658">
            <text:p>235.4279282827</text:p>
          </table:table-cell>
          <table:table-cell table:formula="of:=FLOOR([.D212];1)" office:value-type="float" office:value="235">
            <text:p>235</text:p>
          </table:table-cell>
          <table:table-cell table:formula="of:=[.E212]+([.C212]-POWER(2;[.E212]))/(POWER(2;[.E212]+1)-POWER(2;[.E212]))" office:value-type="float" office:value="234">
            <text:p>234</text:p>
          </table:table-cell>
          <table:table-cell table:formula="of:=3735/LN([.B212]/0.772)-273" office:value-type="float" office:value="39.1759694052074">
            <text:p>39</text:p>
          </table:table-cell>
          <table:table-cell table:formula="of:=FLOOR(-38.4*[.D212]/LOG(EXP(1);[.$D$1])+431.5;1)" office:value-type="float" office:value="39">
            <text:p>39</text:p>
          </table:table-cell>
        </table:table-row>
        <table:table-row table:style-name="ro2">
          <table:table-cell office:value-type="float" office:value="27008">
            <text:p>27008</text:p>
          </table:table-cell>
          <table:table-cell table:formula="of:=470000/(65536*2/[.A213]-1)" office:value-type="float" office:value="121980.319803198">
            <text:p>1.22E+5</text:p>
          </table:table-cell>
          <table:table-cell table:formula="of:=[.B213]/0.772" office:value-type="float" office:value="158005.595599997">
            <text:p>1.58E+5</text:p>
          </table:table-cell>
          <table:table-cell table:formula="of:=LOG([.A213];[.$D$1])" office:value-type="float" office:value="235.537587019315">
            <text:p>235.5375870193</text:p>
          </table:table-cell>
          <table:table-cell table:formula="of:=FLOOR([.D213];1)" office:value-type="float" office:value="235">
            <text:p>235</text:p>
          </table:table-cell>
          <table:table-cell table:formula="of:=[.E213]+([.C213]-POWER(2;[.E213]))/(POWER(2;[.E213]+1)-POWER(2;[.E213]))" office:value-type="float" office:value="234">
            <text:p>234</text:p>
          </table:table-cell>
          <table:table-cell table:formula="of:=3735/LN([.B213]/0.772)-273" office:value-type="float" office:value="39.0200205168868">
            <text:p>39</text:p>
          </table:table-cell>
          <table:table-cell table:formula="of:=FLOOR(-38.4*[.D213]/LOG(EXP(1);[.$D$1])+431.5;1)" office:value-type="float" office:value="39">
            <text:p>39</text:p>
          </table:table-cell>
        </table:table-row>
        <table:table-row table:style-name="ro2">
          <table:table-cell office:value-type="float" office:value="27136">
            <text:p>27136</text:p>
          </table:table-cell>
          <table:table-cell table:formula="of:=470000/(65536*2/[.A214]-1)" office:value-type="float" office:value="122709.359605911">
            <text:p>1.23E+5</text:p>
          </table:table-cell>
          <table:table-cell table:formula="of:=[.B214]/0.772" office:value-type="float" office:value="158949.947676051">
            <text:p>1.59E+5</text:p>
          </table:table-cell>
          <table:table-cell table:formula="of:=LOG([.A214];[.$D$1])" office:value-type="float" office:value="235.646727273012">
            <text:p>235.646727273</text:p>
          </table:table-cell>
          <table:table-cell table:formula="of:=FLOOR([.D214];1)" office:value-type="float" office:value="235">
            <text:p>235</text:p>
          </table:table-cell>
          <table:table-cell table:formula="of:=[.E214]+([.C214]-POWER(2;[.E214]))/(POWER(2;[.E214]+1)-POWER(2;[.E214]))" office:value-type="float" office:value="234">
            <text:p>234</text:p>
          </table:table-cell>
          <table:table-cell table:formula="of:=3735/LN([.B214]/0.772)-273" office:value-type="float" office:value="38.8647728634158">
            <text:p>39</text:p>
          </table:table-cell>
          <table:table-cell table:formula="of:=FLOOR(-38.4*[.D214]/LOG(EXP(1);[.$D$1])+431.5;1)" office:value-type="float" office:value="39">
            <text:p>39</text:p>
          </table:table-cell>
        </table:table-row>
        <table:table-row table:style-name="ro2">
          <table:table-cell office:value-type="float" office:value="27264">
            <text:p>27264</text:p>
          </table:table-cell>
          <table:table-cell table:formula="of:=470000/(65536*2/[.A215]-1)" office:value-type="float" office:value="123440.1972873">
            <text:p>1.23E+5</text:p>
          </table:table-cell>
          <table:table-cell table:formula="of:=[.B215]/0.772" office:value-type="float" office:value="159896.628610492">
            <text:p>1.60E+5</text:p>
          </table:table-cell>
          <table:table-cell table:formula="of:=LOG([.A215];[.$D$1])" office:value-type="float" office:value="235.755353923614">
            <text:p>235.7553539236</text:p>
          </table:table-cell>
          <table:table-cell table:formula="of:=FLOOR([.D215];1)" office:value-type="float" office:value="235">
            <text:p>235</text:p>
          </table:table-cell>
          <table:table-cell table:formula="of:=[.E215]+([.C215]-POWER(2;[.E215]))/(POWER(2;[.E215]+1)-POWER(2;[.E215]))" office:value-type="float" office:value="234">
            <text:p>234</text:p>
          </table:table-cell>
          <table:table-cell table:formula="of:=3735/LN([.B215]/0.772)-273" office:value-type="float" office:value="38.7102189878201">
            <text:p>39</text:p>
          </table:table-cell>
          <table:table-cell table:formula="of:=FLOOR(-38.4*[.D215]/LOG(EXP(1);[.$D$1])+431.5;1)" office:value-type="float" office:value="39">
            <text:p>39</text:p>
          </table:table-cell>
        </table:table-row>
        <table:table-row table:style-name="ro2">
          <table:table-cell office:value-type="float" office:value="27392">
            <text:p>27392</text:p>
          </table:table-cell>
          <table:table-cell table:formula="of:=470000/(65536*2/[.A216]-1)" office:value-type="float" office:value="124172.839506173">
            <text:p>1.24E+5</text:p>
          </table:table-cell>
          <table:table-cell table:formula="of:=[.B216]/0.772" office:value-type="float" office:value="160845.647028721">
            <text:p>1.61E+5</text:p>
          </table:table-cell>
          <table:table-cell table:formula="of:=LOG([.A216];[.$D$1])" office:value-type="float" office:value="235.863471782419">
            <text:p>235.8634717824</text:p>
          </table:table-cell>
          <table:table-cell table:formula="of:=FLOOR([.D216];1)" office:value-type="float" office:value="235">
            <text:p>235</text:p>
          </table:table-cell>
          <table:table-cell table:formula="of:=[.E216]+([.C216]-POWER(2;[.E216]))/(POWER(2;[.E216]+1)-POWER(2;[.E216]))" office:value-type="float" office:value="234">
            <text:p>234</text:p>
          </table:table-cell>
          <table:table-cell table:formula="of:=3735/LN([.B216]/0.772)-273" office:value-type="float" office:value="38.556351543087">
            <text:p>39</text:p>
          </table:table-cell>
          <table:table-cell table:formula="of:=FLOOR(-38.4*[.D216]/LOG(EXP(1);[.$D$1])+431.5;1)" office:value-type="float" office:value="39">
            <text:p>39</text:p>
          </table:table-cell>
        </table:table-row>
        <table:table-row table:style-name="ro2">
          <table:table-cell office:value-type="float" office:value="27520">
            <text:p>27520</text:p>
          </table:table-cell>
          <table:table-cell table:formula="of:=470000/(65536*2/[.A217]-1)" office:value-type="float" office:value="124907.292954265">
            <text:p>1.25E+5</text:p>
          </table:table-cell>
          <table:table-cell table:formula="of:=[.B217]/0.772" office:value-type="float" office:value="161797.011598788">
            <text:p>1.62E+5</text:p>
          </table:table-cell>
          <table:table-cell table:formula="of:=LOG([.A217];[.$D$1])" office:value-type="float" office:value="235.971085593432">
            <text:p>235.9710855934</text:p>
          </table:table-cell>
          <table:table-cell table:formula="of:=FLOOR([.D217];1)" office:value-type="float" office:value="235">
            <text:p>235</text:p>
          </table:table-cell>
          <table:table-cell table:formula="of:=[.E217]+([.C217]-POWER(2;[.E217]))/(POWER(2;[.E217]+1)-POWER(2;[.E217]))" office:value-type="float" office:value="234">
            <text:p>234</text:p>
          </table:table-cell>
          <table:table-cell table:formula="of:=3735/LN([.B217]/0.772)-273" office:value-type="float" office:value="38.4031632900141">
            <text:p>38</text:p>
          </table:table-cell>
          <table:table-cell table:formula="of:=FLOOR(-38.4*[.D217]/LOG(EXP(1);[.$D$1])+431.5;1)" office:value-type="float" office:value="38">
            <text:p>38</text:p>
          </table:table-cell>
        </table:table-row>
        <table:table-row table:style-name="ro2">
          <table:table-cell office:value-type="float" office:value="27648">
            <text:p>27648</text:p>
          </table:table-cell>
          <table:table-cell table:formula="of:=470000/(65536*2/[.A218]-1)" office:value-type="float" office:value="125643.564356436">
            <text:p>1.26E+5</text:p>
          </table:table-cell>
          <table:table-cell table:formula="of:=[.B218]/0.772" office:value-type="float" office:value="162750.731031652">
            <text:p>1.63E+5</text:p>
          </table:table-cell>
          <table:table-cell table:formula="of:=LOG([.A218];[.$D$1])" office:value-type="float" office:value="236.078200034616">
            <text:p>236.0782000346</text:p>
          </table:table-cell>
          <table:table-cell table:formula="of:=FLOOR([.D218];1)" office:value-type="float" office:value="236">
            <text:p>236</text:p>
          </table:table-cell>
          <table:table-cell table:formula="of:=[.E218]+([.C218]-POWER(2;[.E218]))/(POWER(2;[.E218]+1)-POWER(2;[.E218]))" office:value-type="float" office:value="235">
            <text:p>235</text:p>
          </table:table-cell>
          <table:table-cell table:formula="of:=3735/LN([.B218]/0.772)-273" office:value-type="float" office:value="38.2506470951097">
            <text:p>38</text:p>
          </table:table-cell>
          <table:table-cell table:formula="of:=FLOOR(-38.4*[.D218]/LOG(EXP(1);[.$D$1])+431.5;1)" office:value-type="float" office:value="38">
            <text:p>38</text:p>
          </table:table-cell>
        </table:table-row>
        <table:table-row table:style-name="ro2">
          <table:table-cell office:value-type="float" office:value="27776">
            <text:p>27776</text:p>
          </table:table-cell>
          <table:table-cell table:formula="of:=470000/(65536*2/[.A219]-1)" office:value-type="float" office:value="126381.66047088">
            <text:p>1.26E+5</text:p>
          </table:table-cell>
          <table:table-cell table:formula="of:=[.B219]/0.772" office:value-type="float" office:value="163706.814081451">
            <text:p>1.64E+5</text:p>
          </table:table-cell>
          <table:table-cell table:formula="of:=LOG([.A219];[.$D$1])" office:value-type="float" office:value="236.184819719112">
            <text:p>236.1848197191</text:p>
          </table:table-cell>
          <table:table-cell table:formula="of:=FLOOR([.D219];1)" office:value-type="float" office:value="236">
            <text:p>236</text:p>
          </table:table-cell>
          <table:table-cell table:formula="of:=[.E219]+([.C219]-POWER(2;[.E219]))/(POWER(2;[.E219]+1)-POWER(2;[.E219]))" office:value-type="float" office:value="235">
            <text:p>235</text:p>
          </table:table-cell>
          <table:table-cell table:formula="of:=3735/LN([.B219]/0.772)-273" office:value-type="float" office:value="38.0987959285443">
            <text:p>38</text:p>
          </table:table-cell>
          <table:table-cell table:formula="of:=FLOOR(-38.4*[.D219]/LOG(EXP(1);[.$D$1])+431.5;1)" office:value-type="float" office:value="38">
            <text:p>38</text:p>
          </table:table-cell>
        </table:table-row>
        <table:table-row table:style-name="ro2">
          <table:table-cell office:value-type="float" office:value="27904">
            <text:p>27904</text:p>
          </table:table-cell>
          <table:table-cell table:formula="of:=470000/(65536*2/[.A220]-1)" office:value-type="float" office:value="127121.58808933">
            <text:p>1.27E+5</text:p>
          </table:table-cell>
          <table:table-cell table:formula="of:=[.B220]/0.772" office:value-type="float" office:value="164665.269545764">
            <text:p>1.65E+5</text:p>
          </table:table-cell>
          <table:table-cell table:formula="of:=LOG([.A220];[.$D$1])" office:value-type="float" office:value="236.290949196431">
            <text:p>236.2909491964</text:p>
          </table:table-cell>
          <table:table-cell table:formula="of:=FLOOR([.D220];1)" office:value-type="float" office:value="236">
            <text:p>236</text:p>
          </table:table-cell>
          <table:table-cell table:formula="of:=[.E220]+([.C220]-POWER(2;[.E220]))/(POWER(2;[.E220]+1)-POWER(2;[.E220]))" office:value-type="float" office:value="235">
            <text:p>235</text:p>
          </table:table-cell>
          <table:table-cell table:formula="of:=3735/LN([.B220]/0.772)-273" office:value-type="float" office:value="37.9476028621495">
            <text:p>38</text:p>
          </table:table-cell>
          <table:table-cell table:formula="of:=FLOOR(-38.4*[.D220]/LOG(EXP(1);[.$D$1])+431.5;1)" office:value-type="float" office:value="38">
            <text:p>38</text:p>
          </table:table-cell>
        </table:table-row>
        <table:table-row table:style-name="ro2">
          <table:table-cell office:value-type="float" office:value="28032">
            <text:p>28032</text:p>
          </table:table-cell>
          <table:table-cell table:formula="of:=470000/(65536*2/[.A221]-1)" office:value-type="float" office:value="127863.354037267">
            <text:p>1.28E+5</text:p>
          </table:table-cell>
          <table:table-cell table:formula="of:=[.B221]/0.772" office:value-type="float" office:value="165626.10626589">
            <text:p>1.66E+5</text:p>
          </table:table-cell>
          <table:table-cell table:formula="of:=LOG([.A221];[.$D$1])" office:value-type="float" office:value="236.396592953619">
            <text:p>236.3965929536</text:p>
          </table:table-cell>
          <table:table-cell table:formula="of:=FLOOR([.D221];1)" office:value-type="float" office:value="236">
            <text:p>236</text:p>
          </table:table-cell>
          <table:table-cell table:formula="of:=[.E221]+([.C221]-POWER(2;[.E221]))/(POWER(2;[.E221]+1)-POWER(2;[.E221]))" office:value-type="float" office:value="235">
            <text:p>235</text:p>
          </table:table-cell>
          <table:table-cell table:formula="of:=3735/LN([.B221]/0.772)-273" office:value-type="float" office:value="37.7970610674665">
            <text:p>38</text:p>
          </table:table-cell>
          <table:table-cell table:formula="of:=FLOOR(-38.4*[.D221]/LOG(EXP(1);[.$D$1])+431.5;1)" office:value-type="float" office:value="38">
            <text:p>38</text:p>
          </table:table-cell>
        </table:table-row>
        <table:table-row table:style-name="ro2">
          <table:table-cell office:value-type="float" office:value="28160">
            <text:p>28160</text:p>
          </table:table-cell>
          <table:table-cell table:formula="of:=470000/(65536*2/[.A222]-1)" office:value-type="float" office:value="128606.965174129">
            <text:p>1.29E+5</text:p>
          </table:table-cell>
          <table:table-cell table:formula="of:=[.B222]/0.772" office:value-type="float" office:value="166589.333127111">
            <text:p>1.67E+5</text:p>
          </table:table-cell>
          <table:table-cell table:formula="of:=LOG([.A222];[.$D$1])" office:value-type="float" office:value="236.501755416395">
            <text:p>236.5017554164</text:p>
          </table:table-cell>
          <table:table-cell table:formula="of:=FLOOR([.D222];1)" office:value-type="float" office:value="236">
            <text:p>236</text:p>
          </table:table-cell>
          <table:table-cell table:formula="of:=[.E222]+([.C222]-POWER(2;[.E222]))/(POWER(2;[.E222]+1)-POWER(2;[.E222]))" office:value-type="float" office:value="235">
            <text:p>235</text:p>
          </table:table-cell>
          <table:table-cell table:formula="of:=3735/LN([.B222]/0.772)-273" office:value-type="float" office:value="37.6471638138383">
            <text:p>38</text:p>
          </table:table-cell>
          <table:table-cell table:formula="of:=FLOOR(-38.4*[.D222]/LOG(EXP(1);[.$D$1])+431.5;1)" office:value-type="float" office:value="38">
            <text:p>38</text:p>
          </table:table-cell>
        </table:table-row>
        <table:table-row table:style-name="ro2">
          <table:table-cell office:value-type="float" office:value="28288">
            <text:p>28288</text:p>
          </table:table-cell>
          <table:table-cell table:formula="of:=470000/(65536*2/[.A223]-1)" office:value-type="float" office:value="129352.428393524">
            <text:p>1.29E+5</text:p>
          </table:table-cell>
          <table:table-cell table:formula="of:=[.B223]/0.772" office:value-type="float" office:value="167554.959058969">
            <text:p>1.68E+5</text:p>
          </table:table-cell>
          <table:table-cell table:formula="of:=LOG([.A223];[.$D$1])" office:value-type="float" office:value="236.606440950263">
            <text:p>236.6064409503</text:p>
          </table:table-cell>
          <table:table-cell table:formula="of:=FLOOR([.D223];1)" office:value-type="float" office:value="236">
            <text:p>236</text:p>
          </table:table-cell>
          <table:table-cell table:formula="of:=[.E223]+([.C223]-POWER(2;[.E223]))/(POWER(2;[.E223]+1)-POWER(2;[.E223]))" office:value-type="float" office:value="235">
            <text:p>235</text:p>
          </table:table-cell>
          <table:table-cell table:formula="of:=3735/LN([.B223]/0.772)-273" office:value-type="float" office:value="37.4979044665492">
            <text:p>37</text:p>
          </table:table-cell>
          <table:table-cell table:formula="of:=FLOOR(-38.4*[.D223]/LOG(EXP(1);[.$D$1])+431.5;1)" office:value-type="float" office:value="37">
            <text:p>37</text:p>
          </table:table-cell>
        </table:table-row>
        <table:table-row table:style-name="ro2">
          <table:table-cell office:value-type="float" office:value="28416">
            <text:p>28416</text:p>
          </table:table-cell>
          <table:table-cell table:formula="of:=470000/(65536*2/[.A224]-1)" office:value-type="float" office:value="130099.750623441">
            <text:p>1.30E+5</text:p>
          </table:table-cell>
          <table:table-cell table:formula="of:=[.B224]/0.772" office:value-type="float" office:value="168522.993035546">
            <text:p>1.69E+5</text:p>
          </table:table-cell>
          <table:table-cell table:formula="of:=LOG([.A224];[.$D$1])" office:value-type="float" office:value="236.710653861602">
            <text:p>236.7106538616</text:p>
          </table:table-cell>
          <table:table-cell table:formula="of:=FLOOR([.D224];1)" office:value-type="float" office:value="236">
            <text:p>236</text:p>
          </table:table-cell>
          <table:table-cell table:formula="of:=[.E224]+([.C224]-POWER(2;[.E224]))/(POWER(2;[.E224]+1)-POWER(2;[.E224]))" office:value-type="float" office:value="235">
            <text:p>235</text:p>
          </table:table-cell>
          <table:table-cell table:formula="of:=3735/LN([.B224]/0.772)-273" office:value-type="float" office:value="37.3492764850059">
            <text:p>37</text:p>
          </table:table-cell>
          <table:table-cell table:formula="of:=FLOOR(-38.4*[.D224]/LOG(EXP(1);[.$D$1])+431.5;1)" office:value-type="float" office:value="37">
            <text:p>37</text:p>
          </table:table-cell>
        </table:table-row>
        <table:table-row table:style-name="ro2">
          <table:table-cell office:value-type="float" office:value="28544">
            <text:p>28544</text:p>
          </table:table-cell>
          <table:table-cell table:formula="of:=470000/(65536*2/[.A225]-1)" office:value-type="float" office:value="130848.938826467">
            <text:p>1.31E+5</text:p>
          </table:table-cell>
          <table:table-cell table:formula="of:=[.B225]/0.772" office:value-type="float" office:value="169493.444075734">
            <text:p>1.69E+5</text:p>
          </table:table-cell>
          <table:table-cell table:formula="of:=LOG([.A225];[.$D$1])" office:value-type="float" office:value="236.814398398725">
            <text:p>236.8143983987</text:p>
          </table:table-cell>
          <table:table-cell table:formula="of:=FLOOR([.D225];1)" office:value-type="float" office:value="236">
            <text:p>236</text:p>
          </table:table-cell>
          <table:table-cell table:formula="of:=[.E225]+([.C225]-POWER(2;[.E225]))/(POWER(2;[.E225]+1)-POWER(2;[.E225]))" office:value-type="float" office:value="235">
            <text:p>235</text:p>
          </table:table-cell>
          <table:table-cell table:formula="of:=3735/LN([.B225]/0.772)-273" office:value-type="float" office:value="37.201273420962">
            <text:p>37</text:p>
          </table:table-cell>
          <table:table-cell table:formula="of:=FLOOR(-38.4*[.D225]/LOG(EXP(1);[.$D$1])+431.5;1)" office:value-type="float" office:value="37">
            <text:p>37</text:p>
          </table:table-cell>
        </table:table-row>
        <table:table-row table:style-name="ro2">
          <table:table-cell office:value-type="float" office:value="28672">
            <text:p>28672</text:p>
          </table:table-cell>
          <table:table-cell table:formula="of:=470000/(65536*2/[.A226]-1)" office:value-type="float" office:value="131600">
            <text:p>1.32E+5</text:p>
          </table:table-cell>
          <table:table-cell table:formula="of:=[.B226]/0.772" office:value-type="float" office:value="170466.321243523">
            <text:p>1.70E+5</text:p>
          </table:table-cell>
          <table:table-cell table:formula="of:=LOG([.A226];[.$D$1])" office:value-type="float" office:value="236.917678752922">
            <text:p>236.9176787529</text:p>
          </table:table-cell>
          <table:table-cell table:formula="of:=FLOOR([.D226];1)" office:value-type="float" office:value="236">
            <text:p>236</text:p>
          </table:table-cell>
          <table:table-cell table:formula="of:=[.E226]+([.C226]-POWER(2;[.E226]))/(POWER(2;[.E226]+1)-POWER(2;[.E226]))" office:value-type="float" office:value="235">
            <text:p>235</text:p>
          </table:table-cell>
          <table:table-cell table:formula="of:=3735/LN([.B226]/0.772)-273" office:value-type="float" office:value="37.053888916784">
            <text:p>37</text:p>
          </table:table-cell>
          <table:table-cell table:formula="of:=FLOOR(-38.4*[.D226]/LOG(EXP(1);[.$D$1])+431.5;1)" office:value-type="float" office:value="37">
            <text:p>37</text:p>
          </table:table-cell>
        </table:table-row>
        <table:table-row table:style-name="ro2">
          <table:table-cell office:value-type="float" office:value="28800">
            <text:p>28800</text:p>
          </table:table-cell>
          <table:table-cell table:formula="of:=470000/(65536*2/[.A227]-1)" office:value-type="float" office:value="132352.941176471">
            <text:p>1.32E+5</text:p>
          </table:table-cell>
          <table:table-cell table:formula="of:=[.B227]/0.772" office:value-type="float" office:value="171441.633648278">
            <text:p>1.71E+5</text:p>
          </table:table-cell>
          <table:table-cell table:formula="of:=LOG([.A227];[.$D$1])" office:value-type="float" office:value="237.020499059473">
            <text:p>237.0204990595</text:p>
          </table:table-cell>
          <table:table-cell table:formula="of:=FLOOR([.D227];1)" office:value-type="float" office:value="237">
            <text:p>237</text:p>
          </table:table-cell>
          <table:table-cell table:formula="of:=[.E227]+([.C227]-POWER(2;[.E227]))/(POWER(2;[.E227]+1)-POWER(2;[.E227]))" office:value-type="float" office:value="236">
            <text:p>236</text:p>
          </table:table-cell>
          <table:table-cell table:formula="of:=3735/LN([.B227]/0.772)-273" office:value-type="float" office:value="36.907116703756">
            <text:p>37</text:p>
          </table:table-cell>
          <table:table-cell table:formula="of:=FLOOR(-38.4*[.D227]/LOG(EXP(1);[.$D$1])+431.5;1)" office:value-type="float" office:value="37">
            <text:p>37</text:p>
          </table:table-cell>
        </table:table-row>
        <table:table-row table:style-name="ro2">
          <table:table-cell office:value-type="float" office:value="28928">
            <text:p>28928</text:p>
          </table:table-cell>
          <table:table-cell table:formula="of:=470000/(65536*2/[.A228]-1)" office:value-type="float" office:value="133107.769423559">
            <text:p>1.33E+5</text:p>
          </table:table-cell>
          <table:table-cell table:formula="of:=[.B228]/0.772" office:value-type="float" office:value="172419.390445024">
            <text:p>1.72E+5</text:p>
          </table:table-cell>
          <table:table-cell table:formula="of:=LOG([.A228];[.$D$1])" office:value-type="float" office:value="237.122863398643">
            <text:p>237.1228633986</text:p>
          </table:table-cell>
          <table:table-cell table:formula="of:=FLOOR([.D228];1)" office:value-type="float" office:value="237">
            <text:p>237</text:p>
          </table:table-cell>
          <table:table-cell table:formula="of:=[.E228]+([.C228]-POWER(2;[.E228]))/(POWER(2;[.E228]+1)-POWER(2;[.E228]))" office:value-type="float" office:value="236">
            <text:p>236</text:p>
          </table:table-cell>
          <table:table-cell table:formula="of:=3735/LN([.B228]/0.772)-273" office:value-type="float" office:value="36.7609506004252">
            <text:p>37</text:p>
          </table:table-cell>
          <table:table-cell table:formula="of:=FLOOR(-38.4*[.D228]/LOG(EXP(1);[.$D$1])+431.5;1)" office:value-type="float" office:value="37">
            <text:p>37</text:p>
          </table:table-cell>
        </table:table-row>
        <table:table-row table:style-name="ro2">
          <table:table-cell office:value-type="float" office:value="29056">
            <text:p>29056</text:p>
          </table:table-cell>
          <table:table-cell table:formula="of:=470000/(65536*2/[.A229]-1)" office:value-type="float" office:value="133864.491844417">
            <text:p>1.34E+5</text:p>
          </table:table-cell>
          <table:table-cell table:formula="of:=[.B229]/0.772" office:value-type="float" office:value="173399.600834736">
            <text:p>1.73E+5</text:p>
          </table:table-cell>
          <table:table-cell table:formula="of:=LOG([.A229];[.$D$1])" office:value-type="float" office:value="237.224775796655">
            <text:p>237.2247757967</text:p>
          </table:table-cell>
          <table:table-cell table:formula="of:=FLOOR([.D229];1)" office:value-type="float" office:value="237">
            <text:p>237</text:p>
          </table:table-cell>
          <table:table-cell table:formula="of:=[.E229]+([.C229]-POWER(2;[.E229]))/(POWER(2;[.E229]+1)-POWER(2;[.E229]))" office:value-type="float" office:value="236">
            <text:p>236</text:p>
          </table:table-cell>
          <table:table-cell table:formula="of:=3735/LN([.B229]/0.772)-273" office:value-type="float" office:value="36.6153845109837">
            <text:p>37</text:p>
          </table:table-cell>
          <table:table-cell table:formula="of:=FLOOR(-38.4*[.D229]/LOG(EXP(1);[.$D$1])+431.5;1)" office:value-type="float" office:value="36">
            <text:p>36</text:p>
          </table:table-cell>
        </table:table-row>
        <table:table-row table:style-name="ro2">
          <table:table-cell office:value-type="float" office:value="29184">
            <text:p>29184</text:p>
          </table:table-cell>
          <table:table-cell table:formula="of:=470000/(65536*2/[.A230]-1)" office:value-type="float" office:value="134623.115577889">
            <text:p>1.35E+5</text:p>
          </table:table-cell>
          <table:table-cell table:formula="of:=[.B230]/0.772" office:value-type="float" office:value="174382.274064624">
            <text:p>1.74E+5</text:p>
          </table:table-cell>
          <table:table-cell table:formula="of:=LOG([.A230];[.$D$1])" office:value-type="float" office:value="237.326240226636">
            <text:p>237.3262402266</text:p>
          </table:table-cell>
          <table:table-cell table:formula="of:=FLOOR([.D230];1)" office:value-type="float" office:value="237">
            <text:p>237</text:p>
          </table:table-cell>
          <table:table-cell table:formula="of:=[.E230]+([.C230]-POWER(2;[.E230]))/(POWER(2;[.E230]+1)-POWER(2;[.E230]))" office:value-type="float" office:value="236">
            <text:p>236</text:p>
          </table:table-cell>
          <table:table-cell table:formula="of:=3735/LN([.B230]/0.772)-273" office:value-type="float" office:value="36.4704124236882">
            <text:p>36</text:p>
          </table:table-cell>
          <table:table-cell table:formula="of:=FLOOR(-38.4*[.D230]/LOG(EXP(1);[.$D$1])+431.5;1)" office:value-type="float" office:value="36">
            <text:p>36</text:p>
          </table:table-cell>
        </table:table-row>
        <table:table-row table:style-name="ro2">
          <table:table-cell office:value-type="float" office:value="29312">
            <text:p>29312</text:p>
          </table:table-cell>
          <table:table-cell table:formula="of:=470000/(65536*2/[.A231]-1)" office:value-type="float" office:value="135383.647798742">
            <text:p>1.35E+5</text:p>
          </table:table-cell>
          <table:table-cell table:formula="of:=[.B231]/0.772" office:value-type="float" office:value="175367.419428422">
            <text:p>1.75E+5</text:p>
          </table:table-cell>
          <table:table-cell table:formula="of:=LOG([.A231];[.$D$1])" office:value-type="float" office:value="237.427260609552">
            <text:p>237.4272606096</text:p>
          </table:table-cell>
          <table:table-cell table:formula="of:=FLOOR([.D231];1)" office:value-type="float" office:value="237">
            <text:p>237</text:p>
          </table:table-cell>
          <table:table-cell table:formula="of:=[.E231]+([.C231]-POWER(2;[.E231]))/(POWER(2;[.E231]+1)-POWER(2;[.E231]))" office:value-type="float" office:value="236">
            <text:p>236</text:p>
          </table:table-cell>
          <table:table-cell table:formula="of:=3735/LN([.B231]/0.772)-273" office:value-type="float" office:value="36.3260284093151">
            <text:p>36</text:p>
          </table:table-cell>
          <table:table-cell table:formula="of:=FLOOR(-38.4*[.D231]/LOG(EXP(1);[.$D$1])+431.5;1)" office:value-type="float" office:value="36">
            <text:p>36</text:p>
          </table:table-cell>
        </table:table-row>
        <table:table-row table:style-name="ro2">
          <table:table-cell office:value-type="float" office:value="29440">
            <text:p>29440</text:p>
          </table:table-cell>
          <table:table-cell table:formula="of:=470000/(65536*2/[.A232]-1)" office:value-type="float" office:value="136146.095717884">
            <text:p>1.36E+5</text:p>
          </table:table-cell>
          <table:table-cell table:formula="of:=[.B232]/0.772" office:value-type="float" office:value="176355.046266689">
            <text:p>1.76E+5</text:p>
          </table:table-cell>
          <table:table-cell table:formula="of:=LOG([.A232];[.$D$1])" office:value-type="float" office:value="237.52784081511">
            <text:p>237.5278408151</text:p>
          </table:table-cell>
          <table:table-cell table:formula="of:=FLOOR([.D232];1)" office:value-type="float" office:value="237">
            <text:p>237</text:p>
          </table:table-cell>
          <table:table-cell table:formula="of:=[.E232]+([.C232]-POWER(2;[.E232]))/(POWER(2;[.E232]+1)-POWER(2;[.E232]))" office:value-type="float" office:value="236">
            <text:p>236</text:p>
          </table:table-cell>
          <table:table-cell table:formula="of:=3735/LN([.B232]/0.772)-273" office:value-type="float" office:value="36.1822266196507">
            <text:p>36</text:p>
          </table:table-cell>
          <table:table-cell table:formula="of:=FLOOR(-38.4*[.D232]/LOG(EXP(1);[.$D$1])+431.5;1)" office:value-type="float" office:value="36">
            <text:p>36</text:p>
          </table:table-cell>
        </table:table-row>
        <table:table-row table:style-name="ro2">
          <table:table-cell office:value-type="float" office:value="29568">
            <text:p>29568</text:p>
          </table:table-cell>
          <table:table-cell table:formula="of:=470000/(65536*2/[.A233]-1)" office:value-type="float" office:value="136910.466582598">
            <text:p>1.37E+5</text:p>
          </table:table-cell>
          <table:table-cell table:formula="of:=[.B233]/0.772" office:value-type="float" office:value="177345.163967096">
            <text:p>1.77E+5</text:p>
          </table:table-cell>
          <table:table-cell table:formula="of:=LOG([.A233];[.$D$1])" office:value-type="float" office:value="237.627984662657">
            <text:p>237.6279846627</text:p>
          </table:table-cell>
          <table:table-cell table:formula="of:=FLOOR([.D233];1)" office:value-type="float" office:value="237">
            <text:p>237</text:p>
          </table:table-cell>
          <table:table-cell table:formula="of:=[.E233]+([.C233]-POWER(2;[.E233]))/(POWER(2;[.E233]+1)-POWER(2;[.E233]))" office:value-type="float" office:value="236">
            <text:p>236</text:p>
          </table:table-cell>
          <table:table-cell table:formula="of:=3735/LN([.B233]/0.772)-273" office:value-type="float" office:value="36.0390012860152">
            <text:p>36</text:p>
          </table:table-cell>
          <table:table-cell table:formula="of:=FLOOR(-38.4*[.D233]/LOG(EXP(1);[.$D$1])+431.5;1)" office:value-type="float" office:value="36">
            <text:p>36</text:p>
          </table:table-cell>
        </table:table-row>
        <table:table-row table:style-name="ro2">
          <table:table-cell office:value-type="float" office:value="29696">
            <text:p>29696</text:p>
          </table:table-cell>
          <table:table-cell table:formula="of:=470000/(65536*2/[.A234]-1)" office:value-type="float" office:value="137676.767676768">
            <text:p>1.38E+5</text:p>
          </table:table-cell>
          <table:table-cell table:formula="of:=[.B234]/0.772" office:value-type="float" office:value="178337.781964725">
            <text:p>1.78E+5</text:p>
          </table:table-cell>
          <table:table-cell table:formula="of:=LOG([.A234];[.$D$1])" office:value-type="float" office:value="237.727695922042">
            <text:p>237.727695922</text:p>
          </table:table-cell>
          <table:table-cell table:formula="of:=FLOOR([.D234];1)" office:value-type="float" office:value="237">
            <text:p>237</text:p>
          </table:table-cell>
          <table:table-cell table:formula="of:=[.E234]+([.C234]-POWER(2;[.E234]))/(POWER(2;[.E234]+1)-POWER(2;[.E234]))" office:value-type="float" office:value="236">
            <text:p>236</text:p>
          </table:table-cell>
          <table:table-cell table:formula="of:=3735/LN([.B234]/0.772)-273" office:value-type="float" office:value="35.8963467178201">
            <text:p>36</text:p>
          </table:table-cell>
          <table:table-cell table:formula="of:=FLOOR(-38.4*[.D234]/LOG(EXP(1);[.$D$1])+431.5;1)" office:value-type="float" office:value="36">
            <text:p>36</text:p>
          </table:table-cell>
        </table:table-row>
        <table:table-row table:style-name="ro2">
          <table:table-cell office:value-type="float" office:value="29824">
            <text:p>29824</text:p>
          </table:table-cell>
          <table:table-cell table:formula="of:=470000/(65536*2/[.A235]-1)" office:value-type="float" office:value="138445.006321113">
            <text:p>1.38E+5</text:p>
          </table:table-cell>
          <table:table-cell table:formula="of:=[.B235]/0.772" office:value-type="float" office:value="179332.909742374">
            <text:p>1.79E+5</text:p>
          </table:table-cell>
          <table:table-cell table:formula="of:=LOG([.A235];[.$D$1])" office:value-type="float" office:value="237.826978314469">
            <text:p>237.8269783145</text:p>
          </table:table-cell>
          <table:table-cell table:formula="of:=FLOOR([.D235];1)" office:value-type="float" office:value="237">
            <text:p>237</text:p>
          </table:table-cell>
          <table:table-cell table:formula="of:=[.E235]+([.C235]-POWER(2;[.E235]))/(POWER(2;[.E235]+1)-POWER(2;[.E235]))" office:value-type="float" office:value="236">
            <text:p>236</text:p>
          </table:table-cell>
          <table:table-cell table:formula="of:=3735/LN([.B235]/0.772)-273" office:value-type="float" office:value="35.754257301157">
            <text:p>36</text:p>
          </table:table-cell>
          <table:table-cell table:formula="of:=FLOOR(-38.4*[.D235]/LOG(EXP(1);[.$D$1])+431.5;1)" office:value-type="float" office:value="35">
            <text:p>35</text:p>
          </table:table-cell>
        </table:table-row>
        <table:table-row table:style-name="ro2">
          <table:table-cell office:value-type="float" office:value="29952">
            <text:p>29952</text:p>
          </table:table-cell>
          <table:table-cell table:formula="of:=470000/(65536*2/[.A236]-1)" office:value-type="float" office:value="139215.189873418">
            <text:p>1.39E+5</text:p>
          </table:table-cell>
          <table:table-cell table:formula="of:=[.B236]/0.772" office:value-type="float" office:value="180330.556830852">
            <text:p>1.80E+5</text:p>
          </table:table-cell>
          <table:table-cell table:formula="of:=LOG([.A236];[.$D$1])" office:value-type="float" office:value="237.925835513335">
            <text:p>237.9258355133</text:p>
          </table:table-cell>
          <table:table-cell table:formula="of:=FLOOR([.D236];1)" office:value-type="float" office:value="237">
            <text:p>237</text:p>
          </table:table-cell>
          <table:table-cell table:formula="of:=[.E236]+([.C236]-POWER(2;[.E236]))/(POWER(2;[.E236]+1)-POWER(2;[.E236]))" office:value-type="float" office:value="236">
            <text:p>236</text:p>
          </table:table-cell>
          <table:table-cell table:formula="of:=3735/LN([.B236]/0.772)-273" office:value-type="float" office:value="35.612727497419">
            <text:p>36</text:p>
          </table:table-cell>
          <table:table-cell table:formula="of:=FLOOR(-38.4*[.D236]/LOG(EXP(1);[.$D$1])+431.5;1)" office:value-type="float" office:value="35">
            <text:p>35</text:p>
          </table:table-cell>
        </table:table-row>
        <table:table-row table:style-name="ro2">
          <table:table-cell office:value-type="float" office:value="30080">
            <text:p>30080</text:p>
          </table:table-cell>
          <table:table-cell table:formula="of:=470000/(65536*2/[.A237]-1)" office:value-type="float" office:value="139987.325728771">
            <text:p>1.40E+5</text:p>
          </table:table-cell>
          <table:table-cell table:formula="of:=[.B237]/0.772" office:value-type="float" office:value="181330.732809288">
            <text:p>1.81E+5</text:p>
          </table:table-cell>
          <table:table-cell table:formula="of:=LOG([.A237];[.$D$1])" office:value-type="float" office:value="238.02427114504">
            <text:p>238.024271145</text:p>
          </table:table-cell>
          <table:table-cell table:formula="of:=FLOOR([.D237];1)" office:value-type="float" office:value="238">
            <text:p>238</text:p>
          </table:table-cell>
          <table:table-cell table:formula="of:=[.E237]+([.C237]-POWER(2;[.E237]))/(POWER(2;[.E237]+1)-POWER(2;[.E237]))" office:value-type="float" office:value="237">
            <text:p>237</text:p>
          </table:table-cell>
          <table:table-cell table:formula="of:=3735/LN([.B237]/0.772)-273" office:value-type="float" office:value="35.4717518419512">
            <text:p>35</text:p>
          </table:table-cell>
          <table:table-cell table:formula="of:=FLOOR(-38.4*[.D237]/LOG(EXP(1);[.$D$1])+431.5;1)" office:value-type="float" office:value="35">
            <text:p>35</text:p>
          </table:table-cell>
        </table:table-row>
        <table:table-row table:style-name="ro2">
          <table:table-cell office:value-type="float" office:value="30208">
            <text:p>30208</text:p>
          </table:table-cell>
          <table:table-cell table:formula="of:=470000/(65536*2/[.A238]-1)" office:value-type="float" office:value="140761.421319797">
            <text:p>1.41E+5</text:p>
          </table:table-cell>
          <table:table-cell table:formula="of:=[.B238]/0.772" office:value-type="float" office:value="182333.447305436">
            <text:p>1.82E+5</text:p>
          </table:table-cell>
          <table:table-cell table:formula="of:=LOG([.A238];[.$D$1])" office:value-type="float" office:value="238.12228878979">
            <text:p>238.1222887898</text:p>
          </table:table-cell>
          <table:table-cell table:formula="of:=FLOOR([.D238];1)" office:value-type="float" office:value="238">
            <text:p>238</text:p>
          </table:table-cell>
          <table:table-cell table:formula="of:=[.E238]+([.C238]-POWER(2;[.E238]))/(POWER(2;[.E238]+1)-POWER(2;[.E238]))" office:value-type="float" office:value="237">
            <text:p>237</text:p>
          </table:table-cell>
          <table:table-cell table:formula="of:=3735/LN([.B238]/0.772)-273" office:value-type="float" office:value="35.331324942732">
            <text:p>35</text:p>
          </table:table-cell>
          <table:table-cell table:formula="of:=FLOOR(-38.4*[.D238]/LOG(EXP(1);[.$D$1])+431.5;1)" office:value-type="float" office:value="35">
            <text:p>35</text:p>
          </table:table-cell>
        </table:table-row>
        <table:table-row table:style-name="ro2">
          <table:table-cell office:value-type="float" office:value="30336">
            <text:p>30336</text:p>
          </table:table-cell>
          <table:table-cell table:formula="of:=470000/(65536*2/[.A239]-1)" office:value-type="float" office:value="141537.4841169">
            <text:p>1.42E+5</text:p>
          </table:table-cell>
          <table:table-cell table:formula="of:=[.B239]/0.772" office:value-type="float" office:value="183338.709995984">
            <text:p>1.83E+5</text:p>
          </table:table-cell>
          <table:table-cell table:formula="of:=LOG([.A239];[.$D$1])" office:value-type="float" office:value="238.219891982373">
            <text:p>238.2198919824</text:p>
          </table:table-cell>
          <table:table-cell table:formula="of:=FLOOR([.D239];1)" office:value-type="float" office:value="238">
            <text:p>238</text:p>
          </table:table-cell>
          <table:table-cell table:formula="of:=[.E239]+([.C239]-POWER(2;[.E239]))/(POWER(2;[.E239]+1)-POWER(2;[.E239]))" office:value-type="float" office:value="237">
            <text:p>237</text:p>
          </table:table-cell>
          <table:table-cell table:formula="of:=3735/LN([.B239]/0.772)-273" office:value-type="float" office:value="35.1914414790825">
            <text:p>35</text:p>
          </table:table-cell>
          <table:table-cell table:formula="of:=FLOOR(-38.4*[.D239]/LOG(EXP(1);[.$D$1])+431.5;1)" office:value-type="float" office:value="35">
            <text:p>35</text:p>
          </table:table-cell>
        </table:table-row>
        <table:table-row table:style-name="ro2">
          <table:table-cell office:value-type="float" office:value="30464">
            <text:p>30464</text:p>
          </table:table-cell>
          <table:table-cell table:formula="of:=470000/(65536*2/[.A240]-1)" office:value-type="float" office:value="142315.521628499">
            <text:p>1.42E+5</text:p>
          </table:table-cell>
          <table:table-cell table:formula="of:=[.B240]/0.772" office:value-type="float" office:value="184346.530606864">
            <text:p>1.84E+5</text:p>
          </table:table-cell>
          <table:table-cell table:formula="of:=LOG([.A240];[.$D$1])" office:value-type="float" office:value="238.317084212928">
            <text:p>238.3170842129</text:p>
          </table:table-cell>
          <table:table-cell table:formula="of:=FLOOR([.D240];1)" office:value-type="float" office:value="238">
            <text:p>238</text:p>
          </table:table-cell>
          <table:table-cell table:formula="of:=[.E240]+([.C240]-POWER(2;[.E240]))/(POWER(2;[.E240]+1)-POWER(2;[.E240]))" office:value-type="float" office:value="237">
            <text:p>237</text:p>
          </table:table-cell>
          <table:table-cell table:formula="of:=3735/LN([.B240]/0.772)-273" office:value-type="float" office:value="35.0520962004048">
            <text:p>35</text:p>
          </table:table-cell>
          <table:table-cell table:formula="of:=FLOOR(-38.4*[.D240]/LOG(EXP(1);[.$D$1])+431.5;1)" office:value-type="float" office:value="35">
            <text:p>35</text:p>
          </table:table-cell>
        </table:table-row>
        <table:table-row table:style-name="ro2">
          <table:table-cell office:value-type="float" office:value="30592">
            <text:p>30592</text:p>
          </table:table-cell>
          <table:table-cell table:formula="of:=470000/(65536*2/[.A241]-1)" office:value-type="float" office:value="143095.541401274">
            <text:p>1.43E+5</text:p>
          </table:table-cell>
          <table:table-cell table:formula="of:=[.B241]/0.772" office:value-type="float" office:value="185356.918913567">
            <text:p>1.85E+5</text:p>
          </table:table-cell>
          <table:table-cell table:formula="of:=LOG([.A241];[.$D$1])" office:value-type="float" office:value="238.413868927692">
            <text:p>238.4138689277</text:p>
          </table:table-cell>
          <table:table-cell table:formula="of:=FLOOR([.D241];1)" office:value-type="float" office:value="238">
            <text:p>238</text:p>
          </table:table-cell>
          <table:table-cell table:formula="of:=[.E241]+([.C241]-POWER(2;[.E241]))/(POWER(2;[.E241]+1)-POWER(2;[.E241]))" office:value-type="float" office:value="237">
            <text:p>237</text:p>
          </table:table-cell>
          <table:table-cell table:formula="of:=3735/LN([.B241]/0.772)-273" office:value-type="float" office:value="34.9132839249469">
            <text:p>35</text:p>
          </table:table-cell>
          <table:table-cell table:formula="of:=FLOOR(-38.4*[.D241]/LOG(EXP(1);[.$D$1])+431.5;1)" office:value-type="float" office:value="34">
            <text:p>34</text:p>
          </table:table-cell>
        </table:table-row>
        <table:table-row table:style-name="ro2">
          <table:table-cell office:value-type="float" office:value="30720">
            <text:p>30720</text:p>
          </table:table-cell>
          <table:table-cell table:formula="of:=470000/(65536*2/[.A242]-1)" office:value-type="float" office:value="143877.551020408">
            <text:p>1.44E+5</text:p>
          </table:table-cell>
          <table:table-cell table:formula="of:=[.B242]/0.772" office:value-type="float" office:value="186369.884741461">
            <text:p>1.86E+5</text:p>
          </table:table-cell>
          <table:table-cell table:formula="of:=LOG([.A242];[.$D$1])" office:value-type="float" office:value="238.510249529737">
            <text:p>238.5102495297</text:p>
          </table:table-cell>
          <table:table-cell table:formula="of:=FLOOR([.D242];1)" office:value-type="float" office:value="238">
            <text:p>238</text:p>
          </table:table-cell>
          <table:table-cell table:formula="of:=[.E242]+([.C242]-POWER(2;[.E242]))/(POWER(2;[.E242]+1)-POWER(2;[.E242]))" office:value-type="float" office:value="237">
            <text:p>237</text:p>
          </table:table-cell>
          <table:table-cell table:formula="of:=3735/LN([.B242]/0.772)-273" office:value-type="float" office:value="34.7749995385955">
            <text:p>35</text:p>
          </table:table-cell>
          <table:table-cell table:formula="of:=FLOOR(-38.4*[.D242]/LOG(EXP(1);[.$D$1])+431.5;1)" office:value-type="float" office:value="34">
            <text:p>34</text:p>
          </table:table-cell>
        </table:table-row>
        <table:table-row table:style-name="ro2">
          <table:table-cell office:value-type="float" office:value="30848">
            <text:p>30848</text:p>
          </table:table-cell>
          <table:table-cell table:formula="of:=470000/(65536*2/[.A243]-1)" office:value-type="float" office:value="144661.558109834">
            <text:p>1.45E+5</text:p>
          </table:table-cell>
          <table:table-cell table:formula="of:=[.B243]/0.772" office:value-type="float" office:value="187385.437966106">
            <text:p>1.87E+5</text:p>
          </table:table-cell>
          <table:table-cell table:formula="of:=LOG([.A243];[.$D$1])" office:value-type="float" office:value="238.60622937968">
            <text:p>238.6062293797</text:p>
          </table:table-cell>
          <table:table-cell table:formula="of:=FLOOR([.D243];1)" office:value-type="float" office:value="238">
            <text:p>238</text:p>
          </table:table-cell>
          <table:table-cell table:formula="of:=[.E243]+([.C243]-POWER(2;[.E243]))/(POWER(2;[.E243]+1)-POWER(2;[.E243]))" office:value-type="float" office:value="237">
            <text:p>237</text:p>
          </table:table-cell>
          <table:table-cell table:formula="of:=3735/LN([.B243]/0.772)-273" office:value-type="float" office:value="34.6372379936931">
            <text:p>35</text:p>
          </table:table-cell>
          <table:table-cell table:formula="of:=FLOOR(-38.4*[.D243]/LOG(EXP(1);[.$D$1])+431.5;1)" office:value-type="float" office:value="34">
            <text:p>34</text:p>
          </table:table-cell>
        </table:table-row>
        <table:table-row table:style-name="ro2">
          <table:table-cell office:value-type="float" office:value="30976">
            <text:p>30976</text:p>
          </table:table-cell>
          <table:table-cell table:formula="of:=470000/(65536*2/[.A244]-1)" office:value-type="float" office:value="145447.570332481">
            <text:p>1.45E+5</text:p>
          </table:table-cell>
          <table:table-cell table:formula="of:=[.B244]/0.772" office:value-type="float" office:value="188403.588513576">
            <text:p>1.88E+5</text:p>
          </table:table-cell>
          <table:table-cell table:formula="of:=LOG([.A244];[.$D$1])" office:value-type="float" office:value="238.701811796394">
            <text:p>238.7018117964</text:p>
          </table:table-cell>
          <table:table-cell table:formula="of:=FLOOR([.D244];1)" office:value-type="float" office:value="238">
            <text:p>238</text:p>
          </table:table-cell>
          <table:table-cell table:formula="of:=[.E244]+([.C244]-POWER(2;[.E244]))/(POWER(2;[.E244]+1)-POWER(2;[.E244]))" office:value-type="float" office:value="237">
            <text:p>237</text:p>
          </table:table-cell>
          <table:table-cell table:formula="of:=3735/LN([.B244]/0.772)-273" office:value-type="float" office:value="34.4999943078824">
            <text:p>34</text:p>
          </table:table-cell>
          <table:table-cell table:formula="of:=FLOOR(-38.4*[.D244]/LOG(EXP(1);[.$D$1])+431.5;1)" office:value-type="float" office:value="34">
            <text:p>34</text:p>
          </table:table-cell>
        </table:table-row>
        <table:table-row table:style-name="ro2">
          <table:table-cell office:value-type="float" office:value="31104">
            <text:p>31104</text:p>
          </table:table-cell>
          <table:table-cell table:formula="of:=470000/(65536*2/[.A245]-1)" office:value-type="float" office:value="146235.595390525">
            <text:p>1.46E+5</text:p>
          </table:table-cell>
          <table:table-cell table:formula="of:=[.B245]/0.772" office:value-type="float" office:value="189424.346360784">
            <text:p>1.89E+5</text:p>
          </table:table-cell>
          <table:table-cell table:formula="of:=LOG([.A245];[.$D$1])" office:value-type="float" office:value="238.797000057693">
            <text:p>238.7970000577</text:p>
          </table:table-cell>
          <table:table-cell table:formula="of:=FLOOR([.D245];1)" office:value-type="float" office:value="238">
            <text:p>238</text:p>
          </table:table-cell>
          <table:table-cell table:formula="of:=[.E245]+([.C245]-POWER(2;[.E245]))/(POWER(2;[.E245]+1)-POWER(2;[.E245]))" office:value-type="float" office:value="237">
            <text:p>237</text:p>
          </table:table-cell>
          <table:table-cell table:formula="of:=3735/LN([.B245]/0.772)-273" office:value-type="float" office:value="34.3632635629738">
            <text:p>34</text:p>
          </table:table-cell>
          <table:table-cell table:formula="of:=FLOOR(-38.4*[.D245]/LOG(EXP(1);[.$D$1])+431.5;1)" office:value-type="float" office:value="34">
            <text:p>34</text:p>
          </table:table-cell>
        </table:table-row>
        <table:table-row table:style-name="ro2">
          <table:table-cell office:value-type="float" office:value="31232">
            <text:p>31232</text:p>
          </table:table-cell>
          <table:table-cell table:formula="of:=470000/(65536*2/[.A246]-1)" office:value-type="float" office:value="147025.641025641">
            <text:p>1.47E+5</text:p>
          </table:table-cell>
          <table:table-cell table:formula="of:=[.B246]/0.772" office:value-type="float" office:value="190447.721535804">
            <text:p>1.90E+5</text:p>
          </table:table-cell>
          <table:table-cell table:formula="of:=LOG([.A246];[.$D$1])" office:value-type="float" office:value="238.891797401007">
            <text:p>238.891797401</text:p>
          </table:table-cell>
          <table:table-cell table:formula="of:=FLOOR([.D246];1)" office:value-type="float" office:value="238">
            <text:p>238</text:p>
          </table:table-cell>
          <table:table-cell table:formula="of:=[.E246]+([.C246]-POWER(2;[.E246]))/(POWER(2;[.E246]+1)-POWER(2;[.E246]))" office:value-type="float" office:value="237">
            <text:p>237</text:p>
          </table:table-cell>
          <table:table-cell table:formula="of:=3735/LN([.B246]/0.772)-273" office:value-type="float" office:value="34.2270409038384">
            <text:p>34</text:p>
          </table:table-cell>
          <table:table-cell table:formula="of:=FLOOR(-38.4*[.D246]/LOG(EXP(1);[.$D$1])+431.5;1)" office:value-type="float" office:value="34">
            <text:p>34</text:p>
          </table:table-cell>
        </table:table-row>
        <table:table-row table:style-name="ro2">
          <table:table-cell office:value-type="float" office:value="31360">
            <text:p>31360</text:p>
          </table:table-cell>
          <table:table-cell table:formula="of:=470000/(65536*2/[.A247]-1)" office:value-type="float" office:value="147817.715019255">
            <text:p>1.48E+5</text:p>
          </table:table-cell>
          <table:table-cell table:formula="of:=[.B247]/0.772" office:value-type="float" office:value="191473.724118207">
            <text:p>1.91E+5</text:p>
          </table:table-cell>
          <table:table-cell table:formula="of:=LOG([.A247];[.$D$1])" office:value-type="float" office:value="238.986207024042">
            <text:p>238.986207024</text:p>
          </table:table-cell>
          <table:table-cell table:formula="of:=FLOOR([.D247];1)" office:value-type="float" office:value="238">
            <text:p>238</text:p>
          </table:table-cell>
          <table:table-cell table:formula="of:=[.E247]+([.C247]-POWER(2;[.E247]))/(POWER(2;[.E247]+1)-POWER(2;[.E247]))" office:value-type="float" office:value="237">
            <text:p>237</text:p>
          </table:table-cell>
          <table:table-cell table:formula="of:=3735/LN([.B247]/0.772)-273" office:value-type="float" office:value="34.0913215373229">
            <text:p>34</text:p>
          </table:table-cell>
          <table:table-cell table:formula="of:=FLOOR(-38.4*[.D247]/LOG(EXP(1);[.$D$1])+431.5;1)" office:value-type="float" office:value="33">
            <text:p>33</text:p>
          </table:table-cell>
        </table:table-row>
        <table:table-row table:style-name="ro2">
          <table:table-cell office:value-type="float" office:value="31488">
            <text:p>31488</text:p>
          </table:table-cell>
          <table:table-cell table:formula="of:=470000/(65536*2/[.A248]-1)" office:value-type="float" office:value="148611.825192802">
            <text:p>1.49E+5</text:p>
          </table:table-cell>
          <table:table-cell table:formula="of:=[.B248]/0.772" office:value-type="float" office:value="192502.364239381">
            <text:p>1.93E+5</text:p>
          </table:table-cell>
          <table:table-cell table:formula="of:=LOG([.A248];[.$D$1])" office:value-type="float" office:value="239.080232085428">
            <text:p>239.0802320854</text:p>
          </table:table-cell>
          <table:table-cell table:formula="of:=FLOOR([.D248];1)" office:value-type="float" office:value="239">
            <text:p>239</text:p>
          </table:table-cell>
          <table:table-cell table:formula="of:=[.E248]+([.C248]-POWER(2;[.E248]))/(POWER(2;[.E248]+1)-POWER(2;[.E248]))" office:value-type="float" office:value="238">
            <text:p>238</text:p>
          </table:table-cell>
          <table:table-cell table:formula="of:=3735/LN([.B248]/0.772)-273" office:value-type="float" office:value="33.9561007311889">
            <text:p>34</text:p>
          </table:table-cell>
          <table:table-cell table:formula="of:=FLOOR(-38.4*[.D248]/LOG(EXP(1);[.$D$1])+431.5;1)" office:value-type="float" office:value="33">
            <text:p>33</text:p>
          </table:table-cell>
        </table:table-row>
        <table:table-row table:style-name="ro2">
          <table:table-cell office:value-type="float" office:value="31616">
            <text:p>31616</text:p>
          </table:table-cell>
          <table:table-cell table:formula="of:=470000/(65536*2/[.A249]-1)" office:value-type="float" office:value="149407.979407979">
            <text:p>1.49E+5</text:p>
          </table:table-cell>
          <table:table-cell table:formula="of:=[.B249]/0.772" office:value-type="float" office:value="193533.652082875">
            <text:p>1.94E+5</text:p>
          </table:table-cell>
          <table:table-cell table:formula="of:=LOG([.A249];[.$D$1])" office:value-type="float" office:value="239.173875705355">
            <text:p>239.1738757054</text:p>
          </table:table-cell>
          <table:table-cell table:formula="of:=FLOOR([.D249];1)" office:value-type="float" office:value="239">
            <text:p>239</text:p>
          </table:table-cell>
          <table:table-cell table:formula="of:=[.E249]+([.C249]-POWER(2;[.E249]))/(POWER(2;[.E249]+1)-POWER(2;[.E249]))" office:value-type="float" office:value="238">
            <text:p>238</text:p>
          </table:table-cell>
          <table:table-cell table:formula="of:=3735/LN([.B249]/0.772)-273" office:value-type="float" office:value="33.8213738130735">
            <text:p>34</text:p>
          </table:table-cell>
          <table:table-cell table:formula="of:=FLOOR(-38.4*[.D249]/LOG(EXP(1);[.$D$1])+431.5;1)" office:value-type="float" office:value="33">
            <text:p>33</text:p>
          </table:table-cell>
        </table:table-row>
        <table:table-row table:style-name="ro2">
          <table:table-cell office:value-type="float" office:value="31744">
            <text:p>31744</text:p>
          </table:table-cell>
          <table:table-cell table:formula="of:=470000/(65536*2/[.A250]-1)" office:value-type="float" office:value="150206.18556701">
            <text:p>1.50E+5</text:p>
          </table:table-cell>
          <table:table-cell table:formula="of:=[.B250]/0.772" office:value-type="float" office:value="194567.597884728">
            <text:p>1.95E+5</text:p>
          </table:table-cell>
          <table:table-cell table:formula="of:=LOG([.A250];[.$D$1])" office:value-type="float" office:value="239.26714096619">
            <text:p>239.2671409662</text:p>
          </table:table-cell>
          <table:table-cell table:formula="of:=FLOOR([.D250];1)" office:value-type="float" office:value="239">
            <text:p>239</text:p>
          </table:table-cell>
          <table:table-cell table:formula="of:=[.E250]+([.C250]-POWER(2;[.E250]))/(POWER(2;[.E250]+1)-POWER(2;[.E250]))" office:value-type="float" office:value="238">
            <text:p>238</text:p>
          </table:table-cell>
          <table:table-cell table:formula="of:=3735/LN([.B250]/0.772)-273" office:value-type="float" office:value="33.6871361694721">
            <text:p>34</text:p>
          </table:table-cell>
          <table:table-cell table:formula="of:=FLOOR(-38.4*[.D250]/LOG(EXP(1);[.$D$1])+431.5;1)" office:value-type="float" office:value="33">
            <text:p>33</text:p>
          </table:table-cell>
        </table:table-row>
        <table:table-row table:style-name="ro2">
          <table:table-cell office:value-type="float" office:value="31872">
            <text:p>31872</text:p>
          </table:table-cell>
          <table:table-cell table:formula="of:=470000/(65536*2/[.A251]-1)" office:value-type="float" office:value="151006.451612903">
            <text:p>1.51E+5</text:p>
          </table:table-cell>
          <table:table-cell table:formula="of:=[.B251]/0.772" office:value-type="float" office:value="195604.211933812">
            <text:p>1.96E+5</text:p>
          </table:table-cell>
          <table:table-cell table:formula="of:=LOG([.A251];[.$D$1])" office:value-type="float" office:value="239.36003091309">
            <text:p>239.3600309131</text:p>
          </table:table-cell>
          <table:table-cell table:formula="of:=FLOOR([.D251];1)" office:value-type="float" office:value="239">
            <text:p>239</text:p>
          </table:table-cell>
          <table:table-cell table:formula="of:=[.E251]+([.C251]-POWER(2;[.E251]))/(POWER(2;[.E251]+1)-POWER(2;[.E251]))" office:value-type="float" office:value="238">
            <text:p>238</text:p>
          </table:table-cell>
          <table:table-cell table:formula="of:=3735/LN([.B251]/0.772)-273" office:value-type="float" office:value="33.5533832447424">
            <text:p>34</text:p>
          </table:table-cell>
          <table:table-cell table:formula="of:=FLOOR(-38.4*[.D251]/LOG(EXP(1);[.$D$1])+431.5;1)" office:value-type="float" office:value="33">
            <text:p>33</text:p>
          </table:table-cell>
        </table:table-row>
        <table:table-row table:style-name="ro2">
          <table:table-cell office:value-type="float" office:value="32000">
            <text:p>32000</text:p>
          </table:table-cell>
          <table:table-cell table:formula="of:=470000/(65536*2/[.A252]-1)" office:value-type="float" office:value="151808.785529716">
            <text:p>1.52E+5</text:p>
          </table:table-cell>
          <table:table-cell table:formula="of:=[.B252]/0.772" office:value-type="float" office:value="196643.504572171">
            <text:p>1.97E+5</text:p>
          </table:table-cell>
          <table:table-cell table:formula="of:=LOG([.A252];[.$D$1])" office:value-type="float" office:value="239.452548554594">
            <text:p>239.4525485546</text:p>
          </table:table-cell>
          <table:table-cell table:formula="of:=FLOOR([.D252];1)" office:value-type="float" office:value="239">
            <text:p>239</text:p>
          </table:table-cell>
          <table:table-cell table:formula="of:=[.E252]+([.C252]-POWER(2;[.E252]))/(POWER(2;[.E252]+1)-POWER(2;[.E252]))" office:value-type="float" office:value="238">
            <text:p>238</text:p>
          </table:table-cell>
          <table:table-cell table:formula="of:=3735/LN([.B252]/0.772)-273" office:value-type="float" office:value="33.4201105401288">
            <text:p>33</text:p>
          </table:table-cell>
          <table:table-cell table:formula="of:=FLOOR(-38.4*[.D252]/LOG(EXP(1);[.$D$1])+431.5;1)" office:value-type="float" office:value="33">
            <text:p>33</text:p>
          </table:table-cell>
        </table:table-row>
        <table:table-row table:style-name="ro2">
          <table:table-cell office:value-type="float" office:value="32128">
            <text:p>32128</text:p>
          </table:table-cell>
          <table:table-cell table:formula="of:=470000/(65536*2/[.A253]-1)" office:value-type="float" office:value="152613.19534282">
            <text:p>1.53E+5</text:p>
          </table:table-cell>
          <table:table-cell table:formula="of:=[.B253]/0.772" office:value-type="float" office:value="197685.486195363">
            <text:p>1.98E+5</text:p>
          </table:table-cell>
          <table:table-cell table:formula="of:=LOG([.A253];[.$D$1])" office:value-type="float" office:value="239.544696863213">
            <text:p>239.5446968632</text:p>
          </table:table-cell>
          <table:table-cell table:formula="of:=FLOOR([.D253];1)" office:value-type="float" office:value="239">
            <text:p>239</text:p>
          </table:table-cell>
          <table:table-cell table:formula="of:=[.E253]+([.C253]-POWER(2;[.E253]))/(POWER(2;[.E253]+1)-POWER(2;[.E253]))" office:value-type="float" office:value="238">
            <text:p>238</text:p>
          </table:table-cell>
          <table:table-cell table:formula="of:=3735/LN([.B253]/0.772)-273" office:value-type="float" office:value="33.2873136128072">
            <text:p>33</text:p>
          </table:table-cell>
          <table:table-cell table:formula="of:=FLOOR(-38.4*[.D253]/LOG(EXP(1);[.$D$1])+431.5;1)" office:value-type="float" office:value="33">
            <text:p>33</text:p>
          </table:table-cell>
        </table:table-row>
        <table:table-row table:style-name="ro2">
          <table:table-cell office:value-type="float" office:value="32256">
            <text:p>32256</text:p>
          </table:table-cell>
          <table:table-cell table:formula="of:=470000/(65536*2/[.A254]-1)" office:value-type="float" office:value="153419.689119171">
            <text:p>1.53E+5</text:p>
          </table:table-cell>
          <table:table-cell table:formula="of:=[.B254]/0.772" office:value-type="float" office:value="198730.167252812">
            <text:p>1.99E+5</text:p>
          </table:table-cell>
          <table:table-cell table:formula="of:=LOG([.A254];[.$D$1])" office:value-type="float" office:value="239.636478775999">
            <text:p>239.636478776</text:p>
          </table:table-cell>
          <table:table-cell table:formula="of:=FLOOR([.D254];1)" office:value-type="float" office:value="239">
            <text:p>239</text:p>
          </table:table-cell>
          <table:table-cell table:formula="of:=[.E254]+([.C254]-POWER(2;[.E254]))/(POWER(2;[.E254]+1)-POWER(2;[.E254]))" office:value-type="float" office:value="238">
            <text:p>238</text:p>
          </table:table-cell>
          <table:table-cell table:formula="of:=3735/LN([.B254]/0.772)-273" office:value-type="float" office:value="33.1549880749496">
            <text:p>33</text:p>
          </table:table-cell>
          <table:table-cell table:formula="of:=FLOOR(-38.4*[.D254]/LOG(EXP(1);[.$D$1])+431.5;1)" office:value-type="float" office:value="32">
            <text:p>32</text:p>
          </table:table-cell>
        </table:table-row>
        <table:table-row table:style-name="ro2">
          <table:table-cell office:value-type="float" office:value="32384">
            <text:p>32384</text:p>
          </table:table-cell>
          <table:table-cell table:formula="of:=470000/(65536*2/[.A255]-1)" office:value-type="float" office:value="154228.274967575">
            <text:p>1.54E+5</text:p>
          </table:table-cell>
          <table:table-cell table:formula="of:=[.B255]/0.772" office:value-type="float" office:value="199777.558248154">
            <text:p>2.00E+5</text:p>
          </table:table-cell>
          <table:table-cell table:formula="of:=LOG([.A255];[.$D$1])" office:value-type="float" office:value="239.727897195109">
            <text:p>239.7278971951</text:p>
          </table:table-cell>
          <table:table-cell table:formula="of:=FLOOR([.D255];1)" office:value-type="float" office:value="239">
            <text:p>239</text:p>
          </table:table-cell>
          <table:table-cell table:formula="of:=[.E255]+([.C255]-POWER(2;[.E255]))/(POWER(2;[.E255]+1)-POWER(2;[.E255]))" office:value-type="float" office:value="238">
            <text:p>238</text:p>
          </table:table-cell>
          <table:table-cell table:formula="of:=3735/LN([.B255]/0.772)-273" office:value-type="float" office:value="33.0231295928073">
            <text:p>33</text:p>
          </table:table-cell>
          <table:table-cell table:formula="of:=FLOOR(-38.4*[.D255]/LOG(EXP(1);[.$D$1])+431.5;1)" office:value-type="float" office:value="32">
            <text:p>32</text:p>
          </table:table-cell>
        </table:table-row>
        <table:table-row table:style-name="ro2">
          <table:table-cell office:value-type="float" office:value="32512">
            <text:p>32512</text:p>
          </table:table-cell>
          <table:table-cell table:formula="of:=470000/(65536*2/[.A256]-1)" office:value-type="float" office:value="155038.961038961">
            <text:p>1.55E+5</text:p>
          </table:table-cell>
          <table:table-cell table:formula="of:=[.B256]/0.772" office:value-type="float" office:value="200827.669739587">
            <text:p>2.01E+5</text:p>
          </table:table-cell>
          <table:table-cell table:formula="of:=LOG([.A256];[.$D$1])" office:value-type="float" office:value="239.818954988355">
            <text:p>239.8189549884</text:p>
          </table:table-cell>
          <table:table-cell table:formula="of:=FLOOR([.D256];1)" office:value-type="float" office:value="239">
            <text:p>239</text:p>
          </table:table-cell>
          <table:table-cell table:formula="of:=[.E256]+([.C256]-POWER(2;[.E256]))/(POWER(2;[.E256]+1)-POWER(2;[.E256]))" office:value-type="float" office:value="238">
            <text:p>238</text:p>
          </table:table-cell>
          <table:table-cell table:formula="of:=3735/LN([.B256]/0.772)-273" office:value-type="float" office:value="32.8917338858138">
            <text:p>33</text:p>
          </table:table-cell>
          <table:table-cell table:formula="of:=FLOOR(-38.4*[.D256]/LOG(EXP(1);[.$D$1])+431.5;1)" office:value-type="float" office:value="32">
            <text:p>32</text:p>
          </table:table-cell>
        </table:table-row>
        <table:table-row table:style-name="ro2">
          <table:table-cell office:value-type="float" office:value="32640">
            <text:p>32640</text:p>
          </table:table-cell>
          <table:table-cell table:formula="of:=470000/(65536*2/[.A257]-1)" office:value-type="float" office:value="155851.755526658">
            <text:p>1.56E+5</text:p>
          </table:table-cell>
          <table:table-cell table:formula="of:=[.B257]/0.772" office:value-type="float" office:value="201880.512340231">
            <text:p>2.02E+5</text:p>
          </table:table-cell>
          <table:table-cell table:formula="of:=LOG([.A257];[.$D$1])" office:value-type="float" office:value="239.909654989742">
            <text:p>239.9096549897</text:p>
          </table:table-cell>
          <table:table-cell table:formula="of:=FLOOR([.D257];1)" office:value-type="float" office:value="239">
            <text:p>239</text:p>
          </table:table-cell>
          <table:table-cell table:formula="of:=[.E257]+([.C257]-POWER(2;[.E257]))/(POWER(2;[.E257]+1)-POWER(2;[.E257]))" office:value-type="float" office:value="238">
            <text:p>238</text:p>
          </table:table-cell>
          <table:table-cell table:formula="of:=3735/LN([.B257]/0.772)-273" office:value-type="float" office:value="32.7607967257051">
            <text:p>33</text:p>
          </table:table-cell>
          <table:table-cell table:formula="of:=FLOOR(-38.4*[.D257]/LOG(EXP(1);[.$D$1])+431.5;1)" office:value-type="float" office:value="32">
            <text:p>32</text:p>
          </table:table-cell>
        </table:table-row>
        <table:table-row table:style-name="ro2">
          <table:table-cell office:value-type="float" office:value="32768">
            <text:p>32768</text:p>
          </table:table-cell>
          <table:table-cell table:formula="of:=470000/(65536*2/[.A258]-1)" office:value-type="float" office:value="156666.666666667">
            <text:p>1.57E+5</text:p>
          </table:table-cell>
          <table:table-cell table:formula="of:=[.B258]/0.772" office:value-type="float" office:value="202936.09671848">
            <text:p>2.03E+5</text:p>
          </table:table-cell>
          <table:table-cell table:formula="of:=LOG([.A258];[.$D$1])" office:value-type="float" office:value="240">
            <text:p>240</text:p>
          </table:table-cell>
          <table:table-cell table:formula="of:=FLOOR([.D258];1)" office:value-type="float" office:value="240">
            <text:p>240</text:p>
          </table:table-cell>
          <table:table-cell table:formula="of:=[.E258]+([.C258]-POWER(2;[.E258]))/(POWER(2;[.E258]+1)-POWER(2;[.E258]))" office:value-type="float" office:value="239">
            <text:p>239</text:p>
          </table:table-cell>
          <table:table-cell table:formula="of:=3735/LN([.B258]/0.772)-273" office:value-type="float" office:value="32.6303139356577">
            <text:p>33</text:p>
          </table:table-cell>
          <table:table-cell table:formula="of:=FLOOR(-38.4*[.D258]/LOG(EXP(1);[.$D$1])+431.5;1)" office:value-type="float" office:value="32">
            <text:p>32</text:p>
          </table:table-cell>
        </table:table-row>
        <table:table-row table:style-name="ro2">
          <table:table-cell office:value-type="float" office:value="32896">
            <text:p>32896</text:p>
          </table:table-cell>
          <table:table-cell table:formula="of:=470000/(65536*2/[.A259]-1)" office:value-type="float" office:value="157483.70273794">
            <text:p>1.57E+5</text:p>
          </table:table-cell>
          <table:table-cell table:formula="of:=[.B259]/0.772" office:value-type="float" office:value="203994.433598368">
            <text:p>2.04E+5</text:p>
          </table:table-cell>
          <table:table-cell table:formula="of:=LOG([.A259];[.$D$1])" office:value-type="float" office:value="240.089992787103">
            <text:p>240.0899927871</text:p>
          </table:table-cell>
          <table:table-cell table:formula="of:=FLOOR([.D259];1)" office:value-type="float" office:value="240">
            <text:p>240</text:p>
          </table:table-cell>
          <table:table-cell table:formula="of:=[.E259]+([.C259]-POWER(2;[.E259]))/(POWER(2;[.E259]+1)-POWER(2;[.E259]))" office:value-type="float" office:value="239">
            <text:p>239</text:p>
          </table:table-cell>
          <table:table-cell table:formula="of:=3735/LN([.B259]/0.772)-273" office:value-type="float" office:value="32.5002813894456">
            <text:p>33</text:p>
          </table:table-cell>
          <table:table-cell table:formula="of:=FLOOR(-38.4*[.D259]/LOG(EXP(1);[.$D$1])+431.5;1)" office:value-type="float" office:value="32">
            <text:p>32</text:p>
          </table:table-cell>
        </table:table-row>
        <table:table-row table:style-name="ro2">
          <table:table-cell office:value-type="float" office:value="33024">
            <text:p>33024</text:p>
          </table:table-cell>
          <table:table-cell table:formula="of:=470000/(65536*2/[.A260]-1)" office:value-type="float" office:value="158302.872062663">
            <text:p>1.58E+5</text:p>
          </table:table-cell>
          <table:table-cell table:formula="of:=[.B260]/0.772" office:value-type="float" office:value="205055.533759926">
            <text:p>2.05E+5</text:p>
          </table:table-cell>
          <table:table-cell table:formula="of:=LOG([.A260];[.$D$1])" office:value-type="float" office:value="240.179636086772">
            <text:p>240.1796360868</text:p>
          </table:table-cell>
          <table:table-cell table:formula="of:=FLOOR([.D260];1)" office:value-type="float" office:value="240">
            <text:p>240</text:p>
          </table:table-cell>
          <table:table-cell table:formula="of:=[.E260]+([.C260]-POWER(2;[.E260]))/(POWER(2;[.E260]+1)-POWER(2;[.E260]))" office:value-type="float" office:value="239">
            <text:p>239</text:p>
          </table:table-cell>
          <table:table-cell table:formula="of:=3735/LN([.B260]/0.772)-273" office:value-type="float" office:value="32.3706950106117">
            <text:p>32</text:p>
          </table:table-cell>
          <table:table-cell table:formula="of:=FLOOR(-38.4*[.D260]/LOG(EXP(1);[.$D$1])+431.5;1)" office:value-type="float" office:value="31">
            <text:p>31</text:p>
          </table:table-cell>
        </table:table-row>
        <table:table-row table:style-name="ro2">
          <table:table-cell office:value-type="float" office:value="33152">
            <text:p>33152</text:p>
          </table:table-cell>
          <table:table-cell table:formula="of:=470000/(65536*2/[.A261]-1)" office:value-type="float" office:value="159124.183006536">
            <text:p>1.59E+5</text:p>
          </table:table-cell>
          <table:table-cell table:formula="of:=[.B261]/0.772" office:value-type="float" office:value="206119.408039554">
            <text:p>2.06E+5</text:p>
          </table:table-cell>
          <table:table-cell table:formula="of:=LOG([.A261];[.$D$1])" office:value-type="float" office:value="240.268932602985">
            <text:p>240.268932603</text:p>
          </table:table-cell>
          <table:table-cell table:formula="of:=FLOOR([.D261];1)" office:value-type="float" office:value="240">
            <text:p>240</text:p>
          </table:table-cell>
          <table:table-cell table:formula="of:=[.E261]+([.C261]-POWER(2;[.E261]))/(POWER(2;[.E261]+1)-POWER(2;[.E261]))" office:value-type="float" office:value="239">
            <text:p>239</text:p>
          </table:table-cell>
          <table:table-cell table:formula="of:=3735/LN([.B261]/0.772)-273" office:value-type="float" office:value="32.241550771658">
            <text:p>32</text:p>
          </table:table-cell>
          <table:table-cell table:formula="of:=FLOOR(-38.4*[.D261]/LOG(EXP(1);[.$D$1])+431.5;1)" office:value-type="float" office:value="31">
            <text:p>31</text:p>
          </table:table-cell>
        </table:table-row>
        <table:table-row table:style-name="ro2">
          <table:table-cell office:value-type="float" office:value="33280">
            <text:p>33280</text:p>
          </table:table-cell>
          <table:table-cell table:formula="of:=470000/(65536*2/[.A262]-1)" office:value-type="float" office:value="159947.643979058">
            <text:p>1.60E+5</text:p>
          </table:table-cell>
          <table:table-cell table:formula="of:=[.B262]/0.772" office:value-type="float" office:value="207186.067330385">
            <text:p>2.07E+5</text:p>
          </table:table-cell>
          <table:table-cell table:formula="of:=LOG([.A262];[.$D$1])" office:value-type="float" office:value="240.357885008456">
            <text:p>240.3578850085</text:p>
          </table:table-cell>
          <table:table-cell table:formula="of:=FLOOR([.D262];1)" office:value-type="float" office:value="240">
            <text:p>240</text:p>
          </table:table-cell>
          <table:table-cell table:formula="of:=[.E262]+([.C262]-POWER(2;[.E262]))/(POWER(2;[.E262]+1)-POWER(2;[.E262]))" office:value-type="float" office:value="239">
            <text:p>239</text:p>
          </table:table-cell>
          <table:table-cell table:formula="of:=3735/LN([.B262]/0.772)-273" office:value-type="float" office:value="32.112844693251">
            <text:p>32</text:p>
          </table:table-cell>
          <table:table-cell table:formula="of:=FLOOR(-38.4*[.D262]/LOG(EXP(1);[.$D$1])+431.5;1)" office:value-type="float" office:value="31">
            <text:p>31</text:p>
          </table:table-cell>
        </table:table-row>
        <table:table-row table:style-name="ro2">
          <table:table-cell office:value-type="float" office:value="33408">
            <text:p>33408</text:p>
          </table:table-cell>
          <table:table-cell table:formula="of:=470000/(65536*2/[.A263]-1)" office:value-type="float" office:value="160773.263433814">
            <text:p>1.61E+5</text:p>
          </table:table-cell>
          <table:table-cell table:formula="of:=[.B263]/0.772" office:value-type="float" office:value="208255.52258266">
            <text:p>2.08E+5</text:p>
          </table:table-cell>
          <table:table-cell table:formula="of:=LOG([.A263];[.$D$1])" office:value-type="float" office:value="240.446495945119">
            <text:p>240.4464959451</text:p>
          </table:table-cell>
          <table:table-cell table:formula="of:=FLOOR([.D263];1)" office:value-type="float" office:value="240">
            <text:p>240</text:p>
          </table:table-cell>
          <table:table-cell table:formula="of:=[.E263]+([.C263]-POWER(2;[.E263]))/(POWER(2;[.E263]+1)-POWER(2;[.E263]))" office:value-type="float" office:value="239">
            <text:p>239</text:p>
          </table:table-cell>
          <table:table-cell table:formula="of:=3735/LN([.B263]/0.772)-273" office:value-type="float" office:value="31.9845728434429">
            <text:p>32</text:p>
          </table:table-cell>
          <table:table-cell table:formula="of:=FLOOR(-38.4*[.D263]/LOG(EXP(1);[.$D$1])+431.5;1)" office:value-type="float" office:value="31">
            <text:p>31</text:p>
          </table:table-cell>
        </table:table-row>
        <table:table-row table:style-name="ro2">
          <table:table-cell office:value-type="float" office:value="33536">
            <text:p>33536</text:p>
          </table:table-cell>
          <table:table-cell table:formula="of:=470000/(65536*2/[.A264]-1)" office:value-type="float" office:value="161601.049868766">
            <text:p>1.62E+5</text:p>
          </table:table-cell>
          <table:table-cell table:formula="of:=[.B264]/0.772" office:value-type="float" office:value="209327.784804102">
            <text:p>2.09E+5</text:p>
          </table:table-cell>
          <table:table-cell table:formula="of:=LOG([.A264];[.$D$1])" office:value-type="float" office:value="240.5347680246">
            <text:p>240.5347680246</text:p>
          </table:table-cell>
          <table:table-cell table:formula="of:=FLOOR([.D264];1)" office:value-type="float" office:value="240">
            <text:p>240</text:p>
          </table:table-cell>
          <table:table-cell table:formula="of:=[.E264]+([.C264]-POWER(2;[.E264]))/(POWER(2;[.E264]+1)-POWER(2;[.E264]))" office:value-type="float" office:value="239">
            <text:p>239</text:p>
          </table:table-cell>
          <table:table-cell table:formula="of:=3735/LN([.B264]/0.772)-273" office:value-type="float" office:value="31.8567313369084">
            <text:p>32</text:p>
          </table:table-cell>
          <table:table-cell table:formula="of:=FLOOR(-38.4*[.D264]/LOG(EXP(1);[.$D$1])+431.5;1)" office:value-type="float" office:value="31">
            <text:p>31</text:p>
          </table:table-cell>
        </table:table-row>
        <table:table-row table:style-name="ro2">
          <table:table-cell office:value-type="float" office:value="33664">
            <text:p>33664</text:p>
          </table:table-cell>
          <table:table-cell table:formula="of:=470000/(65536*2/[.A265]-1)" office:value-type="float" office:value="162431.011826544">
            <text:p>1.62E+5</text:p>
          </table:table-cell>
          <table:table-cell table:formula="of:=[.B265]/0.772" office:value-type="float" office:value="210402.86506029">
            <text:p>2.10E+5</text:p>
          </table:table-cell>
          <table:table-cell table:formula="of:=LOG([.A265];[.$D$1])" office:value-type="float" office:value="240.622703828677">
            <text:p>240.6227038287</text:p>
          </table:table-cell>
          <table:table-cell table:formula="of:=FLOOR([.D265];1)" office:value-type="float" office:value="240">
            <text:p>240</text:p>
          </table:table-cell>
          <table:table-cell table:formula="of:=[.E265]+([.C265]-POWER(2;[.E265]))/(POWER(2;[.E265]+1)-POWER(2;[.E265]))" office:value-type="float" office:value="239">
            <text:p>239</text:p>
          </table:table-cell>
          <table:table-cell table:formula="of:=3735/LN([.B265]/0.772)-273" office:value-type="float" office:value="31.7293163341963">
            <text:p>32</text:p>
          </table:table-cell>
          <table:table-cell table:formula="of:=FLOOR(-38.4*[.D265]/LOG(EXP(1);[.$D$1])+431.5;1)" office:value-type="float" office:value="31">
            <text:p>31</text:p>
          </table:table-cell>
        </table:table-row>
        <table:table-row table:style-name="ro2">
          <table:table-cell office:value-type="float" office:value="33792">
            <text:p>33792</text:p>
          </table:table-cell>
          <table:table-cell table:formula="of:=470000/(65536*2/[.A266]-1)" office:value-type="float" office:value="163263.157894737">
            <text:p>1.63E+5</text:p>
          </table:table-cell>
          <table:table-cell table:formula="of:=[.B266]/0.772" office:value-type="float" office:value="211480.774475048">
            <text:p>2.11E+5</text:p>
          </table:table-cell>
          <table:table-cell table:formula="of:=LOG([.A266];[.$D$1])" office:value-type="float" office:value="240.710305909736">
            <text:p>240.7103059097</text:p>
          </table:table-cell>
          <table:table-cell table:formula="of:=FLOOR([.D266];1)" office:value-type="float" office:value="240">
            <text:p>240</text:p>
          </table:table-cell>
          <table:table-cell table:formula="of:=[.E266]+([.C266]-POWER(2;[.E266]))/(POWER(2;[.E266]+1)-POWER(2;[.E266]))" office:value-type="float" office:value="239">
            <text:p>239</text:p>
          </table:table-cell>
          <table:table-cell table:formula="of:=3735/LN([.B266]/0.772)-273" office:value-type="float" office:value="31.6023240409963">
            <text:p>32</text:p>
          </table:table-cell>
          <table:table-cell table:formula="of:=FLOOR(-38.4*[.D266]/LOG(EXP(1);[.$D$1])+431.5;1)" office:value-type="float" office:value="31">
            <text:p>31</text:p>
          </table:table-cell>
        </table:table-row>
        <table:table-row table:style-name="ro2">
          <table:table-cell office:value-type="float" office:value="33920">
            <text:p>33920</text:p>
          </table:table-cell>
          <table:table-cell table:formula="of:=470000/(65536*2/[.A267]-1)" office:value-type="float" office:value="164097.496706192">
            <text:p>1.64E+5</text:p>
          </table:table-cell>
          <table:table-cell table:formula="of:=[.B267]/0.772" office:value-type="float" office:value="212561.524230819">
            <text:p>2.13E+5</text:p>
          </table:table-cell>
          <table:table-cell table:formula="of:=LOG([.A267];[.$D$1])" office:value-type="float" office:value="240.797576791209">
            <text:p>240.7975767912</text:p>
          </table:table-cell>
          <table:table-cell table:formula="of:=FLOOR([.D267];1)" office:value-type="float" office:value="240">
            <text:p>240</text:p>
          </table:table-cell>
          <table:table-cell table:formula="of:=[.E267]+([.C267]-POWER(2;[.E267]))/(POWER(2;[.E267]+1)-POWER(2;[.E267]))" office:value-type="float" office:value="239">
            <text:p>239</text:p>
          </table:table-cell>
          <table:table-cell table:formula="of:=3735/LN([.B267]/0.772)-273" office:value-type="float" office:value="31.4757507074195">
            <text:p>31</text:p>
          </table:table-cell>
          <table:table-cell table:formula="of:=FLOOR(-38.4*[.D267]/LOG(EXP(1);[.$D$1])+431.5;1)" office:value-type="float" office:value="30">
            <text:p>30</text:p>
          </table:table-cell>
        </table:table-row>
        <table:table-row table:style-name="ro2">
          <table:table-cell office:value-type="float" office:value="34048">
            <text:p>34048</text:p>
          </table:table-cell>
          <table:table-cell table:formula="of:=470000/(65536*2/[.A268]-1)" office:value-type="float" office:value="164934.036939314">
            <text:p>1.65E+5</text:p>
          </table:table-cell>
          <table:table-cell table:formula="of:=[.B268]/0.772" office:value-type="float" office:value="213645.12556906">
            <text:p>2.14E+5</text:p>
          </table:table-cell>
          <table:table-cell table:formula="of:=LOG([.A268];[.$D$1])" office:value-type="float" office:value="240.884518968019">
            <text:p>240.884518968</text:p>
          </table:table-cell>
          <table:table-cell table:formula="of:=FLOOR([.D268];1)" office:value-type="float" office:value="240">
            <text:p>240</text:p>
          </table:table-cell>
          <table:table-cell table:formula="of:=[.E268]+([.C268]-POWER(2;[.E268]))/(POWER(2;[.E268]+1)-POWER(2;[.E268]))" office:value-type="float" office:value="239">
            <text:p>239</text:p>
          </table:table-cell>
          <table:table-cell table:formula="of:=3735/LN([.B268]/0.772)-273" office:value-type="float" office:value="31.3495926272933">
            <text:p>31</text:p>
          </table:table-cell>
          <table:table-cell table:formula="of:=FLOOR(-38.4*[.D268]/LOG(EXP(1);[.$D$1])+431.5;1)" office:value-type="float" office:value="30">
            <text:p>30</text:p>
          </table:table-cell>
        </table:table-row>
        <table:table-row table:style-name="ro2">
          <table:table-cell office:value-type="float" office:value="34176">
            <text:p>34176</text:p>
          </table:table-cell>
          <table:table-cell table:formula="of:=470000/(65536*2/[.A269]-1)" office:value-type="float" office:value="165772.787318362">
            <text:p>1.66E+5</text:p>
          </table:table-cell>
          <table:table-cell table:formula="of:=[.B269]/0.772" office:value-type="float" office:value="214731.589790624">
            <text:p>2.15E+5</text:p>
          </table:table-cell>
          <table:table-cell table:formula="of:=LOG([.A269];[.$D$1])" office:value-type="float" office:value="240.971134907001">
            <text:p>240.971134907</text:p>
          </table:table-cell>
          <table:table-cell table:formula="of:=FLOOR([.D269];1)" office:value-type="float" office:value="240">
            <text:p>240</text:p>
          </table:table-cell>
          <table:table-cell table:formula="of:=[.E269]+([.C269]-POWER(2;[.E269]))/(POWER(2;[.E269]+1)-POWER(2;[.E269]))" office:value-type="float" office:value="239">
            <text:p>239</text:p>
          </table:table-cell>
          <table:table-cell table:formula="of:=3735/LN([.B269]/0.772)-273" office:value-type="float" office:value="31.2238461374703">
            <text:p>31</text:p>
          </table:table-cell>
          <table:table-cell table:formula="of:=FLOOR(-38.4*[.D269]/LOG(EXP(1);[.$D$1])+431.5;1)" office:value-type="float" office:value="30">
            <text:p>30</text:p>
          </table:table-cell>
        </table:table-row>
        <table:table-row table:style-name="ro2">
          <table:table-cell office:value-type="float" office:value="34304">
            <text:p>34304</text:p>
          </table:table-cell>
          <table:table-cell table:formula="of:=470000/(65536*2/[.A270]-1)" office:value-type="float" office:value="166613.756613757">
            <text:p>1.67E+5</text:p>
          </table:table-cell>
          <table:table-cell table:formula="of:=[.B270]/0.772" office:value-type="float" office:value="215820.928256161">
            <text:p>2.16E+5</text:p>
          </table:table-cell>
          <table:table-cell table:formula="of:=LOG([.A270];[.$D$1])" office:value-type="float" office:value="241.057427047325">
            <text:p>241.0574270473</text:p>
          </table:table-cell>
          <table:table-cell table:formula="of:=FLOOR([.D270];1)" office:value-type="float" office:value="241">
            <text:p>241</text:p>
          </table:table-cell>
          <table:table-cell table:formula="of:=[.E270]+([.C270]-POWER(2;[.E270]))/(POWER(2;[.E270]+1)-POWER(2;[.E270]))" office:value-type="float" office:value="240">
            <text:p>240</text:p>
          </table:table-cell>
          <table:table-cell table:formula="of:=3735/LN([.B270]/0.772)-273" office:value-type="float" office:value="31.0985076171494">
            <text:p>31</text:p>
          </table:table-cell>
          <table:table-cell table:formula="of:=FLOOR(-38.4*[.D270]/LOG(EXP(1);[.$D$1])+431.5;1)" office:value-type="float" office:value="30">
            <text:p>30</text:p>
          </table:table-cell>
        </table:table-row>
        <table:table-row table:style-name="ro2">
          <table:table-cell office:value-type="float" office:value="34432">
            <text:p>34432</text:p>
          </table:table-cell>
          <table:table-cell table:formula="of:=470000/(65536*2/[.A271]-1)" office:value-type="float" office:value="167456.953642384">
            <text:p>1.67E+5</text:p>
          </table:table-cell>
          <table:table-cell table:formula="of:=[.B271]/0.772" office:value-type="float" office:value="216913.152386508">
            <text:p>2.17E+5</text:p>
          </table:table-cell>
          <table:table-cell table:formula="of:=LOG([.A271];[.$D$1])" office:value-type="float" office:value="241.143397800906">
            <text:p>241.1433978009</text:p>
          </table:table-cell>
          <table:table-cell table:formula="of:=FLOOR([.D271];1)" office:value-type="float" office:value="241">
            <text:p>241</text:p>
          </table:table-cell>
          <table:table-cell table:formula="of:=[.E271]+([.C271]-POWER(2;[.E271]))/(POWER(2;[.E271]+1)-POWER(2;[.E271]))" office:value-type="float" office:value="240">
            <text:p>240</text:p>
          </table:table-cell>
          <table:table-cell table:formula="of:=3735/LN([.B271]/0.772)-273" office:value-type="float" office:value="30.9735734872118">
            <text:p>31</text:p>
          </table:table-cell>
          <table:table-cell table:formula="of:=FLOOR(-38.4*[.D271]/LOG(EXP(1);[.$D$1])+431.5;1)" office:value-type="float" office:value="30">
            <text:p>30</text:p>
          </table:table-cell>
        </table:table-row>
        <table:table-row table:style-name="ro2">
          <table:table-cell office:value-type="float" office:value="34560">
            <text:p>34560</text:p>
          </table:table-cell>
          <table:table-cell table:formula="of:=470000/(65536*2/[.A272]-1)" office:value-type="float" office:value="168302.387267905">
            <text:p>1.68E+5</text:p>
          </table:table-cell>
          <table:table-cell table:formula="of:=[.B272]/0.772" office:value-type="float" office:value="218008.273663089">
            <text:p>2.18E+5</text:p>
          </table:table-cell>
          <table:table-cell table:formula="of:=LOG([.A272];[.$D$1])" office:value-type="float" office:value="241.229049552814">
            <text:p>241.2290495528</text:p>
          </table:table-cell>
          <table:table-cell table:formula="of:=FLOOR([.D272];1)" office:value-type="float" office:value="241">
            <text:p>241</text:p>
          </table:table-cell>
          <table:table-cell table:formula="of:=[.E272]+([.C272]-POWER(2;[.E272]))/(POWER(2;[.E272]+1)-POWER(2;[.E272]))" office:value-type="float" office:value="240">
            <text:p>240</text:p>
          </table:table-cell>
          <table:table-cell table:formula="of:=3735/LN([.B272]/0.772)-273" office:value-type="float" office:value="30.8490402095675">
            <text:p>31</text:p>
          </table:table-cell>
          <table:table-cell table:formula="of:=FLOOR(-38.4*[.D272]/LOG(EXP(1);[.$D$1])+431.5;1)" office:value-type="float" office:value="30">
            <text:p>30</text:p>
          </table:table-cell>
        </table:table-row>
        <table:table-row table:style-name="ro2">
          <table:table-cell office:value-type="float" office:value="34688">
            <text:p>34688</text:p>
          </table:table-cell>
          <table:table-cell table:formula="of:=470000/(65536*2/[.A273]-1)" office:value-type="float" office:value="169150.066401062">
            <text:p>1.69E+5</text:p>
          </table:table-cell>
          <table:table-cell table:formula="of:=[.B273]/0.772" office:value-type="float" office:value="219106.303628319">
            <text:p>2.19E+5</text:p>
          </table:table-cell>
          <table:table-cell table:formula="of:=LOG([.A273];[.$D$1])" office:value-type="float" office:value="241.314384661662">
            <text:p>241.3143846617</text:p>
          </table:table-cell>
          <table:table-cell table:formula="of:=FLOOR([.D273];1)" office:value-type="float" office:value="241">
            <text:p>241</text:p>
          </table:table-cell>
          <table:table-cell table:formula="of:=[.E273]+([.C273]-POWER(2;[.E273]))/(POWER(2;[.E273]+1)-POWER(2;[.E273]))" office:value-type="float" office:value="240">
            <text:p>240</text:p>
          </table:table-cell>
          <table:table-cell table:formula="of:=3735/LN([.B273]/0.772)-273" office:value-type="float" office:value="30.7249042865169">
            <text:p>31</text:p>
          </table:table-cell>
          <table:table-cell table:formula="of:=FLOOR(-38.4*[.D273]/LOG(EXP(1);[.$D$1])+431.5;1)" office:value-type="float" office:value="30">
            <text:p>30</text:p>
          </table:table-cell>
        </table:table-row>
        <table:table-row table:style-name="ro2">
          <table:table-cell office:value-type="float" office:value="34816">
            <text:p>34816</text:p>
          </table:table-cell>
          <table:table-cell table:formula="of:=470000/(65536*2/[.A274]-1)" office:value-type="float" office:value="170000">
            <text:p>1.70E+5</text:p>
          </table:table-cell>
          <table:table-cell table:formula="of:=[.B274]/0.772" office:value-type="float" office:value="220207.25388601">
            <text:p>2.20E+5</text:p>
          </table:table-cell>
          <table:table-cell table:formula="of:=LOG([.A274];[.$D$1])" office:value-type="float" office:value="241.399405460006">
            <text:p>241.39940546</text:p>
          </table:table-cell>
          <table:table-cell table:formula="of:=FLOOR([.D274];1)" office:value-type="float" office:value="241">
            <text:p>241</text:p>
          </table:table-cell>
          <table:table-cell table:formula="of:=[.E274]+([.C274]-POWER(2;[.E274]))/(POWER(2;[.E274]+1)-POWER(2;[.E274]))" office:value-type="float" office:value="240">
            <text:p>240</text:p>
          </table:table-cell>
          <table:table-cell table:formula="of:=3735/LN([.B274]/0.772)-273" office:value-type="float" office:value="30.6011622601219">
            <text:p>31</text:p>
          </table:table-cell>
          <table:table-cell table:formula="of:=FLOOR(-38.4*[.D274]/LOG(EXP(1);[.$D$1])+431.5;1)" office:value-type="float" office:value="29">
            <text:p>29</text:p>
          </table:table-cell>
        </table:table-row>
        <table:table-row table:style-name="ro2">
          <table:table-cell office:value-type="float" office:value="34944">
            <text:p>34944</text:p>
          </table:table-cell>
          <table:table-cell table:formula="of:=470000/(65536*2/[.A275]-1)" office:value-type="float" office:value="170852.197070573">
            <text:p>1.71E+5</text:p>
          </table:table-cell>
          <table:table-cell table:formula="of:=[.B275]/0.772" office:value-type="float" office:value="221311.136101778">
            <text:p>2.21E+5</text:p>
          </table:table-cell>
          <table:table-cell table:formula="of:=LOG([.A275];[.$D$1])" office:value-type="float" office:value="241.484114254718">
            <text:p>241.4841142547</text:p>
          </table:table-cell>
          <table:table-cell table:formula="of:=FLOOR([.D275];1)" office:value-type="float" office:value="241">
            <text:p>241</text:p>
          </table:table-cell>
          <table:table-cell table:formula="of:=[.E275]+([.C275]-POWER(2;[.E275]))/(POWER(2;[.E275]+1)-POWER(2;[.E275]))" office:value-type="float" office:value="240">
            <text:p>240</text:p>
          </table:table-cell>
          <table:table-cell table:formula="of:=3735/LN([.B275]/0.772)-273" office:value-type="float" office:value="30.4778107115909">
            <text:p>30</text:p>
          </table:table-cell>
          <table:table-cell table:formula="of:=FLOOR(-38.4*[.D275]/LOG(EXP(1);[.$D$1])+431.5;1)" office:value-type="float" office:value="29">
            <text:p>29</text:p>
          </table:table-cell>
        </table:table-row>
        <table:table-row table:style-name="ro2">
          <table:table-cell office:value-type="float" office:value="35072">
            <text:p>35072</text:p>
          </table:table-cell>
          <table:table-cell table:formula="of:=470000/(65536*2/[.A276]-1)" office:value-type="float" office:value="171706.666666667">
            <text:p>1.72E+5</text:p>
          </table:table-cell>
          <table:table-cell table:formula="of:=[.B276]/0.772" office:value-type="float" office:value="222417.962003454">
            <text:p>2.22E+5</text:p>
          </table:table-cell>
          <table:table-cell table:formula="of:=LOG([.A276];[.$D$1])" office:value-type="float" office:value="241.568513327369">
            <text:p>241.5685133274</text:p>
          </table:table-cell>
          <table:table-cell table:formula="of:=FLOOR([.D276];1)" office:value-type="float" office:value="241">
            <text:p>241</text:p>
          </table:table-cell>
          <table:table-cell table:formula="of:=[.E276]+([.C276]-POWER(2;[.E276]))/(POWER(2;[.E276]+1)-POWER(2;[.E276]))" office:value-type="float" office:value="240">
            <text:p>240</text:p>
          </table:table-cell>
          <table:table-cell table:formula="of:=3735/LN([.B276]/0.772)-273" office:value-type="float" office:value="30.3548462606747">
            <text:p>30</text:p>
          </table:table-cell>
          <table:table-cell table:formula="of:=FLOOR(-38.4*[.D276]/LOG(EXP(1);[.$D$1])+431.5;1)" office:value-type="float" office:value="29">
            <text:p>29</text:p>
          </table:table-cell>
        </table:table-row>
        <table:table-row table:style-name="ro2">
          <table:table-cell office:value-type="float" office:value="35200">
            <text:p>35200</text:p>
          </table:table-cell>
          <table:table-cell table:formula="of:=470000/(65536*2/[.A277]-1)" office:value-type="float" office:value="172563.417890521">
            <text:p>1.73E+5</text:p>
          </table:table-cell>
          <table:table-cell table:formula="of:=[.B277]/0.772" office:value-type="float" office:value="223527.743381503">
            <text:p>2.24E+5</text:p>
          </table:table-cell>
          <table:table-cell table:formula="of:=LOG([.A277];[.$D$1])" office:value-type="float" office:value="241.652604934593">
            <text:p>241.6526049346</text:p>
          </table:table-cell>
          <table:table-cell table:formula="of:=FLOOR([.D277];1)" office:value-type="float" office:value="241">
            <text:p>241</text:p>
          </table:table-cell>
          <table:table-cell table:formula="of:=[.E277]+([.C277]-POWER(2;[.E277]))/(POWER(2;[.E277]+1)-POWER(2;[.E277]))" office:value-type="float" office:value="240">
            <text:p>240</text:p>
          </table:table-cell>
          <table:table-cell table:formula="of:=3735/LN([.B277]/0.772)-273" office:value-type="float" office:value="30.2322655650733">
            <text:p>30</text:p>
          </table:table-cell>
          <table:table-cell table:formula="of:=FLOOR(-38.4*[.D277]/LOG(EXP(1);[.$D$1])+431.5;1)" office:value-type="float" office:value="29">
            <text:p>29</text:p>
          </table:table-cell>
        </table:table-row>
        <table:table-row table:style-name="ro2">
          <table:table-cell office:value-type="float" office:value="35328">
            <text:p>35328</text:p>
          </table:table-cell>
          <table:table-cell table:formula="of:=470000/(65536*2/[.A278]-1)" office:value-type="float" office:value="173422.459893048">
            <text:p>1.73E+5</text:p>
          </table:table-cell>
          <table:table-cell table:formula="of:=[.B278]/0.772" office:value-type="float" office:value="224640.492089441">
            <text:p>2.25E+5</text:p>
          </table:table-cell>
          <table:table-cell table:formula="of:=LOG([.A278];[.$D$1])" office:value-type="float" office:value="241.736391308451">
            <text:p>241.7363913085</text:p>
          </table:table-cell>
          <table:table-cell table:formula="of:=FLOOR([.D278];1)" office:value-type="float" office:value="241">
            <text:p>241</text:p>
          </table:table-cell>
          <table:table-cell table:formula="of:=[.E278]+([.C278]-POWER(2;[.E278]))/(POWER(2;[.E278]+1)-POWER(2;[.E278]))" office:value-type="float" office:value="240">
            <text:p>240</text:p>
          </table:table-cell>
          <table:table-cell table:formula="of:=3735/LN([.B278]/0.772)-273" office:value-type="float" office:value="30.1100653198552">
            <text:p>30</text:p>
          </table:table-cell>
          <table:table-cell table:formula="of:=FLOOR(-38.4*[.D278]/LOG(EXP(1);[.$D$1])+431.5;1)" office:value-type="float" office:value="29">
            <text:p>29</text:p>
          </table:table-cell>
        </table:table-row>
        <table:table-row table:style-name="ro2">
          <table:table-cell office:value-type="float" office:value="35456">
            <text:p>35456</text:p>
          </table:table-cell>
          <table:table-cell table:formula="of:=470000/(65536*2/[.A279]-1)" office:value-type="float" office:value="174283.801874163">
            <text:p>1.74E+5</text:p>
          </table:table-cell>
          <table:table-cell table:formula="of:=[.B279]/0.772" office:value-type="float" office:value="225756.220044253">
            <text:p>2.26E+5</text:p>
          </table:table-cell>
          <table:table-cell table:formula="of:=LOG([.A279];[.$D$1])" office:value-type="float" office:value="241.819874656787">
            <text:p>241.8198746568</text:p>
          </table:table-cell>
          <table:table-cell table:formula="of:=FLOOR([.D279];1)" office:value-type="float" office:value="241">
            <text:p>241</text:p>
          </table:table-cell>
          <table:table-cell table:formula="of:=[.E279]+([.C279]-POWER(2;[.E279]))/(POWER(2;[.E279]+1)-POWER(2;[.E279]))" office:value-type="float" office:value="240">
            <text:p>240</text:p>
          </table:table-cell>
          <table:table-cell table:formula="of:=3735/LN([.B279]/0.772)-273" office:value-type="float" office:value="29.9882422568858">
            <text:p>30</text:p>
          </table:table-cell>
          <table:table-cell table:formula="of:=FLOOR(-38.4*[.D279]/LOG(EXP(1);[.$D$1])+431.5;1)" office:value-type="float" office:value="29">
            <text:p>29</text:p>
          </table:table-cell>
        </table:table-row>
        <table:table-row table:style-name="ro2">
          <table:table-cell office:value-type="float" office:value="35584">
            <text:p>35584</text:p>
          </table:table-cell>
          <table:table-cell table:formula="of:=470000/(65536*2/[.A280]-1)" office:value-type="float" office:value="175147.45308311">
            <text:p>1.75E+5</text:p>
          </table:table-cell>
          <table:table-cell table:formula="of:=[.B280]/0.772" office:value-type="float" office:value="226874.939226826">
            <text:p>2.27E+5</text:p>
          </table:table-cell>
          <table:table-cell table:formula="of:=LOG([.A280];[.$D$1])" office:value-type="float" office:value="241.903057163577">
            <text:p>241.9030571636</text:p>
          </table:table-cell>
          <table:table-cell table:formula="of:=FLOOR([.D280];1)" office:value-type="float" office:value="241">
            <text:p>241</text:p>
          </table:table-cell>
          <table:table-cell table:formula="of:=[.E280]+([.C280]-POWER(2;[.E280]))/(POWER(2;[.E280]+1)-POWER(2;[.E280]))" office:value-type="float" office:value="240">
            <text:p>240</text:p>
          </table:table-cell>
          <table:table-cell table:formula="of:=3735/LN([.B280]/0.772)-273" office:value-type="float" office:value="29.8667931442678">
            <text:p>30</text:p>
          </table:table-cell>
          <table:table-cell table:formula="of:=FLOOR(-38.4*[.D280]/LOG(EXP(1);[.$D$1])+431.5;1)" office:value-type="float" office:value="29">
            <text:p>29</text:p>
          </table:table-cell>
        </table:table-row>
        <table:table-row table:style-name="ro2">
          <table:table-cell office:value-type="float" office:value="35712">
            <text:p>35712</text:p>
          </table:table-cell>
          <table:table-cell table:formula="of:=470000/(65536*2/[.A281]-1)" office:value-type="float" office:value="176013.422818792">
            <text:p>1.76E+5</text:p>
          </table:table-cell>
          <table:table-cell table:formula="of:=[.B281]/0.772" office:value-type="float" office:value="227996.661682373">
            <text:p>2.28E+5</text:p>
          </table:table-cell>
          <table:table-cell table:formula="of:=LOG([.A281];[.$D$1])" office:value-type="float" office:value="241.985940989267">
            <text:p>241.9859409893</text:p>
          </table:table-cell>
          <table:table-cell table:formula="of:=FLOOR([.D281];1)" office:value-type="float" office:value="241">
            <text:p>241</text:p>
          </table:table-cell>
          <table:table-cell table:formula="of:=[.E281]+([.C281]-POWER(2;[.E281]))/(POWER(2;[.E281]+1)-POWER(2;[.E281]))" office:value-type="float" office:value="240">
            <text:p>240</text:p>
          </table:table-cell>
          <table:table-cell table:formula="of:=3735/LN([.B281]/0.772)-273" office:value-type="float" office:value="29.7457147857916">
            <text:p>30</text:p>
          </table:table-cell>
          <table:table-cell table:formula="of:=FLOOR(-38.4*[.D281]/LOG(EXP(1);[.$D$1])+431.5;1)" office:value-type="float" office:value="28">
            <text:p>28</text:p>
          </table:table-cell>
        </table:table-row>
        <table:table-row table:style-name="ro2">
          <table:table-cell office:value-type="float" office:value="35840">
            <text:p>35840</text:p>
          </table:table-cell>
          <table:table-cell table:formula="of:=470000/(65536*2/[.A282]-1)" office:value-type="float" office:value="176881.720430108">
            <text:p>1.77E+5</text:p>
          </table:table-cell>
          <table:table-cell table:formula="of:=[.B282]/0.772" office:value-type="float" office:value="229121.399520865">
            <text:p>2.29E+5</text:p>
          </table:table-cell>
          <table:table-cell table:formula="of:=LOG([.A282];[.$D$1])" office:value-type="float" office:value="242.06852827112">
            <text:p>242.0685282711</text:p>
          </table:table-cell>
          <table:table-cell table:formula="of:=FLOOR([.D282];1)" office:value-type="float" office:value="242">
            <text:p>242</text:p>
          </table:table-cell>
          <table:table-cell table:formula="of:=[.E282]+([.C282]-POWER(2;[.E282]))/(POWER(2;[.E282]+1)-POWER(2;[.E282]))" office:value-type="float" office:value="241">
            <text:p>241</text:p>
          </table:table-cell>
          <table:table-cell table:formula="of:=3735/LN([.B282]/0.772)-273" office:value-type="float" office:value="29.6250040203955">
            <text:p>30</text:p>
          </table:table-cell>
          <table:table-cell table:formula="of:=FLOOR(-38.4*[.D282]/LOG(EXP(1);[.$D$1])+431.5;1)" office:value-type="float" office:value="28">
            <text:p>28</text:p>
          </table:table-cell>
        </table:table-row>
        <table:table-row table:style-name="ro2">
          <table:table-cell office:value-type="float" office:value="35968">
            <text:p>35968</text:p>
          </table:table-cell>
          <table:table-cell table:formula="of:=470000/(65536*2/[.A283]-1)" office:value-type="float" office:value="177752.355316285">
            <text:p>1.78E+5</text:p>
          </table:table-cell>
          <table:table-cell table:formula="of:=[.B283]/0.772" office:value-type="float" office:value="230249.164917468">
            <text:p>2.30E+5</text:p>
          </table:table-cell>
          <table:table-cell table:formula="of:=LOG([.A283];[.$D$1])" office:value-type="float" office:value="242.150821123535">
            <text:p>242.1508211235</text:p>
          </table:table-cell>
          <table:table-cell table:formula="of:=FLOOR([.D283];1)" office:value-type="float" office:value="242">
            <text:p>242</text:p>
          </table:table-cell>
          <table:table-cell table:formula="of:=[.E283]+([.C283]-POWER(2;[.E283]))/(POWER(2;[.E283]+1)-POWER(2;[.E283]))" office:value-type="float" office:value="241">
            <text:p>241</text:p>
          </table:table-cell>
          <table:table-cell table:formula="of:=3735/LN([.B283]/0.772)-273" office:value-type="float" office:value="29.5046577216361">
            <text:p>30</text:p>
          </table:table-cell>
          <table:table-cell table:formula="of:=FLOOR(-38.4*[.D283]/LOG(EXP(1);[.$D$1])+431.5;1)" office:value-type="float" office:value="28">
            <text:p>28</text:p>
          </table:table-cell>
        </table:table-row>
        <table:table-row table:style-name="ro2">
          <table:table-cell office:value-type="float" office:value="36096">
            <text:p>36096</text:p>
          </table:table-cell>
          <table:table-cell table:formula="of:=470000/(65536*2/[.A284]-1)" office:value-type="float" office:value="178625.336927224">
            <text:p>1.79E+5</text:p>
          </table:table-cell>
          <table:table-cell table:formula="of:=[.B284]/0.772" office:value-type="float" office:value="231379.970112984">
            <text:p>2.31E+5</text:p>
          </table:table-cell>
          <table:table-cell table:formula="of:=LOG([.A284];[.$D$1])" office:value-type="float" office:value="242.232821638381">
            <text:p>242.2328216384</text:p>
          </table:table-cell>
          <table:table-cell table:formula="of:=FLOOR([.D284];1)" office:value-type="float" office:value="242">
            <text:p>242</text:p>
          </table:table-cell>
          <table:table-cell table:formula="of:=[.E284]+([.C284]-POWER(2;[.E284]))/(POWER(2;[.E284]+1)-POWER(2;[.E284]))" office:value-type="float" office:value="241">
            <text:p>241</text:p>
          </table:table-cell>
          <table:table-cell table:formula="of:=3735/LN([.B284]/0.772)-273" office:value-type="float" office:value="29.3846727971688">
            <text:p>29</text:p>
          </table:table-cell>
          <table:table-cell table:formula="of:=FLOOR(-38.4*[.D284]/LOG(EXP(1);[.$D$1])+431.5;1)" office:value-type="float" office:value="28">
            <text:p>28</text:p>
          </table:table-cell>
        </table:table-row>
        <table:table-row table:style-name="ro2">
          <table:table-cell office:value-type="float" office:value="36224">
            <text:p>36224</text:p>
          </table:table-cell>
          <table:table-cell table:formula="of:=470000/(65536*2/[.A285]-1)" office:value-type="float" office:value="179500.674763833">
            <text:p>1.80E+5</text:p>
          </table:table-cell>
          <table:table-cell table:formula="of:=[.B285]/0.772" office:value-type="float" office:value="232513.827414291">
            <text:p>2.33E+5</text:p>
          </table:table-cell>
          <table:table-cell table:formula="of:=LOG([.A285];[.$D$1])" office:value-type="float" office:value="242.314531885311">
            <text:p>242.3145318853</text:p>
          </table:table-cell>
          <table:table-cell table:formula="of:=FLOOR([.D285];1)" office:value-type="float" office:value="242">
            <text:p>242</text:p>
          </table:table-cell>
          <table:table-cell table:formula="of:=[.E285]+([.C285]-POWER(2;[.E285]))/(POWER(2;[.E285]+1)-POWER(2;[.E285]))" office:value-type="float" office:value="241">
            <text:p>241</text:p>
          </table:table-cell>
          <table:table-cell table:formula="of:=3735/LN([.B285]/0.772)-273" office:value-type="float" office:value="29.2650461882371">
            <text:p>29</text:p>
          </table:table-cell>
          <table:table-cell table:formula="of:=FLOOR(-38.4*[.D285]/LOG(EXP(1);[.$D$1])+431.5;1)" office:value-type="float" office:value="28">
            <text:p>28</text:p>
          </table:table-cell>
        </table:table-row>
        <table:table-row table:style-name="ro2">
          <table:table-cell office:value-type="float" office:value="36352">
            <text:p>36352</text:p>
          </table:table-cell>
          <table:table-cell table:formula="of:=470000/(65536*2/[.A286]-1)" office:value-type="float" office:value="180378.378378378">
            <text:p>1.80E+5</text:p>
          </table:table-cell>
          <table:table-cell table:formula="of:=[.B286]/0.772" office:value-type="float" office:value="233650.749194791">
            <text:p>2.34E+5</text:p>
          </table:table-cell>
          <table:table-cell table:formula="of:=LOG([.A286];[.$D$1])" office:value-type="float" office:value="242.395953912075">
            <text:p>242.3959539121</text:p>
          </table:table-cell>
          <table:table-cell table:formula="of:=FLOOR([.D286];1)" office:value-type="float" office:value="242">
            <text:p>242</text:p>
          </table:table-cell>
          <table:table-cell table:formula="of:=[.E286]+([.C286]-POWER(2;[.E286]))/(POWER(2;[.E286]+1)-POWER(2;[.E286]))" office:value-type="float" office:value="241">
            <text:p>241</text:p>
          </table:table-cell>
          <table:table-cell table:formula="of:=3735/LN([.B286]/0.772)-273" office:value-type="float" office:value="29.1457748691718">
            <text:p>29</text:p>
          </table:table-cell>
          <table:table-cell table:formula="of:=FLOOR(-38.4*[.D286]/LOG(EXP(1);[.$D$1])+431.5;1)" office:value-type="float" office:value="28">
            <text:p>28</text:p>
          </table:table-cell>
        </table:table-row>
        <table:table-row table:style-name="ro2">
          <table:table-cell office:value-type="float" office:value="36480">
            <text:p>36480</text:p>
          </table:table-cell>
          <table:table-cell table:formula="of:=470000/(65536*2/[.A287]-1)" office:value-type="float" office:value="181258.457374831">
            <text:p>1.81E+5</text:p>
          </table:table-cell>
          <table:table-cell table:formula="of:=[.B287]/0.772" office:value-type="float" office:value="234790.747894859">
            <text:p>2.35E+5</text:p>
          </table:table-cell>
          <table:table-cell table:formula="of:=LOG([.A287];[.$D$1])" office:value-type="float" office:value="242.477089744834">
            <text:p>242.4770897448</text:p>
          </table:table-cell>
          <table:table-cell table:formula="of:=FLOOR([.D287];1)" office:value-type="float" office:value="242">
            <text:p>242</text:p>
          </table:table-cell>
          <table:table-cell table:formula="of:=[.E287]+([.C287]-POWER(2;[.E287]))/(POWER(2;[.E287]+1)-POWER(2;[.E287]))" office:value-type="float" office:value="241">
            <text:p>241</text:p>
          </table:table-cell>
          <table:table-cell table:formula="of:=3735/LN([.B287]/0.772)-273" office:value-type="float" office:value="29.0268558468985">
            <text:p>29</text:p>
          </table:table-cell>
          <table:table-cell table:formula="of:=FLOOR(-38.4*[.D287]/LOG(EXP(1);[.$D$1])+431.5;1)" office:value-type="float" office:value="28">
            <text:p>28</text:p>
          </table:table-cell>
        </table:table-row>
        <table:table-row table:style-name="ro2">
          <table:table-cell office:value-type="float" office:value="36608">
            <text:p>36608</text:p>
          </table:table-cell>
          <table:table-cell table:formula="of:=470000/(65536*2/[.A288]-1)" office:value-type="float" office:value="182140.921409214">
            <text:p>1.82E+5</text:p>
          </table:table-cell>
          <table:table-cell table:formula="of:=[.B288]/0.772" office:value-type="float" office:value="235933.836022298">
            <text:p>2.36E+5</text:p>
          </table:table-cell>
          <table:table-cell table:formula="of:=LOG([.A288];[.$D$1])" office:value-type="float" office:value="242.557941388455">
            <text:p>242.5579413885</text:p>
          </table:table-cell>
          <table:table-cell table:formula="of:=FLOOR([.D288];1)" office:value-type="float" office:value="242">
            <text:p>242</text:p>
          </table:table-cell>
          <table:table-cell table:formula="of:=[.E288]+([.C288]-POWER(2;[.E288]))/(POWER(2;[.E288]+1)-POWER(2;[.E288]))" office:value-type="float" office:value="241">
            <text:p>241</text:p>
          </table:table-cell>
          <table:table-cell table:formula="of:=3735/LN([.B288]/0.772)-273" office:value-type="float" office:value="28.9082861604553">
            <text:p>29</text:p>
          </table:table-cell>
          <table:table-cell table:formula="of:=FLOOR(-38.4*[.D288]/LOG(EXP(1);[.$D$1])+431.5;1)" office:value-type="float" office:value="27">
            <text:p>27</text:p>
          </table:table-cell>
        </table:table-row>
        <table:table-row table:style-name="ro2">
          <table:table-cell office:value-type="float" office:value="36736">
            <text:p>36736</text:p>
          </table:table-cell>
          <table:table-cell table:formula="of:=470000/(65536*2/[.A289]-1)" office:value-type="float" office:value="183025.780189959">
            <text:p>1.83E+5</text:p>
          </table:table-cell>
          <table:table-cell table:formula="of:=[.B289]/0.772" office:value-type="float" office:value="237080.026152797">
            <text:p>2.37E+5</text:p>
          </table:table-cell>
          <table:table-cell table:formula="of:=LOG([.A289];[.$D$1])" office:value-type="float" office:value="242.638510826811">
            <text:p>242.6385108268</text:p>
          </table:table-cell>
          <table:table-cell table:formula="of:=FLOOR([.D289];1)" office:value-type="float" office:value="242">
            <text:p>242</text:p>
          </table:table-cell>
          <table:table-cell table:formula="of:=[.E289]+([.C289]-POWER(2;[.E289]))/(POWER(2;[.E289]+1)-POWER(2;[.E289]))" office:value-type="float" office:value="241">
            <text:p>241</text:p>
          </table:table-cell>
          <table:table-cell table:formula="of:=3735/LN([.B289]/0.772)-273" office:value-type="float" office:value="28.7900628805178">
            <text:p>29</text:p>
          </table:table-cell>
          <table:table-cell table:formula="of:=FLOOR(-38.4*[.D289]/LOG(EXP(1);[.$D$1])+431.5;1)" office:value-type="float" office:value="27">
            <text:p>27</text:p>
          </table:table-cell>
        </table:table-row>
        <table:table-row table:style-name="ro2">
          <table:table-cell office:value-type="float" office:value="36864">
            <text:p>36864</text:p>
          </table:table-cell>
          <table:table-cell table:formula="of:=470000/(65536*2/[.A290]-1)" office:value-type="float" office:value="183913.043478261">
            <text:p>1.84E+5</text:p>
          </table:table-cell>
          <table:table-cell table:formula="of:=[.B290]/0.772" office:value-type="float" office:value="238229.33093039">
            <text:p>2.38E+5</text:p>
          </table:table-cell>
          <table:table-cell table:formula="of:=LOG([.A290];[.$D$1])" office:value-type="float" office:value="242.718800023077">
            <text:p>242.7188000231</text:p>
          </table:table-cell>
          <table:table-cell table:formula="of:=FLOOR([.D290];1)" office:value-type="float" office:value="242">
            <text:p>242</text:p>
          </table:table-cell>
          <table:table-cell table:formula="of:=[.E290]+([.C290]-POWER(2;[.E290]))/(POWER(2;[.E290]+1)-POWER(2;[.E290]))" office:value-type="float" office:value="241">
            <text:p>241</text:p>
          </table:table-cell>
          <table:table-cell table:formula="of:=3735/LN([.B290]/0.772)-273" office:value-type="float" office:value="28.6721831089337">
            <text:p>29</text:p>
          </table:table-cell>
          <table:table-cell table:formula="of:=FLOOR(-38.4*[.D290]/LOG(EXP(1);[.$D$1])+431.5;1)" office:value-type="float" office:value="27">
            <text:p>27</text:p>
          </table:table-cell>
        </table:table-row>
        <table:table-row table:style-name="ro2">
          <table:table-cell office:value-type="float" office:value="36992">
            <text:p>36992</text:p>
          </table:table-cell>
          <table:table-cell table:formula="of:=470000/(65536*2/[.A291]-1)" office:value-type="float" office:value="184802.721088435">
            <text:p>1.85E+5</text:p>
          </table:table-cell>
          <table:table-cell table:formula="of:=[.B291]/0.772" office:value-type="float" office:value="239381.763067921">
            <text:p>2.39E+5</text:p>
          </table:table-cell>
          <table:table-cell table:formula="of:=LOG([.A291];[.$D$1])" office:value-type="float" office:value="242.798810920011">
            <text:p>242.79881092</text:p>
          </table:table-cell>
          <table:table-cell table:formula="of:=FLOOR([.D291];1)" office:value-type="float" office:value="242">
            <text:p>242</text:p>
          </table:table-cell>
          <table:table-cell table:formula="of:=[.E291]+([.C291]-POWER(2;[.E291]))/(POWER(2;[.E291]+1)-POWER(2;[.E291]))" office:value-type="float" office:value="241">
            <text:p>241</text:p>
          </table:table-cell>
          <table:table-cell table:formula="of:=3735/LN([.B291]/0.772)-273" office:value-type="float" office:value="28.5546439782648">
            <text:p>29</text:p>
          </table:table-cell>
          <table:table-cell table:formula="of:=FLOOR(-38.4*[.D291]/LOG(EXP(1);[.$D$1])+431.5;1)" office:value-type="float" office:value="27">
            <text:p>27</text:p>
          </table:table-cell>
        </table:table-row>
        <table:table-row table:style-name="ro2">
          <table:table-cell office:value-type="float" office:value="37120">
            <text:p>37120</text:p>
          </table:table-cell>
          <table:table-cell table:formula="of:=470000/(65536*2/[.A292]-1)" office:value-type="float" office:value="185694.822888283">
            <text:p>1.86E+5</text:p>
          </table:table-cell>
          <table:table-cell table:formula="of:=[.B292]/0.772" office:value-type="float" office:value="240537.335347517">
            <text:p>2.41E+5</text:p>
          </table:table-cell>
          <table:table-cell table:formula="of:=LOG([.A292];[.$D$1])" office:value-type="float" office:value="242.878545440239">
            <text:p>242.8785454402</text:p>
          </table:table-cell>
          <table:table-cell table:formula="of:=FLOOR([.D292];1)" office:value-type="float" office:value="242">
            <text:p>242</text:p>
          </table:table-cell>
          <table:table-cell table:formula="of:=[.E292]+([.C292]-POWER(2;[.E292]))/(POWER(2;[.E292]+1)-POWER(2;[.E292]))" office:value-type="float" office:value="241">
            <text:p>241</text:p>
          </table:table-cell>
          <table:table-cell table:formula="of:=3735/LN([.B292]/0.772)-273" office:value-type="float" office:value="28.4374426513382">
            <text:p>28</text:p>
          </table:table-cell>
          <table:table-cell table:formula="of:=FLOOR(-38.4*[.D292]/LOG(EXP(1);[.$D$1])+431.5;1)" office:value-type="float" office:value="27">
            <text:p>27</text:p>
          </table:table-cell>
        </table:table-row>
        <table:table-row table:style-name="ro2">
          <table:table-cell office:value-type="float" office:value="37248">
            <text:p>37248</text:p>
          </table:table-cell>
          <table:table-cell table:formula="of:=470000/(65536*2/[.A293]-1)" office:value-type="float" office:value="186589.358799454">
            <text:p>1.87E+5</text:p>
          </table:table-cell>
          <table:table-cell table:formula="of:=[.B293]/0.772" office:value-type="float" office:value="241696.060621055">
            <text:p>2.42E+5</text:p>
          </table:table-cell>
          <table:table-cell table:formula="of:=LOG([.A293];[.$D$1])" office:value-type="float" office:value="242.958005486533">
            <text:p>242.9580054865</text:p>
          </table:table-cell>
          <table:table-cell table:formula="of:=FLOOR([.D293];1)" office:value-type="float" office:value="242">
            <text:p>242</text:p>
          </table:table-cell>
          <table:table-cell table:formula="of:=[.E293]+([.C293]-POWER(2;[.E293]))/(POWER(2;[.E293]+1)-POWER(2;[.E293]))" office:value-type="float" office:value="241">
            <text:p>241</text:p>
          </table:table-cell>
          <table:table-cell table:formula="of:=3735/LN([.B293]/0.772)-273" office:value-type="float" office:value="28.3205763208044">
            <text:p>28</text:p>
          </table:table-cell>
          <table:table-cell table:formula="of:=FLOOR(-38.4*[.D293]/LOG(EXP(1);[.$D$1])+431.5;1)" office:value-type="float" office:value="27">
            <text:p>27</text:p>
          </table:table-cell>
        </table:table-row>
        <table:table-row table:style-name="ro2">
          <table:table-cell office:value-type="float" office:value="37376">
            <text:p>37376</text:p>
          </table:table-cell>
          <table:table-cell table:formula="of:=470000/(65536*2/[.A294]-1)" office:value-type="float" office:value="187486.338797814">
            <text:p>1.87E+5</text:p>
          </table:table-cell>
          <table:table-cell table:formula="of:=[.B294]/0.772" office:value-type="float" office:value="242857.95181064">
            <text:p>2.43E+5</text:p>
          </table:table-cell>
          <table:table-cell table:formula="of:=LOG([.A294];[.$D$1])" office:value-type="float" office:value="243.037192942081">
            <text:p>243.0371929421</text:p>
          </table:table-cell>
          <table:table-cell table:formula="of:=FLOOR([.D294];1)" office:value-type="float" office:value="243">
            <text:p>243</text:p>
          </table:table-cell>
          <table:table-cell table:formula="of:=[.E294]+([.C294]-POWER(2;[.E294]))/(POWER(2;[.E294]+1)-POWER(2;[.E294]))" office:value-type="float" office:value="242">
            <text:p>242</text:p>
          </table:table-cell>
          <table:table-cell table:formula="of:=3735/LN([.B294]/0.772)-273" office:value-type="float" office:value="28.2040422087042">
            <text:p>28</text:p>
          </table:table-cell>
          <table:table-cell table:formula="of:=FLOOR(-38.4*[.D294]/LOG(EXP(1);[.$D$1])+431.5;1)" office:value-type="float" office:value="27">
            <text:p>27</text:p>
          </table:table-cell>
        </table:table-row>
        <table:table-row table:style-name="ro2">
          <table:table-cell office:value-type="float" office:value="37504">
            <text:p>37504</text:p>
          </table:table-cell>
          <table:table-cell table:formula="of:=470000/(65536*2/[.A295]-1)" office:value-type="float" office:value="188385.772913817">
            <text:p>1.88E+5</text:p>
          </table:table-cell>
          <table:table-cell table:formula="of:=[.B295]/0.772" office:value-type="float" office:value="244023.021909089">
            <text:p>2.44E+5</text:p>
          </table:table-cell>
          <table:table-cell table:formula="of:=LOG([.A295];[.$D$1])" office:value-type="float" office:value="243.116109670756">
            <text:p>243.1161096708</text:p>
          </table:table-cell>
          <table:table-cell table:formula="of:=FLOOR([.D295];1)" office:value-type="float" office:value="243">
            <text:p>243</text:p>
          </table:table-cell>
          <table:table-cell table:formula="of:=[.E295]+([.C295]-POWER(2;[.E295]))/(POWER(2;[.E295]+1)-POWER(2;[.E295]))" office:value-type="float" office:value="242">
            <text:p>242</text:p>
          </table:table-cell>
          <table:table-cell table:formula="of:=3735/LN([.B295]/0.772)-273" office:value-type="float" office:value="28.0878375660422">
            <text:p>28</text:p>
          </table:table-cell>
          <table:table-cell table:formula="of:=FLOOR(-38.4*[.D295]/LOG(EXP(1);[.$D$1])+431.5;1)" office:value-type="float" office:value="27">
            <text:p>27</text:p>
          </table:table-cell>
        </table:table-row>
        <table:table-row table:style-name="ro2">
          <table:table-cell office:value-type="float" office:value="37632">
            <text:p>37632</text:p>
          </table:table-cell>
          <table:table-cell table:formula="of:=470000/(65536*2/[.A296]-1)" office:value-type="float" office:value="189287.671232877">
            <text:p>1.89E+5</text:p>
          </table:table-cell>
          <table:table-cell table:formula="of:=[.B296]/0.772" office:value-type="float" office:value="245191.28398041">
            <text:p>2.45E+5</text:p>
          </table:table-cell>
          <table:table-cell table:formula="of:=LOG([.A296];[.$D$1])" office:value-type="float" office:value="243.194757517382">
            <text:p>243.1947575174</text:p>
          </table:table-cell>
          <table:table-cell table:formula="of:=FLOOR([.D296];1)" office:value-type="float" office:value="243">
            <text:p>243</text:p>
          </table:table-cell>
          <table:table-cell table:formula="of:=[.E296]+([.C296]-POWER(2;[.E296]))/(POWER(2;[.E296]+1)-POWER(2;[.E296]))" office:value-type="float" office:value="242">
            <text:p>242</text:p>
          </table:table-cell>
          <table:table-cell table:formula="of:=3735/LN([.B296]/0.772)-273" office:value-type="float" office:value="27.971959672369">
            <text:p>28</text:p>
          </table:table-cell>
          <table:table-cell table:formula="of:=FLOOR(-38.4*[.D296]/LOG(EXP(1);[.$D$1])+431.5;1)" office:value-type="float" office:value="26">
            <text:p>26</text:p>
          </table:table-cell>
        </table:table-row>
        <table:table-row table:style-name="ro2">
          <table:table-cell office:value-type="float" office:value="37760">
            <text:p>37760</text:p>
          </table:table-cell>
          <table:table-cell table:formula="of:=470000/(65536*2/[.A297]-1)" office:value-type="float" office:value="190192.043895748">
            <text:p>1.90E+5</text:p>
          </table:table-cell>
          <table:table-cell table:formula="of:=[.B297]/0.772" office:value-type="float" office:value="246362.751160295">
            <text:p>2.46E+5</text:p>
          </table:table-cell>
          <table:table-cell table:formula="of:=LOG([.A297];[.$D$1])" office:value-type="float" office:value="243.273138307988">
            <text:p>243.273138308</text:p>
          </table:table-cell>
          <table:table-cell table:formula="of:=FLOOR([.D297];1)" office:value-type="float" office:value="243">
            <text:p>243</text:p>
          </table:table-cell>
          <table:table-cell table:formula="of:=[.E297]+([.C297]-POWER(2;[.E297]))/(POWER(2;[.E297]+1)-POWER(2;[.E297]))" office:value-type="float" office:value="242">
            <text:p>242</text:p>
          </table:table-cell>
          <table:table-cell table:formula="of:=3735/LN([.B297]/0.772)-273" office:value-type="float" office:value="27.8564058353697">
            <text:p>28</text:p>
          </table:table-cell>
          <table:table-cell table:formula="of:=FLOOR(-38.4*[.D297]/LOG(EXP(1);[.$D$1])+431.5;1)" office:value-type="float" office:value="26">
            <text:p>26</text:p>
          </table:table-cell>
        </table:table-row>
        <table:table-row table:style-name="ro2">
          <table:table-cell office:value-type="float" office:value="37888">
            <text:p>37888</text:p>
          </table:table-cell>
          <table:table-cell table:formula="of:=470000/(65536*2/[.A298]-1)" office:value-type="float" office:value="191098.901098901">
            <text:p>1.91E+5</text:p>
          </table:table-cell>
          <table:table-cell table:formula="of:=[.B298]/0.772" office:value-type="float" office:value="247537.436656608">
            <text:p>2.48E+5</text:p>
          </table:table-cell>
          <table:table-cell table:formula="of:=LOG([.A298];[.$D$1])" office:value-type="float" office:value="243.351253850064">
            <text:p>243.3512538501</text:p>
          </table:table-cell>
          <table:table-cell table:formula="of:=FLOOR([.D298];1)" office:value-type="float" office:value="243">
            <text:p>243</text:p>
          </table:table-cell>
          <table:table-cell table:formula="of:=[.E298]+([.C298]-POWER(2;[.E298]))/(POWER(2;[.E298]+1)-POWER(2;[.E298]))" office:value-type="float" office:value="242">
            <text:p>242</text:p>
          </table:table-cell>
          <table:table-cell table:formula="of:=3735/LN([.B298]/0.772)-273" office:value-type="float" office:value="27.7411733904601">
            <text:p>28</text:p>
          </table:table-cell>
          <table:table-cell table:formula="of:=FLOOR(-38.4*[.D298]/LOG(EXP(1);[.$D$1])+431.5;1)" office:value-type="float" office:value="26">
            <text:p>26</text:p>
          </table:table-cell>
        </table:table-row>
        <table:table-row table:style-name="ro2">
          <table:table-cell office:value-type="float" office:value="38016">
            <text:p>38016</text:p>
          </table:table-cell>
          <table:table-cell table:formula="of:=470000/(65536*2/[.A299]-1)" office:value-type="float" office:value="192008.253094911">
            <text:p>1.92E+5</text:p>
          </table:table-cell>
          <table:table-cell table:formula="of:=[.B299]/0.772" office:value-type="float" office:value="248715.353749884">
            <text:p>2.49E+5</text:p>
          </table:table-cell>
          <table:table-cell table:formula="of:=LOG([.A299];[.$D$1])" office:value-type="float" office:value="243.429105932813">
            <text:p>243.4291059328</text:p>
          </table:table-cell>
          <table:table-cell table:formula="of:=FLOOR([.D299];1)" office:value-type="float" office:value="243">
            <text:p>243</text:p>
          </table:table-cell>
          <table:table-cell table:formula="of:=[.E299]+([.C299]-POWER(2;[.E299]))/(POWER(2;[.E299]+1)-POWER(2;[.E299]))" office:value-type="float" office:value="242">
            <text:p>242</text:p>
          </table:table-cell>
          <table:table-cell table:formula="of:=3735/LN([.B299]/0.772)-273" office:value-type="float" office:value="27.6262597003896">
            <text:p>28</text:p>
          </table:table-cell>
          <table:table-cell table:formula="of:=FLOOR(-38.4*[.D299]/LOG(EXP(1);[.$D$1])+431.5;1)" office:value-type="float" office:value="26">
            <text:p>26</text:p>
          </table:table-cell>
        </table:table-row>
        <table:table-row table:style-name="ro2">
          <table:table-cell office:value-type="float" office:value="38144">
            <text:p>38144</text:p>
          </table:table-cell>
          <table:table-cell table:formula="of:=470000/(65536*2/[.A300]-1)" office:value-type="float" office:value="192920.110192837">
            <text:p>1.93E+5</text:p>
          </table:table-cell>
          <table:table-cell table:formula="of:=[.B300]/0.772" office:value-type="float" office:value="249896.515793831">
            <text:p>2.50E+5</text:p>
          </table:table-cell>
          <table:table-cell table:formula="of:=LOG([.A300];[.$D$1])" office:value-type="float" office:value="243.506696327395">
            <text:p>243.5066963274</text:p>
          </table:table-cell>
          <table:table-cell table:formula="of:=FLOOR([.D300];1)" office:value-type="float" office:value="243">
            <text:p>243</text:p>
          </table:table-cell>
          <table:table-cell table:formula="of:=[.E300]+([.C300]-POWER(2;[.E300]))/(POWER(2;[.E300]+1)-POWER(2;[.E300]))" office:value-type="float" office:value="242">
            <text:p>242</text:p>
          </table:table-cell>
          <table:table-cell table:formula="of:=3735/LN([.B300]/0.772)-273" office:value-type="float" office:value="27.5116621548514">
            <text:p>28</text:p>
          </table:table-cell>
          <table:table-cell table:formula="of:=FLOOR(-38.4*[.D300]/LOG(EXP(1);[.$D$1])+431.5;1)" office:value-type="float" office:value="26">
            <text:p>26</text:p>
          </table:table-cell>
        </table:table-row>
        <table:table-row table:style-name="ro2">
          <table:table-cell office:value-type="float" office:value="38272">
            <text:p>38272</text:p>
          </table:table-cell>
          <table:table-cell table:formula="of:=470000/(65536*2/[.A301]-1)" office:value-type="float" office:value="193834.482758621">
            <text:p>1.94E+5</text:p>
          </table:table-cell>
          <table:table-cell table:formula="of:=[.B301]/0.772" office:value-type="float" office:value="251080.93621583">
            <text:p>2.51E+5</text:p>
          </table:table-cell>
          <table:table-cell table:formula="of:=LOG([.A301];[.$D$1])" office:value-type="float" office:value="243.58402678717">
            <text:p>243.5840267872</text:p>
          </table:table-cell>
          <table:table-cell table:formula="of:=FLOOR([.D301];1)" office:value-type="float" office:value="243">
            <text:p>243</text:p>
          </table:table-cell>
          <table:table-cell table:formula="of:=[.E301]+([.C301]-POWER(2;[.E301]))/(POWER(2;[.E301]+1)-POWER(2;[.E301]))" office:value-type="float" office:value="242">
            <text:p>242</text:p>
          </table:table-cell>
          <table:table-cell table:formula="of:=3735/LN([.B301]/0.772)-273" office:value-type="float" office:value="27.3973781700992">
            <text:p>27</text:p>
          </table:table-cell>
          <table:table-cell table:formula="of:=FLOOR(-38.4*[.D301]/LOG(EXP(1);[.$D$1])+431.5;1)" office:value-type="float" office:value="26">
            <text:p>26</text:p>
          </table:table-cell>
        </table:table-row>
        <table:table-row table:style-name="ro2">
          <table:table-cell office:value-type="float" office:value="38400">
            <text:p>38400</text:p>
          </table:table-cell>
          <table:table-cell table:formula="of:=470000/(65536*2/[.A302]-1)" office:value-type="float" office:value="194751.38121547">
            <text:p>1.95E+5</text:p>
          </table:table-cell>
          <table:table-cell table:formula="of:=[.B302]/0.772" office:value-type="float" office:value="252268.628517448">
            <text:p>2.52E+5</text:p>
          </table:table-cell>
          <table:table-cell table:formula="of:=LOG([.A302];[.$D$1])" office:value-type="float" office:value="243.661099047935">
            <text:p>243.6610990479</text:p>
          </table:table-cell>
          <table:table-cell table:formula="of:=FLOOR([.D302];1)" office:value-type="float" office:value="243">
            <text:p>243</text:p>
          </table:table-cell>
          <table:table-cell table:formula="of:=[.E302]+([.C302]-POWER(2;[.E302]))/(POWER(2;[.E302]+1)-POWER(2;[.E302]))" office:value-type="float" office:value="242">
            <text:p>242</text:p>
          </table:table-cell>
          <table:table-cell table:formula="of:=3735/LN([.B302]/0.772)-273" office:value-type="float" office:value="27.28340518857">
            <text:p>27</text:p>
          </table:table-cell>
          <table:table-cell table:formula="of:=FLOOR(-38.4*[.D302]/LOG(EXP(1);[.$D$1])+431.5;1)" office:value-type="float" office:value="26">
            <text:p>26</text:p>
          </table:table-cell>
        </table:table-row>
        <table:table-row table:style-name="ro2">
          <table:table-cell office:value-type="float" office:value="38528">
            <text:p>38528</text:p>
          </table:table-cell>
          <table:table-cell table:formula="of:=470000/(65536*2/[.A303]-1)" office:value-type="float" office:value="195670.81604426">
            <text:p>1.96E+5</text:p>
          </table:table-cell>
          <table:table-cell table:formula="of:=[.B303]/0.772" office:value-type="float" office:value="253459.606274948">
            <text:p>2.53E+5</text:p>
          </table:table-cell>
          <table:table-cell table:formula="of:=LOG([.A303];[.$D$1])" office:value-type="float" office:value="243.737914828156">
            <text:p>243.7379148282</text:p>
          </table:table-cell>
          <table:table-cell table:formula="of:=FLOOR([.D303];1)" office:value-type="float" office:value="243">
            <text:p>243</text:p>
          </table:table-cell>
          <table:table-cell table:formula="of:=[.E303]+([.C303]-POWER(2;[.E303]))/(POWER(2;[.E303]+1)-POWER(2;[.E303]))" office:value-type="float" office:value="242">
            <text:p>242</text:p>
          </table:table-cell>
          <table:table-cell table:formula="of:=3735/LN([.B303]/0.772)-273" office:value-type="float" office:value="27.1697406785146">
            <text:p>27</text:p>
          </table:table-cell>
          <table:table-cell table:formula="of:=FLOOR(-38.4*[.D303]/LOG(EXP(1);[.$D$1])+431.5;1)" office:value-type="float" office:value="26">
            <text:p>26</text:p>
          </table:table-cell>
        </table:table-row>
        <table:table-row table:style-name="ro2">
          <table:table-cell office:value-type="float" office:value="38656">
            <text:p>38656</text:p>
          </table:table-cell>
          <table:table-cell table:formula="of:=470000/(65536*2/[.A304]-1)" office:value-type="float" office:value="196592.797783934">
            <text:p>1.97E+5</text:p>
          </table:table-cell>
          <table:table-cell table:formula="of:=[.B304]/0.772" office:value-type="float" office:value="254653.88313981">
            <text:p>2.55E+5</text:p>
          </table:table-cell>
          <table:table-cell table:formula="of:=LOG([.A304];[.$D$1])" office:value-type="float" office:value="243.814475829202">
            <text:p>243.8144758292</text:p>
          </table:table-cell>
          <table:table-cell table:formula="of:=FLOOR([.D304];1)" office:value-type="float" office:value="243">
            <text:p>243</text:p>
          </table:table-cell>
          <table:table-cell table:formula="of:=[.E304]+([.C304]-POWER(2;[.E304]))/(POWER(2;[.E304]+1)-POWER(2;[.E304]))" office:value-type="float" office:value="242">
            <text:p>242</text:p>
          </table:table-cell>
          <table:table-cell table:formula="of:=3735/LN([.B304]/0.772)-273" office:value-type="float" office:value="27.0563821336332">
            <text:p>27</text:p>
          </table:table-cell>
          <table:table-cell table:formula="of:=FLOOR(-38.4*[.D304]/LOG(EXP(1);[.$D$1])+431.5;1)" office:value-type="float" office:value="25">
            <text:p>25</text:p>
          </table:table-cell>
        </table:table-row>
        <table:table-row table:style-name="ro2">
          <table:table-cell office:value-type="float" office:value="38784">
            <text:p>38784</text:p>
          </table:table-cell>
          <table:table-cell table:formula="of:=470000/(65536*2/[.A305]-1)" office:value-type="float" office:value="197517.3370319">
            <text:p>1.98E+5</text:p>
          </table:table-cell>
          <table:table-cell table:formula="of:=[.B305]/0.772" office:value-type="float" office:value="255851.472839249">
            <text:p>2.56E+5</text:p>
          </table:table-cell>
          <table:table-cell table:formula="of:=LOG([.A305];[.$D$1])" office:value-type="float" office:value="243.890783735568">
            <text:p>243.8907837356</text:p>
          </table:table-cell>
          <table:table-cell table:formula="of:=FLOOR([.D305];1)" office:value-type="float" office:value="243">
            <text:p>243</text:p>
          </table:table-cell>
          <table:table-cell table:formula="of:=[.E305]+([.C305]-POWER(2;[.E305]))/(POWER(2;[.E305]+1)-POWER(2;[.E305]))" office:value-type="float" office:value="242">
            <text:p>242</text:p>
          </table:table-cell>
          <table:table-cell table:formula="of:=3735/LN([.B305]/0.772)-273" office:value-type="float" office:value="26.9433270727178">
            <text:p>27</text:p>
          </table:table-cell>
          <table:table-cell table:formula="of:=FLOOR(-38.4*[.D305]/LOG(EXP(1);[.$D$1])+431.5;1)" office:value-type="float" office:value="25">
            <text:p>25</text:p>
          </table:table-cell>
        </table:table-row>
        <table:table-row table:style-name="ro2">
          <table:table-cell office:value-type="float" office:value="38912">
            <text:p>38912</text:p>
          </table:table-cell>
          <table:table-cell table:formula="of:=470000/(65536*2/[.A306]-1)" office:value-type="float" office:value="198444.444444444">
            <text:p>1.98E+5</text:p>
          </table:table-cell>
          <table:table-cell table:formula="of:=[.B306]/0.772" office:value-type="float" office:value="257052.389176742">
            <text:p>2.57E+5</text:p>
          </table:table-cell>
          <table:table-cell table:formula="of:=LOG([.A306];[.$D$1])" office:value-type="float" office:value="243.966840215098">
            <text:p>243.9668402151</text:p>
          </table:table-cell>
          <table:table-cell table:formula="of:=FLOOR([.D306];1)" office:value-type="float" office:value="243">
            <text:p>243</text:p>
          </table:table-cell>
          <table:table-cell table:formula="of:=[.E306]+([.C306]-POWER(2;[.E306]))/(POWER(2;[.E306]+1)-POWER(2;[.E306]))" office:value-type="float" office:value="242">
            <text:p>242</text:p>
          </table:table-cell>
          <table:table-cell table:formula="of:=3735/LN([.B306]/0.772)-273" office:value-type="float" office:value="26.8305730393003">
            <text:p>27</text:p>
          </table:table-cell>
          <table:table-cell table:formula="of:=FLOOR(-38.4*[.D306]/LOG(EXP(1);[.$D$1])+431.5;1)" office:value-type="float" office:value="25">
            <text:p>25</text:p>
          </table:table-cell>
        </table:table-row>
        <table:table-row table:style-name="ro2">
          <table:table-cell office:value-type="float" office:value="39040">
            <text:p>39040</text:p>
          </table:table-cell>
          <table:table-cell table:formula="of:=470000/(65536*2/[.A307]-1)" office:value-type="float" office:value="199374.130737135">
            <text:p>1.99E+5</text:p>
          </table:table-cell>
          <table:table-cell table:formula="of:=[.B307]/0.772" office:value-type="float" office:value="258256.646032558">
            <text:p>2.58E+5</text:p>
          </table:table-cell>
          <table:table-cell table:formula="of:=LOG([.A307];[.$D$1])" office:value-type="float" office:value="244.042646919204">
            <text:p>244.0426469192</text:p>
          </table:table-cell>
          <table:table-cell table:formula="of:=FLOOR([.D307];1)" office:value-type="float" office:value="244">
            <text:p>244</text:p>
          </table:table-cell>
          <table:table-cell table:formula="of:=[.E307]+([.C307]-POWER(2;[.E307]))/(POWER(2;[.E307]+1)-POWER(2;[.E307]))" office:value-type="float" office:value="243">
            <text:p>243</text:p>
          </table:table-cell>
          <table:table-cell table:formula="of:=3735/LN([.B307]/0.772)-273" office:value-type="float" office:value="26.7181176013071">
            <text:p>27</text:p>
          </table:table-cell>
          <table:table-cell table:formula="of:=FLOOR(-38.4*[.D307]/LOG(EXP(1);[.$D$1])+431.5;1)" office:value-type="float" office:value="25">
            <text:p>25</text:p>
          </table:table-cell>
        </table:table-row>
        <table:table-row table:style-name="ro2">
          <table:table-cell office:value-type="float" office:value="39168">
            <text:p>39168</text:p>
          </table:table-cell>
          <table:table-cell table:formula="of:=470000/(65536*2/[.A308]-1)" office:value-type="float" office:value="200306.406685237">
            <text:p>2.00E+5</text:p>
          </table:table-cell>
          <table:table-cell table:formula="of:=[.B308]/0.772" office:value-type="float" office:value="259464.257364296">
            <text:p>2.59E+5</text:p>
          </table:table-cell>
          <table:table-cell table:formula="of:=LOG([.A308];[.$D$1])" office:value-type="float" office:value="244.118205483083">
            <text:p>244.1182054831</text:p>
          </table:table-cell>
          <table:table-cell table:formula="of:=FLOOR([.D308];1)" office:value-type="float" office:value="244">
            <text:p>244</text:p>
          </table:table-cell>
          <table:table-cell table:formula="of:=[.E308]+([.C308]-POWER(2;[.E308]))/(POWER(2;[.E308]+1)-POWER(2;[.E308]))" office:value-type="float" office:value="243">
            <text:p>243</text:p>
          </table:table-cell>
          <table:table-cell table:formula="of:=3735/LN([.B308]/0.772)-273" office:value-type="float" office:value="26.6059583507191">
            <text:p>27</text:p>
          </table:table-cell>
          <table:table-cell table:formula="of:=FLOOR(-38.4*[.D308]/LOG(EXP(1);[.$D$1])+431.5;1)" office:value-type="float" office:value="25">
            <text:p>25</text:p>
          </table:table-cell>
        </table:table-row>
        <table:table-row table:style-name="ro2">
          <table:table-cell office:value-type="float" office:value="39296">
            <text:p>39296</text:p>
          </table:table-cell>
          <table:table-cell table:formula="of:=470000/(65536*2/[.A309]-1)" office:value-type="float" office:value="201241.283124128">
            <text:p>2.01E+5</text:p>
          </table:table-cell>
          <table:table-cell table:formula="of:=[.B309]/0.772" office:value-type="float" office:value="260675.23720742">
            <text:p>2.61E+5</text:p>
          </table:table-cell>
          <table:table-cell table:formula="of:=LOG([.A309];[.$D$1])" office:value-type="float" office:value="244.193517525923">
            <text:p>244.1935175259</text:p>
          </table:table-cell>
          <table:table-cell table:formula="of:=FLOOR([.D309];1)" office:value-type="float" office:value="244">
            <text:p>244</text:p>
          </table:table-cell>
          <table:table-cell table:formula="of:=[.E309]+([.C309]-POWER(2;[.E309]))/(POWER(2;[.E309]+1)-POWER(2;[.E309]))" office:value-type="float" office:value="243">
            <text:p>243</text:p>
          </table:table-cell>
          <table:table-cell table:formula="of:=3735/LN([.B309]/0.772)-273" office:value-type="float" office:value="26.4940929032376">
            <text:p>26</text:p>
          </table:table-cell>
          <table:table-cell table:formula="of:=FLOOR(-38.4*[.D309]/LOG(EXP(1);[.$D$1])+431.5;1)" office:value-type="float" office:value="25">
            <text:p>25</text:p>
          </table:table-cell>
        </table:table-row>
        <table:table-row table:style-name="ro2">
          <table:table-cell office:value-type="float" office:value="39424">
            <text:p>39424</text:p>
          </table:table-cell>
          <table:table-cell table:formula="of:=470000/(65536*2/[.A310]-1)" office:value-type="float" office:value="202178.770949721">
            <text:p>2.02E+5</text:p>
          </table:table-cell>
          <table:table-cell table:formula="of:=[.B310]/0.772" office:value-type="float" office:value="261889.599675804">
            <text:p>2.62E+5</text:p>
          </table:table-cell>
          <table:table-cell table:formula="of:=LOG([.A310];[.$D$1])" office:value-type="float" office:value="244.268584651119">
            <text:p>244.2685846511</text:p>
          </table:table-cell>
          <table:table-cell table:formula="of:=FLOOR([.D310];1)" office:value-type="float" office:value="244">
            <text:p>244</text:p>
          </table:table-cell>
          <table:table-cell table:formula="of:=[.E310]+([.C310]-POWER(2;[.E310]))/(POWER(2;[.E310]+1)-POWER(2;[.E310]))" office:value-type="float" office:value="243">
            <text:p>243</text:p>
          </table:table-cell>
          <table:table-cell table:formula="of:=3735/LN([.B310]/0.772)-273" office:value-type="float" office:value="26.3825188979553">
            <text:p>26</text:p>
          </table:table-cell>
          <table:table-cell table:formula="of:=FLOOR(-38.4*[.D310]/LOG(EXP(1);[.$D$1])+431.5;1)" office:value-type="float" office:value="25">
            <text:p>25</text:p>
          </table:table-cell>
        </table:table-row>
        <table:table-row table:style-name="ro2">
          <table:table-cell office:value-type="float" office:value="39552">
            <text:p>39552</text:p>
          </table:table-cell>
          <table:table-cell table:formula="of:=470000/(65536*2/[.A311]-1)" office:value-type="float" office:value="203118.881118881">
            <text:p>2.03E+5</text:p>
          </table:table-cell>
          <table:table-cell table:formula="of:=[.B311]/0.772" office:value-type="float" office:value="263107.358962281">
            <text:p>2.63E+5</text:p>
          </table:table-cell>
          <table:table-cell table:formula="of:=LOG([.A311];[.$D$1])" office:value-type="float" office:value="244.34340844647">
            <text:p>244.3434084465</text:p>
          </table:table-cell>
          <table:table-cell table:formula="of:=FLOOR([.D311];1)" office:value-type="float" office:value="244">
            <text:p>244</text:p>
          </table:table-cell>
          <table:table-cell table:formula="of:=[.E311]+([.C311]-POWER(2;[.E311]))/(POWER(2;[.E311]+1)-POWER(2;[.E311]))" office:value-type="float" office:value="243">
            <text:p>243</text:p>
          </table:table-cell>
          <table:table-cell table:formula="of:=3735/LN([.B311]/0.772)-273" office:value-type="float" office:value="26.2712339970337">
            <text:p>26</text:p>
          </table:table-cell>
          <table:table-cell table:formula="of:=FLOOR(-38.4*[.D311]/LOG(EXP(1);[.$D$1])+431.5;1)" office:value-type="float" office:value="25">
            <text:p>25</text:p>
          </table:table-cell>
        </table:table-row>
        <table:table-row table:style-name="ro2">
          <table:table-cell office:value-type="float" office:value="39680">
            <text:p>39680</text:p>
          </table:table-cell>
          <table:table-cell table:formula="of:=470000/(65536*2/[.A312]-1)" office:value-type="float" office:value="204061.62464986">
            <text:p>2.04E+5</text:p>
          </table:table-cell>
          <table:table-cell table:formula="of:=[.B312]/0.772" office:value-type="float" office:value="264328.529339197">
            <text:p>2.64E+5</text:p>
          </table:table-cell>
          <table:table-cell table:formula="of:=LOG([.A312];[.$D$1])" office:value-type="float" office:value="244.417990484388">
            <text:p>244.4179904844</text:p>
          </table:table-cell>
          <table:table-cell table:formula="of:=FLOOR([.D312];1)" office:value-type="float" office:value="244">
            <text:p>244</text:p>
          </table:table-cell>
          <table:table-cell table:formula="of:=[.E312]+([.C312]-POWER(2;[.E312]))/(POWER(2;[.E312]+1)-POWER(2;[.E312]))" office:value-type="float" office:value="243">
            <text:p>243</text:p>
          </table:table-cell>
          <table:table-cell table:formula="of:=3735/LN([.B312]/0.772)-273" office:value-type="float" office:value="26.160235885385">
            <text:p>26</text:p>
          </table:table-cell>
          <table:table-cell table:formula="of:=FLOOR(-38.4*[.D312]/LOG(EXP(1);[.$D$1])+431.5;1)" office:value-type="float" office:value="24">
            <text:p>24</text:p>
          </table:table-cell>
        </table:table-row>
        <table:table-row table:style-name="ro2">
          <table:table-cell office:value-type="float" office:value="39808">
            <text:p>39808</text:p>
          </table:table-cell>
          <table:table-cell table:formula="of:=470000/(65536*2/[.A313]-1)" office:value-type="float" office:value="205007.012622721">
            <text:p>2.05E+5</text:p>
          </table:table-cell>
          <table:table-cell table:formula="of:=[.B313]/0.772" office:value-type="float" office:value="265553.125158965">
            <text:p>2.66E+5</text:p>
          </table:table-cell>
          <table:table-cell table:formula="of:=LOG([.A313];[.$D$1])" office:value-type="float" office:value="244.49233232209">
            <text:p>244.4923323221</text:p>
          </table:table-cell>
          <table:table-cell table:formula="of:=FLOOR([.D313];1)" office:value-type="float" office:value="244">
            <text:p>244</text:p>
          </table:table-cell>
          <table:table-cell table:formula="of:=[.E313]+([.C313]-POWER(2;[.E313]))/(POWER(2;[.E313]+1)-POWER(2;[.E313]))" office:value-type="float" office:value="243">
            <text:p>243</text:p>
          </table:table-cell>
          <table:table-cell table:formula="of:=3735/LN([.B313]/0.772)-273" office:value-type="float" office:value="26.0495222703599">
            <text:p>26</text:p>
          </table:table-cell>
          <table:table-cell table:formula="of:=FLOOR(-38.4*[.D313]/LOG(EXP(1);[.$D$1])+431.5;1)" office:value-type="float" office:value="24">
            <text:p>24</text:p>
          </table:table-cell>
        </table:table-row>
        <table:table-row table:style-name="ro2">
          <table:table-cell office:value-type="float" office:value="39936">
            <text:p>39936</text:p>
          </table:table-cell>
          <table:table-cell table:formula="of:=470000/(65536*2/[.A314]-1)" office:value-type="float" office:value="205955.056179775">
            <text:p>2.06E+5</text:p>
          </table:table-cell>
          <table:table-cell table:formula="of:=[.B314]/0.772" office:value-type="float" office:value="266781.160854631">
            <text:p>2.67E+5</text:p>
          </table:table-cell>
          <table:table-cell table:formula="of:=LOG([.A314];[.$D$1])" office:value-type="float" office:value="244.566435501796">
            <text:p>244.5664355018</text:p>
          </table:table-cell>
          <table:table-cell table:formula="of:=FLOOR([.D314];1)" office:value-type="float" office:value="244">
            <text:p>244</text:p>
          </table:table-cell>
          <table:table-cell table:formula="of:=[.E314]+([.C314]-POWER(2;[.E314]))/(POWER(2;[.E314]+1)-POWER(2;[.E314]))" office:value-type="float" office:value="243">
            <text:p>243</text:p>
          </table:table-cell>
          <table:table-cell table:formula="of:=3735/LN([.B314]/0.772)-273" office:value-type="float" office:value="25.9390908814399">
            <text:p>26</text:p>
          </table:table-cell>
          <table:table-cell table:formula="of:=FLOOR(-38.4*[.D314]/LOG(EXP(1);[.$D$1])+431.5;1)" office:value-type="float" office:value="24">
            <text:p>24</text:p>
          </table:table-cell>
        </table:table-row>
        <table:table-row table:style-name="ro2">
          <table:table-cell office:value-type="float" office:value="40064">
            <text:p>40064</text:p>
          </table:table-cell>
          <table:table-cell table:formula="of:=470000/(65536*2/[.A315]-1)" office:value-type="float" office:value="206905.76652602">
            <text:p>2.07E+5</text:p>
          </table:table-cell>
          <table:table-cell table:formula="of:=[.B315]/0.772" office:value-type="float" office:value="268012.65094044">
            <text:p>2.68E+5</text:p>
          </table:table-cell>
          <table:table-cell table:formula="of:=LOG([.A315];[.$D$1])" office:value-type="float" office:value="244.640301550922">
            <text:p>244.6403015509</text:p>
          </table:table-cell>
          <table:table-cell table:formula="of:=FLOOR([.D315];1)" office:value-type="float" office:value="244">
            <text:p>244</text:p>
          </table:table-cell>
          <table:table-cell table:formula="of:=[.E315]+([.C315]-POWER(2;[.E315]))/(POWER(2;[.E315]+1)-POWER(2;[.E315]))" office:value-type="float" office:value="243">
            <text:p>243</text:p>
          </table:table-cell>
          <table:table-cell table:formula="of:=3735/LN([.B315]/0.772)-273" office:value-type="float" office:value="25.8289394699352">
            <text:p>26</text:p>
          </table:table-cell>
          <table:table-cell table:formula="of:=FLOOR(-38.4*[.D315]/LOG(EXP(1);[.$D$1])+431.5;1)" office:value-type="float" office:value="24">
            <text:p>24</text:p>
          </table:table-cell>
        </table:table-row>
        <table:table-row table:style-name="ro2">
          <table:table-cell office:value-type="float" office:value="40192">
            <text:p>40192</text:p>
          </table:table-cell>
          <table:table-cell table:formula="of:=470000/(65536*2/[.A316]-1)" office:value-type="float" office:value="207859.154929577">
            <text:p>2.08E+5</text:p>
          </table:table-cell>
          <table:table-cell table:formula="of:=[.B316]/0.772" office:value-type="float" office:value="269247.610012406">
            <text:p>2.69E+5</text:p>
          </table:table-cell>
          <table:table-cell table:formula="of:=LOG([.A316];[.$D$1])" office:value-type="float" office:value="244.713931982267">
            <text:p>244.7139319823</text:p>
          </table:table-cell>
          <table:table-cell table:formula="of:=FLOOR([.D316];1)" office:value-type="float" office:value="244">
            <text:p>244</text:p>
          </table:table-cell>
          <table:table-cell table:formula="of:=[.E316]+([.C316]-POWER(2;[.E316]))/(POWER(2;[.E316]+1)-POWER(2;[.E316]))" office:value-type="float" office:value="243">
            <text:p>243</text:p>
          </table:table-cell>
          <table:table-cell table:formula="of:=3735/LN([.B316]/0.772)-273" office:value-type="float" office:value="25.7190658086877">
            <text:p>26</text:p>
          </table:table-cell>
          <table:table-cell table:formula="of:=FLOOR(-38.4*[.D316]/LOG(EXP(1);[.$D$1])+431.5;1)" office:value-type="float" office:value="24">
            <text:p>24</text:p>
          </table:table-cell>
        </table:table-row>
        <table:table-row table:style-name="ro2">
          <table:table-cell office:value-type="float" office:value="40320">
            <text:p>40320</text:p>
          </table:table-cell>
          <table:table-cell table:formula="of:=470000/(65536*2/[.A317]-1)" office:value-type="float" office:value="208815.232722144">
            <text:p>2.09E+5</text:p>
          </table:table-cell>
          <table:table-cell table:formula="of:=[.B317]/0.772" office:value-type="float" office:value="270486.052748891">
            <text:p>2.70E+5</text:p>
          </table:table-cell>
          <table:table-cell table:formula="of:=LOG([.A317];[.$D$1])" office:value-type="float" office:value="244.787328294197">
            <text:p>244.7873282942</text:p>
          </table:table-cell>
          <table:table-cell table:formula="of:=FLOOR([.D317];1)" office:value-type="float" office:value="244">
            <text:p>244</text:p>
          </table:table-cell>
          <table:table-cell table:formula="of:=[.E317]+([.C317]-POWER(2;[.E317]))/(POWER(2;[.E317]+1)-POWER(2;[.E317]))" office:value-type="float" office:value="243">
            <text:p>243</text:p>
          </table:table-cell>
          <table:table-cell table:formula="of:=3735/LN([.B317]/0.772)-273" office:value-type="float" office:value="25.6094676917778">
            <text:p>26</text:p>
          </table:table-cell>
          <table:table-cell table:formula="of:=FLOOR(-38.4*[.D317]/LOG(EXP(1);[.$D$1])+431.5;1)" office:value-type="float" office:value="24">
            <text:p>24</text:p>
          </table:table-cell>
        </table:table-row>
        <table:table-row table:style-name="ro2">
          <table:table-cell office:value-type="float" office:value="40448">
            <text:p>40448</text:p>
          </table:table-cell>
          <table:table-cell table:formula="of:=470000/(65536*2/[.A318]-1)" office:value-type="float" office:value="209774.011299435">
            <text:p>2.10E+5</text:p>
          </table:table-cell>
          <table:table-cell table:formula="of:=[.B318]/0.772" office:value-type="float" office:value="271727.993911185">
            <text:p>2.72E+5</text:p>
          </table:table-cell>
          <table:table-cell table:formula="of:=LOG([.A318];[.$D$1])" office:value-type="float" office:value="244.860491970834">
            <text:p>244.8604919708</text:p>
          </table:table-cell>
          <table:table-cell table:formula="of:=FLOOR([.D318];1)" office:value-type="float" office:value="244">
            <text:p>244</text:p>
          </table:table-cell>
          <table:table-cell table:formula="of:=[.E318]+([.C318]-POWER(2;[.E318]))/(POWER(2;[.E318]+1)-POWER(2;[.E318]))" office:value-type="float" office:value="243">
            <text:p>243</text:p>
          </table:table-cell>
          <table:table-cell table:formula="of:=3735/LN([.B318]/0.772)-273" office:value-type="float" office:value="25.5001429342374">
            <text:p>26</text:p>
          </table:table-cell>
          <table:table-cell table:formula="of:=FLOOR(-38.4*[.D318]/LOG(EXP(1);[.$D$1])+431.5;1)" office:value-type="float" office:value="24">
            <text:p>24</text:p>
          </table:table-cell>
        </table:table-row>
        <table:table-row table:style-name="ro2">
          <table:table-cell office:value-type="float" office:value="40576">
            <text:p>40576</text:p>
          </table:table-cell>
          <table:table-cell table:formula="of:=470000/(65536*2/[.A319]-1)" office:value-type="float" office:value="210735.502121641">
            <text:p>2.11E+5</text:p>
          </table:table-cell>
          <table:table-cell table:formula="of:=[.B319]/0.772" office:value-type="float" office:value="272973.448344094">
            <text:p>2.73E+5</text:p>
          </table:table-cell>
          <table:table-cell table:formula="of:=LOG([.A319];[.$D$1])" office:value-type="float" office:value="244.933424482231">
            <text:p>244.9334244822</text:p>
          </table:table-cell>
          <table:table-cell table:formula="of:=FLOOR([.D319];1)" office:value-type="float" office:value="244">
            <text:p>244</text:p>
          </table:table-cell>
          <table:table-cell table:formula="of:=[.E319]+([.C319]-POWER(2;[.E319]))/(POWER(2;[.E319]+1)-POWER(2;[.E319]))" office:value-type="float" office:value="243">
            <text:p>243</text:p>
          </table:table-cell>
          <table:table-cell table:formula="of:=3735/LN([.B319]/0.772)-273" office:value-type="float" office:value="25.3910893717664">
            <text:p>25</text:p>
          </table:table-cell>
          <table:table-cell table:formula="of:=FLOOR(-38.4*[.D319]/LOG(EXP(1);[.$D$1])+431.5;1)" office:value-type="float" office:value="24">
            <text:p>24</text:p>
          </table:table-cell>
        </table:table-row>
        <table:table-row table:style-name="ro2">
          <table:table-cell office:value-type="float" office:value="40704">
            <text:p>40704</text:p>
          </table:table-cell>
          <table:table-cell table:formula="of:=470000/(65536*2/[.A320]-1)" office:value-type="float" office:value="211699.716713881">
            <text:p>2.12E+5</text:p>
          </table:table-cell>
          <table:table-cell table:formula="of:=[.B320]/0.772" office:value-type="float" office:value="274222.43097653">
            <text:p>2.74E+5</text:p>
          </table:table-cell>
          <table:table-cell table:formula="of:=LOG([.A320];[.$D$1])" office:value-type="float" office:value="245.00612728455">
            <text:p>245.0061272846</text:p>
          </table:table-cell>
          <table:table-cell table:formula="of:=FLOOR([.D320];1)" office:value-type="float" office:value="245">
            <text:p>245</text:p>
          </table:table-cell>
          <table:table-cell table:formula="of:=[.E320]+([.C320]-POWER(2;[.E320]))/(POWER(2;[.E320]+1)-POWER(2;[.E320]))" office:value-type="float" office:value="244">
            <text:p>244</text:p>
          </table:table-cell>
          <table:table-cell table:formula="of:=3735/LN([.B320]/0.772)-273" office:value-type="float" office:value="25.2823048604546">
            <text:p>25</text:p>
          </table:table-cell>
          <table:table-cell table:formula="of:=FLOOR(-38.4*[.D320]/LOG(EXP(1);[.$D$1])+431.5;1)" office:value-type="float" office:value="23">
            <text:p>23</text:p>
          </table:table-cell>
        </table:table-row>
        <table:table-row table:style-name="ro2">
          <table:table-cell office:value-type="float" office:value="40832">
            <text:p>40832</text:p>
          </table:table-cell>
          <table:table-cell table:formula="of:=470000/(65536*2/[.A321]-1)" office:value-type="float" office:value="212666.666666667">
            <text:p>2.13E+5</text:p>
          </table:table-cell>
          <table:table-cell table:formula="of:=[.B321]/0.772" office:value-type="float" office:value="275474.956822107">
            <text:p>2.75E+5</text:p>
          </table:table-cell>
          <table:table-cell table:formula="of:=LOG([.A321];[.$D$1])" office:value-type="float" office:value="245.078601820238">
            <text:p>245.0786018202</text:p>
          </table:table-cell>
          <table:table-cell table:formula="of:=FLOOR([.D321];1)" office:value-type="float" office:value="245">
            <text:p>245</text:p>
          </table:table-cell>
          <table:table-cell table:formula="of:=[.E321]+([.C321]-POWER(2;[.E321]))/(POWER(2;[.E321]+1)-POWER(2;[.E321]))" office:value-type="float" office:value="244">
            <text:p>244</text:p>
          </table:table-cell>
          <table:table-cell table:formula="of:=3735/LN([.B321]/0.772)-273" office:value-type="float" office:value="25.1737872765073">
            <text:p>25</text:p>
          </table:table-cell>
          <table:table-cell table:formula="of:=FLOOR(-38.4*[.D321]/LOG(EXP(1);[.$D$1])+431.5;1)" office:value-type="float" office:value="23">
            <text:p>23</text:p>
          </table:table-cell>
        </table:table-row>
        <table:table-row table:style-name="ro2">
          <table:table-cell office:value-type="float" office:value="40960">
            <text:p>40960</text:p>
          </table:table-cell>
          <table:table-cell table:formula="of:=470000/(65536*2/[.A322]-1)" office:value-type="float" office:value="213636.363636364">
            <text:p>2.14E+5</text:p>
          </table:table-cell>
          <table:table-cell table:formula="of:=[.B322]/0.772" office:value-type="float" office:value="276731.040979746">
            <text:p>2.77E+5</text:p>
          </table:table-cell>
          <table:table-cell table:formula="of:=LOG([.A322];[.$D$1])" office:value-type="float" office:value="245.150849518198">
            <text:p>245.1508495182</text:p>
          </table:table-cell>
          <table:table-cell table:formula="of:=FLOOR([.D322];1)" office:value-type="float" office:value="245">
            <text:p>245</text:p>
          </table:table-cell>
          <table:table-cell table:formula="of:=[.E322]+([.C322]-POWER(2;[.E322]))/(POWER(2;[.E322]+1)-POWER(2;[.E322]))" office:value-type="float" office:value="244">
            <text:p>244</text:p>
          </table:table-cell>
          <table:table-cell table:formula="of:=3735/LN([.B322]/0.772)-273" office:value-type="float" office:value="25.0655345159761">
            <text:p>25</text:p>
          </table:table-cell>
          <table:table-cell table:formula="of:=FLOOR(-38.4*[.D322]/LOG(EXP(1);[.$D$1])+431.5;1)" office:value-type="float" office:value="23">
            <text:p>23</text:p>
          </table:table-cell>
        </table:table-row>
        <table:table-row table:style-name="ro2">
          <table:table-cell office:value-type="float" office:value="41088">
            <text:p>41088</text:p>
          </table:table-cell>
          <table:table-cell table:formula="of:=470000/(65536*2/[.A323]-1)" office:value-type="float" office:value="214608.819345661">
            <text:p>2.15E+5</text:p>
          </table:table-cell>
          <table:table-cell table:formula="of:=[.B323]/0.772" office:value-type="float" office:value="277990.698634277">
            <text:p>2.78E+5</text:p>
          </table:table-cell>
          <table:table-cell table:formula="of:=LOG([.A323];[.$D$1])" office:value-type="float" office:value="245.222871793957">
            <text:p>245.222871794</text:p>
          </table:table-cell>
          <table:table-cell table:formula="of:=FLOOR([.D323];1)" office:value-type="float" office:value="245">
            <text:p>245</text:p>
          </table:table-cell>
          <table:table-cell table:formula="of:=[.E323]+([.C323]-POWER(2;[.E323]))/(POWER(2;[.E323]+1)-POWER(2;[.E323]))" office:value-type="float" office:value="244">
            <text:p>244</text:p>
          </table:table-cell>
          <table:table-cell table:formula="of:=3735/LN([.B323]/0.772)-273" office:value-type="float" office:value="24.9575444944934">
            <text:p>25</text:p>
          </table:table-cell>
          <table:table-cell table:formula="of:=FLOOR(-38.4*[.D323]/LOG(EXP(1);[.$D$1])+431.5;1)" office:value-type="float" office:value="23">
            <text:p>23</text:p>
          </table:table-cell>
        </table:table-row>
        <table:table-row table:style-name="ro2">
          <table:table-cell office:value-type="float" office:value="41216">
            <text:p>41216</text:p>
          </table:table-cell>
          <table:table-cell table:formula="of:=470000/(65536*2/[.A324]-1)" office:value-type="float" office:value="215584.045584046">
            <text:p>2.16E+5</text:p>
          </table:table-cell>
          <table:table-cell table:formula="of:=[.B324]/0.772" office:value-type="float" office:value="279253.945057054">
            <text:p>2.79E+5</text:p>
          </table:table-cell>
          <table:table-cell table:formula="of:=LOG([.A324];[.$D$1])" office:value-type="float" office:value="245.294670049834">
            <text:p>245.2946700498</text:p>
          </table:table-cell>
          <table:table-cell table:formula="of:=FLOOR([.D324];1)" office:value-type="float" office:value="245">
            <text:p>245</text:p>
          </table:table-cell>
          <table:table-cell table:formula="of:=[.E324]+([.C324]-POWER(2;[.E324]))/(POWER(2;[.E324]+1)-POWER(2;[.E324]))" office:value-type="float" office:value="244">
            <text:p>244</text:p>
          </table:table-cell>
          <table:table-cell table:formula="of:=3735/LN([.B324]/0.772)-273" office:value-type="float" office:value="24.8498151470114">
            <text:p>25</text:p>
          </table:table-cell>
          <table:table-cell table:formula="of:=FLOOR(-38.4*[.D324]/LOG(EXP(1);[.$D$1])+431.5;1)" office:value-type="float" office:value="23">
            <text:p>23</text:p>
          </table:table-cell>
        </table:table-row>
        <table:table-row table:style-name="ro2">
          <table:table-cell office:value-type="float" office:value="41344">
            <text:p>41344</text:p>
          </table:table-cell>
          <table:table-cell table:formula="of:=470000/(65536*2/[.A325]-1)" office:value-type="float" office:value="216562.054208274">
            <text:p>2.17E+5</text:p>
          </table:table-cell>
          <table:table-cell table:formula="of:=[.B325]/0.772" office:value-type="float" office:value="280520.795606572">
            <text:p>2.81E+5</text:p>
          </table:table-cell>
          <table:table-cell table:formula="of:=LOG([.A325];[.$D$1])" office:value-type="float" office:value="245.366245675103">
            <text:p>245.3662456751</text:p>
          </table:table-cell>
          <table:table-cell table:formula="of:=FLOOR([.D325];1)" office:value-type="float" office:value="245">
            <text:p>245</text:p>
          </table:table-cell>
          <table:table-cell table:formula="of:=[.E325]+([.C325]-POWER(2;[.E325]))/(POWER(2;[.E325]+1)-POWER(2;[.E325]))" office:value-type="float" office:value="244">
            <text:p>244</text:p>
          </table:table-cell>
          <table:table-cell table:formula="of:=3735/LN([.B325]/0.772)-273" office:value-type="float" office:value="24.7423444275454">
            <text:p>25</text:p>
          </table:table-cell>
          <table:table-cell table:formula="of:=FLOOR(-38.4*[.D325]/LOG(EXP(1);[.$D$1])+431.5;1)" office:value-type="float" office:value="23">
            <text:p>23</text:p>
          </table:table-cell>
        </table:table-row>
        <table:table-row table:style-name="ro2">
          <table:table-cell office:value-type="float" office:value="41472">
            <text:p>41472</text:p>
          </table:table-cell>
          <table:table-cell table:formula="of:=470000/(65536*2/[.A326]-1)" office:value-type="float" office:value="217542.857142857">
            <text:p>2.18E+5</text:p>
          </table:table-cell>
          <table:table-cell table:formula="of:=[.B326]/0.772" office:value-type="float" office:value="281791.26572909">
            <text:p>2.82E+5</text:p>
          </table:table-cell>
          <table:table-cell table:formula="of:=LOG([.A326];[.$D$1])" office:value-type="float" office:value="245.437600046154">
            <text:p>245.4376000462</text:p>
          </table:table-cell>
          <table:table-cell table:formula="of:=FLOOR([.D326];1)" office:value-type="float" office:value="245">
            <text:p>245</text:p>
          </table:table-cell>
          <table:table-cell table:formula="of:=[.E326]+([.C326]-POWER(2;[.E326]))/(POWER(2;[.E326]+1)-POWER(2;[.E326]))" office:value-type="float" office:value="244">
            <text:p>244</text:p>
          </table:table-cell>
          <table:table-cell table:formula="of:=3735/LN([.B326]/0.772)-273" office:value-type="float" office:value="24.6351303089206">
            <text:p>25</text:p>
          </table:table-cell>
          <table:table-cell table:formula="of:=FLOOR(-38.4*[.D326]/LOG(EXP(1);[.$D$1])+431.5;1)" office:value-type="float" office:value="23">
            <text:p>23</text:p>
          </table:table-cell>
        </table:table-row>
        <table:table-row table:style-name="ro2">
          <table:table-cell office:value-type="float" office:value="41600">
            <text:p>41600</text:p>
          </table:table-cell>
          <table:table-cell table:formula="of:=470000/(65536*2/[.A327]-1)" office:value-type="float" office:value="218526.466380544">
            <text:p>2.19E+5</text:p>
          </table:table-cell>
          <table:table-cell table:formula="of:=[.B327]/0.772" office:value-type="float" office:value="283065.370959253">
            <text:p>2.83E+5</text:p>
          </table:table-cell>
          <table:table-cell table:formula="of:=LOG([.A327];[.$D$1])" office:value-type="float" office:value="245.508734526654">
            <text:p>245.5087345267</text:p>
          </table:table-cell>
          <table:table-cell table:formula="of:=FLOOR([.D327];1)" office:value-type="float" office:value="245">
            <text:p>245</text:p>
          </table:table-cell>
          <table:table-cell table:formula="of:=[.E327]+([.C327]-POWER(2;[.E327]))/(POWER(2;[.E327]+1)-POWER(2;[.E327]))" office:value-type="float" office:value="244">
            <text:p>244</text:p>
          </table:table-cell>
          <table:table-cell table:formula="of:=3735/LN([.B327]/0.772)-273" office:value-type="float" office:value="24.5281707825237">
            <text:p>25</text:p>
          </table:table-cell>
          <table:table-cell table:formula="of:=FLOOR(-38.4*[.D327]/LOG(EXP(1);[.$D$1])+431.5;1)" office:value-type="float" office:value="23">
            <text:p>23</text:p>
          </table:table-cell>
        </table:table-row>
        <table:table-row table:style-name="ro2">
          <table:table-cell office:value-type="float" office:value="41728">
            <text:p>41728</text:p>
          </table:table-cell>
          <table:table-cell table:formula="of:=470000/(65536*2/[.A328]-1)" office:value-type="float" office:value="219512.893982808">
            <text:p>2.20E+5</text:p>
          </table:table-cell>
          <table:table-cell table:formula="of:=[.B328]/0.772" office:value-type="float" office:value="284343.126920736">
            <text:p>2.84E+5</text:p>
          </table:table-cell>
          <table:table-cell table:formula="of:=LOG([.A328];[.$D$1])" office:value-type="float" office:value="245.579650467698">
            <text:p>245.5796504677</text:p>
          </table:table-cell>
          <table:table-cell table:formula="of:=FLOOR([.D328];1)" office:value-type="float" office:value="245">
            <text:p>245</text:p>
          </table:table-cell>
          <table:table-cell table:formula="of:=[.E328]+([.C328]-POWER(2;[.E328]))/(POWER(2;[.E328]+1)-POWER(2;[.E328]))" office:value-type="float" office:value="244">
            <text:p>244</text:p>
          </table:table-cell>
          <table:table-cell table:formula="of:=3735/LN([.B328]/0.772)-273" office:value-type="float" office:value="24.4214638580577">
            <text:p>24</text:p>
          </table:table-cell>
          <table:table-cell table:formula="of:=FLOOR(-38.4*[.D328]/LOG(EXP(1);[.$D$1])+431.5;1)" office:value-type="float" office:value="22">
            <text:p>22</text:p>
          </table:table-cell>
        </table:table-row>
        <table:table-row table:style-name="ro2">
          <table:table-cell office:value-type="float" office:value="41856">
            <text:p>41856</text:p>
          </table:table-cell>
          <table:table-cell table:formula="of:=470000/(65536*2/[.A329]-1)" office:value-type="float" office:value="220502.152080344">
            <text:p>2.21E+5</text:p>
          </table:table-cell>
          <table:table-cell table:formula="of:=[.B329]/0.772" office:value-type="float" office:value="285624.549326871">
            <text:p>2.86E+5</text:p>
          </table:table-cell>
          <table:table-cell table:formula="of:=LOG([.A329];[.$D$1])" office:value-type="float" office:value="245.65034920797">
            <text:p>245.650349208</text:p>
          </table:table-cell>
          <table:table-cell table:formula="of:=FLOOR([.D329];1)" office:value-type="float" office:value="245">
            <text:p>245</text:p>
          </table:table-cell>
          <table:table-cell table:formula="of:=[.E329]+([.C329]-POWER(2;[.E329]))/(POWER(2;[.E329]+1)-POWER(2;[.E329]))" office:value-type="float" office:value="244">
            <text:p>244</text:p>
          </table:table-cell>
          <table:table-cell table:formula="of:=3735/LN([.B329]/0.772)-273" office:value-type="float" office:value="24.315007563301">
            <text:p>24</text:p>
          </table:table-cell>
          <table:table-cell table:formula="of:=FLOOR(-38.4*[.D329]/LOG(EXP(1);[.$D$1])+431.5;1)" office:value-type="float" office:value="22">
            <text:p>22</text:p>
          </table:table-cell>
        </table:table-row>
        <table:table-row table:style-name="ro2">
          <table:table-cell office:value-type="float" office:value="41984">
            <text:p>41984</text:p>
          </table:table-cell>
          <table:table-cell table:formula="of:=470000/(65536*2/[.A330]-1)" office:value-type="float" office:value="221494.252873563">
            <text:p>2.21E+5</text:p>
          </table:table-cell>
          <table:table-cell table:formula="of:=[.B330]/0.772" office:value-type="float" office:value="286909.6539813">
            <text:p>2.87E+5</text:p>
          </table:table-cell>
          <table:table-cell table:formula="of:=LOG([.A330];[.$D$1])" office:value-type="float" office:value="245.72083207389">
            <text:p>245.7208320739</text:p>
          </table:table-cell>
          <table:table-cell table:formula="of:=FLOOR([.D330];1)" office:value-type="float" office:value="245">
            <text:p>245</text:p>
          </table:table-cell>
          <table:table-cell table:formula="of:=[.E330]+([.C330]-POWER(2;[.E330]))/(POWER(2;[.E330]+1)-POWER(2;[.E330]))" office:value-type="float" office:value="244">
            <text:p>244</text:p>
          </table:table-cell>
          <table:table-cell table:formula="of:=3735/LN([.B330]/0.772)-273" office:value-type="float" office:value="24.2087999438699">
            <text:p>24</text:p>
          </table:table-cell>
          <table:table-cell table:formula="of:=FLOOR(-38.4*[.D330]/LOG(EXP(1);[.$D$1])+431.5;1)" office:value-type="float" office:value="22">
            <text:p>22</text:p>
          </table:table-cell>
        </table:table-row>
        <table:table-row table:style-name="ro2">
          <table:table-cell office:value-type="float" office:value="42112">
            <text:p>42112</text:p>
          </table:table-cell>
          <table:table-cell table:formula="of:=470000/(65536*2/[.A331]-1)" office:value-type="float" office:value="222489.208633093">
            <text:p>2.22E+5</text:p>
          </table:table-cell>
          <table:table-cell table:formula="of:=[.B331]/0.772" office:value-type="float" office:value="288198.456778619">
            <text:p>2.88E+5</text:p>
          </table:table-cell>
          <table:table-cell table:formula="of:=LOG([.A331];[.$D$1])" office:value-type="float" office:value="245.791100379764">
            <text:p>245.7911003798</text:p>
          </table:table-cell>
          <table:table-cell table:formula="of:=FLOOR([.D331];1)" office:value-type="float" office:value="245">
            <text:p>245</text:p>
          </table:table-cell>
          <table:table-cell table:formula="of:=[.E331]+([.C331]-POWER(2;[.E331]))/(POWER(2;[.E331]+1)-POWER(2;[.E331]))" office:value-type="float" office:value="244">
            <text:p>244</text:p>
          </table:table-cell>
          <table:table-cell table:formula="of:=3735/LN([.B331]/0.772)-273" office:value-type="float" office:value="24.1028390629851">
            <text:p>24</text:p>
          </table:table-cell>
          <table:table-cell table:formula="of:=FLOOR(-38.4*[.D331]/LOG(EXP(1);[.$D$1])+431.5;1)" office:value-type="float" office:value="22">
            <text:p>22</text:p>
          </table:table-cell>
        </table:table-row>
        <table:table-row table:style-name="ro2">
          <table:table-cell office:value-type="float" office:value="42240">
            <text:p>42240</text:p>
          </table:table-cell>
          <table:table-cell table:formula="of:=470000/(65536*2/[.A332]-1)" office:value-type="float" office:value="223487.031700288">
            <text:p>2.23E+5</text:p>
          </table:table-cell>
          <table:table-cell table:formula="of:=[.B332]/0.772" office:value-type="float" office:value="289490.973705036">
            <text:p>2.89E+5</text:p>
          </table:table-cell>
          <table:table-cell table:formula="of:=LOG([.A332];[.$D$1])" office:value-type="float" office:value="245.861155427934">
            <text:p>245.8611554279</text:p>
          </table:table-cell>
          <table:table-cell table:formula="of:=FLOOR([.D332];1)" office:value-type="float" office:value="245">
            <text:p>245</text:p>
          </table:table-cell>
          <table:table-cell table:formula="of:=[.E332]+([.C332]-POWER(2;[.E332]))/(POWER(2;[.E332]+1)-POWER(2;[.E332]))" office:value-type="float" office:value="244">
            <text:p>244</text:p>
          </table:table-cell>
          <table:table-cell table:formula="of:=3735/LN([.B332]/0.772)-273" office:value-type="float" office:value="23.997123001242">
            <text:p>24</text:p>
          </table:table-cell>
          <table:table-cell table:formula="of:=FLOOR(-38.4*[.D332]/LOG(EXP(1);[.$D$1])+431.5;1)" office:value-type="float" office:value="22">
            <text:p>22</text:p>
          </table:table-cell>
        </table:table-row>
        <table:table-row table:style-name="ro2">
          <table:table-cell office:value-type="float" office:value="42368">
            <text:p>42368</text:p>
          </table:table-cell>
          <table:table-cell table:formula="of:=470000/(65536*2/[.A333]-1)" office:value-type="float" office:value="224487.734487735">
            <text:p>2.24E+5</text:p>
          </table:table-cell>
          <table:table-cell table:formula="of:=[.B333]/0.772" office:value-type="float" office:value="290787.220839034">
            <text:p>2.91E+5</text:p>
          </table:table-cell>
          <table:table-cell table:formula="of:=LOG([.A333];[.$D$1])" office:value-type="float" office:value="245.930998508916">
            <text:p>245.9309985089</text:p>
          </table:table-cell>
          <table:table-cell table:formula="of:=FLOOR([.D333];1)" office:value-type="float" office:value="245">
            <text:p>245</text:p>
          </table:table-cell>
          <table:table-cell table:formula="of:=[.E333]+([.C333]-POWER(2;[.E333]))/(POWER(2;[.E333]+1)-POWER(2;[.E333]))" office:value-type="float" office:value="244">
            <text:p>244</text:p>
          </table:table-cell>
          <table:table-cell table:formula="of:=3735/LN([.B333]/0.772)-273" office:value-type="float" office:value="23.8916498563835">
            <text:p>24</text:p>
          </table:table-cell>
          <table:table-cell table:formula="of:=FLOOR(-38.4*[.D333]/LOG(EXP(1);[.$D$1])+431.5;1)" office:value-type="float" office:value="22">
            <text:p>22</text:p>
          </table:table-cell>
        </table:table-row>
        <table:table-row table:style-name="ro2">
          <table:table-cell office:value-type="float" office:value="42496">
            <text:p>42496</text:p>
          </table:table-cell>
          <table:table-cell table:formula="of:=470000/(65536*2/[.A334]-1)" office:value-type="float" office:value="225491.329479769">
            <text:p>2.25E+5</text:p>
          </table:table-cell>
          <table:table-cell table:formula="of:=[.B334]/0.772" office:value-type="float" office:value="292087.214352032">
            <text:p>2.92E+5</text:p>
          </table:table-cell>
          <table:table-cell table:formula="of:=LOG([.A334];[.$D$1])" office:value-type="float" office:value="246.000630901551">
            <text:p>246.0006309016</text:p>
          </table:table-cell>
          <table:table-cell table:formula="of:=FLOOR([.D334];1)" office:value-type="float" office:value="246">
            <text:p>246</text:p>
          </table:table-cell>
          <table:table-cell table:formula="of:=[.E334]+([.C334]-POWER(2;[.E334]))/(POWER(2;[.E334]+1)-POWER(2;[.E334]))" office:value-type="float" office:value="245">
            <text:p>245</text:p>
          </table:table-cell>
          <table:table-cell table:formula="of:=3735/LN([.B334]/0.772)-273" office:value-type="float" office:value="23.7864177430781">
            <text:p>24</text:p>
          </table:table-cell>
          <table:table-cell table:formula="of:=FLOOR(-38.4*[.D334]/LOG(EXP(1);[.$D$1])+431.5;1)" office:value-type="float" office:value="22">
            <text:p>22</text:p>
          </table:table-cell>
        </table:table-row>
        <table:table-row table:style-name="ro2">
          <table:table-cell office:value-type="float" office:value="42624">
            <text:p>42624</text:p>
          </table:table-cell>
          <table:table-cell table:formula="of:=470000/(65536*2/[.A335]-1)" office:value-type="float" office:value="226497.829232996">
            <text:p>2.26E+5</text:p>
          </table:table-cell>
          <table:table-cell table:formula="of:=[.B335]/0.772" office:value-type="float" office:value="293390.970509062">
            <text:p>2.93E+5</text:p>
          </table:table-cell>
          <table:table-cell table:formula="of:=LOG([.A335];[.$D$1])" office:value-type="float" office:value="246.070053873141">
            <text:p>246.0700538731</text:p>
          </table:table-cell>
          <table:table-cell table:formula="of:=FLOOR([.D335];1)" office:value-type="float" office:value="246">
            <text:p>246</text:p>
          </table:table-cell>
          <table:table-cell table:formula="of:=[.E335]+([.C335]-POWER(2;[.E335]))/(POWER(2;[.E335]+1)-POWER(2;[.E335]))" office:value-type="float" office:value="245">
            <text:p>245</text:p>
          </table:table-cell>
          <table:table-cell table:formula="of:=3735/LN([.B335]/0.772)-273" office:value-type="float" office:value="23.6814247926995">
            <text:p>24</text:p>
          </table:table-cell>
          <table:table-cell table:formula="of:=FLOOR(-38.4*[.D335]/LOG(EXP(1);[.$D$1])+431.5;1)" office:value-type="float" office:value="22">
            <text:p>22</text:p>
          </table:table-cell>
        </table:table-row>
        <table:table-row table:style-name="ro2">
          <table:table-cell office:value-type="float" office:value="42752">
            <text:p>42752</text:p>
          </table:table-cell>
          <table:table-cell table:formula="of:=470000/(65536*2/[.A336]-1)" office:value-type="float" office:value="227507.246376812">
            <text:p>2.28E+5</text:p>
          </table:table-cell>
          <table:table-cell table:formula="of:=[.B336]/0.772" office:value-type="float" office:value="294698.505669445">
            <text:p>2.95E+5</text:p>
          </table:table-cell>
          <table:table-cell table:formula="of:=LOG([.A336];[.$D$1])" office:value-type="float" office:value="246.139268679585">
            <text:p>246.1392686796</text:p>
          </table:table-cell>
          <table:table-cell table:formula="of:=FLOOR([.D336];1)" office:value-type="float" office:value="246">
            <text:p>246</text:p>
          </table:table-cell>
          <table:table-cell table:formula="of:=[.E336]+([.C336]-POWER(2;[.E336]))/(POWER(2;[.E336]+1)-POWER(2;[.E336]))" office:value-type="float" office:value="245">
            <text:p>245</text:p>
          </table:table-cell>
          <table:table-cell table:formula="of:=3735/LN([.B336]/0.772)-273" office:value-type="float" office:value="23.5766691531109">
            <text:p>24</text:p>
          </table:table-cell>
          <table:table-cell table:formula="of:=FLOOR(-38.4*[.D336]/LOG(EXP(1);[.$D$1])+431.5;1)" office:value-type="float" office:value="22">
            <text:p>22</text:p>
          </table:table-cell>
        </table:table-row>
        <table:table-row table:style-name="ro2">
          <table:table-cell office:value-type="float" office:value="42880">
            <text:p>42880</text:p>
          </table:table-cell>
          <table:table-cell table:formula="of:=470000/(65536*2/[.A337]-1)" office:value-type="float" office:value="228519.593613933">
            <text:p>2.29E+5</text:p>
          </table:table-cell>
          <table:table-cell table:formula="of:=[.B337]/0.772" office:value-type="float" office:value="296009.836287478">
            <text:p>2.96E+5</text:p>
          </table:table-cell>
          <table:table-cell table:formula="of:=LOG([.A337];[.$D$1])" office:value-type="float" office:value="246.208276565523">
            <text:p>246.2082765655</text:p>
          </table:table-cell>
          <table:table-cell table:formula="of:=FLOOR([.D337];1)" office:value-type="float" office:value="246">
            <text:p>246</text:p>
          </table:table-cell>
          <table:table-cell table:formula="of:=[.E337]+([.C337]-POWER(2;[.E337]))/(POWER(2;[.E337]+1)-POWER(2;[.E337]))" office:value-type="float" office:value="245">
            <text:p>245</text:p>
          </table:table-cell>
          <table:table-cell table:formula="of:=3735/LN([.B337]/0.772)-273" office:value-type="float" office:value="23.4721489884522">
            <text:p>23</text:p>
          </table:table-cell>
          <table:table-cell table:formula="of:=FLOOR(-38.4*[.D337]/LOG(EXP(1);[.$D$1])+431.5;1)" office:value-type="float" office:value="21">
            <text:p>21</text:p>
          </table:table-cell>
        </table:table-row>
        <table:table-row table:style-name="ro2">
          <table:table-cell office:value-type="float" office:value="43008">
            <text:p>43008</text:p>
          </table:table-cell>
          <table:table-cell table:formula="of:=470000/(65536*2/[.A338]-1)" office:value-type="float" office:value="229534.88372093">
            <text:p>2.30E+5</text:p>
          </table:table-cell>
          <table:table-cell table:formula="of:=[.B338]/0.772" office:value-type="float" office:value="297324.978913122">
            <text:p>2.97E+5</text:p>
          </table:table-cell>
          <table:table-cell table:formula="of:=LOG([.A338];[.$D$1])" office:value-type="float" office:value="246.277078764461">
            <text:p>246.2770787645</text:p>
          </table:table-cell>
          <table:table-cell table:formula="of:=FLOOR([.D338];1)" office:value-type="float" office:value="246">
            <text:p>246</text:p>
          </table:table-cell>
          <table:table-cell table:formula="of:=[.E338]+([.C338]-POWER(2;[.E338]))/(POWER(2;[.E338]+1)-POWER(2;[.E338]))" office:value-type="float" office:value="245">
            <text:p>245</text:p>
          </table:table-cell>
          <table:table-cell table:formula="of:=3735/LN([.B338]/0.772)-273" office:value-type="float" office:value="23.3678624789302">
            <text:p>23</text:p>
          </table:table-cell>
          <table:table-cell table:formula="of:=FLOOR(-38.4*[.D338]/LOG(EXP(1);[.$D$1])+431.5;1)" office:value-type="float" office:value="21">
            <text:p>21</text:p>
          </table:table-cell>
        </table:table-row>
        <table:table-row table:style-name="ro2">
          <table:table-cell office:value-type="float" office:value="43136">
            <text:p>43136</text:p>
          </table:table-cell>
          <table:table-cell table:formula="of:=470000/(65536*2/[.A339]-1)" office:value-type="float" office:value="230553.129548763">
            <text:p>2.31E+5</text:p>
          </table:table-cell>
          <table:table-cell table:formula="of:=[.B339]/0.772" office:value-type="float" office:value="298643.950192698">
            <text:p>2.99E+5</text:p>
          </table:table-cell>
          <table:table-cell table:formula="of:=LOG([.A339];[.$D$1])" office:value-type="float" office:value="246.34567649891">
            <text:p>246.3456764989</text:p>
          </table:table-cell>
          <table:table-cell table:formula="of:=FLOOR([.D339];1)" office:value-type="float" office:value="246">
            <text:p>246</text:p>
          </table:table-cell>
          <table:table-cell table:formula="of:=[.E339]+([.C339]-POWER(2;[.E339]))/(POWER(2;[.E339]+1)-POWER(2;[.E339]))" office:value-type="float" office:value="245">
            <text:p>245</text:p>
          </table:table-cell>
          <table:table-cell table:formula="of:=3735/LN([.B339]/0.772)-273" office:value-type="float" office:value="23.2638078206121">
            <text:p>23</text:p>
          </table:table-cell>
          <table:table-cell table:formula="of:=FLOOR(-38.4*[.D339]/LOG(EXP(1);[.$D$1])+431.5;1)" office:value-type="float" office:value="21">
            <text:p>21</text:p>
          </table:table-cell>
        </table:table-row>
        <table:table-row table:style-name="ro2">
          <table:table-cell office:value-type="float" office:value="43264">
            <text:p>43264</text:p>
          </table:table-cell>
          <table:table-cell table:formula="of:=470000/(65536*2/[.A340]-1)" office:value-type="float" office:value="231574.344023324">
            <text:p>2.32E+5</text:p>
          </table:table-cell>
          <table:table-cell table:formula="of:=[.B340]/0.772" office:value-type="float" office:value="299966.76686959">
            <text:p>3.00E+5</text:p>
          </table:table-cell>
          <table:table-cell table:formula="of:=LOG([.A340];[.$D$1])" office:value-type="float" office:value="246.414070980515">
            <text:p>246.4140709805</text:p>
          </table:table-cell>
          <table:table-cell table:formula="of:=FLOOR([.D340];1)" office:value-type="float" office:value="246">
            <text:p>246</text:p>
          </table:table-cell>
          <table:table-cell table:formula="of:=[.E340]+([.C340]-POWER(2;[.E340]))/(POWER(2;[.E340]+1)-POWER(2;[.E340]))" office:value-type="float" office:value="245">
            <text:p>245</text:p>
          </table:table-cell>
          <table:table-cell table:formula="of:=3735/LN([.B340]/0.772)-273" office:value-type="float" office:value="23.1599832252224">
            <text:p>23</text:p>
          </table:table-cell>
          <table:table-cell table:formula="of:=FLOOR(-38.4*[.D340]/LOG(EXP(1);[.$D$1])+431.5;1)" office:value-type="float" office:value="21">
            <text:p>21</text:p>
          </table:table-cell>
        </table:table-row>
        <table:table-row table:style-name="ro2">
          <table:table-cell office:value-type="float" office:value="43392">
            <text:p>43392</text:p>
          </table:table-cell>
          <table:table-cell table:formula="of:=470000/(65536*2/[.A341]-1)" office:value-type="float" office:value="232598.540145985">
            <text:p>2.33E+5</text:p>
          </table:table-cell>
          <table:table-cell table:formula="of:=[.B341]/0.772" office:value-type="float" office:value="301293.445784955">
            <text:p>3.01E+5</text:p>
          </table:table-cell>
          <table:table-cell table:formula="of:=LOG([.A341];[.$D$1])" office:value-type="float" office:value="246.482263410182">
            <text:p>246.4822634102</text:p>
          </table:table-cell>
          <table:table-cell table:formula="of:=FLOOR([.D341];1)" office:value-type="float" office:value="246">
            <text:p>246</text:p>
          </table:table-cell>
          <table:table-cell table:formula="of:=[.E341]+([.C341]-POWER(2;[.E341]))/(POWER(2;[.E341]+1)-POWER(2;[.E341]))" office:value-type="float" office:value="245">
            <text:p>245</text:p>
          </table:table-cell>
          <table:table-cell table:formula="of:=3735/LN([.B341]/0.772)-273" office:value-type="float" office:value="23.0563869199428">
            <text:p>23</text:p>
          </table:table-cell>
          <table:table-cell table:formula="of:=FLOOR(-38.4*[.D341]/LOG(EXP(1);[.$D$1])+431.5;1)" office:value-type="float" office:value="21">
            <text:p>21</text:p>
          </table:table-cell>
        </table:table-row>
        <table:table-row table:style-name="ro2">
          <table:table-cell office:value-type="float" office:value="43520">
            <text:p>43520</text:p>
          </table:table-cell>
          <table:table-cell table:formula="of:=470000/(65536*2/[.A342]-1)" office:value-type="float" office:value="233625.730994152">
            <text:p>2.34E+5</text:p>
          </table:table-cell>
          <table:table-cell table:formula="of:=[.B342]/0.772" office:value-type="float" office:value="302624.003878435">
            <text:p>3.03E+5</text:p>
          </table:table-cell>
          <table:table-cell table:formula="of:=LOG([.A342];[.$D$1])" office:value-type="float" office:value="246.550254978204">
            <text:p>246.5502549782</text:p>
          </table:table-cell>
          <table:table-cell table:formula="of:=FLOOR([.D342];1)" office:value-type="float" office:value="246">
            <text:p>246</text:p>
          </table:table-cell>
          <table:table-cell table:formula="of:=[.E342]+([.C342]-POWER(2;[.E342]))/(POWER(2;[.E342]+1)-POWER(2;[.E342]))" office:value-type="float" office:value="245">
            <text:p>245</text:p>
          </table:table-cell>
          <table:table-cell table:formula="of:=3735/LN([.B342]/0.772)-273" office:value-type="float" office:value="22.9530171472144">
            <text:p>23</text:p>
          </table:table-cell>
          <table:table-cell table:formula="of:=FLOOR(-38.4*[.D342]/LOG(EXP(1);[.$D$1])+431.5;1)" office:value-type="float" office:value="21">
            <text:p>21</text:p>
          </table:table-cell>
        </table:table-row>
        <table:table-row table:style-name="ro2">
          <table:table-cell office:value-type="float" office:value="43648">
            <text:p>43648</text:p>
          </table:table-cell>
          <table:table-cell table:formula="of:=470000/(65536*2/[.A343]-1)" office:value-type="float" office:value="234655.929721815">
            <text:p>2.35E+5</text:p>
          </table:table-cell>
          <table:table-cell table:formula="of:=[.B343]/0.772" office:value-type="float" office:value="303958.45818888">
            <text:p>3.04E+5</text:p>
          </table:table-cell>
          <table:table-cell table:formula="of:=LOG([.A343];[.$D$1])" office:value-type="float" office:value="246.618046864387">
            <text:p>246.6180468644</text:p>
          </table:table-cell>
          <table:table-cell table:formula="of:=FLOOR([.D343];1)" office:value-type="float" office:value="246">
            <text:p>246</text:p>
          </table:table-cell>
          <table:table-cell table:formula="of:=[.E343]+([.C343]-POWER(2;[.E343]))/(POWER(2;[.E343]+1)-POWER(2;[.E343]))" office:value-type="float" office:value="245">
            <text:p>245</text:p>
          </table:table-cell>
          <table:table-cell table:formula="of:=3735/LN([.B343]/0.772)-273" office:value-type="float" office:value="22.849872164544">
            <text:p>23</text:p>
          </table:table-cell>
          <table:table-cell table:formula="of:=FLOOR(-38.4*[.D343]/LOG(EXP(1);[.$D$1])+431.5;1)" office:value-type="float" office:value="21">
            <text:p>21</text:p>
          </table:table-cell>
        </table:table-row>
        <table:table-row table:style-name="ro2">
          <table:table-cell office:value-type="float" office:value="43776">
            <text:p>43776</text:p>
          </table:table-cell>
          <table:table-cell table:formula="of:=470000/(65536*2/[.A344]-1)" office:value-type="float" office:value="235689.149560117">
            <text:p>2.36E+5</text:p>
          </table:table-cell>
          <table:table-cell table:formula="of:=[.B344]/0.772" office:value-type="float" office:value="305296.825855074">
            <text:p>3.05E+5</text:p>
          </table:table-cell>
          <table:table-cell table:formula="of:=LOG([.A344];[.$D$1])" office:value-type="float" office:value="246.685640238175">
            <text:p>246.6856402382</text:p>
          </table:table-cell>
          <table:table-cell table:formula="of:=FLOOR([.D344];1)" office:value-type="float" office:value="246">
            <text:p>246</text:p>
          </table:table-cell>
          <table:table-cell table:formula="of:=[.E344]+([.C344]-POWER(2;[.E344]))/(POWER(2;[.E344]+1)-POWER(2;[.E344]))" office:value-type="float" office:value="245">
            <text:p>245</text:p>
          </table:table-cell>
          <table:table-cell table:formula="of:=3735/LN([.B344]/0.772)-273" office:value-type="float" office:value="22.7469502443121">
            <text:p>23</text:p>
          </table:table-cell>
          <table:table-cell table:formula="of:=FLOOR(-38.4*[.D344]/LOG(EXP(1);[.$D$1])+431.5;1)" office:value-type="float" office:value="21">
            <text:p>21</text:p>
          </table:table-cell>
        </table:table-row>
        <table:table-row table:style-name="ro2">
          <table:table-cell office:value-type="float" office:value="43904">
            <text:p>43904</text:p>
          </table:table-cell>
          <table:table-cell table:formula="of:=470000/(65536*2/[.A345]-1)" office:value-type="float" office:value="236725.403817915">
            <text:p>2.37E+5</text:p>
          </table:table-cell>
          <table:table-cell table:formula="of:=[.B345]/0.772" office:value-type="float" office:value="306639.12411647">
            <text:p>3.07E+5</text:p>
          </table:table-cell>
          <table:table-cell table:formula="of:=LOG([.A345];[.$D$1])" office:value-type="float" office:value="246.753036258765">
            <text:p>246.7530362588</text:p>
          </table:table-cell>
          <table:table-cell table:formula="of:=FLOOR([.D345];1)" office:value-type="float" office:value="246">
            <text:p>246</text:p>
          </table:table-cell>
          <table:table-cell table:formula="of:=[.E345]+([.C345]-POWER(2;[.E345]))/(POWER(2;[.E345]+1)-POWER(2;[.E345]))" office:value-type="float" office:value="245">
            <text:p>245</text:p>
          </table:table-cell>
          <table:table-cell table:formula="of:=3735/LN([.B345]/0.772)-273" office:value-type="float" office:value="22.6442496735852">
            <text:p>23</text:p>
          </table:table-cell>
          <table:table-cell table:formula="of:=FLOOR(-38.4*[.D345]/LOG(EXP(1);[.$D$1])+431.5;1)" office:value-type="float" office:value="21">
            <text:p>21</text:p>
          </table:table-cell>
        </table:table-row>
        <table:table-row table:style-name="ro2">
          <table:table-cell office:value-type="float" office:value="44032">
            <text:p>44032</text:p>
          </table:table-cell>
          <table:table-cell table:formula="of:=470000/(65536*2/[.A346]-1)" office:value-type="float" office:value="237764.705882353">
            <text:p>2.38E+5</text:p>
          </table:table-cell>
          <table:table-cell table:formula="of:=[.B346]/0.772" office:value-type="float" office:value="307985.370313929">
            <text:p>3.08E+5</text:p>
          </table:table-cell>
          <table:table-cell table:formula="of:=LOG([.A346];[.$D$1])" office:value-type="float" office:value="246.820236075234">
            <text:p>246.8202360752</text:p>
          </table:table-cell>
          <table:table-cell table:formula="of:=FLOOR([.D346];1)" office:value-type="float" office:value="246">
            <text:p>246</text:p>
          </table:table-cell>
          <table:table-cell table:formula="of:=[.E346]+([.C346]-POWER(2;[.E346]))/(POWER(2;[.E346]+1)-POWER(2;[.E346]))" office:value-type="float" office:value="245">
            <text:p>245</text:p>
          </table:table-cell>
          <table:table-cell table:formula="of:=3735/LN([.B346]/0.772)-273" office:value-type="float" office:value="22.5417687539293">
            <text:p>23</text:p>
          </table:table-cell>
          <table:table-cell table:formula="of:=FLOOR(-38.4*[.D346]/LOG(EXP(1);[.$D$1])+431.5;1)" office:value-type="float" office:value="20">
            <text:p>20</text:p>
          </table:table-cell>
        </table:table-row>
        <table:table-row table:style-name="ro2">
          <table:table-cell office:value-type="float" office:value="44160">
            <text:p>44160</text:p>
          </table:table-cell>
          <table:table-cell table:formula="of:=470000/(65536*2/[.A347]-1)" office:value-type="float" office:value="238807.06921944">
            <text:p>2.39E+5</text:p>
          </table:table-cell>
          <table:table-cell table:formula="of:=[.B347]/0.772" office:value-type="float" office:value="309335.581890467">
            <text:p>3.09E+5</text:p>
          </table:table-cell>
          <table:table-cell table:formula="of:=LOG([.A347];[.$D$1])" office:value-type="float" office:value="246.887240826649">
            <text:p>246.8872408266</text:p>
          </table:table-cell>
          <table:table-cell table:formula="of:=FLOOR([.D347];1)" office:value-type="float" office:value="246">
            <text:p>246</text:p>
          </table:table-cell>
          <table:table-cell table:formula="of:=[.E347]+([.C347]-POWER(2;[.E347]))/(POWER(2;[.E347]+1)-POWER(2;[.E347]))" office:value-type="float" office:value="245">
            <text:p>245</text:p>
          </table:table-cell>
          <table:table-cell table:formula="of:=3735/LN([.B347]/0.772)-273" office:value-type="float" office:value="22.4395058012269">
            <text:p>22</text:p>
          </table:table-cell>
          <table:table-cell table:formula="of:=FLOOR(-38.4*[.D347]/LOG(EXP(1);[.$D$1])+431.5;1)" office:value-type="float" office:value="20">
            <text:p>20</text:p>
          </table:table-cell>
        </table:table-row>
        <table:table-row table:style-name="ro2">
          <table:table-cell office:value-type="float" office:value="44288">
            <text:p>44288</text:p>
          </table:table-cell>
          <table:table-cell table:formula="of:=470000/(65536*2/[.A348]-1)" office:value-type="float" office:value="239852.507374631">
            <text:p>2.40E+5</text:p>
          </table:table-cell>
          <table:table-cell table:formula="of:=[.B348]/0.772" office:value-type="float" office:value="310689.776392009">
            <text:p>3.11E+5</text:p>
          </table:table-cell>
          <table:table-cell table:formula="of:=LOG([.A348];[.$D$1])" office:value-type="float" office:value="246.954051642188">
            <text:p>246.9540516422</text:p>
          </table:table-cell>
          <table:table-cell table:formula="of:=FLOOR([.D348];1)" office:value-type="float" office:value="246">
            <text:p>246</text:p>
          </table:table-cell>
          <table:table-cell table:formula="of:=[.E348]+([.C348]-POWER(2;[.E348]))/(POWER(2;[.E348]+1)-POWER(2;[.E348]))" office:value-type="float" office:value="245">
            <text:p>245</text:p>
          </table:table-cell>
          <table:table-cell table:formula="of:=3735/LN([.B348]/0.772)-273" office:value-type="float" office:value="22.3374591454973">
            <text:p>22</text:p>
          </table:table-cell>
          <table:table-cell table:formula="of:=FLOOR(-38.4*[.D348]/LOG(EXP(1);[.$D$1])+431.5;1)" office:value-type="float" office:value="20">
            <text:p>20</text:p>
          </table:table-cell>
        </table:table-row>
        <table:table-row table:style-name="ro2">
          <table:table-cell office:value-type="float" office:value="44416">
            <text:p>44416</text:p>
          </table:table-cell>
          <table:table-cell table:formula="of:=470000/(65536*2/[.A349]-1)" office:value-type="float" office:value="240901.033973412">
            <text:p>2.41E+5</text:p>
          </table:table-cell>
          <table:table-cell table:formula="of:=[.B349]/0.772" office:value-type="float" office:value="312047.97146815">
            <text:p>3.12E+5</text:p>
          </table:table-cell>
          <table:table-cell table:formula="of:=LOG([.A349];[.$D$1])" office:value-type="float" office:value="247.020669641253">
            <text:p>247.0206696413</text:p>
          </table:table-cell>
          <table:table-cell table:formula="of:=FLOOR([.D349];1)" office:value-type="float" office:value="247">
            <text:p>247</text:p>
          </table:table-cell>
          <table:table-cell table:formula="of:=[.E349]+([.C349]-POWER(2;[.E349]))/(POWER(2;[.E349]+1)-POWER(2;[.E349]))" office:value-type="float" office:value="246">
            <text:p>246</text:p>
          </table:table-cell>
          <table:table-cell table:formula="of:=3735/LN([.B349]/0.772)-273" office:value-type="float" office:value="22.2356271307183">
            <text:p>22</text:p>
          </table:table-cell>
          <table:table-cell table:formula="of:=FLOOR(-38.4*[.D349]/LOG(EXP(1);[.$D$1])+431.5;1)" office:value-type="float" office:value="20">
            <text:p>20</text:p>
          </table:table-cell>
        </table:table-row>
        <table:table-row table:style-name="ro2">
          <table:table-cell office:value-type="float" office:value="44544">
            <text:p>44544</text:p>
          </table:table-cell>
          <table:table-cell table:formula="of:=470000/(65536*2/[.A350]-1)" office:value-type="float" office:value="241952.662721893">
            <text:p>2.42E+5</text:p>
          </table:table-cell>
          <table:table-cell table:formula="of:=[.B350]/0.772" office:value-type="float" office:value="313410.184872919">
            <text:p>3.13E+5</text:p>
          </table:table-cell>
          <table:table-cell table:formula="of:=LOG([.A350];[.$D$1])" office:value-type="float" office:value="247.08709593358">
            <text:p>247.0870959336</text:p>
          </table:table-cell>
          <table:table-cell table:formula="of:=FLOOR([.D350];1)" office:value-type="float" office:value="247">
            <text:p>247</text:p>
          </table:table-cell>
          <table:table-cell table:formula="of:=[.E350]+([.C350]-POWER(2;[.E350]))/(POWER(2;[.E350]+1)-POWER(2;[.E350]))" office:value-type="float" office:value="246">
            <text:p>246</text:p>
          </table:table-cell>
          <table:table-cell table:formula="of:=3735/LN([.B350]/0.772)-273" office:value-type="float" office:value="22.1340081146513">
            <text:p>22</text:p>
          </table:table-cell>
          <table:table-cell table:formula="of:=FLOOR(-38.4*[.D350]/LOG(EXP(1);[.$D$1])+431.5;1)" office:value-type="float" office:value="20">
            <text:p>20</text:p>
          </table:table-cell>
        </table:table-row>
        <table:table-row table:style-name="ro2">
          <table:table-cell office:value-type="float" office:value="44672">
            <text:p>44672</text:p>
          </table:table-cell>
          <table:table-cell table:formula="of:=470000/(65536*2/[.A351]-1)" office:value-type="float" office:value="243007.407407407">
            <text:p>2.43E+5</text:p>
          </table:table-cell>
          <table:table-cell table:formula="of:=[.B351]/0.772" office:value-type="float" office:value="314776.434465554">
            <text:p>3.15E+5</text:p>
          </table:table-cell>
          <table:table-cell table:formula="of:=LOG([.A351];[.$D$1])" office:value-type="float" office:value="247.153331619355">
            <text:p>247.1533316194</text:p>
          </table:table-cell>
          <table:table-cell table:formula="of:=FLOOR([.D351];1)" office:value-type="float" office:value="247">
            <text:p>247</text:p>
          </table:table-cell>
          <table:table-cell table:formula="of:=[.E351]+([.C351]-POWER(2;[.E351]))/(POWER(2;[.E351]+1)-POWER(2;[.E351]))" office:value-type="float" office:value="246">
            <text:p>246</text:p>
          </table:table-cell>
          <table:table-cell table:formula="of:=3735/LN([.B351]/0.772)-273" office:value-type="float" office:value="22.0326004686689">
            <text:p>22</text:p>
          </table:table-cell>
          <table:table-cell table:formula="of:=FLOOR(-38.4*[.D351]/LOG(EXP(1);[.$D$1])+431.5;1)" office:value-type="float" office:value="20">
            <text:p>20</text:p>
          </table:table-cell>
        </table:table-row>
        <table:table-row table:style-name="ro2">
          <table:table-cell office:value-type="float" office:value="44800">
            <text:p>44800</text:p>
          </table:table-cell>
          <table:table-cell table:formula="of:=470000/(65536*2/[.A352]-1)" office:value-type="float" office:value="244065.28189911">
            <text:p>2.44E+5</text:p>
          </table:table-cell>
          <table:table-cell table:formula="of:=[.B352]/0.772" office:value-type="float" office:value="316146.738211282">
            <text:p>3.16E+5</text:p>
          </table:table-cell>
          <table:table-cell table:formula="of:=LOG([.A352];[.$D$1])" office:value-type="float" office:value="247.219377789318">
            <text:p>247.2193777893</text:p>
          </table:table-cell>
          <table:table-cell table:formula="of:=FLOOR([.D352];1)" office:value-type="float" office:value="247">
            <text:p>247</text:p>
          </table:table-cell>
          <table:table-cell table:formula="of:=[.E352]+([.C352]-POWER(2;[.E352]))/(POWER(2;[.E352]+1)-POWER(2;[.E352]))" office:value-type="float" office:value="246">
            <text:p>246</text:p>
          </table:table-cell>
          <table:table-cell table:formula="of:=3735/LN([.B352]/0.772)-273" office:value-type="float" office:value="21.931402577585">
            <text:p>22</text:p>
          </table:table-cell>
          <table:table-cell table:formula="of:=FLOOR(-38.4*[.D352]/LOG(EXP(1);[.$D$1])+431.5;1)" office:value-type="float" office:value="20">
            <text:p>20</text:p>
          </table:table-cell>
        </table:table-row>
        <table:table-row table:style-name="ro2">
          <table:table-cell office:value-type="float" office:value="44928">
            <text:p>44928</text:p>
          </table:table-cell>
          <table:table-cell table:formula="of:=470000/(65536*2/[.A353]-1)" office:value-type="float" office:value="245126.300148588">
            <text:p>2.45E+5</text:p>
          </table:table-cell>
          <table:table-cell table:formula="of:=[.B353]/0.772" office:value-type="float" office:value="317521.114182109">
            <text:p>3.18E+5</text:p>
          </table:table-cell>
          <table:table-cell table:formula="of:=LOG([.A353];[.$D$1])" office:value-type="float" office:value="247.285235524873">
            <text:p>247.2852355249</text:p>
          </table:table-cell>
          <table:table-cell table:formula="of:=FLOOR([.D353];1)" office:value-type="float" office:value="247">
            <text:p>247</text:p>
          </table:table-cell>
          <table:table-cell table:formula="of:=[.E353]+([.C353]-POWER(2;[.E353]))/(POWER(2;[.E353]+1)-POWER(2;[.E353]))" office:value-type="float" office:value="246">
            <text:p>246</text:p>
          </table:table-cell>
          <table:table-cell table:formula="of:=3735/LN([.B353]/0.772)-273" office:value-type="float" office:value="21.8304128394865">
            <text:p>22</text:p>
          </table:table-cell>
          <table:table-cell table:formula="of:=FLOOR(-38.4*[.D353]/LOG(EXP(1);[.$D$1])+431.5;1)" office:value-type="float" office:value="20">
            <text:p>20</text:p>
          </table:table-cell>
        </table:table-row>
        <table:table-row table:style-name="ro2">
          <table:table-cell office:value-type="float" office:value="45056">
            <text:p>45056</text:p>
          </table:table-cell>
          <table:table-cell table:formula="of:=470000/(65536*2/[.A354]-1)" office:value-type="float" office:value="246190.476190476">
            <text:p>2.46E+5</text:p>
          </table:table-cell>
          <table:table-cell table:formula="of:=[.B354]/0.772" office:value-type="float" office:value="318899.580557612">
            <text:p>3.19E+5</text:p>
          </table:table-cell>
          <table:table-cell table:formula="of:=LOG([.A354];[.$D$1])" office:value-type="float" office:value="247.350905898197">
            <text:p>247.3509058982</text:p>
          </table:table-cell>
          <table:table-cell table:formula="of:=FLOOR([.D354];1)" office:value-type="float" office:value="247">
            <text:p>247</text:p>
          </table:table-cell>
          <table:table-cell table:formula="of:=[.E354]+([.C354]-POWER(2;[.E354]))/(POWER(2;[.E354]+1)-POWER(2;[.E354]))" office:value-type="float" office:value="246">
            <text:p>246</text:p>
          </table:table-cell>
          <table:table-cell table:formula="of:=3735/LN([.B354]/0.772)-273" office:value-type="float" office:value="21.7296296655691">
            <text:p>22</text:p>
          </table:table-cell>
          <table:table-cell table:formula="of:=FLOOR(-38.4*[.D354]/LOG(EXP(1);[.$D$1])+431.5;1)" office:value-type="float" office:value="20">
            <text:p>20</text:p>
          </table:table-cell>
        </table:table-row>
        <table:table-row table:style-name="ro2">
          <table:table-cell office:value-type="float" office:value="45184">
            <text:p>45184</text:p>
          </table:table-cell>
          <table:table-cell table:formula="of:=470000/(65536*2/[.A355]-1)" office:value-type="float" office:value="247257.82414307">
            <text:p>2.47E+5</text:p>
          </table:table-cell>
          <table:table-cell table:formula="of:=[.B355]/0.772" office:value-type="float" office:value="320282.155625738">
            <text:p>3.20E+5</text:p>
          </table:table-cell>
          <table:table-cell table:formula="of:=LOG([.A355];[.$D$1])" office:value-type="float" office:value="247.416389972339">
            <text:p>247.4163899723</text:p>
          </table:table-cell>
          <table:table-cell table:formula="of:=FLOOR([.D355];1)" office:value-type="float" office:value="247">
            <text:p>247</text:p>
          </table:table-cell>
          <table:table-cell table:formula="of:=[.E355]+([.C355]-POWER(2;[.E355]))/(POWER(2;[.E355]+1)-POWER(2;[.E355]))" office:value-type="float" office:value="246">
            <text:p>246</text:p>
          </table:table-cell>
          <table:table-cell table:formula="of:=3735/LN([.B355]/0.772)-273" office:value-type="float" office:value="21.6290514799739">
            <text:p>22</text:p>
          </table:table-cell>
          <table:table-cell table:formula="of:=FLOOR(-38.4*[.D355]/LOG(EXP(1);[.$D$1])+431.5;1)" office:value-type="float" office:value="19">
            <text:p>19</text:p>
          </table:table-cell>
        </table:table-row>
        <table:table-row table:style-name="ro2">
          <table:table-cell office:value-type="float" office:value="45312">
            <text:p>45312</text:p>
          </table:table-cell>
          <table:table-cell table:formula="of:=470000/(65536*2/[.A356]-1)" office:value-type="float" office:value="248328.358208955">
            <text:p>2.48E+5</text:p>
          </table:table-cell>
          <table:table-cell table:formula="of:=[.B356]/0.772" office:value-type="float" office:value="321668.857783621">
            <text:p>3.22E+5</text:p>
          </table:table-cell>
          <table:table-cell table:formula="of:=LOG([.A356];[.$D$1])" office:value-type="float" office:value="247.481688801328">
            <text:p>247.4816888013</text:p>
          </table:table-cell>
          <table:table-cell table:formula="of:=FLOOR([.D356];1)" office:value-type="float" office:value="247">
            <text:p>247</text:p>
          </table:table-cell>
          <table:table-cell table:formula="of:=[.E356]+([.C356]-POWER(2;[.E356]))/(POWER(2;[.E356]+1)-POWER(2;[.E356]))" office:value-type="float" office:value="246">
            <text:p>246</text:p>
          </table:table-cell>
          <table:table-cell table:formula="of:=3735/LN([.B356]/0.772)-273" office:value-type="float" office:value="21.5286767196271">
            <text:p>22</text:p>
          </table:table-cell>
          <table:table-cell table:formula="of:=FLOOR(-38.4*[.D356]/LOG(EXP(1);[.$D$1])+431.5;1)" office:value-type="float" office:value="19">
            <text:p>19</text:p>
          </table:table-cell>
        </table:table-row>
        <table:table-row table:style-name="ro2">
          <table:table-cell office:value-type="float" office:value="45440">
            <text:p>45440</text:p>
          </table:table-cell>
          <table:table-cell table:formula="of:=470000/(65536*2/[.A357]-1)" office:value-type="float" office:value="249402.092675635">
            <text:p>2.49E+5</text:p>
          </table:table-cell>
          <table:table-cell table:formula="of:=[.B357]/0.772" office:value-type="float" office:value="323059.705538388">
            <text:p>3.23E+5</text:p>
          </table:table-cell>
          <table:table-cell table:formula="of:=LOG([.A357];[.$D$1])" office:value-type="float" office:value="247.546803430273">
            <text:p>247.5468034303</text:p>
          </table:table-cell>
          <table:table-cell table:formula="of:=FLOOR([.D357];1)" office:value-type="float" office:value="247">
            <text:p>247</text:p>
          </table:table-cell>
          <table:table-cell table:formula="of:=[.E357]+([.C357]-POWER(2;[.E357]))/(POWER(2;[.E357]+1)-POWER(2;[.E357]))" office:value-type="float" office:value="246">
            <text:p>246</text:p>
          </table:table-cell>
          <table:table-cell table:formula="of:=3735/LN([.B357]/0.772)-273" office:value-type="float" office:value="21.4285038340819">
            <text:p>21</text:p>
          </table:table-cell>
          <table:table-cell table:formula="of:=FLOOR(-38.4*[.D357]/LOG(EXP(1);[.$D$1])+431.5;1)" office:value-type="float" office:value="19">
            <text:p>19</text:p>
          </table:table-cell>
        </table:table-row>
        <table:table-row table:style-name="ro2">
          <table:table-cell office:value-type="float" office:value="45568">
            <text:p>45568</text:p>
          </table:table-cell>
          <table:table-cell table:formula="of:=470000/(65536*2/[.A358]-1)" office:value-type="float" office:value="250479.041916168">
            <text:p>2.50E+5</text:p>
          </table:table-cell>
          <table:table-cell table:formula="of:=[.B358]/0.772" office:value-type="float" office:value="324454.717507989">
            <text:p>3.24E+5</text:p>
          </table:table-cell>
          <table:table-cell table:formula="of:=LOG([.A358];[.$D$1])" office:value-type="float" office:value="247.611734895463">
            <text:p>247.6117348955</text:p>
          </table:table-cell>
          <table:table-cell table:formula="of:=FLOOR([.D358];1)" office:value-type="float" office:value="247">
            <text:p>247</text:p>
          </table:table-cell>
          <table:table-cell table:formula="of:=[.E358]+([.C358]-POWER(2;[.E358]))/(POWER(2;[.E358]+1)-POWER(2;[.E358]))" office:value-type="float" office:value="246">
            <text:p>246</text:p>
          </table:table-cell>
          <table:table-cell table:formula="of:=3735/LN([.B358]/0.772)-273" office:value-type="float" office:value="21.3285312853625">
            <text:p>21</text:p>
          </table:table-cell>
          <table:table-cell table:formula="of:=FLOOR(-38.4*[.D358]/LOG(EXP(1);[.$D$1])+431.5;1)" office:value-type="float" office:value="19">
            <text:p>19</text:p>
          </table:table-cell>
        </table:table-row>
        <table:table-row table:style-name="ro2">
          <table:table-cell office:value-type="float" office:value="45696">
            <text:p>45696</text:p>
          </table:table-cell>
          <table:table-cell table:formula="of:=470000/(65536*2/[.A359]-1)" office:value-type="float" office:value="251559.220389805">
            <text:p>2.52E+5</text:p>
          </table:table-cell>
          <table:table-cell table:formula="of:=[.B359]/0.772" office:value-type="float" office:value="325853.912422027">
            <text:p>3.26E+5</text:p>
          </table:table-cell>
          <table:table-cell table:formula="of:=LOG([.A359];[.$D$1])" office:value-type="float" office:value="247.676484224466">
            <text:p>247.6764842245</text:p>
          </table:table-cell>
          <table:table-cell table:formula="of:=FLOOR([.D359];1)" office:value-type="float" office:value="247">
            <text:p>247</text:p>
          </table:table-cell>
          <table:table-cell table:formula="of:=[.E359]+([.C359]-POWER(2;[.E359]))/(POWER(2;[.E359]+1)-POWER(2;[.E359]))" office:value-type="float" office:value="246">
            <text:p>246</text:p>
          </table:table-cell>
          <table:table-cell table:formula="of:=3735/LN([.B359]/0.772)-273" office:value-type="float" office:value="21.2287575478107">
            <text:p>21</text:p>
          </table:table-cell>
          <table:table-cell table:formula="of:=FLOOR(-38.4*[.D359]/LOG(EXP(1);[.$D$1])+431.5;1)" office:value-type="float" office:value="19">
            <text:p>19</text:p>
          </table:table-cell>
        </table:table-row>
        <table:table-row table:style-name="ro2">
          <table:table-cell office:value-type="float" office:value="45824">
            <text:p>45824</text:p>
          </table:table-cell>
          <table:table-cell table:formula="of:=470000/(65536*2/[.A360]-1)" office:value-type="float" office:value="252642.642642643">
            <text:p>2.53E+5</text:p>
          </table:table-cell>
          <table:table-cell table:formula="of:=[.B360]/0.772" office:value-type="float" office:value="327257.309122594">
            <text:p>3.27E+5</text:p>
          </table:table-cell>
          <table:table-cell table:formula="of:=LOG([.A360];[.$D$1])" office:value-type="float" office:value="247.741052436229">
            <text:p>247.7410524362</text:p>
          </table:table-cell>
          <table:table-cell table:formula="of:=FLOOR([.D360];1)" office:value-type="float" office:value="247">
            <text:p>247</text:p>
          </table:table-cell>
          <table:table-cell table:formula="of:=[.E360]+([.C360]-POWER(2;[.E360]))/(POWER(2;[.E360]+1)-POWER(2;[.E360]))" office:value-type="float" office:value="246">
            <text:p>246</text:p>
          </table:table-cell>
          <table:table-cell table:formula="of:=3735/LN([.B360]/0.772)-273" office:value-type="float" office:value="21.1291811079338">
            <text:p>21</text:p>
          </table:table-cell>
          <table:table-cell table:formula="of:=FLOOR(-38.4*[.D360]/LOG(EXP(1);[.$D$1])+431.5;1)" office:value-type="float" office:value="19">
            <text:p>19</text:p>
          </table:table-cell>
        </table:table-row>
        <table:table-row table:style-name="ro2">
          <table:table-cell office:value-type="float" office:value="45952">
            <text:p>45952</text:p>
          </table:table-cell>
          <table:table-cell table:formula="of:=470000/(65536*2/[.A361]-1)" office:value-type="float" office:value="253729.323308271">
            <text:p>2.54E+5</text:p>
          </table:table-cell>
          <table:table-cell table:formula="of:=[.B361]/0.772" office:value-type="float" office:value="328664.926565117">
            <text:p>3.29E+5</text:p>
          </table:table-cell>
          <table:table-cell table:formula="of:=LOG([.A361];[.$D$1])" office:value-type="float" office:value="247.805440541169">
            <text:p>247.8054405412</text:p>
          </table:table-cell>
          <table:table-cell table:formula="of:=FLOOR([.D361];1)" office:value-type="float" office:value="247">
            <text:p>247</text:p>
          </table:table-cell>
          <table:table-cell table:formula="of:=[.E361]+([.C361]-POWER(2;[.E361]))/(POWER(2;[.E361]+1)-POWER(2;[.E361]))" office:value-type="float" office:value="246">
            <text:p>246</text:p>
          </table:table-cell>
          <table:table-cell table:formula="of:=3735/LN([.B361]/0.772)-273" office:value-type="float" office:value="21.0298004642556">
            <text:p>21</text:p>
          </table:table-cell>
          <table:table-cell table:formula="of:=FLOOR(-38.4*[.D361]/LOG(EXP(1);[.$D$1])+431.5;1)" office:value-type="float" office:value="19">
            <text:p>19</text:p>
          </table:table-cell>
        </table:table-row>
        <table:table-row table:style-name="ro2">
          <table:table-cell office:value-type="float" office:value="46080">
            <text:p>46080</text:p>
          </table:table-cell>
          <table:table-cell table:formula="of:=470000/(65536*2/[.A362]-1)" office:value-type="float" office:value="254819.277108434">
            <text:p>2.55E+5</text:p>
          </table:table-cell>
          <table:table-cell table:formula="of:=[.B362]/0.772" office:value-type="float" office:value="330076.783819215">
            <text:p>3.30E+5</text:p>
          </table:table-cell>
          <table:table-cell table:formula="of:=LOG([.A362];[.$D$1])" office:value-type="float" office:value="247.869649541275">
            <text:p>247.8696495413</text:p>
          </table:table-cell>
          <table:table-cell table:formula="of:=FLOOR([.D362];1)" office:value-type="float" office:value="247">
            <text:p>247</text:p>
          </table:table-cell>
          <table:table-cell table:formula="of:=[.E362]+([.C362]-POWER(2;[.E362]))/(POWER(2;[.E362]+1)-POWER(2;[.E362]))" office:value-type="float" office:value="246">
            <text:p>246</text:p>
          </table:table-cell>
          <table:table-cell table:formula="of:=3735/LN([.B362]/0.772)-273" office:value-type="float" office:value="20.9306141271693">
            <text:p>21</text:p>
          </table:table-cell>
          <table:table-cell table:formula="of:=FLOOR(-38.4*[.D362]/LOG(EXP(1);[.$D$1])+431.5;1)" office:value-type="float" office:value="19">
            <text:p>19</text:p>
          </table:table-cell>
        </table:table-row>
        <table:table-row table:style-name="ro2">
          <table:table-cell office:value-type="float" office:value="46208">
            <text:p>46208</text:p>
          </table:table-cell>
          <table:table-cell table:formula="of:=470000/(65536*2/[.A363]-1)" office:value-type="float" office:value="255912.518853695">
            <text:p>2.56E+5</text:p>
          </table:table-cell>
          <table:table-cell table:formula="of:=[.B363]/0.772" office:value-type="float" office:value="331492.900069554">
            <text:p>3.31E+5</text:p>
          </table:table-cell>
          <table:table-cell table:formula="of:=LOG([.A363];[.$D$1])" office:value-type="float" office:value="247.933680430195">
            <text:p>247.9336804302</text:p>
          </table:table-cell>
          <table:table-cell table:formula="of:=FLOOR([.D363];1)" office:value-type="float" office:value="247">
            <text:p>247</text:p>
          </table:table-cell>
          <table:table-cell table:formula="of:=[.E363]+([.C363]-POWER(2;[.E363]))/(POWER(2;[.E363]+1)-POWER(2;[.E363]))" office:value-type="float" office:value="246">
            <text:p>246</text:p>
          </table:table-cell>
          <table:table-cell table:formula="of:=3735/LN([.B363]/0.772)-273" office:value-type="float" office:value="20.8316206187917">
            <text:p>21</text:p>
          </table:table-cell>
          <table:table-cell table:formula="of:=FLOOR(-38.4*[.D363]/LOG(EXP(1);[.$D$1])+431.5;1)" office:value-type="float" office:value="19">
            <text:p>19</text:p>
          </table:table-cell>
        </table:table-row>
        <table:table-row table:style-name="ro2">
          <table:table-cell office:value-type="float" office:value="46336">
            <text:p>46336</text:p>
          </table:table-cell>
          <table:table-cell table:formula="of:=470000/(65536*2/[.A364]-1)" office:value-type="float" office:value="257009.063444109">
            <text:p>2.57E+5</text:p>
          </table:table-cell>
          <table:table-cell table:formula="of:=[.B364]/0.772" office:value-type="float" office:value="332913.294616721">
            <text:p>3.33E+5</text:p>
          </table:table-cell>
          <table:table-cell table:formula="of:=LOG([.A364];[.$D$1])" office:value-type="float" office:value="247.997534193332">
            <text:p>247.9975341933</text:p>
          </table:table-cell>
          <table:table-cell table:formula="of:=FLOOR([.D364];1)" office:value-type="float" office:value="247">
            <text:p>247</text:p>
          </table:table-cell>
          <table:table-cell table:formula="of:=[.E364]+([.C364]-POWER(2;[.E364]))/(POWER(2;[.E364]+1)-POWER(2;[.E364]))" office:value-type="float" office:value="246">
            <text:p>246</text:p>
          </table:table-cell>
          <table:table-cell table:formula="of:=3735/LN([.B364]/0.772)-273" office:value-type="float" office:value="20.7328184728203">
            <text:p>21</text:p>
          </table:table-cell>
          <table:table-cell table:formula="of:=FLOOR(-38.4*[.D364]/LOG(EXP(1);[.$D$1])+431.5;1)" office:value-type="float" office:value="18">
            <text:p>18</text:p>
          </table:table-cell>
        </table:table-row>
        <table:table-row table:style-name="ro2">
          <table:table-cell office:value-type="float" office:value="46464">
            <text:p>46464</text:p>
          </table:table-cell>
          <table:table-cell table:formula="of:=470000/(65536*2/[.A365]-1)" office:value-type="float" office:value="258108.925869894">
            <text:p>2.58E+5</text:p>
          </table:table-cell>
          <table:table-cell table:formula="of:=[.B365]/0.772" office:value-type="float" office:value="334337.986878101">
            <text:p>3.34E+5</text:p>
          </table:table-cell>
          <table:table-cell table:formula="of:=LOG([.A365];[.$D$1])" office:value-type="float" office:value="248.061211807932">
            <text:p>248.0612118079</text:p>
          </table:table-cell>
          <table:table-cell table:formula="of:=FLOOR([.D365];1)" office:value-type="float" office:value="248">
            <text:p>248</text:p>
          </table:table-cell>
          <table:table-cell table:formula="of:=[.E365]+([.C365]-POWER(2;[.E365]))/(POWER(2;[.E365]+1)-POWER(2;[.E365]))" office:value-type="float" office:value="247">
            <text:p>247</text:p>
          </table:table-cell>
          <table:table-cell table:formula="of:=3735/LN([.B365]/0.772)-273" office:value-type="float" office:value="20.6342062343923">
            <text:p>21</text:p>
          </table:table-cell>
          <table:table-cell table:formula="of:=FLOOR(-38.4*[.D365]/LOG(EXP(1);[.$D$1])+431.5;1)" office:value-type="float" office:value="18">
            <text:p>18</text:p>
          </table:table-cell>
        </table:table-row>
        <table:table-row table:style-name="ro2">
          <table:table-cell office:value-type="float" office:value="46592">
            <text:p>46592</text:p>
          </table:table-cell>
          <table:table-cell table:formula="of:=470000/(65536*2/[.A366]-1)" office:value-type="float" office:value="259212.121212121">
            <text:p>2.59E+5</text:p>
          </table:table-cell>
          <table:table-cell table:formula="of:=[.B366]/0.772" office:value-type="float" office:value="335766.996388758">
            <text:p>3.36E+5</text:p>
          </table:table-cell>
          <table:table-cell table:formula="of:=LOG([.A366];[.$D$1])" office:value-type="float" office:value="248.12471424318">
            <text:p>248.1247142432</text:p>
          </table:table-cell>
          <table:table-cell table:formula="of:=FLOOR([.D366];1)" office:value-type="float" office:value="248">
            <text:p>248</text:p>
          </table:table-cell>
          <table:table-cell table:formula="of:=[.E366]+([.C366]-POWER(2;[.E366]))/(POWER(2;[.E366]+1)-POWER(2;[.E366]))" office:value-type="float" office:value="247">
            <text:p>247</text:p>
          </table:table-cell>
          <table:table-cell table:formula="of:=3735/LN([.B366]/0.772)-273" office:value-type="float" office:value="20.5357824599446">
            <text:p>21</text:p>
          </table:table-cell>
          <table:table-cell table:formula="of:=FLOOR(-38.4*[.D366]/LOG(EXP(1);[.$D$1])+431.5;1)" office:value-type="float" office:value="18">
            <text:p>18</text:p>
          </table:table-cell>
        </table:table-row>
        <table:table-row table:style-name="ro2">
          <table:table-cell office:value-type="float" office:value="46720">
            <text:p>46720</text:p>
          </table:table-cell>
          <table:table-cell table:formula="of:=470000/(65536*2/[.A367]-1)" office:value-type="float" office:value="260318.664643399">
            <text:p>2.60E+5</text:p>
          </table:table-cell>
          <table:table-cell table:formula="of:=[.B367]/0.772" office:value-type="float" office:value="337200.34280233">
            <text:p>3.37E+5</text:p>
          </table:table-cell>
          <table:table-cell table:formula="of:=LOG([.A367];[.$D$1])" office:value-type="float" office:value="248.188042460279">
            <text:p>248.1880424603</text:p>
          </table:table-cell>
          <table:table-cell table:formula="of:=FLOOR([.D367];1)" office:value-type="float" office:value="248">
            <text:p>248</text:p>
          </table:table-cell>
          <table:table-cell table:formula="of:=[.E367]+([.C367]-POWER(2;[.E367]))/(POWER(2;[.E367]+1)-POWER(2;[.E367]))" office:value-type="float" office:value="247">
            <text:p>247</text:p>
          </table:table-cell>
          <table:table-cell table:formula="of:=3735/LN([.B367]/0.772)-273" office:value-type="float" office:value="20.4375457170774">
            <text:p>20</text:p>
          </table:table-cell>
          <table:table-cell table:formula="of:=FLOOR(-38.4*[.D367]/LOG(EXP(1);[.$D$1])+431.5;1)" office:value-type="float" office:value="18">
            <text:p>18</text:p>
          </table:table-cell>
        </table:table-row>
        <table:table-row table:style-name="ro2">
          <table:table-cell office:value-type="float" office:value="46848">
            <text:p>46848</text:p>
          </table:table-cell>
          <table:table-cell table:formula="of:=470000/(65536*2/[.A368]-1)" office:value-type="float" office:value="261428.571428571">
            <text:p>2.61E+5</text:p>
          </table:table-cell>
          <table:table-cell table:formula="of:=[.B368]/0.772" office:value-type="float" office:value="338638.045891932">
            <text:p>3.39E+5</text:p>
          </table:table-cell>
          <table:table-cell table:formula="of:=LOG([.A368];[.$D$1])" office:value-type="float" office:value="248.251197412545">
            <text:p>248.2511974125</text:p>
          </table:table-cell>
          <table:table-cell table:formula="of:=FLOOR([.D368];1)" office:value-type="float" office:value="248">
            <text:p>248</text:p>
          </table:table-cell>
          <table:table-cell table:formula="of:=[.E368]+([.C368]-POWER(2;[.E368]))/(POWER(2;[.E368]+1)-POWER(2;[.E368]))" office:value-type="float" office:value="247">
            <text:p>247</text:p>
          </table:table-cell>
          <table:table-cell table:formula="of:=3735/LN([.B368]/0.772)-273" office:value-type="float" office:value="20.339494584418">
            <text:p>20</text:p>
          </table:table-cell>
          <table:table-cell table:formula="of:=FLOOR(-38.4*[.D368]/LOG(EXP(1);[.$D$1])+431.5;1)" office:value-type="float" office:value="18">
            <text:p>18</text:p>
          </table:table-cell>
        </table:table-row>
        <table:table-row table:style-name="ro2">
          <table:table-cell office:value-type="float" office:value="46976">
            <text:p>46976</text:p>
          </table:table-cell>
          <table:table-cell table:formula="of:=470000/(65536*2/[.A369]-1)" office:value-type="float" office:value="262541.856925419">
            <text:p>2.63E+5</text:p>
          </table:table-cell>
          <table:table-cell table:formula="of:=[.B369]/0.772" office:value-type="float" office:value="340080.12555106">
            <text:p>3.40E+5</text:p>
          </table:table-cell>
          <table:table-cell table:formula="of:=LOG([.A369];[.$D$1])" office:value-type="float" office:value="248.314180045492">
            <text:p>248.3141800455</text:p>
          </table:table-cell>
          <table:table-cell table:formula="of:=FLOOR([.D369];1)" office:value-type="float" office:value="248">
            <text:p>248</text:p>
          </table:table-cell>
          <table:table-cell table:formula="of:=[.E369]+([.C369]-POWER(2;[.E369]))/(POWER(2;[.E369]+1)-POWER(2;[.E369]))" office:value-type="float" office:value="247">
            <text:p>247</text:p>
          </table:table-cell>
          <table:table-cell table:formula="of:=3735/LN([.B369]/0.772)-273" office:value-type="float" office:value="20.2416276514876">
            <text:p>20</text:p>
          </table:table-cell>
          <table:table-cell table:formula="of:=FLOOR(-38.4*[.D369]/LOG(EXP(1);[.$D$1])+431.5;1)" office:value-type="float" office:value="18">
            <text:p>18</text:p>
          </table:table-cell>
        </table:table-row>
        <table:table-row table:style-name="ro2">
          <table:table-cell office:value-type="float" office:value="47104">
            <text:p>47104</text:p>
          </table:table-cell>
          <table:table-cell table:formula="of:=470000/(65536*2/[.A370]-1)" office:value-type="float" office:value="263658.536585366">
            <text:p>2.64E+5</text:p>
          </table:table-cell>
          <table:table-cell table:formula="of:=[.B370]/0.772" office:value-type="float" office:value="341526.601794515">
            <text:p>3.42E+5</text:p>
          </table:table-cell>
          <table:table-cell table:formula="of:=LOG([.A370];[.$D$1])" office:value-type="float" office:value="248.376991296913">
            <text:p>248.3769912969</text:p>
          </table:table-cell>
          <table:table-cell table:formula="of:=FLOOR([.D370];1)" office:value-type="float" office:value="248">
            <text:p>248</text:p>
          </table:table-cell>
          <table:table-cell table:formula="of:=[.E370]+([.C370]-POWER(2;[.E370]))/(POWER(2;[.E370]+1)-POWER(2;[.E370]))" office:value-type="float" office:value="247">
            <text:p>247</text:p>
          </table:table-cell>
          <table:table-cell table:formula="of:=3735/LN([.B370]/0.772)-273" office:value-type="float" office:value="20.1439435185693">
            <text:p>20</text:p>
          </table:table-cell>
          <table:table-cell table:formula="of:=FLOOR(-38.4*[.D370]/LOG(EXP(1);[.$D$1])+431.5;1)" office:value-type="float" office:value="18">
            <text:p>18</text:p>
          </table:table-cell>
        </table:table-row>
        <table:table-row table:style-name="ro2">
          <table:table-cell office:value-type="float" office:value="47232">
            <text:p>47232</text:p>
          </table:table-cell>
          <table:table-cell table:formula="of:=470000/(65536*2/[.A371]-1)" office:value-type="float" office:value="264778.625954198">
            <text:p>2.65E+5</text:p>
          </table:table-cell>
          <table:table-cell table:formula="of:=[.B371]/0.772" office:value-type="float" office:value="342977.494759324">
            <text:p>3.43E+5</text:p>
          </table:table-cell>
          <table:table-cell table:formula="of:=LOG([.A371];[.$D$1])" office:value-type="float" office:value="248.439632096967">
            <text:p>248.439632097</text:p>
          </table:table-cell>
          <table:table-cell table:formula="of:=FLOOR([.D371];1)" office:value-type="float" office:value="248">
            <text:p>248</text:p>
          </table:table-cell>
          <table:table-cell table:formula="of:=[.E371]+([.C371]-POWER(2;[.E371]))/(POWER(2;[.E371]+1)-POWER(2;[.E371]))" office:value-type="float" office:value="247">
            <text:p>247</text:p>
          </table:table-cell>
          <table:table-cell table:formula="of:=3735/LN([.B371]/0.772)-273" office:value-type="float" office:value="20.0464407965781">
            <text:p>20</text:p>
          </table:table-cell>
          <table:table-cell table:formula="of:=FLOOR(-38.4*[.D371]/LOG(EXP(1);[.$D$1])+431.5;1)" office:value-type="float" office:value="18">
            <text:p>18</text:p>
          </table:table-cell>
        </table:table-row>
        <table:table-row table:style-name="ro2">
          <table:table-cell office:value-type="float" office:value="47360">
            <text:p>47360</text:p>
          </table:table-cell>
          <table:table-cell table:formula="of:=470000/(65536*2/[.A372]-1)" office:value-type="float" office:value="265902.140672783">
            <text:p>2.66E+5</text:p>
          </table:table-cell>
          <table:table-cell table:formula="of:=[.B372]/0.772" office:value-type="float" office:value="344432.824705677">
            <text:p>3.44E+5</text:p>
          </table:table-cell>
          <table:table-cell table:formula="of:=LOG([.A372];[.$D$1])" office:value-type="float" office:value="248.502103368261">
            <text:p>248.5021033683</text:p>
          </table:table-cell>
          <table:table-cell table:formula="of:=FLOOR([.D372];1)" office:value-type="float" office:value="248">
            <text:p>248</text:p>
          </table:table-cell>
          <table:table-cell table:formula="of:=[.E372]+([.C372]-POWER(2;[.E372]))/(POWER(2;[.E372]+1)-POWER(2;[.E372]))" office:value-type="float" office:value="247">
            <text:p>247</text:p>
          </table:table-cell>
          <table:table-cell table:formula="of:=3735/LN([.B372]/0.772)-273" office:value-type="float" office:value="19.9491181069326">
            <text:p>20</text:p>
          </table:table-cell>
          <table:table-cell table:formula="of:=FLOOR(-38.4*[.D372]/LOG(EXP(1);[.$D$1])+431.5;1)" office:value-type="float" office:value="18">
            <text:p>18</text:p>
          </table:table-cell>
        </table:table-row>
        <table:table-row table:style-name="ro2">
          <table:table-cell office:value-type="float" office:value="47488">
            <text:p>47488</text:p>
          </table:table-cell>
          <table:table-cell table:formula="of:=470000/(65536*2/[.A373]-1)" office:value-type="float" office:value="267029.096477795">
            <text:p>2.67E+5</text:p>
          </table:table-cell>
          <table:table-cell table:formula="of:=[.B373]/0.772" office:value-type="float" office:value="345892.612017869">
            <text:p>3.46E+5</text:p>
          </table:table-cell>
          <table:table-cell table:formula="of:=LOG([.A373];[.$D$1])" office:value-type="float" office:value="248.564406025933">
            <text:p>248.5644060259</text:p>
          </table:table-cell>
          <table:table-cell table:formula="of:=FLOOR([.D373];1)" office:value-type="float" office:value="248">
            <text:p>248</text:p>
          </table:table-cell>
          <table:table-cell table:formula="of:=[.E373]+([.C373]-POWER(2;[.E373]))/(POWER(2;[.E373]+1)-POWER(2;[.E373]))" office:value-type="float" office:value="247">
            <text:p>247</text:p>
          </table:table-cell>
          <table:table-cell table:formula="of:=3735/LN([.B373]/0.772)-273" office:value-type="float" office:value="19.8519740814293">
            <text:p>20</text:p>
          </table:table-cell>
          <table:table-cell table:formula="of:=FLOOR(-38.4*[.D373]/LOG(EXP(1);[.$D$1])+431.5;1)" office:value-type="float" office:value="17">
            <text:p>17</text:p>
          </table:table-cell>
        </table:table-row>
        <table:table-row table:style-name="ro2">
          <table:table-cell office:value-type="float" office:value="47616">
            <text:p>47616</text:p>
          </table:table-cell>
          <table:table-cell table:formula="of:=470000/(65536*2/[.A374]-1)" office:value-type="float" office:value="268159.509202454">
            <text:p>2.68E+5</text:p>
          </table:table-cell>
          <table:table-cell table:formula="of:=[.B374]/0.772" office:value-type="float" office:value="347356.877205251">
            <text:p>3.47E+5</text:p>
          </table:table-cell>
          <table:table-cell table:formula="of:=LOG([.A374];[.$D$1])" office:value-type="float" office:value="248.626540977729">
            <text:p>248.6265409777</text:p>
          </table:table-cell>
          <table:table-cell table:formula="of:=FLOOR([.D374];1)" office:value-type="float" office:value="248">
            <text:p>248</text:p>
          </table:table-cell>
          <table:table-cell table:formula="of:=[.E374]+([.C374]-POWER(2;[.E374]))/(POWER(2;[.E374]+1)-POWER(2;[.E374]))" office:value-type="float" office:value="247">
            <text:p>247</text:p>
          </table:table-cell>
          <table:table-cell table:formula="of:=3735/LN([.B374]/0.772)-273" office:value-type="float" office:value="19.7550073621163">
            <text:p>20</text:p>
          </table:table-cell>
          <table:table-cell table:formula="of:=FLOOR(-38.4*[.D374]/LOG(EXP(1);[.$D$1])+431.5;1)" office:value-type="float" office:value="17">
            <text:p>17</text:p>
          </table:table-cell>
        </table:table-row>
        <table:table-row table:style-name="ro2">
          <table:table-cell office:value-type="float" office:value="47744">
            <text:p>47744</text:p>
          </table:table-cell>
          <table:table-cell table:formula="of:=470000/(65536*2/[.A375]-1)" office:value-type="float" office:value="269293.394777266">
            <text:p>2.69E+5</text:p>
          </table:table-cell>
          <table:table-cell table:formula="of:=[.B375]/0.772" office:value-type="float" office:value="348825.640903194">
            <text:p>3.49E+5</text:p>
          </table:table-cell>
          <table:table-cell table:formula="of:=LOG([.A375];[.$D$1])" office:value-type="float" office:value="248.688509124084">
            <text:p>248.6885091241</text:p>
          </table:table-cell>
          <table:table-cell table:formula="of:=FLOOR([.D375];1)" office:value-type="float" office:value="248">
            <text:p>248</text:p>
          </table:table-cell>
          <table:table-cell table:formula="of:=[.E375]+([.C375]-POWER(2;[.E375]))/(POWER(2;[.E375]+1)-POWER(2;[.E375]))" office:value-type="float" office:value="247">
            <text:p>247</text:p>
          </table:table-cell>
          <table:table-cell table:formula="of:=3735/LN([.B375]/0.772)-273" office:value-type="float" office:value="19.6582166011716">
            <text:p>20</text:p>
          </table:table-cell>
          <table:table-cell table:formula="of:=FLOOR(-38.4*[.D375]/LOG(EXP(1);[.$D$1])+431.5;1)" office:value-type="float" office:value="17">
            <text:p>17</text:p>
          </table:table-cell>
        </table:table-row>
        <table:table-row table:style-name="ro2">
          <table:table-cell office:value-type="float" office:value="47872">
            <text:p>47872</text:p>
          </table:table-cell>
          <table:table-cell table:formula="of:=470000/(65536*2/[.A376]-1)" office:value-type="float" office:value="270430.769230769">
            <text:p>2.70E+5</text:p>
          </table:table-cell>
          <table:table-cell table:formula="of:=[.B376]/0.772" office:value-type="float" office:value="350298.923874053">
            <text:p>3.50E+5</text:p>
          </table:table-cell>
          <table:table-cell table:formula="of:=LOG([.A376];[.$D$1])" office:value-type="float" office:value="248.750311358203">
            <text:p>248.7503113582</text:p>
          </table:table-cell>
          <table:table-cell table:formula="of:=FLOOR([.D376];1)" office:value-type="float" office:value="248">
            <text:p>248</text:p>
          </table:table-cell>
          <table:table-cell table:formula="of:=[.E376]+([.C376]-POWER(2;[.E376]))/(POWER(2;[.E376]+1)-POWER(2;[.E376]))" office:value-type="float" office:value="247">
            <text:p>247</text:p>
          </table:table-cell>
          <table:table-cell table:formula="of:=3735/LN([.B376]/0.772)-273" office:value-type="float" office:value="19.5616004607809">
            <text:p>20</text:p>
          </table:table-cell>
          <table:table-cell table:formula="of:=FLOOR(-38.4*[.D376]/LOG(EXP(1);[.$D$1])+431.5;1)" office:value-type="float" office:value="17">
            <text:p>17</text:p>
          </table:table-cell>
        </table:table-row>
        <table:table-row table:style-name="ro2">
          <table:table-cell office:value-type="float" office:value="48000">
            <text:p>48000</text:p>
          </table:table-cell>
          <table:table-cell table:formula="of:=470000/(65536*2/[.A377]-1)" office:value-type="float" office:value="271571.648690293">
            <text:p>2.72E+5</text:p>
          </table:table-cell>
          <table:table-cell table:formula="of:=[.B377]/0.772" office:value-type="float" office:value="351776.747008151">
            <text:p>3.52E+5</text:p>
          </table:table-cell>
          <table:table-cell table:formula="of:=LOG([.A377];[.$D$1])" office:value-type="float" office:value="248.811948566132">
            <text:p>248.8119485661</text:p>
          </table:table-cell>
          <table:table-cell table:formula="of:=FLOOR([.D377];1)" office:value-type="float" office:value="248">
            <text:p>248</text:p>
          </table:table-cell>
          <table:table-cell table:formula="of:=[.E377]+([.C377]-POWER(2;[.E377]))/(POWER(2;[.E377]+1)-POWER(2;[.E377]))" office:value-type="float" office:value="247">
            <text:p>247</text:p>
          </table:table-cell>
          <table:table-cell table:formula="of:=3735/LN([.B377]/0.772)-273" office:value-type="float" office:value="19.4651576130178">
            <text:p>19</text:p>
          </table:table-cell>
          <table:table-cell table:formula="of:=FLOOR(-38.4*[.D377]/LOG(EXP(1);[.$D$1])+431.5;1)" office:value-type="float" office:value="17">
            <text:p>17</text:p>
          </table:table-cell>
        </table:table-row>
        <table:table-row table:style-name="ro2">
          <table:table-cell office:value-type="float" office:value="48128">
            <text:p>48128</text:p>
          </table:table-cell>
          <table:table-cell table:formula="of:=470000/(65536*2/[.A378]-1)" office:value-type="float" office:value="272716.049382716">
            <text:p>2.73E+5</text:p>
          </table:table-cell>
          <table:table-cell table:formula="of:=[.B378]/0.772" office:value-type="float" office:value="353259.131324762">
            <text:p>3.53E+5</text:p>
          </table:table-cell>
          <table:table-cell table:formula="of:=LOG([.A378];[.$D$1])" office:value-type="float" office:value="248.873421626843">
            <text:p>248.8734216268</text:p>
          </table:table-cell>
          <table:table-cell table:formula="of:=FLOOR([.D378];1)" office:value-type="float" office:value="248">
            <text:p>248</text:p>
          </table:table-cell>
          <table:table-cell table:formula="of:=[.E378]+([.C378]-POWER(2;[.E378]))/(POWER(2;[.E378]+1)-POWER(2;[.E378]))" office:value-type="float" office:value="247">
            <text:p>247</text:p>
          </table:table-cell>
          <table:table-cell table:formula="of:=3735/LN([.B378]/0.772)-273" office:value-type="float" office:value="19.3688867397258">
            <text:p>19</text:p>
          </table:table-cell>
          <table:table-cell table:formula="of:=FLOOR(-38.4*[.D378]/LOG(EXP(1);[.$D$1])+431.5;1)" office:value-type="float" office:value="17">
            <text:p>17</text:p>
          </table:table-cell>
        </table:table-row>
        <table:table-row table:style-name="ro2">
          <table:table-cell office:value-type="float" office:value="48256">
            <text:p>48256</text:p>
          </table:table-cell>
          <table:table-cell table:formula="of:=470000/(65536*2/[.A379]-1)" office:value-type="float" office:value="273863.98763524">
            <text:p>2.74E+5</text:p>
          </table:table-cell>
          <table:table-cell table:formula="of:=[.B379]/0.772" office:value-type="float" office:value="354746.097973108">
            <text:p>3.55E+5</text:p>
          </table:table-cell>
          <table:table-cell table:formula="of:=LOG([.A379];[.$D$1])" office:value-type="float" office:value="248.934731412299">
            <text:p>248.9347314123</text:p>
          </table:table-cell>
          <table:table-cell table:formula="of:=FLOOR([.D379];1)" office:value-type="float" office:value="248">
            <text:p>248</text:p>
          </table:table-cell>
          <table:table-cell table:formula="of:=[.E379]+([.C379]-POWER(2;[.E379]))/(POWER(2;[.E379]+1)-POWER(2;[.E379]))" office:value-type="float" office:value="247">
            <text:p>247</text:p>
          </table:table-cell>
          <table:table-cell table:formula="of:=3735/LN([.B379]/0.772)-273" office:value-type="float" office:value="19.2727865324014">
            <text:p>19</text:p>
          </table:table-cell>
          <table:table-cell table:formula="of:=FLOOR(-38.4*[.D379]/LOG(EXP(1);[.$D$1])+431.5;1)" office:value-type="float" office:value="17">
            <text:p>17</text:p>
          </table:table-cell>
        </table:table-row>
        <table:table-row table:style-name="ro2">
          <table:table-cell office:value-type="float" office:value="48384">
            <text:p>48384</text:p>
          </table:table-cell>
          <table:table-cell table:formula="of:=470000/(65536*2/[.A380]-1)" office:value-type="float" office:value="275015.479876161">
            <text:p>2.75E+5</text:p>
          </table:table-cell>
          <table:table-cell table:formula="of:=[.B380]/0.772" office:value-type="float" office:value="356237.668233369">
            <text:p>3.56E+5</text:p>
          </table:table-cell>
          <table:table-cell table:formula="of:=LOG([.A380];[.$D$1])" office:value-type="float" office:value="248.995878787538">
            <text:p>248.9958787875</text:p>
          </table:table-cell>
          <table:table-cell table:formula="of:=FLOOR([.D380];1)" office:value-type="float" office:value="248">
            <text:p>248</text:p>
          </table:table-cell>
          <table:table-cell table:formula="of:=[.E380]+([.C380]-POWER(2;[.E380]))/(POWER(2;[.E380]+1)-POWER(2;[.E380]))" office:value-type="float" office:value="247">
            <text:p>247</text:p>
          </table:table-cell>
          <table:table-cell table:formula="of:=3735/LN([.B380]/0.772)-273" office:value-type="float" office:value="19.1768556920787">
            <text:p>19</text:p>
          </table:table-cell>
          <table:table-cell table:formula="of:=FLOOR(-38.4*[.D380]/LOG(EXP(1);[.$D$1])+431.5;1)" office:value-type="float" office:value="17">
            <text:p>17</text:p>
          </table:table-cell>
        </table:table-row>
        <table:table-row table:style-name="ro2">
          <table:table-cell office:value-type="float" office:value="48512">
            <text:p>48512</text:p>
          </table:table-cell>
          <table:table-cell table:formula="of:=470000/(65536*2/[.A381]-1)" office:value-type="float" office:value="276170.542635659">
            <text:p>2.76E+5</text:p>
          </table:table-cell>
          <table:table-cell table:formula="of:=[.B381]/0.772" office:value-type="float" office:value="357733.863517693">
            <text:p>3.58E+5</text:p>
          </table:table-cell>
          <table:table-cell table:formula="of:=LOG([.A381];[.$D$1])" office:value-type="float" office:value="249.056864610738">
            <text:p>249.0568646107</text:p>
          </table:table-cell>
          <table:table-cell table:formula="of:=FLOOR([.D381];1)" office:value-type="float" office:value="249">
            <text:p>249</text:p>
          </table:table-cell>
          <table:table-cell table:formula="of:=[.E381]+([.C381]-POWER(2;[.E381]))/(POWER(2;[.E381]+1)-POWER(2;[.E381]))" office:value-type="float" office:value="248">
            <text:p>248</text:p>
          </table:table-cell>
          <table:table-cell table:formula="of:=3735/LN([.B381]/0.772)-273" office:value-type="float" office:value="19.0810929292165">
            <text:p>19</text:p>
          </table:table-cell>
          <table:table-cell table:formula="of:=FLOOR(-38.4*[.D381]/LOG(EXP(1);[.$D$1])+431.5;1)" office:value-type="float" office:value="17">
            <text:p>17</text:p>
          </table:table-cell>
        </table:table-row>
        <table:table-row table:style-name="ro2">
          <table:table-cell office:value-type="float" office:value="48640">
            <text:p>48640</text:p>
          </table:table-cell>
          <table:table-cell table:formula="of:=470000/(65536*2/[.A382]-1)" office:value-type="float" office:value="277329.192546584">
            <text:p>2.77E+5</text:p>
          </table:table-cell>
          <table:table-cell table:formula="of:=[.B382]/0.772" office:value-type="float" office:value="359234.705371223">
            <text:p>3.59E+5</text:p>
          </table:table-cell>
          <table:table-cell table:formula="of:=LOG([.A382];[.$D$1])" office:value-type="float" office:value="249.117689733296">
            <text:p>249.1176897333</text:p>
          </table:table-cell>
          <table:table-cell table:formula="of:=FLOOR([.D382];1)" office:value-type="float" office:value="249">
            <text:p>249</text:p>
          </table:table-cell>
          <table:table-cell table:formula="of:=[.E382]+([.C382]-POWER(2;[.E382]))/(POWER(2;[.E382]+1)-POWER(2;[.E382]))" office:value-type="float" office:value="248">
            <text:p>248</text:p>
          </table:table-cell>
          <table:table-cell table:formula="of:=3735/LN([.B382]/0.772)-273" office:value-type="float" office:value="18.9854969635852">
            <text:p>19</text:p>
          </table:table-cell>
          <table:table-cell table:formula="of:=FLOOR(-38.4*[.D382]/LOG(EXP(1);[.$D$1])+431.5;1)" office:value-type="float" office:value="17">
            <text:p>17</text:p>
          </table:table-cell>
        </table:table-row>
        <table:table-row table:style-name="ro2">
          <table:table-cell office:value-type="float" office:value="48768">
            <text:p>48768</text:p>
          </table:table-cell>
          <table:table-cell table:formula="of:=470000/(65536*2/[.A383]-1)" office:value-type="float" office:value="278491.446345257">
            <text:p>2.78E+5</text:p>
          </table:table-cell>
          <table:table-cell table:formula="of:=[.B383]/0.772" office:value-type="float" office:value="360740.21547313">
            <text:p>3.61E+5</text:p>
          </table:table-cell>
          <table:table-cell table:formula="of:=LOG([.A383];[.$D$1])" office:value-type="float" office:value="249.178354999894">
            <text:p>249.1783549999</text:p>
          </table:table-cell>
          <table:table-cell table:formula="of:=FLOOR([.D383];1)" office:value-type="float" office:value="249">
            <text:p>249</text:p>
          </table:table-cell>
          <table:table-cell table:formula="of:=[.E383]+([.C383]-POWER(2;[.E383]))/(POWER(2;[.E383]+1)-POWER(2;[.E383]))" office:value-type="float" office:value="248">
            <text:p>248</text:p>
          </table:table-cell>
          <table:table-cell table:formula="of:=3735/LN([.B383]/0.772)-273" office:value-type="float" office:value="18.8900665241567">
            <text:p>19</text:p>
          </table:table-cell>
          <table:table-cell table:formula="of:=FLOOR(-38.4*[.D383]/LOG(EXP(1);[.$D$1])+431.5;1)" office:value-type="float" office:value="16">
            <text:p>16</text:p>
          </table:table-cell>
        </table:table-row>
        <table:table-row table:style-name="ro2">
          <table:table-cell office:value-type="float" office:value="48896">
            <text:p>48896</text:p>
          </table:table-cell>
          <table:table-cell table:formula="of:=470000/(65536*2/[.A384]-1)" office:value-type="float" office:value="279657.320872274">
            <text:p>2.80E+5</text:p>
          </table:table-cell>
          <table:table-cell table:formula="of:=[.B384]/0.772" office:value-type="float" office:value="362250.415637661">
            <text:p>3.62E+5</text:p>
          </table:table-cell>
          <table:table-cell table:formula="of:=LOG([.A384];[.$D$1])" office:value-type="float" office:value="249.238861248572">
            <text:p>249.2388612486</text:p>
          </table:table-cell>
          <table:table-cell table:formula="of:=FLOOR([.D384];1)" office:value-type="float" office:value="249">
            <text:p>249</text:p>
          </table:table-cell>
          <table:table-cell table:formula="of:=[.E384]+([.C384]-POWER(2;[.E384]))/(POWER(2;[.E384]+1)-POWER(2;[.E384]))" office:value-type="float" office:value="248">
            <text:p>248</text:p>
          </table:table-cell>
          <table:table-cell table:formula="of:=3735/LN([.B384]/0.772)-273" office:value-type="float" office:value="18.7948003489951">
            <text:p>19</text:p>
          </table:table-cell>
          <table:table-cell table:formula="of:=FLOOR(-38.4*[.D384]/LOG(EXP(1);[.$D$1])+431.5;1)" office:value-type="float" office:value="16">
            <text:p>16</text:p>
          </table:table-cell>
        </table:table-row>
        <table:table-row table:style-name="ro2">
          <table:table-cell office:value-type="float" office:value="49024">
            <text:p>49024</text:p>
          </table:table-cell>
          <table:table-cell table:formula="of:=470000/(65536*2/[.A385]-1)" office:value-type="float" office:value="280826.833073323">
            <text:p>2.81E+5</text:p>
          </table:table-cell>
          <table:table-cell table:formula="of:=[.B385]/0.772" office:value-type="float" office:value="363765.327815185">
            <text:p>3.64E+5</text:p>
          </table:table-cell>
          <table:table-cell table:formula="of:=LOG([.A385];[.$D$1])" office:value-type="float" office:value="249.2992093108">
            <text:p>249.2992093108</text:p>
          </table:table-cell>
          <table:table-cell table:formula="of:=FLOOR([.D385];1)" office:value-type="float" office:value="249">
            <text:p>249</text:p>
          </table:table-cell>
          <table:table-cell table:formula="of:=[.E385]+([.C385]-POWER(2;[.E385]))/(POWER(2;[.E385]+1)-POWER(2;[.E385]))" office:value-type="float" office:value="248">
            <text:p>248</text:p>
          </table:table-cell>
          <table:table-cell table:formula="of:=3735/LN([.B385]/0.772)-273" office:value-type="float" office:value="18.6996971851484">
            <text:p>19</text:p>
          </table:table-cell>
          <table:table-cell table:formula="of:=FLOOR(-38.4*[.D385]/LOG(EXP(1);[.$D$1])+431.5;1)" office:value-type="float" office:value="16">
            <text:p>16</text:p>
          </table:table-cell>
        </table:table-row>
        <table:table-row table:style-name="ro2">
          <table:table-cell office:value-type="float" office:value="49152">
            <text:p>49152</text:p>
          </table:table-cell>
          <table:table-cell table:formula="of:=470000/(65536*2/[.A386]-1)" office:value-type="float" office:value="282000">
            <text:p>2.82E+5</text:p>
          </table:table-cell>
          <table:table-cell table:formula="of:=[.B386]/0.772" office:value-type="float" office:value="365284.974093264">
            <text:p>3.65E+5</text:p>
          </table:table-cell>
          <table:table-cell table:formula="of:=LOG([.A386];[.$D$1])" office:value-type="float" office:value="249.359400011539">
            <text:p>249.3594000115</text:p>
          </table:table-cell>
          <table:table-cell table:formula="of:=FLOOR([.D386];1)" office:value-type="float" office:value="249">
            <text:p>249</text:p>
          </table:table-cell>
          <table:table-cell table:formula="of:=[.E386]+([.C386]-POWER(2;[.E386]))/(POWER(2;[.E386]+1)-POWER(2;[.E386]))" office:value-type="float" office:value="248">
            <text:p>248</text:p>
          </table:table-cell>
          <table:table-cell table:formula="of:=3735/LN([.B386]/0.772)-273" office:value-type="float" office:value="18.6047557885429">
            <text:p>19</text:p>
          </table:table-cell>
          <table:table-cell table:formula="of:=FLOOR(-38.4*[.D386]/LOG(EXP(1);[.$D$1])+431.5;1)" office:value-type="float" office:value="16">
            <text:p>16</text:p>
          </table:table-cell>
        </table:table-row>
        <table:table-row table:style-name="ro2">
          <table:table-cell office:value-type="float" office:value="49280">
            <text:p>49280</text:p>
          </table:table-cell>
          <table:table-cell table:formula="of:=470000/(65536*2/[.A387]-1)" office:value-type="float" office:value="283176.838810642">
            <text:p>2.83E+5</text:p>
          </table:table-cell>
          <table:table-cell table:formula="of:=[.B387]/0.772" office:value-type="float" office:value="366809.376697722">
            <text:p>3.67E+5</text:p>
          </table:table-cell>
          <table:table-cell table:formula="of:=LOG([.A387];[.$D$1])" office:value-type="float" office:value="249.419434169317">
            <text:p>249.4194341693</text:p>
          </table:table-cell>
          <table:table-cell table:formula="of:=FLOOR([.D387];1)" office:value-type="float" office:value="249">
            <text:p>249</text:p>
          </table:table-cell>
          <table:table-cell table:formula="of:=[.E387]+([.C387]-POWER(2;[.E387]))/(POWER(2;[.E387]+1)-POWER(2;[.E387]))" office:value-type="float" office:value="248">
            <text:p>248</text:p>
          </table:table-cell>
          <table:table-cell table:formula="of:=3735/LN([.B387]/0.772)-273" office:value-type="float" office:value="18.509974923877">
            <text:p>19</text:p>
          </table:table-cell>
          <table:table-cell table:formula="of:=FLOOR(-38.4*[.D387]/LOG(EXP(1);[.$D$1])+431.5;1)" office:value-type="float" office:value="16">
            <text:p>16</text:p>
          </table:table-cell>
        </table:table-row>
        <table:table-row table:style-name="ro2">
          <table:table-cell office:value-type="float" office:value="49408">
            <text:p>49408</text:p>
          </table:table-cell>
          <table:table-cell table:formula="of:=470000/(65536*2/[.A388]-1)" office:value-type="float" office:value="284357.36677116">
            <text:p>2.84E+5</text:p>
          </table:table-cell>
          <table:table-cell table:formula="of:=[.B388]/0.772" office:value-type="float" office:value="368338.55799373">
            <text:p>3.68E+5</text:p>
          </table:table-cell>
          <table:table-cell table:formula="of:=LOG([.A388];[.$D$1])" office:value-type="float" office:value="249.47931259629">
            <text:p>249.4793125963</text:p>
          </table:table-cell>
          <table:table-cell table:formula="of:=FLOOR([.D388];1)" office:value-type="float" office:value="249">
            <text:p>249</text:p>
          </table:table-cell>
          <table:table-cell table:formula="of:=[.E388]+([.C388]-POWER(2;[.E388]))/(POWER(2;[.E388]+1)-POWER(2;[.E388]))" office:value-type="float" office:value="248">
            <text:p>248</text:p>
          </table:table-cell>
          <table:table-cell table:formula="of:=3735/LN([.B388]/0.772)-273" office:value-type="float" office:value="18.4153533645184">
            <text:p>18</text:p>
          </table:table-cell>
          <table:table-cell table:formula="of:=FLOOR(-38.4*[.D388]/LOG(EXP(1);[.$D$1])+431.5;1)" office:value-type="float" office:value="16">
            <text:p>16</text:p>
          </table:table-cell>
        </table:table-row>
        <table:table-row table:style-name="ro2">
          <table:table-cell office:value-type="float" office:value="49536">
            <text:p>49536</text:p>
          </table:table-cell>
          <table:table-cell table:formula="of:=470000/(65536*2/[.A389]-1)" office:value-type="float" office:value="285541.601255887">
            <text:p>2.86E+5</text:p>
          </table:table-cell>
          <table:table-cell table:formula="of:=[.B389]/0.772" office:value-type="float" office:value="369872.5404869">
            <text:p>3.70E+5</text:p>
          </table:table-cell>
          <table:table-cell table:formula="of:=LOG([.A389];[.$D$1])" office:value-type="float" office:value="249.539036098311">
            <text:p>249.5390360983</text:p>
          </table:table-cell>
          <table:table-cell table:formula="of:=FLOOR([.D389];1)" office:value-type="float" office:value="249">
            <text:p>249</text:p>
          </table:table-cell>
          <table:table-cell table:formula="of:=[.E389]+([.C389]-POWER(2;[.E389]))/(POWER(2;[.E389]+1)-POWER(2;[.E389]))" office:value-type="float" office:value="248">
            <text:p>248</text:p>
          </table:table-cell>
          <table:table-cell table:formula="of:=3735/LN([.B389]/0.772)-273" office:value-type="float" office:value="18.3208898924011">
            <text:p>18</text:p>
          </table:table-cell>
          <table:table-cell table:formula="of:=FLOOR(-38.4*[.D389]/LOG(EXP(1);[.$D$1])+431.5;1)" office:value-type="float" office:value="16">
            <text:p>16</text:p>
          </table:table-cell>
        </table:table-row>
        <table:table-row table:style-name="ro2">
          <table:table-cell office:value-type="float" office:value="49664">
            <text:p>49664</text:p>
          </table:table-cell>
          <table:table-cell table:formula="of:=470000/(65536*2/[.A390]-1)" office:value-type="float" office:value="286729.559748428">
            <text:p>2.87E+5</text:p>
          </table:table-cell>
          <table:table-cell table:formula="of:=[.B390]/0.772" office:value-type="float" office:value="371411.346824388">
            <text:p>3.71E+5</text:p>
          </table:table-cell>
          <table:table-cell table:formula="of:=LOG([.A390];[.$D$1])" office:value-type="float" office:value="249.598605474995">
            <text:p>249.598605475</text:p>
          </table:table-cell>
          <table:table-cell table:formula="of:=FLOOR([.D390];1)" office:value-type="float" office:value="249">
            <text:p>249</text:p>
          </table:table-cell>
          <table:table-cell table:formula="of:=[.E390]+([.C390]-POWER(2;[.E390]))/(POWER(2;[.E390]+1)-POWER(2;[.E390]))" office:value-type="float" office:value="248">
            <text:p>248</text:p>
          </table:table-cell>
          <table:table-cell table:formula="of:=3735/LN([.B390]/0.772)-273" office:value-type="float" office:value="18.2265832979247">
            <text:p>18</text:p>
          </table:table-cell>
          <table:table-cell table:formula="of:=FLOOR(-38.4*[.D390]/LOG(EXP(1);[.$D$1])+431.5;1)" office:value-type="float" office:value="16">
            <text:p>16</text:p>
          </table:table-cell>
        </table:table-row>
        <table:table-row table:style-name="ro2">
          <table:table-cell office:value-type="float" office:value="49792">
            <text:p>49792</text:p>
          </table:table-cell>
          <table:table-cell table:formula="of:=470000/(65536*2/[.A391]-1)" office:value-type="float" office:value="287921.25984252">
            <text:p>2.88E+5</text:p>
          </table:table-cell>
          <table:table-cell table:formula="of:=[.B391]/0.772" office:value-type="float" office:value="372954.99979601">
            <text:p>3.73E+5</text:p>
          </table:table-cell>
          <table:table-cell table:formula="of:=LOG([.A391];[.$D$1])" office:value-type="float" office:value="249.65802151978">
            <text:p>249.6580215198</text:p>
          </table:table-cell>
          <table:table-cell table:formula="of:=FLOOR([.D391];1)" office:value-type="float" office:value="249">
            <text:p>249</text:p>
          </table:table-cell>
          <table:table-cell table:formula="of:=[.E391]+([.C391]-POWER(2;[.E391]))/(POWER(2;[.E391]+1)-POWER(2;[.E391]))" office:value-type="float" office:value="248">
            <text:p>248</text:p>
          </table:table-cell>
          <table:table-cell table:formula="of:=3735/LN([.B391]/0.772)-273" office:value-type="float" office:value="18.132432379854">
            <text:p>18</text:p>
          </table:table-cell>
          <table:table-cell table:formula="of:=FLOOR(-38.4*[.D391]/LOG(EXP(1);[.$D$1])+431.5;1)" office:value-type="float" office:value="16">
            <text:p>16</text:p>
          </table:table-cell>
        </table:table-row>
        <table:table-row table:style-name="ro2">
          <table:table-cell office:value-type="float" office:value="49920">
            <text:p>49920</text:p>
          </table:table-cell>
          <table:table-cell table:formula="of:=470000/(65536*2/[.A392]-1)" office:value-type="float" office:value="289116.719242902">
            <text:p>2.89E+5</text:p>
          </table:table-cell>
          <table:table-cell table:formula="of:=[.B392]/0.772" office:value-type="float" office:value="374503.522335366">
            <text:p>3.75E+5</text:p>
          </table:table-cell>
          <table:table-cell table:formula="of:=LOG([.A392];[.$D$1])" office:value-type="float" office:value="249.717285019994">
            <text:p>249.71728502</text:p>
          </table:table-cell>
          <table:table-cell table:formula="of:=FLOOR([.D392];1)" office:value-type="float" office:value="249">
            <text:p>249</text:p>
          </table:table-cell>
          <table:table-cell table:formula="of:=[.E392]+([.C392]-POWER(2;[.E392]))/(POWER(2;[.E392]+1)-POWER(2;[.E392]))" office:value-type="float" office:value="248">
            <text:p>248</text:p>
          </table:table-cell>
          <table:table-cell table:formula="of:=3735/LN([.B392]/0.772)-273" office:value-type="float" office:value="18.0384359452211">
            <text:p>18</text:p>
          </table:table-cell>
          <table:table-cell table:formula="of:=FLOOR(-38.4*[.D392]/LOG(EXP(1);[.$D$1])+431.5;1)" office:value-type="float" office:value="16">
            <text:p>16</text:p>
          </table:table-cell>
        </table:table-row>
        <table:table-row table:style-name="ro2">
          <table:table-cell office:value-type="float" office:value="50048">
            <text:p>50048</text:p>
          </table:table-cell>
          <table:table-cell table:formula="of:=470000/(65536*2/[.A393]-1)" office:value-type="float" office:value="290315.955766193">
            <text:p>2.90E+5</text:p>
          </table:table-cell>
          <table:table-cell table:formula="of:=[.B393]/0.772" office:value-type="float" office:value="376056.937520975">
            <text:p>3.76E+5</text:p>
          </table:table-cell>
          <table:table-cell table:formula="of:=LOG([.A393];[.$D$1])" office:value-type="float" office:value="249.776396756918">
            <text:p>249.7763967569</text:p>
          </table:table-cell>
          <table:table-cell table:formula="of:=FLOOR([.D393];1)" office:value-type="float" office:value="249">
            <text:p>249</text:p>
          </table:table-cell>
          <table:table-cell table:formula="of:=[.E393]+([.C393]-POWER(2;[.E393]))/(POWER(2;[.E393]+1)-POWER(2;[.E393]))" office:value-type="float" office:value="248">
            <text:p>248</text:p>
          </table:table-cell>
          <table:table-cell table:formula="of:=3735/LN([.B393]/0.772)-273" office:value-type="float" office:value="17.9445928092275">
            <text:p>18</text:p>
          </table:table-cell>
          <table:table-cell table:formula="of:=FLOOR(-38.4*[.D393]/LOG(EXP(1);[.$D$1])+431.5;1)" office:value-type="float" office:value="15">
            <text:p>15</text:p>
          </table:table-cell>
        </table:table-row>
        <table:table-row table:style-name="ro2">
          <table:table-cell office:value-type="float" office:value="50176">
            <text:p>50176</text:p>
          </table:table-cell>
          <table:table-cell table:formula="of:=470000/(65536*2/[.A394]-1)" office:value-type="float" office:value="291518.987341772">
            <text:p>2.92E+5</text:p>
          </table:table-cell>
          <table:table-cell table:formula="of:=[.B394]/0.772" office:value-type="float" office:value="377615.268577425">
            <text:p>3.78E+5</text:p>
          </table:table-cell>
          <table:table-cell table:formula="of:=LOG([.A394];[.$D$1])" office:value-type="float" office:value="249.835357505844">
            <text:p>249.8353575058</text:p>
          </table:table-cell>
          <table:table-cell table:formula="of:=FLOOR([.D394];1)" office:value-type="float" office:value="249">
            <text:p>249</text:p>
          </table:table-cell>
          <table:table-cell table:formula="of:=[.E394]+([.C394]-POWER(2;[.E394]))/(POWER(2;[.E394]+1)-POWER(2;[.E394]))" office:value-type="float" office:value="248">
            <text:p>248</text:p>
          </table:table-cell>
          <table:table-cell table:formula="of:=3735/LN([.B394]/0.772)-273" office:value-type="float" office:value="17.8509017951483">
            <text:p>18</text:p>
          </table:table-cell>
          <table:table-cell table:formula="of:=FLOOR(-38.4*[.D394]/LOG(EXP(1);[.$D$1])+431.5;1)" office:value-type="float" office:value="15">
            <text:p>15</text:p>
          </table:table-cell>
        </table:table-row>
        <table:table-row table:style-name="ro2">
          <table:table-cell office:value-type="float" office:value="50304">
            <text:p>50304</text:p>
          </table:table-cell>
          <table:table-cell table:formula="of:=470000/(65536*2/[.A395]-1)" office:value-type="float" office:value="292725.832012678">
            <text:p>2.93E+5</text:p>
          </table:table-cell>
          <table:table-cell table:formula="of:=[.B395]/0.772" office:value-type="float" office:value="379178.538876526">
            <text:p>3.79E+5</text:p>
          </table:table-cell>
          <table:table-cell table:formula="of:=LOG([.A395];[.$D$1])" office:value-type="float" office:value="249.894168036138">
            <text:p>249.8941680361</text:p>
          </table:table-cell>
          <table:table-cell table:formula="of:=FLOOR([.D395];1)" office:value-type="float" office:value="249">
            <text:p>249</text:p>
          </table:table-cell>
          <table:table-cell table:formula="of:=[.E395]+([.C395]-POWER(2;[.E395]))/(POWER(2;[.E395]+1)-POWER(2;[.E395]))" office:value-type="float" office:value="248">
            <text:p>248</text:p>
          </table:table-cell>
          <table:table-cell table:formula="of:=3735/LN([.B395]/0.772)-273" office:value-type="float" office:value="17.757361734237">
            <text:p>18</text:p>
          </table:table-cell>
          <table:table-cell table:formula="of:=FLOOR(-38.4*[.D395]/LOG(EXP(1);[.$D$1])+431.5;1)" office:value-type="float" office:value="15">
            <text:p>15</text:p>
          </table:table-cell>
        </table:table-row>
        <table:table-row table:style-name="ro2">
          <table:table-cell office:value-type="float" office:value="50432">
            <text:p>50432</text:p>
          </table:table-cell>
          <table:table-cell table:formula="of:=470000/(65536*2/[.A396]-1)" office:value-type="float" office:value="293936.507936508">
            <text:p>2.94E+5</text:p>
          </table:table-cell>
          <table:table-cell table:formula="of:=[.B396]/0.772" office:value-type="float" office:value="380746.771938482">
            <text:p>3.81E+5</text:p>
          </table:table-cell>
          <table:table-cell table:formula="of:=LOG([.A396];[.$D$1])" office:value-type="float" office:value="249.952829111302">
            <text:p>249.9528291113</text:p>
          </table:table-cell>
          <table:table-cell table:formula="of:=FLOOR([.D396];1)" office:value-type="float" office:value="249">
            <text:p>249</text:p>
          </table:table-cell>
          <table:table-cell table:formula="of:=[.E396]+([.C396]-POWER(2;[.E396]))/(POWER(2;[.E396]+1)-POWER(2;[.E396]))" office:value-type="float" office:value="248">
            <text:p>248</text:p>
          </table:table-cell>
          <table:table-cell table:formula="of:=3735/LN([.B396]/0.772)-273" office:value-type="float" office:value="17.663971465632">
            <text:p>18</text:p>
          </table:table-cell>
          <table:table-cell table:formula="of:=FLOOR(-38.4*[.D396]/LOG(EXP(1);[.$D$1])+431.5;1)" office:value-type="float" office:value="15">
            <text:p>15</text:p>
          </table:table-cell>
        </table:table-row>
        <table:table-row table:style-name="ro2">
          <table:table-cell office:value-type="float" office:value="50560">
            <text:p>50560</text:p>
          </table:table-cell>
          <table:table-cell table:formula="of:=470000/(65536*2/[.A397]-1)" office:value-type="float" office:value="295151.033386327">
            <text:p>2.95E+5</text:p>
          </table:table-cell>
          <table:table-cell table:formula="of:=[.B397]/0.772" office:value-type="float" office:value="382319.991433067">
            <text:p>3.82E+5</text:p>
          </table:table-cell>
          <table:table-cell table:formula="of:=LOG([.A397];[.$D$1])" office:value-type="float" office:value="250.011341489032">
            <text:p>250.011341489</text:p>
          </table:table-cell>
          <table:table-cell table:formula="of:=FLOOR([.D397];1)" office:value-type="float" office:value="250">
            <text:p>250</text:p>
          </table:table-cell>
          <table:table-cell table:formula="of:=[.E397]+([.C397]-POWER(2;[.E397]))/(POWER(2;[.E397]+1)-POWER(2;[.E397]))" office:value-type="float" office:value="249">
            <text:p>249</text:p>
          </table:table-cell>
          <table:table-cell table:formula="of:=3735/LN([.B397]/0.772)-273" office:value-type="float" office:value="17.5707298362638">
            <text:p>18</text:p>
          </table:table-cell>
          <table:table-cell table:formula="of:=FLOOR(-38.4*[.D397]/LOG(EXP(1);[.$D$1])+431.5;1)" office:value-type="float" office:value="15">
            <text:p>15</text:p>
          </table:table-cell>
        </table:table-row>
        <table:table-row table:style-name="ro2">
          <table:table-cell office:value-type="float" office:value="50688">
            <text:p>50688</text:p>
          </table:table-cell>
          <table:table-cell table:formula="of:=470000/(65536*2/[.A398]-1)" office:value-type="float" office:value="296369.426751592">
            <text:p>2.96E+5</text:p>
          </table:table-cell>
          <table:table-cell table:formula="of:=[.B398]/0.772" office:value-type="float" office:value="383898.221180819">
            <text:p>3.84E+5</text:p>
          </table:table-cell>
          <table:table-cell table:formula="of:=LOG([.A398];[.$D$1])" office:value-type="float" office:value="250.069705921274">
            <text:p>250.0697059213</text:p>
          </table:table-cell>
          <table:table-cell table:formula="of:=FLOOR([.D398];1)" office:value-type="float" office:value="250">
            <text:p>250</text:p>
          </table:table-cell>
          <table:table-cell table:formula="of:=[.E398]+([.C398]-POWER(2;[.E398]))/(POWER(2;[.E398]+1)-POWER(2;[.E398]))" office:value-type="float" office:value="249">
            <text:p>249</text:p>
          </table:table-cell>
          <table:table-cell table:formula="of:=3735/LN([.B398]/0.772)-273" office:value-type="float" office:value="17.4776357007639">
            <text:p>17</text:p>
          </table:table-cell>
          <table:table-cell table:formula="of:=FLOOR(-38.4*[.D398]/LOG(EXP(1);[.$D$1])+431.5;1)" office:value-type="float" office:value="15">
            <text:p>15</text:p>
          </table:table-cell>
        </table:table-row>
        <table:table-row table:style-name="ro2">
          <table:table-cell office:value-type="float" office:value="50816">
            <text:p>50816</text:p>
          </table:table-cell>
          <table:table-cell table:formula="of:=470000/(65536*2/[.A399]-1)" office:value-type="float" office:value="297591.706539075">
            <text:p>2.98E+5</text:p>
          </table:table-cell>
          <table:table-cell table:formula="of:=[.B399]/0.772" office:value-type="float" office:value="385481.485154242">
            <text:p>3.85E+5</text:p>
          </table:table-cell>
          <table:table-cell table:formula="of:=LOG([.A399];[.$D$1])" office:value-type="float" office:value="250.127923154288">
            <text:p>250.1279231543</text:p>
          </table:table-cell>
          <table:table-cell table:formula="of:=FLOOR([.D399];1)" office:value-type="float" office:value="250">
            <text:p>250</text:p>
          </table:table-cell>
          <table:table-cell table:formula="of:=[.E399]+([.C399]-POWER(2;[.E399]))/(POWER(2;[.E399]+1)-POWER(2;[.E399]))" office:value-type="float" office:value="249">
            <text:p>249</text:p>
          </table:table-cell>
          <table:table-cell table:formula="of:=3735/LN([.B399]/0.772)-273" office:value-type="float" office:value="17.384687921374">
            <text:p>17</text:p>
          </table:table-cell>
          <table:table-cell table:formula="of:=FLOOR(-38.4*[.D399]/LOG(EXP(1);[.$D$1])+431.5;1)" office:value-type="float" office:value="15">
            <text:p>15</text:p>
          </table:table-cell>
        </table:table-row>
        <table:table-row table:style-name="ro2">
          <table:table-cell office:value-type="float" office:value="50944">
            <text:p>50944</text:p>
          </table:table-cell>
          <table:table-cell table:formula="of:=470000/(65536*2/[.A400]-1)" office:value-type="float" office:value="298817.891373802">
            <text:p>2.99E+5</text:p>
          </table:table-cell>
          <table:table-cell table:formula="of:=[.B400]/0.772" office:value-type="float" office:value="387069.807479018">
            <text:p>3.87E+5</text:p>
          </table:table-cell>
          <table:table-cell table:formula="of:=LOG([.A400];[.$D$1])" office:value-type="float" office:value="250.185993928699">
            <text:p>250.1859939287</text:p>
          </table:table-cell>
          <table:table-cell table:formula="of:=FLOOR([.D400];1)" office:value-type="float" office:value="250">
            <text:p>250</text:p>
          </table:table-cell>
          <table:table-cell table:formula="of:=[.E400]+([.C400]-POWER(2;[.E400]))/(POWER(2;[.E400]+1)-POWER(2;[.E400]))" office:value-type="float" office:value="249">
            <text:p>249</text:p>
          </table:table-cell>
          <table:table-cell table:formula="of:=3735/LN([.B400]/0.772)-273" office:value-type="float" office:value="17.2918853678571">
            <text:p>17</text:p>
          </table:table-cell>
          <table:table-cell table:formula="of:=FLOOR(-38.4*[.D400]/LOG(EXP(1);[.$D$1])+431.5;1)" office:value-type="float" office:value="15">
            <text:p>15</text:p>
          </table:table-cell>
        </table:table-row>
        <table:table-row table:style-name="ro2">
          <table:table-cell office:value-type="float" office:value="51072">
            <text:p>51072</text:p>
          </table:table-cell>
          <table:table-cell table:formula="of:=470000/(65536*2/[.A401]-1)" office:value-type="float" office:value="300048">
            <text:p>3.00E+5</text:p>
          </table:table-cell>
          <table:table-cell table:formula="of:=[.B401]/0.772" office:value-type="float" office:value="388663.212435233">
            <text:p>3.89E+5</text:p>
          </table:table-cell>
          <table:table-cell table:formula="of:=LOG([.A401];[.$D$1])" office:value-type="float" office:value="250.243918979558">
            <text:p>250.2439189796</text:p>
          </table:table-cell>
          <table:table-cell table:formula="of:=FLOOR([.D401];1)" office:value-type="float" office:value="250">
            <text:p>250</text:p>
          </table:table-cell>
          <table:table-cell table:formula="of:=[.E401]+([.C401]-POWER(2;[.E401]))/(POWER(2;[.E401]+1)-POWER(2;[.E401]))" office:value-type="float" office:value="249">
            <text:p>249</text:p>
          </table:table-cell>
          <table:table-cell table:formula="of:=3735/LN([.B401]/0.772)-273" office:value-type="float" office:value="17.1992269174093">
            <text:p>17</text:p>
          </table:table-cell>
          <table:table-cell table:formula="of:=FLOOR(-38.4*[.D401]/LOG(EXP(1);[.$D$1])+431.5;1)" office:value-type="float" office:value="15">
            <text:p>15</text:p>
          </table:table-cell>
        </table:table-row>
        <table:table-row table:style-name="ro2">
          <table:table-cell office:value-type="float" office:value="51200">
            <text:p>51200</text:p>
          </table:table-cell>
          <table:table-cell table:formula="of:=470000/(65536*2/[.A402]-1)" office:value-type="float" office:value="301282.051282051">
            <text:p>3.01E+5</text:p>
          </table:table-cell>
          <table:table-cell table:formula="of:=[.B402]/0.772" office:value-type="float" office:value="390261.724458616">
            <text:p>3.90E+5</text:p>
          </table:table-cell>
          <table:table-cell table:formula="of:=LOG([.A402];[.$D$1])" office:value-type="float" office:value="250.301699036396">
            <text:p>250.3016990364</text:p>
          </table:table-cell>
          <table:table-cell table:formula="of:=FLOOR([.D402];1)" office:value-type="float" office:value="250">
            <text:p>250</text:p>
          </table:table-cell>
          <table:table-cell table:formula="of:=[.E402]+([.C402]-POWER(2;[.E402]))/(POWER(2;[.E402]+1)-POWER(2;[.E402]))" office:value-type="float" office:value="249">
            <text:p>249</text:p>
          </table:table-cell>
          <table:table-cell table:formula="of:=3735/LN([.B402]/0.772)-273" office:value-type="float" office:value="17.1067114545727">
            <text:p>17</text:p>
          </table:table-cell>
          <table:table-cell table:formula="of:=FLOOR(-38.4*[.D402]/LOG(EXP(1);[.$D$1])+431.5;1)" office:value-type="float" office:value="15">
            <text:p>15</text:p>
          </table:table-cell>
        </table:table-row>
        <table:table-row table:style-name="ro2">
          <table:table-cell office:value-type="float" office:value="51328">
            <text:p>51328</text:p>
          </table:table-cell>
          <table:table-cell table:formula="of:=470000/(65536*2/[.A403]-1)" office:value-type="float" office:value="302520.064205457">
            <text:p>3.03E+5</text:p>
          </table:table-cell>
          <table:table-cell table:formula="of:=[.B403]/0.772" office:value-type="float" office:value="391865.368141784">
            <text:p>3.92E+5</text:p>
          </table:table-cell>
          <table:table-cell table:formula="of:=LOG([.A403];[.$D$1])" office:value-type="float" office:value="250.359334823279">
            <text:p>250.3593348233</text:p>
          </table:table-cell>
          <table:table-cell table:formula="of:=FLOOR([.D403];1)" office:value-type="float" office:value="250">
            <text:p>250</text:p>
          </table:table-cell>
          <table:table-cell table:formula="of:=[.E403]+([.C403]-POWER(2;[.E403]))/(POWER(2;[.E403]+1)-POWER(2;[.E403]))" office:value-type="float" office:value="249">
            <text:p>249</text:p>
          </table:table-cell>
          <table:table-cell table:formula="of:=3735/LN([.B403]/0.772)-273" office:value-type="float" office:value="17.0143378711494">
            <text:p>17</text:p>
          </table:table-cell>
          <table:table-cell table:formula="of:=FLOOR(-38.4*[.D403]/LOG(EXP(1);[.$D$1])+431.5;1)" office:value-type="float" office:value="15">
            <text:p>15</text:p>
          </table:table-cell>
        </table:table-row>
        <table:table-row table:style-name="ro2">
          <table:table-cell office:value-type="float" office:value="51456">
            <text:p>51456</text:p>
          </table:table-cell>
          <table:table-cell table:formula="of:=470000/(65536*2/[.A404]-1)" office:value-type="float" office:value="303762.057877814">
            <text:p>3.04E+5</text:p>
          </table:table-cell>
          <table:table-cell table:formula="of:=[.B404]/0.772" office:value-type="float" office:value="393474.16823551">
            <text:p>3.93E+5</text:p>
          </table:table-cell>
          <table:table-cell table:formula="of:=LOG([.A404];[.$D$1])" office:value-type="float" office:value="250.416827058863">
            <text:p>250.4168270589</text:p>
          </table:table-cell>
          <table:table-cell table:formula="of:=FLOOR([.D404];1)" office:value-type="float" office:value="250">
            <text:p>250</text:p>
          </table:table-cell>
          <table:table-cell table:formula="of:=[.E404]+([.C404]-POWER(2;[.E404]))/(POWER(2;[.E404]+1)-POWER(2;[.E404]))" office:value-type="float" office:value="249">
            <text:p>249</text:p>
          </table:table-cell>
          <table:table-cell table:formula="of:=3735/LN([.B404]/0.772)-273" office:value-type="float" office:value="16.9221050661164">
            <text:p>17</text:p>
          </table:table-cell>
          <table:table-cell table:formula="of:=FLOOR(-38.4*[.D404]/LOG(EXP(1);[.$D$1])+431.5;1)" office:value-type="float" office:value="14">
            <text:p>14</text:p>
          </table:table-cell>
        </table:table-row>
        <table:table-row table:style-name="ro2">
          <table:table-cell office:value-type="float" office:value="51584">
            <text:p>51584</text:p>
          </table:table-cell>
          <table:table-cell table:formula="of:=470000/(65536*2/[.A405]-1)" office:value-type="float" office:value="305008.051529791">
            <text:p>3.05E+5</text:p>
          </table:table-cell>
          <table:table-cell table:formula="of:=[.B405]/0.772" office:value-type="float" office:value="395088.149649988">
            <text:p>3.95E+5</text:p>
          </table:table-cell>
          <table:table-cell table:formula="of:=LOG([.A405];[.$D$1])" office:value-type="float" office:value="250.474176456448">
            <text:p>250.4741764564</text:p>
          </table:table-cell>
          <table:table-cell table:formula="of:=FLOOR([.D405];1)" office:value-type="float" office:value="250">
            <text:p>250</text:p>
          </table:table-cell>
          <table:table-cell table:formula="of:=[.E405]+([.C405]-POWER(2;[.E405]))/(POWER(2;[.E405]+1)-POWER(2;[.E405]))" office:value-type="float" office:value="249">
            <text:p>249</text:p>
          </table:table-cell>
          <table:table-cell table:formula="of:=3735/LN([.B405]/0.772)-273" office:value-type="float" office:value="16.830011945542">
            <text:p>17</text:p>
          </table:table-cell>
          <table:table-cell table:formula="of:=FLOOR(-38.4*[.D405]/LOG(EXP(1);[.$D$1])+431.5;1)" office:value-type="float" office:value="14">
            <text:p>14</text:p>
          </table:table-cell>
        </table:table-row>
        <table:table-row table:style-name="ro2">
          <table:table-cell office:value-type="float" office:value="51712">
            <text:p>51712</text:p>
          </table:table-cell>
          <table:table-cell table:formula="of:=470000/(65536*2/[.A406]-1)" office:value-type="float" office:value="306258.064516129">
            <text:p>3.06E+5</text:p>
          </table:table-cell>
          <table:table-cell table:formula="of:=[.B406]/0.772" office:value-type="float" office:value="396707.337456126">
            <text:p>3.97E+5</text:p>
          </table:table-cell>
          <table:table-cell table:formula="of:=LOG([.A406];[.$D$1])" office:value-type="float" office:value="250.531383724029">
            <text:p>250.531383724</text:p>
          </table:table-cell>
          <table:table-cell table:formula="of:=FLOOR([.D406];1)" office:value-type="float" office:value="250">
            <text:p>250</text:p>
          </table:table-cell>
          <table:table-cell table:formula="of:=[.E406]+([.C406]-POWER(2;[.E406]))/(POWER(2;[.E406]+1)-POWER(2;[.E406]))" office:value-type="float" office:value="249">
            <text:p>249</text:p>
          </table:table-cell>
          <table:table-cell table:formula="of:=3735/LN([.B406]/0.772)-273" office:value-type="float" office:value="16.7380574225025">
            <text:p>17</text:p>
          </table:table-cell>
          <table:table-cell table:formula="of:=FLOOR(-38.4*[.D406]/LOG(EXP(1);[.$D$1])+431.5;1)" office:value-type="float" office:value="14">
            <text:p>14</text:p>
          </table:table-cell>
        </table:table-row>
        <table:table-row table:style-name="ro2">
          <table:table-cell office:value-type="float" office:value="51840">
            <text:p>51840</text:p>
          </table:table-cell>
          <table:table-cell table:formula="of:=470000/(65536*2/[.A407]-1)" office:value-type="float" office:value="307512.11631664">
            <text:p>3.08E+5</text:p>
          </table:table-cell>
          <table:table-cell table:formula="of:=[.B407]/0.772" office:value-type="float" office:value="398331.756886839">
            <text:p>3.98E+5</text:p>
          </table:table-cell>
          <table:table-cell table:formula="of:=LOG([.A407];[.$D$1])" office:value-type="float" office:value="250.588449564352">
            <text:p>250.5884495644</text:p>
          </table:table-cell>
          <table:table-cell table:formula="of:=FLOOR([.D407];1)" office:value-type="float" office:value="250">
            <text:p>250</text:p>
          </table:table-cell>
          <table:table-cell table:formula="of:=[.E407]+([.C407]-POWER(2;[.E407]))/(POWER(2;[.E407]+1)-POWER(2;[.E407]))" office:value-type="float" office:value="249">
            <text:p>249</text:p>
          </table:table-cell>
          <table:table-cell table:formula="of:=3735/LN([.B407]/0.772)-273" office:value-type="float" office:value="16.6462404170001">
            <text:p>17</text:p>
          </table:table-cell>
          <table:table-cell table:formula="of:=FLOOR(-38.4*[.D407]/LOG(EXP(1);[.$D$1])+431.5;1)" office:value-type="float" office:value="14">
            <text:p>14</text:p>
          </table:table-cell>
        </table:table-row>
        <table:table-row table:style-name="ro2">
          <table:table-cell office:value-type="float" office:value="51968">
            <text:p>51968</text:p>
          </table:table-cell>
          <table:table-cell table:formula="of:=470000/(65536*2/[.A408]-1)" office:value-type="float" office:value="308770.226537217">
            <text:p>3.09E+5</text:p>
          </table:table-cell>
          <table:table-cell table:formula="of:=[.B408]/0.772" office:value-type="float" office:value="399961.433338364">
            <text:p>4.00E+5</text:p>
          </table:table-cell>
          <table:table-cell table:formula="of:=LOG([.A408];[.$D$1])" office:value-type="float" office:value="250.645374674963">
            <text:p>250.645374675</text:p>
          </table:table-cell>
          <table:table-cell table:formula="of:=FLOOR([.D408];1)" office:value-type="float" office:value="250">
            <text:p>250</text:p>
          </table:table-cell>
          <table:table-cell table:formula="of:=[.E408]+([.C408]-POWER(2;[.E408]))/(POWER(2;[.E408]+1)-POWER(2;[.E408]))" office:value-type="float" office:value="249">
            <text:p>249</text:p>
          </table:table-cell>
          <table:table-cell table:formula="of:=3735/LN([.B408]/0.772)-273" office:value-type="float" office:value="16.5545598558826">
            <text:p>17</text:p>
          </table:table-cell>
          <table:table-cell table:formula="of:=FLOOR(-38.4*[.D408]/LOG(EXP(1);[.$D$1])+431.5;1)" office:value-type="float" office:value="14">
            <text:p>14</text:p>
          </table:table-cell>
        </table:table-row>
        <table:table-row table:style-name="ro2">
          <table:table-cell office:value-type="float" office:value="52096">
            <text:p>52096</text:p>
          </table:table-cell>
          <table:table-cell table:formula="of:=470000/(65536*2/[.A409]-1)" office:value-type="float" office:value="310032.414910859">
            <text:p>3.10E+5</text:p>
          </table:table-cell>
          <table:table-cell table:formula="of:=[.B409]/0.772" office:value-type="float" office:value="401596.392371579">
            <text:p>4.02E+5</text:p>
          </table:table-cell>
          <table:table-cell table:formula="of:=LOG([.A409];[.$D$1])" office:value-type="float" office:value="250.70215974826">
            <text:p>250.7021597483</text:p>
          </table:table-cell>
          <table:table-cell table:formula="of:=FLOOR([.D409];1)" office:value-type="float" office:value="250">
            <text:p>250</text:p>
          </table:table-cell>
          <table:table-cell table:formula="of:=[.E409]+([.C409]-POWER(2;[.E409]))/(POWER(2;[.E409]+1)-POWER(2;[.E409]))" office:value-type="float" office:value="249">
            <text:p>249</text:p>
          </table:table-cell>
          <table:table-cell table:formula="of:=3735/LN([.B409]/0.772)-273" office:value-type="float" office:value="16.4630146727624">
            <text:p>16</text:p>
          </table:table-cell>
          <table:table-cell table:formula="of:=FLOOR(-38.4*[.D409]/LOG(EXP(1);[.$D$1])+431.5;1)" office:value-type="float" office:value="14">
            <text:p>14</text:p>
          </table:table-cell>
        </table:table-row>
        <table:table-row table:style-name="ro2">
          <table:table-cell office:value-type="float" office:value="52224">
            <text:p>52224</text:p>
          </table:table-cell>
          <table:table-cell table:formula="of:=470000/(65536*2/[.A410]-1)" office:value-type="float" office:value="311298.701298701">
            <text:p>3.11E+5</text:p>
          </table:table-cell>
          <table:table-cell table:formula="of:=[.B410]/0.772" office:value-type="float" office:value="403236.659713344">
            <text:p>4.03E+5</text:p>
          </table:table-cell>
          <table:table-cell table:formula="of:=LOG([.A410];[.$D$1])" office:value-type="float" office:value="250.758805471544">
            <text:p>250.7588054715</text:p>
          </table:table-cell>
          <table:table-cell table:formula="of:=FLOOR([.D410];1)" office:value-type="float" office:value="250">
            <text:p>250</text:p>
          </table:table-cell>
          <table:table-cell table:formula="of:=[.E410]+([.C410]-POWER(2;[.E410]))/(POWER(2;[.E410]+1)-POWER(2;[.E410]))" office:value-type="float" office:value="249">
            <text:p>249</text:p>
          </table:table-cell>
          <table:table-cell table:formula="of:=3735/LN([.B410]/0.772)-273" office:value-type="float" office:value="16.3716038079383">
            <text:p>16</text:p>
          </table:table-cell>
          <table:table-cell table:formula="of:=FLOOR(-38.4*[.D410]/LOG(EXP(1);[.$D$1])+431.5;1)" office:value-type="float" office:value="14">
            <text:p>14</text:p>
          </table:table-cell>
        </table:table-row>
        <table:table-row table:style-name="ro2">
          <table:table-cell office:value-type="float" office:value="52352">
            <text:p>52352</text:p>
          </table:table-cell>
          <table:table-cell table:formula="of:=470000/(65536*2/[.A411]-1)" office:value-type="float" office:value="312569.105691057">
            <text:p>3.13E+5</text:p>
          </table:table-cell>
          <table:table-cell table:formula="of:=[.B411]/0.772" office:value-type="float" office:value="404882.261257846">
            <text:p>4.05E+5</text:p>
          </table:table-cell>
          <table:table-cell table:formula="of:=LOG([.A411];[.$D$1])" office:value-type="float" office:value="250.815312527068">
            <text:p>250.8153125271</text:p>
          </table:table-cell>
          <table:table-cell table:formula="of:=FLOOR([.D411];1)" office:value-type="float" office:value="250">
            <text:p>250</text:p>
          </table:table-cell>
          <table:table-cell table:formula="of:=[.E411]+([.C411]-POWER(2;[.E411]))/(POWER(2;[.E411]+1)-POWER(2;[.E411]))" office:value-type="float" office:value="249">
            <text:p>249</text:p>
          </table:table-cell>
          <table:table-cell table:formula="of:=3735/LN([.B411]/0.772)-273" office:value-type="float" office:value="16.2803262083165">
            <text:p>16</text:p>
          </table:table-cell>
          <table:table-cell table:formula="of:=FLOOR(-38.4*[.D411]/LOG(EXP(1);[.$D$1])+431.5;1)" office:value-type="float" office:value="14">
            <text:p>14</text:p>
          </table:table-cell>
        </table:table-row>
        <table:table-row table:style-name="ro2">
          <table:table-cell office:value-type="float" office:value="52480">
            <text:p>52480</text:p>
          </table:table-cell>
          <table:table-cell table:formula="of:=470000/(65536*2/[.A412]-1)" office:value-type="float" office:value="313843.648208469">
            <text:p>3.14E+5</text:p>
          </table:table-cell>
          <table:table-cell table:formula="of:=[.B412]/0.772" office:value-type="float" office:value="406533.223067965">
            <text:p>4.07E+5</text:p>
          </table:table-cell>
          <table:table-cell table:formula="of:=LOG([.A412];[.$D$1])" office:value-type="float" office:value="250.871681592088">
            <text:p>250.8716815921</text:p>
          </table:table-cell>
          <table:table-cell table:formula="of:=FLOOR([.D412];1)" office:value-type="float" office:value="250">
            <text:p>250</text:p>
          </table:table-cell>
          <table:table-cell table:formula="of:=[.E412]+([.C412]-POWER(2;[.E412]))/(POWER(2;[.E412]+1)-POWER(2;[.E412]))" office:value-type="float" office:value="249">
            <text:p>249</text:p>
          </table:table-cell>
          <table:table-cell table:formula="of:=3735/LN([.B412]/0.772)-273" office:value-type="float" office:value="16.1891808273341">
            <text:p>16</text:p>
          </table:table-cell>
          <table:table-cell table:formula="of:=FLOOR(-38.4*[.D412]/LOG(EXP(1);[.$D$1])+431.5;1)" office:value-type="float" office:value="14">
            <text:p>14</text:p>
          </table:table-cell>
        </table:table-row>
        <table:table-row table:style-name="ro2">
          <table:table-cell office:value-type="float" office:value="52608">
            <text:p>52608</text:p>
          </table:table-cell>
          <table:table-cell table:formula="of:=470000/(65536*2/[.A413]-1)" office:value-type="float" office:value="315122.349102773">
            <text:p>3.15E+5</text:p>
          </table:table-cell>
          <table:table-cell table:formula="of:=[.B413]/0.772" office:value-type="float" office:value="408189.571376649">
            <text:p>4.08E+5</text:p>
          </table:table-cell>
          <table:table-cell table:formula="of:=LOG([.A413];[.$D$1])" office:value-type="float" office:value="250.927913338907">
            <text:p>250.9279133389</text:p>
          </table:table-cell>
          <table:table-cell table:formula="of:=FLOOR([.D413];1)" office:value-type="float" office:value="250">
            <text:p>250</text:p>
          </table:table-cell>
          <table:table-cell table:formula="of:=[.E413]+([.C413]-POWER(2;[.E413]))/(POWER(2;[.E413]+1)-POWER(2;[.E413]))" office:value-type="float" office:value="249">
            <text:p>249</text:p>
          </table:table-cell>
          <table:table-cell table:formula="of:=3735/LN([.B413]/0.772)-273" office:value-type="float" office:value="16.098166624882">
            <text:p>16</text:p>
          </table:table-cell>
          <table:table-cell table:formula="of:=FLOOR(-38.4*[.D413]/LOG(EXP(1);[.$D$1])+431.5;1)" office:value-type="float" office:value="14">
            <text:p>14</text:p>
          </table:table-cell>
        </table:table-row>
        <table:table-row table:style-name="ro2">
          <table:table-cell office:value-type="float" office:value="52736">
            <text:p>52736</text:p>
          </table:table-cell>
          <table:table-cell table:formula="of:=470000/(65536*2/[.A414]-1)" office:value-type="float" office:value="316405.22875817">
            <text:p>3.16E+5</text:p>
          </table:table-cell>
          <table:table-cell table:formula="of:=[.B414]/0.772" office:value-type="float" office:value="409851.332588303">
            <text:p>4.10E+5</text:p>
          </table:table-cell>
          <table:table-cell table:formula="of:=LOG([.A414];[.$D$1])" office:value-type="float" office:value="250.984008434932">
            <text:p>250.9840084349</text:p>
          </table:table-cell>
          <table:table-cell table:formula="of:=FLOOR([.D414];1)" office:value-type="float" office:value="250">
            <text:p>250</text:p>
          </table:table-cell>
          <table:table-cell table:formula="of:=[.E414]+([.C414]-POWER(2;[.E414]))/(POWER(2;[.E414]+1)-POWER(2;[.E414]))" office:value-type="float" office:value="249">
            <text:p>249</text:p>
          </table:table-cell>
          <table:table-cell table:formula="of:=3735/LN([.B414]/0.772)-273" office:value-type="float" office:value="16.0072825672301">
            <text:p>16</text:p>
          </table:table-cell>
          <table:table-cell table:formula="of:=FLOOR(-38.4*[.D414]/LOG(EXP(1);[.$D$1])+431.5;1)" office:value-type="float" office:value="13">
            <text:p>13</text:p>
          </table:table-cell>
        </table:table-row>
        <table:table-row table:style-name="ro2">
          <table:table-cell office:value-type="float" office:value="52864">
            <text:p>52864</text:p>
          </table:table-cell>
          <table:table-cell table:formula="of:=470000/(65536*2/[.A415]-1)" office:value-type="float" office:value="317692.307692308">
            <text:p>3.18E+5</text:p>
          </table:table-cell>
          <table:table-cell table:formula="of:=[.B415]/0.772" office:value-type="float" office:value="411518.533280191">
            <text:p>4.12E+5</text:p>
          </table:table-cell>
          <table:table-cell table:formula="of:=LOG([.A415];[.$D$1])" office:value-type="float" office:value="251.039967542712">
            <text:p>251.0399675427</text:p>
          </table:table-cell>
          <table:table-cell table:formula="of:=FLOOR([.D415];1)" office:value-type="float" office:value="251">
            <text:p>251</text:p>
          </table:table-cell>
          <table:table-cell table:formula="of:=[.E415]+([.C415]-POWER(2;[.E415]))/(POWER(2;[.E415]+1)-POWER(2;[.E415]))" office:value-type="float" office:value="250">
            <text:p>250</text:p>
          </table:table-cell>
          <table:table-cell table:formula="of:=3735/LN([.B415]/0.772)-273" office:value-type="float" office:value="15.9165276269521">
            <text:p>16</text:p>
          </table:table-cell>
          <table:table-cell table:formula="of:=FLOOR(-38.4*[.D415]/LOG(EXP(1);[.$D$1])+431.5;1)" office:value-type="float" office:value="13">
            <text:p>13</text:p>
          </table:table-cell>
        </table:table-row>
        <table:table-row table:style-name="ro2">
          <table:table-cell office:value-type="float" office:value="52992">
            <text:p>52992</text:p>
          </table:table-cell>
          <table:table-cell table:formula="of:=470000/(65536*2/[.A416]-1)" office:value-type="float" office:value="318983.606557377">
            <text:p>3.19E+5</text:p>
          </table:table-cell>
          <table:table-cell table:formula="of:=[.B416]/0.772" office:value-type="float" office:value="413191.200203856">
            <text:p>4.13E+5</text:p>
          </table:table-cell>
          <table:table-cell table:formula="of:=LOG([.A416];[.$D$1])" office:value-type="float" office:value="251.09579131999">
            <text:p>251.09579132</text:p>
          </table:table-cell>
          <table:table-cell table:formula="of:=FLOOR([.D416];1)" office:value-type="float" office:value="251">
            <text:p>251</text:p>
          </table:table-cell>
          <table:table-cell table:formula="of:=[.E416]+([.C416]-POWER(2;[.E416]))/(POWER(2;[.E416]+1)-POWER(2;[.E416]))" office:value-type="float" office:value="250">
            <text:p>250</text:p>
          </table:table-cell>
          <table:table-cell table:formula="of:=3735/LN([.B416]/0.772)-273" office:value-type="float" office:value="15.8259007828519">
            <text:p>16</text:p>
          </table:table-cell>
          <table:table-cell table:formula="of:=FLOOR(-38.4*[.D416]/LOG(EXP(1);[.$D$1])+431.5;1)" office:value-type="float" office:value="13">
            <text:p>13</text:p>
          </table:table-cell>
        </table:table-row>
        <table:table-row table:style-name="ro2">
          <table:table-cell office:value-type="float" office:value="53120">
            <text:p>53120</text:p>
          </table:table-cell>
          <table:table-cell table:formula="of:=470000/(65536*2/[.A417]-1)" office:value-type="float" office:value="320279.146141215">
            <text:p>3.20E+5</text:p>
          </table:table-cell>
          <table:table-cell table:formula="of:=[.B417]/0.772" office:value-type="float" office:value="414869.360286548">
            <text:p>4.15E+5</text:p>
          </table:table-cell>
          <table:table-cell table:formula="of:=LOG([.A417];[.$D$1])" office:value-type="float" office:value="251.151480419749">
            <text:p>251.1514804197</text:p>
          </table:table-cell>
          <table:table-cell table:formula="of:=FLOOR([.D417];1)" office:value-type="float" office:value="251">
            <text:p>251</text:p>
          </table:table-cell>
          <table:table-cell table:formula="of:=[.E417]+([.C417]-POWER(2;[.E417]))/(POWER(2;[.E417]+1)-POWER(2;[.E417]))" office:value-type="float" office:value="250">
            <text:p>250</text:p>
          </table:table-cell>
          <table:table-cell table:formula="of:=3735/LN([.B417]/0.772)-273" office:value-type="float" office:value="15.735401019891">
            <text:p>16</text:p>
          </table:table-cell>
          <table:table-cell table:formula="of:=FLOOR(-38.4*[.D417]/LOG(EXP(1);[.$D$1])+431.5;1)" office:value-type="float" office:value="13">
            <text:p>13</text:p>
          </table:table-cell>
        </table:table-row>
        <table:table-row table:style-name="ro2">
          <table:table-cell office:value-type="float" office:value="53248">
            <text:p>53248</text:p>
          </table:table-cell>
          <table:table-cell table:formula="of:=470000/(65536*2/[.A418]-1)" office:value-type="float" office:value="321578.947368421">
            <text:p>3.22E+5</text:p>
          </table:table-cell>
          <table:table-cell table:formula="of:=[.B418]/0.772" office:value-type="float" office:value="416553.04063267">
            <text:p>4.17E+5</text:p>
          </table:table-cell>
          <table:table-cell table:formula="of:=LOG([.A418];[.$D$1])" office:value-type="float" office:value="251.207035490258">
            <text:p>251.2070354903</text:p>
          </table:table-cell>
          <table:table-cell table:formula="of:=FLOOR([.D418];1)" office:value-type="float" office:value="251">
            <text:p>251</text:p>
          </table:table-cell>
          <table:table-cell table:formula="of:=[.E418]+([.C418]-POWER(2;[.E418]))/(POWER(2;[.E418]+1)-POWER(2;[.E418]))" office:value-type="float" office:value="250">
            <text:p>250</text:p>
          </table:table-cell>
          <table:table-cell table:formula="of:=3735/LN([.B418]/0.772)-273" office:value-type="float" office:value="15.645027329116">
            <text:p>16</text:p>
          </table:table-cell>
          <table:table-cell table:formula="of:=FLOOR(-38.4*[.D418]/LOG(EXP(1);[.$D$1])+431.5;1)" office:value-type="float" office:value="13">
            <text:p>13</text:p>
          </table:table-cell>
        </table:table-row>
        <table:table-row table:style-name="ro2">
          <table:table-cell office:value-type="float" office:value="53376">
            <text:p>53376</text:p>
          </table:table-cell>
          <table:table-cell table:formula="of:=470000/(65536*2/[.A419]-1)" office:value-type="float" office:value="322883.031301483">
            <text:p>3.23E+5</text:p>
          </table:table-cell>
          <table:table-cell table:formula="of:=[.B419]/0.772" office:value-type="float" office:value="418242.268525237">
            <text:p>4.18E+5</text:p>
          </table:table-cell>
          <table:table-cell table:formula="of:=LOG([.A419];[.$D$1])" office:value-type="float" office:value="251.262457175115">
            <text:p>251.2624571751</text:p>
          </table:table-cell>
          <table:table-cell table:formula="of:=FLOOR([.D419];1)" office:value-type="float" office:value="251">
            <text:p>251</text:p>
          </table:table-cell>
          <table:table-cell table:formula="of:=[.E419]+([.C419]-POWER(2;[.E419]))/(POWER(2;[.E419]+1)-POWER(2;[.E419]))" office:value-type="float" office:value="250">
            <text:p>250</text:p>
          </table:table-cell>
          <table:table-cell table:formula="of:=3735/LN([.B419]/0.772)-273" office:value-type="float" office:value="15.5547787075871">
            <text:p>16</text:p>
          </table:table-cell>
          <table:table-cell table:formula="of:=FLOOR(-38.4*[.D419]/LOG(EXP(1);[.$D$1])+431.5;1)" office:value-type="float" office:value="13">
            <text:p>13</text:p>
          </table:table-cell>
        </table:table-row>
        <table:table-row table:style-name="ro2">
          <table:table-cell office:value-type="float" office:value="53504">
            <text:p>53504</text:p>
          </table:table-cell>
          <table:table-cell table:formula="of:=470000/(65536*2/[.A420]-1)" office:value-type="float" office:value="324191.419141914">
            <text:p>3.24E+5</text:p>
          </table:table-cell>
          <table:table-cell table:formula="of:=[.B420]/0.772" office:value-type="float" office:value="419937.07142735">
            <text:p>4.20E+5</text:p>
          </table:table-cell>
          <table:table-cell table:formula="of:=LOG([.A420];[.$D$1])" office:value-type="float" office:value="251.317746113295">
            <text:p>251.3177461133</text:p>
          </table:table-cell>
          <table:table-cell table:formula="of:=FLOOR([.D420];1)" office:value-type="float" office:value="251">
            <text:p>251</text:p>
          </table:table-cell>
          <table:table-cell table:formula="of:=[.E420]+([.C420]-POWER(2;[.E420]))/(POWER(2;[.E420]+1)-POWER(2;[.E420]))" office:value-type="float" office:value="250">
            <text:p>250</text:p>
          </table:table-cell>
          <table:table-cell table:formula="of:=3735/LN([.B420]/0.772)-273" office:value-type="float" office:value="15.4646541583085">
            <text:p>15</text:p>
          </table:table-cell>
          <table:table-cell table:formula="of:=FLOOR(-38.4*[.D420]/LOG(EXP(1);[.$D$1])+431.5;1)" office:value-type="float" office:value="13">
            <text:p>13</text:p>
          </table:table-cell>
        </table:table-row>
        <table:table-row table:style-name="ro2">
          <table:table-cell office:value-type="float" office:value="53632">
            <text:p>53632</text:p>
          </table:table-cell>
          <table:table-cell table:formula="of:=470000/(65536*2/[.A421]-1)" office:value-type="float" office:value="325504.132231405">
            <text:p>3.26E+5</text:p>
          </table:table-cell>
          <table:table-cell table:formula="of:=[.B421]/0.772" office:value-type="float" office:value="421637.476983685">
            <text:p>4.22E+5</text:p>
          </table:table-cell>
          <table:table-cell table:formula="of:=LOG([.A421];[.$D$1])" office:value-type="float" office:value="251.37290293919">
            <text:p>251.3729029392</text:p>
          </table:table-cell>
          <table:table-cell table:formula="of:=FLOOR([.D421];1)" office:value-type="float" office:value="251">
            <text:p>251</text:p>
          </table:table-cell>
          <table:table-cell table:formula="of:=[.E421]+([.C421]-POWER(2;[.E421]))/(POWER(2;[.E421]+1)-POWER(2;[.E421]))" office:value-type="float" office:value="250">
            <text:p>250</text:p>
          </table:table-cell>
          <table:table-cell table:formula="of:=3735/LN([.B421]/0.772)-273" office:value-type="float" office:value="15.3746526901576">
            <text:p>15</text:p>
          </table:table-cell>
          <table:table-cell table:formula="of:=FLOOR(-38.4*[.D421]/LOG(EXP(1);[.$D$1])+431.5;1)" office:value-type="float" office:value="13">
            <text:p>13</text:p>
          </table:table-cell>
        </table:table-row>
        <table:table-row table:style-name="ro2">
          <table:table-cell office:value-type="float" office:value="53760">
            <text:p>53760</text:p>
          </table:table-cell>
          <table:table-cell table:formula="of:=470000/(65536*2/[.A422]-1)" office:value-type="float" office:value="326821.19205298">
            <text:p>3.27E+5</text:p>
          </table:table-cell>
          <table:table-cell table:formula="of:=[.B422]/0.772" office:value-type="float" office:value="423343.513021995">
            <text:p>4.23E+5</text:p>
          </table:table-cell>
          <table:table-cell table:formula="of:=LOG([.A422];[.$D$1])" office:value-type="float" office:value="251.427928282658">
            <text:p>251.4279282827</text:p>
          </table:table-cell>
          <table:table-cell table:formula="of:=FLOOR([.D422];1)" office:value-type="float" office:value="251">
            <text:p>251</text:p>
          </table:table-cell>
          <table:table-cell table:formula="of:=[.E422]+([.C422]-POWER(2;[.E422]))/(POWER(2;[.E422]+1)-POWER(2;[.E422]))" office:value-type="float" office:value="250">
            <text:p>250</text:p>
          </table:table-cell>
          <table:table-cell table:formula="of:=3735/LN([.B422]/0.772)-273" office:value-type="float" office:value="15.2847733178172">
            <text:p>15</text:p>
          </table:table-cell>
          <table:table-cell table:formula="of:=FLOOR(-38.4*[.D422]/LOG(EXP(1);[.$D$1])+431.5;1)" office:value-type="float" office:value="13">
            <text:p>13</text:p>
          </table:table-cell>
        </table:table-row>
        <table:table-row table:style-name="ro2">
          <table:table-cell office:value-type="float" office:value="53888">
            <text:p>53888</text:p>
          </table:table-cell>
          <table:table-cell table:formula="of:=470000/(65536*2/[.A423]-1)" office:value-type="float" office:value="328142.620232172">
            <text:p>3.28E+5</text:p>
          </table:table-cell>
          <table:table-cell table:formula="of:=[.B423]/0.772" office:value-type="float" office:value="425055.207554628">
            <text:p>4.25E+5</text:p>
          </table:table-cell>
          <table:table-cell table:formula="of:=LOG([.A423];[.$D$1])" office:value-type="float" office:value="251.482822769063">
            <text:p>251.4828227691</text:p>
          </table:table-cell>
          <table:table-cell table:formula="of:=FLOOR([.D423];1)" office:value-type="float" office:value="251">
            <text:p>251</text:p>
          </table:table-cell>
          <table:table-cell table:formula="of:=[.E423]+([.C423]-POWER(2;[.E423]))/(POWER(2;[.E423]+1)-POWER(2;[.E423]))" office:value-type="float" office:value="250">
            <text:p>250</text:p>
          </table:table-cell>
          <table:table-cell table:formula="of:=3735/LN([.B423]/0.772)-273" office:value-type="float" office:value="15.1950150617061">
            <text:p>15</text:p>
          </table:table-cell>
          <table:table-cell table:formula="of:=FLOOR(-38.4*[.D423]/LOG(EXP(1);[.$D$1])+431.5;1)" office:value-type="float" office:value="13">
            <text:p>13</text:p>
          </table:table-cell>
        </table:table-row>
        <table:table-row table:style-name="ro2">
          <table:table-cell office:value-type="float" office:value="54016">
            <text:p>54016</text:p>
          </table:table-cell>
          <table:table-cell table:formula="of:=470000/(65536*2/[.A424]-1)" office:value-type="float" office:value="329468.438538206">
            <text:p>3.29E+5</text:p>
          </table:table-cell>
          <table:table-cell table:formula="of:=[.B424]/0.772" office:value-type="float" office:value="426772.588780059">
            <text:p>4.27E+5</text:p>
          </table:table-cell>
          <table:table-cell table:formula="of:=LOG([.A424];[.$D$1])" office:value-type="float" office:value="251.537587019315">
            <text:p>251.5375870193</text:p>
          </table:table-cell>
          <table:table-cell table:formula="of:=FLOOR([.D424];1)" office:value-type="float" office:value="251">
            <text:p>251</text:p>
          </table:table-cell>
          <table:table-cell table:formula="of:=[.E424]+([.C424]-POWER(2;[.E424]))/(POWER(2;[.E424]+1)-POWER(2;[.E424]))" office:value-type="float" office:value="250">
            <text:p>250</text:p>
          </table:table-cell>
          <table:table-cell table:formula="of:=3735/LN([.B424]/0.772)-273" office:value-type="float" office:value="15.1053769479128">
            <text:p>15</text:p>
          </table:table-cell>
          <table:table-cell table:formula="of:=FLOOR(-38.4*[.D424]/LOG(EXP(1);[.$D$1])+431.5;1)" office:value-type="float" office:value="13">
            <text:p>13</text:p>
          </table:table-cell>
        </table:table-row>
        <table:table-row table:style-name="ro2">
          <table:table-cell office:value-type="float" office:value="54144">
            <text:p>54144</text:p>
          </table:table-cell>
          <table:table-cell table:formula="of:=470000/(65536*2/[.A425]-1)" office:value-type="float" office:value="330798.668885191">
            <text:p>3.31E+5</text:p>
          </table:table-cell>
          <table:table-cell table:formula="of:=[.B425]/0.772" office:value-type="float" office:value="428495.685084445">
            <text:p>4.28E+5</text:p>
          </table:table-cell>
          <table:table-cell table:formula="of:=LOG([.A425];[.$D$1])" office:value-type="float" office:value="251.59222164992">
            <text:p>251.5922216499</text:p>
          </table:table-cell>
          <table:table-cell table:formula="of:=FLOOR([.D425];1)" office:value-type="float" office:value="251">
            <text:p>251</text:p>
          </table:table-cell>
          <table:table-cell table:formula="of:=[.E425]+([.C425]-POWER(2;[.E425]))/(POWER(2;[.E425]+1)-POWER(2;[.E425]))" office:value-type="float" office:value="250">
            <text:p>250</text:p>
          </table:table-cell>
          <table:table-cell table:formula="of:=3735/LN([.B425]/0.772)-273" office:value-type="float" office:value="15.015858008128">
            <text:p>15</text:p>
          </table:table-cell>
          <table:table-cell table:formula="of:=FLOOR(-38.4*[.D425]/LOG(EXP(1);[.$D$1])+431.5;1)" office:value-type="float" office:value="12">
            <text:p>12</text:p>
          </table:table-cell>
        </table:table-row>
        <table:table-row table:style-name="ro2">
          <table:table-cell office:value-type="float" office:value="54272">
            <text:p>54272</text:p>
          </table:table-cell>
          <table:table-cell table:formula="of:=470000/(65536*2/[.A426]-1)" office:value-type="float" office:value="332133.333333333">
            <text:p>3.32E+5</text:p>
          </table:table-cell>
          <table:table-cell table:formula="of:=[.B426]/0.772" office:value-type="float" office:value="430224.525043178">
            <text:p>4.30E+5</text:p>
          </table:table-cell>
          <table:table-cell table:formula="of:=LOG([.A426];[.$D$1])" office:value-type="float" office:value="251.646727273012">
            <text:p>251.646727273</text:p>
          </table:table-cell>
          <table:table-cell table:formula="of:=FLOOR([.D426];1)" office:value-type="float" office:value="251">
            <text:p>251</text:p>
          </table:table-cell>
          <table:table-cell table:formula="of:=[.E426]+([.C426]-POWER(2;[.E426]))/(POWER(2;[.E426]+1)-POWER(2;[.E426]))" office:value-type="float" office:value="250">
            <text:p>250</text:p>
          </table:table-cell>
          <table:table-cell table:formula="of:=3735/LN([.B426]/0.772)-273" office:value-type="float" office:value="14.9264572795794">
            <text:p>15</text:p>
          </table:table-cell>
          <table:table-cell table:formula="of:=FLOOR(-38.4*[.D426]/LOG(EXP(1);[.$D$1])+431.5;1)" office:value-type="float" office:value="12">
            <text:p>12</text:p>
          </table:table-cell>
        </table:table-row>
        <table:table-row table:style-name="ro2">
          <table:table-cell office:value-type="float" office:value="54400">
            <text:p>54400</text:p>
          </table:table-cell>
          <table:table-cell table:formula="of:=470000/(65536*2/[.A427]-1)" office:value-type="float" office:value="333472.45409015">
            <text:p>3.33E+5</text:p>
          </table:table-cell>
          <table:table-cell table:formula="of:=[.B427]/0.772" office:value-type="float" office:value="431959.137422474">
            <text:p>4.32E+5</text:p>
          </table:table-cell>
          <table:table-cell table:formula="of:=LOG([.A427];[.$D$1])" office:value-type="float" office:value="251.701104496402">
            <text:p>251.7011044964</text:p>
          </table:table-cell>
          <table:table-cell table:formula="of:=FLOOR([.D427];1)" office:value-type="float" office:value="251">
            <text:p>251</text:p>
          </table:table-cell>
          <table:table-cell table:formula="of:=[.E427]+([.C427]-POWER(2;[.E427]))/(POWER(2;[.E427]+1)-POWER(2;[.E427]))" office:value-type="float" office:value="250">
            <text:p>250</text:p>
          </table:table-cell>
          <table:table-cell table:formula="of:=3735/LN([.B427]/0.772)-273" office:value-type="float" office:value="14.8371738049659">
            <text:p>15</text:p>
          </table:table-cell>
          <table:table-cell table:formula="of:=FLOOR(-38.4*[.D427]/LOG(EXP(1);[.$D$1])+431.5;1)" office:value-type="float" office:value="12">
            <text:p>12</text:p>
          </table:table-cell>
        </table:table-row>
        <table:table-row table:style-name="ro2">
          <table:table-cell office:value-type="float" office:value="54528">
            <text:p>54528</text:p>
          </table:table-cell>
          <table:table-cell table:formula="of:=470000/(65536*2/[.A428]-1)" office:value-type="float" office:value="334816.053511706">
            <text:p>3.35E+5</text:p>
          </table:table-cell>
          <table:table-cell table:formula="of:=[.B428]/0.772" office:value-type="float" office:value="433699.551180966">
            <text:p>4.34E+5</text:p>
          </table:table-cell>
          <table:table-cell table:formula="of:=LOG([.A428];[.$D$1])" office:value-type="float" office:value="251.755353923614">
            <text:p>251.7553539236</text:p>
          </table:table-cell>
          <table:table-cell table:formula="of:=FLOOR([.D428];1)" office:value-type="float" office:value="251">
            <text:p>251</text:p>
          </table:table-cell>
          <table:table-cell table:formula="of:=[.E428]+([.C428]-POWER(2;[.E428]))/(POWER(2;[.E428]+1)-POWER(2;[.E428]))" office:value-type="float" office:value="250">
            <text:p>250</text:p>
          </table:table-cell>
          <table:table-cell table:formula="of:=3735/LN([.B428]/0.772)-273" office:value-type="float" office:value="14.7480066323933">
            <text:p>15</text:p>
          </table:table-cell>
          <table:table-cell table:formula="of:=FLOOR(-38.4*[.D428]/LOG(EXP(1);[.$D$1])+431.5;1)" office:value-type="float" office:value="12">
            <text:p>12</text:p>
          </table:table-cell>
        </table:table-row>
        <table:table-row table:style-name="ro2">
          <table:table-cell office:value-type="float" office:value="54656">
            <text:p>54656</text:p>
          </table:table-cell>
          <table:table-cell table:formula="of:=470000/(65536*2/[.A429]-1)" office:value-type="float" office:value="336164.154103853">
            <text:p>3.36E+5</text:p>
          </table:table-cell>
          <table:table-cell table:formula="of:=[.B429]/0.772" office:value-type="float" office:value="435445.795471312">
            <text:p>4.35E+5</text:p>
          </table:table-cell>
          <table:table-cell table:formula="of:=LOG([.A429];[.$D$1])" office:value-type="float" office:value="251.809476153928">
            <text:p>251.8094761539</text:p>
          </table:table-cell>
          <table:table-cell table:formula="of:=FLOOR([.D429];1)" office:value-type="float" office:value="251">
            <text:p>251</text:p>
          </table:table-cell>
          <table:table-cell table:formula="of:=[.E429]+([.C429]-POWER(2;[.E429]))/(POWER(2;[.E429]+1)-POWER(2;[.E429]))" office:value-type="float" office:value="250">
            <text:p>250</text:p>
          </table:table-cell>
          <table:table-cell table:formula="of:=3735/LN([.B429]/0.772)-273" office:value-type="float" office:value="14.6589548153103">
            <text:p>15</text:p>
          </table:table-cell>
          <table:table-cell table:formula="of:=FLOOR(-38.4*[.D429]/LOG(EXP(1);[.$D$1])+431.5;1)" office:value-type="float" office:value="12">
            <text:p>12</text:p>
          </table:table-cell>
        </table:table-row>
        <table:table-row table:style-name="ro2">
          <table:table-cell office:value-type="float" office:value="54784">
            <text:p>54784</text:p>
          </table:table-cell>
          <table:table-cell table:formula="of:=470000/(65536*2/[.A430]-1)" office:value-type="float" office:value="337516.77852349">
            <text:p>3.38E+5</text:p>
          </table:table-cell>
          <table:table-cell table:formula="of:=[.B430]/0.772" office:value-type="float" office:value="437197.899641826">
            <text:p>4.37E+5</text:p>
          </table:table-cell>
          <table:table-cell table:formula="of:=LOG([.A430];[.$D$1])" office:value-type="float" office:value="251.863471782419">
            <text:p>251.8634717824</text:p>
          </table:table-cell>
          <table:table-cell table:formula="of:=FLOOR([.D430];1)" office:value-type="float" office:value="251">
            <text:p>251</text:p>
          </table:table-cell>
          <table:table-cell table:formula="of:=[.E430]+([.C430]-POWER(2;[.E430]))/(POWER(2;[.E430]+1)-POWER(2;[.E430]))" office:value-type="float" office:value="250">
            <text:p>250</text:p>
          </table:table-cell>
          <table:table-cell table:formula="of:=3735/LN([.B430]/0.772)-273" office:value-type="float" office:value="14.5700174124457">
            <text:p>15</text:p>
          </table:table-cell>
          <table:table-cell table:formula="of:=FLOOR(-38.4*[.D430]/LOG(EXP(1);[.$D$1])+431.5;1)" office:value-type="float" office:value="12">
            <text:p>12</text:p>
          </table:table-cell>
        </table:table-row>
        <table:table-row table:style-name="ro2">
          <table:table-cell office:value-type="float" office:value="54912">
            <text:p>54912</text:p>
          </table:table-cell>
          <table:table-cell table:formula="of:=470000/(65536*2/[.A431]-1)" office:value-type="float" office:value="338873.949579832">
            <text:p>3.39E+5</text:p>
          </table:table-cell>
          <table:table-cell table:formula="of:=[.B431]/0.772" office:value-type="float" office:value="438955.893238124">
            <text:p>4.39E+5</text:p>
          </table:table-cell>
          <table:table-cell table:formula="of:=LOG([.A431];[.$D$1])" office:value-type="float" office:value="251.917341399993">
            <text:p>251.9173414</text:p>
          </table:table-cell>
          <table:table-cell table:formula="of:=FLOOR([.D431];1)" office:value-type="float" office:value="251">
            <text:p>251</text:p>
          </table:table-cell>
          <table:table-cell table:formula="of:=[.E431]+([.C431]-POWER(2;[.E431]))/(POWER(2;[.E431]+1)-POWER(2;[.E431]))" office:value-type="float" office:value="250">
            <text:p>250</text:p>
          </table:table-cell>
          <table:table-cell table:formula="of:=3735/LN([.B431]/0.772)-273" office:value-type="float" office:value="14.4811934877458">
            <text:p>14</text:p>
          </table:table-cell>
          <table:table-cell table:formula="of:=FLOOR(-38.4*[.D431]/LOG(EXP(1);[.$D$1])+431.5;1)" office:value-type="float" office:value="12">
            <text:p>12</text:p>
          </table:table-cell>
        </table:table-row>
        <table:table-row table:style-name="ro2">
          <table:table-cell office:value-type="float" office:value="55040">
            <text:p>55040</text:p>
          </table:table-cell>
          <table:table-cell table:formula="of:=470000/(65536*2/[.A432]-1)" office:value-type="float" office:value="340235.69023569">
            <text:p>3.40E+5</text:p>
          </table:table-cell>
          <table:table-cell table:formula="of:=[.B432]/0.772" office:value-type="float" office:value="440719.80600478">
            <text:p>4.41E+5</text:p>
          </table:table-cell>
          <table:table-cell table:formula="of:=LOG([.A432];[.$D$1])" office:value-type="float" office:value="251.971085593432">
            <text:p>251.9710855934</text:p>
          </table:table-cell>
          <table:table-cell table:formula="of:=FLOOR([.D432];1)" office:value-type="float" office:value="251">
            <text:p>251</text:p>
          </table:table-cell>
          <table:table-cell table:formula="of:=[.E432]+([.C432]-POWER(2;[.E432]))/(POWER(2;[.E432]+1)-POWER(2;[.E432]))" office:value-type="float" office:value="250">
            <text:p>250</text:p>
          </table:table-cell>
          <table:table-cell table:formula="of:=3735/LN([.B432]/0.772)-273" office:value-type="float" office:value="14.3924821103123">
            <text:p>14</text:p>
          </table:table-cell>
          <table:table-cell table:formula="of:=FLOOR(-38.4*[.D432]/LOG(EXP(1);[.$D$1])+431.5;1)" office:value-type="float" office:value="12">
            <text:p>12</text:p>
          </table:table-cell>
        </table:table-row>
        <table:table-row table:style-name="ro2">
          <table:table-cell office:value-type="float" office:value="55168">
            <text:p>55168</text:p>
          </table:table-cell>
          <table:table-cell table:formula="of:=470000/(65536*2/[.A433]-1)" office:value-type="float" office:value="341602.023608769">
            <text:p>3.42E+5</text:p>
          </table:table-cell>
          <table:table-cell table:formula="of:=[.B433]/0.772" office:value-type="float" office:value="442489.667887006">
            <text:p>4.42E+5</text:p>
          </table:table-cell>
          <table:table-cell table:formula="of:=LOG([.A433];[.$D$1])" office:value-type="float" office:value="252.024704945426">
            <text:p>252.0247049454</text:p>
          </table:table-cell>
          <table:table-cell table:formula="of:=FLOOR([.D433];1)" office:value-type="float" office:value="252">
            <text:p>252</text:p>
          </table:table-cell>
          <table:table-cell table:formula="of:=[.E433]+([.C433]-POWER(2;[.E433]))/(POWER(2;[.E433]+1)-POWER(2;[.E433]))" office:value-type="float" office:value="251">
            <text:p>251</text:p>
          </table:table-cell>
          <table:table-cell table:formula="of:=3735/LN([.B433]/0.772)-273" office:value-type="float" office:value="14.3038823543415">
            <text:p>14</text:p>
          </table:table-cell>
          <table:table-cell table:formula="of:=FLOOR(-38.4*[.D433]/LOG(EXP(1);[.$D$1])+431.5;1)" office:value-type="float" office:value="12">
            <text:p>12</text:p>
          </table:table-cell>
        </table:table-row>
        <table:table-row table:style-name="ro2">
          <table:table-cell office:value-type="float" office:value="55296">
            <text:p>55296</text:p>
          </table:table-cell>
          <table:table-cell table:formula="of:=470000/(65536*2/[.A434]-1)" office:value-type="float" office:value="342972.972972973">
            <text:p>3.43E+5</text:p>
          </table:table-cell>
          <table:table-cell table:formula="of:=[.B434]/0.772" office:value-type="float" office:value="444265.509032349">
            <text:p>4.44E+5</text:p>
          </table:table-cell>
          <table:table-cell table:formula="of:=LOG([.A434];[.$D$1])" office:value-type="float" office:value="252.078200034616">
            <text:p>252.0782000346</text:p>
          </table:table-cell>
          <table:table-cell table:formula="of:=FLOOR([.D434];1)" office:value-type="float" office:value="252">
            <text:p>252</text:p>
          </table:table-cell>
          <table:table-cell table:formula="of:=[.E434]+([.C434]-POWER(2;[.E434]))/(POWER(2;[.E434]+1)-POWER(2;[.E434]))" office:value-type="float" office:value="251">
            <text:p>251</text:p>
          </table:table-cell>
          <table:table-cell table:formula="of:=3735/LN([.B434]/0.772)-273" office:value-type="float" office:value="14.2153932990636">
            <text:p>14</text:p>
          </table:table-cell>
          <table:table-cell table:formula="of:=FLOOR(-38.4*[.D434]/LOG(EXP(1);[.$D$1])+431.5;1)" office:value-type="float" office:value="12">
            <text:p>12</text:p>
          </table:table-cell>
        </table:table-row>
        <table:table-row table:style-name="ro2">
          <table:table-cell office:value-type="float" office:value="55424">
            <text:p>55424</text:p>
          </table:table-cell>
          <table:table-cell table:formula="of:=470000/(65536*2/[.A435]-1)" office:value-type="float" office:value="344348.561759729">
            <text:p>3.44E+5</text:p>
          </table:table-cell>
          <table:table-cell table:formula="of:=[.B435]/0.772" office:value-type="float" office:value="446047.359792395">
            <text:p>4.46E+5</text:p>
          </table:table-cell>
          <table:table-cell table:formula="of:=LOG([.A435];[.$D$1])" office:value-type="float" office:value="252.131571435628">
            <text:p>252.1315714356</text:p>
          </table:table-cell>
          <table:table-cell table:formula="of:=FLOOR([.D435];1)" office:value-type="float" office:value="252">
            <text:p>252</text:p>
          </table:table-cell>
          <table:table-cell table:formula="of:=[.E435]+([.C435]-POWER(2;[.E435]))/(POWER(2;[.E435]+1)-POWER(2;[.E435]))" office:value-type="float" office:value="251">
            <text:p>251</text:p>
          </table:table-cell>
          <table:table-cell table:formula="of:=3735/LN([.B435]/0.772)-273" office:value-type="float" office:value="14.1270140286831">
            <text:p>14</text:p>
          </table:table-cell>
          <table:table-cell table:formula="of:=FLOOR(-38.4*[.D435]/LOG(EXP(1);[.$D$1])+431.5;1)" office:value-type="float" office:value="12">
            <text:p>12</text:p>
          </table:table-cell>
        </table:table-row>
        <table:table-row table:style-name="ro2">
          <table:table-cell office:value-type="float" office:value="55552">
            <text:p>55552</text:p>
          </table:table-cell>
          <table:table-cell table:formula="of:=470000/(65536*2/[.A436]-1)" office:value-type="float" office:value="345728.813559322">
            <text:p>3.46E+5</text:p>
          </table:table-cell>
          <table:table-cell table:formula="of:=[.B436]/0.772" office:value-type="float" office:value="447835.25072451">
            <text:p>4.48E+5</text:p>
          </table:table-cell>
          <table:table-cell table:formula="of:=LOG([.A436];[.$D$1])" office:value-type="float" office:value="252.184819719112">
            <text:p>252.1848197191</text:p>
          </table:table-cell>
          <table:table-cell table:formula="of:=FLOOR([.D436];1)" office:value-type="float" office:value="252">
            <text:p>252</text:p>
          </table:table-cell>
          <table:table-cell table:formula="of:=[.E436]+([.C436]-POWER(2;[.E436]))/(POWER(2;[.E436]+1)-POWER(2;[.E436]))" office:value-type="float" office:value="251">
            <text:p>251</text:p>
          </table:table-cell>
          <table:table-cell table:formula="of:=3735/LN([.B436]/0.772)-273" office:value-type="float" office:value="14.0387436323189">
            <text:p>14</text:p>
          </table:table-cell>
          <table:table-cell table:formula="of:=FLOOR(-38.4*[.D436]/LOG(EXP(1);[.$D$1])+431.5;1)" office:value-type="float" office:value="11">
            <text:p>11</text:p>
          </table:table-cell>
        </table:table-row>
        <table:table-row table:style-name="ro2">
          <table:table-cell office:value-type="float" office:value="55680">
            <text:p>55680</text:p>
          </table:table-cell>
          <table:table-cell table:formula="of:=470000/(65536*2/[.A437]-1)" office:value-type="float" office:value="347113.752122241">
            <text:p>3.47E+5</text:p>
          </table:table-cell>
          <table:table-cell table:formula="of:=[.B437]/0.772" office:value-type="float" office:value="449629.212593577">
            <text:p>4.50E+5</text:p>
          </table:table-cell>
          <table:table-cell table:formula="of:=LOG([.A437];[.$D$1])" office:value-type="float" office:value="252.237945451778">
            <text:p>252.2379454518</text:p>
          </table:table-cell>
          <table:table-cell table:formula="of:=FLOOR([.D437];1)" office:value-type="float" office:value="252">
            <text:p>252</text:p>
          </table:table-cell>
          <table:table-cell table:formula="of:=[.E437]+([.C437]-POWER(2;[.E437]))/(POWER(2;[.E437]+1)-POWER(2;[.E437]))" office:value-type="float" office:value="251">
            <text:p>251</text:p>
          </table:table-cell>
          <table:table-cell table:formula="of:=3735/LN([.B437]/0.772)-273" office:value-type="float" office:value="13.9505812039466">
            <text:p>14</text:p>
          </table:table-cell>
          <table:table-cell table:formula="of:=FLOOR(-38.4*[.D437]/LOG(EXP(1);[.$D$1])+431.5;1)" office:value-type="float" office:value="11">
            <text:p>11</text:p>
          </table:table-cell>
        </table:table-row>
        <table:table-row table:style-name="ro2">
          <table:table-cell office:value-type="float" office:value="55808">
            <text:p>55808</text:p>
          </table:table-cell>
          <table:table-cell table:formula="of:=470000/(65536*2/[.A438]-1)" office:value-type="float" office:value="348503.401360544">
            <text:p>3.49E+5</text:p>
          </table:table-cell>
          <table:table-cell table:formula="of:=[.B438]/0.772" office:value-type="float" office:value="451429.276373762">
            <text:p>4.51E+5</text:p>
          </table:table-cell>
          <table:table-cell table:formula="of:=LOG([.A438];[.$D$1])" office:value-type="float" office:value="252.290949196431">
            <text:p>252.2909491964</text:p>
          </table:table-cell>
          <table:table-cell table:formula="of:=FLOOR([.D438];1)" office:value-type="float" office:value="252">
            <text:p>252</text:p>
          </table:table-cell>
          <table:table-cell table:formula="of:=[.E438]+([.C438]-POWER(2;[.E438]))/(POWER(2;[.E438]+1)-POWER(2;[.E438]))" office:value-type="float" office:value="251">
            <text:p>251</text:p>
          </table:table-cell>
          <table:table-cell table:formula="of:=3735/LN([.B438]/0.772)-273" office:value-type="float" office:value="13.8625258423396">
            <text:p>14</text:p>
          </table:table-cell>
          <table:table-cell table:formula="of:=FLOOR(-38.4*[.D438]/LOG(EXP(1);[.$D$1])+431.5;1)" office:value-type="float" office:value="11">
            <text:p>11</text:p>
          </table:table-cell>
        </table:table-row>
        <table:table-row table:style-name="ro2">
          <table:table-cell office:value-type="float" office:value="55936">
            <text:p>55936</text:p>
          </table:table-cell>
          <table:table-cell table:formula="of:=470000/(65536*2/[.A439]-1)" office:value-type="float" office:value="349897.785349233">
            <text:p>3.50E+5</text:p>
          </table:table-cell>
          <table:table-cell table:formula="of:=[.B439]/0.772" office:value-type="float" office:value="453235.473250302">
            <text:p>4.53E+5</text:p>
          </table:table-cell>
          <table:table-cell table:formula="of:=LOG([.A439];[.$D$1])" office:value-type="float" office:value="252.34383151201">
            <text:p>252.343831512</text:p>
          </table:table-cell>
          <table:table-cell table:formula="of:=FLOOR([.D439];1)" office:value-type="float" office:value="252">
            <text:p>252</text:p>
          </table:table-cell>
          <table:table-cell table:formula="of:=[.E439]+([.C439]-POWER(2;[.E439]))/(POWER(2;[.E439]+1)-POWER(2;[.E439]))" office:value-type="float" office:value="251">
            <text:p>251</text:p>
          </table:table-cell>
          <table:table-cell table:formula="of:=3735/LN([.B439]/0.772)-273" office:value-type="float" office:value="13.7745766510118">
            <text:p>14</text:p>
          </table:table-cell>
          <table:table-cell table:formula="of:=FLOOR(-38.4*[.D439]/LOG(EXP(1);[.$D$1])+431.5;1)" office:value-type="float" office:value="11">
            <text:p>11</text:p>
          </table:table-cell>
        </table:table-row>
        <table:table-row table:style-name="ro2">
          <table:table-cell office:value-type="float" office:value="56064">
            <text:p>56064</text:p>
          </table:table-cell>
          <table:table-cell table:formula="of:=470000/(65536*2/[.A440]-1)" office:value-type="float" office:value="351296.928327645">
            <text:p>3.51E+5</text:p>
          </table:table-cell>
          <table:table-cell table:formula="of:=[.B440]/0.772" office:value-type="float" office:value="455047.834621302">
            <text:p>4.55E+5</text:p>
          </table:table-cell>
          <table:table-cell table:formula="of:=LOG([.A440];[.$D$1])" office:value-type="float" office:value="252.396592953619">
            <text:p>252.3965929536</text:p>
          </table:table-cell>
          <table:table-cell table:formula="of:=FLOOR([.D440];1)" office:value-type="float" office:value="252">
            <text:p>252</text:p>
          </table:table-cell>
          <table:table-cell table:formula="of:=[.E440]+([.C440]-POWER(2;[.E440]))/(POWER(2;[.E440]+1)-POWER(2;[.E440]))" office:value-type="float" office:value="251">
            <text:p>251</text:p>
          </table:table-cell>
          <table:table-cell table:formula="of:=3735/LN([.B440]/0.772)-273" office:value-type="float" office:value="13.6867327381614">
            <text:p>14</text:p>
          </table:table-cell>
          <table:table-cell table:formula="of:=FLOOR(-38.4*[.D440]/LOG(EXP(1);[.$D$1])+431.5;1)" office:value-type="float" office:value="11">
            <text:p>11</text:p>
          </table:table-cell>
        </table:table-row>
        <table:table-row table:style-name="ro2">
          <table:table-cell office:value-type="float" office:value="56192">
            <text:p>56192</text:p>
          </table:table-cell>
          <table:table-cell table:formula="of:=470000/(65536*2/[.A441]-1)" office:value-type="float" office:value="352700.854700855">
            <text:p>3.53E+5</text:p>
          </table:table-cell>
          <table:table-cell table:formula="of:=[.B441]/0.772" office:value-type="float" office:value="456866.392099553">
            <text:p>4.57E+5</text:p>
          </table:table-cell>
          <table:table-cell table:formula="of:=LOG([.A441];[.$D$1])" office:value-type="float" office:value="252.449234072566">
            <text:p>252.4492340726</text:p>
          </table:table-cell>
          <table:table-cell table:formula="of:=FLOOR([.D441];1)" office:value-type="float" office:value="252">
            <text:p>252</text:p>
          </table:table-cell>
          <table:table-cell table:formula="of:=[.E441]+([.C441]-POWER(2;[.E441]))/(POWER(2;[.E441]+1)-POWER(2;[.E441]))" office:value-type="float" office:value="251">
            <text:p>251</text:p>
          </table:table-cell>
          <table:table-cell table:formula="of:=3735/LN([.B441]/0.772)-273" office:value-type="float" office:value="13.5989932166137">
            <text:p>14</text:p>
          </table:table-cell>
          <table:table-cell table:formula="of:=FLOOR(-38.4*[.D441]/LOG(EXP(1);[.$D$1])+431.5;1)" office:value-type="float" office:value="11">
            <text:p>11</text:p>
          </table:table-cell>
        </table:table-row>
        <table:table-row table:style-name="ro2">
          <table:table-cell office:value-type="float" office:value="56320">
            <text:p>56320</text:p>
          </table:table-cell>
          <table:table-cell table:formula="of:=470000/(65536*2/[.A442]-1)" office:value-type="float" office:value="354109.589041096">
            <text:p>3.54E+5</text:p>
          </table:table-cell>
          <table:table-cell table:formula="of:=[.B442]/0.772" office:value-type="float" office:value="458691.177514373">
            <text:p>4.59E+5</text:p>
          </table:table-cell>
          <table:table-cell table:formula="of:=LOG([.A442];[.$D$1])" office:value-type="float" office:value="252.501755416395">
            <text:p>252.5017554164</text:p>
          </table:table-cell>
          <table:table-cell table:formula="of:=FLOOR([.D442];1)" office:value-type="float" office:value="252">
            <text:p>252</text:p>
          </table:table-cell>
          <table:table-cell table:formula="of:=[.E442]+([.C442]-POWER(2;[.E442]))/(POWER(2;[.E442]+1)-POWER(2;[.E442]))" office:value-type="float" office:value="251">
            <text:p>251</text:p>
          </table:table-cell>
          <table:table-cell table:formula="of:=3735/LN([.B442]/0.772)-273" office:value-type="float" office:value="13.5113572037661">
            <text:p>14</text:p>
          </table:table-cell>
          <table:table-cell table:formula="of:=FLOOR(-38.4*[.D442]/LOG(EXP(1);[.$D$1])+431.5;1)" office:value-type="float" office:value="11">
            <text:p>11</text:p>
          </table:table-cell>
        </table:table-row>
        <table:table-row table:style-name="ro2">
          <table:table-cell office:value-type="float" office:value="56448">
            <text:p>56448</text:p>
          </table:table-cell>
          <table:table-cell table:formula="of:=470000/(65536*2/[.A443]-1)" office:value-type="float" office:value="355523.156089194">
            <text:p>3.56E+5</text:p>
          </table:table-cell>
          <table:table-cell table:formula="of:=[.B443]/0.772" office:value-type="float" office:value="460522.222913464">
            <text:p>4.61E+5</text:p>
          </table:table-cell>
          <table:table-cell table:formula="of:=LOG([.A443];[.$D$1])" office:value-type="float" office:value="252.554157528921">
            <text:p>252.5541575289</text:p>
          </table:table-cell>
          <table:table-cell table:formula="of:=FLOOR([.D443];1)" office:value-type="float" office:value="252">
            <text:p>252</text:p>
          </table:table-cell>
          <table:table-cell table:formula="of:=[.E443]+([.C443]-POWER(2;[.E443]))/(POWER(2;[.E443]+1)-POWER(2;[.E443]))" office:value-type="float" office:value="251">
            <text:p>251</text:p>
          </table:table-cell>
          <table:table-cell table:formula="of:=3735/LN([.B443]/0.772)-273" office:value-type="float" office:value="13.4238238215323">
            <text:p>13</text:p>
          </table:table-cell>
          <table:table-cell table:formula="of:=FLOOR(-38.4*[.D443]/LOG(EXP(1);[.$D$1])+431.5;1)" office:value-type="float" office:value="11">
            <text:p>11</text:p>
          </table:table-cell>
        </table:table-row>
        <table:table-row table:style-name="ro2">
          <table:table-cell office:value-type="float" office:value="56576">
            <text:p>56576</text:p>
          </table:table-cell>
          <table:table-cell table:formula="of:=470000/(65536*2/[.A444]-1)" office:value-type="float" office:value="356941.580756014">
            <text:p>3.57E+5</text:p>
          </table:table-cell>
          <table:table-cell table:formula="of:=[.B444]/0.772" office:value-type="float" office:value="462359.560564785">
            <text:p>4.62E+5</text:p>
          </table:table-cell>
          <table:table-cell table:formula="of:=LOG([.A444];[.$D$1])" office:value-type="float" office:value="252.606440950263">
            <text:p>252.6064409503</text:p>
          </table:table-cell>
          <table:table-cell table:formula="of:=FLOOR([.D444];1)" office:value-type="float" office:value="252">
            <text:p>252</text:p>
          </table:table-cell>
          <table:table-cell table:formula="of:=[.E444]+([.C444]-POWER(2;[.E444]))/(POWER(2;[.E444]+1)-POWER(2;[.E444]))" office:value-type="float" office:value="251">
            <text:p>251</text:p>
          </table:table-cell>
          <table:table-cell table:formula="of:=3735/LN([.B444]/0.772)-273" office:value-type="float" office:value="13.336392196288">
            <text:p>13</text:p>
          </table:table-cell>
          <table:table-cell table:formula="of:=FLOOR(-38.4*[.D444]/LOG(EXP(1);[.$D$1])+431.5;1)" office:value-type="float" office:value="11">
            <text:p>11</text:p>
          </table:table-cell>
        </table:table-row>
        <table:table-row table:style-name="ro2">
          <table:table-cell office:value-type="float" office:value="56704">
            <text:p>56704</text:p>
          </table:table-cell>
          <table:table-cell table:formula="of:=470000/(65536*2/[.A445]-1)" office:value-type="float" office:value="358364.888123924">
            <text:p>3.58E+5</text:p>
          </table:table-cell>
          <table:table-cell table:formula="of:=[.B445]/0.772" office:value-type="float" office:value="464203.222958451">
            <text:p>4.64E+5</text:p>
          </table:table-cell>
          <table:table-cell table:formula="of:=LOG([.A445];[.$D$1])" office:value-type="float" office:value="252.658606216881">
            <text:p>252.6586062169</text:p>
          </table:table-cell>
          <table:table-cell table:formula="of:=FLOOR([.D445];1)" office:value-type="float" office:value="252">
            <text:p>252</text:p>
          </table:table-cell>
          <table:table-cell table:formula="of:=[.E445]+([.C445]-POWER(2;[.E445]))/(POWER(2;[.E445]+1)-POWER(2;[.E445]))" office:value-type="float" office:value="251">
            <text:p>251</text:p>
          </table:table-cell>
          <table:table-cell table:formula="of:=3735/LN([.B445]/0.772)-273" office:value-type="float" office:value="13.2490614588173">
            <text:p>13</text:p>
          </table:table-cell>
          <table:table-cell table:formula="of:=FLOOR(-38.4*[.D445]/LOG(EXP(1);[.$D$1])+431.5;1)" office:value-type="float" office:value="11">
            <text:p>11</text:p>
          </table:table-cell>
        </table:table-row>
        <table:table-row table:style-name="ro2">
          <table:table-cell office:value-type="float" office:value="56832">
            <text:p>56832</text:p>
          </table:table-cell>
          <table:table-cell table:formula="of:=470000/(65536*2/[.A446]-1)" office:value-type="float" office:value="359793.103448276">
            <text:p>3.60E+5</text:p>
          </table:table-cell>
          <table:table-cell table:formula="of:=[.B446]/0.772" office:value-type="float" office:value="466053.242808648">
            <text:p>4.66E+5</text:p>
          </table:table-cell>
          <table:table-cell table:formula="of:=LOG([.A446];[.$D$1])" office:value-type="float" office:value="252.710653861602">
            <text:p>252.7106538616</text:p>
          </table:table-cell>
          <table:table-cell table:formula="of:=FLOOR([.D446];1)" office:value-type="float" office:value="252">
            <text:p>252</text:p>
          </table:table-cell>
          <table:table-cell table:formula="of:=[.E446]+([.C446]-POWER(2;[.E446]))/(POWER(2;[.E446]+1)-POWER(2;[.E446]))" office:value-type="float" office:value="251">
            <text:p>251</text:p>
          </table:table-cell>
          <table:table-cell table:formula="of:=3735/LN([.B446]/0.772)-273" office:value-type="float" office:value="13.1618307442579">
            <text:p>13</text:p>
          </table:table-cell>
          <table:table-cell table:formula="of:=FLOOR(-38.4*[.D446]/LOG(EXP(1);[.$D$1])+431.5;1)" office:value-type="float" office:value="11">
            <text:p>11</text:p>
          </table:table-cell>
        </table:table-row>
        <table:table-row table:style-name="ro2">
          <table:table-cell office:value-type="float" office:value="56960">
            <text:p>56960</text:p>
          </table:table-cell>
          <table:table-cell table:formula="of:=470000/(65536*2/[.A447]-1)" office:value-type="float" office:value="361226.252158895">
            <text:p>3.61E+5</text:p>
          </table:table-cell>
          <table:table-cell table:formula="of:=[.B447]/0.772" office:value-type="float" office:value="467909.653055563">
            <text:p>4.68E+5</text:p>
          </table:table-cell>
          <table:table-cell table:formula="of:=LOG([.A447];[.$D$1])" office:value-type="float" office:value="252.762584413661">
            <text:p>252.7625844137</text:p>
          </table:table-cell>
          <table:table-cell table:formula="of:=FLOOR([.D447];1)" office:value-type="float" office:value="252">
            <text:p>252</text:p>
          </table:table-cell>
          <table:table-cell table:formula="of:=[.E447]+([.C447]-POWER(2;[.E447]))/(POWER(2;[.E447]+1)-POWER(2;[.E447]))" office:value-type="float" office:value="251">
            <text:p>251</text:p>
          </table:table-cell>
          <table:table-cell table:formula="of:=3735/LN([.B447]/0.772)-273" office:value-type="float" office:value="13.0746991920493">
            <text:p>13</text:p>
          </table:table-cell>
          <table:table-cell table:formula="of:=FLOOR(-38.4*[.D447]/LOG(EXP(1);[.$D$1])+431.5;1)" office:value-type="float" office:value="11">
            <text:p>11</text:p>
          </table:table-cell>
        </table:table-row>
        <table:table-row table:style-name="ro2">
          <table:table-cell office:value-type="float" office:value="57088">
            <text:p>57088</text:p>
          </table:table-cell>
          <table:table-cell table:formula="of:=470000/(65536*2/[.A448]-1)" office:value-type="float" office:value="362664.359861592">
            <text:p>3.63E+5</text:p>
          </table:table-cell>
          <table:table-cell table:formula="of:=[.B448]/0.772" office:value-type="float" office:value="469772.486867347">
            <text:p>4.70E+5</text:p>
          </table:table-cell>
          <table:table-cell table:formula="of:=LOG([.A448];[.$D$1])" office:value-type="float" office:value="252.814398398725">
            <text:p>252.8143983987</text:p>
          </table:table-cell>
          <table:table-cell table:formula="of:=FLOOR([.D448];1)" office:value-type="float" office:value="252">
            <text:p>252</text:p>
          </table:table-cell>
          <table:table-cell table:formula="of:=[.E448]+([.C448]-POWER(2;[.E448]))/(POWER(2;[.E448]+1)-POWER(2;[.E448]))" office:value-type="float" office:value="251">
            <text:p>251</text:p>
          </table:table-cell>
          <table:table-cell table:formula="of:=3735/LN([.B448]/0.772)-273" office:value-type="float" office:value="12.9876659458797">
            <text:p>13</text:p>
          </table:table-cell>
          <table:table-cell table:formula="of:=FLOOR(-38.4*[.D448]/LOG(EXP(1);[.$D$1])+431.5;1)" office:value-type="float" office:value="10">
            <text:p>10</text:p>
          </table:table-cell>
        </table:table-row>
        <table:table-row table:style-name="ro2">
          <table:table-cell office:value-type="float" office:value="57216">
            <text:p>57216</text:p>
          </table:table-cell>
          <table:table-cell table:formula="of:=470000/(65536*2/[.A449]-1)" office:value-type="float" office:value="364107.452339688">
            <text:p>3.64E+5</text:p>
          </table:table-cell>
          <table:table-cell table:formula="of:=[.B449]/0.772" office:value-type="float" office:value="471641.777642083">
            <text:p>4.72E+5</text:p>
          </table:table-cell>
          <table:table-cell table:formula="of:=LOG([.A449];[.$D$1])" office:value-type="float" office:value="252.866096338934">
            <text:p>252.8660963389</text:p>
          </table:table-cell>
          <table:table-cell table:formula="of:=FLOOR([.D449];1)" office:value-type="float" office:value="252">
            <text:p>252</text:p>
          </table:table-cell>
          <table:table-cell table:formula="of:=[.E449]+([.C449]-POWER(2;[.E449]))/(POWER(2;[.E449]+1)-POWER(2;[.E449]))" office:value-type="float" office:value="251">
            <text:p>251</text:p>
          </table:table-cell>
          <table:table-cell table:formula="of:=3735/LN([.B449]/0.772)-273" office:value-type="float" office:value="12.9007301536338">
            <text:p>13</text:p>
          </table:table-cell>
          <table:table-cell table:formula="of:=FLOOR(-38.4*[.D449]/LOG(EXP(1);[.$D$1])+431.5;1)" office:value-type="float" office:value="10">
            <text:p>10</text:p>
          </table:table-cell>
        </table:table-row>
        <table:table-row table:style-name="ro2">
          <table:table-cell office:value-type="float" office:value="57344">
            <text:p>57344</text:p>
          </table:table-cell>
          <table:table-cell table:formula="of:=470000/(65536*2/[.A450]-1)" office:value-type="float" office:value="365555.555555556">
            <text:p>3.66E+5</text:p>
          </table:table-cell>
          <table:table-cell table:formula="of:=[.B450]/0.772" office:value-type="float" office:value="473517.559009787">
            <text:p>4.74E+5</text:p>
          </table:table-cell>
          <table:table-cell table:formula="of:=LOG([.A450];[.$D$1])" office:value-type="float" office:value="252.917678752922">
            <text:p>252.9176787529</text:p>
          </table:table-cell>
          <table:table-cell table:formula="of:=FLOOR([.D450];1)" office:value-type="float" office:value="252">
            <text:p>252</text:p>
          </table:table-cell>
          <table:table-cell table:formula="of:=[.E450]+([.C450]-POWER(2;[.E450]))/(POWER(2;[.E450]+1)-POWER(2;[.E450]))" office:value-type="float" office:value="251">
            <text:p>251</text:p>
          </table:table-cell>
          <table:table-cell table:formula="of:=3735/LN([.B450]/0.772)-273" office:value-type="float" office:value="12.8138909673419">
            <text:p>13</text:p>
          </table:table-cell>
          <table:table-cell table:formula="of:=FLOOR(-38.4*[.D450]/LOG(EXP(1);[.$D$1])+431.5;1)" office:value-type="float" office:value="10">
            <text:p>10</text:p>
          </table:table-cell>
        </table:table-row>
        <table:table-row table:style-name="ro2">
          <table:table-cell office:value-type="float" office:value="57472">
            <text:p>57472</text:p>
          </table:table-cell>
          <table:table-cell table:formula="of:=470000/(65536*2/[.A451]-1)" office:value-type="float" office:value="367008.695652174">
            <text:p>3.67E+5</text:p>
          </table:table-cell>
          <table:table-cell table:formula="of:=[.B451]/0.772" office:value-type="float" office:value="475399.864834422">
            <text:p>4.75E+5</text:p>
          </table:table-cell>
          <table:table-cell table:formula="of:=LOG([.A451];[.$D$1])" office:value-type="float" office:value="252.969146155859">
            <text:p>252.9691461559</text:p>
          </table:table-cell>
          <table:table-cell table:formula="of:=FLOOR([.D451];1)" office:value-type="float" office:value="252">
            <text:p>252</text:p>
          </table:table-cell>
          <table:table-cell table:formula="of:=[.E451]+([.C451]-POWER(2;[.E451]))/(POWER(2;[.E451]+1)-POWER(2;[.E451]))" office:value-type="float" office:value="251">
            <text:p>251</text:p>
          </table:table-cell>
          <table:table-cell table:formula="of:=3735/LN([.B451]/0.772)-273" office:value-type="float" office:value="12.7271475431285">
            <text:p>13</text:p>
          </table:table-cell>
          <table:table-cell table:formula="of:=FLOOR(-38.4*[.D451]/LOG(EXP(1);[.$D$1])+431.5;1)" office:value-type="float" office:value="10">
            <text:p>10</text:p>
          </table:table-cell>
        </table:table-row>
        <table:table-row table:style-name="ro2">
          <table:table-cell office:value-type="float" office:value="57600">
            <text:p>57600</text:p>
          </table:table-cell>
          <table:table-cell table:formula="of:=470000/(65536*2/[.A452]-1)" office:value-type="float" office:value="368466.898954704">
            <text:p>3.68E+5</text:p>
          </table:table-cell>
          <table:table-cell table:formula="of:=[.B452]/0.772" office:value-type="float" office:value="477288.729215938">
            <text:p>4.77E+5</text:p>
          </table:table-cell>
          <table:table-cell table:formula="of:=LOG([.A452];[.$D$1])" office:value-type="float" office:value="253.020499059473">
            <text:p>253.0204990595</text:p>
          </table:table-cell>
          <table:table-cell table:formula="of:=FLOOR([.D452];1)" office:value-type="float" office:value="253">
            <text:p>253</text:p>
          </table:table-cell>
          <table:table-cell table:formula="of:=[.E452]+([.C452]-POWER(2;[.E452]))/(POWER(2;[.E452]+1)-POWER(2;[.E452]))" office:value-type="float" office:value="252">
            <text:p>252</text:p>
          </table:table-cell>
          <table:table-cell table:formula="of:=3735/LN([.B452]/0.772)-273" office:value-type="float" office:value="12.6404990411614">
            <text:p>13</text:p>
          </table:table-cell>
          <table:table-cell table:formula="of:=FLOOR(-38.4*[.D452]/LOG(EXP(1);[.$D$1])+431.5;1)" office:value-type="float" office:value="10">
            <text:p>10</text:p>
          </table:table-cell>
        </table:table-row>
        <table:table-row table:style-name="ro2">
          <table:table-cell office:value-type="float" office:value="57728">
            <text:p>57728</text:p>
          </table:table-cell>
          <table:table-cell table:formula="of:=470000/(65536*2/[.A453]-1)" office:value-type="float" office:value="369930.191972077">
            <text:p>3.70E+5</text:p>
          </table:table-cell>
          <table:table-cell table:formula="of:=[.B453]/0.772" office:value-type="float" office:value="479184.186492327">
            <text:p>4.79E+5</text:p>
          </table:table-cell>
          <table:table-cell table:formula="of:=LOG([.A453];[.$D$1])" office:value-type="float" office:value="253.071737972087">
            <text:p>253.0717379721</text:p>
          </table:table-cell>
          <table:table-cell table:formula="of:=FLOOR([.D453];1)" office:value-type="float" office:value="253">
            <text:p>253</text:p>
          </table:table-cell>
          <table:table-cell table:formula="of:=[.E453]+([.C453]-POWER(2;[.E453]))/(POWER(2;[.E453]+1)-POWER(2;[.E453]))" office:value-type="float" office:value="252">
            <text:p>252</text:p>
          </table:table-cell>
          <table:table-cell table:formula="of:=3735/LN([.B453]/0.772)-273" office:value-type="float" office:value="12.5539446256025">
            <text:p>13</text:p>
          </table:table-cell>
          <table:table-cell table:formula="of:=FLOOR(-38.4*[.D453]/LOG(EXP(1);[.$D$1])+431.5;1)" office:value-type="float" office:value="10">
            <text:p>10</text:p>
          </table:table-cell>
        </table:table-row>
        <table:table-row table:style-name="ro2">
          <table:table-cell office:value-type="float" office:value="57856">
            <text:p>57856</text:p>
          </table:table-cell>
          <table:table-cell table:formula="of:=470000/(65536*2/[.A454]-1)" office:value-type="float" office:value="371398.601398601">
            <text:p>3.71E+5</text:p>
          </table:table-cell>
          <table:table-cell table:formula="of:=[.B454]/0.772" office:value-type="float" office:value="481086.271241712">
            <text:p>4.81E+5</text:p>
          </table:table-cell>
          <table:table-cell table:formula="of:=LOG([.A454];[.$D$1])" office:value-type="float" office:value="253.122863398643">
            <text:p>253.1228633986</text:p>
          </table:table-cell>
          <table:table-cell table:formula="of:=FLOOR([.D454];1)" office:value-type="float" office:value="253">
            <text:p>253</text:p>
          </table:table-cell>
          <table:table-cell table:formula="of:=[.E454]+([.C454]-POWER(2;[.E454]))/(POWER(2;[.E454]+1)-POWER(2;[.E454]))" office:value-type="float" office:value="252">
            <text:p>252</text:p>
          </table:table-cell>
          <table:table-cell table:formula="of:=3735/LN([.B454]/0.772)-273" office:value-type="float" office:value="12.4674834645572">
            <text:p>12</text:p>
          </table:table-cell>
          <table:table-cell table:formula="of:=FLOOR(-38.4*[.D454]/LOG(EXP(1);[.$D$1])+431.5;1)" office:value-type="float" office:value="10">
            <text:p>10</text:p>
          </table:table-cell>
        </table:table-row>
        <table:table-row table:style-name="ro2">
          <table:table-cell office:value-type="float" office:value="57984">
            <text:p>57984</text:p>
          </table:table-cell>
          <table:table-cell table:formula="of:=470000/(65536*2/[.A455]-1)" office:value-type="float" office:value="372872.154115587">
            <text:p>3.73E+5</text:p>
          </table:table-cell>
          <table:table-cell table:formula="of:=[.B455]/0.772" office:value-type="float" office:value="482995.018284439">
            <text:p>4.83E+5</text:p>
          </table:table-cell>
          <table:table-cell table:formula="of:=LOG([.A455];[.$D$1])" office:value-type="float" office:value="253.17387584074">
            <text:p>253.1738758407</text:p>
          </table:table-cell>
          <table:table-cell table:formula="of:=FLOOR([.D455];1)" office:value-type="float" office:value="253">
            <text:p>253</text:p>
          </table:table-cell>
          <table:table-cell table:formula="of:=[.E455]+([.C455]-POWER(2;[.E455]))/(POWER(2;[.E455]+1)-POWER(2;[.E455]))" office:value-type="float" office:value="252">
            <text:p>252</text:p>
          </table:table-cell>
          <table:table-cell table:formula="of:=3735/LN([.B455]/0.772)-273" office:value-type="float" office:value="12.3811147300262">
            <text:p>12</text:p>
          </table:table-cell>
          <table:table-cell table:formula="of:=FLOOR(-38.4*[.D455]/LOG(EXP(1);[.$D$1])+431.5;1)" office:value-type="float" office:value="10">
            <text:p>10</text:p>
          </table:table-cell>
        </table:table-row>
        <table:table-row table:style-name="ro2">
          <table:table-cell office:value-type="float" office:value="58112">
            <text:p>58112</text:p>
          </table:table-cell>
          <table:table-cell table:formula="of:=470000/(65536*2/[.A456]-1)" office:value-type="float" office:value="374350.877192982">
            <text:p>3.74E+5</text:p>
          </table:table-cell>
          <table:table-cell table:formula="of:=[.B456]/0.772" office:value-type="float" office:value="484910.46268521">
            <text:p>4.85E+5</text:p>
          </table:table-cell>
          <table:table-cell table:formula="of:=LOG([.A456];[.$D$1])" office:value-type="float" office:value="253.224775796655">
            <text:p>253.2247757967</text:p>
          </table:table-cell>
          <table:table-cell table:formula="of:=FLOOR([.D456];1)" office:value-type="float" office:value="253">
            <text:p>253</text:p>
          </table:table-cell>
          <table:table-cell table:formula="of:=[.E456]+([.C456]-POWER(2;[.E456]))/(POWER(2;[.E456]+1)-POWER(2;[.E456]))" office:value-type="float" office:value="252">
            <text:p>252</text:p>
          </table:table-cell>
          <table:table-cell table:formula="of:=3735/LN([.B456]/0.772)-273" office:value-type="float" office:value="12.2948375978563">
            <text:p>12</text:p>
          </table:table-cell>
          <table:table-cell table:formula="of:=FLOOR(-38.4*[.D456]/LOG(EXP(1);[.$D$1])+431.5;1)" office:value-type="float" office:value="10">
            <text:p>10</text:p>
          </table:table-cell>
        </table:table-row>
        <table:table-row table:style-name="ro2">
          <table:table-cell office:value-type="float" office:value="58240">
            <text:p>58240</text:p>
          </table:table-cell>
          <table:table-cell table:formula="of:=470000/(65536*2/[.A457]-1)" office:value-type="float" office:value="375834.797891037">
            <text:p>3.76E+5</text:p>
          </table:table-cell>
          <table:table-cell table:formula="of:=[.B457]/0.772" office:value-type="float" office:value="486832.639755229">
            <text:p>4.87E+5</text:p>
          </table:table-cell>
          <table:table-cell table:formula="of:=LOG([.A457];[.$D$1])" office:value-type="float" office:value="253.275563761377">
            <text:p>253.2755637614</text:p>
          </table:table-cell>
          <table:table-cell table:formula="of:=FLOOR([.D457];1)" office:value-type="float" office:value="253">
            <text:p>253</text:p>
          </table:table-cell>
          <table:table-cell table:formula="of:=[.E457]+([.C457]-POWER(2;[.E457]))/(POWER(2;[.E457]+1)-POWER(2;[.E457]))" office:value-type="float" office:value="252">
            <text:p>252</text:p>
          </table:table-cell>
          <table:table-cell table:formula="of:=3735/LN([.B457]/0.772)-273" office:value-type="float" office:value="12.2086512476918">
            <text:p>12</text:p>
          </table:table-cell>
          <table:table-cell table:formula="of:=FLOOR(-38.4*[.D457]/LOG(EXP(1);[.$D$1])+431.5;1)" office:value-type="float" office:value="10">
            <text:p>10</text:p>
          </table:table-cell>
        </table:table-row>
        <table:table-row table:style-name="ro2">
          <table:table-cell office:value-type="float" office:value="58368">
            <text:p>58368</text:p>
          </table:table-cell>
          <table:table-cell table:formula="of:=470000/(65536*2/[.A458]-1)" office:value-type="float" office:value="377323.943661972">
            <text:p>3.77E+5</text:p>
          </table:table-cell>
          <table:table-cell table:formula="of:=[.B458]/0.772" office:value-type="float" office:value="488761.585054368">
            <text:p>4.89E+5</text:p>
          </table:table-cell>
          <table:table-cell table:formula="of:=LOG([.A458];[.$D$1])" office:value-type="float" office:value="253.326240226636">
            <text:p>253.3262402266</text:p>
          </table:table-cell>
          <table:table-cell table:formula="of:=FLOOR([.D458];1)" office:value-type="float" office:value="253">
            <text:p>253</text:p>
          </table:table-cell>
          <table:table-cell table:formula="of:=[.E458]+([.C458]-POWER(2;[.E458]))/(POWER(2;[.E458]+1)-POWER(2;[.E458]))" office:value-type="float" office:value="252">
            <text:p>252</text:p>
          </table:table-cell>
          <table:table-cell table:formula="of:=3735/LN([.B458]/0.772)-273" office:value-type="float" office:value="12.1225548629275">
            <text:p>12</text:p>
          </table:table-cell>
          <table:table-cell table:formula="of:=FLOOR(-38.4*[.D458]/LOG(EXP(1);[.$D$1])+431.5;1)" office:value-type="float" office:value="10">
            <text:p>10</text:p>
          </table:table-cell>
        </table:table-row>
        <table:table-row table:style-name="ro2">
          <table:table-cell office:value-type="float" office:value="58496">
            <text:p>58496</text:p>
          </table:table-cell>
          <table:table-cell table:formula="of:=470000/(65536*2/[.A459]-1)" office:value-type="float" office:value="378818.342151675">
            <text:p>3.79E+5</text:p>
          </table:table-cell>
          <table:table-cell table:formula="of:=[.B459]/0.772" office:value-type="float" office:value="490697.334393362">
            <text:p>4.91E+5</text:p>
          </table:table-cell>
          <table:table-cell table:formula="of:=LOG([.A459];[.$D$1])" office:value-type="float" office:value="253.37680568093">
            <text:p>253.3768056809</text:p>
          </table:table-cell>
          <table:table-cell table:formula="of:=FLOOR([.D459];1)" office:value-type="float" office:value="253">
            <text:p>253</text:p>
          </table:table-cell>
          <table:table-cell table:formula="of:=[.E459]+([.C459]-POWER(2;[.E459]))/(POWER(2;[.E459]+1)-POWER(2;[.E459]))" office:value-type="float" office:value="252">
            <text:p>252</text:p>
          </table:table-cell>
          <table:table-cell table:formula="of:=3735/LN([.B459]/0.772)-273" office:value-type="float" office:value="12.0365476306607">
            <text:p>12</text:p>
          </table:table-cell>
          <table:table-cell table:formula="of:=FLOOR(-38.4*[.D459]/LOG(EXP(1);[.$D$1])+431.5;1)" office:value-type="float" office:value="9">
            <text:p>9</text:p>
          </table:table-cell>
        </table:table-row>
        <table:table-row table:style-name="ro2">
          <table:table-cell office:value-type="float" office:value="58624">
            <text:p>58624</text:p>
          </table:table-cell>
          <table:table-cell table:formula="of:=470000/(65536*2/[.A460]-1)" office:value-type="float" office:value="380318.021201413">
            <text:p>3.80E+5</text:p>
          </table:table-cell>
          <table:table-cell table:formula="of:=[.B460]/0.772" office:value-type="float" office:value="492639.923836028">
            <text:p>4.93E+5</text:p>
          </table:table-cell>
          <table:table-cell table:formula="of:=LOG([.A460];[.$D$1])" office:value-type="float" office:value="253.427260609552">
            <text:p>253.4272606096</text:p>
          </table:table-cell>
          <table:table-cell table:formula="of:=FLOOR([.D460];1)" office:value-type="float" office:value="253">
            <text:p>253</text:p>
          </table:table-cell>
          <table:table-cell table:formula="of:=[.E460]+([.C460]-POWER(2;[.E460]))/(POWER(2;[.E460]+1)-POWER(2;[.E460]))" office:value-type="float" office:value="252">
            <text:p>252</text:p>
          </table:table-cell>
          <table:table-cell table:formula="of:=3735/LN([.B460]/0.772)-273" office:value-type="float" office:value="11.9506287416447">
            <text:p>12</text:p>
          </table:table-cell>
          <table:table-cell table:formula="of:=FLOOR(-38.4*[.D460]/LOG(EXP(1);[.$D$1])+431.5;1)" office:value-type="float" office:value="9">
            <text:p>9</text:p>
          </table:table-cell>
        </table:table-row>
        <table:table-row table:style-name="ro2">
          <table:table-cell office:value-type="float" office:value="58752">
            <text:p>58752</text:p>
          </table:table-cell>
          <table:table-cell table:formula="of:=470000/(65536*2/[.A461]-1)" office:value-type="float" office:value="381823.008849557">
            <text:p>3.82E+5</text:p>
          </table:table-cell>
          <table:table-cell table:formula="of:=[.B461]/0.772" office:value-type="float" office:value="494589.389701499">
            <text:p>4.95E+5</text:p>
          </table:table-cell>
          <table:table-cell table:formula="of:=LOG([.A461];[.$D$1])" office:value-type="float" office:value="253.477605494621">
            <text:p>253.4776054946</text:p>
          </table:table-cell>
          <table:table-cell table:formula="of:=FLOOR([.D461];1)" office:value-type="float" office:value="253">
            <text:p>253</text:p>
          </table:table-cell>
          <table:table-cell table:formula="of:=[.E461]+([.C461]-POWER(2;[.E461]))/(POWER(2;[.E461]+1)-POWER(2;[.E461]))" office:value-type="float" office:value="252">
            <text:p>252</text:p>
          </table:table-cell>
          <table:table-cell table:formula="of:=3735/LN([.B461]/0.772)-273" office:value-type="float" office:value="11.8647973902419">
            <text:p>12</text:p>
          </table:table-cell>
          <table:table-cell table:formula="of:=FLOOR(-38.4*[.D461]/LOG(EXP(1);[.$D$1])+431.5;1)" office:value-type="float" office:value="9">
            <text:p>9</text:p>
          </table:table-cell>
        </table:table-row>
        <table:table-row table:style-name="ro2">
          <table:table-cell office:value-type="float" office:value="58880">
            <text:p>58880</text:p>
          </table:table-cell>
          <table:table-cell table:formula="of:=470000/(65536*2/[.A462]-1)" office:value-type="float" office:value="383333.333333333">
            <text:p>3.83E+5</text:p>
          </table:table-cell>
          <table:table-cell table:formula="of:=[.B462]/0.772" office:value-type="float" office:value="496545.768566494">
            <text:p>4.97E+5</text:p>
          </table:table-cell>
          <table:table-cell table:formula="of:=LOG([.A462];[.$D$1])" office:value-type="float" office:value="253.52784081511">
            <text:p>253.5278408151</text:p>
          </table:table-cell>
          <table:table-cell table:formula="of:=FLOOR([.D462];1)" office:value-type="float" office:value="253">
            <text:p>253</text:p>
          </table:table-cell>
          <table:table-cell table:formula="of:=[.E462]+([.C462]-POWER(2;[.E462]))/(POWER(2;[.E462]+1)-POWER(2;[.E462]))" office:value-type="float" office:value="252">
            <text:p>252</text:p>
          </table:table-cell>
          <table:table-cell table:formula="of:=3735/LN([.B462]/0.772)-273" office:value-type="float" office:value="11.7790527743775">
            <text:p>12</text:p>
          </table:table-cell>
          <table:table-cell table:formula="of:=FLOOR(-38.4*[.D462]/LOG(EXP(1);[.$D$1])+431.5;1)" office:value-type="float" office:value="9">
            <text:p>9</text:p>
          </table:table-cell>
        </table:table-row>
        <table:table-row table:style-name="ro2">
          <table:table-cell office:value-type="float" office:value="59008">
            <text:p>59008</text:p>
          </table:table-cell>
          <table:table-cell table:formula="of:=470000/(65536*2/[.A463]-1)" office:value-type="float" office:value="384849.023090586">
            <text:p>3.85E+5</text:p>
          </table:table-cell>
          <table:table-cell table:formula="of:=[.B463]/0.772" office:value-type="float" office:value="498509.097267599">
            <text:p>4.99E+5</text:p>
          </table:table-cell>
          <table:table-cell table:formula="of:=LOG([.A463];[.$D$1])" office:value-type="float" office:value="253.57796704687">
            <text:p>253.5779670469</text:p>
          </table:table-cell>
          <table:table-cell table:formula="of:=FLOOR([.D463];1)" office:value-type="float" office:value="253">
            <text:p>253</text:p>
          </table:table-cell>
          <table:table-cell table:formula="of:=[.E463]+([.C463]-POWER(2;[.E463]))/(POWER(2;[.E463]+1)-POWER(2;[.E463]))" office:value-type="float" office:value="252">
            <text:p>252</text:p>
          </table:table-cell>
          <table:table-cell table:formula="of:=3735/LN([.B463]/0.772)-273" office:value-type="float" office:value="11.6933940954945">
            <text:p>12</text:p>
          </table:table-cell>
          <table:table-cell table:formula="of:=FLOOR(-38.4*[.D463]/LOG(EXP(1);[.$D$1])+431.5;1)" office:value-type="float" office:value="9">
            <text:p>9</text:p>
          </table:table-cell>
        </table:table-row>
        <table:table-row table:style-name="ro2">
          <table:table-cell office:value-type="float" office:value="59136">
            <text:p>59136</text:p>
          </table:table-cell>
          <table:table-cell table:formula="of:=470000/(65536*2/[.A464]-1)" office:value-type="float" office:value="386370.106761566">
            <text:p>3.86E+5</text:p>
          </table:table-cell>
          <table:table-cell table:formula="of:=[.B464]/0.772" office:value-type="float" office:value="500479.412903583">
            <text:p>5.00E+5</text:p>
          </table:table-cell>
          <table:table-cell table:formula="of:=LOG([.A464];[.$D$1])" office:value-type="float" office:value="253.627984662657">
            <text:p>253.6279846627</text:p>
          </table:table-cell>
          <table:table-cell table:formula="of:=FLOOR([.D464];1)" office:value-type="float" office:value="253">
            <text:p>253</text:p>
          </table:table-cell>
          <table:table-cell table:formula="of:=[.E464]+([.C464]-POWER(2;[.E464]))/(POWER(2;[.E464]+1)-POWER(2;[.E464]))" office:value-type="float" office:value="252">
            <text:p>252</text:p>
          </table:table-cell>
          <table:table-cell table:formula="of:=3735/LN([.B464]/0.772)-273" office:value-type="float" office:value="11.6078205585077">
            <text:p>12</text:p>
          </table:table-cell>
          <table:table-cell table:formula="of:=FLOOR(-38.4*[.D464]/LOG(EXP(1);[.$D$1])+431.5;1)" office:value-type="float" office:value="9">
            <text:p>9</text:p>
          </table:table-cell>
        </table:table-row>
        <table:table-row table:style-name="ro2">
          <table:table-cell office:value-type="float" office:value="59264">
            <text:p>59264</text:p>
          </table:table-cell>
          <table:table-cell table:formula="of:=470000/(65536*2/[.A465]-1)" office:value-type="float" office:value="387896.613190731">
            <text:p>3.88E+5</text:p>
          </table:table-cell>
          <table:table-cell table:formula="of:=[.B465]/0.772" office:value-type="float" office:value="502456.752837734">
            <text:p>5.02E+5</text:p>
          </table:table-cell>
          <table:table-cell table:formula="of:=LOG([.A465];[.$D$1])" office:value-type="float" office:value="253.677894132164">
            <text:p>253.6778941322</text:p>
          </table:table-cell>
          <table:table-cell table:formula="of:=FLOOR([.D465];1)" office:value-type="float" office:value="253">
            <text:p>253</text:p>
          </table:table-cell>
          <table:table-cell table:formula="of:=[.E465]+([.C465]-POWER(2;[.E465]))/(POWER(2;[.E465]+1)-POWER(2;[.E465]))" office:value-type="float" office:value="252">
            <text:p>252</text:p>
          </table:table-cell>
          <table:table-cell table:formula="of:=3735/LN([.B465]/0.772)-273" office:value-type="float" office:value="11.5223313717588">
            <text:p>12</text:p>
          </table:table-cell>
          <table:table-cell table:formula="of:=FLOOR(-38.4*[.D465]/LOG(EXP(1);[.$D$1])+431.5;1)" office:value-type="float" office:value="9">
            <text:p>9</text:p>
          </table:table-cell>
        </table:table-row>
        <table:table-row table:style-name="ro2">
          <table:table-cell office:value-type="float" office:value="59392">
            <text:p>59392</text:p>
          </table:table-cell>
          <table:table-cell table:formula="of:=470000/(65536*2/[.A466]-1)" office:value-type="float" office:value="389428.571428571">
            <text:p>3.89E+5</text:p>
          </table:table-cell>
          <table:table-cell table:formula="of:=[.B466]/0.772" office:value-type="float" office:value="504441.154700222">
            <text:p>5.04E+5</text:p>
          </table:table-cell>
          <table:table-cell table:formula="of:=LOG([.A466];[.$D$1])" office:value-type="float" office:value="253.727695922042">
            <text:p>253.727695922</text:p>
          </table:table-cell>
          <table:table-cell table:formula="of:=FLOOR([.D466];1)" office:value-type="float" office:value="253">
            <text:p>253</text:p>
          </table:table-cell>
          <table:table-cell table:formula="of:=[.E466]+([.C466]-POWER(2;[.E466]))/(POWER(2;[.E466]+1)-POWER(2;[.E466]))" office:value-type="float" office:value="252">
            <text:p>252</text:p>
          </table:table-cell>
          <table:table-cell table:formula="of:=3735/LN([.B466]/0.772)-273" office:value-type="float" office:value="11.4369257469724">
            <text:p>11</text:p>
          </table:table-cell>
          <table:table-cell table:formula="of:=FLOOR(-38.4*[.D466]/LOG(EXP(1);[.$D$1])+431.5;1)" office:value-type="float" office:value="9">
            <text:p>9</text:p>
          </table:table-cell>
        </table:table-row>
        <table:table-row table:style-name="ro2">
          <table:table-cell office:value-type="float" office:value="59520">
            <text:p>59520</text:p>
          </table:table-cell>
          <table:table-cell table:formula="of:=470000/(65536*2/[.A467]-1)" office:value-type="float" office:value="390966.010733453">
            <text:p>3.91E+5</text:p>
          </table:table-cell>
          <table:table-cell table:formula="of:=[.B467]/0.772" office:value-type="float" office:value="506432.656390483">
            <text:p>5.06E+5</text:p>
          </table:table-cell>
          <table:table-cell table:formula="of:=LOG([.A467];[.$D$1])" office:value-type="float" office:value="253.777390495927">
            <text:p>253.7773904959</text:p>
          </table:table-cell>
          <table:table-cell table:formula="of:=FLOOR([.D467];1)" office:value-type="float" office:value="253">
            <text:p>253</text:p>
          </table:table-cell>
          <table:table-cell table:formula="of:=[.E467]+([.C467]-POWER(2;[.E467]))/(POWER(2;[.E467]+1)-POWER(2;[.E467]))" office:value-type="float" office:value="252">
            <text:p>252</text:p>
          </table:table-cell>
          <table:table-cell table:formula="of:=3735/LN([.B467]/0.772)-273" office:value-type="float" office:value="11.3516028992111">
            <text:p>11</text:p>
          </table:table-cell>
          <table:table-cell table:formula="of:=FLOOR(-38.4*[.D467]/LOG(EXP(1);[.$D$1])+431.5;1)" office:value-type="float" office:value="9">
            <text:p>9</text:p>
          </table:table-cell>
        </table:table-row>
        <table:table-row table:style-name="ro2">
          <table:table-cell office:value-type="float" office:value="59648">
            <text:p>59648</text:p>
          </table:table-cell>
          <table:table-cell table:formula="of:=470000/(65536*2/[.A468]-1)" office:value-type="float" office:value="392508.960573477">
            <text:p>3.93E+5</text:p>
          </table:table-cell>
          <table:table-cell table:formula="of:=[.B468]/0.772" office:value-type="float" office:value="508431.296079633">
            <text:p>5.08E+5</text:p>
          </table:table-cell>
          <table:table-cell table:formula="of:=LOG([.A468];[.$D$1])" office:value-type="float" office:value="253.826978314469">
            <text:p>253.8269783145</text:p>
          </table:table-cell>
          <table:table-cell table:formula="of:=FLOOR([.D468];1)" office:value-type="float" office:value="253">
            <text:p>253</text:p>
          </table:table-cell>
          <table:table-cell table:formula="of:=[.E468]+([.C468]-POWER(2;[.E468]))/(POWER(2;[.E468]+1)-POWER(2;[.E468]))" office:value-type="float" office:value="252">
            <text:p>252</text:p>
          </table:table-cell>
          <table:table-cell table:formula="of:=3735/LN([.B468]/0.772)-273" office:value-type="float" office:value="11.2663620468323">
            <text:p>11</text:p>
          </table:table-cell>
          <table:table-cell table:formula="of:=FLOOR(-38.4*[.D468]/LOG(EXP(1);[.$D$1])+431.5;1)" office:value-type="float" office:value="9">
            <text:p>9</text:p>
          </table:table-cell>
        </table:table-row>
        <table:table-row table:style-name="ro2">
          <table:table-cell office:value-type="float" office:value="59776">
            <text:p>59776</text:p>
          </table:table-cell>
          <table:table-cell table:formula="of:=470000/(65536*2/[.A469]-1)" office:value-type="float" office:value="394057.450628366">
            <text:p>3.94E+5</text:p>
          </table:table-cell>
          <table:table-cell table:formula="of:=[.B469]/0.772" office:value-type="float" office:value="510437.11221291">
            <text:p>5.10E+5</text:p>
          </table:table-cell>
          <table:table-cell table:formula="of:=LOG([.A469];[.$D$1])" office:value-type="float" office:value="253.876459835355">
            <text:p>253.8764598354</text:p>
          </table:table-cell>
          <table:table-cell table:formula="of:=FLOOR([.D469];1)" office:value-type="float" office:value="253">
            <text:p>253</text:p>
          </table:table-cell>
          <table:table-cell table:formula="of:=[.E469]+([.C469]-POWER(2;[.E469]))/(POWER(2;[.E469]+1)-POWER(2;[.E469]))" office:value-type="float" office:value="252">
            <text:p>252</text:p>
          </table:table-cell>
          <table:table-cell table:formula="of:=3735/LN([.B469]/0.772)-273" office:value-type="float" office:value="11.1812024114441">
            <text:p>11</text:p>
          </table:table-cell>
          <table:table-cell table:formula="of:=FLOOR(-38.4*[.D469]/LOG(EXP(1);[.$D$1])+431.5;1)" office:value-type="float" office:value="9">
            <text:p>9</text:p>
          </table:table-cell>
        </table:table-row>
        <table:table-row table:style-name="ro2">
          <table:table-cell office:value-type="float" office:value="59904">
            <text:p>59904</text:p>
          </table:table-cell>
          <table:table-cell table:formula="of:=470000/(65536*2/[.A470]-1)" office:value-type="float" office:value="395611.510791367">
            <text:p>3.96E+5</text:p>
          </table:table-cell>
          <table:table-cell table:formula="of:=[.B470]/0.772" office:value-type="float" office:value="512450.143512133">
            <text:p>5.12E+5</text:p>
          </table:table-cell>
          <table:table-cell table:formula="of:=LOG([.A470];[.$D$1])" office:value-type="float" office:value="253.925835513335">
            <text:p>253.9258355133</text:p>
          </table:table-cell>
          <table:table-cell table:formula="of:=FLOOR([.D470];1)" office:value-type="float" office:value="253">
            <text:p>253</text:p>
          </table:table-cell>
          <table:table-cell table:formula="of:=[.E470]+([.C470]-POWER(2;[.E470]))/(POWER(2;[.E470]+1)-POWER(2;[.E470]))" office:value-type="float" office:value="252">
            <text:p>252</text:p>
          </table:table-cell>
          <table:table-cell table:formula="of:=3735/LN([.B470]/0.772)-273" office:value-type="float" office:value="11.096123217863">
            <text:p>11</text:p>
          </table:table-cell>
          <table:table-cell table:formula="of:=FLOOR(-38.4*[.D470]/LOG(EXP(1);[.$D$1])+431.5;1)" office:value-type="float" office:value="9">
            <text:p>9</text:p>
          </table:table-cell>
        </table:table-row>
        <table:table-row table:style-name="ro2">
          <table:table-cell office:value-type="float" office:value="60032">
            <text:p>60032</text:p>
          </table:table-cell>
          <table:table-cell table:formula="of:=470000/(65536*2/[.A471]-1)" office:value-type="float" office:value="397171.171171171">
            <text:p>3.97E+5</text:p>
          </table:table-cell>
          <table:table-cell table:formula="of:=[.B471]/0.772" office:value-type="float" office:value="514470.428978201">
            <text:p>5.14E+5</text:p>
          </table:table-cell>
          <table:table-cell table:formula="of:=LOG([.A471];[.$D$1])" office:value-type="float" office:value="253.975105800247">
            <text:p>253.9751058002</text:p>
          </table:table-cell>
          <table:table-cell table:formula="of:=FLOOR([.D471];1)" office:value-type="float" office:value="253">
            <text:p>253</text:p>
          </table:table-cell>
          <table:table-cell table:formula="of:=[.E471]+([.C471]-POWER(2;[.E471]))/(POWER(2;[.E471]+1)-POWER(2;[.E471]))" office:value-type="float" office:value="252">
            <text:p>252</text:p>
          </table:table-cell>
          <table:table-cell table:formula="of:=3735/LN([.B471]/0.772)-273" office:value-type="float" office:value="11.0111236940705">
            <text:p>11</text:p>
          </table:table-cell>
          <table:table-cell table:formula="of:=FLOOR(-38.4*[.D471]/LOG(EXP(1);[.$D$1])+431.5;1)" office:value-type="float" office:value="8">
            <text:p>8</text:p>
          </table:table-cell>
        </table:table-row>
        <table:table-row table:style-name="ro2">
          <table:table-cell office:value-type="float" office:value="60160">
            <text:p>60160</text:p>
          </table:table-cell>
          <table:table-cell table:formula="of:=470000/(65536*2/[.A472]-1)" office:value-type="float" office:value="398736.462093863">
            <text:p>3.99E+5</text:p>
          </table:table-cell>
          <table:table-cell table:formula="of:=[.B472]/0.772" office:value-type="float" office:value="516498.007893605">
            <text:p>5.16E+5</text:p>
          </table:table-cell>
          <table:table-cell table:formula="of:=LOG([.A472];[.$D$1])" office:value-type="float" office:value="254.02427114504">
            <text:p>254.024271145</text:p>
          </table:table-cell>
          <table:table-cell table:formula="of:=FLOOR([.D472];1)" office:value-type="float" office:value="254">
            <text:p>254</text:p>
          </table:table-cell>
          <table:table-cell table:formula="of:=[.E472]+([.C472]-POWER(2;[.E472]))/(POWER(2;[.E472]+1)-POWER(2;[.E472]))" office:value-type="float" office:value="253">
            <text:p>253</text:p>
          </table:table-cell>
          <table:table-cell table:formula="of:=3735/LN([.B472]/0.772)-273" office:value-type="float" office:value="10.926203071171">
            <text:p>11</text:p>
          </table:table-cell>
          <table:table-cell table:formula="of:=FLOOR(-38.4*[.D472]/LOG(EXP(1);[.$D$1])+431.5;1)" office:value-type="float" office:value="8">
            <text:p>8</text:p>
          </table:table-cell>
        </table:table-row>
        <table:table-row table:style-name="ro2">
          <table:table-cell office:value-type="float" office:value="60288">
            <text:p>60288</text:p>
          </table:table-cell>
          <table:table-cell table:formula="of:=470000/(65536*2/[.A473]-1)" office:value-type="float" office:value="400307.414104883">
            <text:p>4.00E+5</text:p>
          </table:table-cell>
          <table:table-cell table:formula="of:=[.B473]/0.772" office:value-type="float" office:value="518532.919824977">
            <text:p>5.19E+5</text:p>
          </table:table-cell>
          <table:table-cell table:formula="of:=LOG([.A473];[.$D$1])" office:value-type="float" office:value="254.073331993805">
            <text:p>254.0733319938</text:p>
          </table:table-cell>
          <table:table-cell table:formula="of:=FLOOR([.D473];1)" office:value-type="float" office:value="254">
            <text:p>254</text:p>
          </table:table-cell>
          <table:table-cell table:formula="of:=[.E473]+([.C473]-POWER(2;[.E473]))/(POWER(2;[.E473]+1)-POWER(2;[.E473]))" office:value-type="float" office:value="253">
            <text:p>253</text:p>
          </table:table-cell>
          <table:table-cell table:formula="of:=3735/LN([.B473]/0.772)-273" office:value-type="float" office:value="10.8413605833497">
            <text:p>11</text:p>
          </table:table-cell>
          <table:table-cell table:formula="of:=FLOOR(-38.4*[.D473]/LOG(EXP(1);[.$D$1])+431.5;1)" office:value-type="float" office:value="8">
            <text:p>8</text:p>
          </table:table-cell>
        </table:table-row>
        <table:table-row table:style-name="ro2">
          <table:table-cell office:value-type="float" office:value="60416">
            <text:p>60416</text:p>
          </table:table-cell>
          <table:table-cell table:formula="of:=470000/(65536*2/[.A474]-1)" office:value-type="float" office:value="401884.057971015">
            <text:p>4.02E+5</text:p>
          </table:table-cell>
          <table:table-cell table:formula="of:=[.B474]/0.772" office:value-type="float" office:value="520575.204625666">
            <text:p>5.21E+5</text:p>
          </table:table-cell>
          <table:table-cell table:formula="of:=LOG([.A474];[.$D$1])" office:value-type="float" office:value="254.12228878979">
            <text:p>254.1222887898</text:p>
          </table:table-cell>
          <table:table-cell table:formula="of:=FLOOR([.D474];1)" office:value-type="float" office:value="254">
            <text:p>254</text:p>
          </table:table-cell>
          <table:table-cell table:formula="of:=[.E474]+([.C474]-POWER(2;[.E474]))/(POWER(2;[.E474]+1)-POWER(2;[.E474]))" office:value-type="float" office:value="253">
            <text:p>253</text:p>
          </table:table-cell>
          <table:table-cell table:formula="of:=3735/LN([.B474]/0.772)-273" office:value-type="float" office:value="10.7565954678309">
            <text:p>11</text:p>
          </table:table-cell>
          <table:table-cell table:formula="of:=FLOOR(-38.4*[.D474]/LOG(EXP(1);[.$D$1])+431.5;1)" office:value-type="float" office:value="8">
            <text:p>8</text:p>
          </table:table-cell>
        </table:table-row>
        <table:table-row table:style-name="ro2">
          <table:table-cell office:value-type="float" office:value="60544">
            <text:p>60544</text:p>
          </table:table-cell>
          <table:table-cell table:formula="of:=470000/(65536*2/[.A475]-1)" office:value-type="float" office:value="403466.424682396">
            <text:p>4.03E+5</text:p>
          </table:table-cell>
          <table:table-cell table:formula="of:=[.B475]/0.772" office:value-type="float" office:value="522624.902438336">
            <text:p>5.23E+5</text:p>
          </table:table-cell>
          <table:table-cell table:formula="of:=LOG([.A475];[.$D$1])" office:value-type="float" office:value="254.171141973431">
            <text:p>254.1711419734</text:p>
          </table:table-cell>
          <table:table-cell table:formula="of:=FLOOR([.D475];1)" office:value-type="float" office:value="254">
            <text:p>254</text:p>
          </table:table-cell>
          <table:table-cell table:formula="of:=[.E475]+([.C475]-POWER(2;[.E475]))/(POWER(2;[.E475]+1)-POWER(2;[.E475]))" office:value-type="float" office:value="253">
            <text:p>253</text:p>
          </table:table-cell>
          <table:table-cell table:formula="of:=3735/LN([.B475]/0.772)-273" office:value-type="float" office:value="10.6719069648368">
            <text:p>11</text:p>
          </table:table-cell>
          <table:table-cell table:formula="of:=FLOOR(-38.4*[.D475]/LOG(EXP(1);[.$D$1])+431.5;1)" office:value-type="float" office:value="8">
            <text:p>8</text:p>
          </table:table-cell>
        </table:table-row>
        <table:table-row table:style-name="ro2">
          <table:table-cell office:value-type="float" office:value="60672">
            <text:p>60672</text:p>
          </table:table-cell>
          <table:table-cell table:formula="of:=470000/(65536*2/[.A476]-1)" office:value-type="float" office:value="405054.545454546">
            <text:p>4.05E+5</text:p>
          </table:table-cell>
          <table:table-cell table:formula="of:=[.B476]/0.772" office:value-type="float" office:value="524682.053697598">
            <text:p>5.25E+5</text:p>
          </table:table-cell>
          <table:table-cell table:formula="of:=LOG([.A476];[.$D$1])" office:value-type="float" office:value="254.219891982373">
            <text:p>254.2198919824</text:p>
          </table:table-cell>
          <table:table-cell table:formula="of:=FLOOR([.D476];1)" office:value-type="float" office:value="254">
            <text:p>254</text:p>
          </table:table-cell>
          <table:table-cell table:formula="of:=[.E476]+([.C476]-POWER(2;[.E476]))/(POWER(2;[.E476]+1)-POWER(2;[.E476]))" office:value-type="float" office:value="253">
            <text:p>253</text:p>
          </table:table-cell>
          <table:table-cell table:formula="of:=3735/LN([.B476]/0.772)-273" office:value-type="float" office:value="10.5872943175459">
            <text:p>11</text:p>
          </table:table-cell>
          <table:table-cell table:formula="of:=FLOOR(-38.4*[.D476]/LOG(EXP(1);[.$D$1])+431.5;1)" office:value-type="float" office:value="8">
            <text:p>8</text:p>
          </table:table-cell>
        </table:table-row>
        <table:table-row table:style-name="ro2">
          <table:table-cell office:value-type="float" office:value="60800">
            <text:p>60800</text:p>
          </table:table-cell>
          <table:table-cell table:formula="of:=470000/(65536*2/[.A477]-1)" office:value-type="float" office:value="406648.451730419">
            <text:p>4.07E+5</text:p>
          </table:table-cell>
          <table:table-cell table:formula="of:=[.B477]/0.772" office:value-type="float" office:value="526746.699132667">
            <text:p>5.27E+5</text:p>
          </table:table-cell>
          <table:table-cell table:formula="of:=LOG([.A477];[.$D$1])" office:value-type="float" office:value="254.268539251493">
            <text:p>254.2685392515</text:p>
          </table:table-cell>
          <table:table-cell table:formula="of:=FLOOR([.D477];1)" office:value-type="float" office:value="254">
            <text:p>254</text:p>
          </table:table-cell>
          <table:table-cell table:formula="of:=[.E477]+([.C477]-POWER(2;[.E477]))/(POWER(2;[.E477]+1)-POWER(2;[.E477]))" office:value-type="float" office:value="253">
            <text:p>253</text:p>
          </table:table-cell>
          <table:table-cell table:formula="of:=3735/LN([.B477]/0.772)-273" office:value-type="float" office:value="10.5027567720528">
            <text:p>11</text:p>
          </table:table-cell>
          <table:table-cell table:formula="of:=FLOOR(-38.4*[.D477]/LOG(EXP(1);[.$D$1])+431.5;1)" office:value-type="float" office:value="8">
            <text:p>8</text:p>
          </table:table-cell>
        </table:table-row>
        <table:table-row table:style-name="ro2">
          <table:table-cell office:value-type="float" office:value="60928">
            <text:p>60928</text:p>
          </table:table-cell>
          <table:table-cell table:formula="of:=470000/(65536*2/[.A478]-1)" office:value-type="float" office:value="408248.175182482">
            <text:p>4.08E+5</text:p>
          </table:table-cell>
          <table:table-cell table:formula="of:=[.B478]/0.772" office:value-type="float" office:value="528818.879770054">
            <text:p>5.29E+5</text:p>
          </table:table-cell>
          <table:table-cell table:formula="of:=LOG([.A478];[.$D$1])" office:value-type="float" office:value="254.317084212928">
            <text:p>254.3170842129</text:p>
          </table:table-cell>
          <table:table-cell table:formula="of:=FLOOR([.D478];1)" office:value-type="float" office:value="254">
            <text:p>254</text:p>
          </table:table-cell>
          <table:table-cell table:formula="of:=[.E478]+([.C478]-POWER(2;[.E478]))/(POWER(2;[.E478]+1)-POWER(2;[.E478]))" office:value-type="float" office:value="253">
            <text:p>253</text:p>
          </table:table-cell>
          <table:table-cell table:formula="of:=3735/LN([.B478]/0.772)-273" office:value-type="float" office:value="10.4182935773277">
            <text:p>10</text:p>
          </table:table-cell>
          <table:table-cell table:formula="of:=FLOOR(-38.4*[.D478]/LOG(EXP(1);[.$D$1])+431.5;1)" office:value-type="float" office:value="8">
            <text:p>8</text:p>
          </table:table-cell>
        </table:table-row>
        <table:table-row table:style-name="ro2">
          <table:table-cell office:value-type="float" office:value="61056">
            <text:p>61056</text:p>
          </table:table-cell>
          <table:table-cell table:formula="of:=470000/(65536*2/[.A479]-1)" office:value-type="float" office:value="409853.747714808">
            <text:p>4.10E+5</text:p>
          </table:table-cell>
          <table:table-cell table:formula="of:=[.B479]/0.772" office:value-type="float" office:value="530898.63693628">
            <text:p>5.31E+5</text:p>
          </table:table-cell>
          <table:table-cell table:formula="of:=LOG([.A479];[.$D$1])" office:value-type="float" office:value="254.365527296089">
            <text:p>254.3655272961</text:p>
          </table:table-cell>
          <table:table-cell table:formula="of:=FLOOR([.D479];1)" office:value-type="float" office:value="254">
            <text:p>254</text:p>
          </table:table-cell>
          <table:table-cell table:formula="of:=[.E479]+([.C479]-POWER(2;[.E479]))/(POWER(2;[.E479]+1)-POWER(2;[.E479]))" office:value-type="float" office:value="253">
            <text:p>253</text:p>
          </table:table-cell>
          <table:table-cell table:formula="of:=3735/LN([.B479]/0.772)-273" office:value-type="float" office:value="10.3339039851759">
            <text:p>10</text:p>
          </table:table-cell>
          <table:table-cell table:formula="of:=FLOOR(-38.4*[.D479]/LOG(EXP(1);[.$D$1])+431.5;1)" office:value-type="float" office:value="8">
            <text:p>8</text:p>
          </table:table-cell>
        </table:table-row>
        <table:table-row table:style-name="ro2">
          <table:table-cell office:value-type="float" office:value="61184">
            <text:p>61184</text:p>
          </table:table-cell>
          <table:table-cell table:formula="of:=470000/(65536*2/[.A480]-1)" office:value-type="float" office:value="411465.201465202">
            <text:p>4.11E+5</text:p>
          </table:table-cell>
          <table:table-cell table:formula="of:=[.B480]/0.772" office:value-type="float" office:value="532986.012260624">
            <text:p>5.33E+5</text:p>
          </table:table-cell>
          <table:table-cell table:formula="of:=LOG([.A480];[.$D$1])" office:value-type="float" office:value="254.413868927692">
            <text:p>254.4138689277</text:p>
          </table:table-cell>
          <table:table-cell table:formula="of:=FLOOR([.D480];1)" office:value-type="float" office:value="254">
            <text:p>254</text:p>
          </table:table-cell>
          <table:table-cell table:formula="of:=[.E480]+([.C480]-POWER(2;[.E480]))/(POWER(2;[.E480]+1)-POWER(2;[.E480]))" office:value-type="float" office:value="253">
            <text:p>253</text:p>
          </table:table-cell>
          <table:table-cell table:formula="of:=3735/LN([.B480]/0.772)-273" office:value-type="float" office:value="10.2495872501984">
            <text:p>10</text:p>
          </table:table-cell>
          <table:table-cell table:formula="of:=FLOOR(-38.4*[.D480]/LOG(EXP(1);[.$D$1])+431.5;1)" office:value-type="float" office:value="8">
            <text:p>8</text:p>
          </table:table-cell>
        </table:table-row>
        <table:table-row table:style-name="ro2">
          <table:table-cell office:value-type="float" office:value="61312">
            <text:p>61312</text:p>
          </table:table-cell>
          <table:table-cell table:formula="of:=470000/(65536*2/[.A481]-1)" office:value-type="float" office:value="413082.56880734">
            <text:p>4.13E+5</text:p>
          </table:table-cell>
          <table:table-cell table:formula="of:=[.B481]/0.772" office:value-type="float" office:value="535081.047677901">
            <text:p>5.35E+5</text:p>
          </table:table-cell>
          <table:table-cell table:formula="of:=LOG([.A481];[.$D$1])" office:value-type="float" office:value="254.462109531779">
            <text:p>254.4621095318</text:p>
          </table:table-cell>
          <table:table-cell table:formula="of:=FLOOR([.D481];1)" office:value-type="float" office:value="254">
            <text:p>254</text:p>
          </table:table-cell>
          <table:table-cell table:formula="of:=[.E481]+([.C481]-POWER(2;[.E481]))/(POWER(2;[.E481]+1)-POWER(2;[.E481]))" office:value-type="float" office:value="253">
            <text:p>253</text:p>
          </table:table-cell>
          <table:table-cell table:formula="of:=3735/LN([.B481]/0.772)-273" office:value-type="float" office:value="10.1653426297522">
            <text:p>10</text:p>
          </table:table-cell>
          <table:table-cell table:formula="of:=FLOOR(-38.4*[.D481]/LOG(EXP(1);[.$D$1])+431.5;1)" office:value-type="float" office:value="8">
            <text:p>8</text:p>
          </table:table-cell>
        </table:table-row>
        <table:table-row table:style-name="ro2">
          <table:table-cell office:value-type="float" office:value="61440">
            <text:p>61440</text:p>
          </table:table-cell>
          <table:table-cell table:formula="of:=470000/(65536*2/[.A482]-1)" office:value-type="float" office:value="414705.882352941">
            <text:p>4.15E+5</text:p>
          </table:table-cell>
          <table:table-cell table:formula="of:=[.B482]/0.772" office:value-type="float" office:value="537183.785431271">
            <text:p>5.37E+5</text:p>
          </table:table-cell>
          <table:table-cell table:formula="of:=LOG([.A482];[.$D$1])" office:value-type="float" office:value="254.510249529737">
            <text:p>254.5102495297</text:p>
          </table:table-cell>
          <table:table-cell table:formula="of:=FLOOR([.D482];1)" office:value-type="float" office:value="254">
            <text:p>254</text:p>
          </table:table-cell>
          <table:table-cell table:formula="of:=[.E482]+([.C482]-POWER(2;[.E482]))/(POWER(2;[.E482]+1)-POWER(2;[.E482]))" office:value-type="float" office:value="253">
            <text:p>253</text:p>
          </table:table-cell>
          <table:table-cell table:formula="of:=3735/LN([.B482]/0.772)-273" office:value-type="float" office:value="10.0811693839111">
            <text:p>10</text:p>
          </table:table-cell>
          <table:table-cell table:formula="of:=FLOOR(-38.4*[.D482]/LOG(EXP(1);[.$D$1])+431.5;1)" office:value-type="float" office:value="8">
            <text:p>8</text:p>
          </table:table-cell>
        </table:table-row>
        <table:table-row table:style-name="ro2">
          <table:table-cell office:value-type="float" office:value="61568">
            <text:p>61568</text:p>
          </table:table-cell>
          <table:table-cell table:formula="of:=470000/(65536*2/[.A483]-1)" office:value-type="float" office:value="416335.174953959">
            <text:p>4.16E+5</text:p>
          </table:table-cell>
          <table:table-cell table:formula="of:=[.B483]/0.772" office:value-type="float" office:value="539294.268075077">
            <text:p>5.39E+5</text:p>
          </table:table-cell>
          <table:table-cell table:formula="of:=LOG([.A483];[.$D$1])" office:value-type="float" office:value="254.558289340321">
            <text:p>254.5582893403</text:p>
          </table:table-cell>
          <table:table-cell table:formula="of:=FLOOR([.D483];1)" office:value-type="float" office:value="254">
            <text:p>254</text:p>
          </table:table-cell>
          <table:table-cell table:formula="of:=[.E483]+([.C483]-POWER(2;[.E483]))/(POWER(2;[.E483]+1)-POWER(2;[.E483]))" office:value-type="float" office:value="253">
            <text:p>253</text:p>
          </table:table-cell>
          <table:table-cell table:formula="of:=3735/LN([.B483]/0.772)-273" office:value-type="float" office:value="9.99706677542662">
            <text:p>10</text:p>
          </table:table-cell>
          <table:table-cell table:formula="of:=FLOOR(-38.4*[.D483]/LOG(EXP(1);[.$D$1])+431.5;1)" office:value-type="float" office:value="8">
            <text:p>8</text:p>
          </table:table-cell>
        </table:table-row>
        <table:table-row table:style-name="ro2">
          <table:table-cell office:value-type="float" office:value="61696">
            <text:p>61696</text:p>
          </table:table-cell>
          <table:table-cell table:formula="of:=470000/(65536*2/[.A484]-1)" office:value-type="float" office:value="417970.479704797">
            <text:p>4.18E+5</text:p>
          </table:table-cell>
          <table:table-cell table:formula="of:=[.B484]/0.772" office:value-type="float" office:value="541412.538477716">
            <text:p>5.41E+5</text:p>
          </table:table-cell>
          <table:table-cell table:formula="of:=LOG([.A484];[.$D$1])" office:value-type="float" office:value="254.60622937968">
            <text:p>254.6062293797</text:p>
          </table:table-cell>
          <table:table-cell table:formula="of:=FLOOR([.D484];1)" office:value-type="float" office:value="254">
            <text:p>254</text:p>
          </table:table-cell>
          <table:table-cell table:formula="of:=[.E484]+([.C484]-POWER(2;[.E484]))/(POWER(2;[.E484]+1)-POWER(2;[.E484]))" office:value-type="float" office:value="253">
            <text:p>253</text:p>
          </table:table-cell>
          <table:table-cell table:formula="of:=3735/LN([.B484]/0.772)-273" office:value-type="float" office:value="9.91303406968945">
            <text:p>10</text:p>
          </table:table-cell>
          <table:table-cell table:formula="of:=FLOOR(-38.4*[.D484]/LOG(EXP(1);[.$D$1])+431.5;1)" office:value-type="float" office:value="7">
            <text:p>7</text:p>
          </table:table-cell>
        </table:table-row>
        <table:table-row table:style-name="ro2">
          <table:table-cell office:value-type="float" office:value="61824">
            <text:p>61824</text:p>
          </table:table-cell>
          <table:table-cell table:formula="of:=470000/(65536*2/[.A485]-1)" office:value-type="float" office:value="419611.829944547">
            <text:p>4.20E+5</text:p>
          </table:table-cell>
          <table:table-cell table:formula="of:=[.B485]/0.772" office:value-type="float" office:value="543538.639824543">
            <text:p>5.44E+5</text:p>
          </table:table-cell>
          <table:table-cell table:formula="of:=LOG([.A485];[.$D$1])" office:value-type="float" office:value="254.654070061373">
            <text:p>254.6540700614</text:p>
          </table:table-cell>
          <table:table-cell table:formula="of:=FLOOR([.D485];1)" office:value-type="float" office:value="254">
            <text:p>254</text:p>
          </table:table-cell>
          <table:table-cell table:formula="of:=[.E485]+([.C485]-POWER(2;[.E485]))/(POWER(2;[.E485]+1)-POWER(2;[.E485]))" office:value-type="float" office:value="253">
            <text:p>253</text:p>
          </table:table-cell>
          <table:table-cell table:formula="of:=3735/LN([.B485]/0.772)-273" office:value-type="float" office:value="9.8290705346912">
            <text:p>10</text:p>
          </table:table-cell>
          <table:table-cell table:formula="of:=FLOOR(-38.4*[.D485]/LOG(EXP(1);[.$D$1])+431.5;1)" office:value-type="float" office:value="7">
            <text:p>7</text:p>
          </table:table-cell>
        </table:table-row>
        <table:table-row table:style-name="ro2">
          <table:table-cell office:value-type="float" office:value="61952">
            <text:p>61952</text:p>
          </table:table-cell>
          <table:table-cell table:formula="of:=470000/(65536*2/[.A486]-1)" office:value-type="float" office:value="421259.259259259">
            <text:p>4.21E+5</text:p>
          </table:table-cell>
          <table:table-cell table:formula="of:=[.B486]/0.772" office:value-type="float" office:value="545672.615620802">
            <text:p>5.46E+5</text:p>
          </table:table-cell>
          <table:table-cell table:formula="of:=LOG([.A486];[.$D$1])" office:value-type="float" office:value="254.701811796394">
            <text:p>254.7018117964</text:p>
          </table:table-cell>
          <table:table-cell table:formula="of:=FLOOR([.D486];1)" office:value-type="float" office:value="254">
            <text:p>254</text:p>
          </table:table-cell>
          <table:table-cell table:formula="of:=[.E486]+([.C486]-POWER(2;[.E486]))/(POWER(2;[.E486]+1)-POWER(2;[.E486]))" office:value-type="float" office:value="253">
            <text:p>253</text:p>
          </table:table-cell>
          <table:table-cell table:formula="of:=3735/LN([.B486]/0.772)-273" office:value-type="float" office:value="9.74517544098597">
            <text:p>10</text:p>
          </table:table-cell>
          <table:table-cell table:formula="of:=FLOOR(-38.4*[.D486]/LOG(EXP(1);[.$D$1])+431.5;1)" office:value-type="float" office:value="7">
            <text:p>7</text:p>
          </table:table-cell>
        </table:table-row>
        <table:table-row table:style-name="ro2">
          <table:table-cell office:value-type="float" office:value="62080">
            <text:p>62080</text:p>
          </table:table-cell>
          <table:table-cell table:formula="of:=470000/(65536*2/[.A487]-1)" office:value-type="float" office:value="422912.80148423">
            <text:p>4.23E+5</text:p>
          </table:table-cell>
          <table:table-cell table:formula="of:=[.B487]/0.772" office:value-type="float" office:value="547814.509694599">
            <text:p>5.48E+5</text:p>
          </table:table-cell>
          <table:table-cell table:formula="of:=LOG([.A487];[.$D$1])" office:value-type="float" office:value="254.749454993192">
            <text:p>254.7494549932</text:p>
          </table:table-cell>
          <table:table-cell table:formula="of:=FLOOR([.D487];1)" office:value-type="float" office:value="254">
            <text:p>254</text:p>
          </table:table-cell>
          <table:table-cell table:formula="of:=[.E487]+([.C487]-POWER(2;[.E487]))/(POWER(2;[.E487]+1)-POWER(2;[.E487]))" office:value-type="float" office:value="253">
            <text:p>253</text:p>
          </table:table-cell>
          <table:table-cell table:formula="of:=3735/LN([.B487]/0.772)-273" office:value-type="float" office:value="9.6613480616528">
            <text:p>10</text:p>
          </table:table-cell>
          <table:table-cell table:formula="of:=FLOOR(-38.4*[.D487]/LOG(EXP(1);[.$D$1])+431.5;1)" office:value-type="float" office:value="7">
            <text:p>7</text:p>
          </table:table-cell>
        </table:table-row>
        <table:table-row table:style-name="ro2">
          <table:table-cell office:value-type="float" office:value="62208">
            <text:p>62208</text:p>
          </table:table-cell>
          <table:table-cell table:formula="of:=470000/(65536*2/[.A488]-1)" office:value-type="float" office:value="424572.49070632">
            <text:p>4.25E+5</text:p>
          </table:table-cell>
          <table:table-cell table:formula="of:=[.B488]/0.772" office:value-type="float" office:value="549964.366199896">
            <text:p>5.50E+5</text:p>
          </table:table-cell>
          <table:table-cell table:formula="of:=LOG([.A488];[.$D$1])" office:value-type="float" office:value="254.797000057693">
            <text:p>254.7970000577</text:p>
          </table:table-cell>
          <table:table-cell table:formula="of:=FLOOR([.D488];1)" office:value-type="float" office:value="254">
            <text:p>254</text:p>
          </table:table-cell>
          <table:table-cell table:formula="of:=[.E488]+([.C488]-POWER(2;[.E488]))/(POWER(2;[.E488]+1)-POWER(2;[.E488]))" office:value-type="float" office:value="253">
            <text:p>253</text:p>
          </table:table-cell>
          <table:table-cell table:formula="of:=3735/LN([.B488]/0.772)-273" office:value-type="float" office:value="9.57758767225772">
            <text:p>10</text:p>
          </table:table-cell>
          <table:table-cell table:formula="of:=FLOOR(-38.4*[.D488]/LOG(EXP(1);[.$D$1])+431.5;1)" office:value-type="float" office:value="7">
            <text:p>7</text:p>
          </table:table-cell>
        </table:table-row>
        <table:table-row table:style-name="ro2">
          <table:table-cell office:value-type="float" office:value="62336">
            <text:p>62336</text:p>
          </table:table-cell>
          <table:table-cell table:formula="of:=470000/(65536*2/[.A489]-1)" office:value-type="float" office:value="426238.361266294">
            <text:p>4.26E+5</text:p>
          </table:table-cell>
          <table:table-cell table:formula="of:=[.B489]/0.772" office:value-type="float" office:value="552122.229619552">
            <text:p>5.52E+5</text:p>
          </table:table-cell>
          <table:table-cell table:formula="of:=LOG([.A489];[.$D$1])" office:value-type="float" office:value="254.844447393318">
            <text:p>254.8444473933</text:p>
          </table:table-cell>
          <table:table-cell table:formula="of:=FLOOR([.D489];1)" office:value-type="float" office:value="254">
            <text:p>254</text:p>
          </table:table-cell>
          <table:table-cell table:formula="of:=[.E489]+([.C489]-POWER(2;[.E489]))/(POWER(2;[.E489]+1)-POWER(2;[.E489]))" office:value-type="float" office:value="253">
            <text:p>253</text:p>
          </table:table-cell>
          <table:table-cell table:formula="of:=3735/LN([.B489]/0.772)-273" office:value-type="float" office:value="9.49389355081684">
            <text:p>9</text:p>
          </table:table-cell>
          <table:table-cell table:formula="of:=FLOOR(-38.4*[.D489]/LOG(EXP(1);[.$D$1])+431.5;1)" office:value-type="float" office:value="7">
            <text:p>7</text:p>
          </table:table-cell>
        </table:table-row>
        <table:table-row table:style-name="ro2">
          <table:table-cell office:value-type="float" office:value="62464">
            <text:p>62464</text:p>
          </table:table-cell>
          <table:table-cell table:formula="of:=470000/(65536*2/[.A490]-1)" office:value-type="float" office:value="427910.447761194">
            <text:p>4.28E+5</text:p>
          </table:table-cell>
          <table:table-cell table:formula="of:=[.B490]/0.772" office:value-type="float" office:value="554288.144768386">
            <text:p>5.54E+5</text:p>
          </table:table-cell>
          <table:table-cell table:formula="of:=LOG([.A490];[.$D$1])" office:value-type="float" office:value="254.891797401007">
            <text:p>254.891797401</text:p>
          </table:table-cell>
          <table:table-cell table:formula="of:=FLOOR([.D490];1)" office:value-type="float" office:value="254">
            <text:p>254</text:p>
          </table:table-cell>
          <table:table-cell table:formula="of:=[.E490]+([.C490]-POWER(2;[.E490]))/(POWER(2;[.E490]+1)-POWER(2;[.E490]))" office:value-type="float" office:value="253">
            <text:p>253</text:p>
          </table:table-cell>
          <table:table-cell table:formula="of:=3735/LN([.B490]/0.772)-273" office:value-type="float" office:value="9.41026497775891">
            <text:p>9</text:p>
          </table:table-cell>
          <table:table-cell table:formula="of:=FLOOR(-38.4*[.D490]/LOG(EXP(1);[.$D$1])+431.5;1)" office:value-type="float" office:value="7">
            <text:p>7</text:p>
          </table:table-cell>
        </table:table-row>
        <table:table-row table:style-name="ro2">
          <table:table-cell office:value-type="float" office:value="62592">
            <text:p>62592</text:p>
          </table:table-cell>
          <table:table-cell table:formula="of:=470000/(65536*2/[.A491]-1)" office:value-type="float" office:value="429588.785046729">
            <text:p>4.30E+5</text:p>
          </table:table-cell>
          <table:table-cell table:formula="of:=[.B491]/0.772" office:value-type="float" office:value="556462.156796281">
            <text:p>5.56E+5</text:p>
          </table:table-cell>
          <table:table-cell table:formula="of:=LOG([.A491];[.$D$1])" office:value-type="float" office:value="254.939050479236">
            <text:p>254.9390504792</text:p>
          </table:table-cell>
          <table:table-cell table:formula="of:=FLOOR([.D491];1)" office:value-type="float" office:value="254">
            <text:p>254</text:p>
          </table:table-cell>
          <table:table-cell table:formula="of:=[.E491]+([.C491]-POWER(2;[.E491]))/(POWER(2;[.E491]+1)-POWER(2;[.E491]))" office:value-type="float" office:value="253">
            <text:p>253</text:p>
          </table:table-cell>
          <table:table-cell table:formula="of:=3735/LN([.B491]/0.772)-273" office:value-type="float" office:value="9.32670123588872">
            <text:p>9</text:p>
          </table:table-cell>
          <table:table-cell table:formula="of:=FLOOR(-38.4*[.D491]/LOG(EXP(1);[.$D$1])+431.5;1)" office:value-type="float" office:value="7">
            <text:p>7</text:p>
          </table:table-cell>
        </table:table-row>
        <table:table-row table:style-name="ro2">
          <table:table-cell office:value-type="float" office:value="62720">
            <text:p>62720</text:p>
          </table:table-cell>
          <table:table-cell table:formula="of:=470000/(65536*2/[.A492]-1)" office:value-type="float" office:value="431273.4082397">
            <text:p>4.31E+5</text:p>
          </table:table-cell>
          <table:table-cell table:formula="of:=[.B492]/0.772" office:value-type="float" office:value="558644.311191322">
            <text:p>5.59E+5</text:p>
          </table:table-cell>
          <table:table-cell table:formula="of:=LOG([.A492];[.$D$1])" office:value-type="float" office:value="254.986207024042">
            <text:p>254.986207024</text:p>
          </table:table-cell>
          <table:table-cell table:formula="of:=FLOOR([.D492];1)" office:value-type="float" office:value="254">
            <text:p>254</text:p>
          </table:table-cell>
          <table:table-cell table:formula="of:=[.E492]+([.C492]-POWER(2;[.E492]))/(POWER(2;[.E492]+1)-POWER(2;[.E492]))" office:value-type="float" office:value="253">
            <text:p>253</text:p>
          </table:table-cell>
          <table:table-cell table:formula="of:=3735/LN([.B492]/0.772)-273" office:value-type="float" office:value="9.2432016103503">
            <text:p>9</text:p>
          </table:table-cell>
          <table:table-cell table:formula="of:=FLOOR(-38.4*[.D492]/LOG(EXP(1);[.$D$1])+431.5;1)" office:value-type="float" office:value="7">
            <text:p>7</text:p>
          </table:table-cell>
        </table:table-row>
        <table:table-row table:style-name="ro2">
          <table:table-cell office:value-type="float" office:value="62848">
            <text:p>62848</text:p>
          </table:table-cell>
          <table:table-cell table:formula="of:=470000/(65536*2/[.A493]-1)" office:value-type="float" office:value="432964.35272045">
            <text:p>4.33E+5</text:p>
          </table:table-cell>
          <table:table-cell table:formula="of:=[.B493]/0.772" office:value-type="float" office:value="560834.653782967">
            <text:p>5.61E+5</text:p>
          </table:table-cell>
          <table:table-cell table:formula="of:=LOG([.A493];[.$D$1])" office:value-type="float" office:value="255.033267429036">
            <text:p>255.033267429</text:p>
          </table:table-cell>
          <table:table-cell table:formula="of:=FLOOR([.D493];1)" office:value-type="float" office:value="255">
            <text:p>255</text:p>
          </table:table-cell>
          <table:table-cell table:formula="of:=[.E493]+([.C493]-POWER(2;[.E493]))/(POWER(2;[.E493]+1)-POWER(2;[.E493]))" office:value-type="float" office:value="254">
            <text:p>254</text:p>
          </table:table-cell>
          <table:table-cell table:formula="of:=3735/LN([.B493]/0.772)-273" office:value-type="float" office:value="9.15976538859064">
            <text:p>9</text:p>
          </table:table-cell>
          <table:table-cell table:formula="of:=FLOOR(-38.4*[.D493]/LOG(EXP(1);[.$D$1])+431.5;1)" office:value-type="float" office:value="7">
            <text:p>7</text:p>
          </table:table-cell>
        </table:table-row>
        <table:table-row table:style-name="ro2">
          <table:table-cell office:value-type="float" office:value="62976">
            <text:p>62976</text:p>
          </table:table-cell>
          <table:table-cell table:formula="of:=470000/(65536*2/[.A494]-1)" office:value-type="float" office:value="434661.654135338">
            <text:p>4.35E+5</text:p>
          </table:table-cell>
          <table:table-cell table:formula="of:=[.B494]/0.772" office:value-type="float" office:value="563033.230745257">
            <text:p>5.63E+5</text:p>
          </table:table-cell>
          <table:table-cell table:formula="of:=LOG([.A494];[.$D$1])" office:value-type="float" office:value="255.080232085428">
            <text:p>255.0802320854</text:p>
          </table:table-cell>
          <table:table-cell table:formula="of:=FLOOR([.D494];1)" office:value-type="float" office:value="255">
            <text:p>255</text:p>
          </table:table-cell>
          <table:table-cell table:formula="of:=[.E494]+([.C494]-POWER(2;[.E494]))/(POWER(2;[.E494]+1)-POWER(2;[.E494]))" office:value-type="float" office:value="254">
            <text:p>254</text:p>
          </table:table-cell>
          <table:table-cell table:formula="of:=3735/LN([.B494]/0.772)-273" office:value-type="float" office:value="9.07639186032367">
            <text:p>9</text:p>
          </table:table-cell>
          <table:table-cell table:formula="of:=FLOOR(-38.4*[.D494]/LOG(EXP(1);[.$D$1])+431.5;1)" office:value-type="float" office:value="7">
            <text:p>7</text:p>
          </table:table-cell>
        </table:table-row>
        <table:table-row table:style-name="ro2">
          <table:table-cell office:value-type="float" office:value="63104">
            <text:p>63104</text:p>
          </table:table-cell>
          <table:table-cell table:formula="of:=470000/(65536*2/[.A495]-1)" office:value-type="float" office:value="436365.348399247">
            <text:p>4.36E+5</text:p>
          </table:table-cell>
          <table:table-cell table:formula="of:=[.B495]/0.772" office:value-type="float" office:value="565240.08860006">
            <text:p>5.65E+5</text:p>
          </table:table-cell>
          <table:table-cell table:formula="of:=LOG([.A495];[.$D$1])" office:value-type="float" office:value="255.127101382047">
            <text:p>255.127101382</text:p>
          </table:table-cell>
          <table:table-cell table:formula="of:=FLOOR([.D495];1)" office:value-type="float" office:value="255">
            <text:p>255</text:p>
          </table:table-cell>
          <table:table-cell table:formula="of:=[.E495]+([.C495]-POWER(2;[.E495]))/(POWER(2;[.E495]+1)-POWER(2;[.E495]))" office:value-type="float" office:value="254">
            <text:p>254</text:p>
          </table:table-cell>
          <table:table-cell table:formula="of:=3735/LN([.B495]/0.772)-273" office:value-type="float" office:value="8.99308031749416">
            <text:p>9</text:p>
          </table:table-cell>
          <table:table-cell table:formula="of:=FLOOR(-38.4*[.D495]/LOG(EXP(1);[.$D$1])+431.5;1)" office:value-type="float" office:value="7">
            <text:p>7</text:p>
          </table:table-cell>
        </table:table-row>
        <table:table-row table:style-name="ro2">
          <table:table-cell office:value-type="float" office:value="63232">
            <text:p>63232</text:p>
          </table:table-cell>
          <table:table-cell table:formula="of:=470000/(65536*2/[.A496]-1)" office:value-type="float" office:value="438075.471698113">
            <text:p>4.38E+5</text:p>
          </table:table-cell>
          <table:table-cell table:formula="of:=[.B496]/0.772" office:value-type="float" office:value="567455.274220354">
            <text:p>5.67E+5</text:p>
          </table:table-cell>
          <table:table-cell table:formula="of:=LOG([.A496];[.$D$1])" office:value-type="float" office:value="255.173875705355">
            <text:p>255.1738757054</text:p>
          </table:table-cell>
          <table:table-cell table:formula="of:=FLOOR([.D496];1)" office:value-type="float" office:value="255">
            <text:p>255</text:p>
          </table:table-cell>
          <table:table-cell table:formula="of:=[.E496]+([.C496]-POWER(2;[.E496]))/(POWER(2;[.E496]+1)-POWER(2;[.E496]))" office:value-type="float" office:value="254">
            <text:p>254</text:p>
          </table:table-cell>
          <table:table-cell table:formula="of:=3735/LN([.B496]/0.772)-273" office:value-type="float" office:value="8.90983005424226">
            <text:p>9</text:p>
          </table:table-cell>
          <table:table-cell table:formula="of:=FLOOR(-38.4*[.D496]/LOG(EXP(1);[.$D$1])+431.5;1)" office:value-type="float" office:value="7">
            <text:p>7</text:p>
          </table:table-cell>
        </table:table-row>
        <table:table-row table:style-name="ro2">
          <table:table-cell office:value-type="float" office:value="63360">
            <text:p>63360</text:p>
          </table:table-cell>
          <table:table-cell table:formula="of:=470000/(65536*2/[.A497]-1)" office:value-type="float" office:value="439792.060491493">
            <text:p>4.40E+5</text:p>
          </table:table-cell>
          <table:table-cell table:formula="of:=[.B497]/0.772" office:value-type="float" office:value="569678.834833541">
            <text:p>5.70E+5</text:p>
          </table:table-cell>
          <table:table-cell table:formula="of:=LOG([.A497];[.$D$1])" office:value-type="float" office:value="255.220555439472">
            <text:p>255.2205554395</text:p>
          </table:table-cell>
          <table:table-cell table:formula="of:=FLOOR([.D497];1)" office:value-type="float" office:value="255">
            <text:p>255</text:p>
          </table:table-cell>
          <table:table-cell table:formula="of:=[.E497]+([.C497]-POWER(2;[.E497]))/(POWER(2;[.E497]+1)-POWER(2;[.E497]))" office:value-type="float" office:value="254">
            <text:p>254</text:p>
          </table:table-cell>
          <table:table-cell table:formula="of:=3735/LN([.B497]/0.772)-273" office:value-type="float" office:value="8.82664036686782">
            <text:p>9</text:p>
          </table:table-cell>
          <table:table-cell table:formula="of:=FLOOR(-38.4*[.D497]/LOG(EXP(1);[.$D$1])+431.5;1)" office:value-type="float" office:value="6">
            <text:p>6</text:p>
          </table:table-cell>
        </table:table-row>
        <table:table-row table:style-name="ro2">
          <table:table-cell office:value-type="float" office:value="63488">
            <text:p>63488</text:p>
          </table:table-cell>
          <table:table-cell table:formula="of:=470000/(65536*2/[.A498]-1)" office:value-type="float" office:value="441515.151515152">
            <text:p>4.42E+5</text:p>
          </table:table-cell>
          <table:table-cell table:formula="of:=[.B498]/0.772" office:value-type="float" office:value="571910.818024808">
            <text:p>5.72E+5</text:p>
          </table:table-cell>
          <table:table-cell table:formula="of:=LOG([.A498];[.$D$1])" office:value-type="float" office:value="255.26714096619">
            <text:p>255.2671409662</text:p>
          </table:table-cell>
          <table:table-cell table:formula="of:=FLOOR([.D498];1)" office:value-type="float" office:value="255">
            <text:p>255</text:p>
          </table:table-cell>
          <table:table-cell table:formula="of:=[.E498]+([.C498]-POWER(2;[.E498]))/(POWER(2;[.E498]+1)-POWER(2;[.E498]))" office:value-type="float" office:value="254">
            <text:p>254</text:p>
          </table:table-cell>
          <table:table-cell table:formula="of:=3735/LN([.B498]/0.772)-273" office:value-type="float" office:value="8.74351055379526">
            <text:p>9</text:p>
          </table:table-cell>
          <table:table-cell table:formula="of:=FLOOR(-38.4*[.D498]/LOG(EXP(1);[.$D$1])+431.5;1)" office:value-type="float" office:value="6">
            <text:p>6</text:p>
          </table:table-cell>
        </table:table-row>
        <table:table-row table:style-name="ro2">
          <table:table-cell office:value-type="float" office:value="63616">
            <text:p>63616</text:p>
          </table:table-cell>
          <table:table-cell table:formula="of:=470000/(65536*2/[.A499]-1)" office:value-type="float" office:value="443244.781783681">
            <text:p>4.43E+5</text:p>
          </table:table-cell>
          <table:table-cell table:formula="of:=[.B499]/0.772" office:value-type="float" office:value="574151.27174052">
            <text:p>5.74E+5</text:p>
          </table:table-cell>
          <table:table-cell table:formula="of:=LOG([.A499];[.$D$1])" office:value-type="float" office:value="255.313632664997">
            <text:p>255.313632665</text:p>
          </table:table-cell>
          <table:table-cell table:formula="of:=FLOOR([.D499];1)" office:value-type="float" office:value="255">
            <text:p>255</text:p>
          </table:table-cell>
          <table:table-cell table:formula="of:=[.E499]+([.C499]-POWER(2;[.E499]))/(POWER(2;[.E499]+1)-POWER(2;[.E499]))" office:value-type="float" office:value="254">
            <text:p>254</text:p>
          </table:table-cell>
          <table:table-cell table:formula="of:=3735/LN([.B499]/0.772)-273" office:value-type="float" office:value="8.66043991553863">
            <text:p>9</text:p>
          </table:table-cell>
          <table:table-cell table:formula="of:=FLOOR(-38.4*[.D499]/LOG(EXP(1);[.$D$1])+431.5;1)" office:value-type="float" office:value="6">
            <text:p>6</text:p>
          </table:table-cell>
        </table:table-row>
        <table:table-row table:style-name="ro2">
          <table:table-cell office:value-type="float" office:value="63744">
            <text:p>63744</text:p>
          </table:table-cell>
          <table:table-cell table:formula="of:=470000/(65536*2/[.A500]-1)" office:value-type="float" office:value="444980.988593156">
            <text:p>4.45E+5</text:p>
          </table:table-cell>
          <table:table-cell table:formula="of:=[.B500]/0.772" office:value-type="float" office:value="576400.244291653">
            <text:p>5.76E+5</text:p>
          </table:table-cell>
          <table:table-cell table:formula="of:=LOG([.A500];[.$D$1])" office:value-type="float" office:value="255.36003091309">
            <text:p>255.3600309131</text:p>
          </table:table-cell>
          <table:table-cell table:formula="of:=FLOOR([.D500];1)" office:value-type="float" office:value="255">
            <text:p>255</text:p>
          </table:table-cell>
          <table:table-cell table:formula="of:=[.E500]+([.C500]-POWER(2;[.E500]))/(POWER(2;[.E500]+1)-POWER(2;[.E500]))" office:value-type="float" office:value="254">
            <text:p>254</text:p>
          </table:table-cell>
          <table:table-cell table:formula="of:=3735/LN([.B500]/0.772)-273" office:value-type="float" office:value="8.57742775466647">
            <text:p>9</text:p>
          </table:table-cell>
          <table:table-cell table:formula="of:=FLOOR(-38.4*[.D500]/LOG(EXP(1);[.$D$1])+431.5;1)" office:value-type="float" office:value="6">
            <text:p>6</text:p>
          </table:table-cell>
        </table:table-row>
        <table:table-row table:style-name="ro2">
          <table:table-cell office:value-type="float" office:value="63872">
            <text:p>63872</text:p>
          </table:table-cell>
          <table:table-cell table:formula="of:=470000/(65536*2/[.A501]-1)" office:value-type="float" office:value="446723.80952381">
            <text:p>4.47E+5</text:p>
          </table:table-cell>
          <table:table-cell table:formula="of:=[.B501]/0.772" office:value-type="float" office:value="578657.784357266">
            <text:p>5.79E+5</text:p>
          </table:table-cell>
          <table:table-cell table:formula="of:=LOG([.A501];[.$D$1])" office:value-type="float" office:value="255.406336085397">
            <text:p>255.4063360854</text:p>
          </table:table-cell>
          <table:table-cell table:formula="of:=FLOOR([.D501];1)" office:value-type="float" office:value="255">
            <text:p>255</text:p>
          </table:table-cell>
          <table:table-cell table:formula="of:=[.E501]+([.C501]-POWER(2;[.E501]))/(POWER(2;[.E501]+1)-POWER(2;[.E501]))" office:value-type="float" office:value="254">
            <text:p>254</text:p>
          </table:table-cell>
          <table:table-cell table:formula="of:=3735/LN([.B501]/0.772)-273" office:value-type="float" office:value="8.49447337576754">
            <text:p>8</text:p>
          </table:table-cell>
          <table:table-cell table:formula="of:=FLOOR(-38.4*[.D501]/LOG(EXP(1);[.$D$1])+431.5;1)" office:value-type="float" office:value="6">
            <text:p>6</text:p>
          </table:table-cell>
        </table:table-row>
        <table:table-row table:style-name="ro2">
          <table:table-cell office:value-type="float" office:value="64000">
            <text:p>64000</text:p>
          </table:table-cell>
          <table:table-cell table:formula="of:=470000/(65536*2/[.A502]-1)" office:value-type="float" office:value="448473.282442748">
            <text:p>4.48E+5</text:p>
          </table:table-cell>
          <table:table-cell table:formula="of:=[.B502]/0.772" office:value-type="float" office:value="580923.940988016">
            <text:p>5.81E+5</text:p>
          </table:table-cell>
          <table:table-cell table:formula="of:=LOG([.A502];[.$D$1])" office:value-type="float" office:value="255.452548554594">
            <text:p>255.4525485546</text:p>
          </table:table-cell>
          <table:table-cell table:formula="of:=FLOOR([.D502];1)" office:value-type="float" office:value="255">
            <text:p>255</text:p>
          </table:table-cell>
          <table:table-cell table:formula="of:=[.E502]+([.C502]-POWER(2;[.E502]))/(POWER(2;[.E502]+1)-POWER(2;[.E502]))" office:value-type="float" office:value="254">
            <text:p>254</text:p>
          </table:table-cell>
          <table:table-cell table:formula="of:=3735/LN([.B502]/0.772)-273" office:value-type="float" office:value="8.41157608541619">
            <text:p>8</text:p>
          </table:table-cell>
          <table:table-cell table:formula="of:=FLOOR(-38.4*[.D502]/LOG(EXP(1);[.$D$1])+431.5;1)" office:value-type="float" office:value="6">
            <text:p>6</text:p>
          </table:table-cell>
        </table:table-row>
        <table:table-row table:style-name="ro2">
          <table:table-cell office:value-type="float" office:value="64128">
            <text:p>64128</text:p>
          </table:table-cell>
          <table:table-cell table:formula="of:=470000/(65536*2/[.A503]-1)" office:value-type="float" office:value="450229.445506692">
            <text:p>4.50E+5</text:p>
          </table:table-cell>
          <table:table-cell table:formula="of:=[.B503]/0.772" office:value-type="float" office:value="583198.763609705">
            <text:p>5.83E+5</text:p>
          </table:table-cell>
          <table:table-cell table:formula="of:=LOG([.A503];[.$D$1])" office:value-type="float" office:value="255.498668691124">
            <text:p>255.4986686911</text:p>
          </table:table-cell>
          <table:table-cell table:formula="of:=FLOOR([.D503];1)" office:value-type="float" office:value="255">
            <text:p>255</text:p>
          </table:table-cell>
          <table:table-cell table:formula="of:=[.E503]+([.C503]-POWER(2;[.E503]))/(POWER(2;[.E503]+1)-POWER(2;[.E503]))" office:value-type="float" office:value="254">
            <text:p>254</text:p>
          </table:table-cell>
          <table:table-cell table:formula="of:=3735/LN([.B503]/0.772)-273" office:value-type="float" office:value="8.32873519213808">
            <text:p>8</text:p>
          </table:table-cell>
          <table:table-cell table:formula="of:=FLOOR(-38.4*[.D503]/LOG(EXP(1);[.$D$1])+431.5;1)" office:value-type="float" office:value="6">
            <text:p>6</text:p>
          </table:table-cell>
        </table:table-row>
        <table:table-row table:style-name="ro2">
          <table:table-cell office:value-type="float" office:value="64256">
            <text:p>64256</text:p>
          </table:table-cell>
          <table:table-cell table:formula="of:=470000/(65536*2/[.A504]-1)" office:value-type="float" office:value="451992.337164751">
            <text:p>4.52E+5</text:p>
          </table:table-cell>
          <table:table-cell table:formula="of:=[.B504]/0.772" office:value-type="float" office:value="585482.30202688">
            <text:p>5.85E+5</text:p>
          </table:table-cell>
          <table:table-cell table:formula="of:=LOG([.A504];[.$D$1])" office:value-type="float" office:value="255.544696863213">
            <text:p>255.5446968632</text:p>
          </table:table-cell>
          <table:table-cell table:formula="of:=FLOOR([.D504];1)" office:value-type="float" office:value="255">
            <text:p>255</text:p>
          </table:table-cell>
          <table:table-cell table:formula="of:=[.E504]+([.C504]-POWER(2;[.E504]))/(POWER(2;[.E504]+1)-POWER(2;[.E504]))" office:value-type="float" office:value="254">
            <text:p>254</text:p>
          </table:table-cell>
          <table:table-cell table:formula="of:=3735/LN([.B504]/0.772)-273" office:value-type="float" office:value="8.2459500063764">
            <text:p>8</text:p>
          </table:table-cell>
          <table:table-cell table:formula="of:=FLOOR(-38.4*[.D504]/LOG(EXP(1);[.$D$1])+431.5;1)" office:value-type="float" office:value="6">
            <text:p>6</text:p>
          </table:table-cell>
        </table:table-row>
        <table:table-row table:style-name="ro2">
          <table:table-cell office:value-type="float" office:value="64384">
            <text:p>64384</text:p>
          </table:table-cell>
          <table:table-cell table:formula="of:=470000/(65536*2/[.A505]-1)" office:value-type="float" office:value="453761.996161229">
            <text:p>4.54E+5</text:p>
          </table:table-cell>
          <table:table-cell table:formula="of:=[.B505]/0.772" office:value-type="float" office:value="587774.606426462">
            <text:p>5.88E+5</text:p>
          </table:table-cell>
          <table:table-cell table:formula="of:=LOG([.A505];[.$D$1])" office:value-type="float" office:value="255.590633436889">
            <text:p>255.5906334369</text:p>
          </table:table-cell>
          <table:table-cell table:formula="of:=FLOOR([.D505];1)" office:value-type="float" office:value="255">
            <text:p>255</text:p>
          </table:table-cell>
          <table:table-cell table:formula="of:=[.E505]+([.C505]-POWER(2;[.E505]))/(POWER(2;[.E505]+1)-POWER(2;[.E505]))" office:value-type="float" office:value="254">
            <text:p>254</text:p>
          </table:table-cell>
          <table:table-cell table:formula="of:=3735/LN([.B505]/0.772)-273" office:value-type="float" office:value="8.1632198404576">
            <text:p>8</text:p>
          </table:table-cell>
          <table:table-cell table:formula="of:=FLOOR(-38.4*[.D505]/LOG(EXP(1);[.$D$1])+431.5;1)" office:value-type="float" office:value="6">
            <text:p>6</text:p>
          </table:table-cell>
        </table:table-row>
        <table:table-row table:style-name="ro2">
          <table:table-cell office:value-type="float" office:value="64512">
            <text:p>64512</text:p>
          </table:table-cell>
          <table:table-cell table:formula="of:=470000/(65536*2/[.A506]-1)" office:value-type="float" office:value="455538.461538462">
            <text:p>4.56E+5</text:p>
          </table:table-cell>
          <table:table-cell table:formula="of:=[.B506]/0.772" office:value-type="float" office:value="590075.727381427">
            <text:p>5.90E+5</text:p>
          </table:table-cell>
          <table:table-cell table:formula="of:=LOG([.A506];[.$D$1])" office:value-type="float" office:value="255.636478775999">
            <text:p>255.636478776</text:p>
          </table:table-cell>
          <table:table-cell table:formula="of:=FLOOR([.D506];1)" office:value-type="float" office:value="255">
            <text:p>255</text:p>
          </table:table-cell>
          <table:table-cell table:formula="of:=[.E506]+([.C506]-POWER(2;[.E506]))/(POWER(2;[.E506]+1)-POWER(2;[.E506]))" office:value-type="float" office:value="254">
            <text:p>254</text:p>
          </table:table-cell>
          <table:table-cell table:formula="of:=3735/LN([.B506]/0.772)-273" office:value-type="float" office:value="8.08054400855804">
            <text:p>8</text:p>
          </table:table-cell>
          <table:table-cell table:formula="of:=FLOOR(-38.4*[.D506]/LOG(EXP(1);[.$D$1])+431.5;1)" office:value-type="float" office:value="6">
            <text:p>6</text:p>
          </table:table-cell>
        </table:table-row>
        <table:table-row table:style-name="ro2">
          <table:table-cell office:value-type="float" office:value="64640">
            <text:p>64640</text:p>
          </table:table-cell>
          <table:table-cell table:formula="of:=470000/(65536*2/[.A507]-1)" office:value-type="float" office:value="457321.772639692">
            <text:p>4.57E+5</text:p>
          </table:table-cell>
          <table:table-cell table:formula="of:=[.B507]/0.772" office:value-type="float" office:value="592385.715854523">
            <text:p>5.92E+5</text:p>
          </table:table-cell>
          <table:table-cell table:formula="of:=LOG([.A507];[.$D$1])" office:value-type="float" office:value="255.682233242227">
            <text:p>255.6822332422</text:p>
          </table:table-cell>
          <table:table-cell table:formula="of:=FLOOR([.D507];1)" office:value-type="float" office:value="255">
            <text:p>255</text:p>
          </table:table-cell>
          <table:table-cell table:formula="of:=[.E507]+([.C507]-POWER(2;[.E507]))/(POWER(2;[.E507]+1)-POWER(2;[.E507]))" office:value-type="float" office:value="254">
            <text:p>254</text:p>
          </table:table-cell>
          <table:table-cell table:formula="of:=3735/LN([.B507]/0.772)-273" office:value-type="float" office:value="7.99792182667039">
            <text:p>8</text:p>
          </table:table-cell>
          <table:table-cell table:formula="of:=FLOOR(-38.4*[.D507]/LOG(EXP(1);[.$D$1])+431.5;1)" office:value-type="float" office:value="6">
            <text:p>6</text:p>
          </table:table-cell>
        </table:table-row>
        <table:table-row table:style-name="ro2">
          <table:table-cell office:value-type="float" office:value="64768">
            <text:p>64768</text:p>
          </table:table-cell>
          <table:table-cell table:formula="of:=470000/(65536*2/[.A508]-1)" office:value-type="float" office:value="459111.969111969">
            <text:p>4.59E+5</text:p>
          </table:table-cell>
          <table:table-cell table:formula="of:=[.B508]/0.772" office:value-type="float" office:value="594704.623202033">
            <text:p>5.95E+5</text:p>
          </table:table-cell>
          <table:table-cell table:formula="of:=LOG([.A508];[.$D$1])" office:value-type="float" office:value="255.727897195109">
            <text:p>255.7278971951</text:p>
          </table:table-cell>
          <table:table-cell table:formula="of:=FLOOR([.D508];1)" office:value-type="float" office:value="255">
            <text:p>255</text:p>
          </table:table-cell>
          <table:table-cell table:formula="of:=[.E508]+([.C508]-POWER(2;[.E508]))/(POWER(2;[.E508]+1)-POWER(2;[.E508]))" office:value-type="float" office:value="254">
            <text:p>254</text:p>
          </table:table-cell>
          <table:table-cell table:formula="of:=3735/LN([.B508]/0.772)-273" office:value-type="float" office:value="7.91535261257008">
            <text:p>8</text:p>
          </table:table-cell>
          <table:table-cell table:formula="of:=FLOOR(-38.4*[.D508]/LOG(EXP(1);[.$D$1])+431.5;1)" office:value-type="float" office:value="6">
            <text:p>6</text:p>
          </table:table-cell>
        </table:table-row>
        <table:table-row table:style-name="ro2">
          <table:table-cell office:value-type="float" office:value="64896">
            <text:p>64896</text:p>
          </table:table-cell>
          <table:table-cell table:formula="of:=470000/(65536*2/[.A509]-1)" office:value-type="float" office:value="460909.090909091">
            <text:p>4.61E+5</text:p>
          </table:table-cell>
          <table:table-cell table:formula="of:=[.B509]/0.772" office:value-type="float" office:value="597032.501177579">
            <text:p>5.97E+5</text:p>
          </table:table-cell>
          <table:table-cell table:formula="of:=LOG([.A509];[.$D$1])" office:value-type="float" office:value="255.773470992054">
            <text:p>255.7734709921</text:p>
          </table:table-cell>
          <table:table-cell table:formula="of:=FLOOR([.D509];1)" office:value-type="float" office:value="255">
            <text:p>255</text:p>
          </table:table-cell>
          <table:table-cell table:formula="of:=[.E509]+([.C509]-POWER(2;[.E509]))/(POWER(2;[.E509]+1)-POWER(2;[.E509]))" office:value-type="float" office:value="254">
            <text:p>254</text:p>
          </table:table-cell>
          <table:table-cell table:formula="of:=3735/LN([.B509]/0.772)-273" office:value-type="float" office:value="7.83283568578247">
            <text:p>8</text:p>
          </table:table-cell>
          <table:table-cell table:formula="of:=FLOOR(-38.4*[.D509]/LOG(EXP(1);[.$D$1])+431.5;1)" office:value-type="float" office:value="6">
            <text:p>6</text:p>
          </table:table-cell>
        </table:table-row>
        <table:table-row table:style-name="ro2">
          <table:table-cell office:value-type="float" office:value="65024">
            <text:p>65024</text:p>
          </table:table-cell>
          <table:table-cell table:formula="of:=470000/(65536*2/[.A510]-1)" office:value-type="float" office:value="462713.178294574">
            <text:p>4.63E+5</text:p>
          </table:table-cell>
          <table:table-cell table:formula="of:=[.B510]/0.772" office:value-type="float" office:value="599369.401935976">
            <text:p>5.99E+5</text:p>
          </table:table-cell>
          <table:table-cell table:formula="of:=LOG([.A510];[.$D$1])" office:value-type="float" office:value="255.818954988355">
            <text:p>255.8189549884</text:p>
          </table:table-cell>
          <table:table-cell table:formula="of:=FLOOR([.D510];1)" office:value-type="float" office:value="255">
            <text:p>255</text:p>
          </table:table-cell>
          <table:table-cell table:formula="of:=[.E510]+([.C510]-POWER(2;[.E510]))/(POWER(2;[.E510]+1)-POWER(2;[.E510]))" office:value-type="float" office:value="254">
            <text:p>254</text:p>
          </table:table-cell>
          <table:table-cell table:formula="of:=3735/LN([.B510]/0.772)-273" office:value-type="float" office:value="7.75037036754969">
            <text:p>8</text:p>
          </table:table-cell>
          <table:table-cell table:formula="of:=FLOOR(-38.4*[.D510]/LOG(EXP(1);[.$D$1])+431.5;1)" office:value-type="float" office:value="5">
            <text:p>5</text:p>
          </table:table-cell>
        </table:table-row>
        <table:table-row table:style-name="ro2">
          <table:table-cell office:value-type="float" office:value="65152">
            <text:p>65152</text:p>
          </table:table-cell>
          <table:table-cell table:formula="of:=470000/(65536*2/[.A511]-1)" office:value-type="float" office:value="464524.27184466">
            <text:p>4.65E+5</text:p>
          </table:table-cell>
          <table:table-cell table:formula="of:=[.B511]/0.772" office:value-type="float" office:value="601715.378037125">
            <text:p>6.02E+5</text:p>
          </table:table-cell>
          <table:table-cell table:formula="of:=LOG([.A511];[.$D$1])" office:value-type="float" office:value="255.864349537212">
            <text:p>255.8643495372</text:p>
          </table:table-cell>
          <table:table-cell table:formula="of:=FLOOR([.D511];1)" office:value-type="float" office:value="255">
            <text:p>255</text:p>
          </table:table-cell>
          <table:table-cell table:formula="of:=[.E511]+([.C511]-POWER(2;[.E511]))/(POWER(2;[.E511]+1)-POWER(2;[.E511]))" office:value-type="float" office:value="254">
            <text:p>254</text:p>
          </table:table-cell>
          <table:table-cell table:formula="of:=3735/LN([.B511]/0.772)-273" office:value-type="float" office:value="7.66795598079773">
            <text:p>8</text:p>
          </table:table-cell>
          <table:table-cell table:formula="of:=FLOOR(-38.4*[.D511]/LOG(EXP(1);[.$D$1])+431.5;1)" office:value-type="float" office:value="5">
            <text:p>5</text:p>
          </table:table-cell>
        </table:table-row>
        <table:table-row table:style-name="ro2">
          <table:table-cell office:value-type="float" office:value="65280">
            <text:p>65280</text:p>
          </table:table-cell>
          <table:table-cell table:formula="of:=470000/(65536*2/[.A512]-1)" office:value-type="float" office:value="466342.412451362">
            <text:p>4.66E+5</text:p>
          </table:table-cell>
          <table:table-cell table:formula="of:=[.B512]/0.772" office:value-type="float" office:value="604070.482449951">
            <text:p>6.04E+5</text:p>
          </table:table-cell>
          <table:table-cell table:formula="of:=LOG([.A512];[.$D$1])" office:value-type="float" office:value="255.909654989742">
            <text:p>255.9096549897</text:p>
          </table:table-cell>
          <table:table-cell table:formula="of:=FLOOR([.D512];1)" office:value-type="float" office:value="255">
            <text:p>255</text:p>
          </table:table-cell>
          <table:table-cell table:formula="of:=[.E512]+([.C512]-POWER(2;[.E512]))/(POWER(2;[.E512]+1)-POWER(2;[.E512]))" office:value-type="float" office:value="254">
            <text:p>254</text:p>
          </table:table-cell>
          <table:table-cell table:formula="of:=3735/LN([.B512]/0.772)-273" office:value-type="float" office:value="7.58559185010381">
            <text:p>8</text:p>
          </table:table-cell>
          <table:table-cell table:formula="of:=FLOOR(-38.4*[.D512]/LOG(EXP(1);[.$D$1])+431.5;1)" office:value-type="float" office:value="5">
            <text:p>5</text:p>
          </table:table-cell>
        </table:table-row>
        <table:table-row table:style-name="ro2">
          <table:table-cell office:value-type="float" office:value="65408">
            <text:p>65408</text:p>
          </table:table-cell>
          <table:table-cell table:formula="of:=470000/(65536*2/[.A513]-1)" office:value-type="float" office:value="468167.641325536">
            <text:p>4.68E+5</text:p>
          </table:table-cell>
          <table:table-cell table:formula="of:=[.B513]/0.772" office:value-type="float" office:value="606434.768556394">
            <text:p>6.06E+5</text:p>
          </table:table-cell>
          <table:table-cell table:formula="of:=LOG([.A513];[.$D$1])" office:value-type="float" office:value="255.954871695002">
            <text:p>255.954871695</text:p>
          </table:table-cell>
          <table:table-cell table:formula="of:=FLOOR([.D513];1)" office:value-type="float" office:value="255">
            <text:p>255</text:p>
          </table:table-cell>
          <table:table-cell table:formula="of:=[.E513]+([.C513]-POWER(2;[.E513]))/(POWER(2;[.E513]+1)-POWER(2;[.E513]))" office:value-type="float" office:value="254">
            <text:p>254</text:p>
          </table:table-cell>
          <table:table-cell table:formula="of:=3735/LN([.B513]/0.772)-273" office:value-type="float" office:value="7.50327730166384">
            <text:p>8</text:p>
          </table:table-cell>
          <table:table-cell table:formula="of:=FLOOR(-38.4*[.D513]/LOG(EXP(1);[.$D$1])+431.5;1)" office:value-type="float" office:value="5">
            <text:p>5</text:p>
          </table:table-cell>
        </table:table-row>
        <table:table-row table:style-name="ro2">
          <table:table-cell office:value-type="float" office:value="65536">
            <text:p>65536</text:p>
          </table:table-cell>
          <table:table-cell table:formula="of:=470000/(65536*2/[.A514]-1)" office:value-type="float" office:value="470000">
            <text:p>4.70E+5</text:p>
          </table:table-cell>
          <table:table-cell table:formula="of:=[.B514]/0.772" office:value-type="float" office:value="608808.29015544">
            <text:p>6.09E+5</text:p>
          </table:table-cell>
          <table:table-cell table:formula="of:=LOG([.A514];[.$D$1])" office:value-type="float" office:value="256">
            <text:p>256</text:p>
          </table:table-cell>
          <table:table-cell table:formula="of:=FLOOR([.D514];1)" office:value-type="float" office:value="256">
            <text:p>256</text:p>
          </table:table-cell>
          <table:table-cell table:formula="of:=[.E514]+([.C514]-POWER(2;[.E514]))/(POWER(2;[.E514]+1)-POWER(2;[.E514]))" office:value-type="float" office:value="255">
            <text:p>255</text:p>
          </table:table-cell>
          <table:table-cell table:formula="of:=3735/LN([.B514]/0.772)-273" office:value-type="float" office:value="7.42101166326012">
            <text:p>7</text:p>
          </table:table-cell>
          <table:table-cell table:formula="of:=FLOOR(-38.4*[.D514]/LOG(EXP(1);[.$D$1])+431.5;1)" office:value-type="float" office:value="5">
            <text:p>5</text:p>
          </table:table-cell>
        </table:table-row>
        <table:table-row table:style-name="ro2" table:number-rows-repeated="104806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2">
          <table:table-cell office:value-type="float" office:value="1">
            <text:p>1</text:p>
          </table:table-cell>
          <table:table-cell table:formula="of:=LOG([.A1];SQRT(SQRT(SQRT(SQRT(2)))))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LOG([.A2];SQRT(SQRT(SQRT(SQRT(2)))))" office:value-type="float" office:value="16">
            <text:p>16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LOG([.A3];SQRT(SQRT(SQRT(SQRT(2)))))" office:value-type="float" office:value="25.3594000115385">
            <text:p>25.3594000115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LOG([.A4];SQRT(SQRT(SQRT(SQRT(2)))))" office:value-type="float" office:value="32.0000000000001">
            <text:p>3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LOG([.A5];SQRT(SQRT(SQRT(SQRT(2)))))" office:value-type="float" office:value="37.1508495181979">
            <text:p>37.150849518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LOG([.A6];SQRT(SQRT(SQRT(SQRT(2)))))" office:value-type="float" office:value="41.3594000115386">
            <text:p>41.3594000115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LOG([.A7];SQRT(SQRT(SQRT(SQRT(2)))))" office:value-type="float" office:value="44.9176787529218">
            <text:p>44.9176787529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LOG([.A8];SQRT(SQRT(SQRT(SQRT(2)))))" office:value-type="float" office:value="48.0000000000001">
            <text:p>48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LOG([.A9];SQRT(SQRT(SQRT(SQRT(2)))))" office:value-type="float" office:value="50.7188000230771">
            <text:p>50.718800023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LOG([.A10];SQRT(SQRT(SQRT(SQRT(2)))))" office:value-type="float" office:value="53.1508495181979">
            <text:p>53.150849518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LOG([.A11];SQRT(SQRT(SQRT(SQRT(2)))))" office:value-type="float" office:value="55.3509058981969">
            <text:p>55.350905898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LOG([.A12];SQRT(SQRT(SQRT(SQRT(2)))))" office:value-type="float" office:value="57.3594000115386">
            <text:p>57.359400011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LOG([.A13];SQRT(SQRT(SQRT(SQRT(2)))))" office:value-type="float" office:value="59.2070354902576">
            <text:p>59.207035490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LOG([.A14];SQRT(SQRT(SQRT(SQRT(2)))))" office:value-type="float" office:value="60.9176787529218">
            <text:p>60.9176787529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LOG([.A15];SQRT(SQRT(SQRT(SQRT(2)))))" office:value-type="float" office:value="62.5102495297364">
            <text:p>62.510249529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LOG([.A16];SQRT(SQRT(SQRT(SQRT(2)))))" office:value-type="float" office:value="64.0000000000001">
            <text:p>6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LOG([.A17];SQRT(SQRT(SQRT(SQRT(2)))))" office:value-type="float" office:value="65.3994054600056">
            <text:p>65.3994054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LOG([.A18];SQRT(SQRT(SQRT(SQRT(2)))))" office:value-type="float" office:value="66.7188000230771">
            <text:p>66.718800023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LOG([.A19];SQRT(SQRT(SQRT(SQRT(2)))))" office:value-type="float" office:value="67.9668402150975">
            <text:p>67.966840215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LOG([.A20];SQRT(SQRT(SQRT(SQRT(2)))))" office:value-type="float" office:value="69.1508495181979">
            <text:p>69.150849518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LOG([.A21];SQRT(SQRT(SQRT(SQRT(2)))))" office:value-type="float" office:value="70.2770787644603">
            <text:p>70.277078764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formula="of:=LOG([.A22];SQRT(SQRT(SQRT(SQRT(2)))))" office:value-type="float" office:value="71.3509058981969">
            <text:p>71.3509058982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formula="of:=LOG([.A23];SQRT(SQRT(SQRT(SQRT(2)))))" office:value-type="float" office:value="72.3769912969124">
            <text:p>72.3769912969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formula="of:=LOG([.A24];SQRT(SQRT(SQRT(SQRT(2)))))" office:value-type="float" office:value="73.3594000115386">
            <text:p>73.359400011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LOG([.A25];SQRT(SQRT(SQRT(SQRT(2)))))" office:value-type="float" office:value="74.3016990363957">
            <text:p>74.3016990364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formula="of:=LOG([.A26];SQRT(SQRT(SQRT(SQRT(2)))))" office:value-type="float" office:value="75.2070354902576">
            <text:p>75.207035490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formula="of:=LOG([.A27];SQRT(SQRT(SQRT(SQRT(2)))))" office:value-type="float" office:value="76.0782000346156">
            <text:p>76.0782000346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formula="of:=LOG([.A28];SQRT(SQRT(SQRT(SQRT(2)))))" office:value-type="float" office:value="76.9176787529218">
            <text:p>76.9176787529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formula="of:=LOG([.A29];SQRT(SQRT(SQRT(SQRT(2)))))" office:value-type="float" office:value="77.7276959220413">
            <text:p>77.72769592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LOG([.A30];SQRT(SQRT(SQRT(SQRT(2)))))" office:value-type="float" office:value="78.5102495297365">
            <text:p>78.510249529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formula="of:=LOG([.A31];SQRT(SQRT(SQRT(SQRT(2)))))" office:value-type="float" office:value="79.2671409661902">
            <text:p>79.2671409662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LOG([.A32];SQRT(SQRT(SQRT(SQRT(2)))))" office:value-type="float" office:value="80.0000000000002">
            <text:p>8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formula="of:=LOG([.A33];SQRT(SQRT(SQRT(SQRT(2)))))" office:value-type="float" office:value="80.7103059097354">
            <text:p>80.710305909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formula="of:=LOG([.A34];SQRT(SQRT(SQRT(SQRT(2)))))" office:value-type="float" office:value="81.3994054600056">
            <text:p>81.39940546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formula="of:=LOG([.A35];SQRT(SQRT(SQRT(SQRT(2)))))" office:value-type="float" office:value="82.0685282711196">
            <text:p>82.0685282711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formula="of:=LOG([.A36];SQRT(SQRT(SQRT(SQRT(2)))))" office:value-type="float" office:value="82.7188000230771">
            <text:p>82.7188000231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formula="of:=LOG([.A37];SQRT(SQRT(SQRT(SQRT(2)))))" office:value-type="float" office:value="83.3512538500634">
            <text:p>83.3512538501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formula="of:=LOG([.A38];SQRT(SQRT(SQRT(SQRT(2)))))" office:value-type="float" office:value="83.9668402150975">
            <text:p>83.9668402151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formula="of:=LOG([.A39];SQRT(SQRT(SQRT(SQRT(2)))))" office:value-type="float" office:value="84.5664355017961">
            <text:p>84.5664355018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f:=LOG([.A40];SQRT(SQRT(SQRT(SQRT(2)))))" office:value-type="float" office:value="85.150849518198">
            <text:p>85.1508495182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formula="of:=LOG([.A41];SQRT(SQRT(SQRT(SQRT(2)))))" office:value-type="float" office:value="85.7208320738895">
            <text:p>85.7208320739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formula="of:=LOG([.A42];SQRT(SQRT(SQRT(SQRT(2)))))" office:value-type="float" office:value="86.2770787644604">
            <text:p>86.277078764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formula="of:=LOG([.A43];SQRT(SQRT(SQRT(SQRT(2)))))" office:value-type="float" office:value="86.8202360752337">
            <text:p>86.8202360752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f:=LOG([.A44];SQRT(SQRT(SQRT(SQRT(2)))))" office:value-type="float" office:value="87.3509058981969">
            <text:p>87.3509058982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LOG([.A45];SQRT(SQRT(SQRT(SQRT(2)))))" office:value-type="float" office:value="87.869649541275">
            <text:p>87.869649541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LOG([.A46];SQRT(SQRT(SQRT(SQRT(2)))))" office:value-type="float" office:value="88.3769912969124">
            <text:p>88.3769912969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formula="of:=LOG([.A47];SQRT(SQRT(SQRT(SQRT(2)))))" office:value-type="float" office:value="88.8734216268424">
            <text:p>88.8734216268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LOG([.A48];SQRT(SQRT(SQRT(SQRT(2)))))" office:value-type="float" office:value="89.3594000115387">
            <text:p>89.359400011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f:=LOG([.A49];SQRT(SQRT(SQRT(SQRT(2)))))" office:value-type="float" office:value="89.8353575058435">
            <text:p>89.835357505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LOG([.A50];SQRT(SQRT(SQRT(SQRT(2)))))" office:value-type="float" office:value="90.3016990363958">
            <text:p>90.3016990364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formula="of:=LOG([.A51];SQRT(SQRT(SQRT(SQRT(2)))))" office:value-type="float" office:value="90.7588054715441">
            <text:p>90.758805471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formula="of:=LOG([.A52];SQRT(SQRT(SQRT(SQRT(2)))))" office:value-type="float" office:value="91.2070354902577">
            <text:p>91.2070354903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formula="of:=LOG([.A53];SQRT(SQRT(SQRT(SQRT(2)))))" office:value-type="float" office:value="91.6467272730114">
            <text:p>91.64672727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formula="of:=LOG([.A54];SQRT(SQRT(SQRT(SQRT(2)))))" office:value-type="float" office:value="92.0782000346157">
            <text:p>92.0782000346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formula="of:=LOG([.A55];SQRT(SQRT(SQRT(SQRT(2)))))" office:value-type="float" office:value="92.5017554163948">
            <text:p>92.5017554164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formula="of:=LOG([.A56];SQRT(SQRT(SQRT(SQRT(2)))))" office:value-type="float" office:value="92.9176787529219">
            <text:p>92.9176787529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formula="of:=LOG([.A57];SQRT(SQRT(SQRT(SQRT(2)))))" office:value-type="float" office:value="93.3262402266361">
            <text:p>93.3262402266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formula="of:=LOG([.A58];SQRT(SQRT(SQRT(SQRT(2)))))" office:value-type="float" office:value="93.7276959220413">
            <text:p>93.727695922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formula="of:=LOG([.A59];SQRT(SQRT(SQRT(SQRT(2)))))" office:value-type="float" office:value="94.1222887897897">
            <text:p>94.122288789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formula="of:=LOG([.A60];SQRT(SQRT(SQRT(SQRT(2)))))" office:value-type="float" office:value="94.5102495297365">
            <text:p>94.5102495297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formula="of:=LOG([.A61];SQRT(SQRT(SQRT(SQRT(2)))))" office:value-type="float" office:value="94.8917974010064">
            <text:p>94.891797401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formula="of:=LOG([.A62];SQRT(SQRT(SQRT(SQRT(2)))))" office:value-type="float" office:value="95.2671409661902">
            <text:p>95.2671409662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formula="of:=LOG([.A63];SQRT(SQRT(SQRT(SQRT(2)))))" office:value-type="float" office:value="95.6364787759989">
            <text:p>95.636478776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formula="of:=LOG([.A64];SQRT(SQRT(SQRT(SQRT(2)))))" office:value-type="float" office:value="96.0000000000002">
            <text:p>96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formula="of:=LOG([.A65];SQRT(SQRT(SQRT(SQRT(2)))))" office:value-type="float" office:value="96.3578850084555">
            <text:p>96.357885008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table:formula="of:=LOG([.A66];SQRT(SQRT(SQRT(SQRT(2)))))" office:value-type="float" office:value="96.7103059097354">
            <text:p>96.710305909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formula="of:=LOG([.A67];SQRT(SQRT(SQRT(SQRT(2)))))" office:value-type="float" office:value="97.0574270473245">
            <text:p>97.0574270473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formula="of:=LOG([.A68];SQRT(SQRT(SQRT(SQRT(2)))))" office:value-type="float" office:value="97.3994054600056">
            <text:p>97.39940546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formula="of:=LOG([.A69];SQRT(SQRT(SQRT(SQRT(2)))))" office:value-type="float" office:value="97.7363913084509">
            <text:p>97.736391308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formula="of:=LOG([.A70];SQRT(SQRT(SQRT(SQRT(2)))))" office:value-type="float" office:value="98.0685282711197">
            <text:p>98.0685282711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formula="of:=LOG([.A71];SQRT(SQRT(SQRT(SQRT(2)))))" office:value-type="float" office:value="98.3959539120751">
            <text:p>98.3959539121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formula="of:=LOG([.A72];SQRT(SQRT(SQRT(SQRT(2)))))" office:value-type="float" office:value="98.7188000230772">
            <text:p>98.718800023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formula="of:=LOG([.A73];SQRT(SQRT(SQRT(SQRT(2)))))" office:value-type="float" office:value="99.0371929420805">
            <text:p>99.0371929421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formula="of:=LOG([.A74];SQRT(SQRT(SQRT(SQRT(2)))))" office:value-type="float" office:value="99.3512538500634">
            <text:p>99.3512538501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formula="of:=LOG([.A75];SQRT(SQRT(SQRT(SQRT(2)))))" office:value-type="float" office:value="99.6610990479343">
            <text:p>99.6610990479</text:p>
          </table:table-cell>
        </table:table-row>
        <table:table-row table:style-name="ro2">
          <table:table-cell office:value-type="float" office:value="76">
            <text:p>76</text:p>
          </table:table-cell>
          <table:table-cell table:formula="of:=LOG([.A76];SQRT(SQRT(SQRT(SQRT(2)))))" office:value-type="float" office:value="99.9668402150976">
            <text:p>99.9668402151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formula="of:=LOG([.A77];SQRT(SQRT(SQRT(SQRT(2)))))" office:value-type="float" office:value="100.268584651119">
            <text:p>100.2685846511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formula="of:=LOG([.A78];SQRT(SQRT(SQRT(SQRT(2)))))" office:value-type="float" office:value="100.566435501796">
            <text:p>100.5664355018</text:p>
          </table:table-cell>
        </table:table-row>
        <table:table-row table:style-name="ro2">
          <table:table-cell office:value-type="float" office:value="79">
            <text:p>79</text:p>
          </table:table-cell>
          <table:table-cell table:formula="of:=LOG([.A79];SQRT(SQRT(SQRT(SQRT(2)))))" office:value-type="float" office:value="100.860491970834">
            <text:p>100.8604919708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formula="of:=LOG([.A80];SQRT(SQRT(SQRT(SQRT(2)))))" office:value-type="float" office:value="101.150849518198">
            <text:p>101.1508495182</text:p>
          </table:table-cell>
        </table:table-row>
        <table:table-row table:style-name="ro2">
          <table:table-cell office:value-type="float" office:value="81">
            <text:p>81</text:p>
          </table:table-cell>
          <table:table-cell table:formula="of:=LOG([.A81];SQRT(SQRT(SQRT(SQRT(2)))))" office:value-type="float" office:value="101.437600046154">
            <text:p>101.4376000462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formula="of:=LOG([.A82];SQRT(SQRT(SQRT(SQRT(2)))))" office:value-type="float" office:value="101.72083207389">
            <text:p>101.7208320739</text:p>
          </table:table-cell>
        </table:table-row>
        <table:table-row table:style-name="ro2">
          <table:table-cell office:value-type="float" office:value="83">
            <text:p>83</text:p>
          </table:table-cell>
          <table:table-cell table:formula="of:=LOG([.A83];SQRT(SQRT(SQRT(SQRT(2)))))" office:value-type="float" office:value="102.000630901551">
            <text:p>102.000630901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formula="of:=LOG([.A84];SQRT(SQRT(SQRT(SQRT(2)))))" office:value-type="float" office:value="102.27707876446">
            <text:p>102.27707876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6">
      <number:scientific-number number:decimal-places="2" number:min-integer-digits="1" number:min-exponent-digits="1"/>
    </number:number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3" number:min-integer-digits="1"/>
    </number:number-style>
    <number:number-style style:name="N124">
      <number:number number:decimal-places="14" number:min-integer-digits="1"/>
    </number:number-style>
    <style:style style:name="Default" style:family="table-cell">
      <style:text-properties style:font-name-asian="AR PL KaitiM GB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9T21:44:05</meta:creation-date>
    <dc:date>2012-12-01T00:08:49</dc:date>
    <meta:editing-duration>P1DT9M6S</meta:editing-duration>
    <meta:editing-cycles>3</meta:editing-cycles>
    <meta:generator>LibreOffice/3.6$Linux_X86_64 LibreOffice_project/360m1$Build-2</meta:generator>
    <meta:document-statistic meta:table-count="2" meta:cell-count="42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3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symbol-type="named-symbol" chart:symbol-name="square" chart:symbol-width="0.01cm" chart:symbol-height="0.01cm" chart:regression-type="logarithmic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 style:data-style-name="N0">
      <style:chart-properties chart:symbol-type="named-symbol" chart:symbol-name="diamond" chart:symbol-width="0.25cm" chart:symbol-height="0.25cm" chart:regression-type="logarithmic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056cm" svg:height="8.965cm" xlink:href=".." xlink:type="simple" chart:class="chart:scatter" chart:style-name="ch1">
        <chart:plot-area chart:style-name="ch2" table:cell-range-address="Sheet1.A3:Sheet1.A2049 Sheet1.G3:Sheet1.G2049 Sheet1.I3:Sheet1.I2049" svg:x="0.751cm" svg:y="0.851cm" svg:width="13.703cm" svg:height="7.515cm">
          <chartooo:coordinate-region svg:x="1.558cm" svg:y="1.05cm" svg:width="12.339cm" svg:height="6.669cm"/>
          <chart:axis chart:dimension="x" chart:name="primary-x" chart:style-name="ch3"/>
          <chart:axis chart:dimension="y" chart:name="primary-y" chart:style-name="ch4"/>
          <chart:series chart:style-name="ch5" chart:values-cell-range-address="Sheet1.G3:Sheet1.G2049" chart:class="chart:scatter">
            <chart:domain table:cell-range-address="Sheet1.A3:Sheet1.A2049"/>
            <chart:regression-curve chart:style-name="ch6">
              <chart:equation svg:x="5.872cm" svg:y="1.413cm"/>
            </chart:regression-curve>
            <chart:data-point chart:repeated="2047"/>
          </chart:series>
          <chart:series chart:style-name="ch7" chart:values-cell-range-address="Sheet1.I3:Sheet1.I2049" chart:class="chart:scatter">
            <chart:regression-curve chart:style-name="ch8">
              <chart:equation svg:x="5.824cm" svg:y="2.365cm"/>
            </chart:regression-curve>
            <chart:data-point chart:repeated="20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Sheet1.A3:Sheet1.A2049</svg:desc>
                </draw:g>
              </table:table-cell>
              <table:table-cell office:value-type="float" office:value="311.620129497841">
                <text:p>311.620129497841</text:p>
                <draw:g>
                  <svg:desc>Sheet1.G3:Sheet1.G2049</svg:desc>
                </draw:g>
              </table:table-cell>
              <table:table-cell office:value-type="float" office:value="NaN">
                <text:p>NaN</text:p>
                <draw:g>
                  <svg:desc>Sheet1.I3:Sheet1.I20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254.32718820066">
                <text:p>254.32718820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4">
                <text:p>384</text:p>
              </table:table-cell>
              <table:table-cell office:value-type="float" office:value="225.709286080611">
                <text:p>225.709286080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">
                <text:p>512</text:p>
              </table:table-cell>
              <table:table-cell office:value-type="float" office:value="207.200864666985">
                <text:p>207.200864666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0">
                <text:p>640</text:p>
              </table:table-cell>
              <table:table-cell office:value-type="float" office:value="193.751335292366">
                <text:p>193.751335292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8">
                <text:p>768</text:p>
              </table:table-cell>
              <table:table-cell office:value-type="float" office:value="183.298961155269">
                <text:p>183.298961155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6">
                <text:p>896</text:p>
              </table:table-cell>
              <table:table-cell office:value-type="float" office:value="174.8118480296">
                <text:p>174.8118480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167.704240524316">
                <text:p>167.704240524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2">
                <text:p>1152</text:p>
              </table:table-cell>
              <table:table-cell office:value-type="float" office:value="161.613661153168">
                <text:p>161.613661153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0">
                <text:p>1280</text:p>
              </table:table-cell>
              <table:table-cell office:value-type="float" office:value="156.301185835487">
                <text:p>156.301185835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8">
                <text:p>1408</text:p>
              </table:table-cell>
              <table:table-cell office:value-type="float" office:value="151.601539562134">
                <text:p>151.601539562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36">
                <text:p>1536</text:p>
              </table:table-cell>
              <table:table-cell office:value-type="float" office:value="147.395945324847">
                <text:p>147.395945324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64">
                <text:p>1664</text:p>
              </table:table-cell>
              <table:table-cell office:value-type="float" office:value="143.596358312519">
                <text:p>143.596358312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92">
                <text:p>1792</text:p>
              </table:table-cell>
              <table:table-cell office:value-type="float" office:value="140.135819981362">
                <text:p>140.135819981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20">
                <text:p>1920</text:p>
              </table:table-cell>
              <table:table-cell office:value-type="float" office:value="136.962297497265">
                <text:p>136.962297497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48">
                <text:p>2048</text:p>
              </table:table-cell>
              <table:table-cell office:value-type="float" office:value="134.034605206537">
                <text:p>134.034605206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76">
                <text:p>2176</text:p>
              </table:table-cell>
              <table:table-cell office:value-type="float" office:value="131.319620753857">
                <text:p>131.319620753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04">
                <text:p>2304</text:p>
              </table:table-cell>
              <table:table-cell office:value-type="float" office:value="128.790334274636">
                <text:p>128.790334274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32">
                <text:p>2432</text:p>
              </table:table-cell>
              <table:table-cell office:value-type="float" office:value="126.424449737319">
                <text:p>126.424449737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60">
                <text:p>2560</text:p>
              </table:table-cell>
              <table:table-cell office:value-type="float" office:value="124.203361809538">
                <text:p>124.203361809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88">
                <text:p>2688</text:p>
              </table:table-cell>
              <table:table-cell office:value-type="float" office:value="122.111393993326">
                <text:p>122.111393993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16">
                <text:p>2816</text:p>
              </table:table-cell>
              <table:table-cell office:value-type="float" office:value="120.135222241353">
                <text:p>120.135222241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44">
                <text:p>2944</text:p>
              </table:table-cell>
              <table:table-cell office:value-type="float" office:value="118.263432646185">
                <text:p>118.263432646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72">
                <text:p>3072</text:p>
              </table:table-cell>
              <table:table-cell office:value-type="float" office:value="116.486177627063">
                <text:p>116.486177627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00">
                <text:p>3200</text:p>
              </table:table-cell>
              <table:table-cell office:value-type="float" office:value="114.794905547238">
                <text:p>114.794905547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28">
                <text:p>3328</text:p>
              </table:table-cell>
              <table:table-cell office:value-type="float" office:value="113.182145808522">
                <text:p>113.182145808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56">
                <text:p>3456</text:p>
              </table:table-cell>
              <table:table-cell office:value-type="float" office:value="111.64133637205">
                <text:p>111.64133637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84">
                <text:p>3584</text:p>
              </table:table-cell>
              <table:table-cell office:value-type="float" office:value="110.166684088125">
                <text:p>110.16668408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12">
                <text:p>3712</text:p>
              </table:table-cell>
              <table:table-cell office:value-type="float" office:value="108.753050659537">
                <text:p>108.753050659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40">
                <text:p>3840</text:p>
              </table:table-cell>
              <table:table-cell office:value-type="float" office:value="107.395858822494">
                <text:p>107.395858822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68">
                <text:p>3968</text:p>
              </table:table-cell>
              <table:table-cell office:value-type="float" office:value="106.091014613954">
                <text:p>106.091014613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96">
                <text:p>4096</text:p>
              </table:table-cell>
              <table:table-cell office:value-type="float" office:value="104.834842542848">
                <text:p>104.834842542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24">
                <text:p>4224</text:p>
              </table:table-cell>
              <table:table-cell office:value-type="float" office:value="103.624031191055">
                <text:p>103.624031191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52">
                <text:p>4352</text:p>
              </table:table-cell>
              <table:table-cell office:value-type="float" office:value="102.455587304171">
                <text:p>102.455587304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80">
                <text:p>4480</text:p>
              </table:table-cell>
              <table:table-cell office:value-type="float" office:value="101.326796838838">
                <text:p>101.326796838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08">
                <text:p>4608</text:p>
              </table:table-cell>
              <table:table-cell office:value-type="float" office:value="100.235191745765">
                <text:p>100.235191745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36">
                <text:p>4736</text:p>
              </table:table-cell>
              <table:table-cell office:value-type="float" office:value="99.1785215094666">
                <text:p>99.1785215094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64">
                <text:p>4864</text:p>
              </table:table-cell>
              <table:table-cell office:value-type="float" office:value="98.1547286545522">
                <text:p>98.1547286545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92">
                <text:p>4992</text:p>
              </table:table-cell>
              <table:table-cell office:value-type="float" office:value="97.161927576797">
                <text:p>97.161927576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20">
                <text:p>5120</text:p>
              </table:table-cell>
              <table:table-cell office:value-type="float" office:value="96.1983861747239">
                <text:p>96.1983861747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48">
                <text:p>5248</text:p>
              </table:table-cell>
              <table:table-cell office:value-type="float" office:value="95.2625098510183">
                <text:p>95.2625098510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76">
                <text:p>5376</text:p>
              </table:table-cell>
              <table:table-cell office:value-type="float" office:value="94.3528275281379">
                <text:p>94.3528275281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04">
                <text:p>5504</text:p>
              </table:table-cell>
              <table:table-cell office:value-type="float" office:value="93.4679793829741">
                <text:p>93.4679793829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32">
                <text:p>5632</text:p>
              </table:table-cell>
              <table:table-cell office:value-type="float" office:value="92.6067060544805">
                <text:p>92.6067060544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60">
                <text:p>5760</text:p>
              </table:table-cell>
              <table:table-cell office:value-type="float" office:value="91.767839118156">
                <text:p>91.767839118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88">
                <text:p>5888</text:p>
              </table:table-cell>
              <table:table-cell office:value-type="float" office:value="90.9502926540212">
                <text:p>90.9502926540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16">
                <text:p>6016</text:p>
              </table:table-cell>
              <table:table-cell office:value-type="float" office:value="90.1530557616751">
                <text:p>90.1530557616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44">
                <text:p>6144</text:p>
              </table:table-cell>
              <table:table-cell office:value-type="float" office:value="89.3751858982979">
                <text:p>89.3751858982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72">
                <text:p>6272</text:p>
              </table:table-cell>
              <table:table-cell office:value-type="float" office:value="88.6158029339698">
                <text:p>88.6158029339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00">
                <text:p>6400</text:p>
              </table:table-cell>
              <table:table-cell office:value-type="float" office:value="87.8740838340944">
                <text:p>87.8740838340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28">
                <text:p>6528</text:p>
              </table:table-cell>
              <table:table-cell office:value-type="float" office:value="87.1492578916291">
                <text:p>87.1492578916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56">
                <text:p>6656</text:p>
              </table:table-cell>
              <table:table-cell office:value-type="float" office:value="86.4406024426722">
                <text:p>86.4406024426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84">
                <text:p>6784</text:p>
              </table:table-cell>
              <table:table-cell office:value-type="float" office:value="85.7474390081009">
                <text:p>85.7474390081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12">
                <text:p>6912</text:p>
              </table:table-cell>
              <table:table-cell office:value-type="float" office:value="85.0691298116977">
                <text:p>85.0691298116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40">
                <text:p>7040</text:p>
              </table:table-cell>
              <table:table-cell office:value-type="float" office:value="84.4050746317748">
                <text:p>84.4050746317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68">
                <text:p>7168</text:p>
              </table:table-cell>
              <table:table-cell office:value-type="float" office:value="83.7547079488971">
                <text:p>83.7547079488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96">
                <text:p>7296</text:p>
              </table:table-cell>
              <table:table-cell office:value-type="float" office:value="83.1174963570977">
                <text:p>83.1174963570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424">
                <text:p>7424</text:p>
              </table:table-cell>
              <table:table-cell office:value-type="float" office:value="82.4929362100668">
                <text:p>82.4929362100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552">
                <text:p>7552</text:p>
              </table:table-cell>
              <table:table-cell office:value-type="float" office:value="81.8805514773228">
                <text:p>81.8805514773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680">
                <text:p>7680</text:p>
              </table:table-cell>
              <table:table-cell office:value-type="float" office:value="81.2798917884086">
                <text:p>81.2798917884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08">
                <text:p>7808</text:p>
              </table:table-cell>
              <table:table-cell office:value-type="float" office:value="80.6905306457767">
                <text:p>80.6905306457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36">
                <text:p>7936</text:p>
              </table:table-cell>
              <table:table-cell office:value-type="float" office:value="80.1120637892962">
                <text:p>80.1120637892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064">
                <text:p>8064</text:p>
              </table:table-cell>
              <table:table-cell office:value-type="float" office:value="79.544107697294">
                <text:p>79.544107697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92">
                <text:p>8192</text:p>
              </table:table-cell>
              <table:table-cell office:value-type="float" office:value="78.9862982107505">
                <text:p>78.9862982107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20">
                <text:p>8320</text:p>
              </table:table-cell>
              <table:table-cell office:value-type="float" office:value="78.438289268775">
                <text:p>78.438289268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448">
                <text:p>8448</text:p>
              </table:table-cell>
              <table:table-cell office:value-type="float" office:value="77.8997517447918">
                <text:p>77.8997517447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576">
                <text:p>8576</text:p>
              </table:table-cell>
              <table:table-cell office:value-type="float" office:value="77.3703723740182">
                <text:p>77.3703723740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704">
                <text:p>8704</text:p>
              </table:table-cell>
              <table:table-cell office:value-type="float" office:value="76.8498527638215">
                <text:p>76.8498527638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32">
                <text:p>8832</text:p>
              </table:table-cell>
              <table:table-cell office:value-type="float" office:value="76.3379084794305">
                <text:p>76.3379084794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60">
                <text:p>8960</text:p>
              </table:table-cell>
              <table:table-cell office:value-type="float" office:value="75.8342681982587">
                <text:p>75.8342681982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88">
                <text:p>9088</text:p>
              </table:table-cell>
              <table:table-cell office:value-type="float" office:value="75.3386729267863">
                <text:p>75.3386729267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216">
                <text:p>9216</text:p>
              </table:table-cell>
              <table:table-cell office:value-type="float" office:value="74.8508752745601">
                <text:p>74.8508752745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344">
                <text:p>9344</text:p>
              </table:table-cell>
              <table:table-cell office:value-type="float" office:value="74.3706387804133">
                <text:p>74.3706387804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472">
                <text:p>9472</text:p>
              </table:table-cell>
              <table:table-cell office:value-type="float" office:value="73.8977372864854">
                <text:p>73.8977372864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600">
                <text:p>9600</text:p>
              </table:table-cell>
              <table:table-cell office:value-type="float" office:value="73.4319543560545">
                <text:p>73.4319543560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728">
                <text:p>9728</text:p>
              </table:table-cell>
              <table:table-cell office:value-type="float" office:value="72.9730827315733">
                <text:p>72.9730827315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856">
                <text:p>9856</text:p>
              </table:table-cell>
              <table:table-cell office:value-type="float" office:value="72.5209238296413">
                <text:p>72.5209238296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984">
                <text:p>9984</text:p>
              </table:table-cell>
              <table:table-cell office:value-type="float" office:value="72.0752872699497">
                <text:p>72.0752872699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112">
                <text:p>10112</text:p>
              </table:table-cell>
              <table:table-cell office:value-type="float" office:value="71.6359904355096">
                <text:p>71.6359904355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240">
                <text:p>10240</text:p>
              </table:table-cell>
              <table:table-cell office:value-type="float" office:value="71.2028580617162">
                <text:p>71.2028580617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368">
                <text:p>10368</text:p>
              </table:table-cell>
              <table:table-cell office:value-type="float" office:value="70.7757218520226">
                <text:p>70.7757218520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496">
                <text:p>10496</text:p>
              </table:table-cell>
              <table:table-cell office:value-type="float" office:value="70.3544201181937">
                <text:p>70.3544201181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624">
                <text:p>10624</text:p>
              </table:table-cell>
              <table:table-cell office:value-type="float" office:value="69.9387974432883">
                <text:p>69.9387974432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52">
                <text:p>10752</text:p>
              </table:table-cell>
              <table:table-cell office:value-type="float" office:value="69.528704365677">
                <text:p>69.528704365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880">
                <text:p>10880</text:p>
              </table:table-cell>
              <table:table-cell office:value-type="float" office:value="69.1239970825493">
                <text:p>69.1239970825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008">
                <text:p>11008</text:p>
              </table:table-cell>
              <table:table-cell office:value-type="float" office:value="68.7245371714925">
                <text:p>68.7245371714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36">
                <text:p>11136</text:p>
              </table:table-cell>
              <table:table-cell office:value-type="float" office:value="68.3301913288445">
                <text:p>68.3301913288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64">
                <text:p>11264</text:p>
              </table:table-cell>
              <table:table-cell office:value-type="float" office:value="67.9408311236285">
                <text:p>67.9408311236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392">
                <text:p>11392</text:p>
              </table:table-cell>
              <table:table-cell office:value-type="float" office:value="67.5563327659763">
                <text:p>67.5563327659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520">
                <text:p>11520</text:p>
              </table:table-cell>
              <table:table-cell office:value-type="float" office:value="67.1765768890332">
                <text:p>67.1765768890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648">
                <text:p>11648</text:p>
              </table:table-cell>
              <table:table-cell office:value-type="float" office:value="66.8014483434196">
                <text:p>66.8014483434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776">
                <text:p>11776</text:p>
              </table:table-cell>
              <table:table-cell office:value-type="float" office:value="66.4308360033955">
                <text:p>66.4308360033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904">
                <text:p>11904</text:p>
              </table:table-cell>
              <table:table-cell office:value-type="float" office:value="66.0646325839437">
                <text:p>66.0646325839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032">
                <text:p>12032</text:p>
              </table:table-cell>
              <table:table-cell office:value-type="float" office:value="65.7027344680431">
                <text:p>65.7027344680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160">
                <text:p>12160</text:p>
              </table:table-cell>
              <table:table-cell office:value-type="float" office:value="65.3450415434657">
                <text:p>65.3450415434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288">
                <text:p>12288</text:p>
              </table:table-cell>
              <table:table-cell office:value-type="float" office:value="64.9914570484747">
                <text:p>64.9914570484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416">
                <text:p>12416</text:p>
              </table:table-cell>
              <table:table-cell office:value-type="float" office:value="64.6418874258516">
                <text:p>64.6418874258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44">
                <text:p>12544</text:p>
              </table:table-cell>
              <table:table-cell office:value-type="float" office:value="64.2962421847229">
                <text:p>64.2962421847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672">
                <text:p>12672</text:p>
              </table:table-cell>
              <table:table-cell office:value-type="float" office:value="63.9544337696918">
                <text:p>63.9544337696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800">
                <text:p>12800</text:p>
              </table:table-cell>
              <table:table-cell office:value-type="float" office:value="63.6163774368218">
                <text:p>63.6163774368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928">
                <text:p>12928</text:p>
              </table:table-cell>
              <table:table-cell office:value-type="float" office:value="63.2819911360461">
                <text:p>63.2819911360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056">
                <text:p>13056</text:p>
              </table:table-cell>
              <table:table-cell office:value-type="float" office:value="62.9511953996109">
                <text:p>62.9511953996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184">
                <text:p>13184</text:p>
              </table:table-cell>
              <table:table-cell office:value-type="float" office:value="62.6239132361873">
                <text:p>62.6239132361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312">
                <text:p>13312</text:p>
              </table:table-cell>
              <table:table-cell office:value-type="float" office:value="62.3000700303098">
                <text:p>62.3000700303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440">
                <text:p>13440</text:p>
              </table:table-cell>
              <table:table-cell office:value-type="float" office:value="61.9795934468269">
                <text:p>61.9795934468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568">
                <text:p>13568</text:p>
              </table:table-cell>
              <table:table-cell office:value-type="float" office:value="61.6624133400673">
                <text:p>61.6624133400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696">
                <text:p>13696</text:p>
              </table:table-cell>
              <table:table-cell office:value-type="float" office:value="61.3484616674475">
                <text:p>61.3484616674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824">
                <text:p>13824</text:p>
              </table:table-cell>
              <table:table-cell office:value-type="float" office:value="61.0376724072632">
                <text:p>61.0376724072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952">
                <text:p>13952</text:p>
              </table:table-cell>
              <table:table-cell office:value-type="float" office:value="60.729981480427">
                <text:p>60.729981480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080">
                <text:p>14080</text:p>
              </table:table-cell>
              <table:table-cell office:value-type="float" office:value="60.425326675925">
                <text:p>60.425326675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208">
                <text:p>14208</text:p>
              </table:table-cell>
              <table:table-cell office:value-type="float" office:value="60.1236475797884">
                <text:p>60.1236475797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336">
                <text:p>14336</text:p>
              </table:table-cell>
              <table:table-cell office:value-type="float" office:value="59.8248855073788">
                <text:p>59.8248855073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464">
                <text:p>14464</text:p>
              </table:table-cell>
              <table:table-cell office:value-type="float" office:value="59.528983438809">
                <text:p>59.528983438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592">
                <text:p>14592</text:p>
              </table:table-cell>
              <table:table-cell office:value-type="float" office:value="59.2358859573243">
                <text:p>59.2358859573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720">
                <text:p>14720</text:p>
              </table:table-cell>
              <table:table-cell office:value-type="float" office:value="58.9455391904862">
                <text:p>58.9455391904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848">
                <text:p>14848</text:p>
              </table:table-cell>
              <table:table-cell office:value-type="float" office:value="58.657890754006">
                <text:p>58.657890754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976">
                <text:p>14976</text:p>
              </table:table-cell>
              <table:table-cell office:value-type="float" office:value="58.3728896980886">
                <text:p>58.3728896980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104">
                <text:p>15104</text:p>
              </table:table-cell>
              <table:table-cell office:value-type="float" office:value="58.0904864561521">
                <text:p>58.0904864561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232">
                <text:p>15232</text:p>
              </table:table-cell>
              <table:table-cell office:value-type="float" office:value="57.8106327958014">
                <text:p>57.8106327958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360">
                <text:p>15360</text:p>
              </table:table-cell>
              <table:table-cell office:value-type="float" office:value="57.5332817719352">
                <text:p>57.5332817719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488">
                <text:p>15488</text:p>
              </table:table-cell>
              <table:table-cell office:value-type="float" office:value="57.2583876818794">
                <text:p>57.2583876818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616">
                <text:p>15616</text:p>
              </table:table-cell>
              <table:table-cell office:value-type="float" office:value="56.9859060224422">
                <text:p>56.9859060224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744">
                <text:p>15744</text:p>
              </table:table-cell>
              <table:table-cell office:value-type="float" office:value="56.7157934487935">
                <text:p>56.7157934487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872">
                <text:p>15872</text:p>
              </table:table-cell>
              <table:table-cell office:value-type="float" office:value="56.4480077350767">
                <text:p>56.4480077350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000">
                <text:p>16000</text:p>
              </table:table-cell>
              <table:table-cell office:value-type="float" office:value="56.1825077366669">
                <text:p>56.1825077366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128">
                <text:p>16128</text:p>
              </table:table-cell>
              <table:table-cell office:value-type="float" office:value="55.9192533539946">
                <text:p>55.9192533539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256">
                <text:p>16256</text:p>
              </table:table-cell>
              <table:table-cell office:value-type="float" office:value="55.6582054978566">
                <text:p>55.6582054978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384">
                <text:p>16384</text:p>
              </table:table-cell>
              <table:table-cell office:value-type="float" office:value="55.3993260561428">
                <text:p>55.3993260561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512">
                <text:p>16512</text:p>
              </table:table-cell>
              <table:table-cell office:value-type="float" office:value="55.1425778619106">
                <text:p>55.1425778619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640">
                <text:p>16640</text:p>
              </table:table-cell>
              <table:table-cell office:value-type="float" office:value="54.8879246627417">
                <text:p>54.8879246627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768">
                <text:p>16768</text:p>
              </table:table-cell>
              <table:table-cell office:value-type="float" office:value="54.6353310913203">
                <text:p>54.6353310913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896">
                <text:p>16896</text:p>
              </table:table-cell>
              <table:table-cell office:value-type="float" office:value="54.3847626371758">
                <text:p>54.3847626371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024">
                <text:p>17024</text:p>
              </table:table-cell>
              <table:table-cell office:value-type="float" office:value="54.1361856195348">
                <text:p>54.1361856195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152">
                <text:p>17152</text:p>
              </table:table-cell>
              <table:table-cell office:value-type="float" office:value="53.8895671612306">
                <text:p>53.8895671612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280">
                <text:p>17280</text:p>
              </table:table-cell>
              <table:table-cell office:value-type="float" office:value="53.6448751636224">
                <text:p>53.6448751636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408">
                <text:p>17408</text:p>
              </table:table-cell>
              <table:table-cell office:value-type="float" office:value="53.4020782824773">
                <text:p>53.4020782824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536">
                <text:p>17536</text:p>
              </table:table-cell>
              <table:table-cell office:value-type="float" office:value="53.1611459047705">
                <text:p>53.1611459047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664">
                <text:p>17664</text:p>
              </table:table-cell>
              <table:table-cell office:value-type="float" office:value="52.9220481263647">
                <text:p>52.9220481263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792">
                <text:p>17792</text:p>
              </table:table-cell>
              <table:table-cell office:value-type="float" office:value="52.6847557305262">
                <text:p>52.6847557305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920">
                <text:p>17920</text:p>
              </table:table-cell>
              <table:table-cell office:value-type="float" office:value="52.4492401672426">
                <text:p>52.4492401672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048">
                <text:p>18048</text:p>
              </table:table-cell>
              <table:table-cell office:value-type="float" office:value="52.215473533307">
                <text:p>52.215473533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176">
                <text:p>18176</text:p>
              </table:table-cell>
              <table:table-cell office:value-type="float" office:value="51.9834285531326">
                <text:p>51.9834285531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304">
                <text:p>18304</text:p>
              </table:table-cell>
              <table:table-cell office:value-type="float" office:value="51.7530785602685">
                <text:p>51.7530785602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432">
                <text:p>18432</text:p>
              </table:table-cell>
              <table:table-cell office:value-type="float" office:value="51.5243974795856">
                <text:p>51.5243974795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560">
                <text:p>18560</text:p>
              </table:table-cell>
              <table:table-cell office:value-type="float" office:value="51.2973598101029">
                <text:p>51.2973598101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688">
                <text:p>18688</text:p>
              </table:table-cell>
              <table:table-cell office:value-type="float" office:value="51.0719406084277">
                <text:p>51.0719406084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816">
                <text:p>18816</text:p>
              </table:table-cell>
              <table:table-cell office:value-type="float" office:value="50.8481154727842">
                <text:p>50.8481154727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944">
                <text:p>18944</text:p>
              </table:table-cell>
              <table:table-cell office:value-type="float" office:value="50.6258605276047">
                <text:p>50.6258605276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072">
                <text:p>19072</text:p>
              </table:table-cell>
              <table:table-cell office:value-type="float" office:value="50.4051524086601">
                <text:p>50.4051524086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200">
                <text:p>19200</text:p>
              </table:table-cell>
              <table:table-cell office:value-type="float" office:value="50.1859682487086">
                <text:p>50.1859682487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328">
                <text:p>19328</text:p>
              </table:table-cell>
              <table:table-cell office:value-type="float" office:value="49.9682856636383">
                <text:p>49.9682856636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456">
                <text:p>19456</text:p>
              </table:table-cell>
              <table:table-cell office:value-type="float" office:value="49.7520827390878">
                <text:p>49.7520827390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584">
                <text:p>19584</text:p>
              </table:table-cell>
              <table:table-cell office:value-type="float" office:value="49.5373380175209">
                <text:p>49.5373380175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712">
                <text:p>19712</text:p>
              </table:table-cell>
              <table:table-cell office:value-type="float" office:value="49.3240304857404">
                <text:p>49.3240304857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840">
                <text:p>19840</text:p>
              </table:table-cell>
              <table:table-cell office:value-type="float" office:value="49.112139562821">
                <text:p>49.112139562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968">
                <text:p>19968</text:p>
              </table:table-cell>
              <table:table-cell office:value-type="float" office:value="48.9016450884465">
                <text:p>48.9016450884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096">
                <text:p>20096</text:p>
              </table:table-cell>
              <table:table-cell office:value-type="float" office:value="48.6925273116341">
                <text:p>48.6925273116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224">
                <text:p>20224</text:p>
              </table:table-cell>
              <table:table-cell office:value-type="float" office:value="48.4847668798308">
                <text:p>48.4847668798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352">
                <text:p>20352</text:p>
              </table:table-cell>
              <table:table-cell office:value-type="float" office:value="48.2783448283673">
                <text:p>48.2783448283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480">
                <text:p>20480</text:p>
              </table:table-cell>
              <table:table-cell office:value-type="float" office:value="48.0732425702558">
                <text:p>48.0732425702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608">
                <text:p>20608</text:p>
              </table:table-cell>
              <table:table-cell office:value-type="float" office:value="47.8694418863183">
                <text:p>47.8694418863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736">
                <text:p>20736</text:p>
              </table:table-cell>
              <table:table-cell office:value-type="float" office:value="47.6669249156323">
                <text:p>47.6669249156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864">
                <text:p>20864</text:p>
              </table:table-cell>
              <table:table-cell office:value-type="float" office:value="47.4656741462823">
                <text:p>47.4656741462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992">
                <text:p>20992</text:p>
              </table:table-cell>
              <table:table-cell office:value-type="float" office:value="47.2656724064052">
                <text:p>47.2656724064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120">
                <text:p>21120</text:p>
              </table:table-cell>
              <table:table-cell office:value-type="float" office:value="47.066902855519">
                <text:p>47.066902855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248">
                <text:p>21248</text:p>
              </table:table-cell>
              <table:table-cell office:value-type="float" office:value="46.8693489761228">
                <text:p>46.8693489761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376">
                <text:p>21376</text:p>
              </table:table-cell>
              <table:table-cell office:value-type="float" office:value="46.6729945655607">
                <text:p>46.6729945655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504">
                <text:p>21504</text:p>
              </table:table-cell>
              <table:table-cell office:value-type="float" office:value="46.4778237281359">
                <text:p>46.4778237281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632">
                <text:p>21632</text:p>
              </table:table-cell>
              <table:table-cell office:value-type="float" office:value="46.2838208674704">
                <text:p>46.2838208674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760">
                <text:p>21760</text:p>
              </table:table-cell>
              <table:table-cell office:value-type="float" office:value="46.0909706790967">
                <text:p>46.0909706790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888">
                <text:p>21888</text:p>
              </table:table-cell>
              <table:table-cell office:value-type="float" office:value="45.8992581432772">
                <text:p>45.8992581432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016">
                <text:p>22016</text:p>
              </table:table-cell>
              <table:table-cell office:value-type="float" office:value="45.7086685180398">
                <text:p>45.7086685180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144">
                <text:p>22144</text:p>
              </table:table-cell>
              <table:table-cell office:value-type="float" office:value="45.519187332424">
                <text:p>45.519187332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272">
                <text:p>22272</text:p>
              </table:table-cell>
              <table:table-cell office:value-type="float" office:value="45.330800379929">
                <text:p>45.330800379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400">
                <text:p>22400</text:p>
              </table:table-cell>
              <table:table-cell office:value-type="float" office:value="45.143493712157">
                <text:p>45.143493712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528">
                <text:p>22528</text:p>
              </table:table-cell>
              <table:table-cell office:value-type="float" office:value="44.9572536326444">
                <text:p>44.9572536326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656">
                <text:p>22656</text:p>
              </table:table-cell>
              <table:table-cell office:value-type="float" office:value="44.7720666908755">
                <text:p>44.7720666908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784">
                <text:p>22784</text:p>
              </table:table-cell>
              <table:table-cell office:value-type="float" office:value="44.5879196764697">
                <text:p>44.5879196764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912">
                <text:p>22912</text:p>
              </table:table-cell>
              <table:table-cell office:value-type="float" office:value="44.4047996135397">
                <text:p>44.4047996135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040">
                <text:p>23040</text:p>
              </table:table-cell>
              <table:table-cell office:value-type="float" office:value="44.2226937552122">
                <text:p>44.2226937552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168">
                <text:p>23168</text:p>
              </table:table-cell>
              <table:table-cell office:value-type="float" office:value="44.0415895783058">
                <text:p>44.0415895783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296">
                <text:p>23296</text:p>
              </table:table-cell>
              <table:table-cell office:value-type="float" office:value="43.8614747781622">
                <text:p>43.8614747781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424">
                <text:p>23424</text:p>
              </table:table-cell>
              <table:table-cell office:value-type="float" office:value="43.6823372636237">
                <text:p>43.6823372636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3552">
                <text:p>23552</text:p>
              </table:table-cell>
              <table:table-cell office:value-type="float" office:value="43.5041651521536">
                <text:p>43.5041651521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3680">
                <text:p>23680</text:p>
              </table:table-cell>
              <table:table-cell office:value-type="float" office:value="43.3269467650932">
                <text:p>43.3269467650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808">
                <text:p>23808</text:p>
              </table:table-cell>
              <table:table-cell office:value-type="float" office:value="43.1506706230524">
                <text:p>43.150670623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936">
                <text:p>23936</text:p>
              </table:table-cell>
              <table:table-cell office:value-type="float" office:value="42.9753254414277">
                <text:p>42.9753254414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064">
                <text:p>24064</text:p>
              </table:table-cell>
              <table:table-cell office:value-type="float" office:value="42.8009001260459">
                <text:p>42.8009001260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192">
                <text:p>24192</text:p>
              </table:table-cell>
              <table:table-cell office:value-type="float" office:value="42.6273837689257">
                <text:p>42.6273837689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320">
                <text:p>24320</text:p>
              </table:table-cell>
              <table:table-cell office:value-type="float" office:value="42.4547656441576">
                <text:p>42.4547656441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4448">
                <text:p>24448</text:p>
              </table:table-cell>
              <table:table-cell office:value-type="float" office:value="42.2830352038943">
                <text:p>42.2830352038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576">
                <text:p>24576</text:p>
              </table:table-cell>
              <table:table-cell office:value-type="float" office:value="42.1121820744514">
                <text:p>42.1121820744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4704">
                <text:p>24704</text:p>
              </table:table-cell>
              <table:table-cell office:value-type="float" office:value="41.9421960525122">
                <text:p>41.9421960525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832">
                <text:p>24832</text:p>
              </table:table-cell>
              <table:table-cell office:value-type="float" office:value="41.7730671014344">
                <text:p>41.7730671014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960">
                <text:p>24960</text:p>
              </table:table-cell>
              <table:table-cell office:value-type="float" office:value="41.6047853476567">
                <text:p>41.6047853476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088">
                <text:p>25088</text:p>
              </table:table-cell>
              <table:table-cell office:value-type="float" office:value="41.4373410771987">
                <text:p>41.4373410771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216">
                <text:p>25216</text:p>
              </table:table-cell>
              <table:table-cell office:value-type="float" office:value="41.2707247322551">
                <text:p>41.2707247322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344">
                <text:p>25344</text:p>
              </table:table-cell>
              <table:table-cell office:value-type="float" office:value="41.1049269078786">
                <text:p>41.1049269078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472">
                <text:p>25472</text:p>
              </table:table-cell>
              <table:table-cell office:value-type="float" office:value="40.9399383487498">
                <text:p>40.9399383487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600">
                <text:p>25600</text:p>
              </table:table-cell>
              <table:table-cell office:value-type="float" office:value="40.7757499460309">
                <text:p>40.7757499460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728">
                <text:p>25728</text:p>
              </table:table-cell>
              <table:table-cell office:value-type="float" office:value="40.6123527343013">
                <text:p>40.6123527343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856">
                <text:p>25856</text:p>
              </table:table-cell>
              <table:table-cell office:value-type="float" office:value="40.449737888572">
                <text:p>40.449737888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984">
                <text:p>25984</text:p>
              </table:table-cell>
              <table:table-cell office:value-type="float" office:value="40.2878967213761">
                <text:p>40.2878967213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112">
                <text:p>26112</text:p>
              </table:table-cell>
              <table:table-cell office:value-type="float" office:value="40.126820679934">
                <text:p>40.126820679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240">
                <text:p>26240</text:p>
              </table:table-cell>
              <table:table-cell office:value-type="float" office:value="39.9665013433907">
                <text:p>39.9665013433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368">
                <text:p>26368</text:p>
              </table:table-cell>
              <table:table-cell office:value-type="float" office:value="39.8069304201222">
                <text:p>39.8069304201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496">
                <text:p>26496</text:p>
              </table:table-cell>
              <table:table-cell office:value-type="float" office:value="39.6480997451104">
                <text:p>39.6480997451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624">
                <text:p>26624</text:p>
              </table:table-cell>
              <table:table-cell office:value-type="float" office:value="39.4900012773829">
                <text:p>39.4900012773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752">
                <text:p>26752</text:p>
              </table:table-cell>
              <table:table-cell office:value-type="float" office:value="39.3326270975176">
                <text:p>39.3326270975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880">
                <text:p>26880</text:p>
              </table:table-cell>
              <table:table-cell office:value-type="float" office:value="39.1759694052074">
                <text:p>39.1759694052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008">
                <text:p>27008</text:p>
              </table:table-cell>
              <table:table-cell office:value-type="float" office:value="39.0200205168868">
                <text:p>39.0200205168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7136">
                <text:p>27136</text:p>
              </table:table-cell>
              <table:table-cell office:value-type="float" office:value="38.8647728634158">
                <text:p>38.8647728634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7264">
                <text:p>27264</text:p>
              </table:table-cell>
              <table:table-cell office:value-type="float" office:value="38.7102189878201">
                <text:p>38.7102189878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392">
                <text:p>27392</text:p>
              </table:table-cell>
              <table:table-cell office:value-type="float" office:value="38.556351543087">
                <text:p>38.556351543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7520">
                <text:p>27520</text:p>
              </table:table-cell>
              <table:table-cell office:value-type="float" office:value="38.4031632900141">
                <text:p>38.4031632900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7648">
                <text:p>27648</text:p>
              </table:table-cell>
              <table:table-cell office:value-type="float" office:value="38.2506470951097">
                <text:p>38.2506470951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776">
                <text:p>27776</text:p>
              </table:table-cell>
              <table:table-cell office:value-type="float" office:value="38.0987959285443">
                <text:p>38.0987959285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904">
                <text:p>27904</text:p>
              </table:table-cell>
              <table:table-cell office:value-type="float" office:value="37.9476028621495">
                <text:p>37.9476028621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032">
                <text:p>28032</text:p>
              </table:table-cell>
              <table:table-cell office:value-type="float" office:value="37.7970610674665">
                <text:p>37.7970610674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160">
                <text:p>28160</text:p>
              </table:table-cell>
              <table:table-cell office:value-type="float" office:value="37.6471638138383">
                <text:p>37.6471638138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288">
                <text:p>28288</text:p>
              </table:table-cell>
              <table:table-cell office:value-type="float" office:value="37.4979044665492">
                <text:p>37.4979044665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416">
                <text:p>28416</text:p>
              </table:table-cell>
              <table:table-cell office:value-type="float" office:value="37.3492764850059">
                <text:p>37.3492764850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544">
                <text:p>28544</text:p>
              </table:table-cell>
              <table:table-cell office:value-type="float" office:value="37.201273420962">
                <text:p>37.201273420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672">
                <text:p>28672</text:p>
              </table:table-cell>
              <table:table-cell office:value-type="float" office:value="37.053888916784">
                <text:p>37.053888916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800">
                <text:p>28800</text:p>
              </table:table-cell>
              <table:table-cell office:value-type="float" office:value="36.907116703756">
                <text:p>36.907116703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928">
                <text:p>28928</text:p>
              </table:table-cell>
              <table:table-cell office:value-type="float" office:value="36.7609506004252">
                <text:p>36.7609506004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056">
                <text:p>29056</text:p>
              </table:table-cell>
              <table:table-cell office:value-type="float" office:value="36.6153845109837">
                <text:p>36.6153845109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184">
                <text:p>29184</text:p>
              </table:table-cell>
              <table:table-cell office:value-type="float" office:value="36.4704124236882">
                <text:p>36.4704124236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312">
                <text:p>29312</text:p>
              </table:table-cell>
              <table:table-cell office:value-type="float" office:value="36.3260284093151">
                <text:p>36.3260284093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440">
                <text:p>29440</text:p>
              </table:table-cell>
              <table:table-cell office:value-type="float" office:value="36.1822266196507">
                <text:p>36.1822266196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9568">
                <text:p>29568</text:p>
              </table:table-cell>
              <table:table-cell office:value-type="float" office:value="36.0390012860152">
                <text:p>36.0390012860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696">
                <text:p>29696</text:p>
              </table:table-cell>
              <table:table-cell office:value-type="float" office:value="35.8963467178201">
                <text:p>35.8963467178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824">
                <text:p>29824</text:p>
              </table:table-cell>
              <table:table-cell office:value-type="float" office:value="35.754257301157">
                <text:p>35.754257301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952">
                <text:p>29952</text:p>
              </table:table-cell>
              <table:table-cell office:value-type="float" office:value="35.612727497419">
                <text:p>35.612727497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080">
                <text:p>30080</text:p>
              </table:table-cell>
              <table:table-cell office:value-type="float" office:value="35.4717518419512">
                <text:p>35.4717518419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208">
                <text:p>30208</text:p>
              </table:table-cell>
              <table:table-cell office:value-type="float" office:value="35.331324942732">
                <text:p>35.331324942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336">
                <text:p>30336</text:p>
              </table:table-cell>
              <table:table-cell office:value-type="float" office:value="35.1914414790825">
                <text:p>35.1914414790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464">
                <text:p>30464</text:p>
              </table:table-cell>
              <table:table-cell office:value-type="float" office:value="35.0520962004048">
                <text:p>35.0520962004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592">
                <text:p>30592</text:p>
              </table:table-cell>
              <table:table-cell office:value-type="float" office:value="34.9132839249469">
                <text:p>34.9132839249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720">
                <text:p>30720</text:p>
              </table:table-cell>
              <table:table-cell office:value-type="float" office:value="34.7749995385955">
                <text:p>34.7749995385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848">
                <text:p>30848</text:p>
              </table:table-cell>
              <table:table-cell office:value-type="float" office:value="34.6372379936931">
                <text:p>34.6372379936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976">
                <text:p>30976</text:p>
              </table:table-cell>
              <table:table-cell office:value-type="float" office:value="34.4999943078824">
                <text:p>34.4999943078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1104">
                <text:p>31104</text:p>
              </table:table-cell>
              <table:table-cell office:value-type="float" office:value="34.3632635629738">
                <text:p>34.3632635629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1232">
                <text:p>31232</text:p>
              </table:table-cell>
              <table:table-cell office:value-type="float" office:value="34.2270409038384">
                <text:p>34.2270409038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1360">
                <text:p>31360</text:p>
              </table:table-cell>
              <table:table-cell office:value-type="float" office:value="34.0913215373229">
                <text:p>34.0913215373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1488">
                <text:p>31488</text:p>
              </table:table-cell>
              <table:table-cell office:value-type="float" office:value="33.9561007311889">
                <text:p>33.9561007311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1616">
                <text:p>31616</text:p>
              </table:table-cell>
              <table:table-cell office:value-type="float" office:value="33.8213738130735">
                <text:p>33.8213738130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744">
                <text:p>31744</text:p>
              </table:table-cell>
              <table:table-cell office:value-type="float" office:value="33.6871361694721">
                <text:p>33.6871361694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1872">
                <text:p>31872</text:p>
              </table:table-cell>
              <table:table-cell office:value-type="float" office:value="33.5533832447424">
                <text:p>33.5533832447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2000">
                <text:p>32000</text:p>
              </table:table-cell>
              <table:table-cell office:value-type="float" office:value="33.4201105401288">
                <text:p>33.4201105401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2128">
                <text:p>32128</text:p>
              </table:table-cell>
              <table:table-cell office:value-type="float" office:value="33.2873136128072">
                <text:p>33.2873136128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2256">
                <text:p>32256</text:p>
              </table:table-cell>
              <table:table-cell office:value-type="float" office:value="33.1549880749496">
                <text:p>33.1549880749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2384">
                <text:p>32384</text:p>
              </table:table-cell>
              <table:table-cell office:value-type="float" office:value="33.0231295928073">
                <text:p>33.0231295928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2512">
                <text:p>32512</text:p>
              </table:table-cell>
              <table:table-cell office:value-type="float" office:value="32.8917338858138">
                <text:p>32.8917338858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2640">
                <text:p>32640</text:p>
              </table:table-cell>
              <table:table-cell office:value-type="float" office:value="32.7607967257051">
                <text:p>32.7607967257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768">
                <text:p>32768</text:p>
              </table:table-cell>
              <table:table-cell office:value-type="float" office:value="32.6303139356577">
                <text:p>32.6303139356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2896">
                <text:p>32896</text:p>
              </table:table-cell>
              <table:table-cell office:value-type="float" office:value="32.5002813894456">
                <text:p>32.5002813894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3024">
                <text:p>33024</text:p>
              </table:table-cell>
              <table:table-cell office:value-type="float" office:value="32.3706950106117">
                <text:p>32.3706950106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3152">
                <text:p>33152</text:p>
              </table:table-cell>
              <table:table-cell office:value-type="float" office:value="32.241550771658">
                <text:p>32.241550771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3280">
                <text:p>33280</text:p>
              </table:table-cell>
              <table:table-cell office:value-type="float" office:value="32.112844693251">
                <text:p>32.112844693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3408">
                <text:p>33408</text:p>
              </table:table-cell>
              <table:table-cell office:value-type="float" office:value="31.9845728434429">
                <text:p>31.9845728434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3536">
                <text:p>33536</text:p>
              </table:table-cell>
              <table:table-cell office:value-type="float" office:value="31.8567313369084">
                <text:p>31.8567313369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3664">
                <text:p>33664</text:p>
              </table:table-cell>
              <table:table-cell office:value-type="float" office:value="31.7293163341963">
                <text:p>31.7293163341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3792">
                <text:p>33792</text:p>
              </table:table-cell>
              <table:table-cell office:value-type="float" office:value="31.6023240409963">
                <text:p>31.6023240409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3920">
                <text:p>33920</text:p>
              </table:table-cell>
              <table:table-cell office:value-type="float" office:value="31.4757507074195">
                <text:p>31.4757507074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4048">
                <text:p>34048</text:p>
              </table:table-cell>
              <table:table-cell office:value-type="float" office:value="31.3495926272933">
                <text:p>31.3495926272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4176">
                <text:p>34176</text:p>
              </table:table-cell>
              <table:table-cell office:value-type="float" office:value="31.2238461374703">
                <text:p>31.2238461374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4304">
                <text:p>34304</text:p>
              </table:table-cell>
              <table:table-cell office:value-type="float" office:value="31.0985076171494">
                <text:p>31.0985076171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4432">
                <text:p>34432</text:p>
              </table:table-cell>
              <table:table-cell office:value-type="float" office:value="30.9735734872118">
                <text:p>30.9735734872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4560">
                <text:p>34560</text:p>
              </table:table-cell>
              <table:table-cell office:value-type="float" office:value="30.8490402095675">
                <text:p>30.8490402095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4688">
                <text:p>34688</text:p>
              </table:table-cell>
              <table:table-cell office:value-type="float" office:value="30.7249042865169">
                <text:p>30.7249042865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4816">
                <text:p>34816</text:p>
              </table:table-cell>
              <table:table-cell office:value-type="float" office:value="30.6011622601219">
                <text:p>30.6011622601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944">
                <text:p>34944</text:p>
              </table:table-cell>
              <table:table-cell office:value-type="float" office:value="30.4778107115909">
                <text:p>30.4778107115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5072">
                <text:p>35072</text:p>
              </table:table-cell>
              <table:table-cell office:value-type="float" office:value="30.3548462606747">
                <text:p>30.3548462606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5200">
                <text:p>35200</text:p>
              </table:table-cell>
              <table:table-cell office:value-type="float" office:value="30.2322655650733">
                <text:p>30.2322655650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5328">
                <text:p>35328</text:p>
              </table:table-cell>
              <table:table-cell office:value-type="float" office:value="30.1100653198552">
                <text:p>30.1100653198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5456">
                <text:p>35456</text:p>
              </table:table-cell>
              <table:table-cell office:value-type="float" office:value="29.9882422568858">
                <text:p>29.9882422568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5584">
                <text:p>35584</text:p>
              </table:table-cell>
              <table:table-cell office:value-type="float" office:value="29.8667931442678">
                <text:p>29.8667931442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5712">
                <text:p>35712</text:p>
              </table:table-cell>
              <table:table-cell office:value-type="float" office:value="29.7457147857916">
                <text:p>29.7457147857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840">
                <text:p>35840</text:p>
              </table:table-cell>
              <table:table-cell office:value-type="float" office:value="29.6250040203955">
                <text:p>29.6250040203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968">
                <text:p>35968</text:p>
              </table:table-cell>
              <table:table-cell office:value-type="float" office:value="29.5046577216361">
                <text:p>29.5046577216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6096">
                <text:p>36096</text:p>
              </table:table-cell>
              <table:table-cell office:value-type="float" office:value="29.3846727971688">
                <text:p>29.3846727971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224">
                <text:p>36224</text:p>
              </table:table-cell>
              <table:table-cell office:value-type="float" office:value="29.2650461882371">
                <text:p>29.2650461882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6352">
                <text:p>36352</text:p>
              </table:table-cell>
              <table:table-cell office:value-type="float" office:value="29.1457748691718">
                <text:p>29.1457748691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6480">
                <text:p>36480</text:p>
              </table:table-cell>
              <table:table-cell office:value-type="float" office:value="29.0268558468985">
                <text:p>29.0268558468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6608">
                <text:p>36608</text:p>
              </table:table-cell>
              <table:table-cell office:value-type="float" office:value="28.9082861604553">
                <text:p>28.9082861604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6736">
                <text:p>36736</text:p>
              </table:table-cell>
              <table:table-cell office:value-type="float" office:value="28.7900628805178">
                <text:p>28.7900628805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6864">
                <text:p>36864</text:p>
              </table:table-cell>
              <table:table-cell office:value-type="float" office:value="28.6721831089337">
                <text:p>28.6721831089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992">
                <text:p>36992</text:p>
              </table:table-cell>
              <table:table-cell office:value-type="float" office:value="28.5546439782648">
                <text:p>28.5546439782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7120">
                <text:p>37120</text:p>
              </table:table-cell>
              <table:table-cell office:value-type="float" office:value="28.4374426513382">
                <text:p>28.4374426513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7248">
                <text:p>37248</text:p>
              </table:table-cell>
              <table:table-cell office:value-type="float" office:value="28.3205763208044">
                <text:p>28.3205763208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7376">
                <text:p>37376</text:p>
              </table:table-cell>
              <table:table-cell office:value-type="float" office:value="28.2040422087042">
                <text:p>28.2040422087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7504">
                <text:p>37504</text:p>
              </table:table-cell>
              <table:table-cell office:value-type="float" office:value="28.0878375660422">
                <text:p>28.0878375660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7632">
                <text:p>37632</text:p>
              </table:table-cell>
              <table:table-cell office:value-type="float" office:value="27.971959672369">
                <text:p>27.971959672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7760">
                <text:p>37760</text:p>
              </table:table-cell>
              <table:table-cell office:value-type="float" office:value="27.8564058353697">
                <text:p>27.8564058353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7888">
                <text:p>37888</text:p>
              </table:table-cell>
              <table:table-cell office:value-type="float" office:value="27.7411733904601">
                <text:p>27.7411733904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8016">
                <text:p>38016</text:p>
              </table:table-cell>
              <table:table-cell office:value-type="float" office:value="27.6262597003896">
                <text:p>27.6262597003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8144">
                <text:p>38144</text:p>
              </table:table-cell>
              <table:table-cell office:value-type="float" office:value="27.5116621548514">
                <text:p>27.5116621548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8272">
                <text:p>38272</text:p>
              </table:table-cell>
              <table:table-cell office:value-type="float" office:value="27.3973781700992">
                <text:p>27.3973781700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8400">
                <text:p>38400</text:p>
              </table:table-cell>
              <table:table-cell office:value-type="float" office:value="27.28340518857">
                <text:p>27.28340518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8528">
                <text:p>38528</text:p>
              </table:table-cell>
              <table:table-cell office:value-type="float" office:value="27.1697406785146">
                <text:p>27.1697406785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8656">
                <text:p>38656</text:p>
              </table:table-cell>
              <table:table-cell office:value-type="float" office:value="27.0563821336332">
                <text:p>27.0563821336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8784">
                <text:p>38784</text:p>
              </table:table-cell>
              <table:table-cell office:value-type="float" office:value="26.9433270727178">
                <text:p>26.9433270727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8912">
                <text:p>38912</text:p>
              </table:table-cell>
              <table:table-cell office:value-type="float" office:value="26.8305730393003">
                <text:p>26.8305730393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9040">
                <text:p>39040</text:p>
              </table:table-cell>
              <table:table-cell office:value-type="float" office:value="26.7181176013071">
                <text:p>26.7181176013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9168">
                <text:p>39168</text:p>
              </table:table-cell>
              <table:table-cell office:value-type="float" office:value="26.6059583507191">
                <text:p>26.6059583507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9296">
                <text:p>39296</text:p>
              </table:table-cell>
              <table:table-cell office:value-type="float" office:value="26.4940929032376">
                <text:p>26.4940929032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9424">
                <text:p>39424</text:p>
              </table:table-cell>
              <table:table-cell office:value-type="float" office:value="26.3825188979553">
                <text:p>26.3825188979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9552">
                <text:p>39552</text:p>
              </table:table-cell>
              <table:table-cell office:value-type="float" office:value="26.2712339970337">
                <text:p>26.2712339970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9680">
                <text:p>39680</text:p>
              </table:table-cell>
              <table:table-cell office:value-type="float" office:value="26.160235885385">
                <text:p>26.16023588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9808">
                <text:p>39808</text:p>
              </table:table-cell>
              <table:table-cell office:value-type="float" office:value="26.0495222703599">
                <text:p>26.0495222703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9936">
                <text:p>39936</text:p>
              </table:table-cell>
              <table:table-cell office:value-type="float" office:value="25.9390908814399">
                <text:p>25.9390908814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064">
                <text:p>40064</text:p>
              </table:table-cell>
              <table:table-cell office:value-type="float" office:value="25.8289394699352">
                <text:p>25.8289394699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192">
                <text:p>40192</text:p>
              </table:table-cell>
              <table:table-cell office:value-type="float" office:value="25.7190658086877">
                <text:p>25.7190658086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320">
                <text:p>40320</text:p>
              </table:table-cell>
              <table:table-cell office:value-type="float" office:value="25.6094676917778">
                <text:p>25.609467691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448">
                <text:p>40448</text:p>
              </table:table-cell>
              <table:table-cell office:value-type="float" office:value="25.5001429342374">
                <text:p>25.5001429342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576">
                <text:p>40576</text:p>
              </table:table-cell>
              <table:table-cell office:value-type="float" office:value="25.3910893717664">
                <text:p>25.3910893717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704">
                <text:p>40704</text:p>
              </table:table-cell>
              <table:table-cell office:value-type="float" office:value="25.2823048604546">
                <text:p>25.2823048604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832">
                <text:p>40832</text:p>
              </table:table-cell>
              <table:table-cell office:value-type="float" office:value="25.1737872765073">
                <text:p>25.1737872765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960">
                <text:p>40960</text:p>
              </table:table-cell>
              <table:table-cell office:value-type="float" office:value="25.0655345159761">
                <text:p>25.0655345159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1088">
                <text:p>41088</text:p>
              </table:table-cell>
              <table:table-cell office:value-type="float" office:value="24.9575444944934">
                <text:p>24.9575444944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1216">
                <text:p>41216</text:p>
              </table:table-cell>
              <table:table-cell office:value-type="float" office:value="24.8498151470114">
                <text:p>24.8498151470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1344">
                <text:p>41344</text:p>
              </table:table-cell>
              <table:table-cell office:value-type="float" office:value="24.7423444275454">
                <text:p>24.7423444275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1472">
                <text:p>41472</text:p>
              </table:table-cell>
              <table:table-cell office:value-type="float" office:value="24.6351303089206">
                <text:p>24.6351303089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1600">
                <text:p>41600</text:p>
              </table:table-cell>
              <table:table-cell office:value-type="float" office:value="24.5281707825237">
                <text:p>24.5281707825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1728">
                <text:p>41728</text:p>
              </table:table-cell>
              <table:table-cell office:value-type="float" office:value="24.4214638580577">
                <text:p>24.4214638580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1856">
                <text:p>41856</text:p>
              </table:table-cell>
              <table:table-cell office:value-type="float" office:value="24.315007563301">
                <text:p>24.315007563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1984">
                <text:p>41984</text:p>
              </table:table-cell>
              <table:table-cell office:value-type="float" office:value="24.2087999438699">
                <text:p>24.2087999438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2112">
                <text:p>42112</text:p>
              </table:table-cell>
              <table:table-cell office:value-type="float" office:value="24.1028390629851">
                <text:p>24.1028390629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2240">
                <text:p>42240</text:p>
              </table:table-cell>
              <table:table-cell office:value-type="float" office:value="23.997123001242">
                <text:p>23.997123001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2368">
                <text:p>42368</text:p>
              </table:table-cell>
              <table:table-cell office:value-type="float" office:value="23.8916498563835">
                <text:p>23.8916498563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2496">
                <text:p>42496</text:p>
              </table:table-cell>
              <table:table-cell office:value-type="float" office:value="23.7864177430781">
                <text:p>23.7864177430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2624">
                <text:p>42624</text:p>
              </table:table-cell>
              <table:table-cell office:value-type="float" office:value="23.6814247926995">
                <text:p>23.6814247926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2752">
                <text:p>42752</text:p>
              </table:table-cell>
              <table:table-cell office:value-type="float" office:value="23.5766691531109">
                <text:p>23.5766691531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2880">
                <text:p>42880</text:p>
              </table:table-cell>
              <table:table-cell office:value-type="float" office:value="23.4721489884522">
                <text:p>23.4721489884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3008">
                <text:p>43008</text:p>
              </table:table-cell>
              <table:table-cell office:value-type="float" office:value="23.3678624789302">
                <text:p>23.3678624789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3136">
                <text:p>43136</text:p>
              </table:table-cell>
              <table:table-cell office:value-type="float" office:value="23.2638078206121">
                <text:p>23.2638078206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3264">
                <text:p>43264</text:p>
              </table:table-cell>
              <table:table-cell office:value-type="float" office:value="23.1599832252224">
                <text:p>23.159983225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3392">
                <text:p>43392</text:p>
              </table:table-cell>
              <table:table-cell office:value-type="float" office:value="23.0563869199428">
                <text:p>23.0563869199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3520">
                <text:p>43520</text:p>
              </table:table-cell>
              <table:table-cell office:value-type="float" office:value="22.9530171472144">
                <text:p>22.9530171472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3648">
                <text:p>43648</text:p>
              </table:table-cell>
              <table:table-cell office:value-type="float" office:value="22.849872164544">
                <text:p>22.849872164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3776">
                <text:p>43776</text:p>
              </table:table-cell>
              <table:table-cell office:value-type="float" office:value="22.7469502443121">
                <text:p>22.7469502443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3904">
                <text:p>43904</text:p>
              </table:table-cell>
              <table:table-cell office:value-type="float" office:value="22.6442496735852">
                <text:p>22.6442496735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4032">
                <text:p>44032</text:p>
              </table:table-cell>
              <table:table-cell office:value-type="float" office:value="22.5417687539293">
                <text:p>22.5417687539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4160">
                <text:p>44160</text:p>
              </table:table-cell>
              <table:table-cell office:value-type="float" office:value="22.4395058012269">
                <text:p>22.4395058012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4288">
                <text:p>44288</text:p>
              </table:table-cell>
              <table:table-cell office:value-type="float" office:value="22.3374591454973">
                <text:p>22.3374591454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4416">
                <text:p>44416</text:p>
              </table:table-cell>
              <table:table-cell office:value-type="float" office:value="22.2356271307183">
                <text:p>22.2356271307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4544">
                <text:p>44544</text:p>
              </table:table-cell>
              <table:table-cell office:value-type="float" office:value="22.1340081146513">
                <text:p>22.1340081146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4672">
                <text:p>44672</text:p>
              </table:table-cell>
              <table:table-cell office:value-type="float" office:value="22.0326004686689">
                <text:p>22.0326004686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4800">
                <text:p>44800</text:p>
              </table:table-cell>
              <table:table-cell office:value-type="float" office:value="21.931402577585">
                <text:p>21.931402577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4928">
                <text:p>44928</text:p>
              </table:table-cell>
              <table:table-cell office:value-type="float" office:value="21.8304128394865">
                <text:p>21.8304128394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5056">
                <text:p>45056</text:p>
              </table:table-cell>
              <table:table-cell office:value-type="float" office:value="21.7296296655691">
                <text:p>21.7296296655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5184">
                <text:p>45184</text:p>
              </table:table-cell>
              <table:table-cell office:value-type="float" office:value="21.6290514799739">
                <text:p>21.6290514799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5312">
                <text:p>45312</text:p>
              </table:table-cell>
              <table:table-cell office:value-type="float" office:value="21.5286767196271">
                <text:p>21.5286767196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5440">
                <text:p>45440</text:p>
              </table:table-cell>
              <table:table-cell office:value-type="float" office:value="21.4285038340819">
                <text:p>21.4285038340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5568">
                <text:p>45568</text:p>
              </table:table-cell>
              <table:table-cell office:value-type="float" office:value="21.3285312853625">
                <text:p>21.328531285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5696">
                <text:p>45696</text:p>
              </table:table-cell>
              <table:table-cell office:value-type="float" office:value="21.2287575478107">
                <text:p>21.2287575478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5824">
                <text:p>45824</text:p>
              </table:table-cell>
              <table:table-cell office:value-type="float" office:value="21.1291811079338">
                <text:p>21.1291811079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5952">
                <text:p>45952</text:p>
              </table:table-cell>
              <table:table-cell office:value-type="float" office:value="21.0298004642556">
                <text:p>21.0298004642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6080">
                <text:p>46080</text:p>
              </table:table-cell>
              <table:table-cell office:value-type="float" office:value="20.9306141271693">
                <text:p>20.9306141271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6208">
                <text:p>46208</text:p>
              </table:table-cell>
              <table:table-cell office:value-type="float" office:value="20.8316206187917">
                <text:p>20.8316206187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6336">
                <text:p>46336</text:p>
              </table:table-cell>
              <table:table-cell office:value-type="float" office:value="20.7328184728203">
                <text:p>20.7328184728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6464">
                <text:p>46464</text:p>
              </table:table-cell>
              <table:table-cell office:value-type="float" office:value="20.6342062343923">
                <text:p>20.6342062343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6592">
                <text:p>46592</text:p>
              </table:table-cell>
              <table:table-cell office:value-type="float" office:value="20.5357824599446">
                <text:p>20.5357824599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6720">
                <text:p>46720</text:p>
              </table:table-cell>
              <table:table-cell office:value-type="float" office:value="20.4375457170774">
                <text:p>20.4375457170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848">
                <text:p>46848</text:p>
              </table:table-cell>
              <table:table-cell office:value-type="float" office:value="20.339494584418">
                <text:p>20.339494584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6976">
                <text:p>46976</text:p>
              </table:table-cell>
              <table:table-cell office:value-type="float" office:value="20.2416276514876">
                <text:p>20.2416276514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7104">
                <text:p>47104</text:p>
              </table:table-cell>
              <table:table-cell office:value-type="float" office:value="20.1439435185693">
                <text:p>20.1439435185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7232">
                <text:p>47232</text:p>
              </table:table-cell>
              <table:table-cell office:value-type="float" office:value="20.0464407965781">
                <text:p>20.0464407965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7360">
                <text:p>47360</text:p>
              </table:table-cell>
              <table:table-cell office:value-type="float" office:value="19.9491181069326">
                <text:p>19.9491181069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7488">
                <text:p>47488</text:p>
              </table:table-cell>
              <table:table-cell office:value-type="float" office:value="19.8519740814293">
                <text:p>19.8519740814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7616">
                <text:p>47616</text:p>
              </table:table-cell>
              <table:table-cell office:value-type="float" office:value="19.7550073621163">
                <text:p>19.7550073621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7744">
                <text:p>47744</text:p>
              </table:table-cell>
              <table:table-cell office:value-type="float" office:value="19.6582166011716">
                <text:p>19.6582166011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7872">
                <text:p>47872</text:p>
              </table:table-cell>
              <table:table-cell office:value-type="float" office:value="19.5616004607809">
                <text:p>19.5616004607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8000">
                <text:p>48000</text:p>
              </table:table-cell>
              <table:table-cell office:value-type="float" office:value="19.4651576130178">
                <text:p>19.4651576130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8128">
                <text:p>48128</text:p>
              </table:table-cell>
              <table:table-cell office:value-type="float" office:value="19.3688867397258">
                <text:p>19.3688867397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8256">
                <text:p>48256</text:p>
              </table:table-cell>
              <table:table-cell office:value-type="float" office:value="19.2727865324014">
                <text:p>19.2727865324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8384">
                <text:p>48384</text:p>
              </table:table-cell>
              <table:table-cell office:value-type="float" office:value="19.1768556920787">
                <text:p>19.1768556920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8512">
                <text:p>48512</text:p>
              </table:table-cell>
              <table:table-cell office:value-type="float" office:value="19.0810929292165">
                <text:p>19.0810929292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8640">
                <text:p>48640</text:p>
              </table:table-cell>
              <table:table-cell office:value-type="float" office:value="18.9854969635852">
                <text:p>18.9854969635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8768">
                <text:p>48768</text:p>
              </table:table-cell>
              <table:table-cell office:value-type="float" office:value="18.8900665241567">
                <text:p>18.8900665241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8896">
                <text:p>48896</text:p>
              </table:table-cell>
              <table:table-cell office:value-type="float" office:value="18.7948003489951">
                <text:p>18.7948003489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9024">
                <text:p>49024</text:p>
              </table:table-cell>
              <table:table-cell office:value-type="float" office:value="18.6996971851484">
                <text:p>18.6996971851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9152">
                <text:p>49152</text:p>
              </table:table-cell>
              <table:table-cell office:value-type="float" office:value="18.6047557885429">
                <text:p>18.6047557885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9280">
                <text:p>49280</text:p>
              </table:table-cell>
              <table:table-cell office:value-type="float" office:value="18.509974923877">
                <text:p>18.509974923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9408">
                <text:p>49408</text:p>
              </table:table-cell>
              <table:table-cell office:value-type="float" office:value="18.4153533645184">
                <text:p>18.4153533645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9536">
                <text:p>49536</text:p>
              </table:table-cell>
              <table:table-cell office:value-type="float" office:value="18.3208898924011">
                <text:p>18.3208898924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9664">
                <text:p>49664</text:p>
              </table:table-cell>
              <table:table-cell office:value-type="float" office:value="18.2265832979247">
                <text:p>18.2265832979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9792">
                <text:p>49792</text:p>
              </table:table-cell>
              <table:table-cell office:value-type="float" office:value="18.132432379854">
                <text:p>18.132432379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9920">
                <text:p>49920</text:p>
              </table:table-cell>
              <table:table-cell office:value-type="float" office:value="18.0384359452211">
                <text:p>18.0384359452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0048">
                <text:p>50048</text:p>
              </table:table-cell>
              <table:table-cell office:value-type="float" office:value="17.9445928092275">
                <text:p>17.9445928092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0176">
                <text:p>50176</text:p>
              </table:table-cell>
              <table:table-cell office:value-type="float" office:value="17.8509017951483">
                <text:p>17.8509017951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0304">
                <text:p>50304</text:p>
              </table:table-cell>
              <table:table-cell office:value-type="float" office:value="17.757361734237">
                <text:p>17.757361734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0432">
                <text:p>50432</text:p>
              </table:table-cell>
              <table:table-cell office:value-type="float" office:value="17.663971465632">
                <text:p>17.663971465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0560">
                <text:p>50560</text:p>
              </table:table-cell>
              <table:table-cell office:value-type="float" office:value="17.5707298362638">
                <text:p>17.5707298362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0688">
                <text:p>50688</text:p>
              </table:table-cell>
              <table:table-cell office:value-type="float" office:value="17.4776357007639">
                <text:p>17.4776357007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0816">
                <text:p>50816</text:p>
              </table:table-cell>
              <table:table-cell office:value-type="float" office:value="17.384687921374">
                <text:p>17.384687921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0944">
                <text:p>50944</text:p>
              </table:table-cell>
              <table:table-cell office:value-type="float" office:value="17.2918853678571">
                <text:p>17.2918853678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1072">
                <text:p>51072</text:p>
              </table:table-cell>
              <table:table-cell office:value-type="float" office:value="17.1992269174093">
                <text:p>17.1992269174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1200">
                <text:p>51200</text:p>
              </table:table-cell>
              <table:table-cell office:value-type="float" office:value="17.1067114545727">
                <text:p>17.1067114545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1328">
                <text:p>51328</text:p>
              </table:table-cell>
              <table:table-cell office:value-type="float" office:value="17.0143378711494">
                <text:p>17.0143378711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1456">
                <text:p>51456</text:p>
              </table:table-cell>
              <table:table-cell office:value-type="float" office:value="16.9221050661164">
                <text:p>16.9221050661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1584">
                <text:p>51584</text:p>
              </table:table-cell>
              <table:table-cell office:value-type="float" office:value="16.830011945542">
                <text:p>16.830011945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1712">
                <text:p>51712</text:p>
              </table:table-cell>
              <table:table-cell office:value-type="float" office:value="16.7380574225025">
                <text:p>16.7380574225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1840">
                <text:p>51840</text:p>
              </table:table-cell>
              <table:table-cell office:value-type="float" office:value="16.6462404170001">
                <text:p>16.646240417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1968">
                <text:p>51968</text:p>
              </table:table-cell>
              <table:table-cell office:value-type="float" office:value="16.5545598558826">
                <text:p>16.5545598558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2096">
                <text:p>52096</text:p>
              </table:table-cell>
              <table:table-cell office:value-type="float" office:value="16.4630146727624">
                <text:p>16.4630146727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2224">
                <text:p>52224</text:p>
              </table:table-cell>
              <table:table-cell office:value-type="float" office:value="16.3716038079383">
                <text:p>16.3716038079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2352">
                <text:p>52352</text:p>
              </table:table-cell>
              <table:table-cell office:value-type="float" office:value="16.2803262083165">
                <text:p>16.2803262083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2480">
                <text:p>52480</text:p>
              </table:table-cell>
              <table:table-cell office:value-type="float" office:value="16.1891808273341">
                <text:p>16.1891808273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2608">
                <text:p>52608</text:p>
              </table:table-cell>
              <table:table-cell office:value-type="float" office:value="16.098166624882">
                <text:p>16.098166624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2736">
                <text:p>52736</text:p>
              </table:table-cell>
              <table:table-cell office:value-type="float" office:value="16.0072825672301">
                <text:p>16.0072825672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2864">
                <text:p>52864</text:p>
              </table:table-cell>
              <table:table-cell office:value-type="float" office:value="15.9165276269521">
                <text:p>15.9165276269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2992">
                <text:p>52992</text:p>
              </table:table-cell>
              <table:table-cell office:value-type="float" office:value="15.8259007828519">
                <text:p>15.8259007828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3120">
                <text:p>53120</text:p>
              </table:table-cell>
              <table:table-cell office:value-type="float" office:value="15.735401019891">
                <text:p>15.735401019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3248">
                <text:p>53248</text:p>
              </table:table-cell>
              <table:table-cell office:value-type="float" office:value="15.645027329116">
                <text:p>15.645027329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3376">
                <text:p>53376</text:p>
              </table:table-cell>
              <table:table-cell office:value-type="float" office:value="15.5547787075871">
                <text:p>15.5547787075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3504">
                <text:p>53504</text:p>
              </table:table-cell>
              <table:table-cell office:value-type="float" office:value="15.4646541583085">
                <text:p>15.4646541583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3632">
                <text:p>53632</text:p>
              </table:table-cell>
              <table:table-cell office:value-type="float" office:value="15.3746526901576">
                <text:p>15.3746526901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3760">
                <text:p>53760</text:p>
              </table:table-cell>
              <table:table-cell office:value-type="float" office:value="15.2847733178172">
                <text:p>15.2847733178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3888">
                <text:p>53888</text:p>
              </table:table-cell>
              <table:table-cell office:value-type="float" office:value="15.1950150617061">
                <text:p>15.1950150617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4016">
                <text:p>54016</text:p>
              </table:table-cell>
              <table:table-cell office:value-type="float" office:value="15.1053769479128">
                <text:p>15.1053769479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4144">
                <text:p>54144</text:p>
              </table:table-cell>
              <table:table-cell office:value-type="float" office:value="15.015858008128">
                <text:p>15.015858008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4272">
                <text:p>54272</text:p>
              </table:table-cell>
              <table:table-cell office:value-type="float" office:value="14.9264572795794">
                <text:p>14.9264572795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4400">
                <text:p>54400</text:p>
              </table:table-cell>
              <table:table-cell office:value-type="float" office:value="14.8371738049659">
                <text:p>14.8371738049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4528">
                <text:p>54528</text:p>
              </table:table-cell>
              <table:table-cell office:value-type="float" office:value="14.7480066323933">
                <text:p>14.7480066323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4656">
                <text:p>54656</text:p>
              </table:table-cell>
              <table:table-cell office:value-type="float" office:value="14.6589548153103">
                <text:p>14.6589548153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4784">
                <text:p>54784</text:p>
              </table:table-cell>
              <table:table-cell office:value-type="float" office:value="14.5700174124457">
                <text:p>14.5700174124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4912">
                <text:p>54912</text:p>
              </table:table-cell>
              <table:table-cell office:value-type="float" office:value="14.4811934877458">
                <text:p>14.4811934877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5040">
                <text:p>55040</text:p>
              </table:table-cell>
              <table:table-cell office:value-type="float" office:value="14.3924821103123">
                <text:p>14.3924821103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5168">
                <text:p>55168</text:p>
              </table:table-cell>
              <table:table-cell office:value-type="float" office:value="14.3038823543415">
                <text:p>14.3038823543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5296">
                <text:p>55296</text:p>
              </table:table-cell>
              <table:table-cell office:value-type="float" office:value="14.2153932990636">
                <text:p>14.2153932990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5424">
                <text:p>55424</text:p>
              </table:table-cell>
              <table:table-cell office:value-type="float" office:value="14.1270140286831">
                <text:p>14.1270140286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5552">
                <text:p>55552</text:p>
              </table:table-cell>
              <table:table-cell office:value-type="float" office:value="14.0387436323189">
                <text:p>14.0387436323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5680">
                <text:p>55680</text:p>
              </table:table-cell>
              <table:table-cell office:value-type="float" office:value="13.9505812039466">
                <text:p>13.9505812039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5808">
                <text:p>55808</text:p>
              </table:table-cell>
              <table:table-cell office:value-type="float" office:value="13.8625258423396">
                <text:p>13.8625258423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5936">
                <text:p>55936</text:p>
              </table:table-cell>
              <table:table-cell office:value-type="float" office:value="13.7745766510118">
                <text:p>13.7745766510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6064">
                <text:p>56064</text:p>
              </table:table-cell>
              <table:table-cell office:value-type="float" office:value="13.6867327381614">
                <text:p>13.6867327381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6192">
                <text:p>56192</text:p>
              </table:table-cell>
              <table:table-cell office:value-type="float" office:value="13.5989932166137">
                <text:p>13.5989932166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6320">
                <text:p>56320</text:p>
              </table:table-cell>
              <table:table-cell office:value-type="float" office:value="13.5113572037661">
                <text:p>13.5113572037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6448">
                <text:p>56448</text:p>
              </table:table-cell>
              <table:table-cell office:value-type="float" office:value="13.4238238215323">
                <text:p>13.4238238215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6576">
                <text:p>56576</text:p>
              </table:table-cell>
              <table:table-cell office:value-type="float" office:value="13.336392196288">
                <text:p>13.336392196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6704">
                <text:p>56704</text:p>
              </table:table-cell>
              <table:table-cell office:value-type="float" office:value="13.2490614588173">
                <text:p>13.2490614588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6832">
                <text:p>56832</text:p>
              </table:table-cell>
              <table:table-cell office:value-type="float" office:value="13.1618307442579">
                <text:p>13.1618307442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6960">
                <text:p>56960</text:p>
              </table:table-cell>
              <table:table-cell office:value-type="float" office:value="13.0746991920493">
                <text:p>13.0746991920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7088">
                <text:p>57088</text:p>
              </table:table-cell>
              <table:table-cell office:value-type="float" office:value="12.9876659458797">
                <text:p>12.9876659458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7216">
                <text:p>57216</text:p>
              </table:table-cell>
              <table:table-cell office:value-type="float" office:value="12.9007301536338">
                <text:p>12.9007301536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7344">
                <text:p>57344</text:p>
              </table:table-cell>
              <table:table-cell office:value-type="float" office:value="12.8138909673419">
                <text:p>12.8138909673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7472">
                <text:p>57472</text:p>
              </table:table-cell>
              <table:table-cell office:value-type="float" office:value="12.7271475431285">
                <text:p>12.7271475431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7600">
                <text:p>57600</text:p>
              </table:table-cell>
              <table:table-cell office:value-type="float" office:value="12.6404990411614">
                <text:p>12.6404990411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7728">
                <text:p>57728</text:p>
              </table:table-cell>
              <table:table-cell office:value-type="float" office:value="12.5539446256025">
                <text:p>12.5539446256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7856">
                <text:p>57856</text:p>
              </table:table-cell>
              <table:table-cell office:value-type="float" office:value="12.4674834645572">
                <text:p>12.4674834645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7984">
                <text:p>57984</text:p>
              </table:table-cell>
              <table:table-cell office:value-type="float" office:value="12.3811147300262">
                <text:p>12.3811147300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8112">
                <text:p>58112</text:p>
              </table:table-cell>
              <table:table-cell office:value-type="float" office:value="12.2948375978563">
                <text:p>12.2948375978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8240">
                <text:p>58240</text:p>
              </table:table-cell>
              <table:table-cell office:value-type="float" office:value="12.2086512476918">
                <text:p>12.2086512476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8368">
                <text:p>58368</text:p>
              </table:table-cell>
              <table:table-cell office:value-type="float" office:value="12.1225548629275">
                <text:p>12.1225548629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8496">
                <text:p>58496</text:p>
              </table:table-cell>
              <table:table-cell office:value-type="float" office:value="12.0365476306607">
                <text:p>12.0365476306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8624">
                <text:p>58624</text:p>
              </table:table-cell>
              <table:table-cell office:value-type="float" office:value="11.9506287416447">
                <text:p>11.9506287416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8752">
                <text:p>58752</text:p>
              </table:table-cell>
              <table:table-cell office:value-type="float" office:value="11.8647973902419">
                <text:p>11.8647973902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8880">
                <text:p>58880</text:p>
              </table:table-cell>
              <table:table-cell office:value-type="float" office:value="11.7790527743775">
                <text:p>11.7790527743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9008">
                <text:p>59008</text:p>
              </table:table-cell>
              <table:table-cell office:value-type="float" office:value="11.6933940954945">
                <text:p>11.6933940954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9136">
                <text:p>59136</text:p>
              </table:table-cell>
              <table:table-cell office:value-type="float" office:value="11.6078205585077">
                <text:p>11.6078205585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9264">
                <text:p>59264</text:p>
              </table:table-cell>
              <table:table-cell office:value-type="float" office:value="11.5223313717588">
                <text:p>11.5223313717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9392">
                <text:p>59392</text:p>
              </table:table-cell>
              <table:table-cell office:value-type="float" office:value="11.4369257469724">
                <text:p>11.4369257469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9520">
                <text:p>59520</text:p>
              </table:table-cell>
              <table:table-cell office:value-type="float" office:value="11.3516028992111">
                <text:p>11.3516028992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9648">
                <text:p>59648</text:p>
              </table:table-cell>
              <table:table-cell office:value-type="float" office:value="11.2663620468323">
                <text:p>11.2663620468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9776">
                <text:p>59776</text:p>
              </table:table-cell>
              <table:table-cell office:value-type="float" office:value="11.1812024114441">
                <text:p>11.1812024114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9904">
                <text:p>59904</text:p>
              </table:table-cell>
              <table:table-cell office:value-type="float" office:value="11.096123217863">
                <text:p>11.096123217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0032">
                <text:p>60032</text:p>
              </table:table-cell>
              <table:table-cell office:value-type="float" office:value="11.0111236940705">
                <text:p>11.0111236940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0160">
                <text:p>60160</text:p>
              </table:table-cell>
              <table:table-cell office:value-type="float" office:value="10.926203071171">
                <text:p>10.926203071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0288">
                <text:p>60288</text:p>
              </table:table-cell>
              <table:table-cell office:value-type="float" office:value="10.8413605833497">
                <text:p>10.8413605833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0416">
                <text:p>60416</text:p>
              </table:table-cell>
              <table:table-cell office:value-type="float" office:value="10.7565954678309">
                <text:p>10.7565954678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0544">
                <text:p>60544</text:p>
              </table:table-cell>
              <table:table-cell office:value-type="float" office:value="10.6719069648368">
                <text:p>10.6719069648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0672">
                <text:p>60672</text:p>
              </table:table-cell>
              <table:table-cell office:value-type="float" office:value="10.5872943175459">
                <text:p>10.5872943175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0800">
                <text:p>60800</text:p>
              </table:table-cell>
              <table:table-cell office:value-type="float" office:value="10.5027567720528">
                <text:p>10.5027567720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0928">
                <text:p>60928</text:p>
              </table:table-cell>
              <table:table-cell office:value-type="float" office:value="10.4182935773277">
                <text:p>10.4182935773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1056">
                <text:p>61056</text:p>
              </table:table-cell>
              <table:table-cell office:value-type="float" office:value="10.3339039851759">
                <text:p>10.3339039851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1184">
                <text:p>61184</text:p>
              </table:table-cell>
              <table:table-cell office:value-type="float" office:value="10.2495872501984">
                <text:p>10.2495872501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1312">
                <text:p>61312</text:p>
              </table:table-cell>
              <table:table-cell office:value-type="float" office:value="10.1653426297522">
                <text:p>10.1653426297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1440">
                <text:p>61440</text:p>
              </table:table-cell>
              <table:table-cell office:value-type="float" office:value="10.0811693839111">
                <text:p>10.0811693839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1568">
                <text:p>61568</text:p>
              </table:table-cell>
              <table:table-cell office:value-type="float" office:value="9.99706677542662">
                <text:p>9.99706677542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1696">
                <text:p>61696</text:p>
              </table:table-cell>
              <table:table-cell office:value-type="float" office:value="9.91303406968945">
                <text:p>9.91303406968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1824">
                <text:p>61824</text:p>
              </table:table-cell>
              <table:table-cell office:value-type="float" office:value="9.8290705346912">
                <text:p>9.8290705346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1952">
                <text:p>61952</text:p>
              </table:table-cell>
              <table:table-cell office:value-type="float" office:value="9.74517544098597">
                <text:p>9.74517544098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2080">
                <text:p>62080</text:p>
              </table:table-cell>
              <table:table-cell office:value-type="float" office:value="9.6613480616528">
                <text:p>9.6613480616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2208">
                <text:p>62208</text:p>
              </table:table-cell>
              <table:table-cell office:value-type="float" office:value="9.57758767225772">
                <text:p>9.57758767225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2336">
                <text:p>62336</text:p>
              </table:table-cell>
              <table:table-cell office:value-type="float" office:value="9.49389355081684">
                <text:p>9.49389355081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2464">
                <text:p>62464</text:p>
              </table:table-cell>
              <table:table-cell office:value-type="float" office:value="9.41026497775891">
                <text:p>9.41026497775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2592">
                <text:p>62592</text:p>
              </table:table-cell>
              <table:table-cell office:value-type="float" office:value="9.32670123588872">
                <text:p>9.3267012358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2720">
                <text:p>62720</text:p>
              </table:table-cell>
              <table:table-cell office:value-type="float" office:value="9.2432016103503">
                <text:p>9.2432016103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2848">
                <text:p>62848</text:p>
              </table:table-cell>
              <table:table-cell office:value-type="float" office:value="9.15976538859064">
                <text:p>9.15976538859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2976">
                <text:p>62976</text:p>
              </table:table-cell>
              <table:table-cell office:value-type="float" office:value="9.07639186032367">
                <text:p>9.07639186032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3104">
                <text:p>63104</text:p>
              </table:table-cell>
              <table:table-cell office:value-type="float" office:value="8.99308031749416">
                <text:p>8.99308031749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3232">
                <text:p>63232</text:p>
              </table:table-cell>
              <table:table-cell office:value-type="float" office:value="8.90983005424226">
                <text:p>8.90983005424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3360">
                <text:p>63360</text:p>
              </table:table-cell>
              <table:table-cell office:value-type="float" office:value="8.82664036686782">
                <text:p>8.82664036686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3488">
                <text:p>63488</text:p>
              </table:table-cell>
              <table:table-cell office:value-type="float" office:value="8.74351055379526">
                <text:p>8.74351055379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3616">
                <text:p>63616</text:p>
              </table:table-cell>
              <table:table-cell office:value-type="float" office:value="8.66043991553863">
                <text:p>8.66043991553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3744">
                <text:p>63744</text:p>
              </table:table-cell>
              <table:table-cell office:value-type="float" office:value="8.57742775466647">
                <text:p>8.57742775466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3872">
                <text:p>63872</text:p>
              </table:table-cell>
              <table:table-cell office:value-type="float" office:value="8.49447337576754">
                <text:p>8.49447337576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4000">
                <text:p>64000</text:p>
              </table:table-cell>
              <table:table-cell office:value-type="float" office:value="8.41157608541619">
                <text:p>8.41157608541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4128">
                <text:p>64128</text:p>
              </table:table-cell>
              <table:table-cell office:value-type="float" office:value="8.32873519213808">
                <text:p>8.32873519213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4256">
                <text:p>64256</text:p>
              </table:table-cell>
              <table:table-cell office:value-type="float" office:value="8.2459500063764">
                <text:p>8.2459500063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4384">
                <text:p>64384</text:p>
              </table:table-cell>
              <table:table-cell office:value-type="float" office:value="8.1632198404576">
                <text:p>8.1632198404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4512">
                <text:p>64512</text:p>
              </table:table-cell>
              <table:table-cell office:value-type="float" office:value="8.08054400855804">
                <text:p>8.08054400855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4640">
                <text:p>64640</text:p>
              </table:table-cell>
              <table:table-cell office:value-type="float" office:value="7.99792182667039">
                <text:p>7.99792182667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4768">
                <text:p>64768</text:p>
              </table:table-cell>
              <table:table-cell office:value-type="float" office:value="7.91535261257008">
                <text:p>7.91535261257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4896">
                <text:p>64896</text:p>
              </table:table-cell>
              <table:table-cell office:value-type="float" office:value="7.83283568578247">
                <text:p>7.83283568578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5024">
                <text:p>65024</text:p>
              </table:table-cell>
              <table:table-cell office:value-type="float" office:value="7.75037036754969">
                <text:p>7.75037036754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5152">
                <text:p>65152</text:p>
              </table:table-cell>
              <table:table-cell office:value-type="float" office:value="7.66795598079773">
                <text:p>7.66795598079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5280">
                <text:p>65280</text:p>
              </table:table-cell>
              <table:table-cell office:value-type="float" office:value="7.58559185010381">
                <text:p>7.58559185010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5408">
                <text:p>65408</text:p>
              </table:table-cell>
              <table:table-cell office:value-type="float" office:value="7.50327730166384">
                <text:p>7.50327730166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5536">
                <text:p>65536</text:p>
              </table:table-cell>
              <table:table-cell office:value-type="float" office:value="7.42101166326012">
                <text:p>7.42101166326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symbol-type="named-symbol" chart:symbol-name="square" chart:symbol-width="0.01cm" chart:symbol-height="0.01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 style:data-style-name="N1">
      <style:chart-properties chart:symbol-type="named-symbol" chart:symbol-name="diamond" chart:symbol-width="0.04cm" chart:symbol-height="0.04cm">
        <chart:symbol-image xlink:href="Pictures/20000011000000DD000000DD6B0E808A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703cm" svg:height="20.623cm" xlink:href=".." xlink:type="simple" chart:class="chart:scatter" chart:style-name="ch1">
        <chart:plot-area chart:style-name="ch2" table:cell-range-address="Sheet1.E11:Sheet1.E2049 Sheet1.G11:Sheet1.H2049" svg:x="0.944cm" svg:y="1.783cm" svg:width="22.771cm" svg:height="18.008cm">
          <chartooo:coordinate-region svg:x="1.751cm" svg:y="1.982cm" svg:width="21.684cm" svg:height="17.162cm"/>
          <chart:axis chart:dimension="x" chart:name="primary-x" chart:style-name="ch3"/>
          <chart:axis chart:dimension="y" chart:name="primary-y" chart:style-name="ch4"/>
          <chart:series chart:style-name="ch5" chart:values-cell-range-address="Sheet1.H11:Sheet1.H2049" chart:class="chart:scatter">
            <chart:domain table:cell-range-address="Sheet1.E11:Sheet1.E2049"/>
            <chart:data-point chart:repeated="2039"/>
          </chart:series>
          <chart:series chart:style-name="ch6" chart:values-cell-range-address="Sheet1.G11:Sheet1.G2049" chart:class="chart:scatter">
            <chart:domain table:cell-range-address="Sheet1.D11:Sheet1.D2049"/>
            <chart:data-point chart:repeated="20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2">
                <text:p>162</text:p>
                <draw:g>
                  <svg:desc>Sheet1.E11:Sheet1.E2049</svg:desc>
                </draw:g>
              </table:table-cell>
              <table:table-cell office:value-type="float" office:value="150.659768333015">
                <text:p>150.659768333015</text:p>
                <draw:g>
                  <svg:desc>Sheet1.H11:Sheet1.H2049</svg:desc>
                </draw:g>
              </table:table-cell>
              <table:table-cell office:value-type="float" office:value="162.718800023077">
                <text:p>162.718800023077</text:p>
                <draw:g>
                  <svg:desc>Sheet1.D11:Sheet1.D2049</svg:desc>
                </draw:g>
              </table:table-cell>
              <table:table-cell office:value-type="float" office:value="161.613661153168">
                <text:p>161.613661153168</text:p>
                <draw:g>
                  <svg:desc>Sheet1.G11:Sheet1.G20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5">
                <text:p>165</text:p>
              </table:table-cell>
              <table:table-cell office:value-type="float" office:value="147.086993247058">
                <text:p>147.086993247058</text:p>
              </table:table-cell>
              <table:table-cell office:value-type="float" office:value="165.150849518198">
                <text:p>165.150849518198</text:p>
              </table:table-cell>
              <table:table-cell office:value-type="float" office:value="156.301185835487">
                <text:p>156.3011858354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7">
                <text:p>167</text:p>
              </table:table-cell>
              <table:table-cell office:value-type="float" office:value="143.855025049893">
                <text:p>143.855025049893</text:p>
              </table:table-cell>
              <table:table-cell office:value-type="float" office:value="167.350905898197">
                <text:p>167.350905898197</text:p>
              </table:table-cell>
              <table:table-cell office:value-type="float" office:value="151.601539562134">
                <text:p>151.601539562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9">
                <text:p>169</text:p>
              </table:table-cell>
              <table:table-cell office:value-type="float" office:value="140.904469256175">
                <text:p>140.904469256175</text:p>
              </table:table-cell>
              <table:table-cell office:value-type="float" office:value="169.359400011539">
                <text:p>169.359400011539</text:p>
              </table:table-cell>
              <table:table-cell office:value-type="float" office:value="147.395945324847">
                <text:p>147.3959453248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1">
                <text:p>171</text:p>
              </table:table-cell>
              <table:table-cell office:value-type="float" office:value="138.190221038965">
                <text:p>138.190221038965</text:p>
              </table:table-cell>
              <table:table-cell office:value-type="float" office:value="171.207035490258">
                <text:p>171.207035490258</text:p>
              </table:table-cell>
              <table:table-cell office:value-type="float" office:value="143.596358312519">
                <text:p>143.5963583125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2">
                <text:p>172</text:p>
              </table:table-cell>
              <table:table-cell office:value-type="float" office:value="135.677219703232">
                <text:p>135.677219703232</text:p>
              </table:table-cell>
              <table:table-cell office:value-type="float" office:value="172.917678752922">
                <text:p>172.917678752922</text:p>
              </table:table-cell>
              <table:table-cell office:value-type="float" office:value="140.135819981362">
                <text:p>140.1358199813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4">
                <text:p>174</text:p>
              </table:table-cell>
              <table:table-cell office:value-type="float" office:value="133.33767143111">
                <text:p>133.33767143111</text:p>
              </table:table-cell>
              <table:table-cell office:value-type="float" office:value="174.510249529737">
                <text:p>174.510249529737</text:p>
              </table:table-cell>
              <table:table-cell office:value-type="float" office:value="136.962297497265">
                <text:p>136.9622974972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6">
                <text:p>176</text:p>
              </table:table-cell>
              <table:table-cell office:value-type="float" office:value="131.149170179335">
                <text:p>131.149170179335</text:p>
              </table:table-cell>
              <table:table-cell office:value-type="float" office:value="176">
                <text:p>176</text:p>
              </table:table-cell>
              <table:table-cell office:value-type="float" office:value="134.034605206537">
                <text:p>134.0346052065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7">
                <text:p>177</text:p>
              </table:table-cell>
              <table:table-cell office:value-type="float" office:value="129.09338925354">
                <text:p>129.09338925354</text:p>
              </table:table-cell>
              <table:table-cell office:value-type="float" office:value="177.399405460006">
                <text:p>177.399405460006</text:p>
              </table:table-cell>
              <table:table-cell office:value-type="float" office:value="131.319620753857">
                <text:p>131.319620753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8">
                <text:p>178</text:p>
              </table:table-cell>
              <table:table-cell office:value-type="float" office:value="127.155147440227">
                <text:p>127.155147440227</text:p>
              </table:table-cell>
              <table:table-cell office:value-type="float" office:value="178.718800023077">
                <text:p>178.718800023077</text:p>
              </table:table-cell>
              <table:table-cell office:value-type="float" office:value="128.790334274636">
                <text:p>128.790334274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9">
                <text:p>179</text:p>
              </table:table-cell>
              <table:table-cell office:value-type="float" office:value="125.321727966952">
                <text:p>125.321727966952</text:p>
              </table:table-cell>
              <table:table-cell office:value-type="float" office:value="179.966840215098">
                <text:p>179.966840215098</text:p>
              </table:table-cell>
              <table:table-cell office:value-type="float" office:value="126.424449737319">
                <text:p>126.4244497373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1">
                <text:p>181</text:p>
              </table:table-cell>
              <table:table-cell office:value-type="float" office:value="123.58237235427">
                <text:p>123.58237235427</text:p>
              </table:table-cell>
              <table:table-cell office:value-type="float" office:value="181.150849518198">
                <text:p>181.150849518198</text:p>
              </table:table-cell>
              <table:table-cell office:value-type="float" office:value="124.203361809538">
                <text:p>124.2033618095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">
                <text:p>182</text:p>
              </table:table-cell>
              <table:table-cell office:value-type="float" office:value="121.927897887285">
                <text:p>121.927897887285</text:p>
              </table:table-cell>
              <table:table-cell office:value-type="float" office:value="182.277078764461">
                <text:p>182.277078764461</text:p>
              </table:table-cell>
              <table:table-cell office:value-type="float" office:value="122.111393993326">
                <text:p>122.1113939933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3">
                <text:p>183</text:p>
              </table:table-cell>
              <table:table-cell office:value-type="float" office:value="120.350404157105">
                <text:p>120.350404157105</text:p>
              </table:table-cell>
              <table:table-cell office:value-type="float" office:value="183.350905898197">
                <text:p>183.350905898197</text:p>
              </table:table-cell>
              <table:table-cell office:value-type="float" office:value="120.135222241353">
                <text:p>120.1352222413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4">
                <text:p>184</text:p>
              </table:table-cell>
              <table:table-cell office:value-type="float" office:value="118.843044888328">
                <text:p>118.843044888328</text:p>
              </table:table-cell>
              <table:table-cell office:value-type="float" office:value="184.376991296913">
                <text:p>184.376991296913</text:p>
              </table:table-cell>
              <table:table-cell office:value-type="float" office:value="118.263432646185">
                <text:p>118.2634326461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5">
                <text:p>185</text:p>
              </table:table-cell>
              <table:table-cell office:value-type="float" office:value="117.399848363387">
                <text:p>117.399848363387</text:p>
              </table:table-cell>
              <table:table-cell office:value-type="float" office:value="185.359400011539">
                <text:p>185.359400011539</text:p>
              </table:table-cell>
              <table:table-cell office:value-type="float" office:value="116.486177627063">
                <text:p>116.4861776270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6">
                <text:p>186</text:p>
              </table:table-cell>
              <table:table-cell office:value-type="float" office:value="121">
                <text:p>121</text:p>
              </table:table-cell>
              <table:table-cell office:value-type="float" office:value="186.301699036396">
                <text:p>186.301699036396</text:p>
              </table:table-cell>
              <table:table-cell office:value-type="float" office:value="114.794905547238">
                <text:p>114.7949055472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7">
                <text:p>187</text:p>
              </table:table-cell>
              <table:table-cell office:value-type="float" office:value="120">
                <text:p>120</text:p>
              </table:table-cell>
              <table:table-cell office:value-type="float" office:value="187.207035490258">
                <text:p>187.207035490258</text:p>
              </table:table-cell>
              <table:table-cell office:value-type="float" office:value="113.182145808522">
                <text:p>113.1821458085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8">
                <text:p>188</text:p>
              </table:table-cell>
              <table:table-cell office:value-type="float" office:value="118">
                <text:p>118</text:p>
              </table:table-cell>
              <table:table-cell office:value-type="float" office:value="188.078200034616">
                <text:p>188.078200034616</text:p>
              </table:table-cell>
              <table:table-cell office:value-type="float" office:value="111.64133637205">
                <text:p>111.641336372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8">
                <text:p>188</text:p>
              </table:table-cell>
              <table:table-cell office:value-type="float" office:value="117">
                <text:p>117</text:p>
              </table:table-cell>
              <table:table-cell office:value-type="float" office:value="188.917678752922">
                <text:p>188.917678752922</text:p>
              </table:table-cell>
              <table:table-cell office:value-type="float" office:value="110.166684088125">
                <text:p>110.166684088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9">
                <text:p>189</text:p>
              </table:table-cell>
              <table:table-cell office:value-type="float" office:value="115">
                <text:p>115</text:p>
              </table:table-cell>
              <table:table-cell office:value-type="float" office:value="189.727695922042">
                <text:p>189.727695922042</text:p>
              </table:table-cell>
              <table:table-cell office:value-type="float" office:value="108.753050659537">
                <text:p>108.7530506595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">
                <text:p>190</text:p>
              </table:table-cell>
              <table:table-cell office:value-type="float" office:value="114">
                <text:p>114</text:p>
              </table:table-cell>
              <table:table-cell office:value-type="float" office:value="190.510249529737">
                <text:p>190.510249529737</text:p>
              </table:table-cell>
              <table:table-cell office:value-type="float" office:value="107.395858822494">
                <text:p>107.395858822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1">
                <text:p>191</text:p>
              </table:table-cell>
              <table:table-cell office:value-type="float" office:value="113">
                <text:p>113</text:p>
              </table:table-cell>
              <table:table-cell office:value-type="float" office:value="191.26714096619">
                <text:p>191.26714096619</text:p>
              </table:table-cell>
              <table:table-cell office:value-type="float" office:value="106.091014613954">
                <text:p>106.0910146139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2">
                <text:p>192</text:p>
              </table:table-cell>
              <table:table-cell office:value-type="float" office:value="112">
                <text:p>112</text:p>
              </table:table-cell>
              <table:table-cell office:value-type="float" office:value="192">
                <text:p>192</text:p>
              </table:table-cell>
              <table:table-cell office:value-type="float" office:value="104.834842542848">
                <text:p>104.8348425428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">
                <text:p>192</text:p>
              </table:table-cell>
              <table:table-cell office:value-type="float" office:value="110">
                <text:p>110</text:p>
              </table:table-cell>
              <table:table-cell office:value-type="float" office:value="192.710305909736">
                <text:p>192.710305909736</text:p>
              </table:table-cell>
              <table:table-cell office:value-type="float" office:value="103.624031191055">
                <text:p>103.6240311910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3">
                <text:p>193</text:p>
              </table:table-cell>
              <table:table-cell office:value-type="float" office:value="109">
                <text:p>109</text:p>
              </table:table-cell>
              <table:table-cell office:value-type="float" office:value="193.399405460006">
                <text:p>193.399405460006</text:p>
              </table:table-cell>
              <table:table-cell office:value-type="float" office:value="102.455587304171">
                <text:p>102.4555873041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">
                <text:p>194</text:p>
              </table:table-cell>
              <table:table-cell office:value-type="float" office:value="108">
                <text:p>108</text:p>
              </table:table-cell>
              <table:table-cell office:value-type="float" office:value="194.06852827112">
                <text:p>194.06852827112</text:p>
              </table:table-cell>
              <table:table-cell office:value-type="float" office:value="101.326796838838">
                <text:p>101.3267968388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">
                <text:p>194</text:p>
              </table:table-cell>
              <table:table-cell office:value-type="float" office:value="107">
                <text:p>107</text:p>
              </table:table-cell>
              <table:table-cell office:value-type="float" office:value="194.718800023077">
                <text:p>194.718800023077</text:p>
              </table:table-cell>
              <table:table-cell office:value-type="float" office:value="100.235191745765">
                <text:p>100.2351917457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5">
                <text:p>195</text:p>
              </table:table-cell>
              <table:table-cell office:value-type="float" office:value="106">
                <text:p>106</text:p>
              </table:table-cell>
              <table:table-cell office:value-type="float" office:value="195.351253850064">
                <text:p>195.351253850064</text:p>
              </table:table-cell>
              <table:table-cell office:value-type="float" office:value="99.1785215094666">
                <text:p>99.17852150946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">
                <text:p>195</text:p>
              </table:table-cell>
              <table:table-cell office:value-type="float" office:value="105">
                <text:p>105</text:p>
              </table:table-cell>
              <table:table-cell office:value-type="float" office:value="195.966840215098">
                <text:p>195.966840215098</text:p>
              </table:table-cell>
              <table:table-cell office:value-type="float" office:value="98.1547286545522">
                <text:p>98.15472865455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6">
                <text:p>196</text:p>
              </table:table-cell>
              <table:table-cell office:value-type="float" office:value="104">
                <text:p>104</text:p>
              </table:table-cell>
              <table:table-cell office:value-type="float" office:value="196.566435501796">
                <text:p>196.566435501796</text:p>
              </table:table-cell>
              <table:table-cell office:value-type="float" office:value="97.161927576797">
                <text:p>97.1619275767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7">
                <text:p>197</text:p>
              </table:table-cell>
              <table:table-cell office:value-type="float" office:value="103">
                <text:p>103</text:p>
              </table:table-cell>
              <table:table-cell office:value-type="float" office:value="197.150849518198">
                <text:p>197.150849518198</text:p>
              </table:table-cell>
              <table:table-cell office:value-type="float" office:value="96.1983861747239">
                <text:p>96.19838617472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7">
                <text:p>197</text:p>
              </table:table-cell>
              <table:table-cell office:value-type="float" office:value="102">
                <text:p>102</text:p>
              </table:table-cell>
              <table:table-cell office:value-type="float" office:value="197.72083207389">
                <text:p>197.72083207389</text:p>
              </table:table-cell>
              <table:table-cell office:value-type="float" office:value="95.2625098510183">
                <text:p>95.26250985101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">
                <text:p>198</text:p>
              </table:table-cell>
              <table:table-cell office:value-type="float" office:value="101">
                <text:p>101</text:p>
              </table:table-cell>
              <table:table-cell office:value-type="float" office:value="198.277078764461">
                <text:p>198.277078764461</text:p>
              </table:table-cell>
              <table:table-cell office:value-type="float" office:value="94.3528275281379">
                <text:p>94.35282752813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">
                <text:p>198</text:p>
              </table:table-cell>
              <table:table-cell office:value-type="float" office:value="100">
                <text:p>100</text:p>
              </table:table-cell>
              <table:table-cell office:value-type="float" office:value="198.820236075234">
                <text:p>198.820236075234</text:p>
              </table:table-cell>
              <table:table-cell office:value-type="float" office:value="93.4679793829741">
                <text:p>93.46797938297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9">
                <text:p>199</text:p>
              </table:table-cell>
              <table:table-cell office:value-type="float" office:value="99">
                <text:p>99</text:p>
              </table:table-cell>
              <table:table-cell office:value-type="float" office:value="199.350905898197">
                <text:p>199.350905898197</text:p>
              </table:table-cell>
              <table:table-cell office:value-type="float" office:value="92.6067060544805">
                <text:p>92.60670605448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">
                <text:p>199</text:p>
              </table:table-cell>
              <table:table-cell office:value-type="float" office:value="99">
                <text:p>99</text:p>
              </table:table-cell>
              <table:table-cell office:value-type="float" office:value="199.869649541275">
                <text:p>199.869649541275</text:p>
              </table:table-cell>
              <table:table-cell office:value-type="float" office:value="91.767839118156">
                <text:p>91.7678391181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">
                <text:p>200</text:p>
              </table:table-cell>
              <table:table-cell office:value-type="float" office:value="98">
                <text:p>98</text:p>
              </table:table-cell>
              <table:table-cell office:value-type="float" office:value="200.376991296913">
                <text:p>200.376991296913</text:p>
              </table:table-cell>
              <table:table-cell office:value-type="float" office:value="90.9502926540212">
                <text:p>90.95029265402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">
                <text:p>200</text:p>
              </table:table-cell>
              <table:table-cell office:value-type="float" office:value="97">
                <text:p>97</text:p>
              </table:table-cell>
              <table:table-cell office:value-type="float" office:value="200.873421626843">
                <text:p>200.873421626843</text:p>
              </table:table-cell>
              <table:table-cell office:value-type="float" office:value="90.1530557616751">
                <text:p>90.1530557616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">
                <text:p>201</text:p>
              </table:table-cell>
              <table:table-cell office:value-type="float" office:value="96">
                <text:p>96</text:p>
              </table:table-cell>
              <table:table-cell office:value-type="float" office:value="201.359400011539">
                <text:p>201.359400011539</text:p>
              </table:table-cell>
              <table:table-cell office:value-type="float" office:value="89.3751858982979">
                <text:p>89.37518589829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1">
                <text:p>201</text:p>
              </table:table-cell>
              <table:table-cell office:value-type="float" office:value="95">
                <text:p>95</text:p>
              </table:table-cell>
              <table:table-cell office:value-type="float" office:value="201.835357505844">
                <text:p>201.835357505844</text:p>
              </table:table-cell>
              <table:table-cell office:value-type="float" office:value="88.6158029339698">
                <text:p>88.61580293396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2">
                <text:p>202</text:p>
              </table:table-cell>
              <table:table-cell office:value-type="float" office:value="94">
                <text:p>94</text:p>
              </table:table-cell>
              <table:table-cell office:value-type="float" office:value="202.301699036396">
                <text:p>202.301699036396</text:p>
              </table:table-cell>
              <table:table-cell office:value-type="float" office:value="87.8740838340944">
                <text:p>87.87408383409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2">
                <text:p>202</text:p>
              </table:table-cell>
              <table:table-cell office:value-type="float" office:value="94">
                <text:p>94</text:p>
              </table:table-cell>
              <table:table-cell office:value-type="float" office:value="202.758805471544">
                <text:p>202.758805471544</text:p>
              </table:table-cell>
              <table:table-cell office:value-type="float" office:value="87.1492578916291">
                <text:p>87.14925789162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3">
                <text:p>203</text:p>
              </table:table-cell>
              <table:table-cell office:value-type="float" office:value="93">
                <text:p>93</text:p>
              </table:table-cell>
              <table:table-cell office:value-type="float" office:value="203.207035490258">
                <text:p>203.207035490258</text:p>
              </table:table-cell>
              <table:table-cell office:value-type="float" office:value="86.4406024426722">
                <text:p>86.44060244267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3">
                <text:p>203</text:p>
              </table:table-cell>
              <table:table-cell office:value-type="float" office:value="92">
                <text:p>92</text:p>
              </table:table-cell>
              <table:table-cell office:value-type="float" office:value="203.646727273012">
                <text:p>203.646727273012</text:p>
              </table:table-cell>
              <table:table-cell office:value-type="float" office:value="85.7474390081009">
                <text:p>85.74743900810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4">
                <text:p>204</text:p>
              </table:table-cell>
              <table:table-cell office:value-type="float" office:value="92">
                <text:p>92</text:p>
              </table:table-cell>
              <table:table-cell office:value-type="float" office:value="204.078200034616">
                <text:p>204.078200034616</text:p>
              </table:table-cell>
              <table:table-cell office:value-type="float" office:value="85.0691298116977">
                <text:p>85.06912981169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4">
                <text:p>204</text:p>
              </table:table-cell>
              <table:table-cell office:value-type="float" office:value="91">
                <text:p>91</text:p>
              </table:table-cell>
              <table:table-cell office:value-type="float" office:value="204.501755416395">
                <text:p>204.501755416395</text:p>
              </table:table-cell>
              <table:table-cell office:value-type="float" office:value="84.4050746317748">
                <text:p>84.40507463177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4">
                <text:p>204</text:p>
              </table:table-cell>
              <table:table-cell office:value-type="float" office:value="90">
                <text:p>90</text:p>
              </table:table-cell>
              <table:table-cell office:value-type="float" office:value="204.917678752922">
                <text:p>204.917678752922</text:p>
              </table:table-cell>
              <table:table-cell office:value-type="float" office:value="83.7547079488971">
                <text:p>83.75470794889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5">
                <text:p>205</text:p>
              </table:table-cell>
              <table:table-cell office:value-type="float" office:value="89">
                <text:p>89</text:p>
              </table:table-cell>
              <table:table-cell office:value-type="float" office:value="205.326240226636">
                <text:p>205.326240226636</text:p>
              </table:table-cell>
              <table:table-cell office:value-type="float" office:value="83.1174963570977">
                <text:p>83.11749635709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5">
                <text:p>205</text:p>
              </table:table-cell>
              <table:table-cell office:value-type="float" office:value="89">
                <text:p>89</text:p>
              </table:table-cell>
              <table:table-cell office:value-type="float" office:value="205.727695922042">
                <text:p>205.727695922042</text:p>
              </table:table-cell>
              <table:table-cell office:value-type="float" office:value="82.4929362100668">
                <text:p>82.49293621006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6">
                <text:p>206</text:p>
              </table:table-cell>
              <table:table-cell office:value-type="float" office:value="88">
                <text:p>88</text:p>
              </table:table-cell>
              <table:table-cell office:value-type="float" office:value="206.12228878979">
                <text:p>206.12228878979</text:p>
              </table:table-cell>
              <table:table-cell office:value-type="float" office:value="81.8805514773228">
                <text:p>81.88055147732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6">
                <text:p>206</text:p>
              </table:table-cell>
              <table:table-cell office:value-type="float" office:value="87">
                <text:p>87</text:p>
              </table:table-cell>
              <table:table-cell office:value-type="float" office:value="206.510249529737">
                <text:p>206.510249529737</text:p>
              </table:table-cell>
              <table:table-cell office:value-type="float" office:value="81.2798917884086">
                <text:p>81.27989178840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6">
                <text:p>206</text:p>
              </table:table-cell>
              <table:table-cell office:value-type="float" office:value="87">
                <text:p>87</text:p>
              </table:table-cell>
              <table:table-cell office:value-type="float" office:value="206.891797401007">
                <text:p>206.891797401007</text:p>
              </table:table-cell>
              <table:table-cell office:value-type="float" office:value="80.6905306457767">
                <text:p>80.69053064577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7">
                <text:p>207</text:p>
              </table:table-cell>
              <table:table-cell office:value-type="float" office:value="86">
                <text:p>86</text:p>
              </table:table-cell>
              <table:table-cell office:value-type="float" office:value="207.26714096619">
                <text:p>207.26714096619</text:p>
              </table:table-cell>
              <table:table-cell office:value-type="float" office:value="80.1120637892962">
                <text:p>80.11206378929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7">
                <text:p>207</text:p>
              </table:table-cell>
              <table:table-cell office:value-type="float" office:value="86">
                <text:p>86</text:p>
              </table:table-cell>
              <table:table-cell office:value-type="float" office:value="207.636478775999">
                <text:p>207.636478775999</text:p>
              </table:table-cell>
              <table:table-cell office:value-type="float" office:value="79.544107697294">
                <text:p>79.5441076972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8">
                <text:p>208</text:p>
              </table:table-cell>
              <table:table-cell office:value-type="float" office:value="85">
                <text:p>85</text:p>
              </table:table-cell>
              <table:table-cell office:value-type="float" office:value="208">
                <text:p>208</text:p>
              </table:table-cell>
              <table:table-cell office:value-type="float" office:value="78.9862982107505">
                <text:p>78.98629821075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208.357885008456">
                <text:p>208.357885008456</text:p>
              </table:table-cell>
              <table:table-cell office:value-type="float" office:value="78.438289268775">
                <text:p>78.4382892687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208.710305909736">
                <text:p>208.710305909736</text:p>
              </table:table-cell>
              <table:table-cell office:value-type="float" office:value="77.8997517447918">
                <text:p>77.89975174479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9">
                <text:p>209</text:p>
              </table:table-cell>
              <table:table-cell office:value-type="float" office:value="83">
                <text:p>83</text:p>
              </table:table-cell>
              <table:table-cell office:value-type="float" office:value="209.057427047325">
                <text:p>209.057427047325</text:p>
              </table:table-cell>
              <table:table-cell office:value-type="float" office:value="77.3703723740182">
                <text:p>77.37037237401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9">
                <text:p>209</text:p>
              </table:table-cell>
              <table:table-cell office:value-type="float" office:value="83">
                <text:p>83</text:p>
              </table:table-cell>
              <table:table-cell office:value-type="float" office:value="209.399405460006">
                <text:p>209.399405460006</text:p>
              </table:table-cell>
              <table:table-cell office:value-type="float" office:value="76.8498527638215">
                <text:p>76.84985276382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9">
                <text:p>209</text:p>
              </table:table-cell>
              <table:table-cell office:value-type="float" office:value="82">
                <text:p>82</text:p>
              </table:table-cell>
              <table:table-cell office:value-type="float" office:value="209.736391308451">
                <text:p>209.736391308451</text:p>
              </table:table-cell>
              <table:table-cell office:value-type="float" office:value="76.3379084794305">
                <text:p>76.33790847943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0">
                <text:p>210</text:p>
              </table:table-cell>
              <table:table-cell office:value-type="float" office:value="82">
                <text:p>82</text:p>
              </table:table-cell>
              <table:table-cell office:value-type="float" office:value="210.06852827112">
                <text:p>210.06852827112</text:p>
              </table:table-cell>
              <table:table-cell office:value-type="float" office:value="75.8342681982587">
                <text:p>75.83426819825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0">
                <text:p>210</text:p>
              </table:table-cell>
              <table:table-cell office:value-type="float" office:value="81">
                <text:p>81</text:p>
              </table:table-cell>
              <table:table-cell office:value-type="float" office:value="210.395953912075">
                <text:p>210.395953912075</text:p>
              </table:table-cell>
              <table:table-cell office:value-type="float" office:value="75.3386729267863">
                <text:p>75.33867292678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0">
                <text:p>210</text:p>
              </table:table-cell>
              <table:table-cell office:value-type="float" office:value="80">
                <text:p>80</text:p>
              </table:table-cell>
              <table:table-cell office:value-type="float" office:value="210.718800023077">
                <text:p>210.718800023077</text:p>
              </table:table-cell>
              <table:table-cell office:value-type="float" office:value="74.8508752745601">
                <text:p>74.85087527456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1">
                <text:p>211</text:p>
              </table:table-cell>
              <table:table-cell office:value-type="float" office:value="80">
                <text:p>80</text:p>
              </table:table-cell>
              <table:table-cell office:value-type="float" office:value="211.037192942081">
                <text:p>211.037192942081</text:p>
              </table:table-cell>
              <table:table-cell office:value-type="float" office:value="74.3706387804133">
                <text:p>74.37063878041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1">
                <text:p>211</text:p>
              </table:table-cell>
              <table:table-cell office:value-type="float" office:value="79">
                <text:p>79</text:p>
              </table:table-cell>
              <table:table-cell office:value-type="float" office:value="211.351253850064">
                <text:p>211.351253850064</text:p>
              </table:table-cell>
              <table:table-cell office:value-type="float" office:value="73.8977372864854">
                <text:p>73.89773728648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1">
                <text:p>211</text:p>
              </table:table-cell>
              <table:table-cell office:value-type="float" office:value="79">
                <text:p>79</text:p>
              </table:table-cell>
              <table:table-cell office:value-type="float" office:value="211.661099047935">
                <text:p>211.661099047935</text:p>
              </table:table-cell>
              <table:table-cell office:value-type="float" office:value="73.4319543560545">
                <text:p>73.43195435605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1">
                <text:p>211</text:p>
              </table:table-cell>
              <table:table-cell office:value-type="float" office:value="78">
                <text:p>78</text:p>
              </table:table-cell>
              <table:table-cell office:value-type="float" office:value="211.966840215098">
                <text:p>211.966840215098</text:p>
              </table:table-cell>
              <table:table-cell office:value-type="float" office:value="72.9730827315733">
                <text:p>72.97308273157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2">
                <text:p>212</text:p>
              </table:table-cell>
              <table:table-cell office:value-type="float" office:value="78">
                <text:p>78</text:p>
              </table:table-cell>
              <table:table-cell office:value-type="float" office:value="212.268584651119">
                <text:p>212.268584651119</text:p>
              </table:table-cell>
              <table:table-cell office:value-type="float" office:value="72.5209238296413">
                <text:p>72.52092382964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2">
                <text:p>212</text:p>
              </table:table-cell>
              <table:table-cell office:value-type="float" office:value="77">
                <text:p>77</text:p>
              </table:table-cell>
              <table:table-cell office:value-type="float" office:value="212.566435501796">
                <text:p>212.566435501796</text:p>
              </table:table-cell>
              <table:table-cell office:value-type="float" office:value="72.0752872699497">
                <text:p>72.07528726994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2">
                <text:p>212</text:p>
              </table:table-cell>
              <table:table-cell office:value-type="float" office:value="77">
                <text:p>77</text:p>
              </table:table-cell>
              <table:table-cell office:value-type="float" office:value="212.860491970834">
                <text:p>212.860491970834</text:p>
              </table:table-cell>
              <table:table-cell office:value-type="float" office:value="71.6359904355096">
                <text:p>71.63599043550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3">
                <text:p>213</text:p>
              </table:table-cell>
              <table:table-cell office:value-type="float" office:value="76">
                <text:p>76</text:p>
              </table:table-cell>
              <table:table-cell office:value-type="float" office:value="213.150849518198">
                <text:p>213.150849518198</text:p>
              </table:table-cell>
              <table:table-cell office:value-type="float" office:value="71.2028580617162">
                <text:p>71.20285806171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3">
                <text:p>213</text:p>
              </table:table-cell>
              <table:table-cell office:value-type="float" office:value="76">
                <text:p>76</text:p>
              </table:table-cell>
              <table:table-cell office:value-type="float" office:value="213.437600046154">
                <text:p>213.437600046154</text:p>
              </table:table-cell>
              <table:table-cell office:value-type="float" office:value="70.7757218520226">
                <text:p>70.77572185202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3">
                <text:p>213</text:p>
              </table:table-cell>
              <table:table-cell office:value-type="float" office:value="75">
                <text:p>75</text:p>
              </table:table-cell>
              <table:table-cell office:value-type="float" office:value="213.72083207389">
                <text:p>213.72083207389</text:p>
              </table:table-cell>
              <table:table-cell office:value-type="float" office:value="70.3544201181937">
                <text:p>70.35442011819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4">
                <text:p>214</text:p>
              </table:table-cell>
              <table:table-cell office:value-type="float" office:value="75">
                <text:p>75</text:p>
              </table:table-cell>
              <table:table-cell office:value-type="float" office:value="214.000630901551">
                <text:p>214.000630901551</text:p>
              </table:table-cell>
              <table:table-cell office:value-type="float" office:value="69.9387974432883">
                <text:p>69.93879744328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4">
                <text:p>214</text:p>
              </table:table-cell>
              <table:table-cell office:value-type="float" office:value="75">
                <text:p>75</text:p>
              </table:table-cell>
              <table:table-cell office:value-type="float" office:value="214.277078764461">
                <text:p>214.277078764461</text:p>
              </table:table-cell>
              <table:table-cell office:value-type="float" office:value="69.528704365677">
                <text:p>69.5287043656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4">
                <text:p>214</text:p>
              </table:table-cell>
              <table:table-cell office:value-type="float" office:value="74">
                <text:p>74</text:p>
              </table:table-cell>
              <table:table-cell office:value-type="float" office:value="214.550254978204">
                <text:p>214.550254978204</text:p>
              </table:table-cell>
              <table:table-cell office:value-type="float" office:value="69.1239970825493">
                <text:p>69.12399708254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4">
                <text:p>214</text:p>
              </table:table-cell>
              <table:table-cell office:value-type="float" office:value="74">
                <text:p>74</text:p>
              </table:table-cell>
              <table:table-cell office:value-type="float" office:value="214.820236075234">
                <text:p>214.820236075234</text:p>
              </table:table-cell>
              <table:table-cell office:value-type="float" office:value="68.7245371714925">
                <text:p>68.72453717149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5">
                <text:p>215</text:p>
              </table:table-cell>
              <table:table-cell office:value-type="float" office:value="73">
                <text:p>73</text:p>
              </table:table-cell>
              <table:table-cell office:value-type="float" office:value="215.08709593358">
                <text:p>215.08709593358</text:p>
              </table:table-cell>
              <table:table-cell office:value-type="float" office:value="68.3301913288445">
                <text:p>68.33019132884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5">
                <text:p>215</text:p>
              </table:table-cell>
              <table:table-cell office:value-type="float" office:value="73">
                <text:p>73</text:p>
              </table:table-cell>
              <table:table-cell office:value-type="float" office:value="215.350905898197">
                <text:p>215.350905898197</text:p>
              </table:table-cell>
              <table:table-cell office:value-type="float" office:value="67.9408311236285">
                <text:p>67.94083112362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5">
                <text:p>215</text:p>
              </table:table-cell>
              <table:table-cell office:value-type="float" office:value="72">
                <text:p>72</text:p>
              </table:table-cell>
              <table:table-cell office:value-type="float" office:value="215.611734895463">
                <text:p>215.611734895463</text:p>
              </table:table-cell>
              <table:table-cell office:value-type="float" office:value="67.5563327659763">
                <text:p>67.55633276597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5">
                <text:p>215</text:p>
              </table:table-cell>
              <table:table-cell office:value-type="float" office:value="72">
                <text:p>72</text:p>
              </table:table-cell>
              <table:table-cell office:value-type="float" office:value="215.869649541275">
                <text:p>215.869649541275</text:p>
              </table:table-cell>
              <table:table-cell office:value-type="float" office:value="67.1765768890332">
                <text:p>67.17657688903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6">
                <text:p>216</text:p>
              </table:table-cell>
              <table:table-cell office:value-type="float" office:value="71">
                <text:p>71</text:p>
              </table:table-cell>
              <table:table-cell office:value-type="float" office:value="216.12471424318">
                <text:p>216.12471424318</text:p>
              </table:table-cell>
              <table:table-cell office:value-type="float" office:value="66.8014483434196">
                <text:p>66.80144834341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6">
                <text:p>216</text:p>
              </table:table-cell>
              <table:table-cell office:value-type="float" office:value="71">
                <text:p>71</text:p>
              </table:table-cell>
              <table:table-cell office:value-type="float" office:value="216.376991296913">
                <text:p>216.376991296913</text:p>
              </table:table-cell>
              <table:table-cell office:value-type="float" office:value="66.4308360033955">
                <text:p>66.43083600339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6">
                <text:p>216</text:p>
              </table:table-cell>
              <table:table-cell office:value-type="float" office:value="71">
                <text:p>71</text:p>
              </table:table-cell>
              <table:table-cell office:value-type="float" office:value="216.626540977729">
                <text:p>216.626540977729</text:p>
              </table:table-cell>
              <table:table-cell office:value-type="float" office:value="66.0646325839437">
                <text:p>66.06463258394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6">
                <text:p>216</text:p>
              </table:table-cell>
              <table:table-cell office:value-type="float" office:value="70">
                <text:p>70</text:p>
              </table:table-cell>
              <table:table-cell office:value-type="float" office:value="216.873421626843">
                <text:p>216.873421626843</text:p>
              </table:table-cell>
              <table:table-cell office:value-type="float" office:value="65.7027344680431">
                <text:p>65.70273446804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7">
                <text:p>217</text:p>
              </table:table-cell>
              <table:table-cell office:value-type="float" office:value="70">
                <text:p>70</text:p>
              </table:table-cell>
              <table:table-cell office:value-type="float" office:value="217.117689733296">
                <text:p>217.117689733296</text:p>
              </table:table-cell>
              <table:table-cell office:value-type="float" office:value="65.3450415434657">
                <text:p>65.34504154346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7">
                <text:p>217</text:p>
              </table:table-cell>
              <table:table-cell office:value-type="float" office:value="69">
                <text:p>69</text:p>
              </table:table-cell>
              <table:table-cell office:value-type="float" office:value="217.359400011539">
                <text:p>217.359400011539</text:p>
              </table:table-cell>
              <table:table-cell office:value-type="float" office:value="64.9914570484747">
                <text:p>64.99145704847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7">
                <text:p>217</text:p>
              </table:table-cell>
              <table:table-cell office:value-type="float" office:value="69">
                <text:p>69</text:p>
              </table:table-cell>
              <table:table-cell office:value-type="float" office:value="217.598605474994">
                <text:p>217.598605474994</text:p>
              </table:table-cell>
              <table:table-cell office:value-type="float" office:value="64.6418874258516">
                <text:p>64.64188742585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7">
                <text:p>217</text:p>
              </table:table-cell>
              <table:table-cell office:value-type="float" office:value="69">
                <text:p>69</text:p>
              </table:table-cell>
              <table:table-cell office:value-type="float" office:value="217.835357505844">
                <text:p>217.835357505844</text:p>
              </table:table-cell>
              <table:table-cell office:value-type="float" office:value="64.2962421847229">
                <text:p>64.29624218472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8">
                <text:p>218</text:p>
              </table:table-cell>
              <table:table-cell office:value-type="float" office:value="68">
                <text:p>68</text:p>
              </table:table-cell>
              <table:table-cell office:value-type="float" office:value="218.069705921274">
                <text:p>218.069705921274</text:p>
              </table:table-cell>
              <table:table-cell office:value-type="float" office:value="63.9544337696918">
                <text:p>63.95443376969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8">
                <text:p>218</text:p>
              </table:table-cell>
              <table:table-cell office:value-type="float" office:value="68">
                <text:p>68</text:p>
              </table:table-cell>
              <table:table-cell office:value-type="float" office:value="218.301699036396">
                <text:p>218.301699036396</text:p>
              </table:table-cell>
              <table:table-cell office:value-type="float" office:value="63.6163774368218">
                <text:p>63.61637743682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8">
                <text:p>218</text:p>
              </table:table-cell>
              <table:table-cell office:value-type="float" office:value="67">
                <text:p>67</text:p>
              </table:table-cell>
              <table:table-cell office:value-type="float" office:value="218.531383724029">
                <text:p>218.531383724029</text:p>
              </table:table-cell>
              <table:table-cell office:value-type="float" office:value="63.2819911360461">
                <text:p>63.28199113604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8">
                <text:p>218</text:p>
              </table:table-cell>
              <table:table-cell office:value-type="float" office:value="67">
                <text:p>67</text:p>
              </table:table-cell>
              <table:table-cell office:value-type="float" office:value="218.758805471544">
                <text:p>218.758805471544</text:p>
              </table:table-cell>
              <table:table-cell office:value-type="float" office:value="62.9511953996109">
                <text:p>62.95119539961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8">
                <text:p>218</text:p>
              </table:table-cell>
              <table:table-cell office:value-type="float" office:value="67">
                <text:p>67</text:p>
              </table:table-cell>
              <table:table-cell office:value-type="float" office:value="218.984008434932">
                <text:p>218.984008434932</text:p>
              </table:table-cell>
              <table:table-cell office:value-type="float" office:value="62.6239132361873">
                <text:p>62.62391323618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9">
                <text:p>219</text:p>
              </table:table-cell>
              <table:table-cell office:value-type="float" office:value="66">
                <text:p>66</text:p>
              </table:table-cell>
              <table:table-cell office:value-type="float" office:value="219.207035490258">
                <text:p>219.207035490258</text:p>
              </table:table-cell>
              <table:table-cell office:value-type="float" office:value="62.3000700303098">
                <text:p>62.30007003030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9">
                <text:p>219</text:p>
              </table:table-cell>
              <table:table-cell office:value-type="float" office:value="66">
                <text:p>66</text:p>
              </table:table-cell>
              <table:table-cell office:value-type="float" office:value="219.427928282658">
                <text:p>219.427928282658</text:p>
              </table:table-cell>
              <table:table-cell office:value-type="float" office:value="61.9795934468269">
                <text:p>61.97959344682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9">
                <text:p>219</text:p>
              </table:table-cell>
              <table:table-cell office:value-type="float" office:value="66">
                <text:p>66</text:p>
              </table:table-cell>
              <table:table-cell office:value-type="float" office:value="219.646727273012">
                <text:p>219.646727273012</text:p>
              </table:table-cell>
              <table:table-cell office:value-type="float" office:value="61.6624133400673">
                <text:p>61.66241334006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9">
                <text:p>219</text:p>
              </table:table-cell>
              <table:table-cell office:value-type="float" office:value="65">
                <text:p>65</text:p>
              </table:table-cell>
              <table:table-cell office:value-type="float" office:value="219.863471782419">
                <text:p>219.863471782419</text:p>
              </table:table-cell>
              <table:table-cell office:value-type="float" office:value="61.3484616674475">
                <text:p>61.34846166744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65">
                <text:p>65</text:p>
              </table:table-cell>
              <table:table-cell office:value-type="float" office:value="220.078200034616">
                <text:p>220.078200034616</text:p>
              </table:table-cell>
              <table:table-cell office:value-type="float" office:value="61.0376724072632">
                <text:p>61.03767240726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0">
                <text:p>220</text:p>
              </table:table-cell>
              <table:table-cell office:value-type="float" office:value="65">
                <text:p>65</text:p>
              </table:table-cell>
              <table:table-cell office:value-type="float" office:value="220.290949196431">
                <text:p>220.290949196431</text:p>
              </table:table-cell>
              <table:table-cell office:value-type="float" office:value="60.729981480427">
                <text:p>60.7299814804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0">
                <text:p>220</text:p>
              </table:table-cell>
              <table:table-cell office:value-type="float" office:value="64">
                <text:p>64</text:p>
              </table:table-cell>
              <table:table-cell office:value-type="float" office:value="220.501755416395">
                <text:p>220.501755416395</text:p>
              </table:table-cell>
              <table:table-cell office:value-type="float" office:value="60.425326675925">
                <text:p>60.4253266759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0">
                <text:p>220</text:p>
              </table:table-cell>
              <table:table-cell office:value-type="float" office:value="64">
                <text:p>64</text:p>
              </table:table-cell>
              <table:table-cell office:value-type="float" office:value="220.710653861602">
                <text:p>220.710653861602</text:p>
              </table:table-cell>
              <table:table-cell office:value-type="float" office:value="60.1236475797884">
                <text:p>60.12364757978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0">
                <text:p>220</text:p>
              </table:table-cell>
              <table:table-cell office:value-type="float" office:value="63">
                <text:p>63</text:p>
              </table:table-cell>
              <table:table-cell office:value-type="float" office:value="220.917678752922">
                <text:p>220.917678752922</text:p>
              </table:table-cell>
              <table:table-cell office:value-type="float" office:value="59.8248855073788">
                <text:p>59.82488550737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1">
                <text:p>221</text:p>
              </table:table-cell>
              <table:table-cell office:value-type="float" office:value="63">
                <text:p>63</text:p>
              </table:table-cell>
              <table:table-cell office:value-type="float" office:value="221.122863398643">
                <text:p>221.122863398643</text:p>
              </table:table-cell>
              <table:table-cell office:value-type="float" office:value="59.528983438809">
                <text:p>59.5289834388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1">
                <text:p>221</text:p>
              </table:table-cell>
              <table:table-cell office:value-type="float" office:value="63">
                <text:p>63</text:p>
              </table:table-cell>
              <table:table-cell office:value-type="float" office:value="221.326240226636">
                <text:p>221.326240226636</text:p>
              </table:table-cell>
              <table:table-cell office:value-type="float" office:value="59.2358859573243">
                <text:p>59.23588595732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1">
                <text:p>221</text:p>
              </table:table-cell>
              <table:table-cell office:value-type="float" office:value="62">
                <text:p>62</text:p>
              </table:table-cell>
              <table:table-cell office:value-type="float" office:value="221.52784081511">
                <text:p>221.52784081511</text:p>
              </table:table-cell>
              <table:table-cell office:value-type="float" office:value="58.9455391904862">
                <text:p>58.94553919048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1">
                <text:p>221</text:p>
              </table:table-cell>
              <table:table-cell office:value-type="float" office:value="62">
                <text:p>62</text:p>
              </table:table-cell>
              <table:table-cell office:value-type="float" office:value="221.727695922042">
                <text:p>221.727695922042</text:p>
              </table:table-cell>
              <table:table-cell office:value-type="float" office:value="58.657890754006">
                <text:p>58.6578907540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1">
                <text:p>221</text:p>
              </table:table-cell>
              <table:table-cell office:value-type="float" office:value="62">
                <text:p>62</text:p>
              </table:table-cell>
              <table:table-cell office:value-type="float" office:value="221.925835513335">
                <text:p>221.925835513335</text:p>
              </table:table-cell>
              <table:table-cell office:value-type="float" office:value="58.3728896980886">
                <text:p>58.37288969808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2">
                <text:p>222</text:p>
              </table:table-cell>
              <table:table-cell office:value-type="float" office:value="61">
                <text:p>61</text:p>
              </table:table-cell>
              <table:table-cell office:value-type="float" office:value="222.12228878979">
                <text:p>222.12228878979</text:p>
              </table:table-cell>
              <table:table-cell office:value-type="float" office:value="58.0904864561521">
                <text:p>58.09048645615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">
                <text:p>222</text:p>
              </table:table-cell>
              <table:table-cell office:value-type="float" office:value="61">
                <text:p>61</text:p>
              </table:table-cell>
              <table:table-cell office:value-type="float" office:value="222.317084212928">
                <text:p>222.317084212928</text:p>
              </table:table-cell>
              <table:table-cell office:value-type="float" office:value="57.8106327958014">
                <text:p>57.81063279580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2">
                <text:p>222</text:p>
              </table:table-cell>
              <table:table-cell office:value-type="float" office:value="61">
                <text:p>61</text:p>
              </table:table-cell>
              <table:table-cell office:value-type="float" office:value="222.510249529737">
                <text:p>222.510249529737</text:p>
              </table:table-cell>
              <table:table-cell office:value-type="float" office:value="57.5332817719352">
                <text:p>57.53328177193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2">
                <text:p>222</text:p>
              </table:table-cell>
              <table:table-cell office:value-type="float" office:value="61">
                <text:p>61</text:p>
              </table:table-cell>
              <table:table-cell office:value-type="float" office:value="222.701811796394">
                <text:p>222.701811796394</text:p>
              </table:table-cell>
              <table:table-cell office:value-type="float" office:value="57.2583876818794">
                <text:p>57.25838768187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2">
                <text:p>222</text:p>
              </table:table-cell>
              <table:table-cell office:value-type="float" office:value="60">
                <text:p>60</text:p>
              </table:table-cell>
              <table:table-cell office:value-type="float" office:value="222.891797401007">
                <text:p>222.891797401007</text:p>
              </table:table-cell>
              <table:table-cell office:value-type="float" office:value="56.9859060224422">
                <text:p>56.98590602244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3">
                <text:p>223</text:p>
              </table:table-cell>
              <table:table-cell office:value-type="float" office:value="60">
                <text:p>60</text:p>
              </table:table-cell>
              <table:table-cell office:value-type="float" office:value="223.080232085428">
                <text:p>223.080232085428</text:p>
              </table:table-cell>
              <table:table-cell office:value-type="float" office:value="56.7157934487935">
                <text:p>56.71579344879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3">
                <text:p>223</text:p>
              </table:table-cell>
              <table:table-cell office:value-type="float" office:value="60">
                <text:p>60</text:p>
              </table:table-cell>
              <table:table-cell office:value-type="float" office:value="223.26714096619">
                <text:p>223.26714096619</text:p>
              </table:table-cell>
              <table:table-cell office:value-type="float" office:value="56.4480077350767">
                <text:p>56.44800773507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3">
                <text:p>223</text:p>
              </table:table-cell>
              <table:table-cell office:value-type="float" office:value="59">
                <text:p>59</text:p>
              </table:table-cell>
              <table:table-cell office:value-type="float" office:value="223.452548554594">
                <text:p>223.452548554594</text:p>
              </table:table-cell>
              <table:table-cell office:value-type="float" office:value="56.1825077366669">
                <text:p>56.18250773666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3">
                <text:p>223</text:p>
              </table:table-cell>
              <table:table-cell office:value-type="float" office:value="59">
                <text:p>59</text:p>
              </table:table-cell>
              <table:table-cell office:value-type="float" office:value="223.636478775999">
                <text:p>223.636478775999</text:p>
              </table:table-cell>
              <table:table-cell office:value-type="float" office:value="55.9192533539946">
                <text:p>55.91925335399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3">
                <text:p>223</text:p>
              </table:table-cell>
              <table:table-cell office:value-type="float" office:value="59">
                <text:p>59</text:p>
              </table:table-cell>
              <table:table-cell office:value-type="float" office:value="223.818954988355">
                <text:p>223.818954988355</text:p>
              </table:table-cell>
              <table:table-cell office:value-type="float" office:value="55.6582054978566">
                <text:p>55.65820549785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4">
                <text:p>224</text:p>
              </table:table-cell>
              <table:table-cell office:value-type="float" office:value="58">
                <text:p>58</text:p>
              </table:table-cell>
              <table:table-cell office:value-type="float" office:value="224">
                <text:p>224</text:p>
              </table:table-cell>
              <table:table-cell office:value-type="float" office:value="55.3993260561428">
                <text:p>55.39932605614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4">
                <text:p>224</text:p>
              </table:table-cell>
              <table:table-cell office:value-type="float" office:value="58">
                <text:p>58</text:p>
              </table:table-cell>
              <table:table-cell office:value-type="float" office:value="224.179636086772">
                <text:p>224.179636086772</text:p>
              </table:table-cell>
              <table:table-cell office:value-type="float" office:value="55.1425778619106">
                <text:p>55.14257786191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4">
                <text:p>224</text:p>
              </table:table-cell>
              <table:table-cell office:value-type="float" office:value="58">
                <text:p>58</text:p>
              </table:table-cell>
              <table:table-cell office:value-type="float" office:value="224.357885008456">
                <text:p>224.357885008456</text:p>
              </table:table-cell>
              <table:table-cell office:value-type="float" office:value="54.8879246627417">
                <text:p>54.88792466274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4">
                <text:p>224</text:p>
              </table:table-cell>
              <table:table-cell office:value-type="float" office:value="57">
                <text:p>57</text:p>
              </table:table-cell>
              <table:table-cell office:value-type="float" office:value="224.5347680246">
                <text:p>224.5347680246</text:p>
              </table:table-cell>
              <table:table-cell office:value-type="float" office:value="54.6353310913203">
                <text:p>54.63533109132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4">
                <text:p>224</text:p>
              </table:table-cell>
              <table:table-cell office:value-type="float" office:value="57">
                <text:p>57</text:p>
              </table:table-cell>
              <table:table-cell office:value-type="float" office:value="224.710305909736">
                <text:p>224.710305909736</text:p>
              </table:table-cell>
              <table:table-cell office:value-type="float" office:value="54.3847626371758">
                <text:p>54.38476263717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4">
                <text:p>224</text:p>
              </table:table-cell>
              <table:table-cell office:value-type="float" office:value="57">
                <text:p>57</text:p>
              </table:table-cell>
              <table:table-cell office:value-type="float" office:value="224.884518968019">
                <text:p>224.884518968019</text:p>
              </table:table-cell>
              <table:table-cell office:value-type="float" office:value="54.1361856195348">
                <text:p>54.13618561953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5">
                <text:p>225</text:p>
              </table:table-cell>
              <table:table-cell office:value-type="float" office:value="57">
                <text:p>57</text:p>
              </table:table-cell>
              <table:table-cell office:value-type="float" office:value="225.057427047325">
                <text:p>225.057427047325</text:p>
              </table:table-cell>
              <table:table-cell office:value-type="float" office:value="53.8895671612306">
                <text:p>53.88956716123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5">
                <text:p>225</text:p>
              </table:table-cell>
              <table:table-cell office:value-type="float" office:value="56">
                <text:p>56</text:p>
              </table:table-cell>
              <table:table-cell office:value-type="float" office:value="225.229049552814">
                <text:p>225.229049552814</text:p>
              </table:table-cell>
              <table:table-cell office:value-type="float" office:value="53.6448751636224">
                <text:p>53.64487516362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5">
                <text:p>225</text:p>
              </table:table-cell>
              <table:table-cell office:value-type="float" office:value="56">
                <text:p>56</text:p>
              </table:table-cell>
              <table:table-cell office:value-type="float" office:value="225.399405460006">
                <text:p>225.399405460006</text:p>
              </table:table-cell>
              <table:table-cell office:value-type="float" office:value="53.4020782824773">
                <text:p>53.40207828247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5">
                <text:p>225</text:p>
              </table:table-cell>
              <table:table-cell office:value-type="float" office:value="56">
                <text:p>56</text:p>
              </table:table-cell>
              <table:table-cell office:value-type="float" office:value="225.568513327369">
                <text:p>225.568513327369</text:p>
              </table:table-cell>
              <table:table-cell office:value-type="float" office:value="53.1611459047705">
                <text:p>53.16114590477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5">
                <text:p>225</text:p>
              </table:table-cell>
              <table:table-cell office:value-type="float" office:value="55">
                <text:p>55</text:p>
              </table:table-cell>
              <table:table-cell office:value-type="float" office:value="225.736391308451">
                <text:p>225.736391308451</text:p>
              </table:table-cell>
              <table:table-cell office:value-type="float" office:value="52.9220481263647">
                <text:p>52.92204812636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5">
                <text:p>225</text:p>
              </table:table-cell>
              <table:table-cell office:value-type="float" office:value="55">
                <text:p>55</text:p>
              </table:table-cell>
              <table:table-cell office:value-type="float" office:value="225.903057163577">
                <text:p>225.903057163577</text:p>
              </table:table-cell>
              <table:table-cell office:value-type="float" office:value="52.6847557305262">
                <text:p>52.68475573052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6">
                <text:p>226</text:p>
              </table:table-cell>
              <table:table-cell office:value-type="float" office:value="55">
                <text:p>55</text:p>
              </table:table-cell>
              <table:table-cell office:value-type="float" office:value="226.06852827112">
                <text:p>226.06852827112</text:p>
              </table:table-cell>
              <table:table-cell office:value-type="float" office:value="52.4492401672426">
                <text:p>52.44924016724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6">
                <text:p>226</text:p>
              </table:table-cell>
              <table:table-cell office:value-type="float" office:value="55">
                <text:p>55</text:p>
              </table:table-cell>
              <table:table-cell office:value-type="float" office:value="226.232821638381">
                <text:p>226.232821638381</text:p>
              </table:table-cell>
              <table:table-cell office:value-type="float" office:value="52.215473533307">
                <text:p>52.2154735333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6">
                <text:p>226</text:p>
              </table:table-cell>
              <table:table-cell office:value-type="float" office:value="54">
                <text:p>54</text:p>
              </table:table-cell>
              <table:table-cell office:value-type="float" office:value="226.395953912075">
                <text:p>226.395953912075</text:p>
              </table:table-cell>
              <table:table-cell office:value-type="float" office:value="51.9834285531326">
                <text:p>51.98342855313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6">
                <text:p>226</text:p>
              </table:table-cell>
              <table:table-cell office:value-type="float" office:value="54">
                <text:p>54</text:p>
              </table:table-cell>
              <table:table-cell office:value-type="float" office:value="226.557941388455">
                <text:p>226.557941388455</text:p>
              </table:table-cell>
              <table:table-cell office:value-type="float" office:value="51.7530785602685">
                <text:p>51.75307856026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6">
                <text:p>226</text:p>
              </table:table-cell>
              <table:table-cell office:value-type="float" office:value="54">
                <text:p>54</text:p>
              </table:table-cell>
              <table:table-cell office:value-type="float" office:value="226.718800023077">
                <text:p>226.718800023077</text:p>
              </table:table-cell>
              <table:table-cell office:value-type="float" office:value="51.5243974795856">
                <text:p>51.52439747958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6">
                <text:p>226</text:p>
              </table:table-cell>
              <table:table-cell office:value-type="float" office:value="54">
                <text:p>54</text:p>
              </table:table-cell>
              <table:table-cell office:value-type="float" office:value="226.878545440239">
                <text:p>226.878545440239</text:p>
              </table:table-cell>
              <table:table-cell office:value-type="float" office:value="51.2973598101029">
                <text:p>51.29735981010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7">
                <text:p>227</text:p>
              </table:table-cell>
              <table:table-cell office:value-type="float" office:value="53">
                <text:p>53</text:p>
              </table:table-cell>
              <table:table-cell office:value-type="float" office:value="227.037192942081">
                <text:p>227.037192942081</text:p>
              </table:table-cell>
              <table:table-cell office:value-type="float" office:value="51.0719406084277">
                <text:p>51.07194060842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7">
                <text:p>227</text:p>
              </table:table-cell>
              <table:table-cell office:value-type="float" office:value="53">
                <text:p>53</text:p>
              </table:table-cell>
              <table:table-cell office:value-type="float" office:value="227.194757517382">
                <text:p>227.194757517382</text:p>
              </table:table-cell>
              <table:table-cell office:value-type="float" office:value="50.8481154727842">
                <text:p>50.84811547278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7">
                <text:p>227</text:p>
              </table:table-cell>
              <table:table-cell office:value-type="float" office:value="53">
                <text:p>53</text:p>
              </table:table-cell>
              <table:table-cell office:value-type="float" office:value="227.351253850064">
                <text:p>227.351253850064</text:p>
              </table:table-cell>
              <table:table-cell office:value-type="float" office:value="50.6258605276047">
                <text:p>50.62586052760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7">
                <text:p>227</text:p>
              </table:table-cell>
              <table:table-cell office:value-type="float" office:value="53">
                <text:p>53</text:p>
              </table:table-cell>
              <table:table-cell office:value-type="float" office:value="227.506696327395">
                <text:p>227.506696327395</text:p>
              </table:table-cell>
              <table:table-cell office:value-type="float" office:value="50.4051524086601">
                <text:p>50.40515240866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7">
                <text:p>227</text:p>
              </table:table-cell>
              <table:table-cell office:value-type="float" office:value="52">
                <text:p>52</text:p>
              </table:table-cell>
              <table:table-cell office:value-type="float" office:value="227.661099047935">
                <text:p>227.661099047935</text:p>
              </table:table-cell>
              <table:table-cell office:value-type="float" office:value="50.1859682487086">
                <text:p>50.18596824870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7">
                <text:p>227</text:p>
              </table:table-cell>
              <table:table-cell office:value-type="float" office:value="52">
                <text:p>52</text:p>
              </table:table-cell>
              <table:table-cell office:value-type="float" office:value="227.814475829202">
                <text:p>227.814475829202</text:p>
              </table:table-cell>
              <table:table-cell office:value-type="float" office:value="49.9682856636383">
                <text:p>49.96828566363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7">
                <text:p>227</text:p>
              </table:table-cell>
              <table:table-cell office:value-type="float" office:value="52">
                <text:p>52</text:p>
              </table:table-cell>
              <table:table-cell office:value-type="float" office:value="227.966840215098">
                <text:p>227.966840215098</text:p>
              </table:table-cell>
              <table:table-cell office:value-type="float" office:value="49.7520827390878">
                <text:p>49.75208273908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8">
                <text:p>228</text:p>
              </table:table-cell>
              <table:table-cell office:value-type="float" office:value="52">
                <text:p>52</text:p>
              </table:table-cell>
              <table:table-cell office:value-type="float" office:value="228.118205483083">
                <text:p>228.118205483083</text:p>
              </table:table-cell>
              <table:table-cell office:value-type="float" office:value="49.5373380175209">
                <text:p>49.53733801752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8">
                <text:p>228</text:p>
              </table:table-cell>
              <table:table-cell office:value-type="float" office:value="51">
                <text:p>51</text:p>
              </table:table-cell>
              <table:table-cell office:value-type="float" office:value="228.268584651119">
                <text:p>228.268584651119</text:p>
              </table:table-cell>
              <table:table-cell office:value-type="float" office:value="49.3240304857404">
                <text:p>49.32403048574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8">
                <text:p>228</text:p>
              </table:table-cell>
              <table:table-cell office:value-type="float" office:value="51">
                <text:p>51</text:p>
              </table:table-cell>
              <table:table-cell office:value-type="float" office:value="228.417990484388">
                <text:p>228.417990484388</text:p>
              </table:table-cell>
              <table:table-cell office:value-type="float" office:value="49.112139562821">
                <text:p>49.1121395628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8">
                <text:p>228</text:p>
              </table:table-cell>
              <table:table-cell office:value-type="float" office:value="51">
                <text:p>51</text:p>
              </table:table-cell>
              <table:table-cell office:value-type="float" office:value="228.566435501796">
                <text:p>228.566435501796</text:p>
              </table:table-cell>
              <table:table-cell office:value-type="float" office:value="48.9016450884465">
                <text:p>48.90164508844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8">
                <text:p>228</text:p>
              </table:table-cell>
              <table:table-cell office:value-type="float" office:value="51">
                <text:p>51</text:p>
              </table:table-cell>
              <table:table-cell office:value-type="float" office:value="228.713931982266">
                <text:p>228.713931982266</text:p>
              </table:table-cell>
              <table:table-cell office:value-type="float" office:value="48.6925273116341">
                <text:p>48.69252731163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8">
                <text:p>228</text:p>
              </table:table-cell>
              <table:table-cell office:value-type="float" office:value="50">
                <text:p>50</text:p>
              </table:table-cell>
              <table:table-cell office:value-type="float" office:value="228.860491970834">
                <text:p>228.860491970834</text:p>
              </table:table-cell>
              <table:table-cell office:value-type="float" office:value="48.4847668798308">
                <text:p>48.48476687983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9">
                <text:p>229</text:p>
              </table:table-cell>
              <table:table-cell office:value-type="float" office:value="50">
                <text:p>50</text:p>
              </table:table-cell>
              <table:table-cell office:value-type="float" office:value="229.00612728455">
                <text:p>229.00612728455</text:p>
              </table:table-cell>
              <table:table-cell office:value-type="float" office:value="48.2783448283673">
                <text:p>48.27834482836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9">
                <text:p>229</text:p>
              </table:table-cell>
              <table:table-cell office:value-type="float" office:value="50">
                <text:p>50</text:p>
              </table:table-cell>
              <table:table-cell office:value-type="float" office:value="229.150849518198">
                <text:p>229.150849518198</text:p>
              </table:table-cell>
              <table:table-cell office:value-type="float" office:value="48.0732425702558">
                <text:p>48.07324257025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9">
                <text:p>229</text:p>
              </table:table-cell>
              <table:table-cell office:value-type="float" office:value="50">
                <text:p>50</text:p>
              </table:table-cell>
              <table:table-cell office:value-type="float" office:value="229.294670049834">
                <text:p>229.294670049834</text:p>
              </table:table-cell>
              <table:table-cell office:value-type="float" office:value="47.8694418863183">
                <text:p>47.86944188631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9">
                <text:p>229</text:p>
              </table:table-cell>
              <table:table-cell office:value-type="float" office:value="49">
                <text:p>49</text:p>
              </table:table-cell>
              <table:table-cell office:value-type="float" office:value="229.437600046154">
                <text:p>229.437600046154</text:p>
              </table:table-cell>
              <table:table-cell office:value-type="float" office:value="47.6669249156323">
                <text:p>47.66692491563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9">
                <text:p>229</text:p>
              </table:table-cell>
              <table:table-cell office:value-type="float" office:value="49">
                <text:p>49</text:p>
              </table:table-cell>
              <table:table-cell office:value-type="float" office:value="229.579650467698">
                <text:p>229.579650467698</text:p>
              </table:table-cell>
              <table:table-cell office:value-type="float" office:value="47.4656741462823">
                <text:p>47.46567414628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9">
                <text:p>229</text:p>
              </table:table-cell>
              <table:table-cell office:value-type="float" office:value="49">
                <text:p>49</text:p>
              </table:table-cell>
              <table:table-cell office:value-type="float" office:value="229.72083207389">
                <text:p>229.72083207389</text:p>
              </table:table-cell>
              <table:table-cell office:value-type="float" office:value="47.2656724064052">
                <text:p>47.26567240640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9">
                <text:p>229</text:p>
              </table:table-cell>
              <table:table-cell office:value-type="float" office:value="49">
                <text:p>49</text:p>
              </table:table-cell>
              <table:table-cell office:value-type="float" office:value="229.861155427933">
                <text:p>229.861155427933</text:p>
              </table:table-cell>
              <table:table-cell office:value-type="float" office:value="47.066902855519">
                <text:p>47.0669028555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0">
                <text:p>230</text:p>
              </table:table-cell>
              <table:table-cell office:value-type="float" office:value="48">
                <text:p>48</text:p>
              </table:table-cell>
              <table:table-cell office:value-type="float" office:value="230.000630901551">
                <text:p>230.000630901551</text:p>
              </table:table-cell>
              <table:table-cell office:value-type="float" office:value="46.8693489761228">
                <text:p>46.86934897612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0">
                <text:p>230</text:p>
              </table:table-cell>
              <table:table-cell office:value-type="float" office:value="48">
                <text:p>48</text:p>
              </table:table-cell>
              <table:table-cell office:value-type="float" office:value="230.139268679585">
                <text:p>230.139268679585</text:p>
              </table:table-cell>
              <table:table-cell office:value-type="float" office:value="46.6729945655607">
                <text:p>46.67299456556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0">
                <text:p>230</text:p>
              </table:table-cell>
              <table:table-cell office:value-type="float" office:value="48">
                <text:p>48</text:p>
              </table:table-cell>
              <table:table-cell office:value-type="float" office:value="230.277078764461">
                <text:p>230.277078764461</text:p>
              </table:table-cell>
              <table:table-cell office:value-type="float" office:value="46.4778237281359">
                <text:p>46.47782372813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0">
                <text:p>230</text:p>
              </table:table-cell>
              <table:table-cell office:value-type="float" office:value="48">
                <text:p>48</text:p>
              </table:table-cell>
              <table:table-cell office:value-type="float" office:value="230.414070980515">
                <text:p>230.414070980515</text:p>
              </table:table-cell>
              <table:table-cell office:value-type="float" office:value="46.2838208674704">
                <text:p>46.28382086747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0">
                <text:p>230</text:p>
              </table:table-cell>
              <table:table-cell office:value-type="float" office:value="47">
                <text:p>47</text:p>
              </table:table-cell>
              <table:table-cell office:value-type="float" office:value="230.550254978204">
                <text:p>230.550254978204</text:p>
              </table:table-cell>
              <table:table-cell office:value-type="float" office:value="46.0909706790967">
                <text:p>46.09097067909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0">
                <text:p>230</text:p>
              </table:table-cell>
              <table:table-cell office:value-type="float" office:value="47">
                <text:p>47</text:p>
              </table:table-cell>
              <table:table-cell office:value-type="float" office:value="230.685640238175">
                <text:p>230.685640238175</text:p>
              </table:table-cell>
              <table:table-cell office:value-type="float" office:value="45.8992581432772">
                <text:p>45.89925814327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0">
                <text:p>230</text:p>
              </table:table-cell>
              <table:table-cell office:value-type="float" office:value="47">
                <text:p>47</text:p>
              </table:table-cell>
              <table:table-cell office:value-type="float" office:value="230.820236075234">
                <text:p>230.820236075234</text:p>
              </table:table-cell>
              <table:table-cell office:value-type="float" office:value="45.7086685180398">
                <text:p>45.70866851803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0">
                <text:p>230</text:p>
              </table:table-cell>
              <table:table-cell office:value-type="float" office:value="47">
                <text:p>47</text:p>
              </table:table-cell>
              <table:table-cell office:value-type="float" office:value="230.954051642188">
                <text:p>230.954051642188</text:p>
              </table:table-cell>
              <table:table-cell office:value-type="float" office:value="45.519187332424">
                <text:p>45.5191873324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1">
                <text:p>231</text:p>
              </table:table-cell>
              <table:table-cell office:value-type="float" office:value="47">
                <text:p>47</text:p>
              </table:table-cell>
              <table:table-cell office:value-type="float" office:value="231.08709593358">
                <text:p>231.08709593358</text:p>
              </table:table-cell>
              <table:table-cell office:value-type="float" office:value="45.330800379929">
                <text:p>45.3308003799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1">
                <text:p>231</text:p>
              </table:table-cell>
              <table:table-cell office:value-type="float" office:value="46">
                <text:p>46</text:p>
              </table:table-cell>
              <table:table-cell office:value-type="float" office:value="231.219377789318">
                <text:p>231.219377789318</text:p>
              </table:table-cell>
              <table:table-cell office:value-type="float" office:value="45.143493712157">
                <text:p>45.1434937121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1">
                <text:p>231</text:p>
              </table:table-cell>
              <table:table-cell office:value-type="float" office:value="46">
                <text:p>46</text:p>
              </table:table-cell>
              <table:table-cell office:value-type="float" office:value="231.350905898197">
                <text:p>231.350905898197</text:p>
              </table:table-cell>
              <table:table-cell office:value-type="float" office:value="44.9572536326444">
                <text:p>44.95725363264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1">
                <text:p>231</text:p>
              </table:table-cell>
              <table:table-cell office:value-type="float" office:value="46">
                <text:p>46</text:p>
              </table:table-cell>
              <table:table-cell office:value-type="float" office:value="231.481688801328">
                <text:p>231.481688801328</text:p>
              </table:table-cell>
              <table:table-cell office:value-type="float" office:value="44.7720666908755">
                <text:p>44.77206669087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1">
                <text:p>231</text:p>
              </table:table-cell>
              <table:table-cell office:value-type="float" office:value="46">
                <text:p>46</text:p>
              </table:table-cell>
              <table:table-cell office:value-type="float" office:value="231.611734895463">
                <text:p>231.611734895463</text:p>
              </table:table-cell>
              <table:table-cell office:value-type="float" office:value="44.5879196764697">
                <text:p>44.58791967646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31">
                <text:p>231</text:p>
              </table:table-cell>
              <table:table-cell office:value-type="float" office:value="45">
                <text:p>45</text:p>
              </table:table-cell>
              <table:table-cell office:value-type="float" office:value="231.741052436229">
                <text:p>231.741052436229</text:p>
              </table:table-cell>
              <table:table-cell office:value-type="float" office:value="44.4047996135397">
                <text:p>44.40479961353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31">
                <text:p>231</text:p>
              </table:table-cell>
              <table:table-cell office:value-type="float" office:value="45">
                <text:p>45</text:p>
              </table:table-cell>
              <table:table-cell office:value-type="float" office:value="231.869649541275">
                <text:p>231.869649541275</text:p>
              </table:table-cell>
              <table:table-cell office:value-type="float" office:value="44.2226937552122">
                <text:p>44.22269375521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1">
                <text:p>231</text:p>
              </table:table-cell>
              <table:table-cell office:value-type="float" office:value="45">
                <text:p>45</text:p>
              </table:table-cell>
              <table:table-cell office:value-type="float" office:value="231.997534193332">
                <text:p>231.997534193332</text:p>
              </table:table-cell>
              <table:table-cell office:value-type="float" office:value="44.0415895783058">
                <text:p>44.04158957830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2">
                <text:p>232</text:p>
              </table:table-cell>
              <table:table-cell office:value-type="float" office:value="45">
                <text:p>45</text:p>
              </table:table-cell>
              <table:table-cell office:value-type="float" office:value="232.12471424318">
                <text:p>232.12471424318</text:p>
              </table:table-cell>
              <table:table-cell office:value-type="float" office:value="43.8614747781622">
                <text:p>43.86147477816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2">
                <text:p>232</text:p>
              </table:table-cell>
              <table:table-cell office:value-type="float" office:value="45">
                <text:p>45</text:p>
              </table:table-cell>
              <table:table-cell office:value-type="float" office:value="232.251197412545">
                <text:p>232.251197412545</text:p>
              </table:table-cell>
              <table:table-cell office:value-type="float" office:value="43.6823372636237">
                <text:p>43.68233726362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2">
                <text:p>232</text:p>
              </table:table-cell>
              <table:table-cell office:value-type="float" office:value="44">
                <text:p>44</text:p>
              </table:table-cell>
              <table:table-cell office:value-type="float" office:value="232.376991296913">
                <text:p>232.376991296913</text:p>
              </table:table-cell>
              <table:table-cell office:value-type="float" office:value="43.5041651521536">
                <text:p>43.50416515215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2">
                <text:p>232</text:p>
              </table:table-cell>
              <table:table-cell office:value-type="float" office:value="44">
                <text:p>44</text:p>
              </table:table-cell>
              <table:table-cell office:value-type="float" office:value="232.502103368261">
                <text:p>232.502103368261</text:p>
              </table:table-cell>
              <table:table-cell office:value-type="float" office:value="43.3269467650932">
                <text:p>43.32694676509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2">
                <text:p>232</text:p>
              </table:table-cell>
              <table:table-cell office:value-type="float" office:value="44">
                <text:p>44</text:p>
              </table:table-cell>
              <table:table-cell office:value-type="float" office:value="232.626540977729">
                <text:p>232.626540977729</text:p>
              </table:table-cell>
              <table:table-cell office:value-type="float" office:value="43.1506706230524">
                <text:p>43.15067062305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2">
                <text:p>232</text:p>
              </table:table-cell>
              <table:table-cell office:value-type="float" office:value="44">
                <text:p>44</text:p>
              </table:table-cell>
              <table:table-cell office:value-type="float" office:value="232.750311358203">
                <text:p>232.750311358203</text:p>
              </table:table-cell>
              <table:table-cell office:value-type="float" office:value="42.9753254414277">
                <text:p>42.97532544142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2">
                <text:p>232</text:p>
              </table:table-cell>
              <table:table-cell office:value-type="float" office:value="44">
                <text:p>44</text:p>
              </table:table-cell>
              <table:table-cell office:value-type="float" office:value="232.873421626843">
                <text:p>232.873421626843</text:p>
              </table:table-cell>
              <table:table-cell office:value-type="float" office:value="42.8009001260459">
                <text:p>42.80090012604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2">
                <text:p>232</text:p>
              </table:table-cell>
              <table:table-cell office:value-type="float" office:value="43">
                <text:p>43</text:p>
              </table:table-cell>
              <table:table-cell office:value-type="float" office:value="232.995878787538">
                <text:p>232.995878787538</text:p>
              </table:table-cell>
              <table:table-cell office:value-type="float" office:value="42.6273837689257">
                <text:p>42.62738376892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3">
                <text:p>233</text:p>
              </table:table-cell>
              <table:table-cell office:value-type="float" office:value="43">
                <text:p>43</text:p>
              </table:table-cell>
              <table:table-cell office:value-type="float" office:value="233.117689733296">
                <text:p>233.117689733296</text:p>
              </table:table-cell>
              <table:table-cell office:value-type="float" office:value="42.4547656441576">
                <text:p>42.45476564415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3">
                <text:p>233</text:p>
              </table:table-cell>
              <table:table-cell office:value-type="float" office:value="43">
                <text:p>43</text:p>
              </table:table-cell>
              <table:table-cell office:value-type="float" office:value="233.238861248572">
                <text:p>233.238861248572</text:p>
              </table:table-cell>
              <table:table-cell office:value-type="float" office:value="42.2830352038943">
                <text:p>42.28303520389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33">
                <text:p>233</text:p>
              </table:table-cell>
              <table:table-cell office:value-type="float" office:value="43">
                <text:p>43</text:p>
              </table:table-cell>
              <table:table-cell office:value-type="float" office:value="233.359400011539">
                <text:p>233.359400011539</text:p>
              </table:table-cell>
              <table:table-cell office:value-type="float" office:value="42.1121820744514">
                <text:p>42.11218207445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33">
                <text:p>233</text:p>
              </table:table-cell>
              <table:table-cell office:value-type="float" office:value="43">
                <text:p>43</text:p>
              </table:table-cell>
              <table:table-cell office:value-type="float" office:value="233.47931259629">
                <text:p>233.47931259629</text:p>
              </table:table-cell>
              <table:table-cell office:value-type="float" office:value="41.9421960525122">
                <text:p>41.94219605251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3">
                <text:p>233</text:p>
              </table:table-cell>
              <table:table-cell office:value-type="float" office:value="42">
                <text:p>42</text:p>
              </table:table-cell>
              <table:table-cell office:value-type="float" office:value="233.598605474995">
                <text:p>233.598605474995</text:p>
              </table:table-cell>
              <table:table-cell office:value-type="float" office:value="41.7730671014344">
                <text:p>41.77306710143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3">
                <text:p>233</text:p>
              </table:table-cell>
              <table:table-cell office:value-type="float" office:value="42">
                <text:p>42</text:p>
              </table:table-cell>
              <table:table-cell office:value-type="float" office:value="233.717285019994">
                <text:p>233.717285019994</text:p>
              </table:table-cell>
              <table:table-cell office:value-type="float" office:value="41.6047853476567">
                <text:p>41.60478534765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3">
                <text:p>233</text:p>
              </table:table-cell>
              <table:table-cell office:value-type="float" office:value="42">
                <text:p>42</text:p>
              </table:table-cell>
              <table:table-cell office:value-type="float" office:value="233.835357505844">
                <text:p>233.835357505844</text:p>
              </table:table-cell>
              <table:table-cell office:value-type="float" office:value="41.4373410771987">
                <text:p>41.43734107719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3">
                <text:p>233</text:p>
              </table:table-cell>
              <table:table-cell office:value-type="float" office:value="42">
                <text:p>42</text:p>
              </table:table-cell>
              <table:table-cell office:value-type="float" office:value="233.952829111302">
                <text:p>233.952829111302</text:p>
              </table:table-cell>
              <table:table-cell office:value-type="float" office:value="41.2707247322551">
                <text:p>41.27072473225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4">
                <text:p>234</text:p>
              </table:table-cell>
              <table:table-cell office:value-type="float" office:value="42">
                <text:p>42</text:p>
              </table:table-cell>
              <table:table-cell office:value-type="float" office:value="234.069705921274">
                <text:p>234.069705921274</text:p>
              </table:table-cell>
              <table:table-cell office:value-type="float" office:value="41.1049269078786">
                <text:p>41.10492690787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4">
                <text:p>234</text:p>
              </table:table-cell>
              <table:table-cell office:value-type="float" office:value="41">
                <text:p>41</text:p>
              </table:table-cell>
              <table:table-cell office:value-type="float" office:value="234.185993928699">
                <text:p>234.185993928699</text:p>
              </table:table-cell>
              <table:table-cell office:value-type="float" office:value="40.9399383487498">
                <text:p>40.93993834874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4">
                <text:p>234</text:p>
              </table:table-cell>
              <table:table-cell office:value-type="float" office:value="41">
                <text:p>41</text:p>
              </table:table-cell>
              <table:table-cell office:value-type="float" office:value="234.301699036396">
                <text:p>234.301699036396</text:p>
              </table:table-cell>
              <table:table-cell office:value-type="float" office:value="40.7757499460309">
                <text:p>40.77574994603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4">
                <text:p>234</text:p>
              </table:table-cell>
              <table:table-cell office:value-type="float" office:value="41">
                <text:p>41</text:p>
              </table:table-cell>
              <table:table-cell office:value-type="float" office:value="234.416827058863">
                <text:p>234.416827058863</text:p>
              </table:table-cell>
              <table:table-cell office:value-type="float" office:value="40.6123527343013">
                <text:p>40.61235273430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4">
                <text:p>234</text:p>
              </table:table-cell>
              <table:table-cell office:value-type="float" office:value="41">
                <text:p>41</text:p>
              </table:table-cell>
              <table:table-cell office:value-type="float" office:value="234.531383724029">
                <text:p>234.531383724029</text:p>
              </table:table-cell>
              <table:table-cell office:value-type="float" office:value="40.449737888572">
                <text:p>40.4497378885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4">
                <text:p>234</text:p>
              </table:table-cell>
              <table:table-cell office:value-type="float" office:value="41">
                <text:p>41</text:p>
              </table:table-cell>
              <table:table-cell office:value-type="float" office:value="234.645374674963">
                <text:p>234.645374674963</text:p>
              </table:table-cell>
              <table:table-cell office:value-type="float" office:value="40.2878967213761">
                <text:p>40.28789672137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4">
                <text:p>234</text:p>
              </table:table-cell>
              <table:table-cell office:value-type="float" office:value="40">
                <text:p>40</text:p>
              </table:table-cell>
              <table:table-cell office:value-type="float" office:value="234.758805471544">
                <text:p>234.758805471544</text:p>
              </table:table-cell>
              <table:table-cell office:value-type="float" office:value="40.126820679934">
                <text:p>40.1268206799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4">
                <text:p>234</text:p>
              </table:table-cell>
              <table:table-cell office:value-type="float" office:value="40">
                <text:p>40</text:p>
              </table:table-cell>
              <table:table-cell office:value-type="float" office:value="234.871681592088">
                <text:p>234.871681592088</text:p>
              </table:table-cell>
              <table:table-cell office:value-type="float" office:value="39.9665013433907">
                <text:p>39.96650134339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4">
                <text:p>234</text:p>
              </table:table-cell>
              <table:table-cell office:value-type="float" office:value="40">
                <text:p>40</text:p>
              </table:table-cell>
              <table:table-cell office:value-type="float" office:value="234.984008434932">
                <text:p>234.984008434932</text:p>
              </table:table-cell>
              <table:table-cell office:value-type="float" office:value="39.8069304201222">
                <text:p>39.80693042012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5">
                <text:p>235</text:p>
              </table:table-cell>
              <table:table-cell office:value-type="float" office:value="40">
                <text:p>40</text:p>
              </table:table-cell>
              <table:table-cell office:value-type="float" office:value="235.09579131999">
                <text:p>235.09579131999</text:p>
              </table:table-cell>
              <table:table-cell office:value-type="float" office:value="39.6480997451104">
                <text:p>39.64809974511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5">
                <text:p>235</text:p>
              </table:table-cell>
              <table:table-cell office:value-type="float" office:value="40">
                <text:p>40</text:p>
              </table:table-cell>
              <table:table-cell office:value-type="float" office:value="235.207035490258">
                <text:p>235.207035490258</text:p>
              </table:table-cell>
              <table:table-cell office:value-type="float" office:value="39.4900012773829">
                <text:p>39.49000127738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5">
                <text:p>235</text:p>
              </table:table-cell>
              <table:table-cell office:value-type="float" office:value="40">
                <text:p>40</text:p>
              </table:table-cell>
              <table:table-cell office:value-type="float" office:value="235.317746113295">
                <text:p>235.317746113295</text:p>
              </table:table-cell>
              <table:table-cell office:value-type="float" office:value="39.3326270975176">
                <text:p>39.33262709751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5">
                <text:p>235</text:p>
              </table:table-cell>
              <table:table-cell office:value-type="float" office:value="39">
                <text:p>39</text:p>
              </table:table-cell>
              <table:table-cell office:value-type="float" office:value="235.427928282658">
                <text:p>235.427928282658</text:p>
              </table:table-cell>
              <table:table-cell office:value-type="float" office:value="39.1759694052074">
                <text:p>39.17596940520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5">
                <text:p>235</text:p>
              </table:table-cell>
              <table:table-cell office:value-type="float" office:value="39">
                <text:p>39</text:p>
              </table:table-cell>
              <table:table-cell office:value-type="float" office:value="235.537587019315">
                <text:p>235.537587019315</text:p>
              </table:table-cell>
              <table:table-cell office:value-type="float" office:value="39.0200205168868">
                <text:p>39.02002051688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5">
                <text:p>235</text:p>
              </table:table-cell>
              <table:table-cell office:value-type="float" office:value="39">
                <text:p>39</text:p>
              </table:table-cell>
              <table:table-cell office:value-type="float" office:value="235.646727273012">
                <text:p>235.646727273012</text:p>
              </table:table-cell>
              <table:table-cell office:value-type="float" office:value="38.8647728634158">
                <text:p>38.86477286341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5">
                <text:p>235</text:p>
              </table:table-cell>
              <table:table-cell office:value-type="float" office:value="39">
                <text:p>39</text:p>
              </table:table-cell>
              <table:table-cell office:value-type="float" office:value="235.755353923614">
                <text:p>235.755353923614</text:p>
              </table:table-cell>
              <table:table-cell office:value-type="float" office:value="38.7102189878201">
                <text:p>38.71021898782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5">
                <text:p>235</text:p>
              </table:table-cell>
              <table:table-cell office:value-type="float" office:value="39">
                <text:p>39</text:p>
              </table:table-cell>
              <table:table-cell office:value-type="float" office:value="235.863471782419">
                <text:p>235.863471782419</text:p>
              </table:table-cell>
              <table:table-cell office:value-type="float" office:value="38.556351543087">
                <text:p>38.5563515430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5">
                <text:p>235</text:p>
              </table:table-cell>
              <table:table-cell office:value-type="float" office:value="38">
                <text:p>38</text:p>
              </table:table-cell>
              <table:table-cell office:value-type="float" office:value="235.971085593432">
                <text:p>235.971085593432</text:p>
              </table:table-cell>
              <table:table-cell office:value-type="float" office:value="38.4031632900141">
                <text:p>38.40316329001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6">
                <text:p>236</text:p>
              </table:table-cell>
              <table:table-cell office:value-type="float" office:value="38">
                <text:p>38</text:p>
              </table:table-cell>
              <table:table-cell office:value-type="float" office:value="236.078200034616">
                <text:p>236.078200034616</text:p>
              </table:table-cell>
              <table:table-cell office:value-type="float" office:value="38.2506470951097">
                <text:p>38.25064709510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6">
                <text:p>236</text:p>
              </table:table-cell>
              <table:table-cell office:value-type="float" office:value="38">
                <text:p>38</text:p>
              </table:table-cell>
              <table:table-cell office:value-type="float" office:value="236.184819719112">
                <text:p>236.184819719112</text:p>
              </table:table-cell>
              <table:table-cell office:value-type="float" office:value="38.0987959285443">
                <text:p>38.09879592854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6">
                <text:p>236</text:p>
              </table:table-cell>
              <table:table-cell office:value-type="float" office:value="38">
                <text:p>38</text:p>
              </table:table-cell>
              <table:table-cell office:value-type="float" office:value="236.290949196431">
                <text:p>236.290949196431</text:p>
              </table:table-cell>
              <table:table-cell office:value-type="float" office:value="37.9476028621495">
                <text:p>37.94760286214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6">
                <text:p>236</text:p>
              </table:table-cell>
              <table:table-cell office:value-type="float" office:value="38">
                <text:p>38</text:p>
              </table:table-cell>
              <table:table-cell office:value-type="float" office:value="236.396592953619">
                <text:p>236.396592953619</text:p>
              </table:table-cell>
              <table:table-cell office:value-type="float" office:value="37.7970610674665">
                <text:p>37.79706106746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6">
                <text:p>236</text:p>
              </table:table-cell>
              <table:table-cell office:value-type="float" office:value="38">
                <text:p>38</text:p>
              </table:table-cell>
              <table:table-cell office:value-type="float" office:value="236.501755416395">
                <text:p>236.501755416395</text:p>
              </table:table-cell>
              <table:table-cell office:value-type="float" office:value="37.6471638138383">
                <text:p>37.64716381383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6">
                <text:p>236</text:p>
              </table:table-cell>
              <table:table-cell office:value-type="float" office:value="37">
                <text:p>37</text:p>
              </table:table-cell>
              <table:table-cell office:value-type="float" office:value="236.606440950263">
                <text:p>236.606440950263</text:p>
              </table:table-cell>
              <table:table-cell office:value-type="float" office:value="37.4979044665492">
                <text:p>37.49790446654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6">
                <text:p>236</text:p>
              </table:table-cell>
              <table:table-cell office:value-type="float" office:value="37">
                <text:p>37</text:p>
              </table:table-cell>
              <table:table-cell office:value-type="float" office:value="236.710653861602">
                <text:p>236.710653861602</text:p>
              </table:table-cell>
              <table:table-cell office:value-type="float" office:value="37.3492764850059">
                <text:p>37.34927648500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6">
                <text:p>236</text:p>
              </table:table-cell>
              <table:table-cell office:value-type="float" office:value="37">
                <text:p>37</text:p>
              </table:table-cell>
              <table:table-cell office:value-type="float" office:value="236.814398398725">
                <text:p>236.814398398725</text:p>
              </table:table-cell>
              <table:table-cell office:value-type="float" office:value="37.201273420962">
                <text:p>37.2012734209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6">
                <text:p>236</text:p>
              </table:table-cell>
              <table:table-cell office:value-type="float" office:value="37">
                <text:p>37</text:p>
              </table:table-cell>
              <table:table-cell office:value-type="float" office:value="236.917678752922">
                <text:p>236.917678752922</text:p>
              </table:table-cell>
              <table:table-cell office:value-type="float" office:value="37.053888916784">
                <text:p>37.0538889167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7">
                <text:p>237</text:p>
              </table:table-cell>
              <table:table-cell office:value-type="float" office:value="37">
                <text:p>37</text:p>
              </table:table-cell>
              <table:table-cell office:value-type="float" office:value="237.020499059473">
                <text:p>237.020499059473</text:p>
              </table:table-cell>
              <table:table-cell office:value-type="float" office:value="36.907116703756">
                <text:p>36.9071167037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7">
                <text:p>237</text:p>
              </table:table-cell>
              <table:table-cell office:value-type="float" office:value="37">
                <text:p>37</text:p>
              </table:table-cell>
              <table:table-cell office:value-type="float" office:value="237.122863398643">
                <text:p>237.122863398643</text:p>
              </table:table-cell>
              <table:table-cell office:value-type="float" office:value="36.7609506004252">
                <text:p>36.76095060042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7">
                <text:p>237</text:p>
              </table:table-cell>
              <table:table-cell office:value-type="float" office:value="36">
                <text:p>36</text:p>
              </table:table-cell>
              <table:table-cell office:value-type="float" office:value="237.224775796655">
                <text:p>237.224775796655</text:p>
              </table:table-cell>
              <table:table-cell office:value-type="float" office:value="36.6153845109837">
                <text:p>36.61538451098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7">
                <text:p>237</text:p>
              </table:table-cell>
              <table:table-cell office:value-type="float" office:value="36">
                <text:p>36</text:p>
              </table:table-cell>
              <table:table-cell office:value-type="float" office:value="237.326240226636">
                <text:p>237.326240226636</text:p>
              </table:table-cell>
              <table:table-cell office:value-type="float" office:value="36.4704124236882">
                <text:p>36.47041242368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7">
                <text:p>237</text:p>
              </table:table-cell>
              <table:table-cell office:value-type="float" office:value="36">
                <text:p>36</text:p>
              </table:table-cell>
              <table:table-cell office:value-type="float" office:value="237.427260609552">
                <text:p>237.427260609552</text:p>
              </table:table-cell>
              <table:table-cell office:value-type="float" office:value="36.3260284093151">
                <text:p>36.32602840931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36">
                <text:p>36</text:p>
              </table:table-cell>
              <table:table-cell office:value-type="float" office:value="237.52784081511">
                <text:p>237.52784081511</text:p>
              </table:table-cell>
              <table:table-cell office:value-type="float" office:value="36.1822266196507">
                <text:p>36.18222661965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7">
                <text:p>237</text:p>
              </table:table-cell>
              <table:table-cell office:value-type="float" office:value="36">
                <text:p>36</text:p>
              </table:table-cell>
              <table:table-cell office:value-type="float" office:value="237.627984662657">
                <text:p>237.627984662657</text:p>
              </table:table-cell>
              <table:table-cell office:value-type="float" office:value="36.0390012860152">
                <text:p>36.03900128601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7">
                <text:p>237</text:p>
              </table:table-cell>
              <table:table-cell office:value-type="float" office:value="36">
                <text:p>36</text:p>
              </table:table-cell>
              <table:table-cell office:value-type="float" office:value="237.727695922042">
                <text:p>237.727695922042</text:p>
              </table:table-cell>
              <table:table-cell office:value-type="float" office:value="35.8963467178201">
                <text:p>35.89634671782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7">
                <text:p>237</text:p>
              </table:table-cell>
              <table:table-cell office:value-type="float" office:value="35">
                <text:p>35</text:p>
              </table:table-cell>
              <table:table-cell office:value-type="float" office:value="237.826978314469">
                <text:p>237.826978314469</text:p>
              </table:table-cell>
              <table:table-cell office:value-type="float" office:value="35.754257301157">
                <text:p>35.7542573011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7">
                <text:p>237</text:p>
              </table:table-cell>
              <table:table-cell office:value-type="float" office:value="35">
                <text:p>35</text:p>
              </table:table-cell>
              <table:table-cell office:value-type="float" office:value="237.925835513335">
                <text:p>237.925835513335</text:p>
              </table:table-cell>
              <table:table-cell office:value-type="float" office:value="35.612727497419">
                <text:p>35.6127274974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8">
                <text:p>238</text:p>
              </table:table-cell>
              <table:table-cell office:value-type="float" office:value="35">
                <text:p>35</text:p>
              </table:table-cell>
              <table:table-cell office:value-type="float" office:value="238.02427114504">
                <text:p>238.02427114504</text:p>
              </table:table-cell>
              <table:table-cell office:value-type="float" office:value="35.4717518419512">
                <text:p>35.47175184195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8">
                <text:p>238</text:p>
              </table:table-cell>
              <table:table-cell office:value-type="float" office:value="35">
                <text:p>35</text:p>
              </table:table-cell>
              <table:table-cell office:value-type="float" office:value="238.12228878979">
                <text:p>238.12228878979</text:p>
              </table:table-cell>
              <table:table-cell office:value-type="float" office:value="35.331324942732">
                <text:p>35.3313249427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8">
                <text:p>238</text:p>
              </table:table-cell>
              <table:table-cell office:value-type="float" office:value="35">
                <text:p>35</text:p>
              </table:table-cell>
              <table:table-cell office:value-type="float" office:value="238.219891982373">
                <text:p>238.219891982373</text:p>
              </table:table-cell>
              <table:table-cell office:value-type="float" office:value="35.1914414790825">
                <text:p>35.19144147908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8">
                <text:p>238</text:p>
              </table:table-cell>
              <table:table-cell office:value-type="float" office:value="35">
                <text:p>35</text:p>
              </table:table-cell>
              <table:table-cell office:value-type="float" office:value="238.317084212928">
                <text:p>238.317084212928</text:p>
              </table:table-cell>
              <table:table-cell office:value-type="float" office:value="35.0520962004048">
                <text:p>35.05209620040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8">
                <text:p>238</text:p>
              </table:table-cell>
              <table:table-cell office:value-type="float" office:value="34">
                <text:p>34</text:p>
              </table:table-cell>
              <table:table-cell office:value-type="float" office:value="238.413868927692">
                <text:p>238.413868927692</text:p>
              </table:table-cell>
              <table:table-cell office:value-type="float" office:value="34.9132839249469">
                <text:p>34.91328392494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8">
                <text:p>238</text:p>
              </table:table-cell>
              <table:table-cell office:value-type="float" office:value="34">
                <text:p>34</text:p>
              </table:table-cell>
              <table:table-cell office:value-type="float" office:value="238.510249529737">
                <text:p>238.510249529737</text:p>
              </table:table-cell>
              <table:table-cell office:value-type="float" office:value="34.7749995385955">
                <text:p>34.77499953859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8">
                <text:p>238</text:p>
              </table:table-cell>
              <table:table-cell office:value-type="float" office:value="34">
                <text:p>34</text:p>
              </table:table-cell>
              <table:table-cell office:value-type="float" office:value="238.60622937968">
                <text:p>238.60622937968</text:p>
              </table:table-cell>
              <table:table-cell office:value-type="float" office:value="34.6372379936931">
                <text:p>34.63723799369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8">
                <text:p>238</text:p>
              </table:table-cell>
              <table:table-cell office:value-type="float" office:value="34">
                <text:p>34</text:p>
              </table:table-cell>
              <table:table-cell office:value-type="float" office:value="238.701811796394">
                <text:p>238.701811796394</text:p>
              </table:table-cell>
              <table:table-cell office:value-type="float" office:value="34.4999943078824">
                <text:p>34.49999430788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8">
                <text:p>238</text:p>
              </table:table-cell>
              <table:table-cell office:value-type="float" office:value="34">
                <text:p>34</text:p>
              </table:table-cell>
              <table:table-cell office:value-type="float" office:value="238.797000057693">
                <text:p>238.797000057693</text:p>
              </table:table-cell>
              <table:table-cell office:value-type="float" office:value="34.3632635629738">
                <text:p>34.36326356297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34">
                <text:p>34</text:p>
              </table:table-cell>
              <table:table-cell office:value-type="float" office:value="238.891797401007">
                <text:p>238.891797401007</text:p>
              </table:table-cell>
              <table:table-cell office:value-type="float" office:value="34.2270409038384">
                <text:p>34.22704090383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33">
                <text:p>33</text:p>
              </table:table-cell>
              <table:table-cell office:value-type="float" office:value="238.986207024042">
                <text:p>238.986207024042</text:p>
              </table:table-cell>
              <table:table-cell office:value-type="float" office:value="34.0913215373229">
                <text:p>34.091321537322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33">
                <text:p>33</text:p>
              </table:table-cell>
              <table:table-cell office:value-type="float" office:value="239.080232085428">
                <text:p>239.080232085428</text:p>
              </table:table-cell>
              <table:table-cell office:value-type="float" office:value="33.9561007311889">
                <text:p>33.956100731188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33">
                <text:p>33</text:p>
              </table:table-cell>
              <table:table-cell office:value-type="float" office:value="239.173875705355">
                <text:p>239.173875705355</text:p>
              </table:table-cell>
              <table:table-cell office:value-type="float" office:value="33.8213738130735">
                <text:p>33.82137381307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33">
                <text:p>33</text:p>
              </table:table-cell>
              <table:table-cell office:value-type="float" office:value="239.26714096619">
                <text:p>239.26714096619</text:p>
              </table:table-cell>
              <table:table-cell office:value-type="float" office:value="33.6871361694721">
                <text:p>33.68713616947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9">
                <text:p>239</text:p>
              </table:table-cell>
              <table:table-cell office:value-type="float" office:value="33">
                <text:p>33</text:p>
              </table:table-cell>
              <table:table-cell office:value-type="float" office:value="239.36003091309">
                <text:p>239.36003091309</text:p>
              </table:table-cell>
              <table:table-cell office:value-type="float" office:value="33.5533832447424">
                <text:p>33.55338324474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9">
                <text:p>239</text:p>
              </table:table-cell>
              <table:table-cell office:value-type="float" office:value="33">
                <text:p>33</text:p>
              </table:table-cell>
              <table:table-cell office:value-type="float" office:value="239.452548554594">
                <text:p>239.452548554594</text:p>
              </table:table-cell>
              <table:table-cell office:value-type="float" office:value="33.4201105401288">
                <text:p>33.42011054012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9">
                <text:p>239</text:p>
              </table:table-cell>
              <table:table-cell office:value-type="float" office:value="33">
                <text:p>33</text:p>
              </table:table-cell>
              <table:table-cell office:value-type="float" office:value="239.544696863213">
                <text:p>239.544696863213</text:p>
              </table:table-cell>
              <table:table-cell office:value-type="float" office:value="33.2873136128072">
                <text:p>33.28731361280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9">
                <text:p>239</text:p>
              </table:table-cell>
              <table:table-cell office:value-type="float" office:value="32">
                <text:p>32</text:p>
              </table:table-cell>
              <table:table-cell office:value-type="float" office:value="239.636478775999">
                <text:p>239.636478775999</text:p>
              </table:table-cell>
              <table:table-cell office:value-type="float" office:value="33.1549880749496">
                <text:p>33.15498807494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9">
                <text:p>239</text:p>
              </table:table-cell>
              <table:table-cell office:value-type="float" office:value="32">
                <text:p>32</text:p>
              </table:table-cell>
              <table:table-cell office:value-type="float" office:value="239.727897195109">
                <text:p>239.727897195109</text:p>
              </table:table-cell>
              <table:table-cell office:value-type="float" office:value="33.0231295928073">
                <text:p>33.02312959280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39">
                <text:p>239</text:p>
              </table:table-cell>
              <table:table-cell office:value-type="float" office:value="32">
                <text:p>32</text:p>
              </table:table-cell>
              <table:table-cell office:value-type="float" office:value="239.818954988355">
                <text:p>239.818954988355</text:p>
              </table:table-cell>
              <table:table-cell office:value-type="float" office:value="32.8917338858138">
                <text:p>32.89173388581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9">
                <text:p>239</text:p>
              </table:table-cell>
              <table:table-cell office:value-type="float" office:value="32">
                <text:p>32</text:p>
              </table:table-cell>
              <table:table-cell office:value-type="float" office:value="239.909654989742">
                <text:p>239.909654989742</text:p>
              </table:table-cell>
              <table:table-cell office:value-type="float" office:value="32.7607967257051">
                <text:p>32.76079672570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0">
                <text:p>240</text:p>
              </table:table-cell>
              <table:table-cell office:value-type="float" office:value="32">
                <text:p>32</text:p>
              </table:table-cell>
              <table:table-cell office:value-type="float" office:value="240">
                <text:p>240</text:p>
              </table:table-cell>
              <table:table-cell office:value-type="float" office:value="32.6303139356577">
                <text:p>32.63031393565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0">
                <text:p>240</text:p>
              </table:table-cell>
              <table:table-cell office:value-type="float" office:value="32">
                <text:p>32</text:p>
              </table:table-cell>
              <table:table-cell office:value-type="float" office:value="240.089992787103">
                <text:p>240.089992787103</text:p>
              </table:table-cell>
              <table:table-cell office:value-type="float" office:value="32.5002813894456">
                <text:p>32.50028138944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0">
                <text:p>240</text:p>
              </table:table-cell>
              <table:table-cell office:value-type="float" office:value="31">
                <text:p>31</text:p>
              </table:table-cell>
              <table:table-cell office:value-type="float" office:value="240.179636086772">
                <text:p>240.179636086772</text:p>
              </table:table-cell>
              <table:table-cell office:value-type="float" office:value="32.3706950106117">
                <text:p>32.37069501061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0">
                <text:p>240</text:p>
              </table:table-cell>
              <table:table-cell office:value-type="float" office:value="31">
                <text:p>31</text:p>
              </table:table-cell>
              <table:table-cell office:value-type="float" office:value="240.268932602985">
                <text:p>240.268932602985</text:p>
              </table:table-cell>
              <table:table-cell office:value-type="float" office:value="32.241550771658">
                <text:p>32.2415507716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0">
                <text:p>240</text:p>
              </table:table-cell>
              <table:table-cell office:value-type="float" office:value="31">
                <text:p>31</text:p>
              </table:table-cell>
              <table:table-cell office:value-type="float" office:value="240.357885008456">
                <text:p>240.357885008456</text:p>
              </table:table-cell>
              <table:table-cell office:value-type="float" office:value="32.112844693251">
                <text:p>32.1128446932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0">
                <text:p>240</text:p>
              </table:table-cell>
              <table:table-cell office:value-type="float" office:value="31">
                <text:p>31</text:p>
              </table:table-cell>
              <table:table-cell office:value-type="float" office:value="240.446495945119">
                <text:p>240.446495945119</text:p>
              </table:table-cell>
              <table:table-cell office:value-type="float" office:value="31.9845728434429">
                <text:p>31.984572843442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0">
                <text:p>240</text:p>
              </table:table-cell>
              <table:table-cell office:value-type="float" office:value="31">
                <text:p>31</text:p>
              </table:table-cell>
              <table:table-cell office:value-type="float" office:value="240.5347680246">
                <text:p>240.5347680246</text:p>
              </table:table-cell>
              <table:table-cell office:value-type="float" office:value="31.8567313369084">
                <text:p>31.85673133690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0">
                <text:p>240</text:p>
              </table:table-cell>
              <table:table-cell office:value-type="float" office:value="31">
                <text:p>31</text:p>
              </table:table-cell>
              <table:table-cell office:value-type="float" office:value="240.622703828677">
                <text:p>240.622703828677</text:p>
              </table:table-cell>
              <table:table-cell office:value-type="float" office:value="31.7293163341963">
                <text:p>31.72931633419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0">
                <text:p>240</text:p>
              </table:table-cell>
              <table:table-cell office:value-type="float" office:value="31">
                <text:p>31</text:p>
              </table:table-cell>
              <table:table-cell office:value-type="float" office:value="240.710305909736">
                <text:p>240.710305909736</text:p>
              </table:table-cell>
              <table:table-cell office:value-type="float" office:value="31.6023240409963">
                <text:p>31.60232404099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0">
                <text:p>240</text:p>
              </table:table-cell>
              <table:table-cell office:value-type="float" office:value="30">
                <text:p>30</text:p>
              </table:table-cell>
              <table:table-cell office:value-type="float" office:value="240.797576791209">
                <text:p>240.797576791209</text:p>
              </table:table-cell>
              <table:table-cell office:value-type="float" office:value="31.4757507074195">
                <text:p>31.47575070741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0">
                <text:p>240</text:p>
              </table:table-cell>
              <table:table-cell office:value-type="float" office:value="30">
                <text:p>30</text:p>
              </table:table-cell>
              <table:table-cell office:value-type="float" office:value="240.884518968019">
                <text:p>240.884518968019</text:p>
              </table:table-cell>
              <table:table-cell office:value-type="float" office:value="31.3495926272933">
                <text:p>31.34959262729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0">
                <text:p>240</text:p>
              </table:table-cell>
              <table:table-cell office:value-type="float" office:value="30">
                <text:p>30</text:p>
              </table:table-cell>
              <table:table-cell office:value-type="float" office:value="240.971134907001">
                <text:p>240.971134907001</text:p>
              </table:table-cell>
              <table:table-cell office:value-type="float" office:value="31.2238461374703">
                <text:p>31.22384613747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1">
                <text:p>241</text:p>
              </table:table-cell>
              <table:table-cell office:value-type="float" office:value="30">
                <text:p>30</text:p>
              </table:table-cell>
              <table:table-cell office:value-type="float" office:value="241.057427047325">
                <text:p>241.057427047325</text:p>
              </table:table-cell>
              <table:table-cell office:value-type="float" office:value="31.0985076171494">
                <text:p>31.098507617149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1">
                <text:p>241</text:p>
              </table:table-cell>
              <table:table-cell office:value-type="float" office:value="30">
                <text:p>30</text:p>
              </table:table-cell>
              <table:table-cell office:value-type="float" office:value="241.143397800906">
                <text:p>241.143397800906</text:p>
              </table:table-cell>
              <table:table-cell office:value-type="float" office:value="30.9735734872118">
                <text:p>30.97357348721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1">
                <text:p>241</text:p>
              </table:table-cell>
              <table:table-cell office:value-type="float" office:value="30">
                <text:p>30</text:p>
              </table:table-cell>
              <table:table-cell office:value-type="float" office:value="241.229049552814">
                <text:p>241.229049552814</text:p>
              </table:table-cell>
              <table:table-cell office:value-type="float" office:value="30.8490402095675">
                <text:p>30.84904020956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1">
                <text:p>241</text:p>
              </table:table-cell>
              <table:table-cell office:value-type="float" office:value="30">
                <text:p>30</text:p>
              </table:table-cell>
              <table:table-cell office:value-type="float" office:value="241.314384661662">
                <text:p>241.314384661662</text:p>
              </table:table-cell>
              <table:table-cell office:value-type="float" office:value="30.7249042865169">
                <text:p>30.72490428651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1">
                <text:p>241</text:p>
              </table:table-cell>
              <table:table-cell office:value-type="float" office:value="29">
                <text:p>29</text:p>
              </table:table-cell>
              <table:table-cell office:value-type="float" office:value="241.399405460006">
                <text:p>241.399405460006</text:p>
              </table:table-cell>
              <table:table-cell office:value-type="float" office:value="30.6011622601219">
                <text:p>30.60116226012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1">
                <text:p>241</text:p>
              </table:table-cell>
              <table:table-cell office:value-type="float" office:value="29">
                <text:p>29</text:p>
              </table:table-cell>
              <table:table-cell office:value-type="float" office:value="241.484114254718">
                <text:p>241.484114254718</text:p>
              </table:table-cell>
              <table:table-cell office:value-type="float" office:value="30.4778107115909">
                <text:p>30.47781071159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1">
                <text:p>241</text:p>
              </table:table-cell>
              <table:table-cell office:value-type="float" office:value="29">
                <text:p>29</text:p>
              </table:table-cell>
              <table:table-cell office:value-type="float" office:value="241.568513327369">
                <text:p>241.568513327369</text:p>
              </table:table-cell>
              <table:table-cell office:value-type="float" office:value="30.3548462606747">
                <text:p>30.35484626067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1">
                <text:p>241</text:p>
              </table:table-cell>
              <table:table-cell office:value-type="float" office:value="29">
                <text:p>29</text:p>
              </table:table-cell>
              <table:table-cell office:value-type="float" office:value="241.652604934593">
                <text:p>241.652604934593</text:p>
              </table:table-cell>
              <table:table-cell office:value-type="float" office:value="30.2322655650733">
                <text:p>30.23226556507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1">
                <text:p>241</text:p>
              </table:table-cell>
              <table:table-cell office:value-type="float" office:value="29">
                <text:p>29</text:p>
              </table:table-cell>
              <table:table-cell office:value-type="float" office:value="241.736391308451">
                <text:p>241.736391308451</text:p>
              </table:table-cell>
              <table:table-cell office:value-type="float" office:value="30.1100653198552">
                <text:p>30.11006531985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1">
                <text:p>241</text:p>
              </table:table-cell>
              <table:table-cell office:value-type="float" office:value="29">
                <text:p>29</text:p>
              </table:table-cell>
              <table:table-cell office:value-type="float" office:value="241.819874656787">
                <text:p>241.819874656787</text:p>
              </table:table-cell>
              <table:table-cell office:value-type="float" office:value="29.9882422568858">
                <text:p>29.988242256885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1">
                <text:p>241</text:p>
              </table:table-cell>
              <table:table-cell office:value-type="float" office:value="29">
                <text:p>29</text:p>
              </table:table-cell>
              <table:table-cell office:value-type="float" office:value="241.903057163577">
                <text:p>241.903057163577</text:p>
              </table:table-cell>
              <table:table-cell office:value-type="float" office:value="29.8667931442678">
                <text:p>29.86679314426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1">
                <text:p>241</text:p>
              </table:table-cell>
              <table:table-cell office:value-type="float" office:value="28">
                <text:p>28</text:p>
              </table:table-cell>
              <table:table-cell office:value-type="float" office:value="241.985940989267">
                <text:p>241.985940989267</text:p>
              </table:table-cell>
              <table:table-cell office:value-type="float" office:value="29.7457147857916">
                <text:p>29.74571478579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2">
                <text:p>242</text:p>
              </table:table-cell>
              <table:table-cell office:value-type="float" office:value="28">
                <text:p>28</text:p>
              </table:table-cell>
              <table:table-cell office:value-type="float" office:value="242.06852827112">
                <text:p>242.06852827112</text:p>
              </table:table-cell>
              <table:table-cell office:value-type="float" office:value="29.6250040203955">
                <text:p>29.62500402039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2">
                <text:p>242</text:p>
              </table:table-cell>
              <table:table-cell office:value-type="float" office:value="28">
                <text:p>28</text:p>
              </table:table-cell>
              <table:table-cell office:value-type="float" office:value="242.150821123535">
                <text:p>242.150821123535</text:p>
              </table:table-cell>
              <table:table-cell office:value-type="float" office:value="29.5046577216361">
                <text:p>29.504657721636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2">
                <text:p>242</text:p>
              </table:table-cell>
              <table:table-cell office:value-type="float" office:value="28">
                <text:p>28</text:p>
              </table:table-cell>
              <table:table-cell office:value-type="float" office:value="242.232821638381">
                <text:p>242.232821638381</text:p>
              </table:table-cell>
              <table:table-cell office:value-type="float" office:value="29.3846727971688">
                <text:p>29.38467279716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2">
                <text:p>242</text:p>
              </table:table-cell>
              <table:table-cell office:value-type="float" office:value="28">
                <text:p>28</text:p>
              </table:table-cell>
              <table:table-cell office:value-type="float" office:value="242.314531885311">
                <text:p>242.314531885311</text:p>
              </table:table-cell>
              <table:table-cell office:value-type="float" office:value="29.2650461882371">
                <text:p>29.265046188237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2">
                <text:p>242</text:p>
              </table:table-cell>
              <table:table-cell office:value-type="float" office:value="28">
                <text:p>28</text:p>
              </table:table-cell>
              <table:table-cell office:value-type="float" office:value="242.395953912075">
                <text:p>242.395953912075</text:p>
              </table:table-cell>
              <table:table-cell office:value-type="float" office:value="29.1457748691718">
                <text:p>29.14577486917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2">
                <text:p>242</text:p>
              </table:table-cell>
              <table:table-cell office:value-type="float" office:value="28">
                <text:p>28</text:p>
              </table:table-cell>
              <table:table-cell office:value-type="float" office:value="242.477089744834">
                <text:p>242.477089744834</text:p>
              </table:table-cell>
              <table:table-cell office:value-type="float" office:value="29.0268558468985">
                <text:p>29.02685584689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2">
                <text:p>242</text:p>
              </table:table-cell>
              <table:table-cell office:value-type="float" office:value="27">
                <text:p>27</text:p>
              </table:table-cell>
              <table:table-cell office:value-type="float" office:value="242.557941388455">
                <text:p>242.557941388455</text:p>
              </table:table-cell>
              <table:table-cell office:value-type="float" office:value="28.9082861604553">
                <text:p>28.90828616045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2">
                <text:p>242</text:p>
              </table:table-cell>
              <table:table-cell office:value-type="float" office:value="27">
                <text:p>27</text:p>
              </table:table-cell>
              <table:table-cell office:value-type="float" office:value="242.638510826811">
                <text:p>242.638510826811</text:p>
              </table:table-cell>
              <table:table-cell office:value-type="float" office:value="28.7900628805178">
                <text:p>28.79006288051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2">
                <text:p>242</text:p>
              </table:table-cell>
              <table:table-cell office:value-type="float" office:value="27">
                <text:p>27</text:p>
              </table:table-cell>
              <table:table-cell office:value-type="float" office:value="242.718800023077">
                <text:p>242.718800023077</text:p>
              </table:table-cell>
              <table:table-cell office:value-type="float" office:value="28.6721831089337">
                <text:p>28.672183108933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42">
                <text:p>242</text:p>
              </table:table-cell>
              <table:table-cell office:value-type="float" office:value="27">
                <text:p>27</text:p>
              </table:table-cell>
              <table:table-cell office:value-type="float" office:value="242.798810920011">
                <text:p>242.798810920011</text:p>
              </table:table-cell>
              <table:table-cell office:value-type="float" office:value="28.5546439782648">
                <text:p>28.55464397826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2">
                <text:p>242</text:p>
              </table:table-cell>
              <table:table-cell office:value-type="float" office:value="27">
                <text:p>27</text:p>
              </table:table-cell>
              <table:table-cell office:value-type="float" office:value="242.878545440239">
                <text:p>242.878545440239</text:p>
              </table:table-cell>
              <table:table-cell office:value-type="float" office:value="28.4374426513382">
                <text:p>28.43744265133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2">
                <text:p>242</text:p>
              </table:table-cell>
              <table:table-cell office:value-type="float" office:value="27">
                <text:p>27</text:p>
              </table:table-cell>
              <table:table-cell office:value-type="float" office:value="242.958005486533">
                <text:p>242.958005486533</text:p>
              </table:table-cell>
              <table:table-cell office:value-type="float" office:value="28.3205763208044">
                <text:p>28.32057632080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3">
                <text:p>243</text:p>
              </table:table-cell>
              <table:table-cell office:value-type="float" office:value="27">
                <text:p>27</text:p>
              </table:table-cell>
              <table:table-cell office:value-type="float" office:value="243.037192942081">
                <text:p>243.037192942081</text:p>
              </table:table-cell>
              <table:table-cell office:value-type="float" office:value="28.2040422087042">
                <text:p>28.20404220870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3">
                <text:p>243</text:p>
              </table:table-cell>
              <table:table-cell office:value-type="float" office:value="27">
                <text:p>27</text:p>
              </table:table-cell>
              <table:table-cell office:value-type="float" office:value="243.116109670756">
                <text:p>243.116109670756</text:p>
              </table:table-cell>
              <table:table-cell office:value-type="float" office:value="28.0878375660422">
                <text:p>28.087837566042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3">
                <text:p>243</text:p>
              </table:table-cell>
              <table:table-cell office:value-type="float" office:value="26">
                <text:p>26</text:p>
              </table:table-cell>
              <table:table-cell office:value-type="float" office:value="243.194757517382">
                <text:p>243.194757517382</text:p>
              </table:table-cell>
              <table:table-cell office:value-type="float" office:value="27.971959672369">
                <text:p>27.9719596723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43">
                <text:p>243</text:p>
              </table:table-cell>
              <table:table-cell office:value-type="float" office:value="26">
                <text:p>26</text:p>
              </table:table-cell>
              <table:table-cell office:value-type="float" office:value="243.273138307988">
                <text:p>243.273138307988</text:p>
              </table:table-cell>
              <table:table-cell office:value-type="float" office:value="27.8564058353697">
                <text:p>27.85640583536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3">
                <text:p>243</text:p>
              </table:table-cell>
              <table:table-cell office:value-type="float" office:value="26">
                <text:p>26</text:p>
              </table:table-cell>
              <table:table-cell office:value-type="float" office:value="243.351253850064">
                <text:p>243.351253850064</text:p>
              </table:table-cell>
              <table:table-cell office:value-type="float" office:value="27.7411733904601">
                <text:p>27.74117339046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43">
                <text:p>243</text:p>
              </table:table-cell>
              <table:table-cell office:value-type="float" office:value="26">
                <text:p>26</text:p>
              </table:table-cell>
              <table:table-cell office:value-type="float" office:value="243.429105932813">
                <text:p>243.429105932813</text:p>
              </table:table-cell>
              <table:table-cell office:value-type="float" office:value="27.6262597003896">
                <text:p>27.62625970038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3">
                <text:p>243</text:p>
              </table:table-cell>
              <table:table-cell office:value-type="float" office:value="26">
                <text:p>26</text:p>
              </table:table-cell>
              <table:table-cell office:value-type="float" office:value="243.506696327395">
                <text:p>243.506696327395</text:p>
              </table:table-cell>
              <table:table-cell office:value-type="float" office:value="27.5116621548514">
                <text:p>27.51166215485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43">
                <text:p>243</text:p>
              </table:table-cell>
              <table:table-cell office:value-type="float" office:value="26">
                <text:p>26</text:p>
              </table:table-cell>
              <table:table-cell office:value-type="float" office:value="243.58402678717">
                <text:p>243.58402678717</text:p>
              </table:table-cell>
              <table:table-cell office:value-type="float" office:value="27.3973781700992">
                <text:p>27.39737817009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43">
                <text:p>243</text:p>
              </table:table-cell>
              <table:table-cell office:value-type="float" office:value="26">
                <text:p>26</text:p>
              </table:table-cell>
              <table:table-cell office:value-type="float" office:value="243.661099047935">
                <text:p>243.661099047935</text:p>
              </table:table-cell>
              <table:table-cell office:value-type="float" office:value="27.28340518857">
                <text:p>27.2834051885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43">
                <text:p>243</text:p>
              </table:table-cell>
              <table:table-cell office:value-type="float" office:value="26">
                <text:p>26</text:p>
              </table:table-cell>
              <table:table-cell office:value-type="float" office:value="243.737914828156">
                <text:p>243.737914828156</text:p>
              </table:table-cell>
              <table:table-cell office:value-type="float" office:value="27.1697406785146">
                <text:p>27.16974067851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3">
                <text:p>243</text:p>
              </table:table-cell>
              <table:table-cell office:value-type="float" office:value="25">
                <text:p>25</text:p>
              </table:table-cell>
              <table:table-cell office:value-type="float" office:value="243.814475829202">
                <text:p>243.814475829202</text:p>
              </table:table-cell>
              <table:table-cell office:value-type="float" office:value="27.0563821336332">
                <text:p>27.05638213363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3">
                <text:p>243</text:p>
              </table:table-cell>
              <table:table-cell office:value-type="float" office:value="25">
                <text:p>25</text:p>
              </table:table-cell>
              <table:table-cell office:value-type="float" office:value="243.890783735568">
                <text:p>243.890783735568</text:p>
              </table:table-cell>
              <table:table-cell office:value-type="float" office:value="26.9433270727178">
                <text:p>26.943327072717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43">
                <text:p>243</text:p>
              </table:table-cell>
              <table:table-cell office:value-type="float" office:value="25">
                <text:p>25</text:p>
              </table:table-cell>
              <table:table-cell office:value-type="float" office:value="243.966840215098">
                <text:p>243.966840215098</text:p>
              </table:table-cell>
              <table:table-cell office:value-type="float" office:value="26.8305730393003">
                <text:p>26.830573039300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4">
                <text:p>244</text:p>
              </table:table-cell>
              <table:table-cell office:value-type="float" office:value="25">
                <text:p>25</text:p>
              </table:table-cell>
              <table:table-cell office:value-type="float" office:value="244.042646919204">
                <text:p>244.042646919204</text:p>
              </table:table-cell>
              <table:table-cell office:value-type="float" office:value="26.7181176013071">
                <text:p>26.71811760130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4">
                <text:p>244</text:p>
              </table:table-cell>
              <table:table-cell office:value-type="float" office:value="25">
                <text:p>25</text:p>
              </table:table-cell>
              <table:table-cell office:value-type="float" office:value="244.118205483083">
                <text:p>244.118205483083</text:p>
              </table:table-cell>
              <table:table-cell office:value-type="float" office:value="26.6059583507191">
                <text:p>26.60595835071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4">
                <text:p>244</text:p>
              </table:table-cell>
              <table:table-cell office:value-type="float" office:value="25">
                <text:p>25</text:p>
              </table:table-cell>
              <table:table-cell office:value-type="float" office:value="244.193517525923">
                <text:p>244.193517525923</text:p>
              </table:table-cell>
              <table:table-cell office:value-type="float" office:value="26.4940929032376">
                <text:p>26.494092903237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4">
                <text:p>244</text:p>
              </table:table-cell>
              <table:table-cell office:value-type="float" office:value="25">
                <text:p>25</text:p>
              </table:table-cell>
              <table:table-cell office:value-type="float" office:value="244.268584651119">
                <text:p>244.268584651119</text:p>
              </table:table-cell>
              <table:table-cell office:value-type="float" office:value="26.3825188979553">
                <text:p>26.38251889795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44">
                <text:p>244</text:p>
              </table:table-cell>
              <table:table-cell office:value-type="float" office:value="25">
                <text:p>25</text:p>
              </table:table-cell>
              <table:table-cell office:value-type="float" office:value="244.34340844647">
                <text:p>244.34340844647</text:p>
              </table:table-cell>
              <table:table-cell office:value-type="float" office:value="26.2712339970337">
                <text:p>26.271233997033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4">
                <text:p>244</text:p>
              </table:table-cell>
              <table:table-cell office:value-type="float" office:value="24">
                <text:p>24</text:p>
              </table:table-cell>
              <table:table-cell office:value-type="float" office:value="244.417990484388">
                <text:p>244.417990484388</text:p>
              </table:table-cell>
              <table:table-cell office:value-type="float" office:value="26.160235885385">
                <text:p>26.1602358853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44">
                <text:p>244</text:p>
              </table:table-cell>
              <table:table-cell office:value-type="float" office:value="24">
                <text:p>24</text:p>
              </table:table-cell>
              <table:table-cell office:value-type="float" office:value="244.49233232209">
                <text:p>244.49233232209</text:p>
              </table:table-cell>
              <table:table-cell office:value-type="float" office:value="26.0495222703599">
                <text:p>26.049522270359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4">
                <text:p>244</text:p>
              </table:table-cell>
              <table:table-cell office:value-type="float" office:value="24">
                <text:p>24</text:p>
              </table:table-cell>
              <table:table-cell office:value-type="float" office:value="244.566435501796">
                <text:p>244.566435501796</text:p>
              </table:table-cell>
              <table:table-cell office:value-type="float" office:value="25.9390908814399">
                <text:p>25.93909088143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44">
                <text:p>244</text:p>
              </table:table-cell>
              <table:table-cell office:value-type="float" office:value="24">
                <text:p>24</text:p>
              </table:table-cell>
              <table:table-cell office:value-type="float" office:value="244.640301550922">
                <text:p>244.640301550922</text:p>
              </table:table-cell>
              <table:table-cell office:value-type="float" office:value="25.8289394699352">
                <text:p>25.82893946993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4">
                <text:p>244</text:p>
              </table:table-cell>
              <table:table-cell office:value-type="float" office:value="24">
                <text:p>24</text:p>
              </table:table-cell>
              <table:table-cell office:value-type="float" office:value="244.713931982267">
                <text:p>244.713931982267</text:p>
              </table:table-cell>
              <table:table-cell office:value-type="float" office:value="25.7190658086877">
                <text:p>25.71906580868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44">
                <text:p>244</text:p>
              </table:table-cell>
              <table:table-cell office:value-type="float" office:value="24">
                <text:p>24</text:p>
              </table:table-cell>
              <table:table-cell office:value-type="float" office:value="244.787328294197">
                <text:p>244.787328294197</text:p>
              </table:table-cell>
              <table:table-cell office:value-type="float" office:value="25.6094676917778">
                <text:p>25.609467691777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4">
                <text:p>244</text:p>
              </table:table-cell>
              <table:table-cell office:value-type="float" office:value="24">
                <text:p>24</text:p>
              </table:table-cell>
              <table:table-cell office:value-type="float" office:value="244.860491970834">
                <text:p>244.860491970834</text:p>
              </table:table-cell>
              <table:table-cell office:value-type="float" office:value="25.5001429342374">
                <text:p>25.50014293423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4">
                <text:p>244</text:p>
              </table:table-cell>
              <table:table-cell office:value-type="float" office:value="24">
                <text:p>24</text:p>
              </table:table-cell>
              <table:table-cell office:value-type="float" office:value="244.933424482231">
                <text:p>244.933424482231</text:p>
              </table:table-cell>
              <table:table-cell office:value-type="float" office:value="25.3910893717664">
                <text:p>25.39108937176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45">
                <text:p>245</text:p>
              </table:table-cell>
              <table:table-cell office:value-type="float" office:value="23">
                <text:p>23</text:p>
              </table:table-cell>
              <table:table-cell office:value-type="float" office:value="245.00612728455">
                <text:p>245.00612728455</text:p>
              </table:table-cell>
              <table:table-cell office:value-type="float" office:value="25.2823048604546">
                <text:p>25.282304860454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5">
                <text:p>245</text:p>
              </table:table-cell>
              <table:table-cell office:value-type="float" office:value="23">
                <text:p>23</text:p>
              </table:table-cell>
              <table:table-cell office:value-type="float" office:value="245.078601820238">
                <text:p>245.078601820238</text:p>
              </table:table-cell>
              <table:table-cell office:value-type="float" office:value="25.1737872765073">
                <text:p>25.17378727650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45">
                <text:p>245</text:p>
              </table:table-cell>
              <table:table-cell office:value-type="float" office:value="23">
                <text:p>23</text:p>
              </table:table-cell>
              <table:table-cell office:value-type="float" office:value="245.150849518198">
                <text:p>245.150849518198</text:p>
              </table:table-cell>
              <table:table-cell office:value-type="float" office:value="25.0655345159761">
                <text:p>25.06553451597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45">
                <text:p>245</text:p>
              </table:table-cell>
              <table:table-cell office:value-type="float" office:value="23">
                <text:p>23</text:p>
              </table:table-cell>
              <table:table-cell office:value-type="float" office:value="245.222871793957">
                <text:p>245.222871793957</text:p>
              </table:table-cell>
              <table:table-cell office:value-type="float" office:value="24.9575444944934">
                <text:p>24.957544494493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5">
                <text:p>245</text:p>
              </table:table-cell>
              <table:table-cell office:value-type="float" office:value="23">
                <text:p>23</text:p>
              </table:table-cell>
              <table:table-cell office:value-type="float" office:value="245.294670049834">
                <text:p>245.294670049834</text:p>
              </table:table-cell>
              <table:table-cell office:value-type="float" office:value="24.8498151470114">
                <text:p>24.84981514701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45">
                <text:p>245</text:p>
              </table:table-cell>
              <table:table-cell office:value-type="float" office:value="23">
                <text:p>23</text:p>
              </table:table-cell>
              <table:table-cell office:value-type="float" office:value="245.366245675103">
                <text:p>245.366245675103</text:p>
              </table:table-cell>
              <table:table-cell office:value-type="float" office:value="24.7423444275454">
                <text:p>24.742344427545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45">
                <text:p>245</text:p>
              </table:table-cell>
              <table:table-cell office:value-type="float" office:value="23">
                <text:p>23</text:p>
              </table:table-cell>
              <table:table-cell office:value-type="float" office:value="245.437600046154">
                <text:p>245.437600046154</text:p>
              </table:table-cell>
              <table:table-cell office:value-type="float" office:value="24.6351303089206">
                <text:p>24.635130308920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45">
                <text:p>245</text:p>
              </table:table-cell>
              <table:table-cell office:value-type="float" office:value="23">
                <text:p>23</text:p>
              </table:table-cell>
              <table:table-cell office:value-type="float" office:value="245.508734526654">
                <text:p>245.508734526654</text:p>
              </table:table-cell>
              <table:table-cell office:value-type="float" office:value="24.5281707825237">
                <text:p>24.528170782523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45">
                <text:p>245</text:p>
              </table:table-cell>
              <table:table-cell office:value-type="float" office:value="22">
                <text:p>22</text:p>
              </table:table-cell>
              <table:table-cell office:value-type="float" office:value="245.579650467698">
                <text:p>245.579650467698</text:p>
              </table:table-cell>
              <table:table-cell office:value-type="float" office:value="24.4214638580577">
                <text:p>24.42146385805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45">
                <text:p>245</text:p>
              </table:table-cell>
              <table:table-cell office:value-type="float" office:value="22">
                <text:p>22</text:p>
              </table:table-cell>
              <table:table-cell office:value-type="float" office:value="245.65034920797">
                <text:p>245.65034920797</text:p>
              </table:table-cell>
              <table:table-cell office:value-type="float" office:value="24.315007563301">
                <text:p>24.3150075633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5">
                <text:p>245</text:p>
              </table:table-cell>
              <table:table-cell office:value-type="float" office:value="22">
                <text:p>22</text:p>
              </table:table-cell>
              <table:table-cell office:value-type="float" office:value="245.72083207389">
                <text:p>245.72083207389</text:p>
              </table:table-cell>
              <table:table-cell office:value-type="float" office:value="24.2087999438699">
                <text:p>24.208799943869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45">
                <text:p>245</text:p>
              </table:table-cell>
              <table:table-cell office:value-type="float" office:value="22">
                <text:p>22</text:p>
              </table:table-cell>
              <table:table-cell office:value-type="float" office:value="245.791100379764">
                <text:p>245.791100379764</text:p>
              </table:table-cell>
              <table:table-cell office:value-type="float" office:value="24.1028390629851">
                <text:p>24.10283906298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5">
                <text:p>245</text:p>
              </table:table-cell>
              <table:table-cell office:value-type="float" office:value="22">
                <text:p>22</text:p>
              </table:table-cell>
              <table:table-cell office:value-type="float" office:value="245.861155427934">
                <text:p>245.861155427934</text:p>
              </table:table-cell>
              <table:table-cell office:value-type="float" office:value="23.997123001242">
                <text:p>23.99712300124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5">
                <text:p>245</text:p>
              </table:table-cell>
              <table:table-cell office:value-type="float" office:value="22">
                <text:p>22</text:p>
              </table:table-cell>
              <table:table-cell office:value-type="float" office:value="245.930998508916">
                <text:p>245.930998508916</text:p>
              </table:table-cell>
              <table:table-cell office:value-type="float" office:value="23.8916498563835">
                <text:p>23.891649856383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6">
                <text:p>246</text:p>
              </table:table-cell>
              <table:table-cell office:value-type="float" office:value="22">
                <text:p>22</text:p>
              </table:table-cell>
              <table:table-cell office:value-type="float" office:value="246.000630901551">
                <text:p>246.000630901551</text:p>
              </table:table-cell>
              <table:table-cell office:value-type="float" office:value="23.7864177430781">
                <text:p>23.78641774307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6">
                <text:p>246</text:p>
              </table:table-cell>
              <table:table-cell office:value-type="float" office:value="22">
                <text:p>22</text:p>
              </table:table-cell>
              <table:table-cell office:value-type="float" office:value="246.070053873141">
                <text:p>246.070053873141</text:p>
              </table:table-cell>
              <table:table-cell office:value-type="float" office:value="23.6814247926995">
                <text:p>23.681424792699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6">
                <text:p>246</text:p>
              </table:table-cell>
              <table:table-cell office:value-type="float" office:value="22">
                <text:p>22</text:p>
              </table:table-cell>
              <table:table-cell office:value-type="float" office:value="246.139268679585">
                <text:p>246.139268679585</text:p>
              </table:table-cell>
              <table:table-cell office:value-type="float" office:value="23.5766691531109">
                <text:p>23.576669153110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246.208276565523">
                <text:p>246.208276565523</text:p>
              </table:table-cell>
              <table:table-cell office:value-type="float" office:value="23.4721489884522">
                <text:p>23.47214898845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246.277078764461">
                <text:p>246.277078764461</text:p>
              </table:table-cell>
              <table:table-cell office:value-type="float" office:value="23.3678624789302">
                <text:p>23.367862478930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246.34567649891">
                <text:p>246.34567649891</text:p>
              </table:table-cell>
              <table:table-cell office:value-type="float" office:value="23.2638078206121">
                <text:p>23.26380782061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246.414070980515">
                <text:p>246.414070980515</text:p>
              </table:table-cell>
              <table:table-cell office:value-type="float" office:value="23.1599832252224">
                <text:p>23.159983225222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246.482263410182">
                <text:p>246.482263410182</text:p>
              </table:table-cell>
              <table:table-cell office:value-type="float" office:value="23.0563869199428">
                <text:p>23.056386919942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246.550254978204">
                <text:p>246.550254978204</text:p>
              </table:table-cell>
              <table:table-cell office:value-type="float" office:value="22.9530171472144">
                <text:p>22.95301714721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246.618046864387">
                <text:p>246.618046864387</text:p>
              </table:table-cell>
              <table:table-cell office:value-type="float" office:value="22.849872164544">
                <text:p>22.84987216454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246.685640238175">
                <text:p>246.685640238175</text:p>
              </table:table-cell>
              <table:table-cell office:value-type="float" office:value="22.7469502443121">
                <text:p>22.74695024431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246.753036258765">
                <text:p>246.753036258765</text:p>
              </table:table-cell>
              <table:table-cell office:value-type="float" office:value="22.6442496735852">
                <text:p>22.64424967358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46">
                <text:p>246</text:p>
              </table:table-cell>
              <table:table-cell office:value-type="float" office:value="20">
                <text:p>20</text:p>
              </table:table-cell>
              <table:table-cell office:value-type="float" office:value="246.820236075234">
                <text:p>246.820236075234</text:p>
              </table:table-cell>
              <table:table-cell office:value-type="float" office:value="22.5417687539293">
                <text:p>22.541768753929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46">
                <text:p>246</text:p>
              </table:table-cell>
              <table:table-cell office:value-type="float" office:value="20">
                <text:p>20</text:p>
              </table:table-cell>
              <table:table-cell office:value-type="float" office:value="246.887240826649">
                <text:p>246.887240826649</text:p>
              </table:table-cell>
              <table:table-cell office:value-type="float" office:value="22.4395058012269">
                <text:p>22.439505801226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46">
                <text:p>246</text:p>
              </table:table-cell>
              <table:table-cell office:value-type="float" office:value="20">
                <text:p>20</text:p>
              </table:table-cell>
              <table:table-cell office:value-type="float" office:value="246.954051642188">
                <text:p>246.954051642188</text:p>
              </table:table-cell>
              <table:table-cell office:value-type="float" office:value="22.3374591454973">
                <text:p>22.337459145497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47">
                <text:p>247</text:p>
              </table:table-cell>
              <table:table-cell office:value-type="float" office:value="20">
                <text:p>20</text:p>
              </table:table-cell>
              <table:table-cell office:value-type="float" office:value="247.020669641253">
                <text:p>247.020669641253</text:p>
              </table:table-cell>
              <table:table-cell office:value-type="float" office:value="22.2356271307183">
                <text:p>22.23562713071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7">
                <text:p>247</text:p>
              </table:table-cell>
              <table:table-cell office:value-type="float" office:value="20">
                <text:p>20</text:p>
              </table:table-cell>
              <table:table-cell office:value-type="float" office:value="247.08709593358">
                <text:p>247.08709593358</text:p>
              </table:table-cell>
              <table:table-cell office:value-type="float" office:value="22.1340081146513">
                <text:p>22.13400811465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7">
                <text:p>247</text:p>
              </table:table-cell>
              <table:table-cell office:value-type="float" office:value="20">
                <text:p>20</text:p>
              </table:table-cell>
              <table:table-cell office:value-type="float" office:value="247.153331619355">
                <text:p>247.153331619355</text:p>
              </table:table-cell>
              <table:table-cell office:value-type="float" office:value="22.0326004686689">
                <text:p>22.03260046866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7">
                <text:p>247</text:p>
              </table:table-cell>
              <table:table-cell office:value-type="float" office:value="20">
                <text:p>20</text:p>
              </table:table-cell>
              <table:table-cell office:value-type="float" office:value="247.219377789318">
                <text:p>247.219377789318</text:p>
              </table:table-cell>
              <table:table-cell office:value-type="float" office:value="21.931402577585">
                <text:p>21.93140257758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47">
                <text:p>247</text:p>
              </table:table-cell>
              <table:table-cell office:value-type="float" office:value="20">
                <text:p>20</text:p>
              </table:table-cell>
              <table:table-cell office:value-type="float" office:value="247.285235524873">
                <text:p>247.285235524873</text:p>
              </table:table-cell>
              <table:table-cell office:value-type="float" office:value="21.8304128394865">
                <text:p>21.83041283948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7">
                <text:p>247</text:p>
              </table:table-cell>
              <table:table-cell office:value-type="float" office:value="20">
                <text:p>20</text:p>
              </table:table-cell>
              <table:table-cell office:value-type="float" office:value="247.350905898197">
                <text:p>247.350905898197</text:p>
              </table:table-cell>
              <table:table-cell office:value-type="float" office:value="21.7296296655691">
                <text:p>21.72962966556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47">
                <text:p>247</text:p>
              </table:table-cell>
              <table:table-cell office:value-type="float" office:value="19">
                <text:p>19</text:p>
              </table:table-cell>
              <table:table-cell office:value-type="float" office:value="247.416389972339">
                <text:p>247.416389972339</text:p>
              </table:table-cell>
              <table:table-cell office:value-type="float" office:value="21.6290514799739">
                <text:p>21.62905147997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47">
                <text:p>247</text:p>
              </table:table-cell>
              <table:table-cell office:value-type="float" office:value="19">
                <text:p>19</text:p>
              </table:table-cell>
              <table:table-cell office:value-type="float" office:value="247.481688801328">
                <text:p>247.481688801328</text:p>
              </table:table-cell>
              <table:table-cell office:value-type="float" office:value="21.5286767196271">
                <text:p>21.528676719627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47">
                <text:p>247</text:p>
              </table:table-cell>
              <table:table-cell office:value-type="float" office:value="19">
                <text:p>19</text:p>
              </table:table-cell>
              <table:table-cell office:value-type="float" office:value="247.546803430273">
                <text:p>247.546803430273</text:p>
              </table:table-cell>
              <table:table-cell office:value-type="float" office:value="21.4285038340819">
                <text:p>21.42850383408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7">
                <text:p>247</text:p>
              </table:table-cell>
              <table:table-cell office:value-type="float" office:value="19">
                <text:p>19</text:p>
              </table:table-cell>
              <table:table-cell office:value-type="float" office:value="247.611734895463">
                <text:p>247.611734895463</text:p>
              </table:table-cell>
              <table:table-cell office:value-type="float" office:value="21.3285312853625">
                <text:p>21.32853128536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7">
                <text:p>247</text:p>
              </table:table-cell>
              <table:table-cell office:value-type="float" office:value="19">
                <text:p>19</text:p>
              </table:table-cell>
              <table:table-cell office:value-type="float" office:value="247.676484224466">
                <text:p>247.676484224466</text:p>
              </table:table-cell>
              <table:table-cell office:value-type="float" office:value="21.2287575478107">
                <text:p>21.228757547810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7">
                <text:p>247</text:p>
              </table:table-cell>
              <table:table-cell office:value-type="float" office:value="19">
                <text:p>19</text:p>
              </table:table-cell>
              <table:table-cell office:value-type="float" office:value="247.741052436229">
                <text:p>247.741052436229</text:p>
              </table:table-cell>
              <table:table-cell office:value-type="float" office:value="21.1291811079338">
                <text:p>21.12918110793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47">
                <text:p>247</text:p>
              </table:table-cell>
              <table:table-cell office:value-type="float" office:value="19">
                <text:p>19</text:p>
              </table:table-cell>
              <table:table-cell office:value-type="float" office:value="247.805440541169">
                <text:p>247.805440541169</text:p>
              </table:table-cell>
              <table:table-cell office:value-type="float" office:value="21.0298004642556">
                <text:p>21.02980046425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47">
                <text:p>247</text:p>
              </table:table-cell>
              <table:table-cell office:value-type="float" office:value="19">
                <text:p>19</text:p>
              </table:table-cell>
              <table:table-cell office:value-type="float" office:value="247.869649541275">
                <text:p>247.869649541275</text:p>
              </table:table-cell>
              <table:table-cell office:value-type="float" office:value="20.9306141271693">
                <text:p>20.930614127169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47">
                <text:p>247</text:p>
              </table:table-cell>
              <table:table-cell office:value-type="float" office:value="19">
                <text:p>19</text:p>
              </table:table-cell>
              <table:table-cell office:value-type="float" office:value="247.933680430195">
                <text:p>247.933680430195</text:p>
              </table:table-cell>
              <table:table-cell office:value-type="float" office:value="20.8316206187917">
                <text:p>20.83162061879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47">
                <text:p>247</text:p>
              </table:table-cell>
              <table:table-cell office:value-type="float" office:value="18">
                <text:p>18</text:p>
              </table:table-cell>
              <table:table-cell office:value-type="float" office:value="247.997534193332">
                <text:p>247.997534193332</text:p>
              </table:table-cell>
              <table:table-cell office:value-type="float" office:value="20.7328184728203">
                <text:p>20.73281847282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8">
                <text:p>248</text:p>
              </table:table-cell>
              <table:table-cell office:value-type="float" office:value="18">
                <text:p>18</text:p>
              </table:table-cell>
              <table:table-cell office:value-type="float" office:value="248.061211807932">
                <text:p>248.061211807932</text:p>
              </table:table-cell>
              <table:table-cell office:value-type="float" office:value="20.6342062343923">
                <text:p>20.63420623439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8">
                <text:p>248</text:p>
              </table:table-cell>
              <table:table-cell office:value-type="float" office:value="18">
                <text:p>18</text:p>
              </table:table-cell>
              <table:table-cell office:value-type="float" office:value="248.12471424318">
                <text:p>248.12471424318</text:p>
              </table:table-cell>
              <table:table-cell office:value-type="float" office:value="20.5357824599446">
                <text:p>20.535782459944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48">
                <text:p>248</text:p>
              </table:table-cell>
              <table:table-cell office:value-type="float" office:value="18">
                <text:p>18</text:p>
              </table:table-cell>
              <table:table-cell office:value-type="float" office:value="248.188042460279">
                <text:p>248.188042460279</text:p>
              </table:table-cell>
              <table:table-cell office:value-type="float" office:value="20.4375457170774">
                <text:p>20.437545717077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48">
                <text:p>248</text:p>
              </table:table-cell>
              <table:table-cell office:value-type="float" office:value="18">
                <text:p>18</text:p>
              </table:table-cell>
              <table:table-cell office:value-type="float" office:value="248.251197412545">
                <text:p>248.251197412545</text:p>
              </table:table-cell>
              <table:table-cell office:value-type="float" office:value="20.339494584418">
                <text:p>20.3394945844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48">
                <text:p>248</text:p>
              </table:table-cell>
              <table:table-cell office:value-type="float" office:value="18">
                <text:p>18</text:p>
              </table:table-cell>
              <table:table-cell office:value-type="float" office:value="248.314180045492">
                <text:p>248.314180045492</text:p>
              </table:table-cell>
              <table:table-cell office:value-type="float" office:value="20.2416276514876">
                <text:p>20.241627651487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8">
                <text:p>248</text:p>
              </table:table-cell>
              <table:table-cell office:value-type="float" office:value="18">
                <text:p>18</text:p>
              </table:table-cell>
              <table:table-cell office:value-type="float" office:value="248.376991296913">
                <text:p>248.376991296913</text:p>
              </table:table-cell>
              <table:table-cell office:value-type="float" office:value="20.1439435185693">
                <text:p>20.143943518569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48">
                <text:p>248</text:p>
              </table:table-cell>
              <table:table-cell office:value-type="float" office:value="18">
                <text:p>18</text:p>
              </table:table-cell>
              <table:table-cell office:value-type="float" office:value="248.439632096967">
                <text:p>248.439632096967</text:p>
              </table:table-cell>
              <table:table-cell office:value-type="float" office:value="20.0464407965781">
                <text:p>20.046440796578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8">
                <text:p>248</text:p>
              </table:table-cell>
              <table:table-cell office:value-type="float" office:value="18">
                <text:p>18</text:p>
              </table:table-cell>
              <table:table-cell office:value-type="float" office:value="248.502103368261">
                <text:p>248.502103368261</text:p>
              </table:table-cell>
              <table:table-cell office:value-type="float" office:value="19.9491181069326">
                <text:p>19.94911810693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48">
                <text:p>248</text:p>
              </table:table-cell>
              <table:table-cell office:value-type="float" office:value="17">
                <text:p>17</text:p>
              </table:table-cell>
              <table:table-cell office:value-type="float" office:value="248.564406025933">
                <text:p>248.564406025933</text:p>
              </table:table-cell>
              <table:table-cell office:value-type="float" office:value="19.8519740814293">
                <text:p>19.851974081429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48">
                <text:p>248</text:p>
              </table:table-cell>
              <table:table-cell office:value-type="float" office:value="17">
                <text:p>17</text:p>
              </table:table-cell>
              <table:table-cell office:value-type="float" office:value="248.626540977729">
                <text:p>248.626540977729</text:p>
              </table:table-cell>
              <table:table-cell office:value-type="float" office:value="19.7550073621163">
                <text:p>19.75500736211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48">
                <text:p>248</text:p>
              </table:table-cell>
              <table:table-cell office:value-type="float" office:value="17">
                <text:p>17</text:p>
              </table:table-cell>
              <table:table-cell office:value-type="float" office:value="248.688509124084">
                <text:p>248.688509124084</text:p>
              </table:table-cell>
              <table:table-cell office:value-type="float" office:value="19.6582166011716">
                <text:p>19.65821660117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48">
                <text:p>248</text:p>
              </table:table-cell>
              <table:table-cell office:value-type="float" office:value="17">
                <text:p>17</text:p>
              </table:table-cell>
              <table:table-cell office:value-type="float" office:value="248.750311358203">
                <text:p>248.750311358203</text:p>
              </table:table-cell>
              <table:table-cell office:value-type="float" office:value="19.5616004607809">
                <text:p>19.561600460780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8">
                <text:p>248</text:p>
              </table:table-cell>
              <table:table-cell office:value-type="float" office:value="17">
                <text:p>17</text:p>
              </table:table-cell>
              <table:table-cell office:value-type="float" office:value="248.811948566132">
                <text:p>248.811948566132</text:p>
              </table:table-cell>
              <table:table-cell office:value-type="float" office:value="19.4651576130178">
                <text:p>19.465157613017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48">
                <text:p>248</text:p>
              </table:table-cell>
              <table:table-cell office:value-type="float" office:value="17">
                <text:p>17</text:p>
              </table:table-cell>
              <table:table-cell office:value-type="float" office:value="248.873421626843">
                <text:p>248.873421626843</text:p>
              </table:table-cell>
              <table:table-cell office:value-type="float" office:value="19.3688867397258">
                <text:p>19.36888673972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8">
                <text:p>248</text:p>
              </table:table-cell>
              <table:table-cell office:value-type="float" office:value="17">
                <text:p>17</text:p>
              </table:table-cell>
              <table:table-cell office:value-type="float" office:value="248.934731412299">
                <text:p>248.934731412299</text:p>
              </table:table-cell>
              <table:table-cell office:value-type="float" office:value="19.2727865324014">
                <text:p>19.27278653240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8">
                <text:p>248</text:p>
              </table:table-cell>
              <table:table-cell office:value-type="float" office:value="17">
                <text:p>17</text:p>
              </table:table-cell>
              <table:table-cell office:value-type="float" office:value="248.995878787538">
                <text:p>248.995878787538</text:p>
              </table:table-cell>
              <table:table-cell office:value-type="float" office:value="19.1768556920787">
                <text:p>19.176855692078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9">
                <text:p>249</text:p>
              </table:table-cell>
              <table:table-cell office:value-type="float" office:value="17">
                <text:p>17</text:p>
              </table:table-cell>
              <table:table-cell office:value-type="float" office:value="249.056864610738">
                <text:p>249.056864610738</text:p>
              </table:table-cell>
              <table:table-cell office:value-type="float" office:value="19.0810929292165">
                <text:p>19.081092929216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49">
                <text:p>249</text:p>
              </table:table-cell>
              <table:table-cell office:value-type="float" office:value="17">
                <text:p>17</text:p>
              </table:table-cell>
              <table:table-cell office:value-type="float" office:value="249.117689733296">
                <text:p>249.117689733296</text:p>
              </table:table-cell>
              <table:table-cell office:value-type="float" office:value="18.9854969635852">
                <text:p>18.985496963585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49">
                <text:p>249</text:p>
              </table:table-cell>
              <table:table-cell office:value-type="float" office:value="16">
                <text:p>16</text:p>
              </table:table-cell>
              <table:table-cell office:value-type="float" office:value="249.178354999894">
                <text:p>249.178354999894</text:p>
              </table:table-cell>
              <table:table-cell office:value-type="float" office:value="18.8900665241567">
                <text:p>18.890066524156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49">
                <text:p>249</text:p>
              </table:table-cell>
              <table:table-cell office:value-type="float" office:value="16">
                <text:p>16</text:p>
              </table:table-cell>
              <table:table-cell office:value-type="float" office:value="249.238861248572">
                <text:p>249.238861248572</text:p>
              </table:table-cell>
              <table:table-cell office:value-type="float" office:value="18.7948003489951">
                <text:p>18.794800348995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49">
                <text:p>249</text:p>
              </table:table-cell>
              <table:table-cell office:value-type="float" office:value="16">
                <text:p>16</text:p>
              </table:table-cell>
              <table:table-cell office:value-type="float" office:value="249.2992093108">
                <text:p>249.2992093108</text:p>
              </table:table-cell>
              <table:table-cell office:value-type="float" office:value="18.6996971851484">
                <text:p>18.69969718514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49">
                <text:p>249</text:p>
              </table:table-cell>
              <table:table-cell office:value-type="float" office:value="16">
                <text:p>16</text:p>
              </table:table-cell>
              <table:table-cell office:value-type="float" office:value="249.359400011539">
                <text:p>249.359400011539</text:p>
              </table:table-cell>
              <table:table-cell office:value-type="float" office:value="18.6047557885429">
                <text:p>18.604755788542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49">
                <text:p>249</text:p>
              </table:table-cell>
              <table:table-cell office:value-type="float" office:value="16">
                <text:p>16</text:p>
              </table:table-cell>
              <table:table-cell office:value-type="float" office:value="249.419434169317">
                <text:p>249.419434169317</text:p>
              </table:table-cell>
              <table:table-cell office:value-type="float" office:value="18.509974923877">
                <text:p>18.50997492387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9">
                <text:p>249</text:p>
              </table:table-cell>
              <table:table-cell office:value-type="float" office:value="16">
                <text:p>16</text:p>
              </table:table-cell>
              <table:table-cell office:value-type="float" office:value="249.47931259629">
                <text:p>249.47931259629</text:p>
              </table:table-cell>
              <table:table-cell office:value-type="float" office:value="18.4153533645184">
                <text:p>18.41535336451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9">
                <text:p>249</text:p>
              </table:table-cell>
              <table:table-cell office:value-type="float" office:value="16">
                <text:p>16</text:p>
              </table:table-cell>
              <table:table-cell office:value-type="float" office:value="249.539036098311">
                <text:p>249.539036098311</text:p>
              </table:table-cell>
              <table:table-cell office:value-type="float" office:value="18.3208898924011">
                <text:p>18.32088989240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9">
                <text:p>249</text:p>
              </table:table-cell>
              <table:table-cell office:value-type="float" office:value="16">
                <text:p>16</text:p>
              </table:table-cell>
              <table:table-cell office:value-type="float" office:value="249.598605474995">
                <text:p>249.598605474995</text:p>
              </table:table-cell>
              <table:table-cell office:value-type="float" office:value="18.2265832979247">
                <text:p>18.226583297924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9">
                <text:p>249</text:p>
              </table:table-cell>
              <table:table-cell office:value-type="float" office:value="16">
                <text:p>16</text:p>
              </table:table-cell>
              <table:table-cell office:value-type="float" office:value="249.65802151978">
                <text:p>249.65802151978</text:p>
              </table:table-cell>
              <table:table-cell office:value-type="float" office:value="18.132432379854">
                <text:p>18.13243237985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9">
                <text:p>249</text:p>
              </table:table-cell>
              <table:table-cell office:value-type="float" office:value="16">
                <text:p>16</text:p>
              </table:table-cell>
              <table:table-cell office:value-type="float" office:value="249.717285019994">
                <text:p>249.717285019994</text:p>
              </table:table-cell>
              <table:table-cell office:value-type="float" office:value="18.0384359452211">
                <text:p>18.038435945221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  <table:table-cell office:value-type="float" office:value="249.776396756918">
                <text:p>249.776396756918</text:p>
              </table:table-cell>
              <table:table-cell office:value-type="float" office:value="17.9445928092275">
                <text:p>17.94459280922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  <table:table-cell office:value-type="float" office:value="249.835357505844">
                <text:p>249.835357505844</text:p>
              </table:table-cell>
              <table:table-cell office:value-type="float" office:value="17.8509017951483">
                <text:p>17.85090179514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  <table:table-cell office:value-type="float" office:value="249.894168036138">
                <text:p>249.894168036138</text:p>
              </table:table-cell>
              <table:table-cell office:value-type="float" office:value="17.757361734237">
                <text:p>17.75736173423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  <table:table-cell office:value-type="float" office:value="249.952829111302">
                <text:p>249.952829111302</text:p>
              </table:table-cell>
              <table:table-cell office:value-type="float" office:value="17.663971465632">
                <text:p>17.6639714656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  <table:table-cell office:value-type="float" office:value="250.011341489032">
                <text:p>250.011341489032</text:p>
              </table:table-cell>
              <table:table-cell office:value-type="float" office:value="17.5707298362638">
                <text:p>17.570729836263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  <table:table-cell office:value-type="float" office:value="250.069705921274">
                <text:p>250.069705921274</text:p>
              </table:table-cell>
              <table:table-cell office:value-type="float" office:value="17.4776357007639">
                <text:p>17.47763570076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  <table:table-cell office:value-type="float" office:value="250.127923154288">
                <text:p>250.127923154288</text:p>
              </table:table-cell>
              <table:table-cell office:value-type="float" office:value="17.384687921374">
                <text:p>17.38468792137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  <table:table-cell office:value-type="float" office:value="250.185993928699">
                <text:p>250.185993928699</text:p>
              </table:table-cell>
              <table:table-cell office:value-type="float" office:value="17.2918853678571">
                <text:p>17.291885367857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  <table:table-cell office:value-type="float" office:value="250.243918979558">
                <text:p>250.243918979558</text:p>
              </table:table-cell>
              <table:table-cell office:value-type="float" office:value="17.1992269174093">
                <text:p>17.199226917409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  <table:table-cell office:value-type="float" office:value="250.301699036396">
                <text:p>250.301699036396</text:p>
              </table:table-cell>
              <table:table-cell office:value-type="float" office:value="17.1067114545727">
                <text:p>17.106711454572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  <table:table-cell office:value-type="float" office:value="250.359334823279">
                <text:p>250.359334823279</text:p>
              </table:table-cell>
              <table:table-cell office:value-type="float" office:value="17.0143378711494">
                <text:p>17.014337871149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250.416827058863">
                <text:p>250.416827058863</text:p>
              </table:table-cell>
              <table:table-cell office:value-type="float" office:value="16.9221050661164">
                <text:p>16.92210506611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250.474176456448">
                <text:p>250.474176456448</text:p>
              </table:table-cell>
              <table:table-cell office:value-type="float" office:value="16.830011945542">
                <text:p>16.8300119455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250.531383724029">
                <text:p>250.531383724029</text:p>
              </table:table-cell>
              <table:table-cell office:value-type="float" office:value="16.7380574225025">
                <text:p>16.73805742250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250.588449564352">
                <text:p>250.588449564352</text:p>
              </table:table-cell>
              <table:table-cell office:value-type="float" office:value="16.6462404170001">
                <text:p>16.64624041700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250.645374674963">
                <text:p>250.645374674963</text:p>
              </table:table-cell>
              <table:table-cell office:value-type="float" office:value="16.5545598558826">
                <text:p>16.554559855882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250.70215974826">
                <text:p>250.70215974826</text:p>
              </table:table-cell>
              <table:table-cell office:value-type="float" office:value="16.4630146727624">
                <text:p>16.46301467276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250.758805471544">
                <text:p>250.758805471544</text:p>
              </table:table-cell>
              <table:table-cell office:value-type="float" office:value="16.3716038079383">
                <text:p>16.371603807938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250.815312527068">
                <text:p>250.815312527068</text:p>
              </table:table-cell>
              <table:table-cell office:value-type="float" office:value="16.2803262083165">
                <text:p>16.280326208316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250.871681592088">
                <text:p>250.871681592088</text:p>
              </table:table-cell>
              <table:table-cell office:value-type="float" office:value="16.1891808273341">
                <text:p>16.189180827334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250.927913338907">
                <text:p>250.927913338907</text:p>
              </table:table-cell>
              <table:table-cell office:value-type="float" office:value="16.098166624882">
                <text:p>16.0981666248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50">
                <text:p>250</text:p>
              </table:table-cell>
              <table:table-cell office:value-type="float" office:value="13">
                <text:p>13</text:p>
              </table:table-cell>
              <table:table-cell office:value-type="float" office:value="250.984008434932">
                <text:p>250.984008434932</text:p>
              </table:table-cell>
              <table:table-cell office:value-type="float" office:value="16.0072825672301">
                <text:p>16.00728256723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51">
                <text:p>251</text:p>
              </table:table-cell>
              <table:table-cell office:value-type="float" office:value="13">
                <text:p>13</text:p>
              </table:table-cell>
              <table:table-cell office:value-type="float" office:value="251.039967542712">
                <text:p>251.039967542712</text:p>
              </table:table-cell>
              <table:table-cell office:value-type="float" office:value="15.9165276269521">
                <text:p>15.916527626952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51">
                <text:p>251</text:p>
              </table:table-cell>
              <table:table-cell office:value-type="float" office:value="13">
                <text:p>13</text:p>
              </table:table-cell>
              <table:table-cell office:value-type="float" office:value="251.09579131999">
                <text:p>251.09579131999</text:p>
              </table:table-cell>
              <table:table-cell office:value-type="float" office:value="15.8259007828519">
                <text:p>15.82590078285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51">
                <text:p>251</text:p>
              </table:table-cell>
              <table:table-cell office:value-type="float" office:value="13">
                <text:p>13</text:p>
              </table:table-cell>
              <table:table-cell office:value-type="float" office:value="251.151480419749">
                <text:p>251.151480419749</text:p>
              </table:table-cell>
              <table:table-cell office:value-type="float" office:value="15.735401019891">
                <text:p>15.73540101989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51">
                <text:p>251</text:p>
              </table:table-cell>
              <table:table-cell office:value-type="float" office:value="13">
                <text:p>13</text:p>
              </table:table-cell>
              <table:table-cell office:value-type="float" office:value="251.207035490258">
                <text:p>251.207035490258</text:p>
              </table:table-cell>
              <table:table-cell office:value-type="float" office:value="15.645027329116">
                <text:p>15.6450273291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51">
                <text:p>251</text:p>
              </table:table-cell>
              <table:table-cell office:value-type="float" office:value="13">
                <text:p>13</text:p>
              </table:table-cell>
              <table:table-cell office:value-type="float" office:value="251.262457175115">
                <text:p>251.262457175115</text:p>
              </table:table-cell>
              <table:table-cell office:value-type="float" office:value="15.5547787075871">
                <text:p>15.554778707587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51">
                <text:p>251</text:p>
              </table:table-cell>
              <table:table-cell office:value-type="float" office:value="13">
                <text:p>13</text:p>
              </table:table-cell>
              <table:table-cell office:value-type="float" office:value="251.317746113295">
                <text:p>251.317746113295</text:p>
              </table:table-cell>
              <table:table-cell office:value-type="float" office:value="15.4646541583085">
                <text:p>15.464654158308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51">
                <text:p>251</text:p>
              </table:table-cell>
              <table:table-cell office:value-type="float" office:value="13">
                <text:p>13</text:p>
              </table:table-cell>
              <table:table-cell office:value-type="float" office:value="251.37290293919">
                <text:p>251.37290293919</text:p>
              </table:table-cell>
              <table:table-cell office:value-type="float" office:value="15.3746526901576">
                <text:p>15.374652690157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51">
                <text:p>251</text:p>
              </table:table-cell>
              <table:table-cell office:value-type="float" office:value="13">
                <text:p>13</text:p>
              </table:table-cell>
              <table:table-cell office:value-type="float" office:value="251.427928282658">
                <text:p>251.427928282658</text:p>
              </table:table-cell>
              <table:table-cell office:value-type="float" office:value="15.2847733178172">
                <text:p>15.284773317817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51">
                <text:p>251</text:p>
              </table:table-cell>
              <table:table-cell office:value-type="float" office:value="13">
                <text:p>13</text:p>
              </table:table-cell>
              <table:table-cell office:value-type="float" office:value="251.482822769063">
                <text:p>251.482822769063</text:p>
              </table:table-cell>
              <table:table-cell office:value-type="float" office:value="15.1950150617061">
                <text:p>15.195015061706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51">
                <text:p>251</text:p>
              </table:table-cell>
              <table:table-cell office:value-type="float" office:value="13">
                <text:p>13</text:p>
              </table:table-cell>
              <table:table-cell office:value-type="float" office:value="251.537587019315">
                <text:p>251.537587019315</text:p>
              </table:table-cell>
              <table:table-cell office:value-type="float" office:value="15.1053769479128">
                <text:p>15.105376947912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51">
                <text:p>251</text:p>
              </table:table-cell>
              <table:table-cell office:value-type="float" office:value="12">
                <text:p>12</text:p>
              </table:table-cell>
              <table:table-cell office:value-type="float" office:value="251.59222164992">
                <text:p>251.59222164992</text:p>
              </table:table-cell>
              <table:table-cell office:value-type="float" office:value="15.015858008128">
                <text:p>15.01585800812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51">
                <text:p>251</text:p>
              </table:table-cell>
              <table:table-cell office:value-type="float" office:value="12">
                <text:p>12</text:p>
              </table:table-cell>
              <table:table-cell office:value-type="float" office:value="251.646727273012">
                <text:p>251.646727273012</text:p>
              </table:table-cell>
              <table:table-cell office:value-type="float" office:value="14.9264572795794">
                <text:p>14.926457279579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51">
                <text:p>251</text:p>
              </table:table-cell>
              <table:table-cell office:value-type="float" office:value="12">
                <text:p>12</text:p>
              </table:table-cell>
              <table:table-cell office:value-type="float" office:value="251.701104496402">
                <text:p>251.701104496402</text:p>
              </table:table-cell>
              <table:table-cell office:value-type="float" office:value="14.8371738049659">
                <text:p>14.837173804965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51">
                <text:p>251</text:p>
              </table:table-cell>
              <table:table-cell office:value-type="float" office:value="12">
                <text:p>12</text:p>
              </table:table-cell>
              <table:table-cell office:value-type="float" office:value="251.755353923614">
                <text:p>251.755353923614</text:p>
              </table:table-cell>
              <table:table-cell office:value-type="float" office:value="14.7480066323933">
                <text:p>14.74800663239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51">
                <text:p>251</text:p>
              </table:table-cell>
              <table:table-cell office:value-type="float" office:value="12">
                <text:p>12</text:p>
              </table:table-cell>
              <table:table-cell office:value-type="float" office:value="251.809476153928">
                <text:p>251.809476153928</text:p>
              </table:table-cell>
              <table:table-cell office:value-type="float" office:value="14.6589548153103">
                <text:p>14.65895481531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51">
                <text:p>251</text:p>
              </table:table-cell>
              <table:table-cell office:value-type="float" office:value="12">
                <text:p>12</text:p>
              </table:table-cell>
              <table:table-cell office:value-type="float" office:value="251.863471782419">
                <text:p>251.863471782419</text:p>
              </table:table-cell>
              <table:table-cell office:value-type="float" office:value="14.5700174124457">
                <text:p>14.570017412445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51">
                <text:p>251</text:p>
              </table:table-cell>
              <table:table-cell office:value-type="float" office:value="12">
                <text:p>12</text:p>
              </table:table-cell>
              <table:table-cell office:value-type="float" office:value="251.917341399993">
                <text:p>251.917341399993</text:p>
              </table:table-cell>
              <table:table-cell office:value-type="float" office:value="14.4811934877458">
                <text:p>14.481193487745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51">
                <text:p>251</text:p>
              </table:table-cell>
              <table:table-cell office:value-type="float" office:value="12">
                <text:p>12</text:p>
              </table:table-cell>
              <table:table-cell office:value-type="float" office:value="251.971085593432">
                <text:p>251.971085593432</text:p>
              </table:table-cell>
              <table:table-cell office:value-type="float" office:value="14.3924821103123">
                <text:p>14.39248211031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52">
                <text:p>252</text:p>
              </table:table-cell>
              <table:table-cell office:value-type="float" office:value="12">
                <text:p>12</text:p>
              </table:table-cell>
              <table:table-cell office:value-type="float" office:value="252.024704945426">
                <text:p>252.024704945426</text:p>
              </table:table-cell>
              <table:table-cell office:value-type="float" office:value="14.3038823543415">
                <text:p>14.30388235434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52">
                <text:p>252</text:p>
              </table:table-cell>
              <table:table-cell office:value-type="float" office:value="12">
                <text:p>12</text:p>
              </table:table-cell>
              <table:table-cell office:value-type="float" office:value="252.078200034616">
                <text:p>252.078200034616</text:p>
              </table:table-cell>
              <table:table-cell office:value-type="float" office:value="14.2153932990636">
                <text:p>14.215393299063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52">
                <text:p>252</text:p>
              </table:table-cell>
              <table:table-cell office:value-type="float" office:value="12">
                <text:p>12</text:p>
              </table:table-cell>
              <table:table-cell office:value-type="float" office:value="252.131571435628">
                <text:p>252.131571435628</text:p>
              </table:table-cell>
              <table:table-cell office:value-type="float" office:value="14.1270140286831">
                <text:p>14.127014028683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52">
                <text:p>252</text:p>
              </table:table-cell>
              <table:table-cell office:value-type="float" office:value="11">
                <text:p>11</text:p>
              </table:table-cell>
              <table:table-cell office:value-type="float" office:value="252.184819719112">
                <text:p>252.184819719112</text:p>
              </table:table-cell>
              <table:table-cell office:value-type="float" office:value="14.0387436323189">
                <text:p>14.038743632318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52">
                <text:p>252</text:p>
              </table:table-cell>
              <table:table-cell office:value-type="float" office:value="11">
                <text:p>11</text:p>
              </table:table-cell>
              <table:table-cell office:value-type="float" office:value="252.237945451778">
                <text:p>252.237945451778</text:p>
              </table:table-cell>
              <table:table-cell office:value-type="float" office:value="13.9505812039466">
                <text:p>13.950581203946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52">
                <text:p>252</text:p>
              </table:table-cell>
              <table:table-cell office:value-type="float" office:value="11">
                <text:p>11</text:p>
              </table:table-cell>
              <table:table-cell office:value-type="float" office:value="252.290949196431">
                <text:p>252.290949196431</text:p>
              </table:table-cell>
              <table:table-cell office:value-type="float" office:value="13.8625258423396">
                <text:p>13.862525842339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52">
                <text:p>252</text:p>
              </table:table-cell>
              <table:table-cell office:value-type="float" office:value="11">
                <text:p>11</text:p>
              </table:table-cell>
              <table:table-cell office:value-type="float" office:value="252.34383151201">
                <text:p>252.34383151201</text:p>
              </table:table-cell>
              <table:table-cell office:value-type="float" office:value="13.7745766510118">
                <text:p>13.774576651011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52">
                <text:p>252</text:p>
              </table:table-cell>
              <table:table-cell office:value-type="float" office:value="11">
                <text:p>11</text:p>
              </table:table-cell>
              <table:table-cell office:value-type="float" office:value="252.396592953619">
                <text:p>252.396592953619</text:p>
              </table:table-cell>
              <table:table-cell office:value-type="float" office:value="13.6867327381614">
                <text:p>13.68673273816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52">
                <text:p>252</text:p>
              </table:table-cell>
              <table:table-cell office:value-type="float" office:value="11">
                <text:p>11</text:p>
              </table:table-cell>
              <table:table-cell office:value-type="float" office:value="252.449234072566">
                <text:p>252.449234072566</text:p>
              </table:table-cell>
              <table:table-cell office:value-type="float" office:value="13.5989932166137">
                <text:p>13.598993216613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52">
                <text:p>252</text:p>
              </table:table-cell>
              <table:table-cell office:value-type="float" office:value="11">
                <text:p>11</text:p>
              </table:table-cell>
              <table:table-cell office:value-type="float" office:value="252.501755416395">
                <text:p>252.501755416395</text:p>
              </table:table-cell>
              <table:table-cell office:value-type="float" office:value="13.5113572037661">
                <text:p>13.511357203766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52">
                <text:p>252</text:p>
              </table:table-cell>
              <table:table-cell office:value-type="float" office:value="11">
                <text:p>11</text:p>
              </table:table-cell>
              <table:table-cell office:value-type="float" office:value="252.554157528921">
                <text:p>252.554157528921</text:p>
              </table:table-cell>
              <table:table-cell office:value-type="float" office:value="13.4238238215323">
                <text:p>13.423823821532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52">
                <text:p>252</text:p>
              </table:table-cell>
              <table:table-cell office:value-type="float" office:value="11">
                <text:p>11</text:p>
              </table:table-cell>
              <table:table-cell office:value-type="float" office:value="252.606440950263">
                <text:p>252.606440950263</text:p>
              </table:table-cell>
              <table:table-cell office:value-type="float" office:value="13.336392196288">
                <text:p>13.33639219628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52">
                <text:p>252</text:p>
              </table:table-cell>
              <table:table-cell office:value-type="float" office:value="11">
                <text:p>11</text:p>
              </table:table-cell>
              <table:table-cell office:value-type="float" office:value="252.658606216881">
                <text:p>252.658606216881</text:p>
              </table:table-cell>
              <table:table-cell office:value-type="float" office:value="13.2490614588173">
                <text:p>13.249061458817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52">
                <text:p>252</text:p>
              </table:table-cell>
              <table:table-cell office:value-type="float" office:value="11">
                <text:p>11</text:p>
              </table:table-cell>
              <table:table-cell office:value-type="float" office:value="252.710653861602">
                <text:p>252.710653861602</text:p>
              </table:table-cell>
              <table:table-cell office:value-type="float" office:value="13.1618307442579">
                <text:p>13.161830744257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52">
                <text:p>252</text:p>
              </table:table-cell>
              <table:table-cell office:value-type="float" office:value="11">
                <text:p>11</text:p>
              </table:table-cell>
              <table:table-cell office:value-type="float" office:value="252.762584413661">
                <text:p>252.762584413661</text:p>
              </table:table-cell>
              <table:table-cell office:value-type="float" office:value="13.0746991920493">
                <text:p>13.07469919204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52">
                <text:p>252</text:p>
              </table:table-cell>
              <table:table-cell office:value-type="float" office:value="10">
                <text:p>10</text:p>
              </table:table-cell>
              <table:table-cell office:value-type="float" office:value="252.814398398725">
                <text:p>252.814398398725</text:p>
              </table:table-cell>
              <table:table-cell office:value-type="float" office:value="12.9876659458797">
                <text:p>12.98766594587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52">
                <text:p>252</text:p>
              </table:table-cell>
              <table:table-cell office:value-type="float" office:value="10">
                <text:p>10</text:p>
              </table:table-cell>
              <table:table-cell office:value-type="float" office:value="252.866096338934">
                <text:p>252.866096338934</text:p>
              </table:table-cell>
              <table:table-cell office:value-type="float" office:value="12.9007301536338">
                <text:p>12.90073015363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52">
                <text:p>252</text:p>
              </table:table-cell>
              <table:table-cell office:value-type="float" office:value="10">
                <text:p>10</text:p>
              </table:table-cell>
              <table:table-cell office:value-type="float" office:value="252.917678752922">
                <text:p>252.917678752922</text:p>
              </table:table-cell>
              <table:table-cell office:value-type="float" office:value="12.8138909673419">
                <text:p>12.81389096734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52">
                <text:p>252</text:p>
              </table:table-cell>
              <table:table-cell office:value-type="float" office:value="10">
                <text:p>10</text:p>
              </table:table-cell>
              <table:table-cell office:value-type="float" office:value="252.969146155859">
                <text:p>252.969146155859</text:p>
              </table:table-cell>
              <table:table-cell office:value-type="float" office:value="12.7271475431285">
                <text:p>12.727147543128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53">
                <text:p>253</text:p>
              </table:table-cell>
              <table:table-cell office:value-type="float" office:value="10">
                <text:p>10</text:p>
              </table:table-cell>
              <table:table-cell office:value-type="float" office:value="253.020499059473">
                <text:p>253.020499059473</text:p>
              </table:table-cell>
              <table:table-cell office:value-type="float" office:value="12.6404990411614">
                <text:p>12.640499041161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53">
                <text:p>253</text:p>
              </table:table-cell>
              <table:table-cell office:value-type="float" office:value="10">
                <text:p>10</text:p>
              </table:table-cell>
              <table:table-cell office:value-type="float" office:value="253.071737972087">
                <text:p>253.071737972087</text:p>
              </table:table-cell>
              <table:table-cell office:value-type="float" office:value="12.5539446256025">
                <text:p>12.55394462560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53">
                <text:p>253</text:p>
              </table:table-cell>
              <table:table-cell office:value-type="float" office:value="10">
                <text:p>10</text:p>
              </table:table-cell>
              <table:table-cell office:value-type="float" office:value="253.122863398643">
                <text:p>253.122863398643</text:p>
              </table:table-cell>
              <table:table-cell office:value-type="float" office:value="12.4674834645572">
                <text:p>12.467483464557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53">
                <text:p>253</text:p>
              </table:table-cell>
              <table:table-cell office:value-type="float" office:value="10">
                <text:p>10</text:p>
              </table:table-cell>
              <table:table-cell office:value-type="float" office:value="253.17387584074">
                <text:p>253.17387584074</text:p>
              </table:table-cell>
              <table:table-cell office:value-type="float" office:value="12.3811147300262">
                <text:p>12.381114730026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53">
                <text:p>253</text:p>
              </table:table-cell>
              <table:table-cell office:value-type="float" office:value="10">
                <text:p>10</text:p>
              </table:table-cell>
              <table:table-cell office:value-type="float" office:value="253.224775796655">
                <text:p>253.224775796655</text:p>
              </table:table-cell>
              <table:table-cell office:value-type="float" office:value="12.2948375978563">
                <text:p>12.29483759785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3">
                <text:p>253</text:p>
              </table:table-cell>
              <table:table-cell office:value-type="float" office:value="10">
                <text:p>10</text:p>
              </table:table-cell>
              <table:table-cell office:value-type="float" office:value="253.275563761377">
                <text:p>253.275563761377</text:p>
              </table:table-cell>
              <table:table-cell office:value-type="float" office:value="12.2086512476918">
                <text:p>12.208651247691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53">
                <text:p>253</text:p>
              </table:table-cell>
              <table:table-cell office:value-type="float" office:value="10">
                <text:p>10</text:p>
              </table:table-cell>
              <table:table-cell office:value-type="float" office:value="253.326240226636">
                <text:p>253.326240226636</text:p>
              </table:table-cell>
              <table:table-cell office:value-type="float" office:value="12.1225548629275">
                <text:p>12.12255486292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53">
                <text:p>253</text:p>
              </table:table-cell>
              <table:table-cell office:value-type="float" office:value="9">
                <text:p>9</text:p>
              </table:table-cell>
              <table:table-cell office:value-type="float" office:value="253.37680568093">
                <text:p>253.37680568093</text:p>
              </table:table-cell>
              <table:table-cell office:value-type="float" office:value="12.0365476306607">
                <text:p>12.036547630660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53">
                <text:p>253</text:p>
              </table:table-cell>
              <table:table-cell office:value-type="float" office:value="9">
                <text:p>9</text:p>
              </table:table-cell>
              <table:table-cell office:value-type="float" office:value="253.427260609552">
                <text:p>253.427260609552</text:p>
              </table:table-cell>
              <table:table-cell office:value-type="float" office:value="11.9506287416447">
                <text:p>11.950628741644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53">
                <text:p>253</text:p>
              </table:table-cell>
              <table:table-cell office:value-type="float" office:value="9">
                <text:p>9</text:p>
              </table:table-cell>
              <table:table-cell office:value-type="float" office:value="253.477605494621">
                <text:p>253.477605494621</text:p>
              </table:table-cell>
              <table:table-cell office:value-type="float" office:value="11.8647973902419">
                <text:p>11.864797390241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3">
                <text:p>253</text:p>
              </table:table-cell>
              <table:table-cell office:value-type="float" office:value="9">
                <text:p>9</text:p>
              </table:table-cell>
              <table:table-cell office:value-type="float" office:value="253.52784081511">
                <text:p>253.52784081511</text:p>
              </table:table-cell>
              <table:table-cell office:value-type="float" office:value="11.7790527743775">
                <text:p>11.77905277437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53">
                <text:p>253</text:p>
              </table:table-cell>
              <table:table-cell office:value-type="float" office:value="9">
                <text:p>9</text:p>
              </table:table-cell>
              <table:table-cell office:value-type="float" office:value="253.57796704687">
                <text:p>253.57796704687</text:p>
              </table:table-cell>
              <table:table-cell office:value-type="float" office:value="11.6933940954945">
                <text:p>11.693394095494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53">
                <text:p>253</text:p>
              </table:table-cell>
              <table:table-cell office:value-type="float" office:value="9">
                <text:p>9</text:p>
              </table:table-cell>
              <table:table-cell office:value-type="float" office:value="253.627984662657">
                <text:p>253.627984662657</text:p>
              </table:table-cell>
              <table:table-cell office:value-type="float" office:value="11.6078205585077">
                <text:p>11.607820558507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53">
                <text:p>253</text:p>
              </table:table-cell>
              <table:table-cell office:value-type="float" office:value="9">
                <text:p>9</text:p>
              </table:table-cell>
              <table:table-cell office:value-type="float" office:value="253.677894132164">
                <text:p>253.677894132164</text:p>
              </table:table-cell>
              <table:table-cell office:value-type="float" office:value="11.5223313717588">
                <text:p>11.522331371758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53">
                <text:p>253</text:p>
              </table:table-cell>
              <table:table-cell office:value-type="float" office:value="9">
                <text:p>9</text:p>
              </table:table-cell>
              <table:table-cell office:value-type="float" office:value="253.727695922042">
                <text:p>253.727695922042</text:p>
              </table:table-cell>
              <table:table-cell office:value-type="float" office:value="11.4369257469724">
                <text:p>11.43692574697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53">
                <text:p>253</text:p>
              </table:table-cell>
              <table:table-cell office:value-type="float" office:value="9">
                <text:p>9</text:p>
              </table:table-cell>
              <table:table-cell office:value-type="float" office:value="253.777390495927">
                <text:p>253.777390495927</text:p>
              </table:table-cell>
              <table:table-cell office:value-type="float" office:value="11.3516028992111">
                <text:p>11.35160289921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53">
                <text:p>253</text:p>
              </table:table-cell>
              <table:table-cell office:value-type="float" office:value="9">
                <text:p>9</text:p>
              </table:table-cell>
              <table:table-cell office:value-type="float" office:value="253.826978314469">
                <text:p>253.826978314469</text:p>
              </table:table-cell>
              <table:table-cell office:value-type="float" office:value="11.2663620468323">
                <text:p>11.26636204683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53">
                <text:p>253</text:p>
              </table:table-cell>
              <table:table-cell office:value-type="float" office:value="9">
                <text:p>9</text:p>
              </table:table-cell>
              <table:table-cell office:value-type="float" office:value="253.876459835355">
                <text:p>253.876459835355</text:p>
              </table:table-cell>
              <table:table-cell office:value-type="float" office:value="11.1812024114441">
                <text:p>11.181202411444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53">
                <text:p>253</text:p>
              </table:table-cell>
              <table:table-cell office:value-type="float" office:value="9">
                <text:p>9</text:p>
              </table:table-cell>
              <table:table-cell office:value-type="float" office:value="253.925835513335">
                <text:p>253.925835513335</text:p>
              </table:table-cell>
              <table:table-cell office:value-type="float" office:value="11.096123217863">
                <text:p>11.0961232178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53">
                <text:p>253</text:p>
              </table:table-cell>
              <table:table-cell office:value-type="float" office:value="8">
                <text:p>8</text:p>
              </table:table-cell>
              <table:table-cell office:value-type="float" office:value="253.975105800247">
                <text:p>253.975105800247</text:p>
              </table:table-cell>
              <table:table-cell office:value-type="float" office:value="11.0111236940705">
                <text:p>11.01112369407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254.02427114504">
                <text:p>254.02427114504</text:p>
              </table:table-cell>
              <table:table-cell office:value-type="float" office:value="10.926203071171">
                <text:p>10.92620307117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254.073331993805">
                <text:p>254.073331993805</text:p>
              </table:table-cell>
              <table:table-cell office:value-type="float" office:value="10.8413605833497">
                <text:p>10.84136058334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254.12228878979">
                <text:p>254.12228878979</text:p>
              </table:table-cell>
              <table:table-cell office:value-type="float" office:value="10.7565954678309">
                <text:p>10.756595467830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254.171141973431">
                <text:p>254.171141973431</text:p>
              </table:table-cell>
              <table:table-cell office:value-type="float" office:value="10.6719069648368">
                <text:p>10.671906964836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254.219891982373">
                <text:p>254.219891982373</text:p>
              </table:table-cell>
              <table:table-cell office:value-type="float" office:value="10.5872943175459">
                <text:p>10.587294317545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254.268539251493">
                <text:p>254.268539251493</text:p>
              </table:table-cell>
              <table:table-cell office:value-type="float" office:value="10.5027567720528">
                <text:p>10.502756772052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254.317084212928">
                <text:p>254.317084212928</text:p>
              </table:table-cell>
              <table:table-cell office:value-type="float" office:value="10.4182935773277">
                <text:p>10.418293577327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254.365527296089">
                <text:p>254.365527296089</text:p>
              </table:table-cell>
              <table:table-cell office:value-type="float" office:value="10.3339039851759">
                <text:p>10.333903985175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254.413868927692">
                <text:p>254.413868927692</text:p>
              </table:table-cell>
              <table:table-cell office:value-type="float" office:value="10.2495872501984">
                <text:p>10.249587250198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254.462109531779">
                <text:p>254.462109531779</text:p>
              </table:table-cell>
              <table:table-cell office:value-type="float" office:value="10.1653426297522">
                <text:p>10.165342629752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254.510249529737">
                <text:p>254.510249529737</text:p>
              </table:table-cell>
              <table:table-cell office:value-type="float" office:value="10.0811693839111">
                <text:p>10.08116938391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254.558289340321">
                <text:p>254.558289340321</text:p>
              </table:table-cell>
              <table:table-cell office:value-type="float" office:value="9.99706677542662">
                <text:p>9.9970667754266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54">
                <text:p>254</text:p>
              </table:table-cell>
              <table:table-cell office:value-type="float" office:value="7">
                <text:p>7</text:p>
              </table:table-cell>
              <table:table-cell office:value-type="float" office:value="254.60622937968">
                <text:p>254.60622937968</text:p>
              </table:table-cell>
              <table:table-cell office:value-type="float" office:value="9.91303406968945">
                <text:p>9.9130340696894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54">
                <text:p>254</text:p>
              </table:table-cell>
              <table:table-cell office:value-type="float" office:value="7">
                <text:p>7</text:p>
              </table:table-cell>
              <table:table-cell office:value-type="float" office:value="254.654070061373">
                <text:p>254.654070061373</text:p>
              </table:table-cell>
              <table:table-cell office:value-type="float" office:value="9.8290705346912">
                <text:p>9.82907053469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54">
                <text:p>254</text:p>
              </table:table-cell>
              <table:table-cell office:value-type="float" office:value="7">
                <text:p>7</text:p>
              </table:table-cell>
              <table:table-cell office:value-type="float" office:value="254.701811796394">
                <text:p>254.701811796394</text:p>
              </table:table-cell>
              <table:table-cell office:value-type="float" office:value="9.74517544098597">
                <text:p>9.745175440985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4">
                <text:p>254</text:p>
              </table:table-cell>
              <table:table-cell office:value-type="float" office:value="7">
                <text:p>7</text:p>
              </table:table-cell>
              <table:table-cell office:value-type="float" office:value="254.749454993192">
                <text:p>254.749454993192</text:p>
              </table:table-cell>
              <table:table-cell office:value-type="float" office:value="9.6613480616528">
                <text:p>9.661348061652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54">
                <text:p>254</text:p>
              </table:table-cell>
              <table:table-cell office:value-type="float" office:value="7">
                <text:p>7</text:p>
              </table:table-cell>
              <table:table-cell office:value-type="float" office:value="254.797000057693">
                <text:p>254.797000057693</text:p>
              </table:table-cell>
              <table:table-cell office:value-type="float" office:value="9.57758767225772">
                <text:p>9.577587672257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54">
                <text:p>254</text:p>
              </table:table-cell>
              <table:table-cell office:value-type="float" office:value="7">
                <text:p>7</text:p>
              </table:table-cell>
              <table:table-cell office:value-type="float" office:value="254.844447393318">
                <text:p>254.844447393318</text:p>
              </table:table-cell>
              <table:table-cell office:value-type="float" office:value="9.49389355081684">
                <text:p>9.4938935508168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54">
                <text:p>254</text:p>
              </table:table-cell>
              <table:table-cell office:value-type="float" office:value="7">
                <text:p>7</text:p>
              </table:table-cell>
              <table:table-cell office:value-type="float" office:value="254.891797401007">
                <text:p>254.891797401007</text:p>
              </table:table-cell>
              <table:table-cell office:value-type="float" office:value="9.41026497775891">
                <text:p>9.4102649777589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54">
                <text:p>254</text:p>
              </table:table-cell>
              <table:table-cell office:value-type="float" office:value="7">
                <text:p>7</text:p>
              </table:table-cell>
              <table:table-cell office:value-type="float" office:value="254.939050479236">
                <text:p>254.939050479236</text:p>
              </table:table-cell>
              <table:table-cell office:value-type="float" office:value="9.32670123588872">
                <text:p>9.3267012358887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54">
                <text:p>254</text:p>
              </table:table-cell>
              <table:table-cell office:value-type="float" office:value="7">
                <text:p>7</text:p>
              </table:table-cell>
              <table:table-cell office:value-type="float" office:value="254.986207024042">
                <text:p>254.986207024042</text:p>
              </table:table-cell>
              <table:table-cell office:value-type="float" office:value="9.2432016103503">
                <text:p>9.243201610350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55">
                <text:p>255</text:p>
              </table:table-cell>
              <table:table-cell office:value-type="float" office:value="7">
                <text:p>7</text:p>
              </table:table-cell>
              <table:table-cell office:value-type="float" office:value="255.033267429036">
                <text:p>255.033267429036</text:p>
              </table:table-cell>
              <table:table-cell office:value-type="float" office:value="9.15976538859064">
                <text:p>9.159765388590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55">
                <text:p>255</text:p>
              </table:table-cell>
              <table:table-cell office:value-type="float" office:value="7">
                <text:p>7</text:p>
              </table:table-cell>
              <table:table-cell office:value-type="float" office:value="255.080232085428">
                <text:p>255.080232085428</text:p>
              </table:table-cell>
              <table:table-cell office:value-type="float" office:value="9.07639186032367">
                <text:p>9.0763918603236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55">
                <text:p>255</text:p>
              </table:table-cell>
              <table:table-cell office:value-type="float" office:value="7">
                <text:p>7</text:p>
              </table:table-cell>
              <table:table-cell office:value-type="float" office:value="255.127101382047">
                <text:p>255.127101382047</text:p>
              </table:table-cell>
              <table:table-cell office:value-type="float" office:value="8.99308031749416">
                <text:p>8.993080317494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55">
                <text:p>255</text:p>
              </table:table-cell>
              <table:table-cell office:value-type="float" office:value="7">
                <text:p>7</text:p>
              </table:table-cell>
              <table:table-cell office:value-type="float" office:value="255.173875705355">
                <text:p>255.173875705355</text:p>
              </table:table-cell>
              <table:table-cell office:value-type="float" office:value="8.90983005424226">
                <text:p>8.9098300542422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  <table:table-cell office:value-type="float" office:value="255.220555439472">
                <text:p>255.220555439472</text:p>
              </table:table-cell>
              <table:table-cell office:value-type="float" office:value="8.82664036686782">
                <text:p>8.8266403668678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  <table:table-cell office:value-type="float" office:value="255.26714096619">
                <text:p>255.26714096619</text:p>
              </table:table-cell>
              <table:table-cell office:value-type="float" office:value="8.74351055379526">
                <text:p>8.7435105537952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  <table:table-cell office:value-type="float" office:value="255.313632664997">
                <text:p>255.313632664997</text:p>
              </table:table-cell>
              <table:table-cell office:value-type="float" office:value="8.66043991553863">
                <text:p>8.660439915538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  <table:table-cell office:value-type="float" office:value="255.36003091309">
                <text:p>255.36003091309</text:p>
              </table:table-cell>
              <table:table-cell office:value-type="float" office:value="8.57742775466647">
                <text:p>8.5774277546664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  <table:table-cell office:value-type="float" office:value="255.406336085397">
                <text:p>255.406336085397</text:p>
              </table:table-cell>
              <table:table-cell office:value-type="float" office:value="8.49447337576754">
                <text:p>8.4944733757675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  <table:table-cell office:value-type="float" office:value="255.452548554594">
                <text:p>255.452548554594</text:p>
              </table:table-cell>
              <table:table-cell office:value-type="float" office:value="8.41157608541619">
                <text:p>8.4115760854161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  <table:table-cell office:value-type="float" office:value="255.498668691124">
                <text:p>255.498668691124</text:p>
              </table:table-cell>
              <table:table-cell office:value-type="float" office:value="8.32873519213808">
                <text:p>8.3287351921380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  <table:table-cell office:value-type="float" office:value="255.544696863213">
                <text:p>255.544696863213</text:p>
              </table:table-cell>
              <table:table-cell office:value-type="float" office:value="8.2459500063764">
                <text:p>8.245950006376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  <table:table-cell office:value-type="float" office:value="255.590633436889">
                <text:p>255.590633436889</text:p>
              </table:table-cell>
              <table:table-cell office:value-type="float" office:value="8.1632198404576">
                <text:p>8.163219840457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  <table:table-cell office:value-type="float" office:value="255.636478775999">
                <text:p>255.636478775999</text:p>
              </table:table-cell>
              <table:table-cell office:value-type="float" office:value="8.08054400855804">
                <text:p>8.0805440085580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  <table:table-cell office:value-type="float" office:value="255.682233242227">
                <text:p>255.682233242227</text:p>
              </table:table-cell>
              <table:table-cell office:value-type="float" office:value="7.99792182667039">
                <text:p>7.9979218266703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  <table:table-cell office:value-type="float" office:value="255.727897195109">
                <text:p>255.727897195109</text:p>
              </table:table-cell>
              <table:table-cell office:value-type="float" office:value="7.91535261257008">
                <text:p>7.9153526125700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  <table:table-cell office:value-type="float" office:value="255.773470992054">
                <text:p>255.773470992054</text:p>
              </table:table-cell>
              <table:table-cell office:value-type="float" office:value="7.83283568578247">
                <text:p>7.832835685782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55">
                <text:p>255</text:p>
              </table:table-cell>
              <table:table-cell office:value-type="float" office:value="5">
                <text:p>5</text:p>
              </table:table-cell>
              <table:table-cell office:value-type="float" office:value="255.818954988355">
                <text:p>255.818954988355</text:p>
              </table:table-cell>
              <table:table-cell office:value-type="float" office:value="7.75037036754969">
                <text:p>7.7503703675496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5">
                <text:p>255</text:p>
              </table:table-cell>
              <table:table-cell office:value-type="float" office:value="5">
                <text:p>5</text:p>
              </table:table-cell>
              <table:table-cell office:value-type="float" office:value="255.864349537212">
                <text:p>255.864349537212</text:p>
              </table:table-cell>
              <table:table-cell office:value-type="float" office:value="7.66795598079773">
                <text:p>7.6679559807977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5">
                <text:p>255</text:p>
              </table:table-cell>
              <table:table-cell office:value-type="float" office:value="5">
                <text:p>5</text:p>
              </table:table-cell>
              <table:table-cell office:value-type="float" office:value="255.909654989742">
                <text:p>255.909654989742</text:p>
              </table:table-cell>
              <table:table-cell office:value-type="float" office:value="7.58559185010381">
                <text:p>7.5855918501038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5">
                <text:p>255</text:p>
              </table:table-cell>
              <table:table-cell office:value-type="float" office:value="5">
                <text:p>5</text:p>
              </table:table-cell>
              <table:table-cell office:value-type="float" office:value="255.954871695002">
                <text:p>255.954871695002</text:p>
              </table:table-cell>
              <table:table-cell office:value-type="float" office:value="7.50327730166384">
                <text:p>7.5032773016638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6">
                <text:p>256</text:p>
              </table:table-cell>
              <table:table-cell office:value-type="float" office:value="5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7.42101166326012">
                <text:p>7.421011663260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